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91pt"/>
    </style:style>
    <style:style style:name="co2" style:family="table-column">
      <style:table-column-properties fo:break-before="auto" style:column-width="375.76pt"/>
    </style:style>
    <style:style style:name="co3" style:family="table-column">
      <style:table-column-properties fo:break-before="auto" style:column-width="423.64pt"/>
    </style:style>
    <style:style style:name="co4" style:family="table-column">
      <style:table-column-properties fo:break-before="auto" style:column-width="430.61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391.69pt"/>
    </style:style>
    <style:style style:name="co7" style:family="table-column">
      <style:table-column-properties fo:break-before="auto" style:column-width="360.45pt"/>
    </style:style>
    <style:style style:name="co8" style:family="table-column">
      <style:table-column-properties fo:break-before="auto" style:column-width="421.54pt"/>
    </style:style>
    <style:style style:name="co9" style:family="table-column">
      <style:table-column-properties fo:break-before="auto" style:column-width="411.14pt"/>
    </style:style>
    <style:style style:name="co10" style:family="table-column">
      <style:table-column-properties fo:break-before="auto" style:column-width="384.75pt"/>
    </style:style>
    <style:style style:name="co11" style:family="table-column">
      <style:table-column-properties fo:break-before="auto" style:column-width="427.1pt"/>
    </style:style>
    <style:style style:name="co12" style:family="table-column">
      <style:table-column-properties fo:break-before="auto" style:column-width="359.74pt"/>
    </style:style>
    <style:style style:name="co13" style:family="table-column">
      <style:table-column-properties fo:break-before="auto" style:column-width="335.45pt"/>
    </style:style>
    <style:style style:name="co14" style:family="table-column">
      <style:table-column-properties fo:break-before="auto" style:column-width="366.69pt"/>
    </style:style>
    <style:style style:name="co15" style:family="table-column">
      <style:table-column-properties fo:break-before="auto" style:column-width="448.64pt"/>
    </style:style>
    <style:style style:name="co16" style:family="table-column">
      <style:table-column-properties fo:break-before="auto" style:column-width="463.89pt"/>
    </style:style>
    <style:style style:name="co17" style:family="table-column">
      <style:table-column-properties fo:break-before="auto" style:column-width="415.3pt"/>
    </style:style>
    <style:style style:name="co18" style:family="table-column">
      <style:table-column-properties fo:break-before="auto" style:column-width="410.46pt"/>
    </style:style>
    <style:style style:name="co19" style:family="table-column">
      <style:table-column-properties fo:break-before="auto" style:column-width="510.46pt"/>
    </style:style>
    <style:style style:name="co20" style:family="table-column">
      <style:table-column-properties fo:break-before="auto" style:column-width="381.29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61.09pt"/>
    </style:style>
    <style:style style:name="co23" style:family="table-column">
      <style:table-column-properties fo:break-before="auto" style:column-width="280.54pt"/>
    </style:style>
    <style:style style:name="co24" style:family="table-column">
      <style:table-column-properties fo:break-before="auto" style:column-width="214.61pt"/>
    </style:style>
    <style:style style:name="co25" style:family="table-column">
      <style:table-column-properties fo:break-before="auto" style:column-width="317.4pt"/>
    </style:style>
    <style:style style:name="co26" style:family="table-column">
      <style:table-column-properties fo:break-before="auto" style:column-width="123.59pt"/>
    </style:style>
    <style:style style:name="co27" style:family="table-column">
      <style:table-column-properties fo:break-before="auto" style:column-width="181.3pt"/>
    </style:style>
    <style:style style:name="co28" style:family="table-column">
      <style:table-column-properties fo:break-before="auto" style:column-width="72.26pt"/>
    </style:style>
    <style:style style:name="co29" style:family="table-column">
      <style:table-column-properties fo:break-before="auto" style:column-width="6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lybasic.tsv">
      <style:table-properties table:display="true" style:writing-mode="lr-tb"/>
    </style:style>
    <style:style style:name="ta2" style:family="table" style:master-page-name="PageStyle_5f_keywords">
      <style:table-properties table:display="true" style:writing-mode="lr-tb"/>
    </style:style>
    <style:style style:name="ta3" style:family="table" style:master-page-name="PageStyle_5f_errors">
      <style:table-properties table:display="true" style:writing-mode="lr-tb"/>
    </style:style>
    <style:style style:name="ta4" style:family="table" style:master-page-name="PageStyle_5f_lang_5f_en">
      <style:table-properties table:display="true" style:writing-mode="lr-tb"/>
    </style:style>
    <style:style style:name="ta5" style:family="table" style:master-page-name="PageStyle_5f_lang_5f_ko">
      <style:table-properties table:display="true" style:writing-mode="lr-tb"/>
    </style:style>
    <style:style style:name="ta6" style:family="table" style:master-page-name="PageStyle_5f_lang_5f_fr">
      <style:table-properties table:display="true" style:writing-mode="lr-tb"/>
    </style:style>
    <style:style style:name="ta7" style:family="table" style:master-page-name="PageStyle_5f_lang_5f_de">
      <style:table-properties table:display="true" style:writing-mode="lr-tb"/>
    </style:style>
    <style:style style:name="ta8" style:family="table" style:master-page-name="PageStyle_5f_lang_5f_zh">
      <style:table-properties table:display="true" style:writing-mode="lr-tb"/>
    </style:style>
    <style:style style:name="ta9" style:family="table" style:master-page-name="PageStyle_5f_lang_5f_es">
      <style:table-properties table:display="true" style:writing-mode="lr-tb"/>
    </style:style>
    <style:style style:name="ta10" style:family="table" style:master-page-name="PageStyle_5f_lang_5f_ar">
      <style:table-properties table:display="true" style:writing-mode="lr-tb"/>
    </style:style>
    <style:style style:name="ta11" style:family="table" style:master-page-name="PageStyle_5f_lang_5f_ru">
      <style:table-properties table:display="true" style:writing-mode="lr-tb"/>
    </style:style>
    <style:style style:name="ta12" style:family="table" style:master-page-name="PageStyle_5f_lang_5f_hi">
      <style:table-properties table:display="true" style:writing-mode="lr-tb"/>
    </style:style>
    <style:style style:name="ta13" style:family="table" style:master-page-name="PageStyle_5f_lang_5f_bn">
      <style:table-properties table:display="true" style:writing-mode="lr-tb"/>
    </style:style>
    <style:style style:name="ta14" style:family="table" style:master-page-name="PageStyle_5f_lang_5f_pt">
      <style:table-properties table:display="true" style:writing-mode="lr-tb"/>
    </style:style>
    <style:style style:name="ta15" style:family="table" style:master-page-name="PageStyle_5f_lang_5f_in">
      <style:table-properties table:display="true" style:writing-mode="lr-tb"/>
    </style:style>
    <style:style style:name="ta16" style:family="table" style:master-page-name="PageStyle_5f_lang_5f_ja">
      <style:table-properties table:display="true" style:writing-mode="lr-tb"/>
    </style:style>
    <style:style style:name="ta17" style:family="table" style:master-page-name="PageStyle_5f_lang_5f_he">
      <style:table-properties table:display="true" style:writing-mode="lr-tb"/>
    </style:style>
    <style:style style:name="ta18" style:family="table" style:master-page-name="PageStyle_5f_lang_5f_eo">
      <style:table-properties table:display="true" style:writing-mode="lr-tb"/>
    </style:style>
    <style:style style:name="ta19" style:family="table" style:master-page-name="PageStyle_5f_lang_5f_sw">
      <style:table-properties table:display="true" style:writing-mode="lr-tb"/>
    </style:style>
    <style:style style:name="ta20" style:family="table" style:master-page-name="PageStyle_5f_lang_5f_tl">
      <style:table-properties table:display="true" style:writing-mode="lr-tb"/>
    </style:style>
    <style:style style:name="ta21" style:family="table" style:master-page-name="PageStyle_5f_lang_5f_ur">
      <style:table-properties table:display="true" style:writing-mode="lr-tb"/>
    </style:style>
    <style:style style:name="ta22" style:family="table" style:master-page-name="PageStyle_5f_lang_5f_la">
      <style:table-properties table:display="true" style:writing-mode="lr-tb"/>
    </style:style>
    <style:style style:name="ta23" style:family="table" style:master-page-name="PageStyle_5f_lang_5f_cy">
      <style:table-properties table:display="true" style:writing-mode="lr-tb"/>
    </style:style>
    <style:style style:name="ta24" style:family="table" style:master-page-name="PageStyle_5f_lang_5f_zu">
      <style:table-properties table:display="true" style:writing-mode="lr-tb"/>
    </style:style>
    <style:style style:name="ta25" style:family="table" style:master-page-name="PageStyle_5f_lang_5f_y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ko.A3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fr.A3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de.A3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h.A3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s.A3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ar.A3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ru.A3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i.A3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bn.A3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pt.A3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in.A3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ja.A3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e.A3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o.A3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sw.A3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tl.A3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ur.A3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la.A3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cy.A3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u.A3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yi.A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lybasic.t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 table:formula="of:=[$lang_en.A1]" office:value-type="string" office:string-value="en" calcext:value-type="string">
            <text:p>en</text:p>
          </table:table-cell>
          <table:table-cell table:style-name="ce1" table:formula="of:=[$lang_ko.A1]" office:value-type="string" office:string-value="ko" calcext:value-type="string">
            <text:p>ko</text:p>
          </table:table-cell>
          <table:table-cell table:style-name="ce1" table:formula="of:=[$lang_fr.A1]" office:value-type="string" office:string-value="fr" calcext:value-type="string">
            <text:p>fr</text:p>
          </table:table-cell>
          <table:table-cell table:style-name="ce1" table:formula="of:=[$lang_de.A1]" office:value-type="string" office:string-value="de" calcext:value-type="string">
            <text:p>de</text:p>
          </table:table-cell>
          <table:table-cell table:style-name="ce1" table:formula="of:=[$lang_zh.A1]" office:value-type="string" office:string-value="zh" calcext:value-type="string">
            <text:p>zh</text:p>
          </table:table-cell>
          <table:table-cell table:style-name="ce1" table:formula="of:=[$lang_es.A1]" office:value-type="string" office:string-value="es" calcext:value-type="string">
            <text:p>es</text:p>
          </table:table-cell>
          <table:table-cell table:style-name="ce1" table:formula="of:=[$lang_ar.A1]" office:value-type="string" office:string-value="ar" calcext:value-type="string">
            <text:p>ar</text:p>
          </table:table-cell>
          <table:table-cell table:style-name="ce1" table:formula="of:=[$lang_ru.A1]" office:value-type="string" office:string-value="ru" calcext:value-type="string">
            <text:p>ru</text:p>
          </table:table-cell>
          <table:table-cell table:style-name="ce1" table:formula="of:=[$lang_hi.A1]" office:value-type="string" office:string-value="hi" calcext:value-type="string">
            <text:p>hi</text:p>
          </table:table-cell>
          <table:table-cell table:style-name="ce1" table:formula="of:=[$lang_bn.A1]" office:value-type="string" office:string-value="bn" calcext:value-type="string">
            <text:p>bn</text:p>
          </table:table-cell>
          <table:table-cell table:style-name="ce1" table:formula="of:=[$lang_pt.A1]" office:value-type="string" office:string-value="pt" calcext:value-type="string">
            <text:p>pt</text:p>
          </table:table-cell>
          <table:table-cell table:style-name="ce1" table:formula="of:=[$lang_in.A1]" office:value-type="string" office:string-value="in" calcext:value-type="string">
            <text:p>in</text:p>
          </table:table-cell>
          <table:table-cell table:style-name="ce1" table:formula="of:=[$lang_ja.A1]" office:value-type="string" office:string-value="ja" calcext:value-type="string">
            <text:p>ja</text:p>
          </table:table-cell>
          <table:table-cell table:style-name="ce1" table:formula="of:=[$lang_he.A1]" office:value-type="string" office:string-value="he" calcext:value-type="string">
            <text:p>he</text:p>
          </table:table-cell>
          <table:table-cell table:style-name="ce1" table:formula="of:=[$lang_eo.A1]" office:value-type="string" office:string-value="eo" calcext:value-type="string">
            <text:p>eo</text:p>
          </table:table-cell>
          <table:table-cell table:style-name="ce1" table:formula="of:=[$lang_sw.A1]" office:value-type="string" office:string-value="sw" calcext:value-type="string">
            <text:p>sw</text:p>
          </table:table-cell>
          <table:table-cell table:style-name="ce1" table:formula="of:=[$lang_tl.A1]" office:value-type="string" office:string-value="tl" calcext:value-type="string">
            <text:p>tl</text:p>
          </table:table-cell>
          <table:table-cell table:style-name="ce1" table:formula="of:=[$lang_ur.A1]" office:value-type="string" office:string-value="ur" calcext:value-type="string">
            <text:p>ur</text:p>
          </table:table-cell>
          <table:table-cell table:style-name="ce2" table:formula="of:=[$lang_la.A1]" office:value-type="string" office:string-value="la" calcext:value-type="string">
            <text:p>la</text:p>
          </table:table-cell>
          <table:table-cell table:style-name="ce1" table:formula="of:=[$lang_cy.A1]" office:value-type="string" office:string-value="cy" calcext:value-type="string">
            <text:p>cy</text:p>
          </table:table-cell>
          <table:table-cell table:style-name="ce1" table:formula="of:=[$lang_zu.A1]" office:value-type="string" office:string-value="zu" calcext:value-type="string">
            <text:p>zu</text:p>
          </table:table-cell>
          <table:table-cell table:style-name="ce1" table:formula="of:=[$lang_yi.A1]" office:value-type="string" office:string-value="yi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table:formula="of:=[$lang_en.A2]" office:value-type="string" office:string-value="ENGLISH" calcext:value-type="string">
            <text:p>ENGLISH</text:p>
          </table:table-cell>
          <table:table-cell table:style-name="ce1" table:formula="of:=[$lang_ko.A2]" office:value-type="string" office:string-value="KOREAN" calcext:value-type="string">
            <text:p>KOREAN</text:p>
          </table:table-cell>
          <table:table-cell table:style-name="ce1" table:formula="of:=[$lang_fr.A2]" office:value-type="string" office:string-value="FRENCH" calcext:value-type="string">
            <text:p>FRENCH</text:p>
          </table:table-cell>
          <table:table-cell table:style-name="ce1" table:formula="of:=[$lang_de.A2]" office:value-type="string" office:string-value="GERMAN" calcext:value-type="string">
            <text:p>GERMAN</text:p>
          </table:table-cell>
          <table:table-cell table:style-name="ce1" table:formula="of:=[$lang_zh.A2]" office:value-type="string" office:string-value="CHINESE" calcext:value-type="string">
            <text:p>CHINESE</text:p>
          </table:table-cell>
          <table:table-cell table:style-name="ce1" table:formula="of:=[$lang_es.A2]" office:value-type="string" office:string-value="SPANISH" calcext:value-type="string">
            <text:p>SPANISH</text:p>
          </table:table-cell>
          <table:table-cell table:style-name="ce1" table:formula="of:=[$lang_ar.A2]" office:value-type="string" office:string-value="ARABIC" calcext:value-type="string">
            <text:p>ARABIC</text:p>
          </table:table-cell>
          <table:table-cell table:style-name="ce1" table:formula="of:=[$lang_ru.A2]" office:value-type="string" office:string-value="RUSSIAN" calcext:value-type="string">
            <text:p>RUSSIAN</text:p>
          </table:table-cell>
          <table:table-cell table:style-name="ce1" table:formula="of:=[$lang_hi.A2]" office:value-type="string" office:string-value="HINDI" calcext:value-type="string">
            <text:p>HINDI</text:p>
          </table:table-cell>
          <table:table-cell table:style-name="ce1" table:formula="of:=[$lang_bn.A2]" office:value-type="string" office:string-value="BENGALI" calcext:value-type="string">
            <text:p>BENGALI</text:p>
          </table:table-cell>
          <table:table-cell table:style-name="ce1" table:formula="of:=[$lang_pt.A2]" office:value-type="string" office:string-value="PORTUGUESE" calcext:value-type="string">
            <text:p>PORTUGUESE</text:p>
          </table:table-cell>
          <table:table-cell table:style-name="ce1" table:formula="of:=[$lang_in.A2]" office:value-type="string" office:string-value="INDONESIAN" calcext:value-type="string">
            <text:p>INDONESIAN</text:p>
          </table:table-cell>
          <table:table-cell table:style-name="ce1" table:formula="of:=[$lang_ja.A2]" office:value-type="string" office:string-value="JAPANESE" calcext:value-type="string">
            <text:p>JAPANESE</text:p>
          </table:table-cell>
          <table:table-cell table:style-name="ce1" table:formula="of:=[$lang_he.A2]" office:value-type="string" office:string-value="HEBREW" calcext:value-type="string">
            <text:p>HEBREW</text:p>
          </table:table-cell>
          <table:table-cell table:style-name="ce1" table:formula="of:=[$lang_eo.A2]" office:value-type="string" office:string-value="ESPERANTO" calcext:value-type="string">
            <text:p>ESPERANTO</text:p>
          </table:table-cell>
          <table:table-cell table:style-name="ce1" table:formula="of:=[$lang_sw.A2]" office:value-type="string" office:string-value="SWAHILI" calcext:value-type="string">
            <text:p>SWAHILI</text:p>
          </table:table-cell>
          <table:table-cell table:style-name="ce1" table:formula="of:=[$lang_tl.A2]" office:value-type="string" office:string-value="TAGOLOG" calcext:value-type="string">
            <text:p>TAGOLOG</text:p>
          </table:table-cell>
          <table:table-cell table:style-name="ce1" table:formula="of:=[$lang_ur.A2]" office:value-type="string" office:string-value="URDU" calcext:value-type="string">
            <text:p>URDU</text:p>
          </table:table-cell>
          <table:table-cell table:style-name="ce2" table:formula="of:=[$lang_la.A2]" office:value-type="string" office:string-value="LATIN" calcext:value-type="string">
            <text:p>LATIN</text:p>
          </table:table-cell>
          <table:table-cell table:style-name="ce1" table:formula="of:=[$lang_cy.A2]" office:value-type="string" office:string-value="WELSH" calcext:value-type="string">
            <text:p>WELSH</text:p>
          </table:table-cell>
          <table:table-cell table:style-name="ce1" table:formula="of:=[$lang_zu.A2]" office:value-type="string" office:string-value="ZULU" calcext:value-type="string">
            <text:p>ZULU</text:p>
          </table:table-cell>
          <table:table-cell table:style-name="ce1" table:formula="of:=[$lang_yi.A2]" office:value-type="string" office:string-value="YIDDISH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table:formula="of:=[$keywords.A1]" office:value-type="string" office:string-value="ABS" calcext:value-type="string">
            <text:p>ABS</text:p>
          </table:table-cell>
          <table:table-cell table:style-name="ce1" table:formula="of:=[$lang_en.A3]" office:value-type="string" office:string-value="ABS" calcext:value-type="string">
            <text:p>ABS</text:p>
          </table:table-cell>
          <table:table-cell table:style-name="ce1" table:formula="of:=[$lang_ko.A3]" office:value-type="string" office:string-value="크기" calcext:value-type="string">
            <text:p>크기</text:p>
          </table:table-cell>
          <table:table-cell table:style-name="ce1" table:formula="of:=[$lang_fr.A3]" office:value-type="string" office:string-value="TAILLE" calcext:value-type="string">
            <text:p>TAILLE</text:p>
          </table:table-cell>
          <table:table-cell table:style-name="ce1" table:formula="of:=[$lang_de.A3]" office:value-type="string" office:string-value="ABS" calcext:value-type="string">
            <text:p>ABS</text:p>
          </table:table-cell>
          <table:table-cell table:style-name="ce1" table:formula="of:=[$lang_zh.A3]" office:value-type="string" office:string-value="腹肌" calcext:value-type="string">
            <text:p>腹肌</text:p>
          </table:table-cell>
          <table:table-cell table:style-name="ce1" table:formula="of:=[$lang_es.A3]" office:value-type="string" office:string-value="ABDOMINALES" calcext:value-type="string">
            <text:p>ABDOMINALES</text:p>
          </table:table-cell>
          <table:table-cell table:style-name="ce1" table:formula="of:=[$lang_ar.A3]" office:value-type="string" office:string-value="عضلات المعدة" calcext:value-type="string">
            <text:p>عضلات المعدة</text:p>
          </table:table-cell>
          <table:table-cell table:style-name="ce1" table:formula="of:=[$lang_ru.A3]" office:value-type="string" office:string-value="АБС" calcext:value-type="string">
            <text:p>АБС</text:p>
          </table:table-cell>
          <table:table-cell table:style-name="ce1" table:formula="of:=[$lang_hi.A3]" office:value-type="string" office:string-value="पेट" calcext:value-type="string">
            <text:p>पेट</text:p>
          </table:table-cell>
          <table:table-cell table:style-name="ce1" table:formula="of:=[$lang_bn.A3]" office:value-type="string" office:string-value="অ্যাবস" calcext:value-type="string">
            <text:p>অ্যাবস</text:p>
          </table:table-cell>
          <table:table-cell table:style-name="ce1" table:formula="of:=[$lang_pt.A3]" office:value-type="string" office:string-value="ABDÔMEN" calcext:value-type="string">
            <text:p>ABDÔMEN</text:p>
          </table:table-cell>
          <table:table-cell table:style-name="ce1" table:formula="of:=[$lang_in.A3]" office:value-type="string" office:string-value="ABS" calcext:value-type="string">
            <text:p>ABS</text:p>
          </table:table-cell>
          <table:table-cell table:style-name="ce1" table:formula="of:=[$lang_ja.A3]" office:value-type="string" office:string-value="腹筋" calcext:value-type="string">
            <text:p>腹筋</text:p>
          </table:table-cell>
          <table:table-cell table:style-name="ce1" table:formula="of:=[$lang_he.A3]" office:value-type="string" office:string-value="שרירי בטן" calcext:value-type="string">
            <text:p>שרירי בטן</text:p>
          </table:table-cell>
          <table:table-cell table:style-name="ce1" table:formula="of:=[$lang_eo.A3]" office:value-type="string" office:string-value="ABS" calcext:value-type="string">
            <text:p>ABS</text:p>
          </table:table-cell>
          <table:table-cell table:style-name="ce1" table:formula="of:=[$lang_sw.A3]" office:value-type="string" office:string-value="ABS" calcext:value-type="string">
            <text:p>ABS</text:p>
          </table:table-cell>
          <table:table-cell table:style-name="ce1" table:formula="of:=[$lang_tl.A3]" office:value-type="string" office:string-value="ABS" calcext:value-type="string">
            <text:p>ABS</text:p>
          </table:table-cell>
          <table:table-cell table:style-name="ce1" table:formula="of:=[$lang_ur.A3]" office:value-type="string" office:string-value="ABS" calcext:value-type="string">
            <text:p>ABS</text:p>
          </table:table-cell>
          <table:table-cell table:style-name="ce2" table:formula="of:=[$lang_la.A3]" office:value-type="string" office:string-value="ABS" calcext:value-type="string">
            <text:p>ABS</text:p>
          </table:table-cell>
          <table:table-cell table:style-name="ce1" table:formula="of:=[$lang_cy.A3]" office:value-type="string" office:string-value="ABS" calcext:value-type="string">
            <text:p>ABS</text:p>
          </table:table-cell>
          <table:table-cell table:style-name="ce1" table:formula="of:=[$lang_zu.A3]" office:value-type="string" office:string-value="-VALEKE" calcext:value-type="string">
            <text:p>-VALEKE</text:p>
          </table:table-cell>
          <table:table-cell table:style-name="ce1" table:formula="of:=[$lang_yi.A3]" office:value-type="string" office:string-value="אַבס" calcext:value-type="string">
            <text:p>אַבס</text:p>
          </table:table-cell>
          <table:table-cell table:number-columns-repeated="1001"/>
        </table:table-row>
        <table:table-row table:style-name="ro1">
          <table:table-cell table:style-name="ce1" table:formula="of:=[$keywords.A2]" office:value-type="string" office:string-value="ATN" calcext:value-type="string">
            <text:p>ATN</text:p>
          </table:table-cell>
          <table:table-cell table:style-name="ce1" table:formula="of:=[$lang_en.A4]" office:value-type="string" office:string-value="ATN" calcext:value-type="string">
            <text:p>ATN</text:p>
          </table:table-cell>
          <table:table-cell table:style-name="ce1" table:formula="of:=[$lang_ko.A4]" office:value-type="string" office:string-value="아크 탕젠트" calcext:value-type="string">
            <text:p>아크 탕젠트</text:p>
          </table:table-cell>
          <table:table-cell table:style-name="ce1" table:formula="of:=[$lang_fr.A4]" office:value-type="string" office:string-value="ATN" calcext:value-type="string">
            <text:p>ATN</text:p>
          </table:table-cell>
          <table:table-cell table:style-name="ce1" table:formula="of:=[$lang_de.A4]" office:value-type="string" office:string-value="ATN" calcext:value-type="string">
            <text:p>ATN</text:p>
          </table:table-cell>
          <table:table-cell table:style-name="ce1" table:formula="of:=[$lang_zh.A4]" office:value-type="string" office:string-value="ATN" calcext:value-type="string">
            <text:p>ATN</text:p>
          </table:table-cell>
          <table:table-cell table:style-name="ce1" table:formula="of:=[$lang_es.A4]" office:value-type="string" office:string-value="ATN" calcext:value-type="string">
            <text:p>ATN</text:p>
          </table:table-cell>
          <table:table-cell table:style-name="ce1" table:formula="of:=[$lang_ar.A4]" office:value-type="string" office:string-value="ATN" calcext:value-type="string">
            <text:p>ATN</text:p>
          </table:table-cell>
          <table:table-cell table:style-name="ce1" table:formula="of:=[$lang_ru.A4]" office:value-type="string" office:string-value="АТ" calcext:value-type="string">
            <text:p>АТ</text:p>
          </table:table-cell>
          <table:table-cell table:style-name="ce1" table:formula="of:=[$lang_hi.A4]" office:value-type="string" office:string-value="एटीएन" calcext:value-type="string">
            <text:p>एटीएन</text:p>
          </table:table-cell>
          <table:table-cell table:style-name="ce1" table:formula="of:=[$lang_bn.A4]" office:value-type="string" office:string-value="ATN" calcext:value-type="string">
            <text:p>ATN</text:p>
          </table:table-cell>
          <table:table-cell table:style-name="ce1" table:formula="of:=[$lang_pt.A4]" office:value-type="string" office:string-value="ATN" calcext:value-type="string">
            <text:p>ATN</text:p>
          </table:table-cell>
          <table:table-cell table:style-name="ce1" table:formula="of:=[$lang_in.A4]" office:value-type="string" office:string-value="ATN" calcext:value-type="string">
            <text:p>ATN</text:p>
          </table:table-cell>
          <table:table-cell table:style-name="ce1" table:formula="of:=[$lang_ja.A4]" office:value-type="string" office:string-value="ATN" calcext:value-type="string">
            <text:p>ATN</text:p>
          </table:table-cell>
          <table:table-cell table:style-name="ce1" table:formula="of:=[$lang_he.A4]" office:value-type="string" office:string-value="אטן" calcext:value-type="string">
            <text:p>אטן</text:p>
          </table:table-cell>
          <table:table-cell table:style-name="ce1" table:formula="of:=[$lang_eo.A4]" office:value-type="string" office:string-value="ATN" calcext:value-type="string">
            <text:p>ATN</text:p>
          </table:table-cell>
          <table:table-cell table:style-name="ce1" table:formula="of:=[$lang_sw.A4]" office:value-type="string" office:string-value="ATN" calcext:value-type="string">
            <text:p>ATN</text:p>
          </table:table-cell>
          <table:table-cell table:style-name="ce1" table:formula="of:=[$lang_tl.A4]" office:value-type="string" office:string-value="ATN" calcext:value-type="string">
            <text:p>ATN</text:p>
          </table:table-cell>
          <table:table-cell table:style-name="ce1" table:formula="of:=[$lang_ur.A4]" office:value-type="string" office:string-value="ATN" calcext:value-type="string">
            <text:p>ATN</text:p>
          </table:table-cell>
          <table:table-cell table:style-name="ce2" table:formula="of:=[$lang_la.A4]" office:value-type="string" office:string-value="ATN" calcext:value-type="string">
            <text:p>ATN</text:p>
          </table:table-cell>
          <table:table-cell table:style-name="ce1" table:formula="of:=[$lang_cy.A4]" office:value-type="string" office:string-value="ATN" calcext:value-type="string">
            <text:p>ATN</text:p>
          </table:table-cell>
          <table:table-cell table:style-name="ce1" table:formula="of:=[$lang_zu.A4]" office:value-type="string" office:string-value="AT" calcext:value-type="string">
            <text:p>AT</text:p>
          </table:table-cell>
          <table:table-cell table:style-name="ce1" table:formula="of:=[$lang_yi.A4]" office:value-type="string" office:string-value="TTN" calcext:value-type="string">
            <text:p>TTN</text:p>
          </table:table-cell>
          <table:table-cell table:number-columns-repeated="1001"/>
        </table:table-row>
        <table:table-row table:style-name="ro1">
          <table:table-cell table:style-name="ce1" table:formula="of:=[$keywords.A3]" office:value-type="string" office:string-value="BASE" calcext:value-type="string">
            <text:p>BASE</text:p>
          </table:table-cell>
          <table:table-cell table:style-name="ce1" table:formula="of:=[$lang_en.A5]" office:value-type="string" office:string-value="BASE" calcext:value-type="string">
            <text:p>BASE</text:p>
          </table:table-cell>
          <table:table-cell table:style-name="ce1" table:formula="of:=[$lang_ko.A5]" office:value-type="string" office:string-value="베이스" calcext:value-type="string">
            <text:p>베이스</text:p>
          </table:table-cell>
          <table:table-cell table:style-name="ce1" table:formula="of:=[$lang_fr.A5]" office:value-type="string" office:string-value="BASE" calcext:value-type="string">
            <text:p>BASE</text:p>
          </table:table-cell>
          <table:table-cell table:style-name="ce1" table:formula="of:=[$lang_de.A5]" office:value-type="string" office:string-value="BASE" calcext:value-type="string">
            <text:p>BASE</text:p>
          </table:table-cell>
          <table:table-cell table:style-name="ce1" table:formula="of:=[$lang_zh.A5]" office:value-type="string" office:string-value="根据" calcext:value-type="string">
            <text:p>根据</text:p>
          </table:table-cell>
          <table:table-cell table:style-name="ce1" table:formula="of:=[$lang_es.A5]" office:value-type="string" office:string-value="BASE" calcext:value-type="string">
            <text:p>BASE</text:p>
          </table:table-cell>
          <table:table-cell table:style-name="ce1" table:formula="of:=[$lang_ar.A5]" office:value-type="string" office:string-value="قاعدة" calcext:value-type="string">
            <text:p>قاعدة</text:p>
          </table:table-cell>
          <table:table-cell table:style-name="ce1" table:formula="of:=[$lang_ru.A5]" office:value-type="string" office:string-value="БАЗА" calcext:value-type="string">
            <text:p>БАЗА</text:p>
          </table:table-cell>
          <table:table-cell table:style-name="ce1" table:formula="of:=[$lang_hi.A5]" office:value-type="string" office:string-value="आधार" calcext:value-type="string">
            <text:p>आधार</text:p>
          </table:table-cell>
          <table:table-cell table:style-name="ce1" table:formula="of:=[$lang_bn.A5]" office:value-type="string" office:string-value="বেস" calcext:value-type="string">
            <text:p>বেস</text:p>
          </table:table-cell>
          <table:table-cell table:style-name="ce1" table:formula="of:=[$lang_pt.A5]" office:value-type="string" office:string-value="BASE" calcext:value-type="string">
            <text:p>BASE</text:p>
          </table:table-cell>
          <table:table-cell table:style-name="ce1" table:formula="of:=[$lang_in.A5]" office:value-type="string" office:string-value="BASIS" calcext:value-type="string">
            <text:p>BASIS</text:p>
          </table:table-cell>
          <table:table-cell table:style-name="ce1" table:formula="of:=[$lang_ja.A5]" office:value-type="string" office:string-value="ベース" calcext:value-type="string">
            <text:p>ベース</text:p>
          </table:table-cell>
          <table:table-cell table:style-name="ce1" table:formula="of:=[$lang_he.A5]" office:value-type="string" office:string-value="בסיס" calcext:value-type="string">
            <text:p>בסיס</text:p>
          </table:table-cell>
          <table:table-cell table:style-name="ce1" table:formula="of:=[$lang_eo.A5]" office:value-type="string" office:string-value="BAZO" calcext:value-type="string">
            <text:p>BAZO</text:p>
          </table:table-cell>
          <table:table-cell table:style-name="ce1" table:formula="of:=[$lang_sw.A5]" office:value-type="string" office:string-value="MSINGI" calcext:value-type="string">
            <text:p>MSINGI</text:p>
          </table:table-cell>
          <table:table-cell table:style-name="ce1" table:formula="of:=[$lang_tl.A5]" office:value-type="string" office:string-value="BASE" calcext:value-type="string">
            <text:p>BASE</text:p>
          </table:table-cell>
          <table:table-cell table:style-name="ce1" table:formula="of:=[$lang_ur.A5]" office:value-type="string" office:string-value="بنیاد" calcext:value-type="string">
            <text:p>بنیاد</text:p>
          </table:table-cell>
          <table:table-cell table:style-name="ce2" table:formula="of:=[$lang_la.A5]" office:value-type="string" office:string-value="BASIS" calcext:value-type="string">
            <text:p>BASIS</text:p>
          </table:table-cell>
          <table:table-cell table:style-name="ce1" table:formula="of:=[$lang_cy.A5]" office:value-type="string" office:string-value="SEILIANT" calcext:value-type="string">
            <text:p>SEILIANT</text:p>
          </table:table-cell>
          <table:table-cell table:style-name="ce1" table:formula="of:=[$lang_zu.A5]" office:value-type="string" office:string-value="ISIZINDA" calcext:value-type="string">
            <text:p>ISIZINDA</text:p>
          </table:table-cell>
          <table:table-cell table:style-name="ce1" table:formula="of:=[$lang_yi.A5]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table:formula="of:=[$keywords.A4]" office:value-type="string" office:string-value="COS" calcext:value-type="string">
            <text:p>COS</text:p>
          </table:table-cell>
          <table:table-cell table:style-name="ce1" table:formula="of:=[$lang_en.A6]" office:value-type="string" office:string-value="COS" calcext:value-type="string">
            <text:p>COS</text:p>
          </table:table-cell>
          <table:table-cell table:style-name="ce1" table:formula="of:=[$lang_ko.A6]" office:value-type="string" office:string-value="코사인" calcext:value-type="string">
            <text:p>코사인</text:p>
          </table:table-cell>
          <table:table-cell table:style-name="ce1" table:formula="of:=[$lang_fr.A6]" office:value-type="string" office:string-value="COS" calcext:value-type="string">
            <text:p>COS</text:p>
          </table:table-cell>
          <table:table-cell table:style-name="ce1" table:formula="of:=[$lang_de.A6]" office:value-type="string" office:string-value="COS" calcext:value-type="string">
            <text:p>COS</text:p>
          </table:table-cell>
          <table:table-cell table:style-name="ce1" table:formula="of:=[$lang_zh.A6]" office:value-type="string" office:string-value="COS" calcext:value-type="string">
            <text:p>COS</text:p>
          </table:table-cell>
          <table:table-cell table:style-name="ce1" table:formula="of:=[$lang_es.A6]" office:value-type="string" office:string-value="COSTILLA" calcext:value-type="string">
            <text:p>COSTILLA</text:p>
          </table:table-cell>
          <table:table-cell table:style-name="ce1" table:formula="of:=[$lang_ar.A6]" office:value-type="string" office:string-value="كوس" calcext:value-type="string">
            <text:p>كوس</text:p>
          </table:table-cell>
          <table:table-cell table:style-name="ce1" table:formula="of:=[$lang_ru.A6]" office:value-type="string" office:string-value="ПОСАДКА" calcext:value-type="string">
            <text:p>ПОСАДКА</text:p>
          </table:table-cell>
          <table:table-cell table:style-name="ce1" table:formula="of:=[$lang_hi.A6]" office:value-type="string" office:string-value="भंडार नियंत्रक" calcext:value-type="string">
            <text:p>भंडार नियंत्रक</text:p>
          </table:table-cell>
          <table:table-cell table:style-name="ce1" table:formula="of:=[$lang_bn.A6]" office:value-type="string" office:string-value="কোস" calcext:value-type="string">
            <text:p>কোস</text:p>
          </table:table-cell>
          <table:table-cell table:style-name="ce1" table:formula="of:=[$lang_pt.A6]" office:value-type="string" office:string-value="COS" calcext:value-type="string">
            <text:p>COS</text:p>
          </table:table-cell>
          <table:table-cell table:style-name="ce1" table:formula="of:=[$lang_in.A6]" office:value-type="string" office:string-value="COS" calcext:value-type="string">
            <text:p>COS</text:p>
          </table:table-cell>
          <table:table-cell table:style-name="ce1" table:formula="of:=[$lang_ja.A6]" office:value-type="string" office:string-value="COS" calcext:value-type="string">
            <text:p>COS</text:p>
          </table:table-cell>
          <table:table-cell table:style-name="ce1" table:formula="of:=[$lang_he.A6]" office:value-type="string" office:string-value="חַסַת עָלִים" calcext:value-type="string">
            <text:p>חַסַת עָלִים</text:p>
          </table:table-cell>
          <table:table-cell table:style-name="ce1" table:formula="of:=[$lang_eo.A6]" office:value-type="string" office:string-value="COS" calcext:value-type="string">
            <text:p>COS</text:p>
          </table:table-cell>
          <table:table-cell table:style-name="ce1" table:formula="of:=[$lang_sw.A6]" office:value-type="string" office:string-value="COS" calcext:value-type="string">
            <text:p>COS</text:p>
          </table:table-cell>
          <table:table-cell table:style-name="ce1" table:formula="of:=[$lang_tl.A6]" office:value-type="string" office:string-value="COS" calcext:value-type="string">
            <text:p>COS</text:p>
          </table:table-cell>
          <table:table-cell table:style-name="ce1" table:formula="of:=[$lang_ur.A6]" office:value-type="string" office:string-value="کیونکہ" calcext:value-type="string">
            <text:p>کیونکہ</text:p>
          </table:table-cell>
          <table:table-cell table:style-name="ce2" table:formula="of:=[$lang_la.A6]" office:value-type="string" office:string-value="COS" calcext:value-type="string">
            <text:p>COS</text:p>
          </table:table-cell>
          <table:table-cell table:style-name="ce1" table:formula="of:=[$lang_cy.A6]" office:value-type="string" office:string-value="GOSAU" calcext:value-type="string">
            <text:p>GOSAU</text:p>
          </table:table-cell>
          <table:table-cell table:style-name="ce1" table:formula="of:=[$lang_zu.A6]" office:value-type="string" office:string-value="ICONSI" calcext:value-type="string">
            <text:p>ICONSI</text:p>
          </table:table-cell>
          <table:table-cell table:style-name="ce1" table:formula="of:=[$lang_yi.A6]" office:value-type="string" office:string-value="קאָס" calcext:value-type="string">
            <text:p>קאָס</text:p>
          </table:table-cell>
          <table:table-cell table:number-columns-repeated="1001"/>
        </table:table-row>
        <table:table-row table:style-name="ro1">
          <table:table-cell table:style-name="ce1" table:formula="of:=[$keywords.A5]" office:value-type="string" office:string-value="DATA" calcext:value-type="string">
            <text:p>DATA</text:p>
          </table:table-cell>
          <table:table-cell table:style-name="ce1" table:formula="of:=[$lang_en.A7]" office:value-type="string" office:string-value="DATA" calcext:value-type="string">
            <text:p>DATA</text:p>
          </table:table-cell>
          <table:table-cell table:style-name="ce1" table:formula="of:=[$lang_ko.A7]" office:value-type="string" office:string-value="데이터" calcext:value-type="string">
            <text:p>데이터</text:p>
          </table:table-cell>
          <table:table-cell table:style-name="ce1" table:formula="of:=[$lang_fr.A7]" office:value-type="string" office:string-value="DONNÉES" calcext:value-type="string">
            <text:p>DONNÉES</text:p>
          </table:table-cell>
          <table:table-cell table:style-name="ce1" table:formula="of:=[$lang_de.A7]" office:value-type="string" office:string-value="DATEN" calcext:value-type="string">
            <text:p>DATEN</text:p>
          </table:table-cell>
          <table:table-cell table:style-name="ce1" table:formula="of:=[$lang_zh.A7]" office:value-type="string" office:string-value="数据" calcext:value-type="string">
            <text:p>数据</text:p>
          </table:table-cell>
          <table:table-cell table:style-name="ce1" table:formula="of:=[$lang_es.A7]" office:value-type="string" office:string-value="DATOS" calcext:value-type="string">
            <text:p>DATOS</text:p>
          </table:table-cell>
          <table:table-cell table:style-name="ce1" table:formula="of:=[$lang_ar.A7]" office:value-type="string" office:string-value="بيانات" calcext:value-type="string">
            <text:p>بيانات</text:p>
          </table:table-cell>
          <table:table-cell table:style-name="ce1" table:formula="of:=[$lang_ru.A7]" office:value-type="string" office:string-value="ДАННЫЕ" calcext:value-type="string">
            <text:p>ДАННЫЕ</text:p>
          </table:table-cell>
          <table:table-cell table:style-name="ce1" table:formula="of:=[$lang_hi.A7]" office:value-type="string" office:string-value="आंकड़े" calcext:value-type="string">
            <text:p>आंकड़े</text:p>
          </table:table-cell>
          <table:table-cell table:style-name="ce1" table:formula="of:=[$lang_bn.A7]" office:value-type="string" office:string-value="ডেটা" calcext:value-type="string">
            <text:p>ডেটা</text:p>
          </table:table-cell>
          <table:table-cell table:style-name="ce1" table:formula="of:=[$lang_pt.A7]" office:value-type="string" office:string-value="DADOS" calcext:value-type="string">
            <text:p>DADOS</text:p>
          </table:table-cell>
          <table:table-cell table:style-name="ce1" table:formula="of:=[$lang_in.A7]" office:value-type="string" office:string-value="DATA" calcext:value-type="string">
            <text:p>DATA</text:p>
          </table:table-cell>
          <table:table-cell table:style-name="ce1" table:formula="of:=[$lang_ja.A7]" office:value-type="string" office:string-value="データ" calcext:value-type="string">
            <text:p>データ</text:p>
          </table:table-cell>
          <table:table-cell table:style-name="ce1" table:formula="of:=[$lang_he.A7]" office:value-type="string" office:string-value="נתונים" calcext:value-type="string">
            <text:p>נתונים</text:p>
          </table:table-cell>
          <table:table-cell table:style-name="ce1" table:formula="of:=[$lang_eo.A7]" office:value-type="string" office:string-value="DATUMOJ" calcext:value-type="string">
            <text:p>DATUMOJ</text:p>
          </table:table-cell>
          <table:table-cell table:style-name="ce1" table:formula="of:=[$lang_sw.A7]" office:value-type="string" office:string-value="TAKWIMU" calcext:value-type="string">
            <text:p>TAKWIMU</text:p>
          </table:table-cell>
          <table:table-cell table:style-name="ce1" table:formula="of:=[$lang_tl.A7]" office:value-type="string" office:string-value="DATA" calcext:value-type="string">
            <text:p>DATA</text:p>
          </table:table-cell>
          <table:table-cell table:style-name="ce1" table:formula="of:=[$lang_ur.A7]" office:value-type="string" office:string-value="ڈیٹا" calcext:value-type="string">
            <text:p>ڈیٹا</text:p>
          </table:table-cell>
          <table:table-cell table:style-name="ce2" table:formula="of:=[$lang_la.A7]" office:value-type="string" office:string-value="NOTITIA" calcext:value-type="string">
            <text:p>NOTITIA</text:p>
          </table:table-cell>
          <table:table-cell table:style-name="ce1" table:formula="of:=[$lang_cy.A7]" office:value-type="string" office:string-value="DATA" calcext:value-type="string">
            <text:p>DATA</text:p>
          </table:table-cell>
          <table:table-cell table:style-name="ce1" table:formula="of:=[$lang_zu.A7]" office:value-type="string" office:string-value="UMBHALO" calcext:value-type="string">
            <text:p>UMBHALO</text:p>
          </table:table-cell>
          <table:table-cell table:style-name="ce1" table:formula="of:=[$lang_yi.A7]" office:value-type="string" office:string-value="דאַטע" calcext:value-type="string">
            <text:p>דאַטע</text:p>
          </table:table-cell>
          <table:table-cell table:number-columns-repeated="1001"/>
        </table:table-row>
        <table:table-row table:style-name="ro1">
          <table:table-cell table:style-name="ce1" table:formula="of:=[$keywords.A6]" office:value-type="string" office:string-value="DBL" calcext:value-type="string">
            <text:p>DBL</text:p>
          </table:table-cell>
          <table:table-cell table:style-name="ce1" table:formula="of:=[$lang_en.A8]" office:value-type="string" office:string-value="DBL" calcext:value-type="string">
            <text:p>DBL</text:p>
          </table:table-cell>
          <table:table-cell table:style-name="ce1" table:formula="of:=[$lang_ko.A8]" office:value-type="string" office:string-value="숫자" calcext:value-type="string">
            <text:p>숫자</text:p>
          </table:table-cell>
          <table:table-cell table:style-name="ce1" table:formula="of:=[$lang_fr.A8]" office:value-type="string" office:string-value="DBL" calcext:value-type="string">
            <text:p>DBL</text:p>
          </table:table-cell>
          <table:table-cell table:style-name="ce1" table:formula="of:=[$lang_de.A8]" office:value-type="string" office:string-value="DBL" calcext:value-type="string">
            <text:p>DBL</text:p>
          </table:table-cell>
          <table:table-cell table:style-name="ce1" table:formula="of:=[$lang_zh.A8]" office:value-type="string" office:string-value="DBL" calcext:value-type="string">
            <text:p>DBL</text:p>
          </table:table-cell>
          <table:table-cell table:style-name="ce1" table:formula="of:=[$lang_es.A8]" office:value-type="string" office:string-value="DBL" calcext:value-type="string">
            <text:p>DBL</text:p>
          </table:table-cell>
          <table:table-cell table:style-name="ce1" table:formula="of:=[$lang_ar.A8]" office:value-type="string" office:string-value="DBL" calcext:value-type="string">
            <text:p>DBL</text:p>
          </table:table-cell>
          <table:table-cell table:style-name="ce1" table:formula="of:=[$lang_ru.A8]" office:value-type="string" office:string-value="DBL" calcext:value-type="string">
            <text:p>DBL</text:p>
          </table:table-cell>
          <table:table-cell table:style-name="ce1" table:formula="of:=[$lang_hi.A8]" office:value-type="string" office:string-value="ऋणात्मक" calcext:value-type="string">
            <text:p>ऋणात्मक</text:p>
          </table:table-cell>
          <table:table-cell table:style-name="ce1" table:formula="of:=[$lang_bn.A8]" office:value-type="string" office:string-value="ডিবিএল" calcext:value-type="string">
            <text:p>ডিবিএল</text:p>
          </table:table-cell>
          <table:table-cell table:style-name="ce1" table:formula="of:=[$lang_pt.A8]" office:value-type="string" office:string-value="DBL" calcext:value-type="string">
            <text:p>DBL</text:p>
          </table:table-cell>
          <table:table-cell table:style-name="ce1" table:formula="of:=[$lang_in.A8]" office:value-type="string" office:string-value="DBL" calcext:value-type="string">
            <text:p>DBL</text:p>
          </table:table-cell>
          <table:table-cell table:style-name="ce1" table:formula="of:=[$lang_ja.A8]" office:value-type="string" office:string-value="DBL" calcext:value-type="string">
            <text:p>DBL</text:p>
          </table:table-cell>
          <table:table-cell table:style-name="ce1" table:formula="of:=[$lang_he.A8]" office:value-type="string" office:string-value="DBL" calcext:value-type="string">
            <text:p>DBL</text:p>
          </table:table-cell>
          <table:table-cell table:style-name="ce1" table:formula="of:=[$lang_eo.A8]" office:value-type="string" office:string-value="DBL" calcext:value-type="string">
            <text:p>DBL</text:p>
          </table:table-cell>
          <table:table-cell table:style-name="ce1" table:formula="of:=[$lang_sw.A8]" office:value-type="string" office:string-value="DBL" calcext:value-type="string">
            <text:p>DBL</text:p>
          </table:table-cell>
          <table:table-cell table:style-name="ce1" table:formula="of:=[$lang_tl.A8]" office:value-type="string" office:string-value="DBL" calcext:value-type="string">
            <text:p>DBL</text:p>
          </table:table-cell>
          <table:table-cell table:style-name="ce1" table:formula="of:=[$lang_ur.A8]" office:value-type="string" office:string-value="ڈی بی ایل" calcext:value-type="string">
            <text:p>ڈی بی ایل</text:p>
          </table:table-cell>
          <table:table-cell table:style-name="ce2" table:formula="of:=[$lang_la.A8]" office:value-type="string" office:string-value="DBL" calcext:value-type="string">
            <text:p>DBL</text:p>
          </table:table-cell>
          <table:table-cell table:style-name="ce1" table:formula="of:=[$lang_cy.A8]" office:value-type="string" office:string-value="DBL" calcext:value-type="string">
            <text:p>DBL</text:p>
          </table:table-cell>
          <table:table-cell table:style-name="ce1" table:formula="of:=[$lang_zu.A8]" office:value-type="string" office:string-value="DLB" calcext:value-type="string">
            <text:p>DLB</text:p>
          </table:table-cell>
          <table:table-cell table:style-name="ce1" table:formula="of:=[$lang_yi.A8]" office:value-type="string" office:string-value="דבל" calcext:value-type="string">
            <text:p>דבל</text:p>
          </table:table-cell>
          <table:table-cell table:number-columns-repeated="1001"/>
        </table:table-row>
        <table:table-row table:style-name="ro1">
          <table:table-cell table:style-name="ce1" table:formula="of:=[$keywords.A7]" office:value-type="string" office:string-value="DEF" calcext:value-type="string">
            <text:p>DEF</text:p>
          </table:table-cell>
          <table:table-cell table:style-name="ce1" table:formula="of:=[$lang_en.A9]" office:value-type="string" office:string-value="DEF" calcext:value-type="string">
            <text:p>DEF</text:p>
          </table:table-cell>
          <table:table-cell table:style-name="ce1" table:formula="of:=[$lang_ko.A9]" office:value-type="string" office:string-value="정의하다" calcext:value-type="string">
            <text:p>정의하다</text:p>
          </table:table-cell>
          <table:table-cell table:style-name="ce1" table:formula="of:=[$lang_fr.A9]" office:value-type="string" office:string-value="DEF" calcext:value-type="string">
            <text:p>DEF</text:p>
          </table:table-cell>
          <table:table-cell table:style-name="ce1" table:formula="of:=[$lang_de.A9]" office:value-type="string" office:string-value="DEF" calcext:value-type="string">
            <text:p>DEF</text:p>
          </table:table-cell>
          <table:table-cell table:style-name="ce1" table:formula="of:=[$lang_zh.A9]" office:value-type="string" office:string-value="防御" calcext:value-type="string">
            <text:p>防御</text:p>
          </table:table-cell>
          <table:table-cell table:style-name="ce1" table:formula="of:=[$lang_es.A9]" office:value-type="string" office:string-value="DEFENSOR" calcext:value-type="string">
            <text:p>DEFENSOR</text:p>
          </table:table-cell>
          <table:table-cell table:style-name="ce1" table:formula="of:=[$lang_ar.A9]" office:value-type="string" office:string-value="ديف" calcext:value-type="string">
            <text:p>ديف</text:p>
          </table:table-cell>
          <table:table-cell table:style-name="ce1" table:formula="of:=[$lang_ru.A9]" office:value-type="string" office:string-value="ДЕФЕКТ" calcext:value-type="string">
            <text:p>ДЕФЕКТ</text:p>
          </table:table-cell>
          <table:table-cell table:style-name="ce1" table:formula="of:=[$lang_hi.A9]" office:value-type="string" office:string-value="डीईएफ़" calcext:value-type="string">
            <text:p>डीईएफ़</text:p>
          </table:table-cell>
          <table:table-cell table:style-name="ce1" table:formula="of:=[$lang_bn.A9]" office:value-type="string" office:string-value="ডিফ" calcext:value-type="string">
            <text:p>ডিফ</text:p>
          </table:table-cell>
          <table:table-cell table:style-name="ce1" table:formula="of:=[$lang_pt.A9]" office:value-type="string" office:string-value="DEF" calcext:value-type="string">
            <text:p>DEF</text:p>
          </table:table-cell>
          <table:table-cell table:style-name="ce1" table:formula="of:=[$lang_in.A9]" office:value-type="string" office:string-value="DEF" calcext:value-type="string">
            <text:p>DEF</text:p>
          </table:table-cell>
          <table:table-cell table:style-name="ce1" table:formula="of:=[$lang_ja.A9]" office:value-type="string" office:string-value="DEF" calcext:value-type="string">
            <text:p>DEF</text:p>
          </table:table-cell>
          <table:table-cell table:style-name="ce1" table:formula="of:=[$lang_he.A9]" office:value-type="string" office:string-value="DEF" calcext:value-type="string">
            <text:p>DEF</text:p>
          </table:table-cell>
          <table:table-cell table:style-name="ce1" table:formula="of:=[$lang_eo.A9]" office:value-type="string" office:string-value="DEF" calcext:value-type="string">
            <text:p>DEF</text:p>
          </table:table-cell>
          <table:table-cell table:style-name="ce1" table:formula="of:=[$lang_sw.A9]" office:value-type="string" office:string-value="DEF" calcext:value-type="string">
            <text:p>DEF</text:p>
          </table:table-cell>
          <table:table-cell table:style-name="ce1" table:formula="of:=[$lang_tl.A9]" office:value-type="string" office:string-value="DEF" calcext:value-type="string">
            <text:p>DEF</text:p>
          </table:table-cell>
          <table:table-cell table:style-name="ce1" table:formula="of:=[$lang_ur.A9]" office:value-type="string" office:string-value="ڈیف" calcext:value-type="string">
            <text:p>ڈیف</text:p>
          </table:table-cell>
          <table:table-cell table:style-name="ce2" table:formula="of:=[$lang_la.A9]" office:value-type="string" office:string-value="C" calcext:value-type="string">
            <text:p>C</text:p>
          </table:table-cell>
          <table:table-cell table:style-name="ce1" table:formula="of:=[$lang_cy.A9]" office:value-type="string" office:string-value="DEF" calcext:value-type="string">
            <text:p>DEF</text:p>
          </table:table-cell>
          <table:table-cell table:style-name="ce1" table:formula="of:=[$lang_zu.A9]" office:value-type="string" office:string-value="UKUKHANISA" calcext:value-type="string">
            <text:p>UKUKHANISA</text:p>
          </table:table-cell>
          <table:table-cell table:style-name="ce1" table:formula="of:=[$lang_yi.A9]" office:value-type="string" office:string-value="DEATH" calcext:value-type="string">
            <text:p>DEATH</text:p>
          </table:table-cell>
          <table:table-cell table:number-columns-repeated="1001"/>
        </table:table-row>
        <table:table-row table:style-name="ro1">
          <table:table-cell table:style-name="ce1" table:formula="of:=[$keywords.A8]" office:value-type="string" office:string-value="DIM" calcext:value-type="string">
            <text:p>DIM</text:p>
          </table:table-cell>
          <table:table-cell table:style-name="ce1" table:formula="of:=[$lang_en.A10]" office:value-type="string" office:string-value="DIM" calcext:value-type="string">
            <text:p>DIM</text:p>
          </table:table-cell>
          <table:table-cell table:style-name="ce1" table:formula="of:=[$lang_ko.A10]" office:value-type="string" office:string-value="어둑한" calcext:value-type="string">
            <text:p>어둑한</text:p>
          </table:table-cell>
          <table:table-cell table:style-name="ce1" table:formula="of:=[$lang_fr.A10]" office:value-type="string" office:string-value="DIMENSION" calcext:value-type="string">
            <text:p>DIMENSION</text:p>
          </table:table-cell>
          <table:table-cell table:style-name="ce1" table:formula="of:=[$lang_de.A10]" office:value-type="string" office:string-value="DÜSTER" calcext:value-type="string">
            <text:p>DÜSTER</text:p>
          </table:table-cell>
          <table:table-cell table:style-name="ce1" table:formula="of:=[$lang_zh.A10]" office:value-type="string" office:string-value="暗淡" calcext:value-type="string">
            <text:p>暗淡</text:p>
          </table:table-cell>
          <table:table-cell table:style-name="ce1" table:formula="of:=[$lang_es.A10]" office:value-type="string" office:string-value="OSCURO" calcext:value-type="string">
            <text:p>OSCURO</text:p>
          </table:table-cell>
          <table:table-cell table:style-name="ce1" table:formula="of:=[$lang_ar.A10]" office:value-type="string" office:string-value="خافت" calcext:value-type="string">
            <text:p>خافت</text:p>
          </table:table-cell>
          <table:table-cell table:style-name="ce1" table:formula="of:=[$lang_ru.A10]" office:value-type="string" office:string-value="ТУСКЛЫЙ" calcext:value-type="string">
            <text:p>ТУСКЛЫЙ</text:p>
          </table:table-cell>
          <table:table-cell table:style-name="ce1" table:formula="of:=[$lang_hi.A10]" office:value-type="string" office:string-value="मंद" calcext:value-type="string">
            <text:p>मंद</text:p>
          </table:table-cell>
          <table:table-cell table:style-name="ce1" table:formula="of:=[$lang_bn.A10]" office:value-type="string" office:string-value="ম্লান" calcext:value-type="string">
            <text:p>ম্লান</text:p>
          </table:table-cell>
          <table:table-cell table:style-name="ce1" table:formula="of:=[$lang_pt.A10]" office:value-type="string" office:string-value="ESCURECIDO" calcext:value-type="string">
            <text:p>ESCURECIDO</text:p>
          </table:table-cell>
          <table:table-cell table:style-name="ce1" table:formula="of:=[$lang_in.A10]" office:value-type="string" office:string-value="REDUP" calcext:value-type="string">
            <text:p>REDUP</text:p>
          </table:table-cell>
          <table:table-cell table:style-name="ce1" table:formula="of:=[$lang_ja.A10]" office:value-type="string" office:string-value="薄暗い" calcext:value-type="string">
            <text:p>薄暗い</text:p>
          </table:table-cell>
          <table:table-cell table:style-name="ce1" table:formula="of:=[$lang_he.A10]" office:value-type="string" office:string-value="עָמוּם" calcext:value-type="string">
            <text:p>עָמוּם</text:p>
          </table:table-cell>
          <table:table-cell table:style-name="ce1" table:formula="of:=[$lang_eo.A10]" office:value-type="string" office:string-value="DIM" calcext:value-type="string">
            <text:p>DIM</text:p>
          </table:table-cell>
          <table:table-cell table:style-name="ce1" table:formula="of:=[$lang_sw.A10]" office:value-type="string" office:string-value="DIM" calcext:value-type="string">
            <text:p>DIM</text:p>
          </table:table-cell>
          <table:table-cell table:style-name="ce1" table:formula="of:=[$lang_tl.A10]" office:value-type="string" office:string-value="MALABO" calcext:value-type="string">
            <text:p>MALABO</text:p>
          </table:table-cell>
          <table:table-cell table:style-name="ce1" table:formula="of:=[$lang_ur.A10]" office:value-type="string" office:string-value="مدھم" calcext:value-type="string">
            <text:p>مدھم</text:p>
          </table:table-cell>
          <table:table-cell table:style-name="ce2" table:formula="of:=[$lang_la.A10]" office:value-type="string" office:string-value="CALIGO" calcext:value-type="string">
            <text:p>CALIGO</text:p>
          </table:table-cell>
          <table:table-cell table:style-name="ce1" table:formula="of:=[$lang_cy.A10]" office:value-type="string" office:string-value="PYLER" calcext:value-type="string">
            <text:p>PYLER</text:p>
          </table:table-cell>
          <table:table-cell table:style-name="ce1" table:formula="of:=[$lang_zu.A10]" office:value-type="string" office:string-value="FUSHANE" calcext:value-type="string">
            <text:p>FUSHANE</text:p>
          </table:table-cell>
          <table:table-cell table:style-name="ce1" table:formula="of:=[$lang_yi.A10]" office:value-type="string" office:string-value="טונקל" calcext:value-type="string">
            <text:p>טונקל</text:p>
          </table:table-cell>
          <table:table-cell table:number-columns-repeated="1001"/>
        </table:table-row>
        <table:table-row table:style-name="ro1">
          <table:table-cell table:style-name="ce1" table:formula="of:=[$keywords.A9]" office:value-type="string" office:string-value="END" calcext:value-type="string">
            <text:p>END</text:p>
          </table:table-cell>
          <table:table-cell table:style-name="ce1" table:formula="of:=[$lang_en.A11]" office:value-type="string" office:string-value="END" calcext:value-type="string">
            <text:p>END</text:p>
          </table:table-cell>
          <table:table-cell table:style-name="ce1" table:formula="of:=[$lang_ko.A11]" office:value-type="string" office:string-value="끝" calcext:value-type="string">
            <text:p>끝</text:p>
          </table:table-cell>
          <table:table-cell table:style-name="ce1" table:formula="of:=[$lang_fr.A11]" office:value-type="string" office:string-value="FIN" calcext:value-type="string">
            <text:p>FIN</text:p>
          </table:table-cell>
          <table:table-cell table:style-name="ce1" table:formula="of:=[$lang_de.A11]" office:value-type="string" office:string-value="ENDE" calcext:value-type="string">
            <text:p>ENDE</text:p>
          </table:table-cell>
          <table:table-cell table:style-name="ce1" table:formula="of:=[$lang_zh.A11]" office:value-type="string" office:string-value="结尾" calcext:value-type="string">
            <text:p>结尾</text:p>
          </table:table-cell>
          <table:table-cell table:style-name="ce1" table:formula="of:=[$lang_es.A11]" office:value-type="string" office:string-value="FIN" calcext:value-type="string">
            <text:p>FIN</text:p>
          </table:table-cell>
          <table:table-cell table:style-name="ce1" table:formula="of:=[$lang_ar.A11]" office:value-type="string" office:string-value="نهاية" calcext:value-type="string">
            <text:p>نهاية</text:p>
          </table:table-cell>
          <table:table-cell table:style-name="ce1" table:formula="of:=[$lang_ru.A11]" office:value-type="string" office:string-value="КОНЕЦ" calcext:value-type="string">
            <text:p>КОНЕЦ</text:p>
          </table:table-cell>
          <table:table-cell table:style-name="ce1" table:formula="of:=[$lang_hi.A11]" office:value-type="string" office:string-value="अंत" calcext:value-type="string">
            <text:p>अंत</text:p>
          </table:table-cell>
          <table:table-cell table:style-name="ce1" table:formula="of:=[$lang_bn.A11]" office:value-type="string" office:string-value="শেষ" calcext:value-type="string">
            <text:p>শেষ</text:p>
          </table:table-cell>
          <table:table-cell table:style-name="ce1" table:formula="of:=[$lang_pt.A11]" office:value-type="string" office:string-value="FIM" calcext:value-type="string">
            <text:p>FIM</text:p>
          </table:table-cell>
          <table:table-cell table:style-name="ce1" table:formula="of:=[$lang_in.A11]" office:value-type="string" office:string-value="AKHIR" calcext:value-type="string">
            <text:p>AKHIR</text:p>
          </table:table-cell>
          <table:table-cell table:style-name="ce1" table:formula="of:=[$lang_ja.A11]" office:value-type="string" office:string-value="終わり" calcext:value-type="string">
            <text:p>終わり</text:p>
          </table:table-cell>
          <table:table-cell table:style-name="ce1" table:formula="of:=[$lang_he.A11]" office:value-type="string" office:string-value="סוֹף" calcext:value-type="string">
            <text:p>סוֹף</text:p>
          </table:table-cell>
          <table:table-cell table:style-name="ce1" table:formula="of:=[$lang_eo.A11]" office:value-type="string" office:string-value="FINO" calcext:value-type="string">
            <text:p>FINO</text:p>
          </table:table-cell>
          <table:table-cell table:style-name="ce1" table:formula="of:=[$lang_sw.A11]" office:value-type="string" office:string-value="MWISHO" calcext:value-type="string">
            <text:p>MWISHO</text:p>
          </table:table-cell>
          <table:table-cell table:style-name="ce1" table:formula="of:=[$lang_tl.A11]" office:value-type="string" office:string-value="MAGTAPOS" calcext:value-type="string">
            <text:p>MAGTAPOS</text:p>
          </table:table-cell>
          <table:table-cell table:style-name="ce1" table:formula="of:=[$lang_ur.A11]" office:value-type="string" office:string-value="آخر" calcext:value-type="string">
            <text:p>آخر</text:p>
          </table:table-cell>
          <table:table-cell table:style-name="ce2" table:formula="of:=[$lang_la.A11]" office:value-type="string" office:string-value="FINIS" calcext:value-type="string">
            <text:p>FINIS</text:p>
          </table:table-cell>
          <table:table-cell table:style-name="ce1" table:formula="of:=[$lang_cy.A11]" office:value-type="string" office:string-value="TERFYNA ’" calcext:value-type="string">
            <text:p>TERFYNA ’</text:p>
          </table:table-cell>
          <table:table-cell table:style-name="ce1" table:formula="of:=[$lang_zu.A11]" office:value-type="string" office:string-value="UKUGCINA" calcext:value-type="string">
            <text:p>UKUGCINA</text:p>
          </table:table-cell>
          <table:table-cell table:style-name="ce1" table:formula="of:=[$lang_yi.A11]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table:formula="of:=[$keywords.A10]" office:value-type="string" office:string-value="EXP" calcext:value-type="string">
            <text:p>EXP</text:p>
          </table:table-cell>
          <table:table-cell table:style-name="ce1" table:formula="of:=[$lang_en.A12]" office:value-type="string" office:string-value="EXP" calcext:value-type="string">
            <text:p>EXP</text:p>
          </table:table-cell>
          <table:table-cell table:style-name="ce1" table:formula="of:=[$lang_ko.A12]" office:value-type="string" office:string-value="멱지수" calcext:value-type="string">
            <text:p>멱지수</text:p>
          </table:table-cell>
          <table:table-cell table:style-name="ce1" table:formula="of:=[$lang_fr.A12]" office:value-type="string" office:string-value="EXP" calcext:value-type="string">
            <text:p>EXP</text:p>
          </table:table-cell>
          <table:table-cell table:style-name="ce1" table:formula="of:=[$lang_de.A12]" office:value-type="string" office:string-value="EXP" calcext:value-type="string">
            <text:p>EXP</text:p>
          </table:table-cell>
          <table:table-cell table:style-name="ce1" table:formula="of:=[$lang_zh.A12]" office:value-type="string" office:string-value="经验" calcext:value-type="string">
            <text:p>经验</text:p>
          </table:table-cell>
          <table:table-cell table:style-name="ce1" table:formula="of:=[$lang_es.A12]" office:value-type="string" office:string-value="EXP" calcext:value-type="string">
            <text:p>EXP</text:p>
          </table:table-cell>
          <table:table-cell table:style-name="ce1" table:formula="of:=[$lang_ar.A12]" office:value-type="string" office:string-value="إكسب" calcext:value-type="string">
            <text:p>إكسب</text:p>
          </table:table-cell>
          <table:table-cell table:style-name="ce1" table:formula="of:=[$lang_ru.A12]" office:value-type="string" office:string-value="ЭКСПЛУАТ" calcext:value-type="string">
            <text:p>ЭКСПЛУАТ</text:p>
          </table:table-cell>
          <table:table-cell table:style-name="ce1" table:formula="of:=[$lang_hi.A12]" office:value-type="string" office:string-value="ऍक्स्प" calcext:value-type="string">
            <text:p>ऍक्स्प</text:p>
          </table:table-cell>
          <table:table-cell table:style-name="ce1" table:formula="of:=[$lang_bn.A12]" office:value-type="string" office:string-value="এক্সপ্রেস" calcext:value-type="string">
            <text:p>এক্সপ্রেস</text:p>
          </table:table-cell>
          <table:table-cell table:style-name="ce1" table:formula="of:=[$lang_pt.A12]" office:value-type="string" office:string-value="EXP" calcext:value-type="string">
            <text:p>EXP</text:p>
          </table:table-cell>
          <table:table-cell table:style-name="ce1" table:formula="of:=[$lang_in.A12]" office:value-type="string" office:string-value="EXP" calcext:value-type="string">
            <text:p>EXP</text:p>
          </table:table-cell>
          <table:table-cell table:style-name="ce1" table:formula="of:=[$lang_ja.A12]" office:value-type="string" office:string-value="EXP" calcext:value-type="string">
            <text:p>EXP</text:p>
          </table:table-cell>
          <table:table-cell table:style-name="ce1" table:formula="of:=[$lang_he.A12]" office:value-type="string" office:string-value="EXP" calcext:value-type="string">
            <text:p>EXP</text:p>
          </table:table-cell>
          <table:table-cell table:style-name="ce1" table:formula="of:=[$lang_eo.A12]" office:value-type="string" office:string-value="EXP" calcext:value-type="string">
            <text:p>EXP</text:p>
          </table:table-cell>
          <table:table-cell table:style-name="ce1" table:formula="of:=[$lang_sw.A12]" office:value-type="string" office:string-value="EXP" calcext:value-type="string">
            <text:p>EXP</text:p>
          </table:table-cell>
          <table:table-cell table:style-name="ce1" table:formula="of:=[$lang_tl.A12]" office:value-type="string" office:string-value="EXP" calcext:value-type="string">
            <text:p>EXP</text:p>
          </table:table-cell>
          <table:table-cell table:style-name="ce1" table:formula="of:=[$lang_ur.A12]" office:value-type="string" office:string-value="ختم" calcext:value-type="string">
            <text:p>ختم</text:p>
          </table:table-cell>
          <table:table-cell table:style-name="ce2" table:formula="of:=[$lang_la.A12]" office:value-type="string" office:string-value="OPSTO" calcext:value-type="string">
            <text:p>OPSTO</text:p>
          </table:table-cell>
          <table:table-cell table:style-name="ce1" table:formula="of:=[$lang_cy.A12]" office:value-type="string" office:string-value="EXP" calcext:value-type="string">
            <text:p>EXP</text:p>
          </table:table-cell>
          <table:table-cell table:style-name="ce1" table:formula="of:=[$lang_zu.A12]" office:value-type="string" office:string-value="EKHOKHA" calcext:value-type="string">
            <text:p>EKHOKHA</text:p>
          </table:table-cell>
          <table:table-cell table:style-name="ce1" table:formula="of:=[$lang_yi.A12]" office:value-type="string" office:string-value="עקספּ" calcext:value-type="string">
            <text:p>עקספּ</text:p>
          </table:table-cell>
          <table:table-cell table:number-columns-repeated="1001"/>
        </table:table-row>
        <table:table-row table:style-name="ro1">
          <table:table-cell table:style-name="ce1" table:formula="of:=[$keywords.A11]" office:value-type="string" office:string-value="FOR" calcext:value-type="string">
            <text:p>FOR</text:p>
          </table:table-cell>
          <table:table-cell table:style-name="ce1" table:formula="of:=[$lang_en.A13]" office:value-type="string" office:string-value="FOR" calcext:value-type="string">
            <text:p>FOR</text:p>
          </table:table-cell>
          <table:table-cell table:style-name="ce1" table:formula="of:=[$lang_ko.A13]" office:value-type="string" office:string-value="각각" calcext:value-type="string">
            <text:p>각각</text:p>
          </table:table-cell>
          <table:table-cell table:style-name="ce1" table:formula="of:=[$lang_fr.A13]" office:value-type="string" office:string-value="POUR" calcext:value-type="string">
            <text:p>POUR</text:p>
          </table:table-cell>
          <table:table-cell table:style-name="ce1" table:formula="of:=[$lang_de.A13]" office:value-type="string" office:string-value="FÜR" calcext:value-type="string">
            <text:p>FÜR</text:p>
          </table:table-cell>
          <table:table-cell table:style-name="ce1" table:formula="of:=[$lang_zh.A13]" office:value-type="string" office:string-value="为了" calcext:value-type="string">
            <text:p>为了</text:p>
          </table:table-cell>
          <table:table-cell table:style-name="ce1" table:formula="of:=[$lang_es.A13]" office:value-type="string" office:string-value="PARA" calcext:value-type="string">
            <text:p>PARA</text:p>
          </table:table-cell>
          <table:table-cell table:style-name="ce1" table:formula="of:=[$lang_ar.A13]" office:value-type="string" office:string-value="من" calcext:value-type="string">
            <text:p>من</text:p>
          </table:table-cell>
          <table:table-cell table:style-name="ce1" table:formula="of:=[$lang_ru.A13]" office:value-type="string" office:string-value="ДЛЯ" calcext:value-type="string">
            <text:p>ДЛЯ</text:p>
          </table:table-cell>
          <table:table-cell table:style-name="ce1" table:formula="of:=[$lang_hi.A13]" office:value-type="string" office:string-value="के लिए" calcext:value-type="string">
            <text:p>के लिए</text:p>
          </table:table-cell>
          <table:table-cell table:style-name="ce1" table:formula="of:=[$lang_bn.A13]" office:value-type="string" office:string-value="জন্য" calcext:value-type="string">
            <text:p>জন্য</text:p>
          </table:table-cell>
          <table:table-cell table:style-name="ce1" table:formula="of:=[$lang_pt.A13]" office:value-type="string" office:string-value="PARA" calcext:value-type="string">
            <text:p>PARA</text:p>
          </table:table-cell>
          <table:table-cell table:style-name="ce1" table:formula="of:=[$lang_in.A13]" office:value-type="string" office:string-value="UNTUK" calcext:value-type="string">
            <text:p>UNTUK</text:p>
          </table:table-cell>
          <table:table-cell table:style-name="ce1" table:formula="of:=[$lang_ja.A13]" office:value-type="string" office:string-value="ために" calcext:value-type="string">
            <text:p>ために</text:p>
          </table:table-cell>
          <table:table-cell table:style-name="ce1" table:formula="of:=[$lang_he.A13]" office:value-type="string" office:string-value="מ" calcext:value-type="string">
            <text:p>מ</text:p>
          </table:table-cell>
          <table:table-cell table:style-name="ce1" table:formula="of:=[$lang_eo.A13]" office:value-type="string" office:string-value="POR" calcext:value-type="string">
            <text:p>POR</text:p>
          </table:table-cell>
          <table:table-cell table:style-name="ce1" table:formula="of:=[$lang_sw.A13]" office:value-type="string" office:string-value="KWA" calcext:value-type="string">
            <text:p>KWA</text:p>
          </table:table-cell>
          <table:table-cell table:style-name="ce1" table:formula="of:=[$lang_tl.A13]" office:value-type="string" office:string-value="PARA SA" calcext:value-type="string">
            <text:p>PARA SA</text:p>
          </table:table-cell>
          <table:table-cell table:style-name="ce1" table:formula="of:=[$lang_ur.A13]" office:value-type="string" office:string-value="کے لئے" calcext:value-type="string">
            <text:p>کے لئے</text:p>
          </table:table-cell>
          <table:table-cell table:style-name="ce2" table:formula="of:=[$lang_la.A13]" office:value-type="string" office:string-value="ENIM" calcext:value-type="string">
            <text:p>ENIM</text:p>
          </table:table-cell>
          <table:table-cell table:style-name="ce1" table:formula="of:=[$lang_cy.A13]" office:value-type="string" office:string-value="DROS" calcext:value-type="string">
            <text:p>DROS</text:p>
          </table:table-cell>
          <table:table-cell table:style-name="ce1" table:formula="of:=[$lang_zu.A13]" office:value-type="string" office:string-value="INGOMANE" calcext:value-type="string">
            <text:p>INGOMANE</text:p>
          </table:table-cell>
          <table:table-cell table:style-name="ce1" table:formula="of:=[$lang_yi.A13]" office:value-type="string" office:string-value="פון" calcext:value-type="string">
            <text:p>פון</text:p>
          </table:table-cell>
          <table:table-cell table:number-columns-repeated="1001"/>
        </table:table-row>
        <table:table-row table:style-name="ro1">
          <table:table-cell table:style-name="ce1" table:formula="of:=[$keywords.A12]" office:value-type="string" office:string-value="GOTO" calcext:value-type="string">
            <text:p>GOTO</text:p>
          </table:table-cell>
          <table:table-cell table:style-name="ce1" table:formula="of:=[$lang_en.A14]" office:value-type="string" office:string-value="GOTO" calcext:value-type="string">
            <text:p>GOTO</text:p>
          </table:table-cell>
          <table:table-cell table:style-name="ce1" table:formula="of:=[$lang_ko.A14]" office:value-type="string" office:string-value="도약" calcext:value-type="string">
            <text:p>도약</text:p>
          </table:table-cell>
          <table:table-cell table:style-name="ce1" table:formula="of:=[$lang_fr.A14]" office:value-type="string" office:string-value="SAUT" calcext:value-type="string">
            <text:p>SAUT</text:p>
          </table:table-cell>
          <table:table-cell table:style-name="ce1" table:formula="of:=[$lang_de.A14]" office:value-type="string" office:string-value="GEHE ZU" calcext:value-type="string">
            <text:p>GEHE ZU</text:p>
          </table:table-cell>
          <table:table-cell table:style-name="ce1" table:formula="of:=[$lang_zh.A14]" office:value-type="string" office:string-value="去" calcext:value-type="string">
            <text:p>去</text:p>
          </table:table-cell>
          <table:table-cell table:style-name="ce1" table:formula="of:=[$lang_es.A14]" office:value-type="string" office:string-value="IR A" calcext:value-type="string">
            <text:p>IR A</text:p>
          </table:table-cell>
          <table:table-cell table:style-name="ce1" table:formula="of:=[$lang_ar.A14]" office:value-type="string" office:string-value="اذهب إلى" calcext:value-type="string">
            <text:p>اذهب إلى</text:p>
          </table:table-cell>
          <table:table-cell table:style-name="ce1" table:formula="of:=[$lang_ru.A14]" office:value-type="string" office:string-value="ИДТИ К" calcext:value-type="string">
            <text:p>ИДТИ К</text:p>
          </table:table-cell>
          <table:table-cell table:style-name="ce1" table:formula="of:=[$lang_hi.A14]" office:value-type="string" office:string-value="के लिए जाओ" calcext:value-type="string">
            <text:p>के लिए जाओ</text:p>
          </table:table-cell>
          <table:table-cell table:style-name="ce1" table:formula="of:=[$lang_bn.A14]" office:value-type="string" office:string-value="যাও" calcext:value-type="string">
            <text:p>যাও</text:p>
          </table:table-cell>
          <table:table-cell table:style-name="ce1" table:formula="of:=[$lang_pt.A14]" office:value-type="string" office:string-value="VÁ PARA" calcext:value-type="string">
            <text:p>VÁ PARA</text:p>
          </table:table-cell>
          <table:table-cell table:style-name="ce1" table:formula="of:=[$lang_in.A14]" office:value-type="string" office:string-value="PERGI KE" calcext:value-type="string">
            <text:p>PERGI KE</text:p>
          </table:table-cell>
          <table:table-cell table:style-name="ce1" table:formula="of:=[$lang_ja.A14]" office:value-type="string" office:string-value="GOTO" calcext:value-type="string">
            <text:p>GOTO</text:p>
          </table:table-cell>
          <table:table-cell table:style-name="ce1" table:formula="of:=[$lang_he.A14]" office:value-type="string" office:string-value="לך ל" calcext:value-type="string">
            <text:p>לך ל</text:p>
          </table:table-cell>
          <table:table-cell table:style-name="ce1" table:formula="of:=[$lang_eo.A14]" office:value-type="string" office:string-value="IRU AL" calcext:value-type="string">
            <text:p>IRU AL</text:p>
          </table:table-cell>
          <table:table-cell table:style-name="ce1" table:formula="of:=[$lang_sw.A14]" office:value-type="string" office:string-value="ENDA KWA" calcext:value-type="string">
            <text:p>ENDA KWA</text:p>
          </table:table-cell>
          <table:table-cell table:style-name="ce1" table:formula="of:=[$lang_tl.A14]" office:value-type="string" office:string-value="PUMUNTA SA" calcext:value-type="string">
            <text:p>PUMUNTA SA</text:p>
          </table:table-cell>
          <table:table-cell table:style-name="ce1" table:formula="of:=[$lang_ur.A14]" office:value-type="string" office:string-value="کے پاس جاؤ" calcext:value-type="string">
            <text:p>کے پاس جاؤ</text:p>
          </table:table-cell>
          <table:table-cell table:style-name="ce2" table:formula="of:=[$lang_la.A14]" office:value-type="string" office:string-value="GOTO" calcext:value-type="string">
            <text:p>GOTO</text:p>
          </table:table-cell>
          <table:table-cell table:style-name="ce1" table:formula="of:=[$lang_cy.A14]" office:value-type="string" office:string-value="MYND I" calcext:value-type="string">
            <text:p>MYND I</text:p>
          </table:table-cell>
          <table:table-cell table:style-name="ce1" table:formula="of:=[$lang_zu.A14]" office:value-type="string" office:string-value="IYA KU" calcext:value-type="string">
            <text:p>IYA KU</text:p>
          </table:table-cell>
          <table:table-cell table:style-name="ce1" table:formula="of:=[$lang_yi.A14]" office:value-type="string" office:string-value="גיי צו" calcext:value-type="string">
            <text:p>גיי צו</text:p>
          </table:table-cell>
          <table:table-cell table:number-columns-repeated="1001"/>
        </table:table-row>
        <table:table-row table:style-name="ro1">
          <table:table-cell table:style-name="ce1" table:formula="of:=[$keywords.A13]" office:value-type="string" office:string-value="GOSUB" calcext:value-type="string">
            <text:p>GOSUB</text:p>
          </table:table-cell>
          <table:table-cell table:style-name="ce1" table:formula="of:=[$lang_en.A15]" office:value-type="string" office:string-value="GOSUB" calcext:value-type="string">
            <text:p>GOSUB</text:p>
          </table:table-cell>
          <table:table-cell table:style-name="ce1" table:formula="of:=[$lang_ko.A15]" office:value-type="string" office:string-value="부르다" calcext:value-type="string">
            <text:p>부르다</text:p>
          </table:table-cell>
          <table:table-cell table:style-name="ce1" table:formula="of:=[$lang_fr.A15]" office:value-type="string" office:string-value="APPEL" calcext:value-type="string">
            <text:p>APPEL</text:p>
          </table:table-cell>
          <table:table-cell table:style-name="ce1" table:formula="of:=[$lang_de.A15]" office:value-type="string" office:string-value="GOSUB" calcext:value-type="string">
            <text:p>GOSUB</text:p>
          </table:table-cell>
          <table:table-cell table:style-name="ce1" table:formula="of:=[$lang_zh.A15]" office:value-type="string" office:string-value="GOSUB" calcext:value-type="string">
            <text:p>GOSUB</text:p>
          </table:table-cell>
          <table:table-cell table:style-name="ce1" table:formula="of:=[$lang_es.A15]" office:value-type="string" office:string-value="GOSUB" calcext:value-type="string">
            <text:p>GOSUB</text:p>
          </table:table-cell>
          <table:table-cell table:style-name="ce1" table:formula="of:=[$lang_ar.A15]" office:value-type="string" office:string-value="جوسوب" calcext:value-type="string">
            <text:p>جوسوب</text:p>
          </table:table-cell>
          <table:table-cell table:style-name="ce1" table:formula="of:=[$lang_ru.A15]" office:value-type="string" office:string-value="ГОСУБ" calcext:value-type="string">
            <text:p>ГОСУБ</text:p>
          </table:table-cell>
          <table:table-cell table:style-name="ce1" table:formula="of:=[$lang_hi.A15]" office:value-type="string" office:string-value="गोसुब" calcext:value-type="string">
            <text:p>गोसुब</text:p>
          </table:table-cell>
          <table:table-cell table:style-name="ce1" table:formula="of:=[$lang_bn.A15]" office:value-type="string" office:string-value="গোসাব" calcext:value-type="string">
            <text:p>গোসাব</text:p>
          </table:table-cell>
          <table:table-cell table:style-name="ce1" table:formula="of:=[$lang_pt.A15]" office:value-type="string" office:string-value="GOSUB" calcext:value-type="string">
            <text:p>GOSUB</text:p>
          </table:table-cell>
          <table:table-cell table:style-name="ce1" table:formula="of:=[$lang_in.A15]" office:value-type="string" office:string-value="GOSUB" calcext:value-type="string">
            <text:p>GOSUB</text:p>
          </table:table-cell>
          <table:table-cell table:style-name="ce1" table:formula="of:=[$lang_ja.A15]" office:value-type="string" office:string-value="GOSUB" calcext:value-type="string">
            <text:p>GOSUB</text:p>
          </table:table-cell>
          <table:table-cell table:style-name="ce1" table:formula="of:=[$lang_he.A15]" office:value-type="string" office:string-value="גוסוב" calcext:value-type="string">
            <text:p>גוסוב</text:p>
          </table:table-cell>
          <table:table-cell table:style-name="ce1" table:formula="of:=[$lang_eo.A15]" office:value-type="string" office:string-value="GOSUB" calcext:value-type="string">
            <text:p>GOSUB</text:p>
          </table:table-cell>
          <table:table-cell table:style-name="ce1" table:formula="of:=[$lang_sw.A15]" office:value-type="string" office:string-value="GOSUB" calcext:value-type="string">
            <text:p>GOSUB</text:p>
          </table:table-cell>
          <table:table-cell table:style-name="ce1" table:formula="of:=[$lang_tl.A15]" office:value-type="string" office:string-value="GOSUB" calcext:value-type="string">
            <text:p>GOSUB</text:p>
          </table:table-cell>
          <table:table-cell table:style-name="ce1" table:formula="of:=[$lang_ur.A15]" office:value-type="string" office:string-value="گوسب" calcext:value-type="string">
            <text:p>گوسب</text:p>
          </table:table-cell>
          <table:table-cell table:style-name="ce2" table:formula="of:=[$lang_la.A15]" office:value-type="string" office:string-value="CAESIM" calcext:value-type="string">
            <text:p>CAESIM</text:p>
          </table:table-cell>
          <table:table-cell table:style-name="ce1" table:formula="of:=[$lang_cy.A15]" office:value-type="string" office:string-value="GOSUB" calcext:value-type="string">
            <text:p>GOSUB</text:p>
          </table:table-cell>
          <table:table-cell table:style-name="ce1" table:formula="of:=[$lang_zu.A15]" office:value-type="string" office:string-value="INGQINAPHE" calcext:value-type="string">
            <text:p>INGQINAPHE</text:p>
          </table:table-cell>
          <table:table-cell table:style-name="ce1" table:formula="of:=[$lang_yi.A15]" office:value-type="string" office:string-value="גאָסוב" calcext:value-type="string">
            <text:p>גאָסוב</text:p>
          </table:table-cell>
          <table:table-cell table:number-columns-repeated="1001"/>
        </table:table-row>
        <table:table-row table:style-name="ro1">
          <table:table-cell table:style-name="ce1" table:formula="of:=[$keywords.A14]" office:value-type="string" office:string-value="IF" calcext:value-type="string">
            <text:p>IF</text:p>
          </table:table-cell>
          <table:table-cell table:style-name="ce1" table:formula="of:=[$lang_en.A16]" office:value-type="string" office:string-value="IF" calcext:value-type="string">
            <text:p>IF</text:p>
          </table:table-cell>
          <table:table-cell table:style-name="ce1" table:formula="of:=[$lang_ko.A16]" office:value-type="string" office:string-value="만약에" calcext:value-type="string">
            <text:p>만약에</text:p>
          </table:table-cell>
          <table:table-cell table:style-name="ce1" table:formula="of:=[$lang_fr.A16]" office:value-type="string" office:string-value="SI" calcext:value-type="string">
            <text:p>SI</text:p>
          </table:table-cell>
          <table:table-cell table:style-name="ce1" table:formula="of:=[$lang_de.A16]" office:value-type="string" office:string-value="WENN" calcext:value-type="string">
            <text:p>WENN</text:p>
          </table:table-cell>
          <table:table-cell table:style-name="ce1" table:formula="of:=[$lang_zh.A16]" office:value-type="string" office:string-value="如果" calcext:value-type="string">
            <text:p>如果</text:p>
          </table:table-cell>
          <table:table-cell table:style-name="ce1" table:formula="of:=[$lang_es.A16]" office:value-type="string" office:string-value="SI" calcext:value-type="string">
            <text:p>SI</text:p>
          </table:table-cell>
          <table:table-cell table:style-name="ce1" table:formula="of:=[$lang_ar.A16]" office:value-type="string" office:string-value="لو" calcext:value-type="string">
            <text:p>لو</text:p>
          </table:table-cell>
          <table:table-cell table:style-name="ce1" table:formula="of:=[$lang_ru.A16]" office:value-type="string" office:string-value="ЕСЛИ" calcext:value-type="string">
            <text:p>ЕСЛИ</text:p>
          </table:table-cell>
          <table:table-cell table:style-name="ce1" table:formula="of:=[$lang_hi.A16]" office:value-type="string" office:string-value="अगर" calcext:value-type="string">
            <text:p>अगर</text:p>
          </table:table-cell>
          <table:table-cell table:style-name="ce1" table:formula="of:=[$lang_bn.A16]" office:value-type="string" office:string-value="যদি" calcext:value-type="string">
            <text:p>যদি</text:p>
          </table:table-cell>
          <table:table-cell table:style-name="ce1" table:formula="of:=[$lang_pt.A16]" office:value-type="string" office:string-value="SE" calcext:value-type="string">
            <text:p>SE</text:p>
          </table:table-cell>
          <table:table-cell table:style-name="ce1" table:formula="of:=[$lang_in.A16]" office:value-type="string" office:string-value="JIKA" calcext:value-type="string">
            <text:p>JIKA</text:p>
          </table:table-cell>
          <table:table-cell table:style-name="ce1" table:formula="of:=[$lang_ja.A16]" office:value-type="string" office:string-value="もしも" calcext:value-type="string">
            <text:p>もしも</text:p>
          </table:table-cell>
          <table:table-cell table:style-name="ce1" table:formula="of:=[$lang_he.A16]" office:value-type="string" office:string-value="אם" calcext:value-type="string">
            <text:p>אם</text:p>
          </table:table-cell>
          <table:table-cell table:style-name="ce1" table:formula="of:=[$lang_eo.A16]" office:value-type="string" office:string-value="SE" calcext:value-type="string">
            <text:p>SE</text:p>
          </table:table-cell>
          <table:table-cell table:style-name="ce1" table:formula="of:=[$lang_sw.A16]" office:value-type="string" office:string-value="KAMA" calcext:value-type="string">
            <text:p>KAMA</text:p>
          </table:table-cell>
          <table:table-cell table:style-name="ce1" table:formula="of:=[$lang_tl.A16]" office:value-type="string" office:string-value="KUNG" calcext:value-type="string">
            <text:p>KUNG</text:p>
          </table:table-cell>
          <table:table-cell table:style-name="ce1" table:formula="of:=[$lang_ur.A16]" office:value-type="string" office:string-value="اگر" calcext:value-type="string">
            <text:p>اگر</text:p>
          </table:table-cell>
          <table:table-cell table:style-name="ce2" table:formula="of:=[$lang_la.A16]" office:value-type="string" office:string-value="SI" calcext:value-type="string">
            <text:p>SI</text:p>
          </table:table-cell>
          <table:table-cell table:style-name="ce1" table:formula="of:=[$lang_cy.A16]" office:value-type="string" office:string-value="OS" calcext:value-type="string">
            <text:p>OS</text:p>
          </table:table-cell>
          <table:table-cell table:style-name="ce1" table:formula="of:=[$lang_zu.A16]" office:value-type="string" office:string-value="NXA" calcext:value-type="string">
            <text:p>NXA</text:p>
          </table:table-cell>
          <table:table-cell table:style-name="ce1" table:formula="of:=[$lang_yi.A16]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table:formula="of:=[$keywords.A15]" office:value-type="string" office:string-value="INT" calcext:value-type="string">
            <text:p>INT</text:p>
          </table:table-cell>
          <table:table-cell table:style-name="ce1" table:formula="of:=[$lang_en.A17]" office:value-type="string" office:string-value="INT" calcext:value-type="string">
            <text:p>INT</text:p>
          </table:table-cell>
          <table:table-cell table:style-name="ce1" table:formula="of:=[$lang_ko.A17]" office:value-type="string" office:string-value="바닥" calcext:value-type="string">
            <text:p>바닥</text:p>
          </table:table-cell>
          <table:table-cell table:style-name="ce1" table:formula="of:=[$lang_fr.A17]" office:value-type="string" office:string-value="INT" calcext:value-type="string">
            <text:p>INT</text:p>
          </table:table-cell>
          <table:table-cell table:style-name="ce1" table:formula="of:=[$lang_de.A17]" office:value-type="string" office:string-value="INT" calcext:value-type="string">
            <text:p>INT</text:p>
          </table:table-cell>
          <table:table-cell table:style-name="ce1" table:formula="of:=[$lang_zh.A17]" office:value-type="string" office:string-value="INT" calcext:value-type="string">
            <text:p>INT</text:p>
          </table:table-cell>
          <table:table-cell table:style-name="ce1" table:formula="of:=[$lang_es.A17]" office:value-type="string" office:string-value="EN T" calcext:value-type="string">
            <text:p>EN T</text:p>
          </table:table-cell>
          <table:table-cell table:style-name="ce1" table:formula="of:=[$lang_ar.A17]" office:value-type="string" office:string-value="INT" calcext:value-type="string">
            <text:p>INT</text:p>
          </table:table-cell>
          <table:table-cell table:style-name="ce1" table:formula="of:=[$lang_ru.A17]" office:value-type="string" office:string-value="ИНТ" calcext:value-type="string">
            <text:p>ИНТ</text:p>
          </table:table-cell>
          <table:table-cell table:style-name="ce1" table:formula="of:=[$lang_hi.A17]" office:value-type="string" office:string-value="INT यहाँ" calcext:value-type="string">
            <text:p>INT यहाँ</text:p>
          </table:table-cell>
          <table:table-cell table:style-name="ce1" table:formula="of:=[$lang_bn.A17]" office:value-type="string" office:string-value="ইন্ট" calcext:value-type="string">
            <text:p>ইন্ট</text:p>
          </table:table-cell>
          <table:table-cell table:style-name="ce1" table:formula="of:=[$lang_pt.A17]" office:value-type="string" office:string-value="INT" calcext:value-type="string">
            <text:p>INT</text:p>
          </table:table-cell>
          <table:table-cell table:style-name="ce1" table:formula="of:=[$lang_in.A17]" office:value-type="string" office:string-value="INT" calcext:value-type="string">
            <text:p>INT</text:p>
          </table:table-cell>
          <table:table-cell table:style-name="ce1" table:formula="of:=[$lang_ja.A17]" office:value-type="string" office:string-value="INT" calcext:value-type="string">
            <text:p>INT</text:p>
          </table:table-cell>
          <table:table-cell table:style-name="ce1" table:formula="of:=[$lang_he.A17]" office:value-type="string" office:string-value="INT" calcext:value-type="string">
            <text:p>INT</text:p>
          </table:table-cell>
          <table:table-cell table:style-name="ce1" table:formula="of:=[$lang_eo.A17]" office:value-type="string" office:string-value="INT" calcext:value-type="string">
            <text:p>INT</text:p>
          </table:table-cell>
          <table:table-cell table:style-name="ce1" table:formula="of:=[$lang_sw.A17]" office:value-type="string" office:string-value="INT" calcext:value-type="string">
            <text:p>INT</text:p>
          </table:table-cell>
          <table:table-cell table:style-name="ce1" table:formula="of:=[$lang_tl.A17]" office:value-type="string" office:string-value="INT" calcext:value-type="string">
            <text:p>INT</text:p>
          </table:table-cell>
          <table:table-cell table:style-name="ce1" table:formula="of:=[$lang_ur.A17]" office:value-type="string" office:string-value="انٹ" calcext:value-type="string">
            <text:p>انٹ</text:p>
          </table:table-cell>
          <table:table-cell table:style-name="ce2" table:formula="of:=[$lang_la.A17]" office:value-type="string" office:string-value="INT" calcext:value-type="string">
            <text:p>INT</text:p>
          </table:table-cell>
          <table:table-cell table:style-name="ce1" table:formula="of:=[$lang_cy.A17]" office:value-type="string" office:string-value="YN GYFARWYDD" calcext:value-type="string">
            <text:p>YN GYFARWYDD</text:p>
          </table:table-cell>
          <table:table-cell table:style-name="ce1" table:formula="of:=[$lang_zu.A17]" office:value-type="string" office:string-value="INT" calcext:value-type="string">
            <text:p>INT</text:p>
          </table:table-cell>
          <table:table-cell table:style-name="ce1" table:formula="of:=[$lang_yi.A17]" office:value-type="string" office:string-value="ינט" calcext:value-type="string">
            <text:p>ינט</text:p>
          </table:table-cell>
          <table:table-cell table:number-columns-repeated="1001"/>
        </table:table-row>
        <table:table-row table:style-name="ro1">
          <table:table-cell table:style-name="ce1" table:formula="of:=[$keywords.A16]" office:value-type="string" office:string-value="INPUT" calcext:value-type="string">
            <text:p>INPUT</text:p>
          </table:table-cell>
          <table:table-cell table:style-name="ce1" table:formula="of:=[$lang_en.A18]" office:value-type="string" office:string-value="INPUT" calcext:value-type="string">
            <text:p>INPUT</text:p>
          </table:table-cell>
          <table:table-cell table:style-name="ce1" table:formula="of:=[$lang_ko.A18]" office:value-type="string" office:string-value="입력" calcext:value-type="string">
            <text:p>입력</text:p>
          </table:table-cell>
          <table:table-cell table:style-name="ce1" table:formula="of:=[$lang_fr.A18]" office:value-type="string" office:string-value="SAISIR" calcext:value-type="string">
            <text:p>SAISIR</text:p>
          </table:table-cell>
          <table:table-cell table:style-name="ce1" table:formula="of:=[$lang_de.A18]" office:value-type="string" office:string-value="EINGANG" calcext:value-type="string">
            <text:p>EINGANG</text:p>
          </table:table-cell>
          <table:table-cell table:style-name="ce1" table:formula="of:=[$lang_zh.A18]" office:value-type="string" office:string-value="输入" calcext:value-type="string">
            <text:p>输入</text:p>
          </table:table-cell>
          <table:table-cell table:style-name="ce1" table:formula="of:=[$lang_es.A18]" office:value-type="string" office:string-value="APORTE" calcext:value-type="string">
            <text:p>APORTE</text:p>
          </table:table-cell>
          <table:table-cell table:style-name="ce1" table:formula="of:=[$lang_ar.A18]" office:value-type="string" office:string-value="مدخل" calcext:value-type="string">
            <text:p>مدخل</text:p>
          </table:table-cell>
          <table:table-cell table:style-name="ce1" table:formula="of:=[$lang_ru.A18]" office:value-type="string" office:string-value="ВХОД" calcext:value-type="string">
            <text:p>ВХОД</text:p>
          </table:table-cell>
          <table:table-cell table:style-name="ce1" table:formula="of:=[$lang_hi.A18]" office:value-type="string" office:string-value="इनपुट" calcext:value-type="string">
            <text:p>इनपुट</text:p>
          </table:table-cell>
          <table:table-cell table:style-name="ce1" table:formula="of:=[$lang_bn.A18]" office:value-type="string" office:string-value="ইনপুট" calcext:value-type="string">
            <text:p>ইনপুট</text:p>
          </table:table-cell>
          <table:table-cell table:style-name="ce1" table:formula="of:=[$lang_pt.A18]" office:value-type="string" office:string-value="ENTRADA" calcext:value-type="string">
            <text:p>ENTRADA</text:p>
          </table:table-cell>
          <table:table-cell table:style-name="ce1" table:formula="of:=[$lang_in.A18]" office:value-type="string" office:string-value="MEMASUKKAN" calcext:value-type="string">
            <text:p>MEMASUKKAN</text:p>
          </table:table-cell>
          <table:table-cell table:style-name="ce1" table:formula="of:=[$lang_ja.A18]" office:value-type="string" office:string-value="入力" calcext:value-type="string">
            <text:p>入力</text:p>
          </table:table-cell>
          <table:table-cell table:style-name="ce1" table:formula="of:=[$lang_he.A18]" office:value-type="string" office:string-value="קֶלֶט" calcext:value-type="string">
            <text:p>קֶלֶט</text:p>
          </table:table-cell>
          <table:table-cell table:style-name="ce1" table:formula="of:=[$lang_eo.A18]" office:value-type="string" office:string-value="ENIGO" calcext:value-type="string">
            <text:p>ENIGO</text:p>
          </table:table-cell>
          <table:table-cell table:style-name="ce1" table:formula="of:=[$lang_sw.A18]" office:value-type="string" office:string-value="PEMBEJEO" calcext:value-type="string">
            <text:p>PEMBEJEO</text:p>
          </table:table-cell>
          <table:table-cell table:style-name="ce1" table:formula="of:=[$lang_tl.A18]" office:value-type="string" office:string-value="INPUT" calcext:value-type="string">
            <text:p>INPUT</text:p>
          </table:table-cell>
          <table:table-cell table:style-name="ce1" table:formula="of:=[$lang_ur.A18]" office:value-type="string" office:string-value="ان پٹ" calcext:value-type="string">
            <text:p>ان پٹ</text:p>
          </table:table-cell>
          <table:table-cell table:style-name="ce2" table:formula="of:=[$lang_la.A18]" office:value-type="string" office:string-value="INPUT" calcext:value-type="string">
            <text:p>INPUT</text:p>
          </table:table-cell>
          <table:table-cell table:style-name="ce1" table:formula="of:=[$lang_cy.A18]" office:value-type="string" office:string-value="MEWNBYNNER" calcext:value-type="string">
            <text:p>MEWNBYNNER</text:p>
          </table:table-cell>
          <table:table-cell table:style-name="ce1" table:formula="of:=[$lang_zu.A18]" office:value-type="string" office:string-value="FAKA" calcext:value-type="string">
            <text:p>FAKA</text:p>
          </table:table-cell>
          <table:table-cell table:style-name="ce1" table:formula="of:=[$lang_yi.A18]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table:formula="of:=[$keywords.A17]" office:value-type="string" office:string-value="LET" calcext:value-type="string">
            <text:p>LET</text:p>
          </table:table-cell>
          <table:table-cell table:style-name="ce1" table:formula="of:=[$lang_en.A19]" office:value-type="string" office:string-value="LET" calcext:value-type="string">
            <text:p>LET</text:p>
          </table:table-cell>
          <table:table-cell table:style-name="ce1" table:formula="of:=[$lang_ko.A19]" office:value-type="string" office:string-value="허락하다" calcext:value-type="string">
            <text:p>허락하다</text:p>
          </table:table-cell>
          <table:table-cell table:style-name="ce1" table:formula="of:=[$lang_fr.A19]" office:value-type="string" office:string-value="LAISSER" calcext:value-type="string">
            <text:p>LAISSER</text:p>
          </table:table-cell>
          <table:table-cell table:style-name="ce1" table:formula="of:=[$lang_de.A19]" office:value-type="string" office:string-value="LASSEN" calcext:value-type="string">
            <text:p>LASSEN</text:p>
          </table:table-cell>
          <table:table-cell table:style-name="ce1" table:formula="of:=[$lang_zh.A19]" office:value-type="string" office:string-value="让" calcext:value-type="string">
            <text:p>让</text:p>
          </table:table-cell>
          <table:table-cell table:style-name="ce1" table:formula="of:=[$lang_es.A19]" office:value-type="string" office:string-value="DEJAR" calcext:value-type="string">
            <text:p>DEJAR</text:p>
          </table:table-cell>
          <table:table-cell table:style-name="ce1" table:formula="of:=[$lang_ar.A19]" office:value-type="string" office:string-value="يترك" calcext:value-type="string">
            <text:p>يترك</text:p>
          </table:table-cell>
          <table:table-cell table:style-name="ce1" table:formula="of:=[$lang_ru.A19]" office:value-type="string" office:string-value="ПОЗВОЛЯТЬ" calcext:value-type="string">
            <text:p>ПОЗВОЛЯТЬ</text:p>
          </table:table-cell>
          <table:table-cell table:style-name="ce1" table:formula="of:=[$lang_hi.A19]" office:value-type="string" office:string-value="होने देना" calcext:value-type="string">
            <text:p>होने देना</text:p>
          </table:table-cell>
          <table:table-cell table:style-name="ce1" table:formula="of:=[$lang_bn.A19]" office:value-type="string" office:string-value="দিন" calcext:value-type="string">
            <text:p>দিন</text:p>
          </table:table-cell>
          <table:table-cell table:style-name="ce1" table:formula="of:=[$lang_pt.A19]" office:value-type="string" office:string-value="DEIXAR" calcext:value-type="string">
            <text:p>DEIXAR</text:p>
          </table:table-cell>
          <table:table-cell table:style-name="ce1" table:formula="of:=[$lang_in.A19]" office:value-type="string" office:string-value="MEMBIARKAN" calcext:value-type="string">
            <text:p>MEMBIARKAN</text:p>
          </table:table-cell>
          <table:table-cell table:style-name="ce1" table:formula="of:=[$lang_ja.A19]" office:value-type="string" office:string-value="させて" calcext:value-type="string">
            <text:p>させて</text:p>
          </table:table-cell>
          <table:table-cell table:style-name="ce1" table:formula="of:=[$lang_he.A19]" office:value-type="string" office:string-value="לתת" calcext:value-type="string">
            <text:p>לתת</text:p>
          </table:table-cell>
          <table:table-cell table:style-name="ce1" table:formula="of:=[$lang_eo.A19]" office:value-type="string" office:string-value="LASU" calcext:value-type="string">
            <text:p>LASU</text:p>
          </table:table-cell>
          <table:table-cell table:style-name="ce1" table:formula="of:=[$lang_sw.A19]" office:value-type="string" office:string-value="ACHA" calcext:value-type="string">
            <text:p>ACHA</text:p>
          </table:table-cell>
          <table:table-cell table:style-name="ce1" table:formula="of:=[$lang_tl.A19]" office:value-type="string" office:string-value="HAYAAN" calcext:value-type="string">
            <text:p>HAYAAN</text:p>
          </table:table-cell>
          <table:table-cell table:style-name="ce1" table:formula="of:=[$lang_ur.A19]" office:value-type="string" office:string-value="دو" calcext:value-type="string">
            <text:p>دو</text:p>
          </table:table-cell>
          <table:table-cell table:style-name="ce2" table:formula="of:=[$lang_la.A19]" office:value-type="string" office:string-value="FIAT" calcext:value-type="string">
            <text:p>FIAT</text:p>
          </table:table-cell>
          <table:table-cell table:style-name="ce1" table:formula="of:=[$lang_cy.A19]" office:value-type="string" office:string-value="GADAWN" calcext:value-type="string">
            <text:p>GADAWN</text:p>
          </table:table-cell>
          <table:table-cell table:style-name="ce1" table:formula="of:=[$lang_zu.A19]" office:value-type="string" office:string-value="VUMELA" calcext:value-type="string">
            <text:p>VUMELA</text:p>
          </table:table-cell>
          <table:table-cell table:style-name="ce1" table:formula="of:=[$lang_yi.A19]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table:formula="of:=[$keywords.A18]" office:value-type="string" office:string-value="LOG" calcext:value-type="string">
            <text:p>LOG</text:p>
          </table:table-cell>
          <table:table-cell table:style-name="ce1" table:formula="of:=[$lang_en.A20]" office:value-type="string" office:string-value="LOG" calcext:value-type="string">
            <text:p>LOG</text:p>
          </table:table-cell>
          <table:table-cell table:style-name="ce1" table:formula="of:=[$lang_ko.A20]" office:value-type="string" office:string-value="통나무" calcext:value-type="string">
            <text:p>통나무</text:p>
          </table:table-cell>
          <table:table-cell table:style-name="ce1" table:formula="of:=[$lang_fr.A20]" office:value-type="string" office:string-value="LOGARITHME" calcext:value-type="string">
            <text:p>LOGARITHME</text:p>
          </table:table-cell>
          <table:table-cell table:style-name="ce1" table:formula="of:=[$lang_de.A20]" office:value-type="string" office:string-value="PROTOKOLL" calcext:value-type="string">
            <text:p>PROTOKOLL</text:p>
          </table:table-cell>
          <table:table-cell table:style-name="ce1" table:formula="of:=[$lang_zh.A20]" office:value-type="string" office:string-value="日志" calcext:value-type="string">
            <text:p>日志</text:p>
          </table:table-cell>
          <table:table-cell table:style-name="ce1" table:formula="of:=[$lang_es.A20]" office:value-type="string" office:string-value="REGISTRO" calcext:value-type="string">
            <text:p>REGISTRO</text:p>
          </table:table-cell>
          <table:table-cell table:style-name="ce1" table:formula="of:=[$lang_ar.A20]" office:value-type="string" office:string-value="سجل" calcext:value-type="string">
            <text:p>سجل</text:p>
          </table:table-cell>
          <table:table-cell table:style-name="ce1" table:formula="of:=[$lang_ru.A20]" office:value-type="string" office:string-value="БРЕВНО" calcext:value-type="string">
            <text:p>БРЕВНО</text:p>
          </table:table-cell>
          <table:table-cell table:style-name="ce1" table:formula="of:=[$lang_hi.A20]" office:value-type="string" office:string-value="लकड़ी का लट्ठा" calcext:value-type="string">
            <text:p>लकड़ी का लट्ठा</text:p>
          </table:table-cell>
          <table:table-cell table:style-name="ce1" table:formula="of:=[$lang_bn.A20]" office:value-type="string" office:string-value="লগ" calcext:value-type="string">
            <text:p>লগ</text:p>
          </table:table-cell>
          <table:table-cell table:style-name="ce1" table:formula="of:=[$lang_pt.A20]" office:value-type="string" office:string-value="REGISTRO" calcext:value-type="string">
            <text:p>REGISTRO</text:p>
          </table:table-cell>
          <table:table-cell table:style-name="ce1" table:formula="of:=[$lang_in.A20]" office:value-type="string" office:string-value="CATATAN" calcext:value-type="string">
            <text:p>CATATAN</text:p>
          </table:table-cell>
          <table:table-cell table:style-name="ce1" table:formula="of:=[$lang_ja.A20]" office:value-type="string" office:string-value="ログ" calcext:value-type="string">
            <text:p>ログ</text:p>
          </table:table-cell>
          <table:table-cell table:style-name="ce1" table:formula="of:=[$lang_he.A20]" office:value-type="string" office:string-value="עֵץ" calcext:value-type="string">
            <text:p>עֵץ</text:p>
          </table:table-cell>
          <table:table-cell table:style-name="ce1" table:formula="of:=[$lang_eo.A20]" office:value-type="string" office:string-value="REGISTRI" calcext:value-type="string">
            <text:p>REGISTRI</text:p>
          </table:table-cell>
          <table:table-cell table:style-name="ce1" table:formula="of:=[$lang_sw.A20]" office:value-type="string" office:string-value="LOGI" calcext:value-type="string">
            <text:p>LOGI</text:p>
          </table:table-cell>
          <table:table-cell table:style-name="ce1" table:formula="of:=[$lang_tl.A20]" office:value-type="string" office:string-value="MAG -LOG" calcext:value-type="string">
            <text:p>MAG -LOG</text:p>
          </table:table-cell>
          <table:table-cell table:style-name="ce1" table:formula="of:=[$lang_ur.A20]" office:value-type="string" office:string-value="لاگ" calcext:value-type="string">
            <text:p>لاگ</text:p>
          </table:table-cell>
          <table:table-cell table:style-name="ce2" table:formula="of:=[$lang_la.A20]" office:value-type="string" office:string-value="LOGUS" calcext:value-type="string">
            <text:p>LOGUS</text:p>
          </table:table-cell>
          <table:table-cell table:style-name="ce1" table:formula="of:=[$lang_cy.A20]" office:value-type="string" office:string-value="LOG" calcext:value-type="string">
            <text:p>LOG</text:p>
          </table:table-cell>
          <table:table-cell table:style-name="ce1" table:formula="of:=[$lang_zu.A20]" office:value-type="string" office:string-value="UGODO" calcext:value-type="string">
            <text:p>UGODO</text:p>
          </table:table-cell>
          <table:table-cell table:style-name="ce1" table:formula="of:=[$lang_yi.A20]" office:value-type="string" office:string-value="קלאָץ" calcext:value-type="string">
            <text:p>קלאָץ</text:p>
          </table:table-cell>
          <table:table-cell table:number-columns-repeated="1001"/>
        </table:table-row>
        <table:table-row table:style-name="ro1">
          <table:table-cell table:style-name="ce1" table:formula="of:=[$keywords.A19]" office:value-type="string" office:string-value="NEXT" calcext:value-type="string">
            <text:p>NEXT</text:p>
          </table:table-cell>
          <table:table-cell table:style-name="ce1" table:formula="of:=[$lang_en.A21]" office:value-type="string" office:string-value="NEXT" calcext:value-type="string">
            <text:p>NEXT</text:p>
          </table:table-cell>
          <table:table-cell table:style-name="ce1" table:formula="of:=[$lang_ko.A21]" office:value-type="string" office:string-value="다음" calcext:value-type="string">
            <text:p>다음</text:p>
          </table:table-cell>
          <table:table-cell table:style-name="ce1" table:formula="of:=[$lang_fr.A21]" office:value-type="string" office:string-value="SUIVANT" calcext:value-type="string">
            <text:p>SUIVANT</text:p>
          </table:table-cell>
          <table:table-cell table:style-name="ce1" table:formula="of:=[$lang_de.A21]" office:value-type="string" office:string-value="NÄCHSTE" calcext:value-type="string">
            <text:p>NÄCHSTE</text:p>
          </table:table-cell>
          <table:table-cell table:style-name="ce1" table:formula="of:=[$lang_zh.A21]" office:value-type="string" office:string-value="下一个" calcext:value-type="string">
            <text:p>下一个</text:p>
          </table:table-cell>
          <table:table-cell table:style-name="ce1" table:formula="of:=[$lang_es.A21]" office:value-type="string" office:string-value="PRÓXIMO" calcext:value-type="string">
            <text:p>PRÓXIMO</text:p>
          </table:table-cell>
          <table:table-cell table:style-name="ce1" table:formula="of:=[$lang_ar.A21]" office:value-type="string" office:string-value="التالي" calcext:value-type="string">
            <text:p>التالي</text:p>
          </table:table-cell>
          <table:table-cell table:style-name="ce1" table:formula="of:=[$lang_ru.A21]" office:value-type="string" office:string-value="СЛЕДУЮЩИЙ" calcext:value-type="string">
            <text:p>СЛЕДУЮЩИЙ</text:p>
          </table:table-cell>
          <table:table-cell table:style-name="ce1" table:formula="of:=[$lang_hi.A21]" office:value-type="string" office:string-value="अगला" calcext:value-type="string">
            <text:p>अगला</text:p>
          </table:table-cell>
          <table:table-cell table:style-name="ce1" table:formula="of:=[$lang_bn.A21]" office:value-type="string" office:string-value="পরবর্তী" calcext:value-type="string">
            <text:p>পরবর্তী</text:p>
          </table:table-cell>
          <table:table-cell table:style-name="ce1" table:formula="of:=[$lang_pt.A21]" office:value-type="string" office:string-value="PRÓXIMO" calcext:value-type="string">
            <text:p>PRÓXIMO</text:p>
          </table:table-cell>
          <table:table-cell table:style-name="ce1" table:formula="of:=[$lang_in.A21]" office:value-type="string" office:string-value="BERIKUTNYA" calcext:value-type="string">
            <text:p>BERIKUTNYA</text:p>
          </table:table-cell>
          <table:table-cell table:style-name="ce1" table:formula="of:=[$lang_ja.A21]" office:value-type="string" office:string-value="次" calcext:value-type="string">
            <text:p>次</text:p>
          </table:table-cell>
          <table:table-cell table:style-name="ce1" table:formula="of:=[$lang_he.A21]" office:value-type="string" office:string-value="הַבָּא" calcext:value-type="string">
            <text:p>הַבָּא</text:p>
          </table:table-cell>
          <table:table-cell table:style-name="ce1" table:formula="of:=[$lang_eo.A21]" office:value-type="string" office:string-value="POSTE" calcext:value-type="string">
            <text:p>POSTE</text:p>
          </table:table-cell>
          <table:table-cell table:style-name="ce1" table:formula="of:=[$lang_sw.A21]" office:value-type="string" office:string-value="IFUATAYO" calcext:value-type="string">
            <text:p>IFUATAYO</text:p>
          </table:table-cell>
          <table:table-cell table:style-name="ce1" table:formula="of:=[$lang_tl.A21]" office:value-type="string" office:string-value="SUSUNOD" calcext:value-type="string">
            <text:p>SUSUNOD</text:p>
          </table:table-cell>
          <table:table-cell table:style-name="ce1" table:formula="of:=[$lang_ur.A21]" office:value-type="string" office:string-value="اگلے" calcext:value-type="string">
            <text:p>اگلے</text:p>
          </table:table-cell>
          <table:table-cell table:style-name="ce2" table:formula="of:=[$lang_la.A21]" office:value-type="string" office:string-value="DEINDE" calcext:value-type="string">
            <text:p>DEINDE</text:p>
          </table:table-cell>
          <table:table-cell table:style-name="ce1" table:formula="of:=[$lang_cy.A21]" office:value-type="string" office:string-value="NESAF" calcext:value-type="string">
            <text:p>NESAF</text:p>
          </table:table-cell>
          <table:table-cell table:style-name="ce1" table:formula="of:=[$lang_zu.A21]" office:value-type="string" office:string-value="OLANDELAYO" calcext:value-type="string">
            <text:p>OLANDELAYO</text:p>
          </table:table-cell>
          <table:table-cell table:style-name="ce1" table:formula="of:=[$lang_yi.A21]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table:formula="of:=[$keywords.A20]" office:value-type="string" office:string-value="ON" calcext:value-type="string">
            <text:p>ON</text:p>
          </table:table-cell>
          <table:table-cell table:style-name="ce1" table:formula="of:=[$lang_en.A22]" office:value-type="string" office:string-value="ON" calcext:value-type="string">
            <text:p>ON</text:p>
          </table:table-cell>
          <table:table-cell table:style-name="ce1" table:formula="of:=[$lang_ko.A22]" office:value-type="string" office:string-value="까지" calcext:value-type="string">
            <text:p>까지</text:p>
          </table:table-cell>
          <table:table-cell table:style-name="ce1" table:formula="of:=[$lang_fr.A22]" office:value-type="string" office:string-value="SUR" calcext:value-type="string">
            <text:p>SUR</text:p>
          </table:table-cell>
          <table:table-cell table:style-name="ce1" table:formula="of:=[$lang_de.A22]" office:value-type="string" office:string-value="AN" calcext:value-type="string">
            <text:p>AN</text:p>
          </table:table-cell>
          <table:table-cell table:style-name="ce1" table:formula="of:=[$lang_zh.A22]" office:value-type="string" office:string-value="在" calcext:value-type="string">
            <text:p>在</text:p>
          </table:table-cell>
          <table:table-cell table:style-name="ce1" table:formula="of:=[$lang_es.A22]" office:value-type="string" office:string-value="EN" calcext:value-type="string">
            <text:p>EN</text:p>
          </table:table-cell>
          <table:table-cell table:style-name="ce1" table:formula="of:=[$lang_ar.A22]" office:value-type="string" office:string-value="على" calcext:value-type="string">
            <text:p>على</text:p>
          </table:table-cell>
          <table:table-cell table:style-name="ce1" table:formula="of:=[$lang_ru.A22]" office:value-type="string" office:string-value="НА" calcext:value-type="string">
            <text:p>НА</text:p>
          </table:table-cell>
          <table:table-cell table:style-name="ce1" table:formula="of:=[$lang_hi.A22]" office:value-type="string" office:string-value="पर" calcext:value-type="string">
            <text:p>पर</text:p>
          </table:table-cell>
          <table:table-cell table:style-name="ce1" table:formula="of:=[$lang_bn.A22]" office:value-type="string" office:string-value="চালু" calcext:value-type="string">
            <text:p>চালু</text:p>
          </table:table-cell>
          <table:table-cell table:style-name="ce1" table:formula="of:=[$lang_pt.A22]" office:value-type="string" office:string-value="SOBRE" calcext:value-type="string">
            <text:p>SOBRE</text:p>
          </table:table-cell>
          <table:table-cell table:style-name="ce1" table:formula="of:=[$lang_in.A22]" office:value-type="string" office:string-value="PADA" calcext:value-type="string">
            <text:p>PADA</text:p>
          </table:table-cell>
          <table:table-cell table:style-name="ce1" table:formula="of:=[$lang_ja.A22]" office:value-type="string" office:string-value="の上" calcext:value-type="string">
            <text:p>の上</text:p>
          </table:table-cell>
          <table:table-cell table:style-name="ce1" table:formula="of:=[$lang_he.A22]" office:value-type="string" office:string-value="עַל" calcext:value-type="string">
            <text:p>עַל</text:p>
          </table:table-cell>
          <table:table-cell table:style-name="ce1" table:formula="of:=[$lang_eo.A22]" office:value-type="string" office:string-value="ON" calcext:value-type="string">
            <text:p>ON</text:p>
          </table:table-cell>
          <table:table-cell table:style-name="ce1" table:formula="of:=[$lang_sw.A22]" office:value-type="string" office:string-value="ON" calcext:value-type="string">
            <text:p>ON</text:p>
          </table:table-cell>
          <table:table-cell table:style-name="ce1" table:formula="of:=[$lang_tl.A22]" office:value-type="string" office:string-value="SA" calcext:value-type="string">
            <text:p>SA</text:p>
          </table:table-cell>
          <table:table-cell table:style-name="ce1" table:formula="of:=[$lang_ur.A22]" office:value-type="string" office:string-value="پر" calcext:value-type="string">
            <text:p>پر</text:p>
          </table:table-cell>
          <table:table-cell table:style-name="ce2" table:formula="of:=[$lang_la.A22]" office:value-type="string" office:string-value="IN" calcext:value-type="string">
            <text:p>IN</text:p>
          </table:table-cell>
          <table:table-cell table:style-name="ce1" table:formula="of:=[$lang_cy.A22]" office:value-type="string" office:string-value="YMLAEN" calcext:value-type="string">
            <text:p>YMLAEN</text:p>
          </table:table-cell>
          <table:table-cell table:style-name="ce1" table:formula="of:=[$lang_zu.A22]" office:value-type="string" office:string-value="PHEZU KWA-" calcext:value-type="string">
            <text:p>PHEZU KWA-</text:p>
          </table:table-cell>
          <table:table-cell table:style-name="ce1" table:formula="of:=[$lang_yi.A22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21]" office:value-type="string" office:string-value="OPTION" calcext:value-type="string">
            <text:p>OPTION</text:p>
          </table:table-cell>
          <table:table-cell table:style-name="ce1" table:formula="of:=[$lang_en.A23]" office:value-type="string" office:string-value="OPTION" calcext:value-type="string">
            <text:p>OPTION</text:p>
          </table:table-cell>
          <table:table-cell table:style-name="ce1" table:formula="of:=[$lang_ko.A23]" office:value-type="string" office:string-value="옵션" calcext:value-type="string">
            <text:p>옵션</text:p>
          </table:table-cell>
          <table:table-cell table:style-name="ce1" table:formula="of:=[$lang_fr.A23]" office:value-type="string" office:string-value="OPTION" calcext:value-type="string">
            <text:p>OPTION</text:p>
          </table:table-cell>
          <table:table-cell table:style-name="ce1" table:formula="of:=[$lang_de.A23]" office:value-type="string" office:string-value="MÖGLICHKEIT" calcext:value-type="string">
            <text:p>MÖGLICHKEIT</text:p>
          </table:table-cell>
          <table:table-cell table:style-name="ce1" table:formula="of:=[$lang_zh.A23]" office:value-type="string" office:string-value="选项" calcext:value-type="string">
            <text:p>选项</text:p>
          </table:table-cell>
          <table:table-cell table:style-name="ce1" table:formula="of:=[$lang_es.A23]" office:value-type="string" office:string-value="OPCIÓN" calcext:value-type="string">
            <text:p>OPCIÓN</text:p>
          </table:table-cell>
          <table:table-cell table:style-name="ce1" table:formula="of:=[$lang_ar.A23]" office:value-type="string" office:string-value="خيار" calcext:value-type="string">
            <text:p>خيار</text:p>
          </table:table-cell>
          <table:table-cell table:style-name="ce1" table:formula="of:=[$lang_ru.A23]" office:value-type="string" office:string-value="ВАРИАНТ" calcext:value-type="string">
            <text:p>ВАРИАНТ</text:p>
          </table:table-cell>
          <table:table-cell table:style-name="ce1" table:formula="of:=[$lang_hi.A23]" office:value-type="string" office:string-value="विकल्प" calcext:value-type="string">
            <text:p>विकल्प</text:p>
          </table:table-cell>
          <table:table-cell table:style-name="ce1" table:formula="of:=[$lang_bn.A23]" office:value-type="string" office:string-value="বিকল্প" calcext:value-type="string">
            <text:p>বিকল্প</text:p>
          </table:table-cell>
          <table:table-cell table:style-name="ce1" table:formula="of:=[$lang_pt.A23]" office:value-type="string" office:string-value="OPÇÃO" calcext:value-type="string">
            <text:p>OPÇÃO</text:p>
          </table:table-cell>
          <table:table-cell table:style-name="ce1" table:formula="of:=[$lang_in.A23]" office:value-type="string" office:string-value="PILIHAN" calcext:value-type="string">
            <text:p>PILIHAN</text:p>
          </table:table-cell>
          <table:table-cell table:style-name="ce1" table:formula="of:=[$lang_ja.A23]" office:value-type="string" office:string-value="オプション" calcext:value-type="string">
            <text:p>オプション</text:p>
          </table:table-cell>
          <table:table-cell table:style-name="ce1" table:formula="of:=[$lang_he.A23]" office:value-type="string" office:string-value="אוֹפְּצִיָה" calcext:value-type="string">
            <text:p>אוֹפְּצִיָה</text:p>
          </table:table-cell>
          <table:table-cell table:style-name="ce1" table:formula="of:=[$lang_eo.A23]" office:value-type="string" office:string-value="OPCIO" calcext:value-type="string">
            <text:p>OPCIO</text:p>
          </table:table-cell>
          <table:table-cell table:style-name="ce1" table:formula="of:=[$lang_sw.A23]" office:value-type="string" office:string-value="CHAGUO" calcext:value-type="string">
            <text:p>CHAGUO</text:p>
          </table:table-cell>
          <table:table-cell table:style-name="ce1" table:formula="of:=[$lang_tl.A23]" office:value-type="string" office:string-value="PAGPIPILIAN" calcext:value-type="string">
            <text:p>PAGPIPILIAN</text:p>
          </table:table-cell>
          <table:table-cell table:style-name="ce1" table:formula="of:=[$lang_ur.A23]" office:value-type="string" office:string-value="آپشن" calcext:value-type="string">
            <text:p>آپشن</text:p>
          </table:table-cell>
          <table:table-cell table:style-name="ce2" table:formula="of:=[$lang_la.A23]" office:value-type="string" office:string-value="OPTIO" calcext:value-type="string">
            <text:p>OPTIO</text:p>
          </table:table-cell>
          <table:table-cell table:style-name="ce1" table:formula="of:=[$lang_cy.A23]" office:value-type="string" office:string-value="OPSIWN" calcext:value-type="string">
            <text:p>OPSIWN</text:p>
          </table:table-cell>
          <table:table-cell table:style-name="ce1" table:formula="of:=[$lang_zu.A23]" office:value-type="string" office:string-value="UKUKHETHA" calcext:value-type="string">
            <text:p>UKUKHETHA</text:p>
          </table:table-cell>
          <table:table-cell table:style-name="ce1" table:formula="of:=[$lang_yi.A23]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table:formula="of:=[$keywords.A22]" office:value-type="string" office:string-value="PRINT" calcext:value-type="string">
            <text:p>PRINT</text:p>
          </table:table-cell>
          <table:table-cell table:style-name="ce1" table:formula="of:=[$lang_en.A24]" office:value-type="string" office:string-value="PRINT" calcext:value-type="string">
            <text:p>PRINT</text:p>
          </table:table-cell>
          <table:table-cell table:style-name="ce1" table:formula="of:=[$lang_ko.A24]" office:value-type="string" office:string-value="인쇄" calcext:value-type="string">
            <text:p>인쇄</text:p>
          </table:table-cell>
          <table:table-cell table:style-name="ce1" table:formula="of:=[$lang_fr.A24]" office:value-type="string" office:string-value="IMPRIMER" calcext:value-type="string">
            <text:p>IMPRIMER</text:p>
          </table:table-cell>
          <table:table-cell table:style-name="ce1" table:formula="of:=[$lang_de.A24]" office:value-type="string" office:string-value="DRUCKEN" calcext:value-type="string">
            <text:p>DRUCKEN</text:p>
          </table:table-cell>
          <table:table-cell table:style-name="ce1" table:formula="of:=[$lang_zh.A24]" office:value-type="string" office:string-value="打印" calcext:value-type="string">
            <text:p>打印</text:p>
          </table:table-cell>
          <table:table-cell table:style-name="ce1" table:formula="of:=[$lang_es.A24]" office:value-type="string" office:string-value="IMPRIMIR" calcext:value-type="string">
            <text:p>IMPRIMIR</text:p>
          </table:table-cell>
          <table:table-cell table:style-name="ce1" table:formula="of:=[$lang_ar.A24]" office:value-type="string" office:string-value="مطبعة" calcext:value-type="string">
            <text:p>مطبعة</text:p>
          </table:table-cell>
          <table:table-cell table:style-name="ce1" table:formula="of:=[$lang_ru.A24]" office:value-type="string" office:string-value="РАСПЕЧАТАТЬ" calcext:value-type="string">
            <text:p>РАСПЕЧАТАТЬ</text:p>
          </table:table-cell>
          <table:table-cell table:style-name="ce1" table:formula="of:=[$lang_hi.A24]" office:value-type="string" office:string-value="प्रिंट" calcext:value-type="string">
            <text:p>प्रिंट</text:p>
          </table:table-cell>
          <table:table-cell table:style-name="ce1" table:formula="of:=[$lang_bn.A24]" office:value-type="string" office:string-value="ছাপা" calcext:value-type="string">
            <text:p>ছাপা</text:p>
          </table:table-cell>
          <table:table-cell table:style-name="ce1" table:formula="of:=[$lang_pt.A24]" office:value-type="string" office:string-value="IMPRIMIR" calcext:value-type="string">
            <text:p>IMPRIMIR</text:p>
          </table:table-cell>
          <table:table-cell table:style-name="ce1" table:formula="of:=[$lang_in.A24]" office:value-type="string" office:string-value="MENCETAK" calcext:value-type="string">
            <text:p>MENCETAK</text:p>
          </table:table-cell>
          <table:table-cell table:style-name="ce1" table:formula="of:=[$lang_ja.A24]" office:value-type="string" office:string-value="印刷" calcext:value-type="string">
            <text:p>印刷</text:p>
          </table:table-cell>
          <table:table-cell table:style-name="ce1" table:formula="of:=[$lang_he.A24]" office:value-type="string" office:string-value="הדפס" calcext:value-type="string">
            <text:p>הדפס</text:p>
          </table:table-cell>
          <table:table-cell table:style-name="ce1" table:formula="of:=[$lang_eo.A24]" office:value-type="string" office:string-value="PRESI" calcext:value-type="string">
            <text:p>PRESI</text:p>
          </table:table-cell>
          <table:table-cell table:style-name="ce1" table:formula="of:=[$lang_sw.A24]" office:value-type="string" office:string-value="CHAPISHA" calcext:value-type="string">
            <text:p>CHAPISHA</text:p>
          </table:table-cell>
          <table:table-cell table:style-name="ce1" table:formula="of:=[$lang_tl.A24]" office:value-type="string" office:string-value="I -PRINT" calcext:value-type="string">
            <text:p>I -PRINT</text:p>
          </table:table-cell>
          <table:table-cell table:style-name="ce1" table:formula="of:=[$lang_ur.A24]" office:value-type="string" office:string-value="پرنٹ کریں" calcext:value-type="string">
            <text:p>پرنٹ کریں</text:p>
          </table:table-cell>
          <table:table-cell table:style-name="ce2" table:formula="of:=[$lang_la.A24]" office:value-type="string" office:string-value="PRINT" calcext:value-type="string">
            <text:p>PRINT</text:p>
          </table:table-cell>
          <table:table-cell table:style-name="ce1" table:formula="of:=[$lang_cy.A24]" office:value-type="string" office:string-value="BRINTIWYD" calcext:value-type="string">
            <text:p>BRINTIWYD</text:p>
          </table:table-cell>
          <table:table-cell table:style-name="ce1" table:formula="of:=[$lang_zu.A24]" office:value-type="string" office:string-value="CINDEZELA" calcext:value-type="string">
            <text:p>CINDEZELA</text:p>
          </table:table-cell>
          <table:table-cell table:style-name="ce1" table:formula="of:=[$lang_yi.A24]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table:formula="of:=[$keywords.A23]" office:value-type="string" office:string-value="RANDOMIZE" calcext:value-type="string">
            <text:p>RANDOMIZE</text:p>
          </table:table-cell>
          <table:table-cell table:style-name="ce1" table:formula="of:=[$lang_en.A25]" office:value-type="string" office:string-value="RANDOMIZE" calcext:value-type="string">
            <text:p>RANDOMIZE</text:p>
          </table:table-cell>
          <table:table-cell table:style-name="ce1" table:formula="of:=[$lang_ko.A25]" office:value-type="string" office:string-value="무작위 화" calcext:value-type="string">
            <text:p>무작위 화</text:p>
          </table:table-cell>
          <table:table-cell table:style-name="ce1" table:formula="of:=[$lang_fr.A25]" office:value-type="string" office:string-value="RANDOMISER" calcext:value-type="string">
            <text:p>RANDOMISER</text:p>
          </table:table-cell>
          <table:table-cell table:style-name="ce1" table:formula="of:=[$lang_de.A25]" office:value-type="string" office:string-value="RANDOMISIEREN" calcext:value-type="string">
            <text:p>RANDOMISIEREN</text:p>
          </table:table-cell>
          <table:table-cell table:style-name="ce1" table:formula="of:=[$lang_zh.A25]" office:value-type="string" office:string-value="随机化" calcext:value-type="string">
            <text:p>随机化</text:p>
          </table:table-cell>
          <table:table-cell table:style-name="ce1" table:formula="of:=[$lang_es.A25]" office:value-type="string" office:string-value="ALEATORIZAR" calcext:value-type="string">
            <text:p>ALEATORIZAR</text:p>
          </table:table-cell>
          <table:table-cell table:style-name="ce1" table:formula="of:=[$lang_ar.A25]" office:value-type="string" office:string-value="عشوائي" calcext:value-type="string">
            <text:p>عشوائي</text:p>
          </table:table-cell>
          <table:table-cell table:style-name="ce1" table:formula="of:=[$lang_ru.A25]" office:value-type="string" office:string-value="РАНДОМИЗИРОВАТЬ" calcext:value-type="string">
            <text:p>РАНДОМИЗИРОВАТЬ</text:p>
          </table:table-cell>
          <table:table-cell table:style-name="ce1" table:formula="of:=[$lang_hi.A25]" office:value-type="string" office:string-value="अनियमित" calcext:value-type="string">
            <text:p>अनियमित</text:p>
          </table:table-cell>
          <table:table-cell table:style-name="ce1" table:formula="of:=[$lang_bn.A25]" office:value-type="string" office:string-value="এলোমেলোভাবে" calcext:value-type="string">
            <text:p>এলোমেলোভাবে</text:p>
          </table:table-cell>
          <table:table-cell table:style-name="ce1" table:formula="of:=[$lang_pt.A25]" office:value-type="string" office:string-value="ALEATÓRIA" calcext:value-type="string">
            <text:p>ALEATÓRIA</text:p>
          </table:table-cell>
          <table:table-cell table:style-name="ce1" table:formula="of:=[$lang_in.A25]" office:value-type="string" office:string-value="MENGACAK" calcext:value-type="string">
            <text:p>MENGACAK</text:p>
          </table:table-cell>
          <table:table-cell table:style-name="ce1" table:formula="of:=[$lang_ja.A25]" office:value-type="string" office:string-value="ランダム化" calcext:value-type="string">
            <text:p>ランダム化</text:p>
          </table:table-cell>
          <table:table-cell table:style-name="ce1" table:formula="of:=[$lang_he.A25]" office:value-type="string" office:string-value="אקראי" calcext:value-type="string">
            <text:p>אקראי</text:p>
          </table:table-cell>
          <table:table-cell table:style-name="ce1" table:formula="of:=[$lang_eo.A25]" office:value-type="string" office:string-value="HAZARDA" calcext:value-type="string">
            <text:p>HAZARDA</text:p>
          </table:table-cell>
          <table:table-cell table:style-name="ce1" table:formula="of:=[$lang_sw.A25]" office:value-type="string" office:string-value="BILA MPANGILIO" calcext:value-type="string">
            <text:p>BILA MPANGILIO</text:p>
          </table:table-cell>
          <table:table-cell table:style-name="ce1" table:formula="of:=[$lang_tl.A25]" office:value-type="string" office:string-value="RANDOMIZE" calcext:value-type="string">
            <text:p>RANDOMIZE</text:p>
          </table:table-cell>
          <table:table-cell table:style-name="ce1" table:formula="of:=[$lang_ur.A25]" office:value-type="string" office:string-value="بے ترتیب" calcext:value-type="string">
            <text:p>بے ترتیب</text:p>
          </table:table-cell>
          <table:table-cell table:style-name="ce2" table:formula="of:=[$lang_la.A25]" office:value-type="string" office:string-value="RANDOMIZE" calcext:value-type="string">
            <text:p>RANDOMIZE</text:p>
          </table:table-cell>
          <table:table-cell table:style-name="ce1" table:formula="of:=[$lang_cy.A25]" office:value-type="string" office:string-value="AR HAP" calcext:value-type="string">
            <text:p>AR HAP</text:p>
          </table:table-cell>
          <table:table-cell table:style-name="ce1" table:formula="of:=[$lang_zu.A25]" office:value-type="string" office:string-value="PHUNGULA" calcext:value-type="string">
            <text:p>PHUNGULA</text:p>
          </table:table-cell>
          <table:table-cell table:style-name="ce1" table:formula="of:=[$lang_yi.A25]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table:formula="of:=[$keywords.A24]" office:value-type="string" office:string-value="RAT" calcext:value-type="string">
            <text:p>RAT</text:p>
          </table:table-cell>
          <table:table-cell table:style-name="ce1" table:formula="of:=[$lang_en.A26]" office:value-type="string" office:string-value="RAT" calcext:value-type="string">
            <text:p>RAT</text:p>
          </table:table-cell>
          <table:table-cell table:style-name="ce1" table:formula="of:=[$lang_ko.A26]" office:value-type="string" office:string-value="비율" calcext:value-type="string">
            <text:p>비율</text:p>
          </table:table-cell>
          <table:table-cell table:style-name="ce1" table:formula="of:=[$lang_fr.A26]" office:value-type="string" office:string-value="FRACTION" calcext:value-type="string">
            <text:p>FRACTION</text:p>
          </table:table-cell>
          <table:table-cell table:style-name="ce1" table:formula="of:=[$lang_de.A26]" office:value-type="string" office:string-value="RATTE" calcext:value-type="string">
            <text:p>RATTE</text:p>
          </table:table-cell>
          <table:table-cell table:style-name="ce1" table:formula="of:=[$lang_zh.A26]" office:value-type="string" office:string-value="鼠" calcext:value-type="string">
            <text:p>鼠</text:p>
          </table:table-cell>
          <table:table-cell table:style-name="ce1" table:formula="of:=[$lang_es.A26]" office:value-type="string" office:string-value="RATA" calcext:value-type="string">
            <text:p>RATA</text:p>
          </table:table-cell>
          <table:table-cell table:style-name="ce1" table:formula="of:=[$lang_ar.A26]" office:value-type="string" office:string-value="فأر" calcext:value-type="string">
            <text:p>فأر</text:p>
          </table:table-cell>
          <table:table-cell table:style-name="ce1" table:formula="of:=[$lang_ru.A26]" office:value-type="string" office:string-value="КРЫСА" calcext:value-type="string">
            <text:p>КРЫСА</text:p>
          </table:table-cell>
          <table:table-cell table:style-name="ce1" table:formula="of:=[$lang_hi.A26]" office:value-type="string" office:string-value="चूहा" calcext:value-type="string">
            <text:p>चूहा</text:p>
          </table:table-cell>
          <table:table-cell table:style-name="ce1" table:formula="of:=[$lang_bn.A26]" office:value-type="string" office:string-value="ইঁদুর" calcext:value-type="string">
            <text:p>ইঁদুর</text:p>
          </table:table-cell>
          <table:table-cell table:style-name="ce1" table:formula="of:=[$lang_pt.A26]" office:value-type="string" office:string-value="RATO" calcext:value-type="string">
            <text:p>RATO</text:p>
          </table:table-cell>
          <table:table-cell table:style-name="ce1" table:formula="of:=[$lang_in.A26]" office:value-type="string" office:string-value="TIKUS" calcext:value-type="string">
            <text:p>TIKUS</text:p>
          </table:table-cell>
          <table:table-cell table:style-name="ce1" table:formula="of:=[$lang_ja.A26]" office:value-type="string" office:string-value="ねずみ" calcext:value-type="string">
            <text:p>ねずみ</text:p>
          </table:table-cell>
          <table:table-cell table:style-name="ce1" table:formula="of:=[$lang_he.A26]" office:value-type="string" office:string-value="עכברוש" calcext:value-type="string">
            <text:p>עכברוש</text:p>
          </table:table-cell>
          <table:table-cell table:style-name="ce1" table:formula="of:=[$lang_eo.A26]" office:value-type="string" office:string-value="RATO" calcext:value-type="string">
            <text:p>RATO</text:p>
          </table:table-cell>
          <table:table-cell table:style-name="ce1" table:formula="of:=[$lang_sw.A26]" office:value-type="string" office:string-value="PANYA" calcext:value-type="string">
            <text:p>PANYA</text:p>
          </table:table-cell>
          <table:table-cell table:style-name="ce1" table:formula="of:=[$lang_tl.A26]" office:value-type="string" office:string-value="DAGA" calcext:value-type="string">
            <text:p>DAGA</text:p>
          </table:table-cell>
          <table:table-cell table:style-name="ce1" table:formula="of:=[$lang_ur.A26]" office:value-type="string" office:string-value="چوہا" calcext:value-type="string">
            <text:p>چوہا</text:p>
          </table:table-cell>
          <table:table-cell table:style-name="ce2" table:formula="of:=[$lang_la.A26]" office:value-type="string" office:string-value="RAT" calcext:value-type="string">
            <text:p>RAT</text:p>
          </table:table-cell>
          <table:table-cell table:style-name="ce1" table:formula="of:=[$lang_cy.A26]" office:value-type="string" office:string-value="LLYGODEN" calcext:value-type="string">
            <text:p>LLYGODEN</text:p>
          </table:table-cell>
          <table:table-cell table:style-name="ce1" table:formula="of:=[$lang_zu.A26]" office:value-type="string" office:string-value="IGUNDANE" calcext:value-type="string">
            <text:p>IGUNDANE</text:p>
          </table:table-cell>
          <table:table-cell table:style-name="ce1" table:formula="of:=[$lang_yi.A26]" office:value-type="string" office:string-value="שטשור" calcext:value-type="string">
            <text:p>שטשור</text:p>
          </table:table-cell>
          <table:table-cell table:number-columns-repeated="1001"/>
        </table:table-row>
        <table:table-row table:style-name="ro1">
          <table:table-cell table:style-name="ce1" table:formula="of:=[$keywords.A25]" office:value-type="string" office:string-value="READ" calcext:value-type="string">
            <text:p>READ</text:p>
          </table:table-cell>
          <table:table-cell table:style-name="ce1" table:formula="of:=[$lang_en.A27]" office:value-type="string" office:string-value="READ" calcext:value-type="string">
            <text:p>READ</text:p>
          </table:table-cell>
          <table:table-cell table:style-name="ce1" table:formula="of:=[$lang_ko.A27]" office:value-type="string" office:string-value="읽다" calcext:value-type="string">
            <text:p>읽다</text:p>
          </table:table-cell>
          <table:table-cell table:style-name="ce1" table:formula="of:=[$lang_fr.A27]" office:value-type="string" office:string-value="LIRE" calcext:value-type="string">
            <text:p>LIRE</text:p>
          </table:table-cell>
          <table:table-cell table:style-name="ce1" table:formula="of:=[$lang_de.A27]" office:value-type="string" office:string-value="LESEN" calcext:value-type="string">
            <text:p>LESEN</text:p>
          </table:table-cell>
          <table:table-cell table:style-name="ce1" table:formula="of:=[$lang_zh.A27]" office:value-type="string" office:string-value="读" calcext:value-type="string">
            <text:p>读</text:p>
          </table:table-cell>
          <table:table-cell table:style-name="ce1" table:formula="of:=[$lang_es.A27]" office:value-type="string" office:string-value="LEER" calcext:value-type="string">
            <text:p>LEER</text:p>
          </table:table-cell>
          <table:table-cell table:style-name="ce1" table:formula="of:=[$lang_ar.A27]" office:value-type="string" office:string-value="يقرأ" calcext:value-type="string">
            <text:p>يقرأ</text:p>
          </table:table-cell>
          <table:table-cell table:style-name="ce1" table:formula="of:=[$lang_ru.A27]" office:value-type="string" office:string-value="ЧИТАТЬ" calcext:value-type="string">
            <text:p>ЧИТАТЬ</text:p>
          </table:table-cell>
          <table:table-cell table:style-name="ce1" table:formula="of:=[$lang_hi.A27]" office:value-type="string" office:string-value="पढ़ना" calcext:value-type="string">
            <text:p>पढ़ना</text:p>
          </table:table-cell>
          <table:table-cell table:style-name="ce1" table:formula="of:=[$lang_bn.A27]" office:value-type="string" office:string-value="পড়ুন" calcext:value-type="string">
            <text:p>পড়ুন</text:p>
          </table:table-cell>
          <table:table-cell table:style-name="ce1" table:formula="of:=[$lang_pt.A27]" office:value-type="string" office:string-value="LER" calcext:value-type="string">
            <text:p>LER</text:p>
          </table:table-cell>
          <table:table-cell table:style-name="ce1" table:formula="of:=[$lang_in.A27]" office:value-type="string" office:string-value="MEMBACA" calcext:value-type="string">
            <text:p>MEMBACA</text:p>
          </table:table-cell>
          <table:table-cell table:style-name="ce1" table:formula="of:=[$lang_ja.A27]" office:value-type="string" office:string-value="読む" calcext:value-type="string">
            <text:p>読む</text:p>
          </table:table-cell>
          <table:table-cell table:style-name="ce1" table:formula="of:=[$lang_he.A27]" office:value-type="string" office:string-value="לקרוא" calcext:value-type="string">
            <text:p>לקרוא</text:p>
          </table:table-cell>
          <table:table-cell table:style-name="ce1" table:formula="of:=[$lang_eo.A27]" office:value-type="string" office:string-value="LEGU" calcext:value-type="string">
            <text:p>LEGU</text:p>
          </table:table-cell>
          <table:table-cell table:style-name="ce1" table:formula="of:=[$lang_sw.A27]" office:value-type="string" office:string-value="SOMA" calcext:value-type="string">
            <text:p>SOMA</text:p>
          </table:table-cell>
          <table:table-cell table:style-name="ce1" table:formula="of:=[$lang_tl.A27]" office:value-type="string" office:string-value="BASAHIN" calcext:value-type="string">
            <text:p>BASAHIN</text:p>
          </table:table-cell>
          <table:table-cell table:style-name="ce1" table:formula="of:=[$lang_ur.A27]" office:value-type="string" office:string-value="پڑھیں" calcext:value-type="string">
            <text:p>پڑھیں</text:p>
          </table:table-cell>
          <table:table-cell table:style-name="ce2" table:formula="of:=[$lang_la.A27]" office:value-type="string" office:string-value="LEGERE" calcext:value-type="string">
            <text:p>LEGERE</text:p>
          </table:table-cell>
          <table:table-cell table:style-name="ce1" table:formula="of:=[$lang_cy.A27]" office:value-type="string" office:string-value="DARLLENEST" calcext:value-type="string">
            <text:p>DARLLENEST</text:p>
          </table:table-cell>
          <table:table-cell table:style-name="ce1" table:formula="of:=[$lang_zu.A27]" office:value-type="string" office:string-value="FUNDA" calcext:value-type="string">
            <text:p>FUNDA</text:p>
          </table:table-cell>
          <table:table-cell table:style-name="ce1" table:formula="of:=[$lang_yi.A27]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table:formula="of:=[$keywords.A26]" office:value-type="string" office:string-value="REM" calcext:value-type="string">
            <text:p>REM</text:p>
          </table:table-cell>
          <table:table-cell table:style-name="ce1" table:formula="of:=[$lang_en.A28]" office:value-type="string" office:string-value="REM" calcext:value-type="string">
            <text:p>REM</text:p>
          </table:table-cell>
          <table:table-cell table:style-name="ce1" table:formula="of:=[$lang_ko.A28]" office:value-type="string" office:string-value="주목" calcext:value-type="string">
            <text:p>주목</text:p>
          </table:table-cell>
          <table:table-cell table:style-name="ce1" table:formula="of:=[$lang_fr.A28]" office:value-type="string" office:string-value="COMMENTAIRE" calcext:value-type="string">
            <text:p>COMMENTAIRE</text:p>
          </table:table-cell>
          <table:table-cell table:style-name="ce1" table:formula="of:=[$lang_de.A28]" office:value-type="string" office:string-value="REM" calcext:value-type="string">
            <text:p>REM</text:p>
          </table:table-cell>
          <table:table-cell table:style-name="ce1" table:formula="of:=[$lang_zh.A28]" office:value-type="string" office:string-value="REM" calcext:value-type="string">
            <text:p>REM</text:p>
          </table:table-cell>
          <table:table-cell table:style-name="ce1" table:formula="of:=[$lang_es.A28]" office:value-type="string" office:string-value="MOVIMIENTO RÁPIDO DEL OJO" calcext:value-type="string">
            <text:p>MOVIMIENTO RÁPIDO DEL OJO</text:p>
          </table:table-cell>
          <table:table-cell table:style-name="ce1" table:formula="of:=[$lang_ar.A28]" office:value-type="string" office:string-value="ريم" calcext:value-type="string">
            <text:p>ريم</text:p>
          </table:table-cell>
          <table:table-cell table:style-name="ce1" table:formula="of:=[$lang_ru.A28]" office:value-type="string" office:string-value="РЕМ" calcext:value-type="string">
            <text:p>РЕМ</text:p>
          </table:table-cell>
          <table:table-cell table:style-name="ce1" table:formula="of:=[$lang_hi.A28]" office:value-type="string" office:string-value="निकाल देना" calcext:value-type="string">
            <text:p>निकाल देना</text:p>
          </table:table-cell>
          <table:table-cell table:style-name="ce1" table:formula="of:=[$lang_bn.A28]" office:value-type="string" office:string-value="রেম" calcext:value-type="string">
            <text:p>রেম</text:p>
          </table:table-cell>
          <table:table-cell table:style-name="ce1" table:formula="of:=[$lang_pt.A28]" office:value-type="string" office:string-value="REM" calcext:value-type="string">
            <text:p>REM</text:p>
          </table:table-cell>
          <table:table-cell table:style-name="ce1" table:formula="of:=[$lang_in.A28]" office:value-type="string" office:string-value="REM" calcext:value-type="string">
            <text:p>REM</text:p>
          </table:table-cell>
          <table:table-cell table:style-name="ce1" table:formula="of:=[$lang_ja.A28]" office:value-type="string" office:string-value="REM" calcext:value-type="string">
            <text:p>REM</text:p>
          </table:table-cell>
          <table:table-cell table:style-name="ce1" table:formula="of:=[$lang_he.A28]" office:value-type="string" office:string-value="REM" calcext:value-type="string">
            <text:p>REM</text:p>
          </table:table-cell>
          <table:table-cell table:style-name="ce1" table:formula="of:=[$lang_eo.A28]" office:value-type="string" office:string-value="REM" calcext:value-type="string">
            <text:p>REM</text:p>
          </table:table-cell>
          <table:table-cell table:style-name="ce1" table:formula="of:=[$lang_sw.A28]" office:value-type="string" office:string-value="REM" calcext:value-type="string">
            <text:p>REM</text:p>
          </table:table-cell>
          <table:table-cell table:style-name="ce1" table:formula="of:=[$lang_tl.A28]" office:value-type="string" office:string-value="REM" calcext:value-type="string">
            <text:p>REM</text:p>
          </table:table-cell>
          <table:table-cell table:style-name="ce1" table:formula="of:=[$lang_ur.A28]" office:value-type="string" office:string-value="ریم" calcext:value-type="string">
            <text:p>ریم</text:p>
          </table:table-cell>
          <table:table-cell table:style-name="ce2" table:formula="of:=[$lang_la.A28]" office:value-type="string" office:string-value="REM" calcext:value-type="string">
            <text:p>REM</text:p>
          </table:table-cell>
          <table:table-cell table:style-name="ce1" table:formula="of:=[$lang_cy.A28]" office:value-type="string" office:string-value="REM" calcext:value-type="string">
            <text:p>REM</text:p>
          </table:table-cell>
          <table:table-cell table:style-name="ce1" table:formula="of:=[$lang_zu.A28]" office:value-type="string" office:string-value="THUMA" calcext:value-type="string">
            <text:p>THUMA</text:p>
          </table:table-cell>
          <table:table-cell table:style-name="ce1" table:formula="of:=[$lang_yi.A28]" office:value-type="string" office:string-value="רעמאַוועס" calcext:value-type="string">
            <text:p>רעמאַוועס</text:p>
          </table:table-cell>
          <table:table-cell table:number-columns-repeated="1001"/>
        </table:table-row>
        <table:table-row table:style-name="ro1">
          <table:table-cell table:style-name="ce1" table:formula="of:=[$keywords.A27]" office:value-type="string" office:string-value="RESTORE" calcext:value-type="string">
            <text:p>RESTORE</text:p>
          </table:table-cell>
          <table:table-cell table:style-name="ce1" table:formula="of:=[$lang_en.A29]" office:value-type="string" office:string-value="RESTORE" calcext:value-type="string">
            <text:p>RESTORE</text:p>
          </table:table-cell>
          <table:table-cell table:style-name="ce1" table:formula="of:=[$lang_ko.A29]" office:value-type="string" office:string-value="복원하다" calcext:value-type="string">
            <text:p>복원하다</text:p>
          </table:table-cell>
          <table:table-cell table:style-name="ce1" table:formula="of:=[$lang_fr.A29]" office:value-type="string" office:string-value="RESTAURER" calcext:value-type="string">
            <text:p>RESTAURER</text:p>
          </table:table-cell>
          <table:table-cell table:style-name="ce1" table:formula="of:=[$lang_de.A29]" office:value-type="string" office:string-value="WIEDERHERSTELLEN" calcext:value-type="string">
            <text:p>WIEDERHERSTELLEN</text:p>
          </table:table-cell>
          <table:table-cell table:style-name="ce1" table:formula="of:=[$lang_zh.A29]" office:value-type="string" office:string-value="恢复" calcext:value-type="string">
            <text:p>恢复</text:p>
          </table:table-cell>
          <table:table-cell table:style-name="ce1" table:formula="of:=[$lang_es.A29]" office:value-type="string" office:string-value="RESTAURAR" calcext:value-type="string">
            <text:p>RESTAURAR</text:p>
          </table:table-cell>
          <table:table-cell table:style-name="ce1" table:formula="of:=[$lang_ar.A29]" office:value-type="string" office:string-value="يعيد" calcext:value-type="string">
            <text:p>يعيد</text:p>
          </table:table-cell>
          <table:table-cell table:style-name="ce1" table:formula="of:=[$lang_ru.A29]" office:value-type="string" office:string-value="ВОССТАНОВИТЬ" calcext:value-type="string">
            <text:p>ВОССТАНОВИТЬ</text:p>
          </table:table-cell>
          <table:table-cell table:style-name="ce1" table:formula="of:=[$lang_hi.A29]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1" table:formula="of:=[$lang_bn.A29]" office:value-type="string" office:string-value="পুনরুদ্ধার" calcext:value-type="string">
            <text:p>পুনরুদ্ধার</text:p>
          </table:table-cell>
          <table:table-cell table:style-name="ce1" table:formula="of:=[$lang_pt.A29]" office:value-type="string" office:string-value="RESTAURAR" calcext:value-type="string">
            <text:p>RESTAURAR</text:p>
          </table:table-cell>
          <table:table-cell table:style-name="ce1" table:formula="of:=[$lang_in.A29]" office:value-type="string" office:string-value="MEMULIHKAN" calcext:value-type="string">
            <text:p>MEMULIHKAN</text:p>
          </table:table-cell>
          <table:table-cell table:style-name="ce1" table:formula="of:=[$lang_ja.A29]" office:value-type="string" office:string-value="戻す" calcext:value-type="string">
            <text:p>戻す</text:p>
          </table:table-cell>
          <table:table-cell table:style-name="ce1" table:formula="of:=[$lang_he.A29]" office:value-type="string" office:string-value="לשחזר" calcext:value-type="string">
            <text:p>לשחזר</text:p>
          </table:table-cell>
          <table:table-cell table:style-name="ce1" table:formula="of:=[$lang_eo.A29]" office:value-type="string" office:string-value="RESTAŬRI" calcext:value-type="string">
            <text:p>RESTAŬRI</text:p>
          </table:table-cell>
          <table:table-cell table:style-name="ce1" table:formula="of:=[$lang_sw.A29]" office:value-type="string" office:string-value="REJESHA" calcext:value-type="string">
            <text:p>REJESHA</text:p>
          </table:table-cell>
          <table:table-cell table:style-name="ce1" table:formula="of:=[$lang_tl.A29]" office:value-type="string" office:string-value="IBALIK" calcext:value-type="string">
            <text:p>IBALIK</text:p>
          </table:table-cell>
          <table:table-cell table:style-name="ce1" table:formula="of:=[$lang_ur.A29]" office:value-type="string" office:string-value="بحال کریں" calcext:value-type="string">
            <text:p>بحال کریں</text:p>
          </table:table-cell>
          <table:table-cell table:style-name="ce2" table:formula="of:=[$lang_la.A29]" office:value-type="string" office:string-value="RESTITUO" calcext:value-type="string">
            <text:p>RESTITUO</text:p>
          </table:table-cell>
          <table:table-cell table:style-name="ce1" table:formula="of:=[$lang_cy.A29]" office:value-type="string" office:string-value="HATGYWEIRIFF" calcext:value-type="string">
            <text:p>HATGYWEIRIFF</text:p>
          </table:table-cell>
          <table:table-cell table:style-name="ce1" table:formula="of:=[$lang_zu.A29]" office:value-type="string" office:string-value="KHUZA" calcext:value-type="string">
            <text:p>KHUZA</text:p>
          </table:table-cell>
          <table:table-cell table:style-name="ce1" table:formula="of:=[$lang_yi.A29]" office:value-type="string" office:string-value="ריוויינד" calcext:value-type="string">
            <text:p>ריוויינד</text:p>
          </table:table-cell>
          <table:table-cell table:number-columns-repeated="1001"/>
        </table:table-row>
        <table:table-row table:style-name="ro1">
          <table:table-cell table:style-name="ce1" table:formula="of:=[$keywords.A28]" office:value-type="string" office:string-value="RETURN" calcext:value-type="string">
            <text:p>RETURN</text:p>
          </table:table-cell>
          <table:table-cell table:style-name="ce1" table:formula="of:=[$lang_en.A30]" office:value-type="string" office:string-value="RETURN" calcext:value-type="string">
            <text:p>RETURN</text:p>
          </table:table-cell>
          <table:table-cell table:style-name="ce1" table:formula="of:=[$lang_ko.A30]" office:value-type="string" office:string-value="반품" calcext:value-type="string">
            <text:p>반품</text:p>
          </table:table-cell>
          <table:table-cell table:style-name="ce1" table:formula="of:=[$lang_fr.A30]" office:value-type="string" office:string-value="PARTIR" calcext:value-type="string">
            <text:p>PARTIR</text:p>
          </table:table-cell>
          <table:table-cell table:style-name="ce1" table:formula="of:=[$lang_de.A30]" office:value-type="string" office:string-value="ZURÜCKKEHREN" calcext:value-type="string">
            <text:p>ZURÜCKKEHREN</text:p>
          </table:table-cell>
          <table:table-cell table:style-name="ce1" table:formula="of:=[$lang_zh.A30]" office:value-type="string" office:string-value="返回" calcext:value-type="string">
            <text:p>返回</text:p>
          </table:table-cell>
          <table:table-cell table:style-name="ce1" table:formula="of:=[$lang_es.A30]" office:value-type="string" office:string-value="DEVOLVER" calcext:value-type="string">
            <text:p>DEVOLVER</text:p>
          </table:table-cell>
          <table:table-cell table:style-name="ce1" table:formula="of:=[$lang_ar.A30]" office:value-type="string" office:string-value="يعود" calcext:value-type="string">
            <text:p>يعود</text:p>
          </table:table-cell>
          <table:table-cell table:style-name="ce1" table:formula="of:=[$lang_ru.A30]" office:value-type="string" office:string-value="ВОЗВРАЩАТЬСЯ" calcext:value-type="string">
            <text:p>ВОЗВРАЩАТЬСЯ</text:p>
          </table:table-cell>
          <table:table-cell table:style-name="ce1" table:formula="of:=[$lang_hi.A30]" office:value-type="string" office:string-value="वापस करना" calcext:value-type="string">
            <text:p>वापस करना</text:p>
          </table:table-cell>
          <table:table-cell table:style-name="ce1" table:formula="of:=[$lang_bn.A30]" office:value-type="string" office:string-value="প্রত্যাবর্তন" calcext:value-type="string">
            <text:p>প্রত্যাবর্তন</text:p>
          </table:table-cell>
          <table:table-cell table:style-name="ce1" table:formula="of:=[$lang_pt.A30]" office:value-type="string" office:string-value="RETORNAR" calcext:value-type="string">
            <text:p>RETORNAR</text:p>
          </table:table-cell>
          <table:table-cell table:style-name="ce1" table:formula="of:=[$lang_in.A30]" office:value-type="string" office:string-value="KEMBALI" calcext:value-type="string">
            <text:p>KEMBALI</text:p>
          </table:table-cell>
          <table:table-cell table:style-name="ce1" table:formula="of:=[$lang_ja.A30]" office:value-type="string" office:string-value="戻る" calcext:value-type="string">
            <text:p>戻る</text:p>
          </table:table-cell>
          <table:table-cell table:style-name="ce1" table:formula="of:=[$lang_he.A30]" office:value-type="string" office:string-value="לַחֲזוֹר" calcext:value-type="string">
            <text:p>לַחֲזוֹר</text:p>
          </table:table-cell>
          <table:table-cell table:style-name="ce1" table:formula="of:=[$lang_eo.A30]" office:value-type="string" office:string-value="REVENU" calcext:value-type="string">
            <text:p>REVENU</text:p>
          </table:table-cell>
          <table:table-cell table:style-name="ce1" table:formula="of:=[$lang_sw.A30]" office:value-type="string" office:string-value="KURUDI" calcext:value-type="string">
            <text:p>KURUDI</text:p>
          </table:table-cell>
          <table:table-cell table:style-name="ce1" table:formula="of:=[$lang_tl.A30]" office:value-type="string" office:string-value="BUMALIK" calcext:value-type="string">
            <text:p>BUMALIK</text:p>
          </table:table-cell>
          <table:table-cell table:style-name="ce1" table:formula="of:=[$lang_ur.A30]" office:value-type="string" office:string-value="واپس" calcext:value-type="string">
            <text:p>واپس</text:p>
          </table:table-cell>
          <table:table-cell table:style-name="ce2" table:formula="of:=[$lang_la.A30]" office:value-type="string" office:string-value="REDITUS" calcext:value-type="string">
            <text:p>REDITUS</text:p>
          </table:table-cell>
          <table:table-cell table:style-name="ce1" table:formula="of:=[$lang_cy.A30]" office:value-type="string" office:string-value="DDYCHWELO" calcext:value-type="string">
            <text:p>DDYCHWELO</text:p>
          </table:table-cell>
          <table:table-cell table:style-name="ce1" table:formula="of:=[$lang_zu.A30]" office:value-type="string" office:string-value="BUYISELA EMUVA" calcext:value-type="string">
            <text:p>BUYISELA EMUVA</text:p>
          </table:table-cell>
          <table:table-cell table:style-name="ce1" table:formula="of:=[$lang_yi.A30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9]" office:value-type="string" office:string-value="RND" calcext:value-type="string">
            <text:p>RND</text:p>
          </table:table-cell>
          <table:table-cell table:style-name="ce1" table:formula="of:=[$lang_en.A31]" office:value-type="string" office:string-value="RND" calcext:value-type="string">
            <text:p>RND</text:p>
          </table:table-cell>
          <table:table-cell table:style-name="ce1" table:formula="of:=[$lang_ko.A31]" office:value-type="string" office:string-value="무작위의" calcext:value-type="string">
            <text:p>무작위의</text:p>
          </table:table-cell>
          <table:table-cell table:style-name="ce1" table:formula="of:=[$lang_fr.A31]" office:value-type="string" office:string-value="RND" calcext:value-type="string">
            <text:p>RND</text:p>
          </table:table-cell>
          <table:table-cell table:style-name="ce1" table:formula="of:=[$lang_de.A31]" office:value-type="string" office:string-value="RND" calcext:value-type="string">
            <text:p>RND</text:p>
          </table:table-cell>
          <table:table-cell table:style-name="ce1" table:formula="of:=[$lang_zh.A31]" office:value-type="string" office:string-value="RND" calcext:value-type="string">
            <text:p>RND</text:p>
          </table:table-cell>
          <table:table-cell table:style-name="ce1" table:formula="of:=[$lang_es.A31]" office:value-type="string" office:string-value="RND" calcext:value-type="string">
            <text:p>RND</text:p>
          </table:table-cell>
          <table:table-cell table:style-name="ce1" table:formula="of:=[$lang_ar.A31]" office:value-type="string" office:string-value="RND" calcext:value-type="string">
            <text:p>RND</text:p>
          </table:table-cell>
          <table:table-cell table:style-name="ce1" table:formula="of:=[$lang_ru.A31]" office:value-type="string" office:string-value="RND" calcext:value-type="string">
            <text:p>RND</text:p>
          </table:table-cell>
          <table:table-cell table:style-name="ce1" table:formula="of:=[$lang_hi.A31]" office:value-type="string" office:string-value="राउंड" calcext:value-type="string">
            <text:p>राउंड</text:p>
          </table:table-cell>
          <table:table-cell table:style-name="ce1" table:formula="of:=[$lang_bn.A31]" office:value-type="string" office:string-value="RND" calcext:value-type="string">
            <text:p>RND</text:p>
          </table:table-cell>
          <table:table-cell table:style-name="ce1" table:formula="of:=[$lang_pt.A31]" office:value-type="string" office:string-value="RND" calcext:value-type="string">
            <text:p>RND</text:p>
          </table:table-cell>
          <table:table-cell table:style-name="ce1" table:formula="of:=[$lang_in.A31]" office:value-type="string" office:string-value="RND" calcext:value-type="string">
            <text:p>RND</text:p>
          </table:table-cell>
          <table:table-cell table:style-name="ce1" table:formula="of:=[$lang_ja.A31]" office:value-type="string" office:string-value="RND" calcext:value-type="string">
            <text:p>RND</text:p>
          </table:table-cell>
          <table:table-cell table:style-name="ce1" table:formula="of:=[$lang_he.A31]" office:value-type="string" office:string-value="RND" calcext:value-type="string">
            <text:p>RND</text:p>
          </table:table-cell>
          <table:table-cell table:style-name="ce1" table:formula="of:=[$lang_eo.A31]" office:value-type="string" office:string-value="RND" calcext:value-type="string">
            <text:p>RND</text:p>
          </table:table-cell>
          <table:table-cell table:style-name="ce1" table:formula="of:=[$lang_sw.A31]" office:value-type="string" office:string-value="RND" calcext:value-type="string">
            <text:p>RND</text:p>
          </table:table-cell>
          <table:table-cell table:style-name="ce1" table:formula="of:=[$lang_tl.A31]" office:value-type="string" office:string-value="RND" calcext:value-type="string">
            <text:p>RND</text:p>
          </table:table-cell>
          <table:table-cell table:style-name="ce1" table:formula="of:=[$lang_ur.A31]" office:value-type="string" office:string-value="RND" calcext:value-type="string">
            <text:p>RND</text:p>
          </table:table-cell>
          <table:table-cell table:style-name="ce2" table:formula="of:=[$lang_la.A31]" office:value-type="string" office:string-value="RND" calcext:value-type="string">
            <text:p>RND</text:p>
          </table:table-cell>
          <table:table-cell table:style-name="ce1" table:formula="of:=[$lang_cy.A31]" office:value-type="string" office:string-value="RND" calcext:value-type="string">
            <text:p>RND</text:p>
          </table:table-cell>
          <table:table-cell table:style-name="ce1" table:formula="of:=[$lang_zu.A31]" office:value-type="string" office:string-value="RND" calcext:value-type="string">
            <text:p>RND</text:p>
          </table:table-cell>
          <table:table-cell table:style-name="ce1" table:formula="of:=[$lang_yi.A31]" office:value-type="string" office:string-value="RND" calcext:value-type="string">
            <text:p>RND</text:p>
          </table:table-cell>
          <table:table-cell table:number-columns-repeated="1001"/>
        </table:table-row>
        <table:table-row table:style-name="ro1">
          <table:table-cell table:style-name="ce1" table:formula="of:=[$keywords.A30]" office:value-type="string" office:string-value="SGN" calcext:value-type="string">
            <text:p>SGN</text:p>
          </table:table-cell>
          <table:table-cell table:style-name="ce1" table:formula="of:=[$lang_en.A32]" office:value-type="string" office:string-value="SGN" calcext:value-type="string">
            <text:p>SGN</text:p>
          </table:table-cell>
          <table:table-cell table:style-name="ce1" table:formula="of:=[$lang_ko.A32]" office:value-type="string" office:string-value="시그널" calcext:value-type="string">
            <text:p>시그널</text:p>
          </table:table-cell>
          <table:table-cell table:style-name="ce1" table:formula="of:=[$lang_fr.A32]" office:value-type="string" office:string-value="SGN" calcext:value-type="string">
            <text:p>SGN</text:p>
          </table:table-cell>
          <table:table-cell table:style-name="ce1" table:formula="of:=[$lang_de.A32]" office:value-type="string" office:string-value="SGN" calcext:value-type="string">
            <text:p>SGN</text:p>
          </table:table-cell>
          <table:table-cell table:style-name="ce1" table:formula="of:=[$lang_zh.A32]" office:value-type="string" office:string-value="SGN" calcext:value-type="string">
            <text:p>SGN</text:p>
          </table:table-cell>
          <table:table-cell table:style-name="ce1" table:formula="of:=[$lang_es.A32]" office:value-type="string" office:string-value="SGN" calcext:value-type="string">
            <text:p>SGN</text:p>
          </table:table-cell>
          <table:table-cell table:style-name="ce1" table:formula="of:=[$lang_ar.A32]" office:value-type="string" office:string-value="SGN" calcext:value-type="string">
            <text:p>SGN</text:p>
          </table:table-cell>
          <table:table-cell table:style-name="ce1" table:formula="of:=[$lang_ru.A32]" office:value-type="string" office:string-value="СНОГСШИБАТЕЛЬНЫЙ" calcext:value-type="string">
            <text:p>СНОГСШИБАТЕЛЬНЫЙ</text:p>
          </table:table-cell>
          <table:table-cell table:style-name="ce1" table:formula="of:=[$lang_hi.A32]" office:value-type="string" office:string-value="एसजीएन" calcext:value-type="string">
            <text:p>एसजीएन</text:p>
          </table:table-cell>
          <table:table-cell table:style-name="ce1" table:formula="of:=[$lang_bn.A32]" office:value-type="string" office:string-value="এসজিএন" calcext:value-type="string">
            <text:p>এসজিএন</text:p>
          </table:table-cell>
          <table:table-cell table:style-name="ce1" table:formula="of:=[$lang_pt.A32]" office:value-type="string" office:string-value="SGN" calcext:value-type="string">
            <text:p>SGN</text:p>
          </table:table-cell>
          <table:table-cell table:style-name="ce1" table:formula="of:=[$lang_in.A32]" office:value-type="string" office:string-value="SGN" calcext:value-type="string">
            <text:p>SGN</text:p>
          </table:table-cell>
          <table:table-cell table:style-name="ce1" table:formula="of:=[$lang_ja.A32]" office:value-type="string" office:string-value="SGN" calcext:value-type="string">
            <text:p>SGN</text:p>
          </table:table-cell>
          <table:table-cell table:style-name="ce1" table:formula="of:=[$lang_he.A32]" office:value-type="string" office:string-value="SGN" calcext:value-type="string">
            <text:p>SGN</text:p>
          </table:table-cell>
          <table:table-cell table:style-name="ce1" table:formula="of:=[$lang_eo.A32]" office:value-type="string" office:string-value="SGN" calcext:value-type="string">
            <text:p>SGN</text:p>
          </table:table-cell>
          <table:table-cell table:style-name="ce1" table:formula="of:=[$lang_sw.A32]" office:value-type="string" office:string-value="SGN" calcext:value-type="string">
            <text:p>SGN</text:p>
          </table:table-cell>
          <table:table-cell table:style-name="ce1" table:formula="of:=[$lang_tl.A32]" office:value-type="string" office:string-value="SGN" calcext:value-type="string">
            <text:p>SGN</text:p>
          </table:table-cell>
          <table:table-cell table:style-name="ce1" table:formula="of:=[$lang_ur.A32]" office:value-type="string" office:string-value="SGN" calcext:value-type="string">
            <text:p>SGN</text:p>
          </table:table-cell>
          <table:table-cell table:style-name="ce2" table:formula="of:=[$lang_la.A32]" office:value-type="string" office:string-value="SGN" calcext:value-type="string">
            <text:p>SGN</text:p>
          </table:table-cell>
          <table:table-cell table:style-name="ce1" table:formula="of:=[$lang_cy.A32]" office:value-type="string" office:string-value="SGN" calcext:value-type="string">
            <text:p>SGN</text:p>
          </table:table-cell>
          <table:table-cell table:style-name="ce1" table:formula="of:=[$lang_zu.A32]" office:value-type="string" office:string-value="ISGN" calcext:value-type="string">
            <text:p>ISGN</text:p>
          </table:table-cell>
          <table:table-cell table:style-name="ce1" table:formula="of:=[$lang_yi.A32]" office:value-type="string" office:string-value="SGN" calcext:value-type="string">
            <text:p>SGN</text:p>
          </table:table-cell>
          <table:table-cell table:number-columns-repeated="1001"/>
        </table:table-row>
        <table:table-row table:style-name="ro1">
          <table:table-cell table:style-name="ce1" table:formula="of:=[$keywords.A31]" office:value-type="string" office:string-value="SIN" calcext:value-type="string">
            <text:p>SIN</text:p>
          </table:table-cell>
          <table:table-cell table:style-name="ce1" table:formula="of:=[$lang_en.A33]" office:value-type="string" office:string-value="SIN" calcext:value-type="string">
            <text:p>SIN</text:p>
          </table:table-cell>
          <table:table-cell table:style-name="ce1" table:formula="of:=[$lang_ko.A33]" office:value-type="string" office:string-value="사인" calcext:value-type="string">
            <text:p>사인</text:p>
          </table:table-cell>
          <table:table-cell table:style-name="ce1" table:formula="of:=[$lang_fr.A33]" office:value-type="string" office:string-value="SINUS" calcext:value-type="string">
            <text:p>SINUS</text:p>
          </table:table-cell>
          <table:table-cell table:style-name="ce1" table:formula="of:=[$lang_de.A33]" office:value-type="string" office:string-value="SÜNDE" calcext:value-type="string">
            <text:p>SÜNDE</text:p>
          </table:table-cell>
          <table:table-cell table:style-name="ce1" table:formula="of:=[$lang_zh.A33]" office:value-type="string" office:string-value="罪" calcext:value-type="string">
            <text:p>罪</text:p>
          </table:table-cell>
          <table:table-cell table:style-name="ce1" table:formula="of:=[$lang_es.A33]" office:value-type="string" office:string-value="PECADO" calcext:value-type="string">
            <text:p>PECADO</text:p>
          </table:table-cell>
          <table:table-cell table:style-name="ce1" table:formula="of:=[$lang_ar.A33]" office:value-type="string" office:string-value="الخطيئة" calcext:value-type="string">
            <text:p>الخطيئة</text:p>
          </table:table-cell>
          <table:table-cell table:style-name="ce1" table:formula="of:=[$lang_ru.A33]" office:value-type="string" office:string-value="ГРЕХ" calcext:value-type="string">
            <text:p>ГРЕХ</text:p>
          </table:table-cell>
          <table:table-cell table:style-name="ce1" table:formula="of:=[$lang_hi.A33]" office:value-type="string" office:string-value="पाप" calcext:value-type="string">
            <text:p>पाप</text:p>
          </table:table-cell>
          <table:table-cell table:style-name="ce1" table:formula="of:=[$lang_bn.A33]" office:value-type="string" office:string-value="পাপ" calcext:value-type="string">
            <text:p>পাপ</text:p>
          </table:table-cell>
          <table:table-cell table:style-name="ce1" table:formula="of:=[$lang_pt.A33]" office:value-type="string" office:string-value="PECADO" calcext:value-type="string">
            <text:p>PECADO</text:p>
          </table:table-cell>
          <table:table-cell table:style-name="ce1" table:formula="of:=[$lang_in.A33]" office:value-type="string" office:string-value="DOSA" calcext:value-type="string">
            <text:p>DOSA</text:p>
          </table:table-cell>
          <table:table-cell table:style-name="ce1" table:formula="of:=[$lang_ja.A33]" office:value-type="string" office:string-value="罪" calcext:value-type="string">
            <text:p>罪</text:p>
          </table:table-cell>
          <table:table-cell table:style-name="ce1" table:formula="of:=[$lang_he.A33]" office:value-type="string" office:string-value="חטא" calcext:value-type="string">
            <text:p>חטא</text:p>
          </table:table-cell>
          <table:table-cell table:style-name="ce1" table:formula="of:=[$lang_eo.A33]" office:value-type="string" office:string-value="PEKO" calcext:value-type="string">
            <text:p>PEKO</text:p>
          </table:table-cell>
          <table:table-cell table:style-name="ce1" table:formula="of:=[$lang_sw.A33]" office:value-type="string" office:string-value="DHAMBI" calcext:value-type="string">
            <text:p>DHAMBI</text:p>
          </table:table-cell>
          <table:table-cell table:style-name="ce1" table:formula="of:=[$lang_tl.A33]" office:value-type="string" office:string-value="KASALANAN" calcext:value-type="string">
            <text:p>KASALANAN</text:p>
          </table:table-cell>
          <table:table-cell table:style-name="ce1" table:formula="of:=[$lang_ur.A33]" office:value-type="string" office:string-value="گناہ" calcext:value-type="string">
            <text:p>گناہ</text:p>
          </table:table-cell>
          <table:table-cell table:style-name="ce2" table:formula="of:=[$lang_la.A33]" office:value-type="string" office:string-value="PECCATUM" calcext:value-type="string">
            <text:p>PECCATUM</text:p>
          </table:table-cell>
          <table:table-cell table:style-name="ce1" table:formula="of:=[$lang_cy.A33]" office:value-type="string" office:string-value="BECHODD" calcext:value-type="string">
            <text:p>BECHODD</text:p>
          </table:table-cell>
          <table:table-cell table:style-name="ce1" table:formula="of:=[$lang_zu.A33]" office:value-type="string" office:string-value="ONA" calcext:value-type="string">
            <text:p>ONA</text:p>
          </table:table-cell>
          <table:table-cell table:style-name="ce1" table:formula="of:=[$lang_yi.A33]" office:value-type="string" office:string-value="זינד" calcext:value-type="string">
            <text:p>זינד</text:p>
          </table:table-cell>
          <table:table-cell table:number-columns-repeated="1001"/>
        </table:table-row>
        <table:table-row table:style-name="ro1">
          <table:table-cell table:style-name="ce1" table:formula="of:=[$keywords.A32]" office:value-type="string" office:string-value="SQR" calcext:value-type="string">
            <text:p>SQR</text:p>
          </table:table-cell>
          <table:table-cell table:style-name="ce1" table:formula="of:=[$lang_en.A34]" office:value-type="string" office:string-value="SQR" calcext:value-type="string">
            <text:p>SQR</text:p>
          </table:table-cell>
          <table:table-cell table:style-name="ce1" table:formula="of:=[$lang_ko.A34]" office:value-type="string" office:string-value="제곱근" calcext:value-type="string">
            <text:p>제곱근</text:p>
          </table:table-cell>
          <table:table-cell table:style-name="ce1" table:formula="of:=[$lang_fr.A34]" office:value-type="string" office:string-value="SQR" calcext:value-type="string">
            <text:p>SQR</text:p>
          </table:table-cell>
          <table:table-cell table:style-name="ce1" table:formula="of:=[$lang_de.A34]" office:value-type="string" office:string-value="SQR" calcext:value-type="string">
            <text:p>SQR</text:p>
          </table:table-cell>
          <table:table-cell table:style-name="ce1" table:formula="of:=[$lang_zh.A34]" office:value-type="string" office:string-value="SQR" calcext:value-type="string">
            <text:p>SQR</text:p>
          </table:table-cell>
          <table:table-cell table:style-name="ce1" table:formula="of:=[$lang_es.A34]" office:value-type="string" office:string-value="SQR" calcext:value-type="string">
            <text:p>SQR</text:p>
          </table:table-cell>
          <table:table-cell table:style-name="ce1" table:formula="of:=[$lang_ar.A34]" office:value-type="string" office:string-value="SQR" calcext:value-type="string">
            <text:p>SQR</text:p>
          </table:table-cell>
          <table:table-cell table:style-name="ce1" table:formula="of:=[$lang_ru.A34]" office:value-type="string" office:string-value="SQR" calcext:value-type="string">
            <text:p>SQR</text:p>
          </table:table-cell>
          <table:table-cell table:style-name="ce1" table:formula="of:=[$lang_hi.A34]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1" table:formula="of:=[$lang_bn.A34]" office:value-type="string" office:string-value="এসকিউআর" calcext:value-type="string">
            <text:p>এসকিউআর</text:p>
          </table:table-cell>
          <table:table-cell table:style-name="ce1" table:formula="of:=[$lang_pt.A34]" office:value-type="string" office:string-value="SQR" calcext:value-type="string">
            <text:p>SQR</text:p>
          </table:table-cell>
          <table:table-cell table:style-name="ce1" table:formula="of:=[$lang_in.A34]" office:value-type="string" office:string-value="SQR" calcext:value-type="string">
            <text:p>SQR</text:p>
          </table:table-cell>
          <table:table-cell table:style-name="ce1" table:formula="of:=[$lang_ja.A34]" office:value-type="string" office:string-value="SQR" calcext:value-type="string">
            <text:p>SQR</text:p>
          </table:table-cell>
          <table:table-cell table:style-name="ce1" table:formula="of:=[$lang_he.A34]" office:value-type="string" office:string-value="SQR" calcext:value-type="string">
            <text:p>SQR</text:p>
          </table:table-cell>
          <table:table-cell table:style-name="ce1" table:formula="of:=[$lang_eo.A34]" office:value-type="string" office:string-value="SQR" calcext:value-type="string">
            <text:p>SQR</text:p>
          </table:table-cell>
          <table:table-cell table:style-name="ce1" table:formula="of:=[$lang_sw.A34]" office:value-type="string" office:string-value="SQR" calcext:value-type="string">
            <text:p>SQR</text:p>
          </table:table-cell>
          <table:table-cell table:style-name="ce1" table:formula="of:=[$lang_tl.A34]" office:value-type="string" office:string-value="SQR" calcext:value-type="string">
            <text:p>SQR</text:p>
          </table:table-cell>
          <table:table-cell table:style-name="ce1" table:formula="of:=[$lang_ur.A34]" office:value-type="string" office:string-value="SQR" calcext:value-type="string">
            <text:p>SQR</text:p>
          </table:table-cell>
          <table:table-cell table:style-name="ce2" table:formula="of:=[$lang_la.A34]" office:value-type="string" office:string-value="SQR" calcext:value-type="string">
            <text:p>SQR</text:p>
          </table:table-cell>
          <table:table-cell table:style-name="ce1" table:formula="of:=[$lang_cy.A34]" office:value-type="string" office:string-value="SQR" calcext:value-type="string">
            <text:p>SQR</text:p>
          </table:table-cell>
          <table:table-cell table:style-name="ce1" table:formula="of:=[$lang_zu.A34]" office:value-type="string" office:string-value="I-SQR" calcext:value-type="string">
            <text:p>I-SQR</text:p>
          </table:table-cell>
          <table:table-cell table:style-name="ce1" table:formula="of:=[$lang_yi.A34]" office:value-type="string" office:string-value="סקר" calcext:value-type="string">
            <text:p>סקר</text:p>
          </table:table-cell>
          <table:table-cell table:number-columns-repeated="1001"/>
        </table:table-row>
        <table:table-row table:style-name="ro1">
          <table:table-cell table:style-name="ce1" table:formula="of:=[$keywords.A33]" office:value-type="string" office:string-value="STEP" calcext:value-type="string">
            <text:p>STEP</text:p>
          </table:table-cell>
          <table:table-cell table:style-name="ce1" table:formula="of:=[$lang_en.A35]" office:value-type="string" office:string-value="STEP" calcext:value-type="string">
            <text:p>STEP</text:p>
          </table:table-cell>
          <table:table-cell table:style-name="ce1" table:formula="of:=[$lang_ko.A35]" office:value-type="string" office:string-value="단계" calcext:value-type="string">
            <text:p>단계</text:p>
          </table:table-cell>
          <table:table-cell table:style-name="ce1" table:formula="of:=[$lang_fr.A35]" office:value-type="string" office:string-value="MARCHER" calcext:value-type="string">
            <text:p>MARCHER</text:p>
          </table:table-cell>
          <table:table-cell table:style-name="ce1" table:formula="of:=[$lang_de.A35]" office:value-type="string" office:string-value="SCHRITT" calcext:value-type="string">
            <text:p>SCHRITT</text:p>
          </table:table-cell>
          <table:table-cell table:style-name="ce1" table:formula="of:=[$lang_zh.A35]" office:value-type="string" office:string-value="步" calcext:value-type="string">
            <text:p>步</text:p>
          </table:table-cell>
          <table:table-cell table:style-name="ce1" table:formula="of:=[$lang_es.A35]" office:value-type="string" office:string-value="PASO" calcext:value-type="string">
            <text:p>PASO</text:p>
          </table:table-cell>
          <table:table-cell table:style-name="ce1" table:formula="of:=[$lang_ar.A35]" office:value-type="string" office:string-value="خطوة" calcext:value-type="string">
            <text:p>خطوة</text:p>
          </table:table-cell>
          <table:table-cell table:style-name="ce1" table:formula="of:=[$lang_ru.A35]" office:value-type="string" office:string-value="ШАГ" calcext:value-type="string">
            <text:p>ШАГ</text:p>
          </table:table-cell>
          <table:table-cell table:style-name="ce1" table:formula="of:=[$lang_hi.A35]" office:value-type="string" office:string-value="कदम" calcext:value-type="string">
            <text:p>कदम</text:p>
          </table:table-cell>
          <table:table-cell table:style-name="ce1" table:formula="of:=[$lang_bn.A35]" office:value-type="string" office:string-value="পদক্ষেপ" calcext:value-type="string">
            <text:p>পদক্ষেপ</text:p>
          </table:table-cell>
          <table:table-cell table:style-name="ce1" table:formula="of:=[$lang_pt.A35]" office:value-type="string" office:string-value="ETAPA" calcext:value-type="string">
            <text:p>ETAPA</text:p>
          </table:table-cell>
          <table:table-cell table:style-name="ce1" table:formula="of:=[$lang_in.A35]" office:value-type="string" office:string-value="MELANGKAH" calcext:value-type="string">
            <text:p>MELANGKAH</text:p>
          </table:table-cell>
          <table:table-cell table:style-name="ce1" table:formula="of:=[$lang_ja.A35]" office:value-type="string" office:string-value="ステップ" calcext:value-type="string">
            <text:p>ステップ</text:p>
          </table:table-cell>
          <table:table-cell table:style-name="ce1" table:formula="of:=[$lang_he.A35]" office:value-type="string" office:string-value="שלב" calcext:value-type="string">
            <text:p>שלב</text:p>
          </table:table-cell>
          <table:table-cell table:style-name="ce1" table:formula="of:=[$lang_eo.A35]" office:value-type="string" office:string-value="PAŜO" calcext:value-type="string">
            <text:p>PAŜO</text:p>
          </table:table-cell>
          <table:table-cell table:style-name="ce1" table:formula="of:=[$lang_sw.A35]" office:value-type="string" office:string-value="HATUA" calcext:value-type="string">
            <text:p>HATUA</text:p>
          </table:table-cell>
          <table:table-cell table:style-name="ce1" table:formula="of:=[$lang_tl.A35]" office:value-type="string" office:string-value="HAKBANG" calcext:value-type="string">
            <text:p>HAKBANG</text:p>
          </table:table-cell>
          <table:table-cell table:style-name="ce1" table:formula="of:=[$lang_ur.A35]" office:value-type="string" office:string-value="مرحلہ" calcext:value-type="string">
            <text:p>مرحلہ</text:p>
          </table:table-cell>
          <table:table-cell table:style-name="ce2" table:formula="of:=[$lang_la.A35]" office:value-type="string" office:string-value="GRADUS" calcext:value-type="string">
            <text:p>GRADUS</text:p>
          </table:table-cell>
          <table:table-cell table:style-name="ce1" table:formula="of:=[$lang_cy.A35]" office:value-type="string" office:string-value="CAMOCH" calcext:value-type="string">
            <text:p>CAMOCH</text:p>
          </table:table-cell>
          <table:table-cell table:style-name="ce1" table:formula="of:=[$lang_zu.A35]" office:value-type="string" office:string-value="GXATHA" calcext:value-type="string">
            <text:p>GXATHA</text:p>
          </table:table-cell>
          <table:table-cell table:style-name="ce1" table:formula="of:=[$lang_yi.A35]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table:formula="of:=[$keywords.A34]" office:value-type="string" office:string-value="STOP" calcext:value-type="string">
            <text:p>STOP</text:p>
          </table:table-cell>
          <table:table-cell table:style-name="ce1" table:formula="of:=[$lang_en.A36]" office:value-type="string" office:string-value="STOP" calcext:value-type="string">
            <text:p>STOP</text:p>
          </table:table-cell>
          <table:table-cell table:style-name="ce1" table:formula="of:=[$lang_ko.A36]" office:value-type="string" office:string-value="멈추다" calcext:value-type="string">
            <text:p>멈추다</text:p>
          </table:table-cell>
          <table:table-cell table:style-name="ce1" table:formula="of:=[$lang_fr.A36]" office:value-type="string" office:string-value="ARRÊT" calcext:value-type="string">
            <text:p>ARRÊT</text:p>
          </table:table-cell>
          <table:table-cell table:style-name="ce1" table:formula="of:=[$lang_de.A36]" office:value-type="string" office:string-value="STOPPEN" calcext:value-type="string">
            <text:p>STOPPEN</text:p>
          </table:table-cell>
          <table:table-cell table:style-name="ce1" table:formula="of:=[$lang_zh.A36]" office:value-type="string" office:string-value="停止" calcext:value-type="string">
            <text:p>停止</text:p>
          </table:table-cell>
          <table:table-cell table:style-name="ce1" table:formula="of:=[$lang_es.A36]" office:value-type="string" office:string-value="DETENER" calcext:value-type="string">
            <text:p>DETENER</text:p>
          </table:table-cell>
          <table:table-cell table:style-name="ce1" table:formula="of:=[$lang_ar.A36]" office:value-type="string" office:string-value="قف" calcext:value-type="string">
            <text:p>قف</text:p>
          </table:table-cell>
          <table:table-cell table:style-name="ce1" table:formula="of:=[$lang_ru.A36]" office:value-type="string" office:string-value="ОСТАНАВЛИВАТЬСЯ" calcext:value-type="string">
            <text:p>ОСТАНАВЛИВАТЬСЯ</text:p>
          </table:table-cell>
          <table:table-cell table:style-name="ce1" table:formula="of:=[$lang_hi.A36]" office:value-type="string" office:string-value="रुकना" calcext:value-type="string">
            <text:p>रुकना</text:p>
          </table:table-cell>
          <table:table-cell table:style-name="ce1" table:formula="of:=[$lang_bn.A36]" office:value-type="string" office:string-value="থামুন" calcext:value-type="string">
            <text:p>থামুন</text:p>
          </table:table-cell>
          <table:table-cell table:style-name="ce1" table:formula="of:=[$lang_pt.A36]" office:value-type="string" office:string-value="PARAR" calcext:value-type="string">
            <text:p>PARAR</text:p>
          </table:table-cell>
          <table:table-cell table:style-name="ce1" table:formula="of:=[$lang_in.A36]" office:value-type="string" office:string-value="BERHENTI" calcext:value-type="string">
            <text:p>BERHENTI</text:p>
          </table:table-cell>
          <table:table-cell table:style-name="ce1" table:formula="of:=[$lang_ja.A36]" office:value-type="string" office:string-value="ストップ" calcext:value-type="string">
            <text:p>ストップ</text:p>
          </table:table-cell>
          <table:table-cell table:style-name="ce1" table:formula="of:=[$lang_he.A36]" office:value-type="string" office:string-value="תפסיק" calcext:value-type="string">
            <text:p>תפסיק</text:p>
          </table:table-cell>
          <table:table-cell table:style-name="ce1" table:formula="of:=[$lang_eo.A36]" office:value-type="string" office:string-value="ĈESU" calcext:value-type="string">
            <text:p>ĈESU</text:p>
          </table:table-cell>
          <table:table-cell table:style-name="ce1" table:formula="of:=[$lang_sw.A36]" office:value-type="string" office:string-value="ACHA" calcext:value-type="string">
            <text:p>ACHA</text:p>
          </table:table-cell>
          <table:table-cell table:style-name="ce1" table:formula="of:=[$lang_tl.A36]" office:value-type="string" office:string-value="HUMINTO" calcext:value-type="string">
            <text:p>HUMINTO</text:p>
          </table:table-cell>
          <table:table-cell table:style-name="ce1" table:formula="of:=[$lang_ur.A36]" office:value-type="string" office:string-value="بند کرو" calcext:value-type="string">
            <text:p>بند کرو</text:p>
          </table:table-cell>
          <table:table-cell table:style-name="ce2" table:formula="of:=[$lang_la.A36]" office:value-type="string" office:string-value="PROHIBERE" calcext:value-type="string">
            <text:p>PROHIBERE</text:p>
          </table:table-cell>
          <table:table-cell table:style-name="ce1" table:formula="of:=[$lang_cy.A36]" office:value-type="string" office:string-value="ARHOSWCH" calcext:value-type="string">
            <text:p>ARHOSWCH</text:p>
          </table:table-cell>
          <table:table-cell table:style-name="ce1" table:formula="of:=[$lang_zu.A36]" office:value-type="string" office:string-value="IMA" calcext:value-type="string">
            <text:p>IMA</text:p>
          </table:table-cell>
          <table:table-cell table:style-name="ce1" table:formula="of:=[$lang_yi.A36]" office:value-type="string" office:string-value="אָפּשטעל" calcext:value-type="string">
            <text:p>אָפּשטעל</text:p>
          </table:table-cell>
          <table:table-cell table:number-columns-repeated="1001"/>
        </table:table-row>
        <table:table-row table:style-name="ro1">
          <table:table-cell table:style-name="ce1" table:formula="of:=[$keywords.A35]" office:value-type="string" office:string-value="STR" calcext:value-type="string">
            <text:p>STR</text:p>
          </table:table-cell>
          <table:table-cell table:style-name="ce1" table:formula="of:=[$lang_en.A37]" office:value-type="string" office:string-value="STR" calcext:value-type="string">
            <text:p>STR</text:p>
          </table:table-cell>
          <table:table-cell table:style-name="ce1" table:formula="of:=[$lang_ko.A37]" office:value-type="string" office:string-value="텍스트" calcext:value-type="string">
            <text:p>텍스트</text:p>
          </table:table-cell>
          <table:table-cell table:style-name="ce1" table:formula="of:=[$lang_fr.A37]" office:value-type="string" office:string-value="STR" calcext:value-type="string">
            <text:p>STR</text:p>
          </table:table-cell>
          <table:table-cell table:style-name="ce1" table:formula="of:=[$lang_de.A37]" office:value-type="string" office:string-value="STR" calcext:value-type="string">
            <text:p>STR</text:p>
          </table:table-cell>
          <table:table-cell table:style-name="ce1" table:formula="of:=[$lang_zh.A37]" office:value-type="string" office:string-value="STR" calcext:value-type="string">
            <text:p>STR</text:p>
          </table:table-cell>
          <table:table-cell table:style-name="ce1" table:formula="of:=[$lang_es.A37]" office:value-type="string" office:string-value="STRI" calcext:value-type="string">
            <text:p>STRI</text:p>
          </table:table-cell>
          <table:table-cell table:style-name="ce1" table:formula="of:=[$lang_ar.A37]" office:value-type="string" office:string-value="شارع" calcext:value-type="string">
            <text:p>شارع</text:p>
          </table:table-cell>
          <table:table-cell table:style-name="ce1" table:formula="of:=[$lang_ru.A37]" office:value-type="string" office:string-value="СТР" calcext:value-type="string">
            <text:p>СТР</text:p>
          </table:table-cell>
          <table:table-cell table:style-name="ce1" table:formula="of:=[$lang_hi.A37]" office:value-type="string" office:string-value="एसटीआर" calcext:value-type="string">
            <text:p>एसटीआर</text:p>
          </table:table-cell>
          <table:table-cell table:style-name="ce1" table:formula="of:=[$lang_bn.A37]" office:value-type="string" office:string-value="স্ট্র" calcext:value-type="string">
            <text:p>স্ট্র</text:p>
          </table:table-cell>
          <table:table-cell table:style-name="ce1" table:formula="of:=[$lang_pt.A37]" office:value-type="string" office:string-value="STR" calcext:value-type="string">
            <text:p>STR</text:p>
          </table:table-cell>
          <table:table-cell table:style-name="ce1" table:formula="of:=[$lang_in.A37]" office:value-type="string" office:string-value="STR" calcext:value-type="string">
            <text:p>STR</text:p>
          </table:table-cell>
          <table:table-cell table:style-name="ce1" table:formula="of:=[$lang_ja.A37]" office:value-type="string" office:string-value="STR" calcext:value-type="string">
            <text:p>STR</text:p>
          </table:table-cell>
          <table:table-cell table:style-name="ce1" table:formula="of:=[$lang_he.A37]" office:value-type="string" office:string-value="STR" calcext:value-type="string">
            <text:p>STR</text:p>
          </table:table-cell>
          <table:table-cell table:style-name="ce1" table:formula="of:=[$lang_eo.A37]" office:value-type="string" office:string-value="STR" calcext:value-type="string">
            <text:p>STR</text:p>
          </table:table-cell>
          <table:table-cell table:style-name="ce1" table:formula="of:=[$lang_sw.A37]" office:value-type="string" office:string-value="STR" calcext:value-type="string">
            <text:p>STR</text:p>
          </table:table-cell>
          <table:table-cell table:style-name="ce1" table:formula="of:=[$lang_tl.A37]" office:value-type="string" office:string-value="STR" calcext:value-type="string">
            <text:p>STR</text:p>
          </table:table-cell>
          <table:table-cell table:style-name="ce1" table:formula="of:=[$lang_ur.A37]" office:value-type="string" office:string-value="STR" calcext:value-type="string">
            <text:p>STR</text:p>
          </table:table-cell>
          <table:table-cell table:style-name="ce2" table:formula="of:=[$lang_la.A37]" office:value-type="string" office:string-value="STRO" calcext:value-type="string">
            <text:p>STRO</text:p>
          </table:table-cell>
          <table:table-cell table:style-name="ce1" table:formula="of:=[$lang_cy.A37]" office:value-type="string" office:string-value="STRYD" calcext:value-type="string">
            <text:p>STRYD</text:p>
          </table:table-cell>
          <table:table-cell table:style-name="ce1" table:formula="of:=[$lang_zu.A37]" office:value-type="string" office:string-value="NTRLD" calcext:value-type="string">
            <text:p>NTRLD</text:p>
          </table:table-cell>
          <table:table-cell table:style-name="ce1" table:formula="of:=[$lang_yi.A37]" office:value-type="string" office:string-value="STR" calcext:value-type="string">
            <text:p>STR</text:p>
          </table:table-cell>
          <table:table-cell table:number-columns-repeated="1001"/>
        </table:table-row>
        <table:table-row table:style-name="ro1">
          <table:table-cell table:style-name="ce1" table:formula="of:=[$keywords.A36]" office:value-type="string" office:string-value="TAN" calcext:value-type="string">
            <text:p>TAN</text:p>
          </table:table-cell>
          <table:table-cell table:style-name="ce1" table:formula="of:=[$lang_en.A38]" office:value-type="string" office:string-value="TAN" calcext:value-type="string">
            <text:p>TAN</text:p>
          </table:table-cell>
          <table:table-cell table:style-name="ce1" table:formula="of:=[$lang_ko.A38]" office:value-type="string" office:string-value="접선" calcext:value-type="string">
            <text:p>접선</text:p>
          </table:table-cell>
          <table:table-cell table:style-name="ce1" table:formula="of:=[$lang_fr.A38]" office:value-type="string" office:string-value="TANGENTE" calcext:value-type="string">
            <text:p>TANGENTE</text:p>
          </table:table-cell>
          <table:table-cell table:style-name="ce1" table:formula="of:=[$lang_de.A38]" office:value-type="string" office:string-value="BRÄUNEN" calcext:value-type="string">
            <text:p>BRÄUNEN</text:p>
          </table:table-cell>
          <table:table-cell table:style-name="ce1" table:formula="of:=[$lang_zh.A38]" office:value-type="string" office:string-value="棕褐色" calcext:value-type="string">
            <text:p>棕褐色</text:p>
          </table:table-cell>
          <table:table-cell table:style-name="ce1" table:formula="of:=[$lang_es.A38]" office:value-type="string" office:string-value="BRONCEARSE" calcext:value-type="string">
            <text:p>BRONCEARSE</text:p>
          </table:table-cell>
          <table:table-cell table:style-name="ce1" table:formula="of:=[$lang_ar.A38]" office:value-type="string" office:string-value="تان" calcext:value-type="string">
            <text:p>تان</text:p>
          </table:table-cell>
          <table:table-cell table:style-name="ce1" table:formula="of:=[$lang_ru.A38]" office:value-type="string" office:string-value="ЗАГАР" calcext:value-type="string">
            <text:p>ЗАГАР</text:p>
          </table:table-cell>
          <table:table-cell table:style-name="ce1" table:formula="of:=[$lang_hi.A38]" office:value-type="string" office:string-value="टैन" calcext:value-type="string">
            <text:p>टैन</text:p>
          </table:table-cell>
          <table:table-cell table:style-name="ce1" table:formula="of:=[$lang_bn.A38]" office:value-type="string" office:string-value="ট্যান" calcext:value-type="string">
            <text:p>ট্যান</text:p>
          </table:table-cell>
          <table:table-cell table:style-name="ce1" table:formula="of:=[$lang_pt.A38]" office:value-type="string" office:string-value="BRONZEADO" calcext:value-type="string">
            <text:p>BRONZEADO</text:p>
          </table:table-cell>
          <table:table-cell table:style-name="ce1" table:formula="of:=[$lang_in.A38]" office:value-type="string" office:string-value="TAN" calcext:value-type="string">
            <text:p>TAN</text:p>
          </table:table-cell>
          <table:table-cell table:style-name="ce1" table:formula="of:=[$lang_ja.A38]" office:value-type="string" office:string-value="日焼け" calcext:value-type="string">
            <text:p>日焼け</text:p>
          </table:table-cell>
          <table:table-cell table:style-name="ce1" table:formula="of:=[$lang_he.A38]" office:value-type="string" office:string-value="לְהִשְׁתַזֵף" calcext:value-type="string">
            <text:p>לְהִשְׁתַזֵף</text:p>
          </table:table-cell>
          <table:table-cell table:style-name="ce1" table:formula="of:=[$lang_eo.A38]" office:value-type="string" office:string-value="TAN" calcext:value-type="string">
            <text:p>TAN</text:p>
          </table:table-cell>
          <table:table-cell table:style-name="ce1" table:formula="of:=[$lang_sw.A38]" office:value-type="string" office:string-value="TAN" calcext:value-type="string">
            <text:p>TAN</text:p>
          </table:table-cell>
          <table:table-cell table:style-name="ce1" table:formula="of:=[$lang_tl.A38]" office:value-type="string" office:string-value="KULAY-BALAT" calcext:value-type="string">
            <text:p>KULAY-BALAT</text:p>
          </table:table-cell>
          <table:table-cell table:style-name="ce1" table:formula="of:=[$lang_ur.A38]" office:value-type="string" office:string-value="ٹین" calcext:value-type="string">
            <text:p>ٹین</text:p>
          </table:table-cell>
          <table:table-cell table:style-name="ce2" table:formula="of:=[$lang_la.A38]" office:value-type="string" office:string-value="TAN" calcext:value-type="string">
            <text:p>TAN</text:p>
          </table:table-cell>
          <table:table-cell table:style-name="ce1" table:formula="of:=[$lang_cy.A38]" office:value-type="string" office:string-value="BARCIANT" calcext:value-type="string">
            <text:p>BARCIANT</text:p>
          </table:table-cell>
          <table:table-cell table:style-name="ce1" table:formula="of:=[$lang_zu.A38]" office:value-type="string" office:string-value="UMBALA ONSUNDU" calcext:value-type="string">
            <text:p>UMBALA ONSUNDU</text:p>
          </table:table-cell>
          <table:table-cell table:style-name="ce1" table:formula="of:=[$lang_yi.A38]" office:value-type="string" office:string-value="בעזש" calcext:value-type="string">
            <text:p>בעזש</text:p>
          </table:table-cell>
          <table:table-cell table:number-columns-repeated="1001"/>
        </table:table-row>
        <table:table-row table:style-name="ro1">
          <table:table-cell table:style-name="ce1" table:formula="of:=[$keywords.A37]" office:value-type="string" office:string-value="TO" calcext:value-type="string">
            <text:p>TO</text:p>
          </table:table-cell>
          <table:table-cell table:style-name="ce1" table:formula="of:=[$lang_en.A39]" office:value-type="string" office:string-value="TO" calcext:value-type="string">
            <text:p>TO</text:p>
          </table:table-cell>
          <table:table-cell table:style-name="ce1" table:formula="of:=[$lang_ko.A39]" office:value-type="string" office:string-value="에게" calcext:value-type="string">
            <text:p>에게</text:p>
          </table:table-cell>
          <table:table-cell table:style-name="ce1" table:formula="of:=[$lang_fr.A39]" office:value-type="string" office:string-value="JUSQU'À" calcext:value-type="string">
            <text:p>JUSQU'À</text:p>
          </table:table-cell>
          <table:table-cell table:style-name="ce1" table:formula="of:=[$lang_de.A39]" office:value-type="string" office:string-value="ZU" calcext:value-type="string">
            <text:p>ZU</text:p>
          </table:table-cell>
          <table:table-cell table:style-name="ce1" table:formula="of:=[$lang_zh.A39]" office:value-type="string" office:string-value="到" calcext:value-type="string">
            <text:p>到</text:p>
          </table:table-cell>
          <table:table-cell table:style-name="ce1" table:formula="of:=[$lang_es.A39]" office:value-type="string" office:string-value="A" calcext:value-type="string">
            <text:p>A</text:p>
          </table:table-cell>
          <table:table-cell table:style-name="ce1" table:formula="of:=[$lang_ar.A39]" office:value-type="string" office:string-value="ل" calcext:value-type="string">
            <text:p>ل</text:p>
          </table:table-cell>
          <table:table-cell table:style-name="ce1" table:formula="of:=[$lang_ru.A39]" office:value-type="string" office:string-value="К" calcext:value-type="string">
            <text:p>К</text:p>
          </table:table-cell>
          <table:table-cell table:style-name="ce1" table:formula="of:=[$lang_hi.A39]" office:value-type="string" office:string-value="को" calcext:value-type="string">
            <text:p>को</text:p>
          </table:table-cell>
          <table:table-cell table:style-name="ce1" table:formula="of:=[$lang_bn.A39]" office:value-type="string" office:string-value="প্রতি" calcext:value-type="string">
            <text:p>প্রতি</text:p>
          </table:table-cell>
          <table:table-cell table:style-name="ce1" table:formula="of:=[$lang_pt.A39]" office:value-type="string" office:string-value="PARA" calcext:value-type="string">
            <text:p>PARA</text:p>
          </table:table-cell>
          <table:table-cell table:style-name="ce1" table:formula="of:=[$lang_in.A39]" office:value-type="string" office:string-value="KE" calcext:value-type="string">
            <text:p>KE</text:p>
          </table:table-cell>
          <table:table-cell table:style-name="ce1" table:formula="of:=[$lang_ja.A39]" office:value-type="string" office:string-value="に" calcext:value-type="string">
            <text:p>に</text:p>
          </table:table-cell>
          <table:table-cell table:style-name="ce1" table:formula="of:=[$lang_he.A39]" office:value-type="string" office:string-value="ל" calcext:value-type="string">
            <text:p>ל</text:p>
          </table:table-cell>
          <table:table-cell table:style-name="ce1" table:formula="of:=[$lang_eo.A39]" office:value-type="string" office:string-value="AL" calcext:value-type="string">
            <text:p>AL</text:p>
          </table:table-cell>
          <table:table-cell table:style-name="ce1" table:formula="of:=[$lang_sw.A39]" office:value-type="string" office:string-value="KWA" calcext:value-type="string">
            <text:p>KWA</text:p>
          </table:table-cell>
          <table:table-cell table:style-name="ce1" table:formula="of:=[$lang_tl.A39]" office:value-type="string" office:string-value="SA" calcext:value-type="string">
            <text:p>SA</text:p>
          </table:table-cell>
          <table:table-cell table:style-name="ce1" table:formula="of:=[$lang_ur.A39]" office:value-type="string" office:string-value="TO" calcext:value-type="string">
            <text:p>TO</text:p>
          </table:table-cell>
          <table:table-cell table:style-name="ce2" table:formula="of:=[$lang_la.A39]" office:value-type="string" office:string-value="UT" calcext:value-type="string">
            <text:p>UT</text:p>
          </table:table-cell>
          <table:table-cell table:style-name="ce1" table:formula="of:=[$lang_cy.A39]" office:value-type="string" office:string-value="I" calcext:value-type="string">
            <text:p>I</text:p>
          </table:table-cell>
          <table:table-cell table:style-name="ce1" table:formula="of:=[$lang_zu.A39]" office:value-type="string" office:string-value="KWA-" calcext:value-type="string">
            <text:p>KWA-</text:p>
          </table:table-cell>
          <table:table-cell table:style-name="ce1" table:formula="of:=[$lang_yi.A39]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table:formula="of:=[$keywords.A41]" office:value-type="float" office:value="0" calcext:value-type="float">
            <text:p>0</text:p>
          </table:table-cell>
          <table:table-cell table:style-name="ce1" table:formula="of:=[$lang_en.A40]" office:value-type="float" office:value="0" calcext:value-type="float">
            <text:p>0</text:p>
          </table:table-cell>
          <table:table-cell table:style-name="ce1" table:formula="of:=[$lang_ko.A40]" office:value-type="float" office:value="0" calcext:value-type="float">
            <text:p>0</text:p>
          </table:table-cell>
          <table:table-cell table:style-name="ce1" table:formula="of:=[$lang_fr.A40]" office:value-type="float" office:value="0" calcext:value-type="float">
            <text:p>0</text:p>
          </table:table-cell>
          <table:table-cell table:style-name="ce1" table:formula="of:=[$lang_de.A40]" office:value-type="float" office:value="0" calcext:value-type="float">
            <text:p>0</text:p>
          </table:table-cell>
          <table:table-cell table:style-name="ce1" table:formula="of:=[$lang_zh.A40]" office:value-type="float" office:value="0" calcext:value-type="float">
            <text:p>0</text:p>
          </table:table-cell>
          <table:table-cell table:style-name="ce1" table:formula="of:=[$lang_es.A40]" office:value-type="float" office:value="0" calcext:value-type="float">
            <text:p>0</text:p>
          </table:table-cell>
          <table:table-cell table:style-name="ce1" table:formula="of:=[$lang_ar.A40]" office:value-type="float" office:value="0" calcext:value-type="float">
            <text:p>0</text:p>
          </table:table-cell>
          <table:table-cell table:style-name="ce1" table:formula="of:=[$lang_ru.A40]" office:value-type="float" office:value="0" calcext:value-type="float">
            <text:p>0</text:p>
          </table:table-cell>
          <table:table-cell table:style-name="ce1" table:formula="of:=[$lang_hi.A40]" office:value-type="float" office:value="0" calcext:value-type="float">
            <text:p>0</text:p>
          </table:table-cell>
          <table:table-cell table:style-name="ce1" table:formula="of:=[$lang_bn.A40]" office:value-type="float" office:value="0" calcext:value-type="float">
            <text:p>0</text:p>
          </table:table-cell>
          <table:table-cell table:style-name="ce1" table:formula="of:=[$lang_pt.A40]" office:value-type="float" office:value="0" calcext:value-type="float">
            <text:p>0</text:p>
          </table:table-cell>
          <table:table-cell table:style-name="ce1" table:formula="of:=[$lang_in.A40]" office:value-type="float" office:value="0" calcext:value-type="float">
            <text:p>0</text:p>
          </table:table-cell>
          <table:table-cell table:style-name="ce1" table:formula="of:=[$lang_ja.A40]" office:value-type="float" office:value="0" calcext:value-type="float">
            <text:p>0</text:p>
          </table:table-cell>
          <table:table-cell table:style-name="ce1" table:formula="of:=[$lang_he.A40]" office:value-type="float" office:value="0" calcext:value-type="float">
            <text:p>0</text:p>
          </table:table-cell>
          <table:table-cell table:style-name="ce1" table:formula="of:=[$lang_eo.A40]" office:value-type="float" office:value="0" calcext:value-type="float">
            <text:p>0</text:p>
          </table:table-cell>
          <table:table-cell table:style-name="ce1" table:formula="of:=[$lang_sw.A40]" office:value-type="float" office:value="0" calcext:value-type="float">
            <text:p>0</text:p>
          </table:table-cell>
          <table:table-cell table:style-name="ce1" table:formula="of:=[$lang_tl.A40]" office:value-type="float" office:value="0" calcext:value-type="float">
            <text:p>0</text:p>
          </table:table-cell>
          <table:table-cell table:style-name="ce1" table:formula="of:=[$lang_ur.A40]" office:value-type="float" office:value="0" calcext:value-type="float">
            <text:p>0</text:p>
          </table:table-cell>
          <table:table-cell table:style-name="ce2" table:formula="of:=[$lang_la.A40]" office:value-type="float" office:value="0" calcext:value-type="float">
            <text:p>0</text:p>
          </table:table-cell>
          <table:table-cell table:style-name="ce1" table:formula="of:=[$lang_cy.A40]" office:value-type="float" office:value="0" calcext:value-type="float">
            <text:p>0</text:p>
          </table:table-cell>
          <table:table-cell table:style-name="ce1" table:formula="of:=[$lang_zu.A40]" office:value-type="float" office:value="0" calcext:value-type="float">
            <text:p>0</text:p>
          </table:table-cell>
          <table:table-cell table:style-name="ce1" table:formula="of:=[$lang_yi.A4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en.A4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ko.A41]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1" table:formula="of:=[$lang_fr.A41]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1" table:formula="of:=[$lang_de.A41]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1" table:formula="of:=[$lang_zh.A41]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1" table:formula="of:=[$lang_es.A41]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1" table:formula="of:=[$lang_ar.A41]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1" table:formula="of:=[$lang_ru.A41]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1" table:formula="of:=[$lang_hi.A41]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1" table:formula="of:=[$lang_bn.A41]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1" table:formula="of:=[$lang_pt.A41]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1" table:formula="of:=[$lang_in.A41]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1" table:formula="of:=[$lang_ja.A41]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1" table:formula="of:=[$lang_he.A41]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1" table:formula="of:=[$lang_eo.A41]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1" table:formula="of:=[$lang_sw.A41]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1" table:formula="of:=[$lang_tl.A41]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1" table:formula="of:=[$lang_ur.A41]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2" table:formula="of:=[$lang_la.A41]" office:value-type="string" office:string-value="ET NON LINGUAM DEDIT IN ORDER VERSUS. EXIVIT." calcext:value-type="string">
            <text:p>ET NON LINGUAM DEDIT IN ORDER VERSUS. EXIVIT.</text:p>
          </table:table-cell>
          <table:table-cell table:style-name="ce1" table:formula="of:=[$lang_cy.A41]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1" table:formula="of:=[$lang_zu.A41]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1" table:formula="of:=[$lang_yi.A41]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01"/>
        </table:table-row>
        <table:table-row table:style-name="ro1"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 table:style-name="ce1" table:formula="of:=[$lang_en.A42]" office:value-type="string" office:string-value="ARRAY ALREADY DEFINED" calcext:value-type="string">
            <text:p>ARRAY ALREADY DEFINED</text:p>
          </table:table-cell>
          <table:table-cell table:style-name="ce1" table:formula="of:=[$lang_ko.A42]" office:value-type="string" office:string-value="배열은 이미 정의되었습니다" calcext:value-type="string">
            <text:p>배열은 이미 정의되었습니다</text:p>
          </table:table-cell>
          <table:table-cell table:style-name="ce1" table:formula="of:=[$lang_fr.A42]" office:value-type="string" office:string-value="TABLEAU DÉJÀ DÉFINI" calcext:value-type="string">
            <text:p>TABLEAU DÉJÀ DÉFINI</text:p>
          </table:table-cell>
          <table:table-cell table:style-name="ce1" table:formula="of:=[$lang_de.A42]" office:value-type="string" office:string-value="ARRAY BEREITS DEFINIERT" calcext:value-type="string">
            <text:p>ARRAY BEREITS DEFINIERT</text:p>
          </table:table-cell>
          <table:table-cell table:style-name="ce1" table:formula="of:=[$lang_zh.A42]" office:value-type="string" office:string-value="数组已经定义" calcext:value-type="string">
            <text:p>数组已经定义</text:p>
          </table:table-cell>
          <table:table-cell table:style-name="ce1" table:formula="of:=[$lang_es.A42]" office:value-type="string" office:string-value="MATRIZ YA DEFINIDA" calcext:value-type="string">
            <text:p>MATRIZ YA DEFINIDA</text:p>
          </table:table-cell>
          <table:table-cell table:style-name="ce1" table:formula="of:=[$lang_ar.A42]" office:value-type="string" office:string-value="صفيف محدد بالفعل" calcext:value-type="string">
            <text:p>صفيف محدد بالفعل</text:p>
          </table:table-cell>
          <table:table-cell table:style-name="ce1" table:formula="of:=[$lang_ru.A42]" office:value-type="string" office:string-value="МАССИВ УЖЕ ОПРЕДЕЛЕН" calcext:value-type="string">
            <text:p>МАССИВ УЖЕ ОПРЕДЕЛЕН</text:p>
          </table:table-cell>
          <table:table-cell table:style-name="ce1" table:formula="of:=[$lang_hi.A42]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1" table:formula="of:=[$lang_bn.A42]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1" table:formula="of:=[$lang_pt.A42]" office:value-type="string" office:string-value="ARRAY JÁ DEFINIDO" calcext:value-type="string">
            <text:p>ARRAY JÁ DEFINIDO</text:p>
          </table:table-cell>
          <table:table-cell table:style-name="ce1" table:formula="of:=[$lang_in.A42]" office:value-type="string" office:string-value="ARRAY SUDAH DITENTUKAN" calcext:value-type="string">
            <text:p>ARRAY SUDAH DITENTUKAN</text:p>
          </table:table-cell>
          <table:table-cell table:style-name="ce1" table:formula="of:=[$lang_ja.A42]" office:value-type="string" office:string-value="すでに定義されている配列" calcext:value-type="string">
            <text:p>すでに定義されている配列</text:p>
          </table:table-cell>
          <table:table-cell table:style-name="ce1" table:formula="of:=[$lang_he.A42]" office:value-type="string" office:string-value="מערך כבר מוגדר" calcext:value-type="string">
            <text:p>מערך כבר מוגדר</text:p>
          </table:table-cell>
          <table:table-cell table:style-name="ce1" table:formula="of:=[$lang_eo.A42]" office:value-type="string" office:string-value="TABELO JAM DIFINITA" calcext:value-type="string">
            <text:p>TABELO JAM DIFINITA</text:p>
          </table:table-cell>
          <table:table-cell table:style-name="ce1" table:formula="of:=[$lang_sw.A42]" office:value-type="string" office:string-value="SAFU TAYARI IMEELEZEWA" calcext:value-type="string">
            <text:p>SAFU TAYARI IMEELEZEWA</text:p>
          </table:table-cell>
          <table:table-cell table:style-name="ce1" table:formula="of:=[$lang_tl.A42]" office:value-type="string" office:string-value="NATUKOY NA ANG ARRAY" calcext:value-type="string">
            <text:p>NATUKOY NA ANG ARRAY</text:p>
          </table:table-cell>
          <table:table-cell table:style-name="ce1" table:formula="of:=[$lang_ur.A42]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2" table:formula="of:=[$lang_la.A42]" office:value-type="string" office:string-value="ORDINATA IAM DEFINED" calcext:value-type="string">
            <text:p>ORDINATA IAM DEFINED</text:p>
          </table:table-cell>
          <table:table-cell table:style-name="ce1" table:formula="of:=[$lang_cy.A42]" office:value-type="string" office:string-value="ARAE EISOES WEDI'I DIFFINIO" calcext:value-type="string">
            <text:p>ARAE EISOES WEDI'I DIFFINIO</text:p>
          </table:table-cell>
          <table:table-cell table:style-name="ce1" table:formula="of:=[$lang_zu.A42]" office:value-type="string" office:string-value="I-ARRAY ISIVELE ICHAZIWE" calcext:value-type="string">
            <text:p>I-ARRAY ISIVELE ICHAZIWE</text:p>
          </table:table-cell>
          <table:table-cell table:style-name="ce1" table:formula="of:=[$lang_yi.A42]" office:value-type="string" office:string-value="מענגע שוין דיפיינד" calcext:value-type="string">
            <text:p>מענג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 table:style-name="ce1" table:formula="of:=[$lang_en.A43]" office:value-type="string" office:string-value="ARRAY INDEX OUTSIDE OF BOUNDS" calcext:value-type="string">
            <text:p>ARRAY INDEX OUTSIDE OF BOUNDS</text:p>
          </table:table-cell>
          <table:table-cell table:style-name="ce1" table:formula="of:=[$lang_ko.A43]" office:value-type="string" office:string-value="경계 외부의 배열 인덱스" calcext:value-type="string">
            <text:p>경계 외부의 배열 인덱스</text:p>
          </table:table-cell>
          <table:table-cell table:style-name="ce1" table:formula="of:=[$lang_fr.A43]" office:value-type="string" office:string-value="INDEX DU TABLEAU EN DEHORS DES LIMITES" calcext:value-type="string">
            <text:p>INDEX DU TABLEAU EN DEHORS DES LIMITES</text:p>
          </table:table-cell>
          <table:table-cell table:style-name="ce1" table:formula="of:=[$lang_de.A43]" office:value-type="string" office:string-value="ARRAY -INDEX AUSSERHALB DER GRENZEN" calcext:value-type="string">
            <text:p>ARRAY -INDEX AUSSERHALB DER GRENZEN</text:p>
          </table:table-cell>
          <table:table-cell table:style-name="ce1" table:formula="of:=[$lang_zh.A43]" office:value-type="string" office:string-value="数组索引范围之外" calcext:value-type="string">
            <text:p>数组索引范围之外</text:p>
          </table:table-cell>
          <table:table-cell table:style-name="ce1" table:formula="of:=[$lang_es.A43]" office:value-type="string" office:string-value="ÍNDICE DE MATRIZ FUERA DE LOS LÍMITES" calcext:value-type="string">
            <text:p>ÍNDICE DE MATRIZ FUERA DE LOS LÍMITES</text:p>
          </table:table-cell>
          <table:table-cell table:style-name="ce1" table:formula="of:=[$lang_ar.A43]" office:value-type="string" office:string-value="فهرس الصفيف خارج الحدود" calcext:value-type="string">
            <text:p>فهرس الصفيف خارج الحدود</text:p>
          </table:table-cell>
          <table:table-cell table:style-name="ce1" table:formula="of:=[$lang_ru.A43]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1" table:formula="of:=[$lang_hi.A43]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1" table:formula="of:=[$lang_bn.A43]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1" table:formula="of:=[$lang_pt.A43]" office:value-type="string" office:string-value="ÍNDICE DE MATRIZ FORA DOS LIMITES" calcext:value-type="string">
            <text:p>ÍNDICE DE MATRIZ FORA DOS LIMITES</text:p>
          </table:table-cell>
          <table:table-cell table:style-name="ce1" table:formula="of:=[$lang_in.A43]" office:value-type="string" office:string-value="INDEKS ARRAY DI LUAR BATAS" calcext:value-type="string">
            <text:p>INDEKS ARRAY DI LUAR BATAS</text:p>
          </table:table-cell>
          <table:table-cell table:style-name="ce1" table:formula="of:=[$lang_ja.A43]" office:value-type="string" office:string-value="境界外の配列インデックス" calcext:value-type="string">
            <text:p>境界外の配列インデックス</text:p>
          </table:table-cell>
          <table:table-cell table:style-name="ce1" table:formula="of:=[$lang_he.A43]" office:value-type="string" office:string-value="אינדקס מערך מחוץ לגבולות" calcext:value-type="string">
            <text:p>אינדקס מערך מחוץ לגבולות</text:p>
          </table:table-cell>
          <table:table-cell table:style-name="ce1" table:formula="of:=[$lang_eo.A43]" office:value-type="string" office:string-value="ARRAY -INDEKSO EKSTER LIMOJ" calcext:value-type="string">
            <text:p>ARRAY -INDEKSO EKSTER LIMOJ</text:p>
          </table:table-cell>
          <table:table-cell table:style-name="ce1" table:formula="of:=[$lang_sw.A43]" office:value-type="string" office:string-value="SAFU YA SAFU NJE YA MIPAKA" calcext:value-type="string">
            <text:p>SAFU YA SAFU NJE YA MIPAKA</text:p>
          </table:table-cell>
          <table:table-cell table:style-name="ce1" table:formula="of:=[$lang_tl.A43]" office:value-type="string" office:string-value="ARRAY INDEX SA LABAS NG MGA HANGGANAN" calcext:value-type="string">
            <text:p>ARRAY INDEX SA LABAS NG MGA HANGGANAN</text:p>
          </table:table-cell>
          <table:table-cell table:style-name="ce1" table:formula="of:=[$lang_ur.A43]" office:value-type="string" office:string-value="حد سے باہر سرنی انڈیکس" calcext:value-type="string">
            <text:p>حد سے باہر سرنی انڈیکس</text:p>
          </table:table-cell>
          <table:table-cell table:style-name="ce2" table:formula="of:=[$lang_la.A43]" office:value-type="string" office:string-value="ORDINATA INDEX EXTRA TERMINOS" calcext:value-type="string">
            <text:p>ORDINATA INDEX EXTRA TERMINOS</text:p>
          </table:table-cell>
          <table:table-cell table:style-name="ce1" table:formula="of:=[$lang_cy.A43]" office:value-type="string" office:string-value="MYNEGAI ARAE Y TU ALLAN I FFINIAU" calcext:value-type="string">
            <text:p>MYNEGAI ARAE Y TU ALLAN I FFINIAU</text:p>
          </table:table-cell>
          <table:table-cell table:style-name="ce1" table:formula="of:=[$lang_zu.A43]" office:value-type="string" office:string-value="I-ARRAY INDEX NGAPHANDLE KWEMINGCELE" calcext:value-type="string">
            <text:p>I-ARRAY INDEX NGAPHANDLE KWEMINGCELE</text:p>
          </table:table-cell>
          <table:table-cell table:style-name="ce1" table:formula="of:=[$lang_yi.A43]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01"/>
        </table:table-row>
        <table:table-row table:style-name="ro1"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 table:style-name="ce1" table:formula="of:=[$lang_en.A44]" office:value-type="string" office:string-value="CANNOT ACCESS DIRECTORY" calcext:value-type="string">
            <text:p>CANNOT ACCESS DIRECTORY</text:p>
          </table:table-cell>
          <table:table-cell table:style-name="ce1" table:formula="of:=[$lang_ko.A44]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1" table:formula="of:=[$lang_fr.A44]" office:value-type="string" office:string-value="IMPOSSIBLE D'ACCÉDER AU RÉPERTOIRE" calcext:value-type="string">
            <text:p>IMPOSSIBLE D'ACCÉDER AU RÉPERTOIRE</text:p>
          </table:table-cell>
          <table:table-cell table:style-name="ce1" table:formula="of:=[$lang_de.A44]" office:value-type="string" office:string-value="KANN NICHT AUF VERZEICHNIS ZUGREIFEN" calcext:value-type="string">
            <text:p>KANN NICHT AUF VERZEICHNIS ZUGREIFEN</text:p>
          </table:table-cell>
          <table:table-cell table:style-name="ce1" table:formula="of:=[$lang_zh.A44]" office:value-type="string" office:string-value="无法访问目录" calcext:value-type="string">
            <text:p>无法访问目录</text:p>
          </table:table-cell>
          <table:table-cell table:style-name="ce1" table:formula="of:=[$lang_es.A44]" office:value-type="string" office:string-value="NO SE PUEDE ACCEDER AL DIRECTORIO" calcext:value-type="string">
            <text:p>NO SE PUEDE ACCEDER AL DIRECTORIO</text:p>
          </table:table-cell>
          <table:table-cell table:style-name="ce1" table:formula="of:=[$lang_ar.A44]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1" table:formula="of:=[$lang_ru.A44]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1" table:formula="of:=[$lang_hi.A44]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1" table:formula="of:=[$lang_bn.A44]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1" table:formula="of:=[$lang_pt.A44]" office:value-type="string" office:string-value="NÃO É POSSÍVEL ACESSAR O DIRETÓRIO" calcext:value-type="string">
            <text:p>NÃO É POSSÍVEL ACESSAR O DIRETÓRIO</text:p>
          </table:table-cell>
          <table:table-cell table:style-name="ce1" table:formula="of:=[$lang_in.A44]" office:value-type="string" office:string-value="TIDAK DAPAT MENGAKSES DIREKTORI" calcext:value-type="string">
            <text:p>TIDAK DAPAT MENGAKSES DIREKTORI</text:p>
          </table:table-cell>
          <table:table-cell table:style-name="ce1" table:formula="of:=[$lang_ja.A44]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1" table:formula="of:=[$lang_he.A44]" office:value-type="string" office:string-value="לא ניתן לגשת לספריה" calcext:value-type="string">
            <text:p>לא ניתן לגשת לספריה</text:p>
          </table:table-cell>
          <table:table-cell table:style-name="ce1" table:formula="of:=[$lang_eo.A44]" office:value-type="string" office:string-value="NE POVAS ALIRI DOSIERUJON" calcext:value-type="string">
            <text:p>NE POVAS ALIRI DOSIERUJON</text:p>
          </table:table-cell>
          <table:table-cell table:style-name="ce1" table:formula="of:=[$lang_sw.A44]" office:value-type="string" office:string-value="HAIWEZI KUFIKIA SARAKA" calcext:value-type="string">
            <text:p>HAIWEZI KUFIKIA SARAKA</text:p>
          </table:table-cell>
          <table:table-cell table:style-name="ce1" table:formula="of:=[$lang_tl.A44]" office:value-type="string" office:string-value="HINDI MA -ACCESS ANG DIREKTORYO" calcext:value-type="string">
            <text:p>HINDI MA -ACCESS ANG DIREKTORYO</text:p>
          </table:table-cell>
          <table:table-cell table:style-name="ce1" table:formula="of:=[$lang_ur.A44]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2" table:formula="of:=[$lang_la.A44]" office:value-type="string" office:string-value="POTEST OBVIUS DIRECTORY" calcext:value-type="string">
            <text:p>POTEST OBVIUS DIRECTORY</text:p>
          </table:table-cell>
          <table:table-cell table:style-name="ce1" table:formula="of:=[$lang_cy.A44]" office:value-type="string" office:string-value="METHU CYRCHU CYFEIRIADUR" calcext:value-type="string">
            <text:p>METHU CYRCHU CYFEIRIADUR</text:p>
          </table:table-cell>
          <table:table-cell table:style-name="ce1" table:formula="of:=[$lang_zu.A44]" office:value-type="string" office:string-value="AYIKWAZI UKUFINYELELA UMKHOMBANDLELA" calcext:value-type="string">
            <text:p>AYIKWAZI UKUFINYELELA UMKHOMBANDLELA</text:p>
          </table:table-cell>
          <table:table-cell table:style-name="ce1" table:formula="of:=[$lang_yi.A44]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01"/>
        </table:table-row>
        <table:table-row table:style-name="ro1"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 table:style-name="ce1" table:formula="of:=[$lang_en.A45]" office:value-type="string" office:string-value="DATA INPUT UNDERFLOW" calcext:value-type="string">
            <text:p>DATA INPUT UNDERFLOW</text:p>
          </table:table-cell>
          <table:table-cell table:style-name="ce1" table:formula="of:=[$lang_ko.A45]" office:value-type="string" office:string-value="데이터 입력 언더 플로우" calcext:value-type="string">
            <text:p>데이터 입력 언더 플로우</text:p>
          </table:table-cell>
          <table:table-cell table:style-name="ce1" table:formula="of:=[$lang_fr.A45]" office:value-type="string" office:string-value="SOUS-BALLABLE D'ENTRÉE DE DONNÉES" calcext:value-type="string">
            <text:p>SOUS-BALLABLE D'ENTRÉE DE DONNÉES</text:p>
          </table:table-cell>
          <table:table-cell table:style-name="ce1" table:formula="of:=[$lang_de.A45]" office:value-type="string" office:string-value="DATENEINGANGSUNTERLAUF" calcext:value-type="string">
            <text:p>DATENEINGANGSUNTERLAUF</text:p>
          </table:table-cell>
          <table:table-cell table:style-name="ce1" table:formula="of:=[$lang_zh.A45]" office:value-type="string" office:string-value="数据输入下流" calcext:value-type="string">
            <text:p>数据输入下流</text:p>
          </table:table-cell>
          <table:table-cell table:style-name="ce1" table:formula="of:=[$lang_es.A45]" office:value-type="string" office:string-value="INGRESOS DE DATOS SUBFLOGO" calcext:value-type="string">
            <text:p>INGRESOS DE DATOS SUBFLOGO</text:p>
          </table:table-cell>
          <table:table-cell table:style-name="ce1" table:formula="of:=[$lang_ar.A45]" office:value-type="string" office:string-value="إدخال البيانات UNDERFLOW" calcext:value-type="string">
            <text:p>إدخال البيانات UNDERFLOW</text:p>
          </table:table-cell>
          <table:table-cell table:style-name="ce1" table:formula="of:=[$lang_ru.A45]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1" table:formula="of:=[$lang_hi.A45]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1" table:formula="of:=[$lang_bn.A45]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1" table:formula="of:=[$lang_pt.A45]" office:value-type="string" office:string-value="ENTRADA DE DADOS SUBFLUENTE" calcext:value-type="string">
            <text:p>ENTRADA DE DADOS SUBFLUENTE</text:p>
          </table:table-cell>
          <table:table-cell table:style-name="ce1" table:formula="of:=[$lang_in.A45]" office:value-type="string" office:string-value="INPUT DATA UNDERFLOW" calcext:value-type="string">
            <text:p>INPUT DATA UNDERFLOW</text:p>
          </table:table-cell>
          <table:table-cell table:style-name="ce1" table:formula="of:=[$lang_ja.A45]" office:value-type="string" office:string-value="データ入力アンダーフロー" calcext:value-type="string">
            <text:p>データ入力アンダーフロー</text:p>
          </table:table-cell>
          <table:table-cell table:style-name="ce1" table:formula="of:=[$lang_he.A45]" office:value-type="string" office:string-value="זרימת קלט נתונים" calcext:value-type="string">
            <text:p>זרימת קלט נתונים</text:p>
          </table:table-cell>
          <table:table-cell table:style-name="ce1" table:formula="of:=[$lang_eo.A45]" office:value-type="string" office:string-value="DATUMA ENIGA SUBFLUO" calcext:value-type="string">
            <text:p>DATUMA ENIGA SUBFLUO</text:p>
          </table:table-cell>
          <table:table-cell table:style-name="ce1" table:formula="of:=[$lang_sw.A45]" office:value-type="string" office:string-value="UINGIZAJI WA DATA UNDERFER" calcext:value-type="string">
            <text:p>UINGIZAJI WA DATA UNDERFER</text:p>
          </table:table-cell>
          <table:table-cell table:style-name="ce1" table:formula="of:=[$lang_tl.A45]" office:value-type="string" office:string-value="DATA INPUT UNDERFLOW" calcext:value-type="string">
            <text:p>DATA INPUT UNDERFLOW</text:p>
          </table:table-cell>
          <table:table-cell table:style-name="ce1" table:formula="of:=[$lang_ur.A45]" office:value-type="string" office:string-value="ڈیٹا ان پٹ انڈر فلو" calcext:value-type="string">
            <text:p>ڈیٹا ان پٹ انڈر فلو</text:p>
          </table:table-cell>
          <table:table-cell table:style-name="ce2" table:formula="of:=[$lang_la.A45]" office:value-type="string" office:string-value="DATA INPUT UNDERFLOW" calcext:value-type="string">
            <text:p>DATA INPUT UNDERFLOW</text:p>
          </table:table-cell>
          <table:table-cell table:style-name="ce1" table:formula="of:=[$lang_cy.A45]" office:value-type="string" office:string-value="TAN -LIF MEWNBWN DATA" calcext:value-type="string">
            <text:p>TAN -LIF MEWNBWN DATA</text:p>
          </table:table-cell>
          <table:table-cell table:style-name="ce1" table:formula="of:=[$lang_zu.A45]" office:value-type="string" office:string-value="UKUFAKWA KWEDATHA OKUNGEKHO EMTHETHWENI" calcext:value-type="string">
            <text:p>UKUFAKWA KWEDATHA OKUNGEKHO EMTHETHWENI</text:p>
          </table:table-cell>
          <table:table-cell table:style-name="ce1" table:formula="of:=[$lang_yi.A45]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 table:style-name="ce1" table:formula="of:=[$lang_en.A46]" office:value-type="string" office:string-value="DATA READ UNDERFLOW" calcext:value-type="string">
            <text:p>DATA READ UNDERFLOW</text:p>
          </table:table-cell>
          <table:table-cell table:style-name="ce1" table:formula="of:=[$lang_ko.A46]" office:value-type="string" office:string-value="데이터를 읽습니다" calcext:value-type="string">
            <text:p>데이터를 읽습니다</text:p>
          </table:table-cell>
          <table:table-cell table:style-name="ce1" table:formula="of:=[$lang_fr.A46]" office:value-type="string" office:string-value="DONNÉES LUS SOUS-PLEIN" calcext:value-type="string">
            <text:p>DONNÉES LUS SOUS-PLEIN</text:p>
          </table:table-cell>
          <table:table-cell table:style-name="ce1" table:formula="of:=[$lang_de.A46]" office:value-type="string" office:string-value="DATEN LESEN UNTERLAUF" calcext:value-type="string">
            <text:p>DATEN LESEN UNTERLAUF</text:p>
          </table:table-cell>
          <table:table-cell table:style-name="ce1" table:formula="of:=[$lang_zh.A46]" office:value-type="string" office:string-value="数据读取底流" calcext:value-type="string">
            <text:p>数据读取底流</text:p>
          </table:table-cell>
          <table:table-cell table:style-name="ce1" table:formula="of:=[$lang_es.A46]" office:value-type="string" office:string-value="DATOS LEÍDOS BAJO FLUJO" calcext:value-type="string">
            <text:p>DATOS LEÍDOS BAJO FLUJO</text:p>
          </table:table-cell>
          <table:table-cell table:style-name="ce1" table:formula="of:=[$lang_ar.A46]" office:value-type="string" office:string-value="قراءة البيانات UNDERFLOW" calcext:value-type="string">
            <text:p>قراءة البيانات UNDERFLOW</text:p>
          </table:table-cell>
          <table:table-cell table:style-name="ce1" table:formula="of:=[$lang_ru.A46]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1" table:formula="of:=[$lang_hi.A46]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1" table:formula="of:=[$lang_bn.A46]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1" table:formula="of:=[$lang_pt.A46]" office:value-type="string" office:string-value="DADOS LEIA O SUBFLUXO" calcext:value-type="string">
            <text:p>DADOS LEIA O SUBFLUXO</text:p>
          </table:table-cell>
          <table:table-cell table:style-name="ce1" table:formula="of:=[$lang_in.A46]" office:value-type="string" office:string-value="DATA BACA UNDERFLOW" calcext:value-type="string">
            <text:p>DATA BACA UNDERFLOW</text:p>
          </table:table-cell>
          <table:table-cell table:style-name="ce1" table:formula="of:=[$lang_ja.A46]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style-name="ce1" table:formula="of:=[$lang_he.A46]" office:value-type="string" office:string-value="נתונים קראו את הזרימה" calcext:value-type="string">
            <text:p>נתונים קראו את הזרימה</text:p>
          </table:table-cell>
          <table:table-cell table:style-name="ce1" table:formula="of:=[$lang_eo.A46]" office:value-type="string" office:string-value="DATUMOJ LEGU SUBFLUON" calcext:value-type="string">
            <text:p>DATUMOJ LEGU SUBFLUON</text:p>
          </table:table-cell>
          <table:table-cell table:style-name="ce1" table:formula="of:=[$lang_sw.A46]" office:value-type="string" office:string-value="TAKWIMU ZILIZOSOMWA" calcext:value-type="string">
            <text:p>TAKWIMU ZILIZOSOMWA</text:p>
          </table:table-cell>
          <table:table-cell table:style-name="ce1" table:formula="of:=[$lang_tl.A46]" office:value-type="string" office:string-value="BASAHIN ANG DATA NG UNDERFLOW" calcext:value-type="string">
            <text:p>BASAHIN ANG DATA NG UNDERFLOW</text:p>
          </table:table-cell>
          <table:table-cell table:style-name="ce1" table:formula="of:=[$lang_ur.A46]" office:value-type="string" office:string-value="ڈیٹا انڈر فلو کو پڑھتا ہے" calcext:value-type="string">
            <text:p>ڈیٹا انڈر فلو کو پڑھتا ہے</text:p>
          </table:table-cell>
          <table:table-cell table:style-name="ce2" table:formula="of:=[$lang_la.A46]" office:value-type="string" office:string-value="DATA READ UNDERFLOW" calcext:value-type="string">
            <text:p>DATA READ UNDERFLOW</text:p>
          </table:table-cell>
          <table:table-cell table:style-name="ce1" table:formula="of:=[$lang_cy.A46]" office:value-type="string" office:string-value="DATA DARLLEN TANLIF" calcext:value-type="string">
            <text:p>DATA DARLLEN TANLIF</text:p>
          </table:table-cell>
          <table:table-cell table:style-name="ce1" table:formula="of:=[$lang_zu.A46]" office:value-type="string" office:string-value="IDATHA IFUNDWE NGAPHANSI" calcext:value-type="string">
            <text:p>IDATHA IFUNDWE NGAPHANSI</text:p>
          </table:table-cell>
          <table:table-cell table:style-name="ce1" table:formula="of:=[$lang_yi.A46]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 table:style-name="ce1" table:formula="of:=[$lang_en.A47]" office:value-type="string" office:string-value="DEFINITION CYCLE DISCOVERED" calcext:value-type="string">
            <text:p>DEFINITION CYCLE DISCOVERED</text:p>
          </table:table-cell>
          <table:table-cell table:style-name="ce1" table:formula="of:=[$lang_ko.A47]" office:value-type="string" office:string-value="정의주기가 발견되었습니다" calcext:value-type="string">
            <text:p>정의주기가 발견되었습니다</text:p>
          </table:table-cell>
          <table:table-cell table:style-name="ce1" table:formula="of:=[$lang_fr.A47]" office:value-type="string" office:string-value="CYCLE DE DÉFINITION DÉCOUVERT" calcext:value-type="string">
            <text:p>CYCLE DE DÉFINITION DÉCOUVERT</text:p>
          </table:table-cell>
          <table:table-cell table:style-name="ce1" table:formula="of:=[$lang_de.A47]" office:value-type="string" office:string-value="DEFINITIONSZYKLUS ENTDECKT" calcext:value-type="string">
            <text:p>DEFINITIONSZYKLUS ENTDECKT</text:p>
          </table:table-cell>
          <table:table-cell table:style-name="ce1" table:formula="of:=[$lang_zh.A47]" office:value-type="string" office:string-value="发现定义周期" calcext:value-type="string">
            <text:p>发现定义周期</text:p>
          </table:table-cell>
          <table:table-cell table:style-name="ce1" table:formula="of:=[$lang_es.A47]" office:value-type="string" office:string-value="CICLO DE DEFINICIÓN DESCUBIERTO" calcext:value-type="string">
            <text:p>CICLO DE DEFINICIÓN DESCUBIERTO</text:p>
          </table:table-cell>
          <table:table-cell table:style-name="ce1" table:formula="of:=[$lang_ar.A47]" office:value-type="string" office:string-value="تم اكتشاف دورة التعريف" calcext:value-type="string">
            <text:p>تم اكتشاف دورة التعريف</text:p>
          </table:table-cell>
          <table:table-cell table:style-name="ce1" table:formula="of:=[$lang_ru.A47]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1" table:formula="of:=[$lang_hi.A47]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1" table:formula="of:=[$lang_bn.A47]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1" table:formula="of:=[$lang_pt.A47]" office:value-type="string" office:string-value="CICLO DE DEFINIÇÃO DESCOBERTO" calcext:value-type="string">
            <text:p>CICLO DE DEFINIÇÃO DESCOBERTO</text:p>
          </table:table-cell>
          <table:table-cell table:style-name="ce1" table:formula="of:=[$lang_in.A47]" office:value-type="string" office:string-value="SIKLUS DEFINISI DITEMUKAN" calcext:value-type="string">
            <text:p>SIKLUS DEFINISI DITEMUKAN</text:p>
          </table:table-cell>
          <table:table-cell table:style-name="ce1" table:formula="of:=[$lang_ja.A47]" office:value-type="string" office:string-value="定義サイクルが発見されました" calcext:value-type="string">
            <text:p>定義サイクルが発見されました</text:p>
          </table:table-cell>
          <table:table-cell table:style-name="ce1" table:formula="of:=[$lang_he.A47]" office:value-type="string" office:string-value="מחזור ההגדרה התגלה" calcext:value-type="string">
            <text:p>מחזור ההגדרה התגלה</text:p>
          </table:table-cell>
          <table:table-cell table:style-name="ce1" table:formula="of:=[$lang_eo.A47]" office:value-type="string" office:string-value="DIFINA CIKLO MALKOVRITA" calcext:value-type="string">
            <text:p>DIFINA CIKLO MALKOVRITA</text:p>
          </table:table-cell>
          <table:table-cell table:style-name="ce1" table:formula="of:=[$lang_sw.A47]" office:value-type="string" office:string-value="MZUNGUKO WA UFAFANUZI UMEGUNDULIWA" calcext:value-type="string">
            <text:p>MZUNGUKO WA UFAFANUZI UMEGUNDULIWA</text:p>
          </table:table-cell>
          <table:table-cell table:style-name="ce1" table:formula="of:=[$lang_tl.A47]" office:value-type="string" office:string-value="NATUKLASAN ANG KAHULUGAN NG CYCLE" calcext:value-type="string">
            <text:p>NATUKLASAN ANG KAHULUGAN NG CYCLE</text:p>
          </table:table-cell>
          <table:table-cell table:style-name="ce1" table:formula="of:=[$lang_ur.A47]" office:value-type="string" office:string-value="تعریف سائیکل دریافت ہوا" calcext:value-type="string">
            <text:p>تعریف سائیکل دریافت ہوا</text:p>
          </table:table-cell>
          <table:table-cell table:style-name="ce2" table:formula="of:=[$lang_la.A47]" office:value-type="string" office:string-value="DEFINITIO EXOLVUNTUR INVENTA" calcext:value-type="string">
            <text:p>DEFINITIO EXOLVUNTUR INVENTA</text:p>
          </table:table-cell>
          <table:table-cell table:style-name="ce1" table:formula="of:=[$lang_cy.A47]" office:value-type="string" office:string-value="CYLCH DIFFINIAD WEDI'I DDARGANFOD" calcext:value-type="string">
            <text:p>CYLCH DIFFINIAD WEDI'I DDARGANFOD</text:p>
          </table:table-cell>
          <table:table-cell table:style-name="ce1" table:formula="of:=[$lang_zu.A47]" office:value-type="string" office:string-value="UKUCHAZWA KOMJIKELEZO KUTHOLAKELE" calcext:value-type="string">
            <text:p>UKUCHAZWA KOMJIKELEZO KUTHOLAKELE</text:p>
          </table:table-cell>
          <table:table-cell table:style-name="ce1" table:formula="of:=[$lang_yi.A47]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01"/>
        </table:table-row>
        <table:table-row table:style-name="ro1">
          <table:table-cell table:style-name="ce2" table:formula="of:=[$errors.A8]" office:value-type="string" office:string-value="ERROR" calcext:value-type="string">
            <text:p>ERROR</text:p>
          </table:table-cell>
          <table:table-cell table:style-name="ce1" table:formula="of:=[$lang_en.A48]" office:value-type="string" office:string-value="ERROR" calcext:value-type="string">
            <text:p>ERROR</text:p>
          </table:table-cell>
          <table:table-cell table:style-name="ce1" table:formula="of:=[$lang_ko.A48]" office:value-type="string" office:string-value="오류" calcext:value-type="string">
            <text:p>오류</text:p>
          </table:table-cell>
          <table:table-cell table:style-name="ce1" table:formula="of:=[$lang_fr.A48]" office:value-type="string" office:string-value="ERREUR" calcext:value-type="string">
            <text:p>ERREUR</text:p>
          </table:table-cell>
          <table:table-cell table:style-name="ce1" table:formula="of:=[$lang_de.A48]" office:value-type="string" office:string-value="FEHLER" calcext:value-type="string">
            <text:p>FEHLER</text:p>
          </table:table-cell>
          <table:table-cell table:style-name="ce1" table:formula="of:=[$lang_zh.A48]" office:value-type="string" office:string-value="错误" calcext:value-type="string">
            <text:p>错误</text:p>
          </table:table-cell>
          <table:table-cell table:style-name="ce1" table:formula="of:=[$lang_es.A48]" office:value-type="string" office:string-value="ERROR" calcext:value-type="string">
            <text:p>ERROR</text:p>
          </table:table-cell>
          <table:table-cell table:style-name="ce1" table:formula="of:=[$lang_ar.A48]" office:value-type="string" office:string-value="خطأ" calcext:value-type="string">
            <text:p>خطأ</text:p>
          </table:table-cell>
          <table:table-cell table:style-name="ce1" table:formula="of:=[$lang_ru.A48]" office:value-type="string" office:string-value="ОШИБКА" calcext:value-type="string">
            <text:p>ОШИБКА</text:p>
          </table:table-cell>
          <table:table-cell table:style-name="ce1" table:formula="of:=[$lang_hi.A48]" office:value-type="string" office:string-value="गलती" calcext:value-type="string">
            <text:p>गलती</text:p>
          </table:table-cell>
          <table:table-cell table:style-name="ce1" table:formula="of:=[$lang_bn.A48]" office:value-type="string" office:string-value="ত্রুটি" calcext:value-type="string">
            <text:p>ত্রুটি</text:p>
          </table:table-cell>
          <table:table-cell table:style-name="ce1" table:formula="of:=[$lang_pt.A48]" office:value-type="string" office:string-value="ERRO" calcext:value-type="string">
            <text:p>ERRO</text:p>
          </table:table-cell>
          <table:table-cell table:style-name="ce1" table:formula="of:=[$lang_in.A48]" office:value-type="string" office:string-value="KESALAHAN" calcext:value-type="string">
            <text:p>KESALAHAN</text:p>
          </table:table-cell>
          <table:table-cell table:style-name="ce1" table:formula="of:=[$lang_ja.A48]" office:value-type="string" office:string-value="エラー" calcext:value-type="string">
            <text:p>エラー</text:p>
          </table:table-cell>
          <table:table-cell table:style-name="ce1" table:formula="of:=[$lang_he.A48]" office:value-type="string" office:string-value="שְׁגִיאָה" calcext:value-type="string">
            <text:p>שְׁגִיאָה</text:p>
          </table:table-cell>
          <table:table-cell table:style-name="ce1" table:formula="of:=[$lang_eo.A48]" office:value-type="string" office:string-value="ERARO" calcext:value-type="string">
            <text:p>ERARO</text:p>
          </table:table-cell>
          <table:table-cell table:style-name="ce1" table:formula="of:=[$lang_sw.A48]" office:value-type="string" office:string-value="KOSA" calcext:value-type="string">
            <text:p>KOSA</text:p>
          </table:table-cell>
          <table:table-cell table:style-name="ce1" table:formula="of:=[$lang_tl.A48]" office:value-type="string" office:string-value="ERROR" calcext:value-type="string">
            <text:p>ERROR</text:p>
          </table:table-cell>
          <table:table-cell table:style-name="ce1" table:formula="of:=[$lang_ur.A48]" office:value-type="string" office:string-value="غلطی" calcext:value-type="string">
            <text:p>غلطی</text:p>
          </table:table-cell>
          <table:table-cell table:style-name="ce2" table:formula="of:=[$lang_la.A48]" office:value-type="string" office:string-value="ERROR" calcext:value-type="string">
            <text:p>ERROR</text:p>
          </table:table-cell>
          <table:table-cell table:style-name="ce1" table:formula="of:=[$lang_cy.A48]" office:value-type="string" office:string-value="WALLAU" calcext:value-type="string">
            <text:p>WALLAU</text:p>
          </table:table-cell>
          <table:table-cell table:style-name="ce1" table:formula="of:=[$lang_zu.A48]" office:value-type="string" office:string-value="UKUPHAMBEKA" calcext:value-type="string">
            <text:p>UKUPHAMBEKA</text:p>
          </table:table-cell>
          <table:table-cell table:style-name="ce1" table:formula="of:=[$lang_yi.A48]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 table:style-name="ce1" table:formula="of:=[$lang_en.A49]" office:value-type="string" office:string-value="FOR VARIABLE MULTIPLY DEFINED" calcext:value-type="string">
            <text:p>FOR VARIABLE MULTIPLY DEFINED</text:p>
          </table:table-cell>
          <table:table-cell table:style-name="ce1" table:formula="of:=[$lang_ko.A49]" office:value-type="string" office:string-value="변수 곱하기의 경우" calcext:value-type="string">
            <text:p>변수 곱하기의 경우</text:p>
          </table:table-cell>
          <table:table-cell table:style-name="ce1" table:formula="of:=[$lang_fr.A49]" office:value-type="string" office:string-value="POUR VARIABLE MULTIPLY DÉFINIE" calcext:value-type="string">
            <text:p>POUR VARIABLE MULTIPLY DÉFINIE</text:p>
          </table:table-cell>
          <table:table-cell table:style-name="ce1" table:formula="of:=[$lang_de.A49]" office:value-type="string" office:string-value="FÜR VARIABLE MULTIPLIZIERTE DEFINIERT" calcext:value-type="string">
            <text:p>FÜR VARIABLE MULTIPLIZIERTE DEFINIERT</text:p>
          </table:table-cell>
          <table:table-cell table:style-name="ce1" table:formula="of:=[$lang_zh.A49]" office:value-type="string" office:string-value="对于可变倍数定义" calcext:value-type="string">
            <text:p>对于可变倍数定义</text:p>
          </table:table-cell>
          <table:table-cell table:style-name="ce1" table:formula="of:=[$lang_es.A49]" office:value-type="string" office:string-value="PARA VARIABLE MULTIPLICAR DEFINIDA" calcext:value-type="string">
            <text:p>PARA VARIABLE MULTIPLICAR DEFINIDA</text:p>
          </table:table-cell>
          <table:table-cell table:style-name="ce1" table:formula="of:=[$lang_ar.A49]" office:value-type="string" office:string-value="للمتغير الضاعف المحدد" calcext:value-type="string">
            <text:p>للمتغير الضاعف المحدد</text:p>
          </table:table-cell>
          <table:table-cell table:style-name="ce1" table:formula="of:=[$lang_ru.A49]" office:value-type="string" office:string-value="ДЛЯ ПЕРЕМЕННОЙ УМНОЖЕННОЙ ОПРЕДЕЛЕНИЯ" calcext:value-type="string">
            <text:p>ДЛЯ ПЕРЕМЕННОЙ УМНОЖЕННОЙ ОПРЕДЕЛЕНИЯ</text:p>
          </table:table-cell>
          <table:table-cell table:style-name="ce1" table:formula="of:=[$lang_hi.A49]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1" table:formula="of:=[$lang_bn.A49]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1" table:formula="of:=[$lang_pt.A49]" office:value-type="string" office:string-value="PARA VARIÁVEL MULTIPLIQUE DEFINIDA" calcext:value-type="string">
            <text:p>PARA VARIÁVEL MULTIPLIQUE DEFINIDA</text:p>
          </table:table-cell>
          <table:table-cell table:style-name="ce1" table:formula="of:=[$lang_in.A49]" office:value-type="string" office:string-value="UNTUK VARIABEL MULTIPEL DIDEFINISIKAN" calcext:value-type="string">
            <text:p>UNTUK VARIABEL MULTIPEL DIDEFINISIKAN</text:p>
          </table:table-cell>
          <table:table-cell table:style-name="ce1" table:formula="of:=[$lang_ja.A49]" office:value-type="string" office:string-value="可変乗算定義の場合" calcext:value-type="string">
            <text:p>可変乗算定義の場合</text:p>
          </table:table-cell>
          <table:table-cell table:style-name="ce1" table:formula="of:=[$lang_he.A49]" office:value-type="string" office:string-value="עבור כפול משתנה מוגדר" calcext:value-type="string">
            <text:p>עבור כפול משתנה מוגדר</text:p>
          </table:table-cell>
          <table:table-cell table:style-name="ce1" table:formula="of:=[$lang_eo.A49]" office:value-type="string" office:string-value="POR VARIABLO MULTOBLIGITA DIFINITA" calcext:value-type="string">
            <text:p>POR VARIABLO MULTOBLIGITA DIFINITA</text:p>
          </table:table-cell>
          <table:table-cell table:style-name="ce1" table:formula="of:=[$lang_sw.A49]" office:value-type="string" office:string-value="KWA KUTOFAUTISHA HUFAFANULIWA" calcext:value-type="string">
            <text:p>KWA KUTOFAUTISHA HUFAFANULIWA</text:p>
          </table:table-cell>
          <table:table-cell table:style-name="ce1" table:formula="of:=[$lang_tl.A49]" office:value-type="string" office:string-value="PARA SA VARIABLE NA DUMAMI NA TINUKOY" calcext:value-type="string">
            <text:p>PARA SA VARIABLE NA DUMAMI NA TINUKOY</text:p>
          </table:table-cell>
          <table:table-cell table:style-name="ce1" table:formula="of:=[$lang_ur.A49]" office:value-type="string" office:string-value="متغیر ضرب کے لئے" calcext:value-type="string">
            <text:p>متغیر ضرب کے لئے</text:p>
          </table:table-cell>
          <table:table-cell table:style-name="ce2" table:formula="of:=[$lang_la.A49]" office:value-type="string" office:string-value="NAM VARIABILIS MULTIPLICENTUR DEFINED" calcext:value-type="string">
            <text:p>NAM VARIABILIS MULTIPLICENTUR DEFINED</text:p>
          </table:table-cell>
          <table:table-cell table:style-name="ce1" table:formula="of:=[$lang_cy.A49]" office:value-type="string" office:string-value="AR GYFER NEWIDYN LLUOSI WEDI'I DDIFFINIO" calcext:value-type="string">
            <text:p>AR GYFER NEWIDYN LLUOSI WEDI'I DDIFFINIO</text:p>
          </table:table-cell>
          <table:table-cell table:style-name="ce1" table:formula="of:=[$lang_zu.A49]" office:value-type="string" office:string-value="NGOKUCHAZWA OKUCHAZIWE OKUHLUKAHLUKENE" calcext:value-type="string">
            <text:p>NGOKUCHAZWA OKUCHAZIWE OKUHLUKAHLUKENE</text:p>
          </table:table-cell>
          <table:table-cell table:style-name="ce1" table:formula="of:=[$lang_yi.A49]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en.A5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ko.A50]" office:value-type="string" office:string-value="함수 정의 곱하기 정의" calcext:value-type="string">
            <text:p>함수 정의 곱하기 정의</text:p>
          </table:table-cell>
          <table:table-cell table:style-name="ce1" table:formula="of:=[$lang_fr.A50]" office:value-type="string" office:string-value="DÉFINITION DE FONCTION MULTIPLISE DÉFINIE" calcext:value-type="string">
            <text:p>DÉFINITION DE FONCTION MULTIPLISE DÉFINIE</text:p>
          </table:table-cell>
          <table:table-cell table:style-name="ce1" table:formula="of:=[$lang_de.A50]" office:value-type="string" office:string-value="FUNKTIONSDEFINITION MULTIPLIZIERT DEFINIERT" calcext:value-type="string">
            <text:p>FUNKTIONSDEFINITION MULTIPLIZIERT DEFINIERT</text:p>
          </table:table-cell>
          <table:table-cell table:style-name="ce1" table:formula="of:=[$lang_zh.A50]" office:value-type="string" office:string-value="功能定义乘以定义" calcext:value-type="string">
            <text:p>功能定义乘以定义</text:p>
          </table:table-cell>
          <table:table-cell table:style-name="ce1" table:formula="of:=[$lang_es.A50]" office:value-type="string" office:string-value="DEFINICIÓN DE FUNCIÓN MULTIPLICAR DEFINIDA" calcext:value-type="string">
            <text:p>DEFINICIÓN DE FUNCIÓN MULTIPLICAR DEFINIDA</text:p>
          </table:table-cell>
          <table:table-cell table:style-name="ce1" table:formula="of:=[$lang_ar.A50]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1" table:formula="of:=[$lang_ru.A50]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1" table:formula="of:=[$lang_hi.A50]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1" table:formula="of:=[$lang_bn.A50]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1" table:formula="of:=[$lang_pt.A50]" office:value-type="string" office:string-value="DEFINIÇÃO DE FUNÇÃO MULTIPLICADA" calcext:value-type="string">
            <text:p>DEFINIÇÃO DE FUNÇÃO MULTIPLICADA</text:p>
          </table:table-cell>
          <table:table-cell table:style-name="ce1" table:formula="of:=[$lang_in.A50]" office:value-type="string" office:string-value="DEFINISI FUNGSI DIKALIKAN DIDEFINISIKAN" calcext:value-type="string">
            <text:p>DEFINISI FUNGSI DIKALIKAN DIDEFINISIKAN</text:p>
          </table:table-cell>
          <table:table-cell table:style-name="ce1" table:formula="of:=[$lang_ja.A50]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1" table:formula="of:=[$lang_he.A50]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1" table:formula="of:=[$lang_eo.A50]" office:value-type="string" office:string-value="FUNKCIA DIFINO MULTOBLIĜAS DIFINITA" calcext:value-type="string">
            <text:p>FUNKCIA DIFINO MULTOBLIĜAS DIFINITA</text:p>
          </table:table-cell>
          <table:table-cell table:style-name="ce1" table:formula="of:=[$lang_sw.A50]" office:value-type="string" office:string-value="UFAFANUZI WA KAZI UMEFAFANULIWA" calcext:value-type="string">
            <text:p>UFAFANUZI WA KAZI UMEFAFANULIWA</text:p>
          </table:table-cell>
          <table:table-cell table:style-name="ce1" table:formula="of:=[$lang_tl.A50]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1" table:formula="of:=[$lang_ur.A50]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2" table:formula="of:=[$lang_la.A50]" office:value-type="string" office:string-value="FUNCTION DEFINITIONE DEFINITUR" calcext:value-type="string">
            <text:p>FUNCTION DEFINITIONE DEFINITUR</text:p>
          </table:table-cell>
          <table:table-cell table:style-name="ce1" table:formula="of:=[$lang_cy.A50]" office:value-type="string" office:string-value="DIFFINIAD SWYDDOGAETH LLUOSI WEDI'I DDIFFINIO" calcext:value-type="string">
            <text:p>DIFFINIAD SWYDDOGAETH LLUOSI WEDI'I DDIFFINIO</text:p>
          </table:table-cell>
          <table:table-cell table:style-name="ce1" table:formula="of:=[$lang_zu.A50]" office:value-type="string" office:string-value="UKUCHAZWA KOMSEBENZI OKUCHAZWE KANINGI" calcext:value-type="string">
            <text:p>UKUCHAZWA KOMSEBENZI OKUCHAZWE KANINGI</text:p>
          </table:table-cell>
          <table:table-cell table:style-name="ce1" table:formula="of:=[$lang_yi.A50]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en.A5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ko.A51]" office:value-type="string" office:string-value="함수 정의 매개 변수 불일치" calcext:value-type="string">
            <text:p>함수 정의 매개 변수 불일치</text:p>
          </table:table-cell>
          <table:table-cell table:style-name="ce1" table:formula="of:=[$lang_fr.A51]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1" table:formula="of:=[$lang_de.A51]" office:value-type="string" office:string-value="FUNKTIONSDEFINITION PARAMETER FEHLANPASSUNG" calcext:value-type="string">
            <text:p>FUNKTIONSDEFINITION PARAMETER FEHLANPASSUNG</text:p>
          </table:table-cell>
          <table:table-cell table:style-name="ce1" table:formula="of:=[$lang_zh.A51]" office:value-type="string" office:string-value="功能定义参数不匹配" calcext:value-type="string">
            <text:p>功能定义参数不匹配</text:p>
          </table:table-cell>
          <table:table-cell table:style-name="ce1" table:formula="of:=[$lang_es.A51]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1" table:formula="of:=[$lang_ar.A51]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1" table:formula="of:=[$lang_ru.A51]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1" table:formula="of:=[$lang_hi.A51]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1" table:formula="of:=[$lang_bn.A51]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1" table:formula="of:=[$lang_pt.A51]" office:value-type="string" office:string-value="FUNÇÃO DEFINIÇÃO PARÂMETRO INDATCH" calcext:value-type="string">
            <text:p>FUNÇÃO DEFINIÇÃO PARÂMETRO INDATCH</text:p>
          </table:table-cell>
          <table:table-cell table:style-name="ce1" table:formula="of:=[$lang_in.A51]" office:value-type="string" office:string-value="KETIDAKSESUAIAN PARAMETER DEFINISI FUNGSI" calcext:value-type="string">
            <text:p>KETIDAKSESUAIAN PARAMETER DEFINISI FUNGSI</text:p>
          </table:table-cell>
          <table:table-cell table:style-name="ce1" table:formula="of:=[$lang_ja.A51]" office:value-type="string" office:string-value="関数定義パラメーターの不一致" calcext:value-type="string">
            <text:p>関数定義パラメーターの不一致</text:p>
          </table:table-cell>
          <table:table-cell table:style-name="ce1" table:formula="of:=[$lang_he.A51]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1" table:formula="of:=[$lang_eo.A51]" office:value-type="string" office:string-value="FUNKCIA DIFINA PARAMETRO MALSUKCESA" calcext:value-type="string">
            <text:p>FUNKCIA DIFINA PARAMETRO MALSUKCESA</text:p>
          </table:table-cell>
          <table:table-cell table:style-name="ce1" table:formula="of:=[$lang_sw.A51]" office:value-type="string" office:string-value="UFAFANUZI WA KAZI YA PARAMU" calcext:value-type="string">
            <text:p>UFAFANUZI WA KAZI YA PARAMU</text:p>
          </table:table-cell>
          <table:table-cell table:style-name="ce1" table:formula="of:=[$lang_tl.A51]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1" table:formula="of:=[$lang_ur.A51]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2" table:formula="of:=[$lang_la.A51]" office:value-type="string" office:string-value="FUNCTION DEFINITIO PARAMETCH MISMATCH" calcext:value-type="string">
            <text:p>FUNCTION DEFINITIO PARAMETCH MISMATCH</text:p>
          </table:table-cell>
          <table:table-cell table:style-name="ce1" table:formula="of:=[$lang_cy.A51]" office:value-type="string" office:string-value="CAMGYMHARIAD PARAMEDR DIFFINIAD SWYDDOGAETH" calcext:value-type="string">
            <text:p>CAMGYMHARIAD PARAMEDR DIFFINIAD SWYDDOGAETH</text:p>
          </table:table-cell>
          <table:table-cell table:style-name="ce1" table:formula="of:=[$lang_zu.A51]" office:value-type="string" office:string-value="UMSEBENZI WOKUCHAZA UPHARAMITHA MISMATCH" calcext:value-type="string">
            <text:p>UMSEBENZI WOKUCHAZA UPHARAMITHA MISMATCH</text:p>
          </table:table-cell>
          <table:table-cell table:style-name="ce1" table:formula="of:=[$lang_yi.A51]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table:formula="of:=[$lang_en.A52]" office:value-type="string" office:string-value="GOSUB STACK OVERFLOW" calcext:value-type="string">
            <text:p>GOSUB STACK OVERFLOW</text:p>
          </table:table-cell>
          <table:table-cell table:style-name="ce1" table:formula="of:=[$lang_ko.A52]" office:value-type="string" office:string-value="통화 스택 오버 플로우" calcext:value-type="string">
            <text:p>통화 스택 오버 플로우</text:p>
          </table:table-cell>
          <table:table-cell table:style-name="ce1" table:formula="of:=[$lang_fr.A52]" office:value-type="string" office:string-value="GOSUB STACK OVERFLOW" calcext:value-type="string">
            <text:p>GOSUB STACK OVERFLOW</text:p>
          </table:table-cell>
          <table:table-cell table:style-name="ce1" table:formula="of:=[$lang_de.A52]" office:value-type="string" office:string-value="GOSUB STACK OVERFLOW" calcext:value-type="string">
            <text:p>GOSUB STACK OVERFLOW</text:p>
          </table:table-cell>
          <table:table-cell table:style-name="ce1" table:formula="of:=[$lang_zh.A52]" office:value-type="string" office:string-value="GOSUB堆栈溢出" calcext:value-type="string">
            <text:p>GOSUB堆栈溢出</text:p>
          </table:table-cell>
          <table:table-cell table:style-name="ce1" table:formula="of:=[$lang_es.A52]" office:value-type="string" office:string-value="DESBORDAMIENTO DE LA PILA GOSUB" calcext:value-type="string">
            <text:p>DESBORDAMIENTO DE LA PILA GOSUB</text:p>
          </table:table-cell>
          <table:table-cell table:style-name="ce1" table:formula="of:=[$lang_ar.A52]" office:value-type="string" office:string-value="GOSUB STACK OVERFLOW" calcext:value-type="string">
            <text:p>GOSUB STACK OVERFLOW</text:p>
          </table:table-cell>
          <table:table-cell table:style-name="ce1" table:formula="of:=[$lang_ru.A52]" office:value-type="string" office:string-value="ГОСУБ СТЕК ПЕРЕПОЛНЕН" calcext:value-type="string">
            <text:p>ГОСУБ СТЕК ПЕРЕПОЛНЕН</text:p>
          </table:table-cell>
          <table:table-cell table:style-name="ce1" table:formula="of:=[$lang_hi.A52]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1" table:formula="of:=[$lang_bn.A52]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1" table:formula="of:=[$lang_pt.A52]" office:value-type="string" office:string-value="GOSUB STACK OVERFLOW" calcext:value-type="string">
            <text:p>GOSUB STACK OVERFLOW</text:p>
          </table:table-cell>
          <table:table-cell table:style-name="ce1" table:formula="of:=[$lang_in.A52]" office:value-type="string" office:string-value="GOSUB STACK OVERFLOW" calcext:value-type="string">
            <text:p>GOSUB STACK OVERFLOW</text:p>
          </table:table-cell>
          <table:table-cell table:style-name="ce1" table:formula="of:=[$lang_ja.A52]" office:value-type="string" office:string-value="GOSUBスタックオーバーフロー" calcext:value-type="string">
            <text:p>GOSUBスタックオーバーフロー</text:p>
          </table:table-cell>
          <table:table-cell table:style-name="ce1" table:formula="of:=[$lang_he.A52]" office:value-type="string" office:string-value="הצפת ערימה של GOSUB" calcext:value-type="string">
            <text:p>הצפת ערימה של GOSUB</text:p>
          </table:table-cell>
          <table:table-cell table:style-name="ce1" table:formula="of:=[$lang_eo.A52]" office:value-type="string" office:string-value="GOSUB -STAKO SUPERFLUAS" calcext:value-type="string">
            <text:p>GOSUB -STAKO SUPERFLUAS</text:p>
          </table:table-cell>
          <table:table-cell table:style-name="ce1" table:formula="of:=[$lang_sw.A52]" office:value-type="string" office:string-value="GOSUB STACK KUFURIKA" calcext:value-type="string">
            <text:p>GOSUB STACK KUFURIKA</text:p>
          </table:table-cell>
          <table:table-cell table:style-name="ce1" table:formula="of:=[$lang_tl.A52]" office:value-type="string" office:string-value="OVERFLOW NG GOSUB STACK" calcext:value-type="string">
            <text:p>OVERFLOW NG GOSUB STACK</text:p>
          </table:table-cell>
          <table:table-cell table:style-name="ce1" table:formula="of:=[$lang_ur.A52]" office:value-type="string" office:string-value="گوسب اسٹیک اوور فلو" calcext:value-type="string">
            <text:p>گوسب اسٹیک اوور فلو</text:p>
          </table:table-cell>
          <table:table-cell table:style-name="ce2" table:formula="of:=[$lang_la.A52]" office:value-type="string" office:string-value="GESSECTUS AMCFERO" calcext:value-type="string">
            <text:p>GESSECTUS AMCFERO</text:p>
          </table:table-cell>
          <table:table-cell table:style-name="ce1" table:formula="of:=[$lang_cy.A52]" office:value-type="string" office:string-value="GORLIF PENTWR GOSUB" calcext:value-type="string">
            <text:p>GORLIF PENTWR GOSUB</text:p>
          </table:table-cell>
          <table:table-cell table:style-name="ce1" table:formula="of:=[$lang_zu.A52]" office:value-type="string" office:string-value="I-GOSUB STACK IYACHICHIMA" calcext:value-type="string">
            <text:p>I-GOSUB STACK IYACHICHIMA</text:p>
          </table:table-cell>
          <table:table-cell table:style-name="ce1" table:formula="of:=[$lang_yi.A52]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01"/>
        </table:table-row>
        <table:table-row table:style-name="ro1"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table:formula="of:=[$lang_en.A53]" office:value-type="string" office:string-value="GOSUB STACK UNDERFLOW" calcext:value-type="string">
            <text:p>GOSUB STACK UNDERFLOW</text:p>
          </table:table-cell>
          <table:table-cell table:style-name="ce1" table:formula="of:=[$lang_ko.A53]" office:value-type="string" office:string-value="스택 언더 플로우를 호출하십시오" calcext:value-type="string">
            <text:p>스택 언더 플로우를 호출하십시오</text:p>
          </table:table-cell>
          <table:table-cell table:style-name="ce1" table:formula="of:=[$lang_fr.A53]" office:value-type="string" office:string-value="UNDERFLOW GOSUB STACK" calcext:value-type="string">
            <text:p>UNDERFLOW GOSUB STACK</text:p>
          </table:table-cell>
          <table:table-cell table:style-name="ce1" table:formula="of:=[$lang_de.A53]" office:value-type="string" office:string-value="GOSUB -STACK -UNTERLAUF" calcext:value-type="string">
            <text:p>GOSUB -STACK -UNTERLAUF</text:p>
          </table:table-cell>
          <table:table-cell table:style-name="ce1" table:formula="of:=[$lang_zh.A53]" office:value-type="string" office:string-value="GOSUB堆栈下流" calcext:value-type="string">
            <text:p>GOSUB堆栈下流</text:p>
          </table:table-cell>
          <table:table-cell table:style-name="ce1" table:formula="of:=[$lang_es.A53]" office:value-type="string" office:string-value="GOSUB STACK SUBSFLOW" calcext:value-type="string">
            <text:p>GOSUB STACK SUBSFLOW</text:p>
          </table:table-cell>
          <table:table-cell table:style-name="ce1" table:formula="of:=[$lang_ar.A53]" office:value-type="string" office:string-value="GOSUB STACK UNDERFLOW" calcext:value-type="string">
            <text:p>GOSUB STACK UNDERFLOW</text:p>
          </table:table-cell>
          <table:table-cell table:style-name="ce1" table:formula="of:=[$lang_ru.A53]" office:value-type="string" office:string-value="GOSUB STACK HOONFLOW" calcext:value-type="string">
            <text:p>GOSUB STACK HOONFLOW</text:p>
          </table:table-cell>
          <table:table-cell table:style-name="ce1" table:formula="of:=[$lang_hi.A53]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1" table:formula="of:=[$lang_bn.A53]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1" table:formula="of:=[$lang_pt.A53]" office:value-type="string" office:string-value="GOSUB STACK SUBFLOW" calcext:value-type="string">
            <text:p>GOSUB STACK SUBFLOW</text:p>
          </table:table-cell>
          <table:table-cell table:style-name="ce1" table:formula="of:=[$lang_in.A53]" office:value-type="string" office:string-value="GOSUB STACK UNDERFLOW" calcext:value-type="string">
            <text:p>GOSUB STACK UNDERFLOW</text:p>
          </table:table-cell>
          <table:table-cell table:style-name="ce1" table:formula="of:=[$lang_ja.A53]" office:value-type="string" office:string-value="GOSUBスタックアンダーフロー" calcext:value-type="string">
            <text:p>GOSUBスタックアンダーフロー</text:p>
          </table:table-cell>
          <table:table-cell table:style-name="ce1" table:formula="of:=[$lang_he.A53]" office:value-type="string" office:string-value="זרימת הערימה של GOSUB" calcext:value-type="string">
            <text:p>זרימת הערימה של GOSUB</text:p>
          </table:table-cell>
          <table:table-cell table:style-name="ce1" table:formula="of:=[$lang_eo.A53]" office:value-type="string" office:string-value="GOSUB STACK SUBFLUO" calcext:value-type="string">
            <text:p>GOSUB STACK SUBFLUO</text:p>
          </table:table-cell>
          <table:table-cell table:style-name="ce1" table:formula="of:=[$lang_sw.A53]" office:value-type="string" office:string-value="GOSUB STACK UNDERED" calcext:value-type="string">
            <text:p>GOSUB STACK UNDERED</text:p>
          </table:table-cell>
          <table:table-cell table:style-name="ce1" table:formula="of:=[$lang_tl.A53]" office:value-type="string" office:string-value="GOSUB STACK UNDERFLOW" calcext:value-type="string">
            <text:p>GOSUB STACK UNDERFLOW</text:p>
          </table:table-cell>
          <table:table-cell table:style-name="ce1" table:formula="of:=[$lang_ur.A53]" office:value-type="string" office:string-value="گوسب اسٹیک انڈر فلو" calcext:value-type="string">
            <text:p>گوسب اسٹیک انڈر فلو</text:p>
          </table:table-cell>
          <table:table-cell table:style-name="ce2" table:formula="of:=[$lang_la.A53]" office:value-type="string" office:string-value="GESSUB ACERVUS UNDERFLOW" calcext:value-type="string">
            <text:p>GESSUB ACERVUS UNDERFLOW</text:p>
          </table:table-cell>
          <table:table-cell table:style-name="ce1" table:formula="of:=[$lang_cy.A53]" office:value-type="string" office:string-value="TAN -LIF PENTWR GOSUB" calcext:value-type="string">
            <text:p>TAN -LIF PENTWR GOSUB</text:p>
          </table:table-cell>
          <table:table-cell table:style-name="ce1" table:formula="of:=[$lang_zu.A53]" office:value-type="string" office:string-value="I-GOSUB STACK UKUCHICHIMA" calcext:value-type="string">
            <text:p>I-GOSUB STACK UKUCHICHIMA</text:p>
          </table:table-cell>
          <table:table-cell table:style-name="ce1" table:formula="of:=[$lang_yi.A53]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 table:style-name="ce1" table:formula="of:=[$lang_en.A54]" office:value-type="string" office:string-value="INDEX OUT OF RANGE" calcext:value-type="string">
            <text:p>INDEX OUT OF RANGE</text:p>
          </table:table-cell>
          <table:table-cell table:style-name="ce1" table:formula="of:=[$lang_ko.A54]" office:value-type="string" office:string-value="범위를 벗어난 색인" calcext:value-type="string">
            <text:p>범위를 벗어난 색인</text:p>
          </table:table-cell>
          <table:table-cell table:style-name="ce1" table:formula="of:=[$lang_fr.A54]" office:value-type="string" office:string-value="INDEX HORS DE PORTÉE" calcext:value-type="string">
            <text:p>INDEX HORS DE PORTÉE</text:p>
          </table:table-cell>
          <table:table-cell table:style-name="ce1" table:formula="of:=[$lang_de.A54]" office:value-type="string" office:string-value="INDEX AUSSERHALB DES BEREICHS" calcext:value-type="string">
            <text:p>INDEX AUSSERHALB DES BEREICHS</text:p>
          </table:table-cell>
          <table:table-cell table:style-name="ce1" table:formula="of:=[$lang_zh.A54]" office:value-type="string" office:string-value="索引超出范围" calcext:value-type="string">
            <text:p>索引超出范围</text:p>
          </table:table-cell>
          <table:table-cell table:style-name="ce1" table:formula="of:=[$lang_es.A54]" office:value-type="string" office:string-value="ÍNDICE FUERA DE RANGO" calcext:value-type="string">
            <text:p>ÍNDICE FUERA DE RANGO</text:p>
          </table:table-cell>
          <table:table-cell table:style-name="ce1" table:formula="of:=[$lang_ar.A54]" office:value-type="string" office:string-value="فهرس خارج النطاق" calcext:value-type="string">
            <text:p>فهرس خارج النطاق</text:p>
          </table:table-cell>
          <table:table-cell table:style-name="ce1" table:formula="of:=[$lang_ru.A54]" office:value-type="string" office:string-value="УКАЗАТЕЛЬ" calcext:value-type="string">
            <text:p>УКАЗАТЕЛЬ</text:p>
          </table:table-cell>
          <table:table-cell table:style-name="ce1" table:formula="of:=[$lang_hi.A54]" office:value-type="string" office:string-value="सीमा से बाहर" calcext:value-type="string">
            <text:p>सीमा से बाहर</text:p>
          </table:table-cell>
          <table:table-cell table:style-name="ce1" table:formula="of:=[$lang_bn.A54]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1" table:formula="of:=[$lang_pt.A54]" office:value-type="string" office:string-value="ÍNDICE FORA DE ALCANCE" calcext:value-type="string">
            <text:p>ÍNDICE FORA DE ALCANCE</text:p>
          </table:table-cell>
          <table:table-cell table:style-name="ce1" table:formula="of:=[$lang_in.A54]" office:value-type="string" office:string-value="INDEKS DI LUAR JANGKAUAN" calcext:value-type="string">
            <text:p>INDEKS DI LUAR JANGKAUAN</text:p>
          </table:table-cell>
          <table:table-cell table:style-name="ce1" table:formula="of:=[$lang_ja.A54]" office:value-type="string" office:string-value="範囲外のインデックス" calcext:value-type="string">
            <text:p>範囲外のインデックス</text:p>
          </table:table-cell>
          <table:table-cell table:style-name="ce1" table:formula="of:=[$lang_he.A54]" office:value-type="string" office:string-value="אינדקס מחוץ לטווח" calcext:value-type="string">
            <text:p>אינדקס מחוץ לטווח</text:p>
          </table:table-cell>
          <table:table-cell table:style-name="ce1" table:formula="of:=[$lang_eo.A54]" office:value-type="string" office:string-value="INDEKSO EKSTER LA GAMO" calcext:value-type="string">
            <text:p>INDEKSO EKSTER LA GAMO</text:p>
          </table:table-cell>
          <table:table-cell table:style-name="ce1" table:formula="of:=[$lang_sw.A54]" office:value-type="string" office:string-value="INDEX NJE YA ANUWAI" calcext:value-type="string">
            <text:p>INDEX NJE YA ANUWAI</text:p>
          </table:table-cell>
          <table:table-cell table:style-name="ce1" table:formula="of:=[$lang_tl.A54]" office:value-type="string" office:string-value="INDEX SA LABAS NG SAKLAW" calcext:value-type="string">
            <text:p>INDEX SA LABAS NG SAKLAW</text:p>
          </table:table-cell>
          <table:table-cell table:style-name="ce1" table:formula="of:=[$lang_ur.A54]" office:value-type="string" office:string-value="رینج سے باہر انڈیکس" calcext:value-type="string">
            <text:p>رینج سے باہر انڈیکس</text:p>
          </table:table-cell>
          <table:table-cell table:style-name="ce2" table:formula="of:=[$lang_la.A54]" office:value-type="string" office:string-value="INDEX DE RANGE" calcext:value-type="string">
            <text:p>INDEX DE RANGE</text:p>
          </table:table-cell>
          <table:table-cell table:style-name="ce1" table:formula="of:=[$lang_cy.A54]" office:value-type="string" office:string-value="MYNEGAI Y TU ALLAN I'R AMREDIAD" calcext:value-type="string">
            <text:p>MYNEGAI Y TU ALLAN I'R AMREDIAD</text:p>
          </table:table-cell>
          <table:table-cell table:style-name="ce1" table:formula="of:=[$lang_zu.A54]" office:value-type="string" office:string-value="INKOMBA NGAPHANDLE KWEBANGA" calcext:value-type="string">
            <text:p>INKOMBA NGAPHANDLE KWEBANGA</text:p>
          </table:table-cell>
          <table:table-cell table:style-name="ce1" table:formula="of:=[$lang_yi.A54]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01"/>
        </table:table-row>
        <table:table-row table:style-name="ro1"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 table:style-name="ce1" table:formula="of:=[$lang_en.A55]" office:value-type="string" office:string-value="LABEL ALREADY DEFINED" calcext:value-type="string">
            <text:p>LABEL ALREADY DEFINED</text:p>
          </table:table-cell>
          <table:table-cell table:style-name="ce1" table:formula="of:=[$lang_ko.A55]" office:value-type="string" office:string-value="이미 정의 된 레이블" calcext:value-type="string">
            <text:p>이미 정의 된 레이블</text:p>
          </table:table-cell>
          <table:table-cell table:style-name="ce1" table:formula="of:=[$lang_fr.A55]" office:value-type="string" office:string-value="ÉTIQUETTE DÉJÀ DÉFINIE" calcext:value-type="string">
            <text:p>ÉTIQUETTE DÉJÀ DÉFINIE</text:p>
          </table:table-cell>
          <table:table-cell table:style-name="ce1" table:formula="of:=[$lang_de.A55]" office:value-type="string" office:string-value="ETIKETT BEREITS DEFINIERT" calcext:value-type="string">
            <text:p>ETIKETT BEREITS DEFINIERT</text:p>
          </table:table-cell>
          <table:table-cell table:style-name="ce1" table:formula="of:=[$lang_zh.A55]" office:value-type="string" office:string-value="标签已经定义" calcext:value-type="string">
            <text:p>标签已经定义</text:p>
          </table:table-cell>
          <table:table-cell table:style-name="ce1" table:formula="of:=[$lang_es.A55]" office:value-type="string" office:string-value="ETIQUETA YA DEFINIDA" calcext:value-type="string">
            <text:p>ETIQUETA YA DEFINIDA</text:p>
          </table:table-cell>
          <table:table-cell table:style-name="ce1" table:formula="of:=[$lang_ar.A55]" office:value-type="string" office:string-value="تسمية محددة بالفعل" calcext:value-type="string">
            <text:p>تسمية محددة بالفعل</text:p>
          </table:table-cell>
          <table:table-cell table:style-name="ce1" table:formula="of:=[$lang_ru.A55]" office:value-type="string" office:string-value="МЕТКА УЖЕ ОПРЕДЕЛЕН" calcext:value-type="string">
            <text:p>МЕТКА УЖЕ ОПРЕДЕЛЕН</text:p>
          </table:table-cell>
          <table:table-cell table:style-name="ce1" table:formula="of:=[$lang_hi.A55]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1" table:formula="of:=[$lang_bn.A55]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1" table:formula="of:=[$lang_pt.A55]" office:value-type="string" office:string-value="RÓTULO JÁ DEFINIDO" calcext:value-type="string">
            <text:p>RÓTULO JÁ DEFINIDO</text:p>
          </table:table-cell>
          <table:table-cell table:style-name="ce1" table:formula="of:=[$lang_in.A55]" office:value-type="string" office:string-value="LABEL SUDAH DITENTUKAN" calcext:value-type="string">
            <text:p>LABEL SUDAH DITENTUKAN</text:p>
          </table:table-cell>
          <table:table-cell table:style-name="ce1" table:formula="of:=[$lang_ja.A55]" office:value-type="string" office:string-value="すでに定義されているラベル" calcext:value-type="string">
            <text:p>すでに定義されているラベル</text:p>
          </table:table-cell>
          <table:table-cell table:style-name="ce1" table:formula="of:=[$lang_he.A55]" office:value-type="string" office:string-value="תווית כבר מוגדרת" calcext:value-type="string">
            <text:p>תווית כבר מוגדרת</text:p>
          </table:table-cell>
          <table:table-cell table:style-name="ce1" table:formula="of:=[$lang_eo.A55]" office:value-type="string" office:string-value="ETIKEDO JAM DIFINITA" calcext:value-type="string">
            <text:p>ETIKEDO JAM DIFINITA</text:p>
          </table:table-cell>
          <table:table-cell table:style-name="ce1" table:formula="of:=[$lang_sw.A55]" office:value-type="string" office:string-value="LEBO TAYARI IMEELEZEWA" calcext:value-type="string">
            <text:p>LEBO TAYARI IMEELEZEWA</text:p>
          </table:table-cell>
          <table:table-cell table:style-name="ce1" table:formula="of:=[$lang_tl.A55]" office:value-type="string" office:string-value="NATUKOY NA ANG LABEL" calcext:value-type="string">
            <text:p>NATUKOY NA ANG LABEL</text:p>
          </table:table-cell>
          <table:table-cell table:style-name="ce1" table:formula="of:=[$lang_ur.A55]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2" table:formula="of:=[$lang_la.A55]" office:value-type="string" office:string-value="PITTACIUM IAM DEFINED" calcext:value-type="string">
            <text:p>PITTACIUM IAM DEFINED</text:p>
          </table:table-cell>
          <table:table-cell table:style-name="ce1" table:formula="of:=[$lang_cy.A55]" office:value-type="string" office:string-value="LABEL EISOES WEDI'I DDIFFINIO" calcext:value-type="string">
            <text:p>LABEL EISOES WEDI'I DDIFFINIO</text:p>
          </table:table-cell>
          <table:table-cell table:style-name="ce1" table:formula="of:=[$lang_zu.A55]" office:value-type="string" office:string-value="ILEBULA ECHAZIWE" calcext:value-type="string">
            <text:p>ILEBULA ECHAZIWE</text:p>
          </table:table-cell>
          <table:table-cell table:style-name="ce1" table:formula="of:=[$lang_yi.A55]" office:value-type="string" office:string-value="פירמע שוין דיפיינד" calcext:value-type="string">
            <text:p>פירמ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en.A5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ko.A56]" office:value-type="string" office:string-value="왼쪽 / 오른쪽 작동 불일치" calcext:value-type="string">
            <text:p>왼쪽 / 오른쪽 작동 불일치</text:p>
          </table:table-cell>
          <table:table-cell table:style-name="ce1" table:formula="of:=[$lang_fr.A56]" office:value-type="string" office:string-value="DÉLIACHANCE DE L'OPÉRATION GAUCHE / DROITE" calcext:value-type="string">
            <text:p>DÉLIACHANCE DE L'OPÉRATION GAUCHE / DROITE</text:p>
          </table:table-cell>
          <table:table-cell table:style-name="ce1" table:formula="of:=[$lang_de.A56]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1" table:formula="of:=[$lang_zh.A56]" office:value-type="string" office:string-value="左 /右操作不匹配" calcext:value-type="string">
            <text:p>左 /右操作不匹配</text:p>
          </table:table-cell>
          <table:table-cell table:style-name="ce1" table:formula="of:=[$lang_es.A56]" office:value-type="string" office:string-value="OPERACIÓN IZQUIERDA / DERECHA DESAJUSTE" calcext:value-type="string">
            <text:p>OPERACIÓN IZQUIERDA / DERECHA DESAJUSTE</text:p>
          </table:table-cell>
          <table:table-cell table:style-name="ce1" table:formula="of:=[$lang_ar.A56]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1" table:formula="of:=[$lang_ru.A56]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1" table:formula="of:=[$lang_hi.A56]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1" table:formula="of:=[$lang_bn.A56]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1" table:formula="of:=[$lang_pt.A56]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1" table:formula="of:=[$lang_in.A56]" office:value-type="string" office:string-value="KETIDAKCOCOKAN OPERASI KIRI / KANAN" calcext:value-type="string">
            <text:p>KETIDAKCOCOKAN OPERASI KIRI / KANAN</text:p>
          </table:table-cell>
          <table:table-cell table:style-name="ce1" table:formula="of:=[$lang_ja.A56]" office:value-type="string" office:string-value="左 /右操作の不一致" calcext:value-type="string">
            <text:p>左 /右操作の不一致</text:p>
          </table:table-cell>
          <table:table-cell table:style-name="ce1" table:formula="of:=[$lang_he.A56]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1" table:formula="of:=[$lang_eo.A56]" office:value-type="string" office:string-value="MALDEKSTRA / DEKSTRA OPERACIO MISMATCH" calcext:value-type="string">
            <text:p>MALDEKSTRA / DEKSTRA OPERACIO MISMATCH</text:p>
          </table:table-cell>
          <table:table-cell table:style-name="ce1" table:formula="of:=[$lang_sw.A56]" office:value-type="string" office:string-value="KUSHOTO / KULIA OPERESHENI MISMATCH" calcext:value-type="string">
            <text:p>KUSHOTO / KULIA OPERESHENI MISMATCH</text:p>
          </table:table-cell>
          <table:table-cell table:style-name="ce1" table:formula="of:=[$lang_tl.A56]" office:value-type="string" office:string-value="KALIWA / KANANG OPERASYON MISMATCH" calcext:value-type="string">
            <text:p>KALIWA / KANANG OPERASYON MISMATCH</text:p>
          </table:table-cell>
          <table:table-cell table:style-name="ce1" table:formula="of:=[$lang_ur.A56]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2" table:formula="of:=[$lang_la.A56]" office:value-type="string" office:string-value="SINISTRAM / IUS OPERATIONEM MISMATCH" calcext:value-type="string">
            <text:p>SINISTRAM / IUS OPERATIONEM MISMATCH</text:p>
          </table:table-cell>
          <table:table-cell table:style-name="ce1" table:formula="of:=[$lang_cy.A56]" office:value-type="string" office:string-value="CAMGYMHARIAD OPERATION CHWITH / DDE" calcext:value-type="string">
            <text:p>CAMGYMHARIAD OPERATION CHWITH / DDE</text:p>
          </table:table-cell>
          <table:table-cell table:style-name="ce1" table:formula="of:=[$lang_zu.A56]" office:value-type="string" office:string-value="I-LEFT / RIGHT OPERATION MISMATCH" calcext:value-type="string">
            <text:p>I-LEFT / RIGHT OPERATION MISMATCH</text:p>
          </table:table-cell>
          <table:table-cell table:style-name="ce1" table:formula="of:=[$lang_yi.A56]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 table:style-name="ce1" table:formula="of:=[$lang_en.A57]" office:value-type="string" office:string-value="NEGATIVE INDEX" calcext:value-type="string">
            <text:p>NEGATIVE INDEX</text:p>
          </table:table-cell>
          <table:table-cell table:style-name="ce1" table:formula="of:=[$lang_ko.A57]" office:value-type="string" office:string-value="음수 지수" calcext:value-type="string">
            <text:p>음수 지수</text:p>
          </table:table-cell>
          <table:table-cell table:style-name="ce1" table:formula="of:=[$lang_fr.A57]" office:value-type="string" office:string-value="INDICE NÉGATIF" calcext:value-type="string">
            <text:p>INDICE NÉGATIF</text:p>
          </table:table-cell>
          <table:table-cell table:style-name="ce1" table:formula="of:=[$lang_de.A57]" office:value-type="string" office:string-value="NEGATIVER INDEX" calcext:value-type="string">
            <text:p>NEGATIVER INDEX</text:p>
          </table:table-cell>
          <table:table-cell table:style-name="ce1" table:formula="of:=[$lang_zh.A57]" office:value-type="string" office:string-value="负数" calcext:value-type="string">
            <text:p>负数</text:p>
          </table:table-cell>
          <table:table-cell table:style-name="ce1" table:formula="of:=[$lang_es.A57]" office:value-type="string" office:string-value="ÍNDICE NEGATIVO" calcext:value-type="string">
            <text:p>ÍNDICE NEGATIVO</text:p>
          </table:table-cell>
          <table:table-cell table:style-name="ce1" table:formula="of:=[$lang_ar.A57]" office:value-type="string" office:string-value="الفهرس السلبي" calcext:value-type="string">
            <text:p>الفهرس السلبي</text:p>
          </table:table-cell>
          <table:table-cell table:style-name="ce1" table:formula="of:=[$lang_ru.A57]" office:value-type="string" office:string-value="ОТРИЦАТЕЛЬНЫЙ ИНДЕКС" calcext:value-type="string">
            <text:p>ОТРИЦАТЕЛЬНЫЙ ИНДЕКС</text:p>
          </table:table-cell>
          <table:table-cell table:style-name="ce1" table:formula="of:=[$lang_hi.A57]" office:value-type="string" office:string-value="ऋणात्मक सूचकांक" calcext:value-type="string">
            <text:p>ऋणात्मक सूचकांक</text:p>
          </table:table-cell>
          <table:table-cell table:style-name="ce1" table:formula="of:=[$lang_bn.A57]" office:value-type="string" office:string-value="নেতিবাচক সূচক" calcext:value-type="string">
            <text:p>নেতিবাচক সূচক</text:p>
          </table:table-cell>
          <table:table-cell table:style-name="ce1" table:formula="of:=[$lang_pt.A57]" office:value-type="string" office:string-value="ÍNDICE NEGATIVO" calcext:value-type="string">
            <text:p>ÍNDICE NEGATIVO</text:p>
          </table:table-cell>
          <table:table-cell table:style-name="ce1" table:formula="of:=[$lang_in.A57]" office:value-type="string" office:string-value="INDEKS NEGATIF" calcext:value-type="string">
            <text:p>INDEKS NEGATIF</text:p>
          </table:table-cell>
          <table:table-cell table:style-name="ce1" table:formula="of:=[$lang_ja.A57]" office:value-type="string" office:string-value="負のインデックス" calcext:value-type="string">
            <text:p>負のインデックス</text:p>
          </table:table-cell>
          <table:table-cell table:style-name="ce1" table:formula="of:=[$lang_he.A57]" office:value-type="string" office:string-value="אינדקס שלילי" calcext:value-type="string">
            <text:p>אינדקס שלילי</text:p>
          </table:table-cell>
          <table:table-cell table:style-name="ce1" table:formula="of:=[$lang_eo.A57]" office:value-type="string" office:string-value="NEGATIVA INDEKSO" calcext:value-type="string">
            <text:p>NEGATIVA INDEKSO</text:p>
          </table:table-cell>
          <table:table-cell table:style-name="ce1" table:formula="of:=[$lang_sw.A57]" office:value-type="string" office:string-value="KIELELEZO HASI" calcext:value-type="string">
            <text:p>KIELELEZO HASI</text:p>
          </table:table-cell>
          <table:table-cell table:style-name="ce1" table:formula="of:=[$lang_tl.A57]" office:value-type="string" office:string-value="NEGATIBONG INDEX" calcext:value-type="string">
            <text:p>NEGATIBONG INDEX</text:p>
          </table:table-cell>
          <table:table-cell table:style-name="ce1" table:formula="of:=[$lang_ur.A57]" office:value-type="string" office:string-value="منفی انڈیکس" calcext:value-type="string">
            <text:p>منفی انڈیکس</text:p>
          </table:table-cell>
          <table:table-cell table:style-name="ce2" table:formula="of:=[$lang_la.A57]" office:value-type="string" office:string-value="NEGANS INDEX" calcext:value-type="string">
            <text:p>NEGANS INDEX</text:p>
          </table:table-cell>
          <table:table-cell table:style-name="ce1" table:formula="of:=[$lang_cy.A57]" office:value-type="string" office:string-value="MYNEGAI NEGYDDOL" calcext:value-type="string">
            <text:p>MYNEGAI NEGYDDOL</text:p>
          </table:table-cell>
          <table:table-cell table:style-name="ce1" table:formula="of:=[$lang_zu.A57]" office:value-type="string" office:string-value="INKOMBA ENGEMIHLE" calcext:value-type="string">
            <text:p>INKOMBA ENGEMIHLE</text:p>
          </table:table-cell>
          <table:table-cell table:style-name="ce1" table:formula="of:=[$lang_yi.A57]" office:value-type="string" office:string-value="נעגאַטיוו אינדעקס" calcext:value-type="string">
            <text:p>נעגאַטיוו אינדעקס</text:p>
          </table:table-cell>
          <table:table-cell table:number-columns-repeated="1001"/>
        </table:table-row>
        <table:table-row table:style-name="ro1"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en.A5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ko.A58]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1" table:formula="of:=[$lang_fr.A58]" office:value-type="string" office:string-value="SUIVANT POUR LOOP AVEC VARIABLE DE CHAÎNE" calcext:value-type="string">
            <text:p>SUIVANT POUR LOOP AVEC VARIABLE DE CHAÎNE</text:p>
          </table:table-cell>
          <table:table-cell table:style-name="ce1" table:formula="of:=[$lang_de.A58]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1" table:formula="of:=[$lang_zh.A58]" office:value-type="string" office:string-value="下一个使用字符串变量的循环" calcext:value-type="string">
            <text:p>下一个使用字符串变量的循环</text:p>
          </table:table-cell>
          <table:table-cell table:style-name="ce1" table:formula="of:=[$lang_es.A58]" office:value-type="string" office:string-value="SIGUIENTE EN FOR LOOP CON VARIABLE DE CADENA" calcext:value-type="string">
            <text:p>SIGUIENTE EN FOR LOOP CON VARIABLE DE CADENA</text:p>
          </table:table-cell>
          <table:table-cell table:style-name="ce1" table:formula="of:=[$lang_ar.A58]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1" table:formula="of:=[$lang_ru.A58]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1" table:formula="of:=[$lang_hi.A58]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1" table:formula="of:=[$lang_bn.A58]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1" table:formula="of:=[$lang_pt.A58]" office:value-type="string" office:string-value="EM SEGUIDA, PARA LOOP COM VARIÁVEL DE STRING" calcext:value-type="string">
            <text:p>EM SEGUIDA, PARA LOOP COM VARIÁVEL DE STRING</text:p>
          </table:table-cell>
          <table:table-cell table:style-name="ce1" table:formula="of:=[$lang_in.A58]" office:value-type="string" office:string-value="SELANJUTNYA UNTUK LOOP DENGAN VARIABEL STRING" calcext:value-type="string">
            <text:p>SELANJUTNYA UNTUK LOOP DENGAN VARIABEL STRING</text:p>
          </table:table-cell>
          <table:table-cell table:style-name="ce1" table:formula="of:=[$lang_ja.A58]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1" table:formula="of:=[$lang_he.A58]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1" table:formula="of:=[$lang_eo.A58]" office:value-type="string" office:string-value="VENONTA POR BUKLO KUN ĈENA VARIABLO" calcext:value-type="string">
            <text:p>VENONTA POR BUKLO KUN ĈENA VARIABLO</text:p>
          </table:table-cell>
          <table:table-cell table:style-name="ce1" table:formula="of:=[$lang_sw.A58]" office:value-type="string" office:string-value="IFUATAYO KWA KITANZI NA KAMBA YA KUTOFAUTISHA" calcext:value-type="string">
            <text:p>IFUATAYO KWA KITANZI NA KAMBA YA KUTOFAUTISHA</text:p>
          </table:table-cell>
          <table:table-cell table:style-name="ce1" table:formula="of:=[$lang_tl.A58]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1" table:formula="of:=[$lang_ur.A58]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2" table:formula="of:=[$lang_la.A58]" office:value-type="string" office:string-value="DEINDE IN PRO LOOP CUM FILUM VARIABILIS" calcext:value-type="string">
            <text:p>DEINDE IN PRO LOOP CUM FILUM VARIABILIS</text:p>
          </table:table-cell>
          <table:table-cell table:style-name="ce1" table:formula="of:=[$lang_cy.A58]" office:value-type="string" office:string-value="NESAF YMLAEN AM DDOLEN GYDA NEWIDYN LLINYN" calcext:value-type="string">
            <text:p>NESAF YMLAEN AM DDOLEN GYDA NEWIDYN LLINYN</text:p>
          </table:table-cell>
          <table:table-cell table:style-name="ce1" table:formula="of:=[$lang_zu.A58]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1" table:formula="of:=[$lang_yi.A58]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 table:style-name="ce1" table:formula="of:=[$lang_en.A59]" office:value-type="string" office:string-value="OPERAND MISMATCH" calcext:value-type="string">
            <text:p>OPERAND MISMATCH</text:p>
          </table:table-cell>
          <table:table-cell table:style-name="ce1" table:formula="of:=[$lang_ko.A59]" office:value-type="string" office:string-value="피연산자 불일치" calcext:value-type="string">
            <text:p>피연산자 불일치</text:p>
          </table:table-cell>
          <table:table-cell table:style-name="ce1" table:formula="of:=[$lang_fr.A59]" office:value-type="string" office:string-value="DÉCALAGE DE L'OPÉRANDE" calcext:value-type="string">
            <text:p>DÉCALAGE DE L'OPÉRANDE</text:p>
          </table:table-cell>
          <table:table-cell table:style-name="ce1" table:formula="of:=[$lang_de.A59]" office:value-type="string" office:string-value="OPERAND -NICHTÜBEREINSTIMMUNG" calcext:value-type="string">
            <text:p>OPERAND -NICHTÜBEREINSTIMMUNG</text:p>
          </table:table-cell>
          <table:table-cell table:style-name="ce1" table:formula="of:=[$lang_zh.A59]" office:value-type="string" office:string-value="操作数不匹配" calcext:value-type="string">
            <text:p>操作数不匹配</text:p>
          </table:table-cell>
          <table:table-cell table:style-name="ce1" table:formula="of:=[$lang_es.A59]" office:value-type="string" office:string-value="DESAJUSTE DE OPERANDO" calcext:value-type="string">
            <text:p>DESAJUSTE DE OPERANDO</text:p>
          </table:table-cell>
          <table:table-cell table:style-name="ce1" table:formula="of:=[$lang_ar.A59]" office:value-type="string" office:string-value="عدم تطابق المعامل" calcext:value-type="string">
            <text:p>عدم تطابق المعامل</text:p>
          </table:table-cell>
          <table:table-cell table:style-name="ce1" table:formula="of:=[$lang_ru.A59]" office:value-type="string" office:string-value="ОПЕРАНД НЕСООТВЕТСТВИЕ" calcext:value-type="string">
            <text:p>ОПЕРАНД НЕСООТВЕТСТВИЕ</text:p>
          </table:table-cell>
          <table:table-cell table:style-name="ce1" table:formula="of:=[$lang_hi.A59]" office:value-type="string" office:string-value="संचालक बेमेल" calcext:value-type="string">
            <text:p>संचालक बेमेल</text:p>
          </table:table-cell>
          <table:table-cell table:style-name="ce1" table:formula="of:=[$lang_bn.A59]" office:value-type="string" office:string-value="অপারেন্ড অমিল" calcext:value-type="string">
            <text:p>অপারেন্ড অমিল</text:p>
          </table:table-cell>
          <table:table-cell table:style-name="ce1" table:formula="of:=[$lang_pt.A59]" office:value-type="string" office:string-value="INCOMPATIBILIDADE DO OPERANDO" calcext:value-type="string">
            <text:p>INCOMPATIBILIDADE DO OPERANDO</text:p>
          </table:table-cell>
          <table:table-cell table:style-name="ce1" table:formula="of:=[$lang_in.A59]" office:value-type="string" office:string-value="KETIDAKCOCOKAN OPERAN" calcext:value-type="string">
            <text:p>KETIDAKCOCOKAN OPERAN</text:p>
          </table:table-cell>
          <table:table-cell table:style-name="ce1" table:formula="of:=[$lang_ja.A59]" office:value-type="string" office:string-value="オペランドの不一致" calcext:value-type="string">
            <text:p>オペランドの不一致</text:p>
          </table:table-cell>
          <table:table-cell table:style-name="ce1" table:formula="of:=[$lang_he.A59]" office:value-type="string" office:string-value="חוסר התאמה אופרנד" calcext:value-type="string">
            <text:p>חוסר התאמה אופרנד</text:p>
          </table:table-cell>
          <table:table-cell table:style-name="ce1" table:formula="of:=[$lang_eo.A59]" office:value-type="string" office:string-value="OPERANDA MISKOMPRENO" calcext:value-type="string">
            <text:p>OPERANDA MISKOMPRENO</text:p>
          </table:table-cell>
          <table:table-cell table:style-name="ce1" table:formula="of:=[$lang_sw.A59]" office:value-type="string" office:string-value="UENDESHAJI WA KAZI" calcext:value-type="string">
            <text:p>UENDESHAJI WA KAZI</text:p>
          </table:table-cell>
          <table:table-cell table:style-name="ce1" table:formula="of:=[$lang_tl.A59]" office:value-type="string" office:string-value="OPERAND MISMATCH" calcext:value-type="string">
            <text:p>OPERAND MISMATCH</text:p>
          </table:table-cell>
          <table:table-cell table:style-name="ce1" table:formula="of:=[$lang_ur.A59]" office:value-type="string" office:string-value="اوپیرینڈ مماثل" calcext:value-type="string">
            <text:p>اوپیرینڈ مماثل</text:p>
          </table:table-cell>
          <table:table-cell table:style-name="ce2" table:formula="of:=[$lang_la.A59]" office:value-type="string" office:string-value="OPERAND MISMATCH" calcext:value-type="string">
            <text:p>OPERAND MISMATCH</text:p>
          </table:table-cell>
          <table:table-cell table:style-name="ce1" table:formula="of:=[$lang_cy.A59]" office:value-type="string" office:string-value="CAMGYMHARIAD OPERAND" calcext:value-type="string">
            <text:p>CAMGYMHARIAD OPERAND</text:p>
          </table:table-cell>
          <table:table-cell table:style-name="ce1" table:formula="of:=[$lang_zu.A59]" office:value-type="string" office:string-value="I-OPERAND MISMATCH" calcext:value-type="string">
            <text:p>I-OPERAND MISMATCH</text:p>
          </table:table-cell>
          <table:table-cell table:style-name="ce1" table:formula="of:=[$lang_yi.A59]" office:value-type="string" office:string-value="אָפּעראַנד מיסמאַטש" calcext:value-type="string">
            <text:p>אָפּעראַנד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 table:style-name="ce1" table:formula="of:=[$lang_en.A60]" office:value-type="string" office:string-value="OPTION REQUIRES A LANGUAGE" calcext:value-type="string">
            <text:p>OPTION REQUIRES A LANGUAGE</text:p>
          </table:table-cell>
          <table:table-cell table:style-name="ce1" table:formula="of:=[$lang_ko.A60]" office:value-type="string" office:string-value="옵션에는 언어가 필요합니다" calcext:value-type="string">
            <text:p>옵션에는 언어가 필요합니다</text:p>
          </table:table-cell>
          <table:table-cell table:style-name="ce1" table:formula="of:=[$lang_fr.A60]" office:value-type="string" office:string-value="L'OPTION NÉCESSITE UNE LANGUE" calcext:value-type="string">
            <text:p>L'OPTION NÉCESSITE UNE LANGUE</text:p>
          </table:table-cell>
          <table:table-cell table:style-name="ce1" table:formula="of:=[$lang_de.A60]" office:value-type="string" office:string-value="OPTION ERFORDERT EINE SPRACHE" calcext:value-type="string">
            <text:p>OPTION ERFORDERT EINE SPRACHE</text:p>
          </table:table-cell>
          <table:table-cell table:style-name="ce1" table:formula="of:=[$lang_zh.A60]" office:value-type="string" office:string-value="选项需要一种语言" calcext:value-type="string">
            <text:p>选项需要一种语言</text:p>
          </table:table-cell>
          <table:table-cell table:style-name="ce1" table:formula="of:=[$lang_es.A60]" office:value-type="string" office:string-value="LA OPCIÓN REQUIERE UN IDIOMA" calcext:value-type="string">
            <text:p>LA OPCIÓN REQUIERE UN IDIOMA</text:p>
          </table:table-cell>
          <table:table-cell table:style-name="ce1" table:formula="of:=[$lang_ar.A60]" office:value-type="string" office:string-value="الخيار يتطلب لغة" calcext:value-type="string">
            <text:p>الخيار يتطلب لغة</text:p>
          </table:table-cell>
          <table:table-cell table:style-name="ce1" table:formula="of:=[$lang_ru.A60]" office:value-type="string" office:string-value="ВАРИАНТ ТРЕБУЕТ ЯЗЫКА" calcext:value-type="string">
            <text:p>ВАРИАНТ ТРЕБУЕТ ЯЗЫКА</text:p>
          </table:table-cell>
          <table:table-cell table:style-name="ce1" table:formula="of:=[$lang_hi.A60]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1" table:formula="of:=[$lang_bn.A60]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1" table:formula="of:=[$lang_pt.A60]" office:value-type="string" office:string-value="A OPÇÃO REQUER UM IDIOMA" calcext:value-type="string">
            <text:p>A OPÇÃO REQUER UM IDIOMA</text:p>
          </table:table-cell>
          <table:table-cell table:style-name="ce1" table:formula="of:=[$lang_in.A60]" office:value-type="string" office:string-value="OPSI MEMBUTUHKAN BAHASA" calcext:value-type="string">
            <text:p>OPSI MEMBUTUHKAN BAHASA</text:p>
          </table:table-cell>
          <table:table-cell table:style-name="ce1" table:formula="of:=[$lang_ja.A60]" office:value-type="string" office:string-value="オプションには言語が必要です" calcext:value-type="string">
            <text:p>オプションには言語が必要です</text:p>
          </table:table-cell>
          <table:table-cell table:style-name="ce1" table:formula="of:=[$lang_he.A60]" office:value-type="string" office:string-value="אפשרות דורשת שפה" calcext:value-type="string">
            <text:p>אפשרות דורשת שפה</text:p>
          </table:table-cell>
          <table:table-cell table:style-name="ce1" table:formula="of:=[$lang_eo.A60]" office:value-type="string" office:string-value="OPCIO POSTULAS LINGVON" calcext:value-type="string">
            <text:p>OPCIO POSTULAS LINGVON</text:p>
          </table:table-cell>
          <table:table-cell table:style-name="ce1" table:formula="of:=[$lang_sw.A60]" office:value-type="string" office:string-value="CHAGUO INAHITAJI LUGHA" calcext:value-type="string">
            <text:p>CHAGUO INAHITAJI LUGHA</text:p>
          </table:table-cell>
          <table:table-cell table:style-name="ce1" table:formula="of:=[$lang_tl.A60]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1" table:formula="of:=[$lang_ur.A60]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2" table:formula="of:=[$lang_la.A60]" office:value-type="string" office:string-value="OPTIO POSTULAT A LINGUA" calcext:value-type="string">
            <text:p>OPTIO POSTULAT A LINGUA</text:p>
          </table:table-cell>
          <table:table-cell table:style-name="ce1" table:formula="of:=[$lang_cy.A60]" office:value-type="string" office:string-value="OPSIWN YN GOFYN AM IAITH" calcext:value-type="string">
            <text:p>OPSIWN YN GOFYN AM IAITH</text:p>
          </table:table-cell>
          <table:table-cell table:style-name="ce1" table:formula="of:=[$lang_zu.A60]" office:value-type="string" office:string-value="INKETHO IDINGA ULIMI" calcext:value-type="string">
            <text:p>INKETHO IDINGA ULIMI</text:p>
          </table:table-cell>
          <table:table-cell table:style-name="ce1" table:formula="of:=[$lang_yi.A60]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01"/>
        </table:table-row>
        <table:table-row table:style-name="ro1"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en.A6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ko.A61]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1" table:formula="of:=[$lang_fr.A61]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1" table:formula="of:=[$lang_de.A61]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1" table:formula="of:=[$lang_zh.A61]" office:value-type="string" office:string-value="请检查语言设置或环境变量" calcext:value-type="string">
            <text:p>请检查语言设置或环境变量</text:p>
          </table:table-cell>
          <table:table-cell table:style-name="ce1" table:formula="of:=[$lang_es.A61]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1" table:formula="of:=[$lang_ar.A61]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1" table:formula="of:=[$lang_ru.A61]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1" table:formula="of:=[$lang_hi.A61]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1" table:formula="of:=[$lang_bn.A61]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1" table:formula="of:=[$lang_pt.A61]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1" table:formula="of:=[$lang_in.A61]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1" table:formula="of:=[$lang_ja.A61]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1" table:formula="of:=[$lang_he.A61]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1" table:formula="of:=[$lang_eo.A61]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1" table:formula="of:=[$lang_sw.A61]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1" table:formula="of:=[$lang_tl.A61]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1" table:formula="of:=[$lang_ur.A61]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2" table:formula="of:=[$lang_la.A61]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1" table:formula="of:=[$lang_cy.A61]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1" table:formula="of:=[$lang_zu.A61]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1" table:formula="of:=[$lang_yi.A61]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 table:style-name="ce1" table:formula="of:=[$lang_en.A62]" office:value-type="string" office:string-value="STRING MATH LOGIC ERROR" calcext:value-type="string">
            <text:p>STRING MATH LOGIC ERROR</text:p>
          </table:table-cell>
          <table:table-cell table:style-name="ce1" table:formula="of:=[$lang_ko.A62]" office:value-type="string" office:string-value="문자열 수학 로직 오류" calcext:value-type="string">
            <text:p>문자열 수학 로직 오류</text:p>
          </table:table-cell>
          <table:table-cell table:style-name="ce1" table:formula="of:=[$lang_fr.A62]" office:value-type="string" office:string-value="ERREUR DE LOGIQUE MATHÉMATIQUE DE CHAÎNE" calcext:value-type="string">
            <text:p>ERREUR DE LOGIQUE MATHÉMATIQUE DE CHAÎNE</text:p>
          </table:table-cell>
          <table:table-cell table:style-name="ce1" table:formula="of:=[$lang_de.A62]" office:value-type="string" office:string-value="STRING -MATHEMATIK -LOGIKFEHLER" calcext:value-type="string">
            <text:p>STRING -MATHEMATIK -LOGIKFEHLER</text:p>
          </table:table-cell>
          <table:table-cell table:style-name="ce1" table:formula="of:=[$lang_zh.A62]" office:value-type="string" office:string-value="字符串数学逻辑错误" calcext:value-type="string">
            <text:p>字符串数学逻辑错误</text:p>
          </table:table-cell>
          <table:table-cell table:style-name="ce1" table:formula="of:=[$lang_es.A62]" office:value-type="string" office:string-value="STRING MATH LOGIC ERROR" calcext:value-type="string">
            <text:p>STRING MATH LOGIC ERROR</text:p>
          </table:table-cell>
          <table:table-cell table:style-name="ce1" table:formula="of:=[$lang_ar.A62]" office:value-type="string" office:string-value="خطأ في منطق الرياضيات" calcext:value-type="string">
            <text:p>خطأ في منطق الرياضيات</text:p>
          </table:table-cell>
          <table:table-cell table:style-name="ce1" table:formula="of:=[$lang_ru.A62]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1" table:formula="of:=[$lang_hi.A62]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1" table:formula="of:=[$lang_bn.A62]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1" table:formula="of:=[$lang_pt.A62]" office:value-type="string" office:string-value="ERRO DE LÓGICA MATEMÁTICA DA STRING" calcext:value-type="string">
            <text:p>ERRO DE LÓGICA MATEMÁTICA DA STRING</text:p>
          </table:table-cell>
          <table:table-cell table:style-name="ce1" table:formula="of:=[$lang_in.A62]" office:value-type="string" office:string-value="KESALAHAN LOGIKA MATEMATIKA STRING" calcext:value-type="string">
            <text:p>KESALAHAN LOGIKA MATEMATIKA STRING</text:p>
          </table:table-cell>
          <table:table-cell table:style-name="ce1" table:formula="of:=[$lang_ja.A62]" office:value-type="string" office:string-value="文字列数学ロジックエラー" calcext:value-type="string">
            <text:p>文字列数学ロジックエラー</text:p>
          </table:table-cell>
          <table:table-cell table:style-name="ce1" table:formula="of:=[$lang_he.A62]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1" table:formula="of:=[$lang_eo.A62]" office:value-type="string" office:string-value="ŜNURO DE MATEMATIKA LOGIKA ERARO" calcext:value-type="string">
            <text:p>ŜNURO DE MATEMATIKA LOGIKA ERARO</text:p>
          </table:table-cell>
          <table:table-cell table:style-name="ce1" table:formula="of:=[$lang_sw.A62]" office:value-type="string" office:string-value="KOSA LA MANTIKI YA HESABU" calcext:value-type="string">
            <text:p>KOSA LA MANTIKI YA HESABU</text:p>
          </table:table-cell>
          <table:table-cell table:style-name="ce1" table:formula="of:=[$lang_tl.A62]" office:value-type="string" office:string-value="STRING ERROR SA LOGIC NG STRING" calcext:value-type="string">
            <text:p>STRING ERROR SA LOGIC NG STRING</text:p>
          </table:table-cell>
          <table:table-cell table:style-name="ce1" table:formula="of:=[$lang_ur.A62]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2" table:formula="of:=[$lang_la.A62]" office:value-type="string" office:string-value="MATH MATH LOGICA ERROR" calcext:value-type="string">
            <text:p>MATH MATH LOGICA ERROR</text:p>
          </table:table-cell>
          <table:table-cell table:style-name="ce1" table:formula="of:=[$lang_cy.A62]" office:value-type="string" office:string-value="GWALL RHESYMEG MATHEMATEG LLINYN" calcext:value-type="string">
            <text:p>GWALL RHESYMEG MATHEMATEG LLINYN</text:p>
          </table:table-cell>
          <table:table-cell table:style-name="ce1" table:formula="of:=[$lang_zu.A62]" office:value-type="string" office:string-value="IPHUTHA LE-STRING MATH IPHUTHA" calcext:value-type="string">
            <text:p>IPHUTHA LE-STRING MATH IPHUTHA</text:p>
          </table:table-cell>
          <table:table-cell table:style-name="ce1" table:formula="of:=[$lang_yi.A62]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01"/>
        </table:table-row>
        <table:table-row table:style-name="ro1"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 table:style-name="ce1" table:formula="of:=[$lang_en.A63]" office:value-type="string" office:string-value="UNABLE TO OPEN FILE" calcext:value-type="string">
            <text:p>UNABLE TO OPEN FILE</text:p>
          </table:table-cell>
          <table:table-cell table:style-name="ce1" table:formula="of:=[$lang_ko.A63]" office:value-type="string" office:string-value="열 수없는 파일" calcext:value-type="string">
            <text:p>열 수없는 파일</text:p>
          </table:table-cell>
          <table:table-cell table:style-name="ce1" table:formula="of:=[$lang_fr.A63]" office:value-type="string" office:string-value="IMPOSSIBLE D'OUVRIR LE FICHIER" calcext:value-type="string">
            <text:p>IMPOSSIBLE D'OUVRIR LE FICHIER</text:p>
          </table:table-cell>
          <table:table-cell table:style-name="ce1" table:formula="of:=[$lang_de.A63]" office:value-type="string" office:string-value="DATEI KANN NICHT GEÖFFNET WERDEN" calcext:value-type="string">
            <text:p>DATEI KANN NICHT GEÖFFNET WERDEN</text:p>
          </table:table-cell>
          <table:table-cell table:style-name="ce1" table:formula="of:=[$lang_zh.A63]" office:value-type="string" office:string-value="无法打开文件" calcext:value-type="string">
            <text:p>无法打开文件</text:p>
          </table:table-cell>
          <table:table-cell table:style-name="ce1" table:formula="of:=[$lang_es.A63]" office:value-type="string" office:string-value="NO ES POSIBLE ABRIR EL ARCHIVO" calcext:value-type="string">
            <text:p>NO ES POSIBLE ABRIR EL ARCHIVO</text:p>
          </table:table-cell>
          <table:table-cell table:style-name="ce1" table:formula="of:=[$lang_ar.A63]" office:value-type="string" office:string-value="غير قادر على فتح ملف" calcext:value-type="string">
            <text:p>غير قادر على فتح ملف</text:p>
          </table:table-cell>
          <table:table-cell table:style-name="ce1" table:formula="of:=[$lang_ru.A63]" office:value-type="string" office:string-value="НЕВОЗМОЖНО ОТКРЫТЬ ФАЙЛ" calcext:value-type="string">
            <text:p>НЕВОЗМОЖНО ОТКРЫТЬ ФАЙЛ</text:p>
          </table:table-cell>
          <table:table-cell table:style-name="ce1" table:formula="of:=[$lang_hi.A63]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1" table:formula="of:=[$lang_bn.A63]" office:value-type="string" office:string-value="নথি খুলতে অক্ষম" calcext:value-type="string">
            <text:p>নথি খুলতে অক্ষম</text:p>
          </table:table-cell>
          <table:table-cell table:style-name="ce1" table:formula="of:=[$lang_pt.A63]" office:value-type="string" office:string-value="IMPOSSÍVEL ABRIR O FICHEIRO" calcext:value-type="string">
            <text:p>IMPOSSÍVEL ABRIR O FICHEIRO</text:p>
          </table:table-cell>
          <table:table-cell table:style-name="ce1" table:formula="of:=[$lang_in.A63]" office:value-type="string" office:string-value="TIDAK DAPAT MEMBUKA FILE" calcext:value-type="string">
            <text:p>TIDAK DAPAT MEMBUKA FILE</text:p>
          </table:table-cell>
          <table:table-cell table:style-name="ce1" table:formula="of:=[$lang_ja.A63]" office:value-type="string" office:string-value="ファイルを開くことができません" calcext:value-type="string">
            <text:p>ファイルを開くことができません</text:p>
          </table:table-cell>
          <table:table-cell table:style-name="ce1" table:formula="of:=[$lang_he.A63]" office:value-type="string" office:string-value="לא ניתן לפתוח קובץ" calcext:value-type="string">
            <text:p>לא ניתן לפתוח קובץ</text:p>
          </table:table-cell>
          <table:table-cell table:style-name="ce1" table:formula="of:=[$lang_eo.A63]" office:value-type="string" office:string-value="NE EBLAS MALFERMI DOSIERON" calcext:value-type="string">
            <text:p>NE EBLAS MALFERMI DOSIERON</text:p>
          </table:table-cell>
          <table:table-cell table:style-name="ce1" table:formula="of:=[$lang_sw.A63]" office:value-type="string" office:string-value="HAIWEZI KUFUNGUA FAILI" calcext:value-type="string">
            <text:p>HAIWEZI KUFUNGUA FAILI</text:p>
          </table:table-cell>
          <table:table-cell table:style-name="ce1" table:formula="of:=[$lang_tl.A63]" office:value-type="string" office:string-value="HINDI MABUKSAN ANG FILE" calcext:value-type="string">
            <text:p>HINDI MABUKSAN ANG FILE</text:p>
          </table:table-cell>
          <table:table-cell table:style-name="ce1" table:formula="of:=[$lang_ur.A63]" office:value-type="string" office:string-value="فائل کھولنے سے قاصر ہے" calcext:value-type="string">
            <text:p>فائل کھولنے سے قاصر ہے</text:p>
          </table:table-cell>
          <table:table-cell table:style-name="ce2" table:formula="of:=[$lang_la.A63]" office:value-type="string" office:string-value="'NON APERIRE FILE" calcext:value-type="string">
            <text:p>'NON APERIRE FILE</text:p>
          </table:table-cell>
          <table:table-cell table:style-name="ce1" table:formula="of:=[$lang_cy.A63]" office:value-type="string" office:string-value="METHU AGOR FFEIL" calcext:value-type="string">
            <text:p>METHU AGOR FFEIL</text:p>
          </table:table-cell>
          <table:table-cell table:style-name="ce1" table:formula="of:=[$lang_zu.A63]" office:value-type="string" office:string-value="AYIKWAZI UKUVULA IFAYELA" calcext:value-type="string">
            <text:p>AYIKWAZI UKUVULA IFAYELA</text:p>
          </table:table-cell>
          <table:table-cell table:style-name="ce1" table:formula="of:=[$lang_yi.A63]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01"/>
        </table:table-row>
        <table:table-row table:style-name="ro1"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en.A6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ko.A64]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1" table:formula="of:=[$lang_fr.A64]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1" table:formula="of:=[$lang_de.A64]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1" table:formula="of:=[$lang_zh.A64]" office:value-type="string" office:string-value="无法打开以读取的文件" calcext:value-type="string">
            <text:p>无法打开以读取的文件</text:p>
          </table:table-cell>
          <table:table-cell table:style-name="ce1" table:formula="of:=[$lang_es.A64]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1" table:formula="of:=[$lang_ar.A64]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1" table:formula="of:=[$lang_ru.A64]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1" table:formula="of:=[$lang_hi.A64]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1" table:formula="of:=[$lang_bn.A64]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1" table:formula="of:=[$lang_pt.A64]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1" table:formula="of:=[$lang_in.A64]" office:value-type="string" office:string-value="TIDAK DAPAT MEMBUKA FILE UNTUK MEMBUKA FILE" calcext:value-type="string">
            <text:p>TIDAK DAPAT MEMBUKA FILE UNTUK MEMBUKA FILE</text:p>
          </table:table-cell>
          <table:table-cell table:style-name="ce1" table:formula="of:=[$lang_ja.A64]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1" table:formula="of:=[$lang_he.A64]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1" table:formula="of:=[$lang_eo.A64]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1" table:formula="of:=[$lang_sw.A64]" office:value-type="string" office:string-value="HAIWEZI KUFUNGUA KUFUNGUA FAILI YA KUSOMA" calcext:value-type="string">
            <text:p>HAIWEZI KUFUNGUA KUFUNGUA FAILI YA KUSOMA</text:p>
          </table:table-cell>
          <table:table-cell table:style-name="ce1" table:formula="of:=[$lang_tl.A64]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1" table:formula="of:=[$lang_ur.A64]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2" table:formula="of:=[$lang_la.A64]" office:value-type="string" office:string-value="'NON APERIRE APERIRE FILE AD LECTIO" calcext:value-type="string">
            <text:p>'NON APERIRE APERIRE FILE AD LECTIO</text:p>
          </table:table-cell>
          <table:table-cell table:style-name="ce1" table:formula="of:=[$lang_cy.A64]" office:value-type="string" office:string-value="METHU AGOR I AGOR FFEIL AR GYFER DARLLEN" calcext:value-type="string">
            <text:p>METHU AGOR I AGOR FFEIL AR GYFER DARLLEN</text:p>
          </table:table-cell>
          <table:table-cell table:style-name="ce1" table:formula="of:=[$lang_zu.A64]" office:value-type="string" office:string-value="AYIKWAZI UKUVULA UKUVULA IFAYELA LOKUFUNDA" calcext:value-type="string">
            <text:p>AYIKWAZI UKUVULA UKUVULA IFAYELA LOKUFUNDA</text:p>
          </table:table-cell>
          <table:table-cell table:style-name="ce1" table:formula="of:=[$lang_yi.A64]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01"/>
        </table:table-row>
        <table:table-row table:style-name="ro1"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 table:style-name="ce1" table:formula="of:=[$lang_en.A65]" office:value-type="string" office:string-value="UNDEFINED LABEL" calcext:value-type="string">
            <text:p>UNDEFINED LABEL</text:p>
          </table:table-cell>
          <table:table-cell table:style-name="ce1" table:formula="of:=[$lang_ko.A65]" office:value-type="string" office:string-value="정의되지 않은 레이블" calcext:value-type="string">
            <text:p>정의되지 않은 레이블</text:p>
          </table:table-cell>
          <table:table-cell table:style-name="ce1" table:formula="of:=[$lang_fr.A65]" office:value-type="string" office:string-value="ÉTIQUETTE NON DÉFINIE" calcext:value-type="string">
            <text:p>ÉTIQUETTE NON DÉFINIE</text:p>
          </table:table-cell>
          <table:table-cell table:style-name="ce1" table:formula="of:=[$lang_de.A65]" office:value-type="string" office:string-value="UNDEFINED ETIKETT" calcext:value-type="string">
            <text:p>UNDEFINED ETIKETT</text:p>
          </table:table-cell>
          <table:table-cell table:style-name="ce1" table:formula="of:=[$lang_zh.A65]" office:value-type="string" office:string-value="未定义的标签" calcext:value-type="string">
            <text:p>未定义的标签</text:p>
          </table:table-cell>
          <table:table-cell table:style-name="ce1" table:formula="of:=[$lang_es.A65]" office:value-type="string" office:string-value="ETIQUETA INDEFINIDA" calcext:value-type="string">
            <text:p>ETIQUETA INDEFINIDA</text:p>
          </table:table-cell>
          <table:table-cell table:style-name="ce1" table:formula="of:=[$lang_ar.A65]" office:value-type="string" office:string-value="تسمية غير محددة" calcext:value-type="string">
            <text:p>تسمية غير محددة</text:p>
          </table:table-cell>
          <table:table-cell table:style-name="ce1" table:formula="of:=[$lang_ru.A65]" office:value-type="string" office:string-value="НЕОПРЕДЕЛЕННАЯ ЭТИКЕТКА" calcext:value-type="string">
            <text:p>НЕОПРЕДЕЛЕННАЯ ЭТИКЕТКА</text:p>
          </table:table-cell>
          <table:table-cell table:style-name="ce1" table:formula="of:=[$lang_hi.A65]" office:value-type="string" office:string-value="अपरिभाषित लेबल" calcext:value-type="string">
            <text:p>अपरिभाषित लेबल</text:p>
          </table:table-cell>
          <table:table-cell table:style-name="ce1" table:formula="of:=[$lang_bn.A65]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1" table:formula="of:=[$lang_pt.A65]" office:value-type="string" office:string-value="ETIQUETA INDEFINIDA" calcext:value-type="string">
            <text:p>ETIQUETA INDEFINIDA</text:p>
          </table:table-cell>
          <table:table-cell table:style-name="ce1" table:formula="of:=[$lang_in.A65]" office:value-type="string" office:string-value="LABEL YANG TIDAK DITENTUKAN" calcext:value-type="string">
            <text:p>LABEL YANG TIDAK DITENTUKAN</text:p>
          </table:table-cell>
          <table:table-cell table:style-name="ce1" table:formula="of:=[$lang_ja.A65]" office:value-type="string" office:string-value="未定義のラベル" calcext:value-type="string">
            <text:p>未定義のラベル</text:p>
          </table:table-cell>
          <table:table-cell table:style-name="ce1" table:formula="of:=[$lang_he.A65]" office:value-type="string" office:string-value="תווית לא מוגדרת" calcext:value-type="string">
            <text:p>תווית לא מוגדרת</text:p>
          </table:table-cell>
          <table:table-cell table:style-name="ce1" table:formula="of:=[$lang_eo.A65]" office:value-type="string" office:string-value="NEDIFINITA ETIKEDO" calcext:value-type="string">
            <text:p>NEDIFINITA ETIKEDO</text:p>
          </table:table-cell>
          <table:table-cell table:style-name="ce1" table:formula="of:=[$lang_sw.A65]" office:value-type="string" office:string-value="LEBO ISIYOELEZEWA" calcext:value-type="string">
            <text:p>LEBO ISIYOELEZEWA</text:p>
          </table:table-cell>
          <table:table-cell table:style-name="ce1" table:formula="of:=[$lang_tl.A65]" office:value-type="string" office:string-value="HINDI NATUKOY NA LABEL" calcext:value-type="string">
            <text:p>HINDI NATUKOY NA LABEL</text:p>
          </table:table-cell>
          <table:table-cell table:style-name="ce1" table:formula="of:=[$lang_ur.A65]" office:value-type="string" office:string-value="غیر متعینہ لیبل" calcext:value-type="string">
            <text:p>غیر متعینہ لیبل</text:p>
          </table:table-cell>
          <table:table-cell table:style-name="ce2" table:formula="of:=[$lang_la.A65]" office:value-type="string" office:string-value="UNDEFINED LABEL" calcext:value-type="string">
            <text:p>UNDEFINED LABEL</text:p>
          </table:table-cell>
          <table:table-cell table:style-name="ce1" table:formula="of:=[$lang_cy.A65]" office:value-type="string" office:string-value="LABEL HEB EI DDIFFINIO" calcext:value-type="string">
            <text:p>LABEL HEB EI DDIFFINIO</text:p>
          </table:table-cell>
          <table:table-cell table:style-name="ce1" table:formula="of:=[$lang_zu.A65]" office:value-type="string" office:string-value="ILEBULA ELINGACHAZWANGA" calcext:value-type="string">
            <text:p>ILEBULA ELINGACHAZWANGA</text:p>
          </table:table-cell>
          <table:table-cell table:style-name="ce1" table:formula="of:=[$lang_yi.A65]" office:value-type="string" office:string-value="UNDEFINED פירמע" calcext:value-type="string">
            <text:p>UNDEFINED פירמע</text:p>
          </table:table-cell>
          <table:table-cell table:number-columns-repeated="1001"/>
        </table:table-row>
        <table:table-row table:style-name="ro1"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 table:style-name="ce1" table:formula="of:=[$lang_en.A66]" office:value-type="string" office:string-value="UNHANDLED OPERATION" calcext:value-type="string">
            <text:p>UNHANDLED OPERATION</text:p>
          </table:table-cell>
          <table:table-cell table:style-name="ce1" table:formula="of:=[$lang_ko.A66]" office:value-type="string" office:string-value="처리되지 않은 작동" calcext:value-type="string">
            <text:p>처리되지 않은 작동</text:p>
          </table:table-cell>
          <table:table-cell table:style-name="ce1" table:formula="of:=[$lang_fr.A66]" office:value-type="string" office:string-value="OPÉRATION DE NON-GÉANDÉE" calcext:value-type="string">
            <text:p>OPÉRATION DE NON-GÉANDÉE</text:p>
          </table:table-cell>
          <table:table-cell table:style-name="ce1" table:formula="of:=[$lang_de.A66]" office:value-type="string" office:string-value="NICHT BEHANDELTER OPERATION" calcext:value-type="string">
            <text:p>NICHT BEHANDELTER OPERATION</text:p>
          </table:table-cell>
          <table:table-cell table:style-name="ce1" table:formula="of:=[$lang_zh.A66]" office:value-type="string" office:string-value="未经处理的操作" calcext:value-type="string">
            <text:p>未经处理的操作</text:p>
          </table:table-cell>
          <table:table-cell table:style-name="ce1" table:formula="of:=[$lang_es.A66]" office:value-type="string" office:string-value="OPERACIÓN NO CONTROLADA" calcext:value-type="string">
            <text:p>OPERACIÓN NO CONTROLADA</text:p>
          </table:table-cell>
          <table:table-cell table:style-name="ce1" table:formula="of:=[$lang_ar.A66]" office:value-type="string" office:string-value="عملية غير معطلة" calcext:value-type="string">
            <text:p>عملية غير معطلة</text:p>
          </table:table-cell>
          <table:table-cell table:style-name="ce1" table:formula="of:=[$lang_ru.A66]" office:value-type="string" office:string-value="НЕУПОМЯНУТАЯ ОПЕРАЦИЯ" calcext:value-type="string">
            <text:p>НЕУПОМЯНУТАЯ ОПЕРАЦИЯ</text:p>
          </table:table-cell>
          <table:table-cell table:style-name="ce1" table:formula="of:=[$lang_hi.A66]" office:value-type="string" office:string-value="अनहेल्दी संचालन" calcext:value-type="string">
            <text:p>अनहेल्दी संचालन</text:p>
          </table:table-cell>
          <table:table-cell table:style-name="ce1" table:formula="of:=[$lang_bn.A66]" office:value-type="string" office:string-value="UNHANDED অপারেশন" calcext:value-type="string">
            <text:p>UNHANDED অপারেশন</text:p>
          </table:table-cell>
          <table:table-cell table:style-name="ce1" table:formula="of:=[$lang_pt.A66]" office:value-type="string" office:string-value="OPERAÇÃO NÃO COMBINADA" calcext:value-type="string">
            <text:p>OPERAÇÃO NÃO COMBINADA</text:p>
          </table:table-cell>
          <table:table-cell table:style-name="ce1" table:formula="of:=[$lang_in.A66]" office:value-type="string" office:string-value="OPERASI YANG TIDAK DITANGANI" calcext:value-type="string">
            <text:p>OPERASI YANG TIDAK DITANGANI</text:p>
          </table:table-cell>
          <table:table-cell table:style-name="ce1" table:formula="of:=[$lang_ja.A66]" office:value-type="string" office:string-value="未処理の操作" calcext:value-type="string">
            <text:p>未処理の操作</text:p>
          </table:table-cell>
          <table:table-cell table:style-name="ce1" table:formula="of:=[$lang_he.A66]" office:value-type="string" office:string-value="פעולה לא מטופלת" calcext:value-type="string">
            <text:p>פעולה לא מטופלת</text:p>
          </table:table-cell>
          <table:table-cell table:style-name="ce1" table:formula="of:=[$lang_eo.A66]" office:value-type="string" office:string-value="NEINSTRUITA OPERACIO" calcext:value-type="string">
            <text:p>NEINSTRUITA OPERACIO</text:p>
          </table:table-cell>
          <table:table-cell table:style-name="ce1" table:formula="of:=[$lang_sw.A66]" office:value-type="string" office:string-value="OPERESHENI ISIYOSABABISHWA" calcext:value-type="string">
            <text:p>OPERESHENI ISIYOSABABISHWA</text:p>
          </table:table-cell>
          <table:table-cell table:style-name="ce1" table:formula="of:=[$lang_tl.A66]" office:value-type="string" office:string-value="HINDI NAG -IISANG OPERASYON" calcext:value-type="string">
            <text:p>HINDI NAG -IISANG OPERASYON</text:p>
          </table:table-cell>
          <table:table-cell table:style-name="ce1" table:formula="of:=[$lang_ur.A66]" office:value-type="string" office:string-value="غیر منقولہ آپریشن" calcext:value-type="string">
            <text:p>غیر منقولہ آپریشن</text:p>
          </table:table-cell>
          <table:table-cell table:style-name="ce2" table:formula="of:=[$lang_la.A66]" office:value-type="string" office:string-value="UNHARLED OPERATIO" calcext:value-type="string">
            <text:p>UNHARLED OPERATIO</text:p>
          </table:table-cell>
          <table:table-cell table:style-name="ce1" table:formula="of:=[$lang_cy.A66]" office:value-type="string" office:string-value="GWEITHREDIAD HEB EI DRIN" calcext:value-type="string">
            <text:p>GWEITHREDIAD HEB EI DRIN</text:p>
          </table:table-cell>
          <table:table-cell table:style-name="ce1" table:formula="of:=[$lang_zu.A66]" office:value-type="string" office:string-value="UKUSEBENZA OKUNGENAMKHAWULO" calcext:value-type="string">
            <text:p>UKUSEBENZA OKUNGENAMKHAWULO</text:p>
          </table:table-cell>
          <table:table-cell table:style-name="ce1" table:formula="of:=[$lang_yi.A66]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 table:style-name="ce1" table:formula="of:=[$lang_en.A67]" office:value-type="string" office:string-value="UNHANDLED OPERATION CODE" calcext:value-type="string">
            <text:p>UNHANDLED OPERATION CODE</text:p>
          </table:table-cell>
          <table:table-cell table:style-name="ce1" table:formula="of:=[$lang_ko.A67]" office:value-type="string" office:string-value="처리되지 않은 작동 코드" calcext:value-type="string">
            <text:p>처리되지 않은 작동 코드</text:p>
          </table:table-cell>
          <table:table-cell table:style-name="ce1" table:formula="of:=[$lang_fr.A67]" office:value-type="string" office:string-value="CODE D'OPÉRATION NON GÉRÉ" calcext:value-type="string">
            <text:p>CODE D'OPÉRATION NON GÉRÉ</text:p>
          </table:table-cell>
          <table:table-cell table:style-name="ce1" table:formula="of:=[$lang_de.A67]" office:value-type="string" office:string-value="NICHT BEHANDELTER BETRIEBSCODE" calcext:value-type="string">
            <text:p>NICHT BEHANDELTER BETRIEBSCODE</text:p>
          </table:table-cell>
          <table:table-cell table:style-name="ce1" table:formula="of:=[$lang_zh.A67]" office:value-type="string" office:string-value="未经处理的操作代码" calcext:value-type="string">
            <text:p>未经处理的操作代码</text:p>
          </table:table-cell>
          <table:table-cell table:style-name="ce1" table:formula="of:=[$lang_es.A67]" office:value-type="string" office:string-value="CÓDIGO DE OPERACIÓN NO CONTROLADO" calcext:value-type="string">
            <text:p>CÓDIGO DE OPERACIÓN NO CONTROLADO</text:p>
          </table:table-cell>
          <table:table-cell table:style-name="ce1" table:formula="of:=[$lang_ar.A67]" office:value-type="string" office:string-value="رمز التشغيل غير المعقول" calcext:value-type="string">
            <text:p>رمز التشغيل غير المعقول</text:p>
          </table:table-cell>
          <table:table-cell table:style-name="ce1" table:formula="of:=[$lang_ru.A67]" office:value-type="string" office:string-value="КОД ОПЕРАЦИИ НЕЗДОРОВОЙ" calcext:value-type="string">
            <text:p>КОД ОПЕРАЦИИ НЕЗДОРОВОЙ</text:p>
          </table:table-cell>
          <table:table-cell table:style-name="ce1" table:formula="of:=[$lang_hi.A67]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1" table:formula="of:=[$lang_bn.A67]" office:value-type="string" office:string-value="UNHANDLED অপারেশন কোড" calcext:value-type="string">
            <text:p>UNHANDLED অপারেশন কোড</text:p>
          </table:table-cell>
          <table:table-cell table:style-name="ce1" table:formula="of:=[$lang_pt.A67]" office:value-type="string" office:string-value="CÓDIGO DE OPERAÇÃO NÃO ATRIBUÍDO" calcext:value-type="string">
            <text:p>CÓDIGO DE OPERAÇÃO NÃO ATRIBUÍDO</text:p>
          </table:table-cell>
          <table:table-cell table:style-name="ce1" table:formula="of:=[$lang_in.A67]" office:value-type="string" office:string-value="KODE OPERASI YANG TIDAK DITANGANI" calcext:value-type="string">
            <text:p>KODE OPERASI YANG TIDAK DITANGANI</text:p>
          </table:table-cell>
          <table:table-cell table:style-name="ce1" table:formula="of:=[$lang_ja.A67]" office:value-type="string" office:string-value="未処理の操作コード" calcext:value-type="string">
            <text:p>未処理の操作コード</text:p>
          </table:table-cell>
          <table:table-cell table:style-name="ce1" table:formula="of:=[$lang_he.A67]" office:value-type="string" office:string-value="קוד פעולה שלא מטופל" calcext:value-type="string">
            <text:p>קוד פעולה שלא מטופל</text:p>
          </table:table-cell>
          <table:table-cell table:style-name="ce1" table:formula="of:=[$lang_eo.A67]" office:value-type="string" office:string-value="MALKONATA OPERACIA KODO" calcext:value-type="string">
            <text:p>MALKONATA OPERACIA KODO</text:p>
          </table:table-cell>
          <table:table-cell table:style-name="ce1" table:formula="of:=[$lang_sw.A67]" office:value-type="string" office:string-value="NAMBARI YA OPERESHENI ISIYOZUILIWA" calcext:value-type="string">
            <text:p>NAMBARI YA OPERESHENI ISIYOZUILIWA</text:p>
          </table:table-cell>
          <table:table-cell table:style-name="ce1" table:formula="of:=[$lang_tl.A67]" office:value-type="string" office:string-value="HINDI NAKA -IWAS NA CODE NG OPERASYON" calcext:value-type="string">
            <text:p>HINDI NAKA -IWAS NA CODE NG OPERASYON</text:p>
          </table:table-cell>
          <table:table-cell table:style-name="ce1" table:formula="of:=[$lang_ur.A67]" office:value-type="string" office:string-value="غیر منقولہ آپریشن کوڈ" calcext:value-type="string">
            <text:p>غیر منقولہ آپریشن کوڈ</text:p>
          </table:table-cell>
          <table:table-cell table:style-name="ce2" table:formula="of:=[$lang_la.A67]" office:value-type="string" office:string-value="UNHARED OPERATIO CODICE" calcext:value-type="string">
            <text:p>UNHARED OPERATIO CODICE</text:p>
          </table:table-cell>
          <table:table-cell table:style-name="ce1" table:formula="of:=[$lang_cy.A67]" office:value-type="string" office:string-value="COD GWEITHREDU HEB EI DRIN" calcext:value-type="string">
            <text:p>COD GWEITHREDU HEB EI DRIN</text:p>
          </table:table-cell>
          <table:table-cell table:style-name="ce1" table:formula="of:=[$lang_zu.A67]" office:value-type="string" office:string-value="IKHODI YOKUSEBENZA ENGATHANDEKI" calcext:value-type="string">
            <text:p>IKHODI YOKUSEBENZA ENGATHANDEKI</text:p>
          </table:table-cell>
          <table:table-cell table:style-name="ce1" table:formula="of:=[$lang_yi.A67]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01"/>
        </table:table-row>
        <table:table-row table:style-name="ro1"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 table:style-name="ce1" table:formula="of:=[$lang_en.A68]" office:value-type="string" office:string-value="UNKNOWN IF LABEL" calcext:value-type="string">
            <text:p>UNKNOWN IF LABEL</text:p>
          </table:table-cell>
          <table:table-cell table:style-name="ce1" table:formula="of:=[$lang_ko.A68]" office:value-type="string" office:string-value="라벨이 알려지지 않았습니다" calcext:value-type="string">
            <text:p>라벨이 알려지지 않았습니다</text:p>
          </table:table-cell>
          <table:table-cell table:style-name="ce1" table:formula="of:=[$lang_fr.A68]" office:value-type="string" office:string-value="INCONNU SI L'ÉTIQUETTE" calcext:value-type="string">
            <text:p>INCONNU SI L'ÉTIQUETTE</text:p>
          </table:table-cell>
          <table:table-cell table:style-name="ce1" table:formula="of:=[$lang_de.A68]" office:value-type="string" office:string-value="UNBEKANNT, WENN ETIKETT" calcext:value-type="string">
            <text:p>UNBEKANNT, WENN ETIKETT</text:p>
          </table:table-cell>
          <table:table-cell table:style-name="ce1" table:formula="of:=[$lang_zh.A68]" office:value-type="string" office:string-value="未知是否标签" calcext:value-type="string">
            <text:p>未知是否标签</text:p>
          </table:table-cell>
          <table:table-cell table:style-name="ce1" table:formula="of:=[$lang_es.A68]" office:value-type="string" office:string-value="DESCONOCIDO SI LA ETIQUETA" calcext:value-type="string">
            <text:p>DESCONOCIDO SI LA ETIQUETA</text:p>
          </table:table-cell>
          <table:table-cell table:style-name="ce1" table:formula="of:=[$lang_ar.A68]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1" table:formula="of:=[$lang_ru.A68]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1" table:formula="of:=[$lang_hi.A68]" office:value-type="string" office:string-value="अज्ञात अगर लेबल" calcext:value-type="string">
            <text:p>अज्ञात अगर लेबल</text:p>
          </table:table-cell>
          <table:table-cell table:style-name="ce1" table:formula="of:=[$lang_bn.A68]" office:value-type="string" office:string-value="অজানা যদি লেবেল" calcext:value-type="string">
            <text:p>অজানা যদি লেবেল</text:p>
          </table:table-cell>
          <table:table-cell table:style-name="ce1" table:formula="of:=[$lang_pt.A68]" office:value-type="string" office:string-value="DESCONHECIDO SE RÓTULO" calcext:value-type="string">
            <text:p>DESCONHECIDO SE RÓTULO</text:p>
          </table:table-cell>
          <table:table-cell table:style-name="ce1" table:formula="of:=[$lang_in.A68]" office:value-type="string" office:string-value="TIDAK DIKETAHUI JIKA LABEL" calcext:value-type="string">
            <text:p>TIDAK DIKETAHUI JIKA LABEL</text:p>
          </table:table-cell>
          <table:table-cell table:style-name="ce1" table:formula="of:=[$lang_ja.A68]" office:value-type="string" office:string-value="ラベルの場合は不明です" calcext:value-type="string">
            <text:p>ラベルの場合は不明です</text:p>
          </table:table-cell>
          <table:table-cell table:style-name="ce1" table:formula="of:=[$lang_he.A68]" office:value-type="string" office:string-value="לא ידוע אם תווית" calcext:value-type="string">
            <text:p>לא ידוע אם תווית</text:p>
          </table:table-cell>
          <table:table-cell table:style-name="ce1" table:formula="of:=[$lang_eo.A68]" office:value-type="string" office:string-value="NEKONATA SE ETIKEDO" calcext:value-type="string">
            <text:p>NEKONATA SE ETIKEDO</text:p>
          </table:table-cell>
          <table:table-cell table:style-name="ce1" table:formula="of:=[$lang_sw.A68]" office:value-type="string" office:string-value="HAIJULIKANI IKIWA LEBO" calcext:value-type="string">
            <text:p>HAIJULIKANI IKIWA LEBO</text:p>
          </table:table-cell>
          <table:table-cell table:style-name="ce1" table:formula="of:=[$lang_tl.A68]" office:value-type="string" office:string-value="HINDI ALAM KUNG LABEL" calcext:value-type="string">
            <text:p>HINDI ALAM KUNG LABEL</text:p>
          </table:table-cell>
          <table:table-cell table:style-name="ce1" table:formula="of:=[$lang_ur.A68]" office:value-type="string" office:string-value="نامعلوم اگر لیبل ہے" calcext:value-type="string">
            <text:p>نامعلوم اگر لیبل ہے</text:p>
          </table:table-cell>
          <table:table-cell table:style-name="ce2" table:formula="of:=[$lang_la.A68]" office:value-type="string" office:string-value="IGNOTUM SI LABEL" calcext:value-type="string">
            <text:p>IGNOTUM SI LABEL</text:p>
          </table:table-cell>
          <table:table-cell table:style-name="ce1" table:formula="of:=[$lang_cy.A68]" office:value-type="string" office:string-value="ANHYSBYS OS LABEL" calcext:value-type="string">
            <text:p>ANHYSBYS OS LABEL</text:p>
          </table:table-cell>
          <table:table-cell table:style-name="ce1" table:formula="of:=[$lang_zu.A68]" office:value-type="string" office:string-value="AKWAZIWA UMA ILEBULA" calcext:value-type="string">
            <text:p>AKWAZIWA UMA ILEBULA</text:p>
          </table:table-cell>
          <table:table-cell table:style-name="ce1" table:formula="of:=[$lang_yi.A68]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01"/>
        </table:table-row>
        <table:table-row table:style-name="ro1"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en.A6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ko.A69]" office:value-type="string" office:string-value="인식되지 않은 이중 수학 작동" calcext:value-type="string">
            <text:p>인식되지 않은 이중 수학 작동</text:p>
          </table:table-cell>
          <table:table-cell table:style-name="ce1" table:formula="of:=[$lang_fr.A69]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1" table:formula="of:=[$lang_de.A69]" office:value-type="string" office:string-value="UNERKANNTER DOPPELMATHEMATIKOPERATION" calcext:value-type="string">
            <text:p>UNERKANNTER DOPPELMATHEMATIKOPERATION</text:p>
          </table:table-cell>
          <table:table-cell table:style-name="ce1" table:formula="of:=[$lang_zh.A69]" office:value-type="string" office:string-value="未识别的双重数学操作" calcext:value-type="string">
            <text:p>未识别的双重数学操作</text:p>
          </table:table-cell>
          <table:table-cell table:style-name="ce1" table:formula="of:=[$lang_es.A69]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1" table:formula="of:=[$lang_ar.A69]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1" table:formula="of:=[$lang_ru.A69]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1" table:formula="of:=[$lang_hi.A69]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1" table:formula="of:=[$lang_bn.A69]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1" table:formula="of:=[$lang_pt.A69]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1" table:formula="of:=[$lang_in.A69]" office:value-type="string" office:string-value="OPERASI MATEMATIKA GANDA YANG TIDAK DIKENALI" calcext:value-type="string">
            <text:p>OPERASI MATEMATIKA GANDA YANG TIDAK DIKENALI</text:p>
          </table:table-cell>
          <table:table-cell table:style-name="ce1" table:formula="of:=[$lang_ja.A69]" office:value-type="string" office:string-value="認識されていない二重数学操作" calcext:value-type="string">
            <text:p>認識されていない二重数学操作</text:p>
          </table:table-cell>
          <table:table-cell table:style-name="ce1" table:formula="of:=[$lang_he.A69]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1" table:formula="of:=[$lang_eo.A69]" office:value-type="string" office:string-value="NE REKONITA DUOBLA MATEMATIKA OPERACIO" calcext:value-type="string">
            <text:p>NE REKONITA DUOBLA MATEMATIKA OPERACIO</text:p>
          </table:table-cell>
          <table:table-cell table:style-name="ce1" table:formula="of:=[$lang_sw.A69]" office:value-type="string" office:string-value="OPERESHENI YA HESABU MARA MBILI ISIYOJULIKANA" calcext:value-type="string">
            <text:p>OPERESHENI YA HESABU MARA MBILI ISIYOJULIKANA</text:p>
          </table:table-cell>
          <table:table-cell table:style-name="ce1" table:formula="of:=[$lang_tl.A69]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1" table:formula="of:=[$lang_ur.A69]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2" table:formula="of:=[$lang_la.A69]" office:value-type="string" office:string-value="DUPLEX DUPLICI MATH OPERANDI" calcext:value-type="string">
            <text:p>DUPLEX DUPLICI MATH OPERANDI</text:p>
          </table:table-cell>
          <table:table-cell table:style-name="ce1" table:formula="of:=[$lang_cy.A69]" office:value-type="string" office:string-value="GWEITHREDIAD MATHEMATEG DWBL HEB EI GYDNABOD" calcext:value-type="string">
            <text:p>GWEITHREDIAD MATHEMATEG DWBL HEB EI GYDNABOD</text:p>
          </table:table-cell>
          <table:table-cell table:style-name="ce1" table:formula="of:=[$lang_zu.A69]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1" table:formula="of:=[$lang_yi.A69]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en.A7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ko.A70]" office:value-type="string" office:string-value="인식되지 않은 함수 기능 정의" calcext:value-type="string">
            <text:p>인식되지 않은 함수 기능 정의</text:p>
          </table:table-cell>
          <table:table-cell table:style-name="ce1" table:formula="of:=[$lang_fr.A70]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1" table:formula="of:=[$lang_de.A70]" office:value-type="string" office:string-value="NICHT ERKANNTE FUNKTIONSFUNKTIONSDEFINITION" calcext:value-type="string">
            <text:p>NICHT ERKANNTE FUNKTIONSFUNKTIONSDEFINITION</text:p>
          </table:table-cell>
          <table:table-cell table:style-name="ce1" table:formula="of:=[$lang_zh.A70]" office:value-type="string" office:string-value="无法识别的功能函数定义" calcext:value-type="string">
            <text:p>无法识别的功能函数定义</text:p>
          </table:table-cell>
          <table:table-cell table:style-name="ce1" table:formula="of:=[$lang_es.A70]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1" table:formula="of:=[$lang_ar.A70]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1" table:formula="of:=[$lang_ru.A70]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1" table:formula="of:=[$lang_hi.A70]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1" table:formula="of:=[$lang_bn.A70]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1" table:formula="of:=[$lang_pt.A70]" office:value-type="string" office:string-value="DEFINIÇÃO DE FUNÇÃO NÃO RECONHECIDA" calcext:value-type="string">
            <text:p>DEFINIÇÃO DE FUNÇÃO NÃO RECONHECIDA</text:p>
          </table:table-cell>
          <table:table-cell table:style-name="ce1" table:formula="of:=[$lang_in.A70]" office:value-type="string" office:string-value="DEFINISI FUNGSI FUNGSI YANG TIDAK DIKENAL" calcext:value-type="string">
            <text:p>DEFINISI FUNGSI FUNGSI YANG TIDAK DIKENAL</text:p>
          </table:table-cell>
          <table:table-cell table:style-name="ce1" table:formula="of:=[$lang_ja.A70]" office:value-type="string" office:string-value="認識されていない関数関数定義" calcext:value-type="string">
            <text:p>認識されていない関数関数定義</text:p>
          </table:table-cell>
          <table:table-cell table:style-name="ce1" table:formula="of:=[$lang_he.A70]" office:value-type="string" office:string-value="הגדרת פונקציה לא מוכרת" calcext:value-type="string">
            <text:p>הגדרת פונקציה לא מוכרת</text:p>
          </table:table-cell>
          <table:table-cell table:style-name="ce1" table:formula="of:=[$lang_eo.A70]" office:value-type="string" office:string-value="NE REKONITA FUNKCIA FUNKCIA DIFINO" calcext:value-type="string">
            <text:p>NE REKONITA FUNKCIA FUNKCIA DIFINO</text:p>
          </table:table-cell>
          <table:table-cell table:style-name="ce1" table:formula="of:=[$lang_sw.A70]" office:value-type="string" office:string-value="UFAFANUZI WA KAZI YA KAZI ISIYOJULIKANA" calcext:value-type="string">
            <text:p>UFAFANUZI WA KAZI YA KAZI ISIYOJULIKANA</text:p>
          </table:table-cell>
          <table:table-cell table:style-name="ce1" table:formula="of:=[$lang_tl.A70]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1" table:formula="of:=[$lang_ur.A70]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2" table:formula="of:=[$lang_la.A70]" office:value-type="string" office:string-value="COGNITA MUNUS MUNUS DEFINITIO" calcext:value-type="string">
            <text:p>COGNITA MUNUS MUNUS DEFINITIO</text:p>
          </table:table-cell>
          <table:table-cell table:style-name="ce1" table:formula="of:=[$lang_cy.A70]" office:value-type="string" office:string-value="DIFFINIAD SWYDDOGAETH HEB EI GYDNABOD" calcext:value-type="string">
            <text:p>DIFFINIAD SWYDDOGAETH HEB EI GYDNABOD</text:p>
          </table:table-cell>
          <table:table-cell table:style-name="ce1" table:formula="of:=[$lang_zu.A70]" office:value-type="string" office:string-value="UKUCHAZWA OKUNGAZIWA UMSEBENZI WOKUSEBENZA" calcext:value-type="string">
            <text:p>UKUCHAZWA OKUNGAZIWA UMSEBENZI WOKUSEBENZA</text:p>
          </table:table-cell>
          <table:table-cell table:style-name="ce1" table:formula="of:=[$lang_yi.A70]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01"/>
        </table:table-row>
        <table:table-row table:style-name="ro1"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 table:style-name="ce1" table:formula="of:=[$lang_en.A71]" office:value-type="string" office:string-value="UNRECOGNIZED GOSUB LABEL" calcext:value-type="string">
            <text:p>UNRECOGNIZED GOSUB LABEL</text:p>
          </table:table-cell>
          <table:table-cell table:style-name="ce1" table:formula="of:=[$lang_ko.A71]" office:value-type="string" office:string-value="인식되지 않은 GOSUB 레이블" calcext:value-type="string">
            <text:p>인식되지 않은 GOSUB 레이블</text:p>
          </table:table-cell>
          <table:table-cell table:style-name="ce1" table:formula="of:=[$lang_fr.A71]" office:value-type="string" office:string-value="ÉTIQUETTE GOSUB NON RECONNUE" calcext:value-type="string">
            <text:p>ÉTIQUETTE GOSUB NON RECONNUE</text:p>
          </table:table-cell>
          <table:table-cell table:style-name="ce1" table:formula="of:=[$lang_de.A71]" office:value-type="string" office:string-value="NICHT ANERKANNTES GOSUB -LABEL" calcext:value-type="string">
            <text:p>NICHT ANERKANNTES GOSUB -LABEL</text:p>
          </table:table-cell>
          <table:table-cell table:style-name="ce1" table:formula="of:=[$lang_zh.A71]" office:value-type="string" office:string-value="无法识别的GOSUB标签" calcext:value-type="string">
            <text:p>无法识别的GOSUB标签</text:p>
          </table:table-cell>
          <table:table-cell table:style-name="ce1" table:formula="of:=[$lang_es.A71]" office:value-type="string" office:string-value="ETIQUETA GOSUB NO RECONOCIDA" calcext:value-type="string">
            <text:p>ETIQUETA GOSUB NO RECONOCIDA</text:p>
          </table:table-cell>
          <table:table-cell table:style-name="ce1" table:formula="of:=[$lang_ar.A71]" office:value-type="string" office:string-value="تسمية GOSUB غير المعترف بها" calcext:value-type="string">
            <text:p>تسمية GOSUB غير المعترف بها</text:p>
          </table:table-cell>
          <table:table-cell table:style-name="ce1" table:formula="of:=[$lang_ru.A71]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1" table:formula="of:=[$lang_hi.A71]" office:value-type="string" office:string-value="अपरिचित GOSUB लेबल" calcext:value-type="string">
            <text:p>अपरिचित GOSUB लेबल</text:p>
          </table:table-cell>
          <table:table-cell table:style-name="ce1" table:formula="of:=[$lang_bn.A71]" office:value-type="string" office:string-value="অচেনা গোসব লেবেল" calcext:value-type="string">
            <text:p>অচেনা গোসব লেবেল</text:p>
          </table:table-cell>
          <table:table-cell table:style-name="ce1" table:formula="of:=[$lang_pt.A71]" office:value-type="string" office:string-value="ETIQUETA GOSUB NÃO RECONHECIDA" calcext:value-type="string">
            <text:p>ETIQUETA GOSUB NÃO RECONHECIDA</text:p>
          </table:table-cell>
          <table:table-cell table:style-name="ce1" table:formula="of:=[$lang_in.A71]" office:value-type="string" office:string-value="LABEL GOSUB YANG TIDAK DIKENALI" calcext:value-type="string">
            <text:p>LABEL GOSUB YANG TIDAK DIKENALI</text:p>
          </table:table-cell>
          <table:table-cell table:style-name="ce1" table:formula="of:=[$lang_ja.A71]" office:value-type="string" office:string-value="認識されていないゴスブラベル" calcext:value-type="string">
            <text:p>認識されていないゴスブラベル</text:p>
          </table:table-cell>
          <table:table-cell table:style-name="ce1" table:formula="of:=[$lang_he.A71]" office:value-type="string" office:string-value="תווית GOSUB לא מוכרת" calcext:value-type="string">
            <text:p>תווית GOSUB לא מוכרת</text:p>
          </table:table-cell>
          <table:table-cell table:style-name="ce1" table:formula="of:=[$lang_eo.A71]" office:value-type="string" office:string-value="NE REKONITA GOSUB -ETIKEDO" calcext:value-type="string">
            <text:p>NE REKONITA GOSUB -ETIKEDO</text:p>
          </table:table-cell>
          <table:table-cell table:style-name="ce1" table:formula="of:=[$lang_sw.A71]" office:value-type="string" office:string-value="LEBO ISIYOJULIKANA YA GOSUB" calcext:value-type="string">
            <text:p>LEBO ISIYOJULIKANA YA GOSUB</text:p>
          </table:table-cell>
          <table:table-cell table:style-name="ce1" table:formula="of:=[$lang_tl.A71]" office:value-type="string" office:string-value="HINDI NAKIKILALANG LABEL NG GOSUB" calcext:value-type="string">
            <text:p>HINDI NAKIKILALANG LABEL NG GOSUB</text:p>
          </table:table-cell>
          <table:table-cell table:style-name="ce1" table:formula="of:=[$lang_ur.A71]" office:value-type="string" office:string-value="غیر تسلیم شدہ گوسب لیبل" calcext:value-type="string">
            <text:p>غیر تسلیم شدہ گوسب لیبل</text:p>
          </table:table-cell>
          <table:table-cell table:style-name="ce2" table:formula="of:=[$lang_la.A71]" office:value-type="string" office:string-value="COGNITA GOSOB LABEL" calcext:value-type="string">
            <text:p>COGNITA GOSOB LABEL</text:p>
          </table:table-cell>
          <table:table-cell table:style-name="ce1" table:formula="of:=[$lang_cy.A71]" office:value-type="string" office:string-value="LABEL GOSUB HEB EI GYDNABOD" calcext:value-type="string">
            <text:p>LABEL GOSUB HEB EI GYDNABOD</text:p>
          </table:table-cell>
          <table:table-cell table:style-name="ce1" table:formula="of:=[$lang_zu.A71]" office:value-type="string" office:string-value="ILEBULA YE-GOSUB ENGAZIWA" calcext:value-type="string">
            <text:p>ILEBULA YE-GOSUB ENGAZIWA</text:p>
          </table:table-cell>
          <table:table-cell table:style-name="ce1" table:formula="of:=[$lang_yi.A71]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01"/>
        </table:table-row>
        <table:table-row table:style-name="ro1"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 table:style-name="ce1" table:formula="of:=[$lang_en.A72]" office:value-type="string" office:string-value="UNRECOGNIZED GOTO LABEL" calcext:value-type="string">
            <text:p>UNRECOGNIZED GOTO LABEL</text:p>
          </table:table-cell>
          <table:table-cell table:style-name="ce1" table:formula="of:=[$lang_ko.A72]" office:value-type="string" office:string-value="인식되지 않은 GOTO 레이블" calcext:value-type="string">
            <text:p>인식되지 않은 GOTO 레이블</text:p>
          </table:table-cell>
          <table:table-cell table:style-name="ce1" table:formula="of:=[$lang_fr.A72]" office:value-type="string" office:string-value="ÉTIQUETTE GOTO NON RECONNUE" calcext:value-type="string">
            <text:p>ÉTIQUETTE GOTO NON RECONNUE</text:p>
          </table:table-cell>
          <table:table-cell table:style-name="ce1" table:formula="of:=[$lang_de.A72]" office:value-type="string" office:string-value="NICHT ANERKANNTES GOTO -LABEL" calcext:value-type="string">
            <text:p>NICHT ANERKANNTES GOTO -LABEL</text:p>
          </table:table-cell>
          <table:table-cell table:style-name="ce1" table:formula="of:=[$lang_zh.A72]" office:value-type="string" office:string-value="无法识别的GOTO标签" calcext:value-type="string">
            <text:p>无法识别的GOTO标签</text:p>
          </table:table-cell>
          <table:table-cell table:style-name="ce1" table:formula="of:=[$lang_es.A72]" office:value-type="string" office:string-value="ETIQUETA GOTO NO RECONOCIDA" calcext:value-type="string">
            <text:p>ETIQUETA GOTO NO RECONOCIDA</text:p>
          </table:table-cell>
          <table:table-cell table:style-name="ce1" table:formula="of:=[$lang_ar.A72]" office:value-type="string" office:string-value="تسمية GOTO غير المعترف بها" calcext:value-type="string">
            <text:p>تسمية GOTO غير المعترف بها</text:p>
          </table:table-cell>
          <table:table-cell table:style-name="ce1" table:formula="of:=[$lang_ru.A72]" office:value-type="string" office:string-value="НЕПОЗНАННЫЙ ЛЕЙБЛ GOTO" calcext:value-type="string">
            <text:p>НЕПОЗНАННЫЙ ЛЕЙБЛ GOTO</text:p>
          </table:table-cell>
          <table:table-cell table:style-name="ce1" table:formula="of:=[$lang_hi.A72]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1" table:formula="of:=[$lang_bn.A72]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1" table:formula="of:=[$lang_pt.A72]" office:value-type="string" office:string-value="RÓTULO GOTO NÃO RECONHECIDO" calcext:value-type="string">
            <text:p>RÓTULO GOTO NÃO RECONHECIDO</text:p>
          </table:table-cell>
          <table:table-cell table:style-name="ce1" table:formula="of:=[$lang_in.A72]" office:value-type="string" office:string-value="LABEL GOTO YANG TIDAK DIKENALI" calcext:value-type="string">
            <text:p>LABEL GOTO YANG TIDAK DIKENALI</text:p>
          </table:table-cell>
          <table:table-cell table:style-name="ce1" table:formula="of:=[$lang_ja.A72]" office:value-type="string" office:string-value="認識されていないGOTOラベル" calcext:value-type="string">
            <text:p>認識されていないGOTOラベル</text:p>
          </table:table-cell>
          <table:table-cell table:style-name="ce1" table:formula="of:=[$lang_he.A72]" office:value-type="string" office:string-value="תווית GOTO לא מוכרת" calcext:value-type="string">
            <text:p>תווית GOTO לא מוכרת</text:p>
          </table:table-cell>
          <table:table-cell table:style-name="ce1" table:formula="of:=[$lang_eo.A72]" office:value-type="string" office:string-value="NE REKONITA GOTO -ETIKEDO" calcext:value-type="string">
            <text:p>NE REKONITA GOTO -ETIKEDO</text:p>
          </table:table-cell>
          <table:table-cell table:style-name="ce1" table:formula="of:=[$lang_sw.A72]" office:value-type="string" office:string-value="LEBO ISIYOJULIKANA YA GOTO" calcext:value-type="string">
            <text:p>LEBO ISIYOJULIKANA YA GOTO</text:p>
          </table:table-cell>
          <table:table-cell table:style-name="ce1" table:formula="of:=[$lang_tl.A72]" office:value-type="string" office:string-value="HINDI NAKIKILALANG LABEL NG GOTO" calcext:value-type="string">
            <text:p>HINDI NAKIKILALANG LABEL NG GOTO</text:p>
          </table:table-cell>
          <table:table-cell table:style-name="ce1" table:formula="of:=[$lang_ur.A72]" office:value-type="string" office:string-value="غیر تسلیم شدہ گوٹو لیبل" calcext:value-type="string">
            <text:p>غیر تسلیم شدہ گوٹو لیبل</text:p>
          </table:table-cell>
          <table:table-cell table:style-name="ce2" table:formula="of:=[$lang_la.A72]" office:value-type="string" office:string-value="COGNITA GATA LABEL" calcext:value-type="string">
            <text:p>COGNITA GATA LABEL</text:p>
          </table:table-cell>
          <table:table-cell table:style-name="ce1" table:formula="of:=[$lang_cy.A72]" office:value-type="string" office:string-value="LABEL GOTO HEB EI GYDNABOD" calcext:value-type="string">
            <text:p>LABEL GOTO HEB EI GYDNABOD</text:p>
          </table:table-cell>
          <table:table-cell table:style-name="ce1" table:formula="of:=[$lang_zu.A72]" office:value-type="string" office:string-value="ILEBULA YE-GOTO ENGAZIWA" calcext:value-type="string">
            <text:p>ILEBULA YE-GOTO ENGAZIWA</text:p>
          </table:table-cell>
          <table:table-cell table:style-name="ce1" table:formula="of:=[$lang_yi.A72]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01"/>
        </table:table-row>
        <table:table-row table:style-name="ro1"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 table:style-name="ce1" table:formula="of:=[$lang_en.A73]" office:value-type="string" office:string-value="UNRECOGNIZED INPUT" calcext:value-type="string">
            <text:p>UNRECOGNIZED INPUT</text:p>
          </table:table-cell>
          <table:table-cell table:style-name="ce1" table:formula="of:=[$lang_ko.A73]" office:value-type="string" office:string-value="인식되지 않은 입력" calcext:value-type="string">
            <text:p>인식되지 않은 입력</text:p>
          </table:table-cell>
          <table:table-cell table:style-name="ce1" table:formula="of:=[$lang_fr.A73]" office:value-type="string" office:string-value="ENTRÉE NON RECONNUE" calcext:value-type="string">
            <text:p>ENTRÉE NON RECONNUE</text:p>
          </table:table-cell>
          <table:table-cell table:style-name="ce1" table:formula="of:=[$lang_de.A73]" office:value-type="string" office:string-value="UNERKANNTE EINGABE" calcext:value-type="string">
            <text:p>UNERKANNTE EINGABE</text:p>
          </table:table-cell>
          <table:table-cell table:style-name="ce1" table:formula="of:=[$lang_zh.A73]" office:value-type="string" office:string-value="未识别的输入" calcext:value-type="string">
            <text:p>未识别的输入</text:p>
          </table:table-cell>
          <table:table-cell table:style-name="ce1" table:formula="of:=[$lang_es.A73]" office:value-type="string" office:string-value="ENTRADA NO RECONOCIDA" calcext:value-type="string">
            <text:p>ENTRADA NO RECONOCIDA</text:p>
          </table:table-cell>
          <table:table-cell table:style-name="ce1" table:formula="of:=[$lang_ar.A73]" office:value-type="string" office:string-value="المدخلات غير المعترف بها" calcext:value-type="string">
            <text:p>المدخلات غير المعترف بها</text:p>
          </table:table-cell>
          <table:table-cell table:style-name="ce1" table:formula="of:=[$lang_ru.A73]" office:value-type="string" office:string-value="НЕПОЗНАННЫЙ ВХОД" calcext:value-type="string">
            <text:p>НЕПОЗНАННЫЙ ВХОД</text:p>
          </table:table-cell>
          <table:table-cell table:style-name="ce1" table:formula="of:=[$lang_hi.A73]" office:value-type="string" office:string-value="अपरिचित इनपुट" calcext:value-type="string">
            <text:p>अपरिचित इनपुट</text:p>
          </table:table-cell>
          <table:table-cell table:style-name="ce1" table:formula="of:=[$lang_bn.A73]" office:value-type="string" office:string-value="অচেনা ইনপুট" calcext:value-type="string">
            <text:p>অচেনা ইনপুট</text:p>
          </table:table-cell>
          <table:table-cell table:style-name="ce1" table:formula="of:=[$lang_pt.A73]" office:value-type="string" office:string-value="ENTRADA NÃO RECONHECIDA" calcext:value-type="string">
            <text:p>ENTRADA NÃO RECONHECIDA</text:p>
          </table:table-cell>
          <table:table-cell table:style-name="ce1" table:formula="of:=[$lang_in.A73]" office:value-type="string" office:string-value="INPUT YANG TIDAK DIAKUI" calcext:value-type="string">
            <text:p>INPUT YANG TIDAK DIAKUI</text:p>
          </table:table-cell>
          <table:table-cell table:style-name="ce1" table:formula="of:=[$lang_ja.A73]" office:value-type="string" office:string-value="認識されていない入力" calcext:value-type="string">
            <text:p>認識されていない入力</text:p>
          </table:table-cell>
          <table:table-cell table:style-name="ce1" table:formula="of:=[$lang_he.A73]" office:value-type="string" office:string-value="קלט לא מוכר" calcext:value-type="string">
            <text:p>קלט לא מוכר</text:p>
          </table:table-cell>
          <table:table-cell table:style-name="ce1" table:formula="of:=[$lang_eo.A73]" office:value-type="string" office:string-value="NE REKONITA ENIGO" calcext:value-type="string">
            <text:p>NE REKONITA ENIGO</text:p>
          </table:table-cell>
          <table:table-cell table:style-name="ce1" table:formula="of:=[$lang_sw.A73]" office:value-type="string" office:string-value="PEMBEJEO ISIYOJULIKANA" calcext:value-type="string">
            <text:p>PEMBEJEO ISIYOJULIKANA</text:p>
          </table:table-cell>
          <table:table-cell table:style-name="ce1" table:formula="of:=[$lang_tl.A73]" office:value-type="string" office:string-value="HINDI NAKIKILALANG INPUT" calcext:value-type="string">
            <text:p>HINDI NAKIKILALANG INPUT</text:p>
          </table:table-cell>
          <table:table-cell table:style-name="ce1" table:formula="of:=[$lang_ur.A73]" office:value-type="string" office:string-value="غیر تسلیم شدہ ان پٹ" calcext:value-type="string">
            <text:p>غیر تسلیم شدہ ان پٹ</text:p>
          </table:table-cell>
          <table:table-cell table:style-name="ce2" table:formula="of:=[$lang_la.A73]" office:value-type="string" office:string-value="INPUT" calcext:value-type="string">
            <text:p>INPUT</text:p>
          </table:table-cell>
          <table:table-cell table:style-name="ce1" table:formula="of:=[$lang_cy.A73]" office:value-type="string" office:string-value="MEWNBWN HEB EI GYDNABOD" calcext:value-type="string">
            <text:p>MEWNBWN HEB EI GYDNABOD</text:p>
          </table:table-cell>
          <table:table-cell table:style-name="ce1" table:formula="of:=[$lang_zu.A73]" office:value-type="string" office:string-value="OKOKUFAKA OKUNGAZIWA" calcext:value-type="string">
            <text:p>OKOKUFAKA OKUNGAZIWA</text:p>
          </table:table-cell>
          <table:table-cell table:style-name="ce1" table:formula="of:=[$lang_yi.A73]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01"/>
        </table:table-row>
        <table:table-row table:style-name="ro1"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en.A7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ko.A74]" office:value-type="string" office:string-value="인식되지 않은 정수 수학 작동" calcext:value-type="string">
            <text:p>인식되지 않은 정수 수학 작동</text:p>
          </table:table-cell>
          <table:table-cell table:style-name="ce1" table:formula="of:=[$lang_fr.A74]" office:value-type="string" office:string-value="OPÉRATION MATHÉMATIQUE ENTIER NON RECONNUE" calcext:value-type="string">
            <text:p>OPÉRATION MATHÉMATIQUE ENTIER NON RECONNUE</text:p>
          </table:table-cell>
          <table:table-cell table:style-name="ce1" table:formula="of:=[$lang_de.A74]" office:value-type="string" office:string-value="UNERKANNTE GANZZAHL -MATHEMATIKOPERATION" calcext:value-type="string">
            <text:p>UNERKANNTE GANZZAHL -MATHEMATIKOPERATION</text:p>
          </table:table-cell>
          <table:table-cell table:style-name="ce1" table:formula="of:=[$lang_zh.A74]" office:value-type="string" office:string-value="无法识别的整数数学操作" calcext:value-type="string">
            <text:p>无法识别的整数数学操作</text:p>
          </table:table-cell>
          <table:table-cell table:style-name="ce1" table:formula="of:=[$lang_es.A74]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1" table:formula="of:=[$lang_ar.A74]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1" table:formula="of:=[$lang_ru.A74]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1" table:formula="of:=[$lang_hi.A74]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1" table:formula="of:=[$lang_bn.A74]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1" table:formula="of:=[$lang_pt.A74]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1" table:formula="of:=[$lang_in.A74]" office:value-type="string" office:string-value="OPERASI MATEMATIKA INTEGER YANG TIDAK DIKENAL" calcext:value-type="string">
            <text:p>OPERASI MATEMATIKA INTEGER YANG TIDAK DIKENAL</text:p>
          </table:table-cell>
          <table:table-cell table:style-name="ce1" table:formula="of:=[$lang_ja.A74]" office:value-type="string" office:string-value="認識されていない整数数学操作" calcext:value-type="string">
            <text:p>認識されていない整数数学操作</text:p>
          </table:table-cell>
          <table:table-cell table:style-name="ce1" table:formula="of:=[$lang_he.A74]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1" table:formula="of:=[$lang_eo.A74]" office:value-type="string" office:string-value="NE REKONITA ENTJERA MATEMATIKA OPERACIO" calcext:value-type="string">
            <text:p>NE REKONITA ENTJERA MATEMATIKA OPERACIO</text:p>
          </table:table-cell>
          <table:table-cell table:style-name="ce1" table:formula="of:=[$lang_sw.A74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4]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1" table:formula="of:=[$lang_ur.A74]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2" table:formula="of:=[$lang_la.A74]" office:value-type="string" office:string-value="COGNITA INTEGER MATH OPERANDI" calcext:value-type="string">
            <text:p>COGNITA INTEGER MATH OPERANDI</text:p>
          </table:table-cell>
          <table:table-cell table:style-name="ce1" table:formula="of:=[$lang_cy.A74]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1" table:formula="of:=[$lang_zu.A74]" office:value-type="string" office:string-value="UKUSEBENZA OKUNGAZIWA KWE-INTEGER MATH" calcext:value-type="string">
            <text:p>UKUSEBENZA OKUNGAZIWA KWE-INTEGER MATH</text:p>
          </table:table-cell>
          <table:table-cell table:style-name="ce1" table:formula="of:=[$lang_yi.A74]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 table:style-name="ce1" table:formula="of:=[$lang_en.A75]" office:value-type="string" office:string-value="UNRECOGNIZED MATH TYPE" calcext:value-type="string">
            <text:p>UNRECOGNIZED MATH TYPE</text:p>
          </table:table-cell>
          <table:table-cell table:style-name="ce1" table:formula="of:=[$lang_ko.A75]" office:value-type="string" office:string-value="인식되지 않은 수학 유형" calcext:value-type="string">
            <text:p>인식되지 않은 수학 유형</text:p>
          </table:table-cell>
          <table:table-cell table:style-name="ce1" table:formula="of:=[$lang_fr.A75]" office:value-type="string" office:string-value="TYPE MATHÉMATIQUE NON RECONNU" calcext:value-type="string">
            <text:p>TYPE MATHÉMATIQUE NON RECONNU</text:p>
          </table:table-cell>
          <table:table-cell table:style-name="ce1" table:formula="of:=[$lang_de.A75]" office:value-type="string" office:string-value="UNERKANNTER MATHEMATISCHER TYP" calcext:value-type="string">
            <text:p>UNERKANNTER MATHEMATISCHER TYP</text:p>
          </table:table-cell>
          <table:table-cell table:style-name="ce1" table:formula="of:=[$lang_zh.A75]" office:value-type="string" office:string-value="无法识别的数学类型" calcext:value-type="string">
            <text:p>无法识别的数学类型</text:p>
          </table:table-cell>
          <table:table-cell table:style-name="ce1" table:formula="of:=[$lang_es.A75]" office:value-type="string" office:string-value="TIPO DE MATEMÁTICAS NO RECONOCIDO" calcext:value-type="string">
            <text:p>TIPO DE MATEMÁTICAS NO RECONOCIDO</text:p>
          </table:table-cell>
          <table:table-cell table:style-name="ce1" table:formula="of:=[$lang_ar.A75]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1" table:formula="of:=[$lang_ru.A75]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1" table:formula="of:=[$lang_hi.A75]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1" table:formula="of:=[$lang_bn.A75]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1" table:formula="of:=[$lang_pt.A75]" office:value-type="string" office:string-value="TIPO DE MATEMÁTICA NÃO RECONHECIDO" calcext:value-type="string">
            <text:p>TIPO DE MATEMÁTICA NÃO RECONHECIDO</text:p>
          </table:table-cell>
          <table:table-cell table:style-name="ce1" table:formula="of:=[$lang_in.A75]" office:value-type="string" office:string-value="JENIS MATEMATIKA YANG TIDAK DIKENAL" calcext:value-type="string">
            <text:p>JENIS MATEMATIKA YANG TIDAK DIKENAL</text:p>
          </table:table-cell>
          <table:table-cell table:style-name="ce1" table:formula="of:=[$lang_ja.A75]" office:value-type="string" office:string-value="認識されていない数学タイプ" calcext:value-type="string">
            <text:p>認識されていない数学タイプ</text:p>
          </table:table-cell>
          <table:table-cell table:style-name="ce1" table:formula="of:=[$lang_he.A75]" office:value-type="string" office:string-value="סוג מתמטיקה לא מוכר" calcext:value-type="string">
            <text:p>סוג מתמטיקה לא מוכר</text:p>
          </table:table-cell>
          <table:table-cell table:style-name="ce1" table:formula="of:=[$lang_eo.A75]" office:value-type="string" office:string-value="NE REKONITA MATEMATIKA TIPO" calcext:value-type="string">
            <text:p>NE REKONITA MATEMATIKA TIPO</text:p>
          </table:table-cell>
          <table:table-cell table:style-name="ce1" table:formula="of:=[$lang_sw.A75]" office:value-type="string" office:string-value="AINA YA HESABU ISIYOJULIKANA" calcext:value-type="string">
            <text:p>AINA YA HESABU ISIYOJULIKANA</text:p>
          </table:table-cell>
          <table:table-cell table:style-name="ce1" table:formula="of:=[$lang_tl.A75]" office:value-type="string" office:string-value="HINDI NAKIKILALANG URI NG MATEMATIKA" calcext:value-type="string">
            <text:p>HINDI NAKIKILALANG URI NG MATEMATIKA</text:p>
          </table:table-cell>
          <table:table-cell table:style-name="ce1" table:formula="of:=[$lang_ur.A75]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2" table:formula="of:=[$lang_la.A75]" office:value-type="string" office:string-value="COGNITA MATH TYPE" calcext:value-type="string">
            <text:p>COGNITA MATH TYPE</text:p>
          </table:table-cell>
          <table:table-cell table:style-name="ce1" table:formula="of:=[$lang_cy.A75]" office:value-type="string" office:string-value="MATH MATHEMATEG HEB EI GYDNABOD" calcext:value-type="string">
            <text:p>MATH MATHEMATEG HEB EI GYDNABOD</text:p>
          </table:table-cell>
          <table:table-cell table:style-name="ce1" table:formula="of:=[$lang_zu.A75]" office:value-type="string" office:string-value="UHLOBO LWEZIBALO OLUNGAZIWA" calcext:value-type="string">
            <text:p>UHLOBO LWEZIBALO OLUNGAZIWA</text:p>
          </table:table-cell>
          <table:table-cell table:style-name="ce1" table:formula="of:=[$lang_yi.A75]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01"/>
        </table:table-row>
        <table:table-row table:style-name="ro1"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 table:style-name="ce1" table:formula="of:=[$lang_en.A76]" office:value-type="string" office:string-value="UNRECOGNIZED NEXT VARIABLE" calcext:value-type="string">
            <text:p>UNRECOGNIZED NEXT VARIABLE</text:p>
          </table:table-cell>
          <table:table-cell table:style-name="ce1" table:formula="of:=[$lang_ko.A76]" office:value-type="string" office:string-value="인식되지 않은 다음 변수" calcext:value-type="string">
            <text:p>인식되지 않은 다음 변수</text:p>
          </table:table-cell>
          <table:table-cell table:style-name="ce1" table:formula="of:=[$lang_fr.A76]" office:value-type="string" office:string-value="VARIABLE SUIVANTE NON RECONNUE" calcext:value-type="string">
            <text:p>VARIABLE SUIVANTE NON RECONNUE</text:p>
          </table:table-cell>
          <table:table-cell table:style-name="ce1" table:formula="of:=[$lang_de.A76]" office:value-type="string" office:string-value="UNERKANNTE NÄCHSTE VARIABLE" calcext:value-type="string">
            <text:p>UNERKANNTE NÄCHSTE VARIABLE</text:p>
          </table:table-cell>
          <table:table-cell table:style-name="ce1" table:formula="of:=[$lang_zh.A76]" office:value-type="string" office:string-value="未识别的下一个变量" calcext:value-type="string">
            <text:p>未识别的下一个变量</text:p>
          </table:table-cell>
          <table:table-cell table:style-name="ce1" table:formula="of:=[$lang_es.A76]" office:value-type="string" office:string-value="NEXT VARIABLE NO RECONOCIDA" calcext:value-type="string">
            <text:p>NEXT VARIABLE NO RECONOCIDA</text:p>
          </table:table-cell>
          <table:table-cell table:style-name="ce1" table:formula="of:=[$lang_ar.A76]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1" table:formula="of:=[$lang_ru.A76]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1" table:formula="of:=[$lang_hi.A76]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1" table:formula="of:=[$lang_bn.A76]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1" table:formula="of:=[$lang_pt.A76]" office:value-type="string" office:string-value="PRÓXIMA VARIÁVEL NÃO RECONHECIDA" calcext:value-type="string">
            <text:p>PRÓXIMA VARIÁVEL NÃO RECONHECIDA</text:p>
          </table:table-cell>
          <table:table-cell table:style-name="ce1" table:formula="of:=[$lang_in.A76]" office:value-type="string" office:string-value="VARIABEL BERIKUTNYA YANG TIDAK DIKENALI" calcext:value-type="string">
            <text:p>VARIABEL BERIKUTNYA YANG TIDAK DIKENALI</text:p>
          </table:table-cell>
          <table:table-cell table:style-name="ce1" table:formula="of:=[$lang_ja.A76]" office:value-type="string" office:string-value="認識されていない次の変数" calcext:value-type="string">
            <text:p>認識されていない次の変数</text:p>
          </table:table-cell>
          <table:table-cell table:style-name="ce1" table:formula="of:=[$lang_he.A76]" office:value-type="string" office:string-value="משתנה הבא לא מוכר" calcext:value-type="string">
            <text:p>משתנה הבא לא מוכר</text:p>
          </table:table-cell>
          <table:table-cell table:style-name="ce1" table:formula="of:=[$lang_eo.A76]" office:value-type="string" office:string-value="NE REKONITA SEKVA VARIABLO" calcext:value-type="string">
            <text:p>NE REKONITA SEKVA VARIABLO</text:p>
          </table:table-cell>
          <table:table-cell table:style-name="ce1" table:formula="of:=[$lang_sw.A76]" office:value-type="string" office:string-value="KUTOFAULU KUTOFAUTISHA INAYOFUATA" calcext:value-type="string">
            <text:p>KUTOFAULU KUTOFAUTISHA INAYOFUATA</text:p>
          </table:table-cell>
          <table:table-cell table:style-name="ce1" table:formula="of:=[$lang_tl.A76]" office:value-type="string" office:string-value="HINDI NAKIKILALANG SUSUNOD NA VARIABLE" calcext:value-type="string">
            <text:p>HINDI NAKIKILALANG SUSUNOD NA VARIABLE</text:p>
          </table:table-cell>
          <table:table-cell table:style-name="ce1" table:formula="of:=[$lang_ur.A76]" office:value-type="string" office:string-value="غیر تسلیم شدہ اگلا متغیر" calcext:value-type="string">
            <text:p>غیر تسلیم شدہ اگلا متغیر</text:p>
          </table:table-cell>
          <table:table-cell table:style-name="ce2" table:formula="of:=[$lang_la.A76]" office:value-type="string" office:string-value="LATUIT NEXT VARIABILIS" calcext:value-type="string">
            <text:p>LATUIT NEXT VARIABILIS</text:p>
          </table:table-cell>
          <table:table-cell table:style-name="ce1" table:formula="of:=[$lang_cy.A76]" office:value-type="string" office:string-value="NEWIDYN NESAF HEB EI GYDNABOD" calcext:value-type="string">
            <text:p>NEWIDYN NESAF HEB EI GYDNABOD</text:p>
          </table:table-cell>
          <table:table-cell table:style-name="ce1" table:formula="of:=[$lang_zu.A76]" office:value-type="string" office:string-value="UKUHLUKAHLUKA OKUNGAZIWA OKULANDELAYO" calcext:value-type="string">
            <text:p>UKUHLUKAHLUKA OKUNGAZIWA OKULANDELAYO</text:p>
          </table:table-cell>
          <table:table-cell table:style-name="ce1" table:formula="of:=[$lang_yi.A76]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 table:style-name="ce1" table:formula="of:=[$lang_en.A77]" office:value-type="string" office:string-value="UNRECOGNIZED OP IN PRINT" calcext:value-type="string">
            <text:p>UNRECOGNIZED OP IN PRINT</text:p>
          </table:table-cell>
          <table:table-cell table:style-name="ce1" table:formula="of:=[$lang_ko.A77]" office:value-type="string" office:string-value="인식되지 않은 OP 인쇄" calcext:value-type="string">
            <text:p>인식되지 않은 OP 인쇄</text:p>
          </table:table-cell>
          <table:table-cell table:style-name="ce1" table:formula="of:=[$lang_fr.A77]" office:value-type="string" office:string-value="OP NON RECONNU SUR PAPIER" calcext:value-type="string">
            <text:p>OP NON RECONNU SUR PAPIER</text:p>
          </table:table-cell>
          <table:table-cell table:style-name="ce1" table:formula="of:=[$lang_de.A77]" office:value-type="string" office:string-value="UNERKANNTER OP IN GEDRUCKTER FORM" calcext:value-type="string">
            <text:p>UNERKANNTER OP IN GEDRUCKTER FORM</text:p>
          </table:table-cell>
          <table:table-cell table:style-name="ce1" table:formula="of:=[$lang_zh.A77]" office:value-type="string" office:string-value="未识别的OP印刷" calcext:value-type="string">
            <text:p>未识别的OP印刷</text:p>
          </table:table-cell>
          <table:table-cell table:style-name="ce1" table:formula="of:=[$lang_es.A77]" office:value-type="string" office:string-value="OP NO RECONOCIDO IMPRESO" calcext:value-type="string">
            <text:p>OP NO RECONOCIDO IMPRESO</text:p>
          </table:table-cell>
          <table:table-cell table:style-name="ce1" table:formula="of:=[$lang_ar.A77]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1" table:formula="of:=[$lang_ru.A77]" office:value-type="string" office:string-value="НЕПОЗНАННЫЙ OP В ПЕЧАТИ" calcext:value-type="string">
            <text:p>НЕПОЗНАННЫЙ OP В ПЕЧАТИ</text:p>
          </table:table-cell>
          <table:table-cell table:style-name="ce1" table:formula="of:=[$lang_hi.A77]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1" table:formula="of:=[$lang_bn.A77]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1" table:formula="of:=[$lang_pt.A77]" office:value-type="string" office:string-value="OP NÃO RECONHECIDO NA IMPRESSÃO" calcext:value-type="string">
            <text:p>OP NÃO RECONHECIDO NA IMPRESSÃO</text:p>
          </table:table-cell>
          <table:table-cell table:style-name="ce1" table:formula="of:=[$lang_in.A77]" office:value-type="string" office:string-value="OP YANG TIDAK DIAKUI DI MEDIA CETAK" calcext:value-type="string">
            <text:p>OP YANG TIDAK DIAKUI DI MEDIA CETAK</text:p>
          </table:table-cell>
          <table:table-cell table:style-name="ce1" table:formula="of:=[$lang_ja.A77]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1" table:formula="of:=[$lang_he.A77]" office:value-type="string" office:string-value="OP לא מוכר בהדפס" calcext:value-type="string">
            <text:p>OP לא מוכר בהדפס</text:p>
          </table:table-cell>
          <table:table-cell table:style-name="ce1" table:formula="of:=[$lang_eo.A77]" office:value-type="string" office:string-value="NE REKONITA OP EN PRESAĴO" calcext:value-type="string">
            <text:p>NE REKONITA OP EN PRESAĴO</text:p>
          </table:table-cell>
          <table:table-cell table:style-name="ce1" table:formula="of:=[$lang_sw.A77]" office:value-type="string" office:string-value="OP ISIYOJULIKANA KWA KUCHAPISHWA" calcext:value-type="string">
            <text:p>OP ISIYOJULIKANA KWA KUCHAPISHWA</text:p>
          </table:table-cell>
          <table:table-cell table:style-name="ce1" table:formula="of:=[$lang_tl.A77]" office:value-type="string" office:string-value="HINDI NAKIKILALANG OP SA PRINT" calcext:value-type="string">
            <text:p>HINDI NAKIKILALANG OP SA PRINT</text:p>
          </table:table-cell>
          <table:table-cell table:style-name="ce1" table:formula="of:=[$lang_ur.A77]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2" table:formula="of:=[$lang_la.A77]" office:value-type="string" office:string-value="COGNITA OP IN PRINT" calcext:value-type="string">
            <text:p>COGNITA OP IN PRINT</text:p>
          </table:table-cell>
          <table:table-cell table:style-name="ce1" table:formula="of:=[$lang_cy.A77]" office:value-type="string" office:string-value="OP HEB EI GYDNABOD MEWN PRINT" calcext:value-type="string">
            <text:p>OP HEB EI GYDNABOD MEWN PRINT</text:p>
          </table:table-cell>
          <table:table-cell table:style-name="ce1" table:formula="of:=[$lang_zu.A77]" office:value-type="string" office:string-value="I-OP ENGAZIWA" calcext:value-type="string">
            <text:p>I-OP ENGAZIWA</text:p>
          </table:table-cell>
          <table:table-cell table:style-name="ce1" table:formula="of:=[$lang_yi.A77]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01"/>
        </table:table-row>
        <table:table-row table:style-name="ro1"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en.A7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ko.A78]" office:value-type="string" office:string-value="인식되지 않은 합리적 수학 운영" calcext:value-type="string">
            <text:p>인식되지 않은 합리적 수학 운영</text:p>
          </table:table-cell>
          <table:table-cell table:style-name="ce1" table:formula="of:=[$lang_fr.A78]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1" table:formula="of:=[$lang_de.A78]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1" table:formula="of:=[$lang_zh.A78]" office:value-type="string" office:string-value="未被认可的理性数学操作" calcext:value-type="string">
            <text:p>未被认可的理性数学操作</text:p>
          </table:table-cell>
          <table:table-cell table:style-name="ce1" table:formula="of:=[$lang_es.A78]" office:value-type="string" office:string-value="OPERACIÓN MATEMÁTICA RACIONAL NO RECONOCIDA" calcext:value-type="string">
            <text:p>OPERACIÓN MATEMÁTICA RACIONAL NO RECONOCIDA</text:p>
          </table:table-cell>
          <table:table-cell table:style-name="ce1" table:formula="of:=[$lang_ar.A78]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1" table:formula="of:=[$lang_ru.A78]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1" table:formula="of:=[$lang_hi.A78]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1" table:formula="of:=[$lang_bn.A78]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1" table:formula="of:=[$lang_pt.A78]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1" table:formula="of:=[$lang_in.A78]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1" table:formula="of:=[$lang_ja.A78]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1" table:formula="of:=[$lang_he.A78]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1" table:formula="of:=[$lang_eo.A78]" office:value-type="string" office:string-value="NE REKONITA RACIA MATEMATIKA OPERACIO" calcext:value-type="string">
            <text:p>NE REKONITA RACIA MATEMATIKA OPERACIO</text:p>
          </table:table-cell>
          <table:table-cell table:style-name="ce1" table:formula="of:=[$lang_sw.A78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8]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1" table:formula="of:=[$lang_ur.A78]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2" table:formula="of:=[$lang_la.A78]" office:value-type="string" office:string-value="COGNITA RATIONALIS MATH OPERANDI" calcext:value-type="string">
            <text:p>COGNITA RATIONALIS MATH OPERANDI</text:p>
          </table:table-cell>
          <table:table-cell table:style-name="ce1" table:formula="of:=[$lang_cy.A78]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1" table:formula="of:=[$lang_zu.A78]" office:value-type="string" office:string-value="UKUSEBENZA OKUNGAZIWA OKUNGAZIWA KWEZIBALO" calcext:value-type="string">
            <text:p>UKUSEBENZA OKUNGAZIWA OKUNGAZIWA KWEZIBALO</text:p>
          </table:table-cell>
          <table:table-cell table:style-name="ce1" table:formula="of:=[$lang_yi.A78]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 table:style-name="ce1" table:formula="of:=[$lang_en.A79]" office:value-type="string" office:string-value="UNRECOGNIZED VARIABLE TYPE" calcext:value-type="string">
            <text:p>UNRECOGNIZED VARIABLE TYPE</text:p>
          </table:table-cell>
          <table:table-cell table:style-name="ce1" table:formula="of:=[$lang_ko.A79]" office:value-type="string" office:string-value="인식되지 않은 변수 유형" calcext:value-type="string">
            <text:p>인식되지 않은 변수 유형</text:p>
          </table:table-cell>
          <table:table-cell table:style-name="ce1" table:formula="of:=[$lang_fr.A79]" office:value-type="string" office:string-value="TYPE VARIABLE NON RECONNU" calcext:value-type="string">
            <text:p>TYPE VARIABLE NON RECONNU</text:p>
          </table:table-cell>
          <table:table-cell table:style-name="ce1" table:formula="of:=[$lang_de.A79]" office:value-type="string" office:string-value="UNERKANNTER VARIABLER TYP" calcext:value-type="string">
            <text:p>UNERKANNTER VARIABLER TYP</text:p>
          </table:table-cell>
          <table:table-cell table:style-name="ce1" table:formula="of:=[$lang_zh.A79]" office:value-type="string" office:string-value="无法识别的变量类型" calcext:value-type="string">
            <text:p>无法识别的变量类型</text:p>
          </table:table-cell>
          <table:table-cell table:style-name="ce1" table:formula="of:=[$lang_es.A79]" office:value-type="string" office:string-value="TIPO DE VARIABLE NO RECONOCIDO" calcext:value-type="string">
            <text:p>TIPO DE VARIABLE NO RECONOCIDO</text:p>
          </table:table-cell>
          <table:table-cell table:style-name="ce1" table:formula="of:=[$lang_ar.A79]" office:value-type="string" office:string-value="نوع متغير غير معترف به" calcext:value-type="string">
            <text:p>نوع متغير غير معترف به</text:p>
          </table:table-cell>
          <table:table-cell table:style-name="ce1" table:formula="of:=[$lang_ru.A79]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1" table:formula="of:=[$lang_hi.A79]" office:value-type="string" office:string-value="अपरिचित चर प्रकार" calcext:value-type="string">
            <text:p>अपरिचित चर प्रकार</text:p>
          </table:table-cell>
          <table:table-cell table:style-name="ce1" table:formula="of:=[$lang_bn.A79]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1" table:formula="of:=[$lang_pt.A79]" office:value-type="string" office:string-value="TIPO DE VARIÁVEL NÃO RECONHECIDO" calcext:value-type="string">
            <text:p>TIPO DE VARIÁVEL NÃO RECONHECIDO</text:p>
          </table:table-cell>
          <table:table-cell table:style-name="ce1" table:formula="of:=[$lang_in.A79]" office:value-type="string" office:string-value="JENIS VARIABEL YANG TIDAK DIKENAL" calcext:value-type="string">
            <text:p>JENIS VARIABEL YANG TIDAK DIKENAL</text:p>
          </table:table-cell>
          <table:table-cell table:style-name="ce1" table:formula="of:=[$lang_ja.A79]" office:value-type="string" office:string-value="認識されていない変数タイプ" calcext:value-type="string">
            <text:p>認識されていない変数タイプ</text:p>
          </table:table-cell>
          <table:table-cell table:style-name="ce1" table:formula="of:=[$lang_he.A79]" office:value-type="string" office:string-value="סוג משתנה לא מוכר" calcext:value-type="string">
            <text:p>סוג משתנה לא מוכר</text:p>
          </table:table-cell>
          <table:table-cell table:style-name="ce1" table:formula="of:=[$lang_eo.A79]" office:value-type="string" office:string-value="NE REKONITA VARIA TIPO" calcext:value-type="string">
            <text:p>NE REKONITA VARIA TIPO</text:p>
          </table:table-cell>
          <table:table-cell table:style-name="ce1" table:formula="of:=[$lang_sw.A79]" office:value-type="string" office:string-value="AINA YA KUTOFAUTISHA ISIYOJULIKANA" calcext:value-type="string">
            <text:p>AINA YA KUTOFAUTISHA ISIYOJULIKANA</text:p>
          </table:table-cell>
          <table:table-cell table:style-name="ce1" table:formula="of:=[$lang_tl.A79]" office:value-type="string" office:string-value="HINDI NAKIKILALANG URI NG VARIABLE" calcext:value-type="string">
            <text:p>HINDI NAKIKILALANG URI NG VARIABLE</text:p>
          </table:table-cell>
          <table:table-cell table:style-name="ce1" table:formula="of:=[$lang_ur.A79]" office:value-type="string" office:string-value="غیر تسلیم شدہ متغیر قسم" calcext:value-type="string">
            <text:p>غیر تسلیم شدہ متغیر قسم</text:p>
          </table:table-cell>
          <table:table-cell table:style-name="ce2" table:formula="of:=[$lang_la.A79]" office:value-type="string" office:string-value="COGNITA VARIABILIS TYPE" calcext:value-type="string">
            <text:p>COGNITA VARIABILIS TYPE</text:p>
          </table:table-cell>
          <table:table-cell table:style-name="ce1" table:formula="of:=[$lang_cy.A79]" office:value-type="string" office:string-value="MATH AMRYWIOL HEB EI GYDNABOD" calcext:value-type="string">
            <text:p>MATH AMRYWIOL HEB EI GYDNABOD</text:p>
          </table:table-cell>
          <table:table-cell table:style-name="ce1" table:formula="of:=[$lang_zu.A79]" office:value-type="string" office:string-value="UHLOBO OLUNGENAKUQHATHANISWA" calcext:value-type="string">
            <text:p>UHLOBO OLUNGENAKUQHATHANISWA</text:p>
          </table:table-cell>
          <table:table-cell table:style-name="ce1" table:formula="of:=[$lang_yi.A79]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01"/>
        </table:table-row>
        <table:table-row table:style-name="ro1"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 table:style-name="ce1" table:formula="of:=[$lang_en.A80]" office:value-type="string" office:string-value="UNSET ENVIRONMENT VARIABLE" calcext:value-type="string">
            <text:p>UNSET ENVIRONMENT VARIABLE</text:p>
          </table:table-cell>
          <table:table-cell table:style-name="ce1" table:formula="of:=[$lang_ko.A80]" office:value-type="string" office:string-value="미세한 환경 변수" calcext:value-type="string">
            <text:p>미세한 환경 변수</text:p>
          </table:table-cell>
          <table:table-cell table:style-name="ce1" table:formula="of:=[$lang_fr.A80]" office:value-type="string" office:string-value="VARIABLE D'ENVIRONNEMENT NON." calcext:value-type="string">
            <text:p>VARIABLE D'ENVIRONNEMENT NON.</text:p>
          </table:table-cell>
          <table:table-cell table:style-name="ce1" table:formula="of:=[$lang_de.A80]" office:value-type="string" office:string-value="UNBEGRENZTE UMGEBUNGSVARIABLE" calcext:value-type="string">
            <text:p>UNBEGRENZTE UMGEBUNGSVARIABLE</text:p>
          </table:table-cell>
          <table:table-cell table:style-name="ce1" table:formula="of:=[$lang_zh.A80]" office:value-type="string" office:string-value="未设置的环境变量" calcext:value-type="string">
            <text:p>未设置的环境变量</text:p>
          </table:table-cell>
          <table:table-cell table:style-name="ce1" table:formula="of:=[$lang_es.A80]" office:value-type="string" office:string-value="VARIABLE DE ENTORNO NO ESTABLECIDA" calcext:value-type="string">
            <text:p>VARIABLE DE ENTORNO NO ESTABLECIDA</text:p>
          </table:table-cell>
          <table:table-cell table:style-name="ce1" table:formula="of:=[$lang_ar.A80]" office:value-type="string" office:string-value="غير متغير البيئة" calcext:value-type="string">
            <text:p>غير متغير البيئة</text:p>
          </table:table-cell>
          <table:table-cell table:style-name="ce1" table:formula="of:=[$lang_ru.A80]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1" table:formula="of:=[$lang_hi.A80]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1" table:formula="of:=[$lang_bn.A80]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1" table:formula="of:=[$lang_pt.A80]" office:value-type="string" office:string-value="VARIÁVEL DE AMBIENTE UNSET" calcext:value-type="string">
            <text:p>VARIÁVEL DE AMBIENTE UNSET</text:p>
          </table:table-cell>
          <table:table-cell table:style-name="ce1" table:formula="of:=[$lang_in.A80]" office:value-type="string" office:string-value="VARIABEL LINGKUNGAN UNSET" calcext:value-type="string">
            <text:p>VARIABEL LINGKUNGAN UNSET</text:p>
          </table:table-cell>
          <table:table-cell table:style-name="ce1" table:formula="of:=[$lang_ja.A80]" office:value-type="string" office:string-value="設定されていない環境変数" calcext:value-type="string">
            <text:p>設定されていない環境変数</text:p>
          </table:table-cell>
          <table:table-cell table:style-name="ce1" table:formula="of:=[$lang_he.A80]" office:value-type="string" office:string-value="ביטול סביבת הסביבה" calcext:value-type="string">
            <text:p>ביטול סביבת הסביבה</text:p>
          </table:table-cell>
          <table:table-cell table:style-name="ce1" table:formula="of:=[$lang_eo.A80]" office:value-type="string" office:string-value="MALŜALTITA MEDIA VARIABLO" calcext:value-type="string">
            <text:p>MALŜALTITA MEDIA VARIABLO</text:p>
          </table:table-cell>
          <table:table-cell table:style-name="ce1" table:formula="of:=[$lang_sw.A80]" office:value-type="string" office:string-value="MAZINGIRA YA KUTOFAUTISHA" calcext:value-type="string">
            <text:p>MAZINGIRA YA KUTOFAUTISHA</text:p>
          </table:table-cell>
          <table:table-cell table:style-name="ce1" table:formula="of:=[$lang_tl.A80]" office:value-type="string" office:string-value="UNSET VARIABLE VARIABLE" calcext:value-type="string">
            <text:p>UNSET VARIABLE VARIABLE</text:p>
          </table:table-cell>
          <table:table-cell table:style-name="ce1" table:formula="of:=[$lang_ur.A80]" office:value-type="string" office:string-value="غیر سیٹ ماحول متغیر" calcext:value-type="string">
            <text:p>غیر سیٹ ماحول متغیر</text:p>
          </table:table-cell>
          <table:table-cell table:style-name="ce2" table:formula="of:=[$lang_la.A80]" office:value-type="string" office:string-value="UNSET ENVIRONMENT VARIABILIS" calcext:value-type="string">
            <text:p>UNSET ENVIRONMENT VARIABILIS</text:p>
          </table:table-cell>
          <table:table-cell table:style-name="ce1" table:formula="of:=[$lang_cy.A80]" office:value-type="string" office:string-value="NEWIDYN AMGYLCHEDD DADOSOD" calcext:value-type="string">
            <text:p>NEWIDYN AMGYLCHEDD DADOSOD</text:p>
          </table:table-cell>
          <table:table-cell table:style-name="ce1" table:formula="of:=[$lang_zu.A80]" office:value-type="string" office:string-value="UKUHLUKAHLUKA KWEMVELO YE-UNESET" calcext:value-type="string">
            <text:p>UKUHLUKAHLUKA KWEMVELO YE-UNESET</text:p>
          </table:table-cell>
          <table:table-cell table:style-name="ce1" table:formula="of:=[$lang_yi.A80]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en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ko.A81]" office:value-type="string" office:string-value="변수 / 배열 정의 불일치" calcext:value-type="string">
            <text:p>변수 / 배열 정의 불일치</text:p>
          </table:table-cell>
          <table:table-cell table:style-name="ce1" table:formula="of:=[$lang_fr.A81]" office:value-type="string" office:string-value="DÉLIATÉ DE DÉFINITION VARIABLE / TABLEAU" calcext:value-type="string">
            <text:p>DÉLIATÉ DE DÉFINITION VARIABLE / TABLEAU</text:p>
          </table:table-cell>
          <table:table-cell table:style-name="ce1" table:formula="of:=[$lang_de.A81]" office:value-type="string" office:string-value="VARIABLE / ARRAY -DEFINITION FEHLANPASSUNG" calcext:value-type="string">
            <text:p>VARIABLE / ARRAY -DEFINITION FEHLANPASSUNG</text:p>
          </table:table-cell>
          <table:table-cell table:style-name="ce1" table:formula="of:=[$lang_zh.A81]" office:value-type="string" office:string-value="变量 /数组定义不匹配" calcext:value-type="string">
            <text:p>变量 /数组定义不匹配</text:p>
          </table:table-cell>
          <table:table-cell table:style-name="ce1" table:formula="of:=[$lang_es.A81]" office:value-type="string" office:string-value="DESAJUSTE DE DEFINICIÓN DE VARIABLE / MATRIZ" calcext:value-type="string">
            <text:p>DESAJUSTE DE DEFINICIÓN DE VARIABLE / MATRIZ</text:p>
          </table:table-cell>
          <table:table-cell table:style-name="ce1" table:formula="of:=[$lang_ar.A81]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1" table:formula="of:=[$lang_ru.A81]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1" table:formula="of:=[$lang_hi.A81]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1" table:formula="of:=[$lang_bn.A81]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1" table:formula="of:=[$lang_pt.A81]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1" table:formula="of:=[$lang_in.A81]" office:value-type="string" office:string-value="KETIDAKCOCOKAN DEFINISI VARIABEL / ARRAY" calcext:value-type="string">
            <text:p>KETIDAKCOCOKAN DEFINISI VARIABEL / ARRAY</text:p>
          </table:table-cell>
          <table:table-cell table:style-name="ce1" table:formula="of:=[$lang_ja.A81]" office:value-type="string" office:string-value="変数 /配列定義の不一致" calcext:value-type="string">
            <text:p>変数 /配列定義の不一致</text:p>
          </table:table-cell>
          <table:table-cell table:style-name="ce1" table:formula="of:=[$lang_he.A81]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1" table:formula="of:=[$lang_eo.A81]" office:value-type="string" office:string-value="VARIABLA / ARRAY -DIFINO MALSUKCESA" calcext:value-type="string">
            <text:p>VARIABLA / ARRAY -DIFINO MALSUKCESA</text:p>
          </table:table-cell>
          <table:table-cell table:style-name="ce1" table:formula="of:=[$lang_sw.A81]" office:value-type="string" office:string-value="KUTOFAUTISHA / SAFU YA UFAFANUZI" calcext:value-type="string">
            <text:p>KUTOFAUTISHA / SAFU YA UFAFANUZI</text:p>
          </table:table-cell>
          <table:table-cell table:style-name="ce1" table:formula="of:=[$lang_tl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ur.A81]" office:value-type="string" office:string-value="متغیر / سرنی تعریف مماثل" calcext:value-type="string">
            <text:p>متغیر / سرنی تعریف مماثل</text:p>
          </table:table-cell>
          <table:table-cell table:style-name="ce2" table:formula="of:=[$lang_la.A81]" office:value-type="string" office:string-value="VARIABILIS / ORDINATA DEFINITIO MISMATCH" calcext:value-type="string">
            <text:p>VARIABILIS / ORDINATA DEFINITIO MISMATCH</text:p>
          </table:table-cell>
          <table:table-cell table:style-name="ce1" table:formula="of:=[$lang_cy.A81]" office:value-type="string" office:string-value="CAMGYMHARIAD DIFFINIAD AMRYWIOL / ARRAY" calcext:value-type="string">
            <text:p>CAMGYMHARIAD DIFFINIAD AMRYWIOL / ARRAY</text:p>
          </table:table-cell>
          <table:table-cell table:style-name="ce1" table:formula="of:=[$lang_zu.A81]" office:value-type="string" office:string-value="OKUGUQUKAYO / UKUCHAZWA KWENCAZELO MISMATCH" calcext:value-type="string">
            <text:p>OKUGUQUKAYO / UKUCHAZWA KWENCAZELO MISMATCH</text:p>
          </table:table-cell>
          <table:table-cell table:style-name="ce1" table:formula="of:=[$lang_yi.A81]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 table:style-name="ce1" table:formula="of:=[$lang_en.A82]" office:value-type="string" office:string-value="VARIABLE DEFINED AS ARRAY" calcext:value-type="string">
            <text:p>VARIABLE DEFINED AS ARRAY</text:p>
          </table:table-cell>
          <table:table-cell table:style-name="ce1" table:formula="of:=[$lang_ko.A82]" office:value-type="string" office:string-value="변수 배열로 정의됩니다" calcext:value-type="string">
            <text:p>변수 배열로 정의됩니다</text:p>
          </table:table-cell>
          <table:table-cell table:style-name="ce1" table:formula="of:=[$lang_fr.A82]" office:value-type="string" office:string-value="VARIABLE DÉFINIE COMME UN TABLEAU" calcext:value-type="string">
            <text:p>VARIABLE DÉFINIE COMME UN TABLEAU</text:p>
          </table:table-cell>
          <table:table-cell table:style-name="ce1" table:formula="of:=[$lang_de.A82]" office:value-type="string" office:string-value="VARIABLE ALS ARRAY DEFINIERT" calcext:value-type="string">
            <text:p>VARIABLE ALS ARRAY DEFINIERT</text:p>
          </table:table-cell>
          <table:table-cell table:style-name="ce1" table:formula="of:=[$lang_zh.A82]" office:value-type="string" office:string-value="定义为数组的变量" calcext:value-type="string">
            <text:p>定义为数组的变量</text:p>
          </table:table-cell>
          <table:table-cell table:style-name="ce1" table:formula="of:=[$lang_es.A82]" office:value-type="string" office:string-value="VARIABLE DEFINIDA COMO MATRIZ" calcext:value-type="string">
            <text:p>VARIABLE DEFINIDA COMO MATRIZ</text:p>
          </table:table-cell>
          <table:table-cell table:style-name="ce1" table:formula="of:=[$lang_ar.A82]" office:value-type="string" office:string-value="متغير محدد على أنه صفيف" calcext:value-type="string">
            <text:p>متغير محدد على أنه صفيف</text:p>
          </table:table-cell>
          <table:table-cell table:style-name="ce1" table:formula="of:=[$lang_ru.A82]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1" table:formula="of:=[$lang_hi.A82]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1" table:formula="of:=[$lang_bn.A82]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1" table:formula="of:=[$lang_pt.A82]" office:value-type="string" office:string-value="VARIÁVEL DEFINIDA COMO MATRIZ" calcext:value-type="string">
            <text:p>VARIÁVEL DEFINIDA COMO MATRIZ</text:p>
          </table:table-cell>
          <table:table-cell table:style-name="ce1" table:formula="of:=[$lang_in.A82]" office:value-type="string" office:string-value="VARIABEL DIDEFINISIKAN SEBAGAI ARRAY" calcext:value-type="string">
            <text:p>VARIABEL DIDEFINISIKAN SEBAGAI ARRAY</text:p>
          </table:table-cell>
          <table:table-cell table:style-name="ce1" table:formula="of:=[$lang_ja.A82]" office:value-type="string" office:string-value="配列として定義された変数" calcext:value-type="string">
            <text:p>配列として定義された変数</text:p>
          </table:table-cell>
          <table:table-cell table:style-name="ce1" table:formula="of:=[$lang_he.A82]" office:value-type="string" office:string-value="משתנה המוגדר כמערך" calcext:value-type="string">
            <text:p>משתנה המוגדר כמערך</text:p>
          </table:table-cell>
          <table:table-cell table:style-name="ce1" table:formula="of:=[$lang_eo.A82]" office:value-type="string" office:string-value="VARIAĴO DIFINITA KIEL TABELO" calcext:value-type="string">
            <text:p>VARIAĴO DIFINITA KIEL TABELO</text:p>
          </table:table-cell>
          <table:table-cell table:style-name="ce1" table:formula="of:=[$lang_sw.A82]" office:value-type="string" office:string-value="INAWEZA KUFAFANULIWA KAMA SAFU" calcext:value-type="string">
            <text:p>INAWEZA KUFAFANULIWA KAMA SAFU</text:p>
          </table:table-cell>
          <table:table-cell table:style-name="ce1" table:formula="of:=[$lang_tl.A82]" office:value-type="string" office:string-value="VARIABLE NA TINUKOY BILANG ARRAY" calcext:value-type="string">
            <text:p>VARIABLE NA TINUKOY BILANG ARRAY</text:p>
          </table:table-cell>
          <table:table-cell table:style-name="ce1" table:formula="of:=[$lang_ur.A82]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2" table:formula="of:=[$lang_la.A82]" office:value-type="string" office:string-value="VARIABILIS DEFINED AS ORDINATA" calcext:value-type="string">
            <text:p>VARIABILIS DEFINED AS ORDINATA</text:p>
          </table:table-cell>
          <table:table-cell table:style-name="ce1" table:formula="of:=[$lang_cy.A82]" office:value-type="string" office:string-value="AMRYWIOL WEDI'I DDIFFINIO FEL ARAE" calcext:value-type="string">
            <text:p>AMRYWIOL WEDI'I DDIFFINIO FEL ARAE</text:p>
          </table:table-cell>
          <table:table-cell table:style-name="ce1" table:formula="of:=[$lang_zu.A82]" office:value-type="string" office:string-value="OKUGUQUGUQUKAYO OKUCHAZIWE NJENGOHLU" calcext:value-type="string">
            <text:p>OKUGUQUGUQUKAYO OKUCHAZIWE NJENGOHLU</text:p>
          </table:table-cell>
          <table:table-cell table:style-name="ce1" table:formula="of:=[$lang_yi.A82]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01"/>
        </table:table-row>
        <table:table-row table:style-name="ro1"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 table:style-name="ce1" table:formula="of:=[$lang_en.A83]" office:value-type="string" office:string-value="VARIABLE DEFINED AS NONARRAY" calcext:value-type="string">
            <text:p>VARIABLE DEFINED AS NONARRAY</text:p>
          </table:table-cell>
          <table:table-cell table:style-name="ce1" table:formula="of:=[$lang_ko.A83]" office:value-type="string" office:string-value="변수가 아닌 것으로 정의됩니다" calcext:value-type="string">
            <text:p>변수가 아닌 것으로 정의됩니다</text:p>
          </table:table-cell>
          <table:table-cell table:style-name="ce1" table:formula="of:=[$lang_fr.A83]" office:value-type="string" office:string-value="VARIABLE DÉFINIE COMME NON." calcext:value-type="string">
            <text:p>VARIABLE DÉFINIE COMME NON.</text:p>
          </table:table-cell>
          <table:table-cell table:style-name="ce1" table:formula="of:=[$lang_de.A83]" office:value-type="string" office:string-value="VARIABLE DEFINIERT ALS NONARRAY" calcext:value-type="string">
            <text:p>VARIABLE DEFINIERT ALS NONARRAY</text:p>
          </table:table-cell>
          <table:table-cell table:style-name="ce1" table:formula="of:=[$lang_zh.A83]" office:value-type="string" office:string-value="定义为非阵列的变量" calcext:value-type="string">
            <text:p>定义为非阵列的变量</text:p>
          </table:table-cell>
          <table:table-cell table:style-name="ce1" table:formula="of:=[$lang_es.A83]" office:value-type="string" office:string-value="VARIABLE DEFINIDA COMO NO MATRIZ" calcext:value-type="string">
            <text:p>VARIABLE DEFINIDA COMO NO MATRIZ</text:p>
          </table:table-cell>
          <table:table-cell table:style-name="ce1" table:formula="of:=[$lang_ar.A83]" office:value-type="string" office:string-value="متغير تعريف" calcext:value-type="string">
            <text:p>متغير تعريف</text:p>
          </table:table-cell>
          <table:table-cell table:style-name="ce1" table:formula="of:=[$lang_ru.A83]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1" table:formula="of:=[$lang_hi.A83]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1" table:formula="of:=[$lang_bn.A83]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1" table:formula="of:=[$lang_pt.A83]" office:value-type="string" office:string-value="VARIÁVEL DEFINIDA COMO NÃO -MARGE" calcext:value-type="string">
            <text:p>VARIÁVEL DEFINIDA COMO NÃO -MARGE</text:p>
          </table:table-cell>
          <table:table-cell table:style-name="ce1" table:formula="of:=[$lang_in.A83]" office:value-type="string" office:string-value="VARIABEL DIDEFINISIKAN SEBAGAI NONARRAY" calcext:value-type="string">
            <text:p>VARIABEL DIDEFINISIKAN SEBAGAI NONARRAY</text:p>
          </table:table-cell>
          <table:table-cell table:style-name="ce1" table:formula="of:=[$lang_ja.A83]" office:value-type="string" office:string-value="非アレイとして定義された変数" calcext:value-type="string">
            <text:p>非アレイとして定義された変数</text:p>
          </table:table-cell>
          <table:table-cell table:style-name="ce1" table:formula="of:=[$lang_he.A83]" office:value-type="string" office:string-value="משתנה המוגדר כלא מערך" calcext:value-type="string">
            <text:p>משתנה המוגדר כלא מערך</text:p>
          </table:table-cell>
          <table:table-cell table:style-name="ce1" table:formula="of:=[$lang_eo.A83]" office:value-type="string" office:string-value="VARIAĴO DIFINITA KIEL NEARRAY" calcext:value-type="string">
            <text:p>VARIAĴO DIFINITA KIEL NEARRAY</text:p>
          </table:table-cell>
          <table:table-cell table:style-name="ce1" table:formula="of:=[$lang_sw.A83]" office:value-type="string" office:string-value="INAWEZA KUFAFANULIWA KAMA NONARRAY" calcext:value-type="string">
            <text:p>INAWEZA KUFAFANULIWA KAMA NONARRAY</text:p>
          </table:table-cell>
          <table:table-cell table:style-name="ce1" table:formula="of:=[$lang_tl.A83]" office:value-type="string" office:string-value="VARIABLE NA TINUKOY BILANG NONARRAY" calcext:value-type="string">
            <text:p>VARIABLE NA TINUKOY BILANG NONARRAY</text:p>
          </table:table-cell>
          <table:table-cell table:style-name="ce1" table:formula="of:=[$lang_ur.A83]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2" table:formula="of:=[$lang_la.A83]" office:value-type="string" office:string-value="VARIABILIS DEFINED UT NONARRAY" calcext:value-type="string">
            <text:p>VARIABILIS DEFINED UT NONARRAY</text:p>
          </table:table-cell>
          <table:table-cell table:style-name="ce1" table:formula="of:=[$lang_cy.A83]" office:value-type="string" office:string-value="AMRYWIOL WEDI'I DDIFFINIO FEL NONARRAY" calcext:value-type="string">
            <text:p>AMRYWIOL WEDI'I DDIFFINIO FEL NONARRAY</text:p>
          </table:table-cell>
          <table:table-cell table:style-name="ce1" table:formula="of:=[$lang_zu.A83]" office:value-type="string" office:string-value="OKUGUQUGUQUKAYO KUCHAZWE NJENGE-NONRAY" calcext:value-type="string">
            <text:p>OKUGUQUGUQUKAYO KUCHAZWE NJENGE-NONRAY</text:p>
          </table:table-cell>
          <table:table-cell table:style-name="ce1" table:formula="of:=[$lang_yi.A83]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01"/>
        </table:table-row>
        <table:table-row table:style-name="ro1"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 table:style-name="ce1" table:formula="of:=[$lang_en.A84]" office:value-type="string" office:string-value="VARIABLE HAS NO VALUE" calcext:value-type="string">
            <text:p>VARIABLE HAS NO VALUE</text:p>
          </table:table-cell>
          <table:table-cell table:style-name="ce1" table:formula="of:=[$lang_ko.A84]" office:value-type="string" office:string-value="변수는 값이 없습니다" calcext:value-type="string">
            <text:p>변수는 값이 없습니다</text:p>
          </table:table-cell>
          <table:table-cell table:style-name="ce1" table:formula="of:=[$lang_fr.A84]" office:value-type="string" office:string-value="LA VARIABLE N'A AUCUNE VALEUR" calcext:value-type="string">
            <text:p>LA VARIABLE N'A AUCUNE VALEUR</text:p>
          </table:table-cell>
          <table:table-cell table:style-name="ce1" table:formula="of:=[$lang_de.A84]" office:value-type="string" office:string-value="VARIABLE HAT KEINEN WERT" calcext:value-type="string">
            <text:p>VARIABLE HAT KEINEN WERT</text:p>
          </table:table-cell>
          <table:table-cell table:style-name="ce1" table:formula="of:=[$lang_zh.A84]" office:value-type="string" office:string-value="变量没有值" calcext:value-type="string">
            <text:p>变量没有值</text:p>
          </table:table-cell>
          <table:table-cell table:style-name="ce1" table:formula="of:=[$lang_es.A84]" office:value-type="string" office:string-value="LA VARIABLE NO TIENE VALOR" calcext:value-type="string">
            <text:p>LA VARIABLE NO TIENE VALOR</text:p>
          </table:table-cell>
          <table:table-cell table:style-name="ce1" table:formula="of:=[$lang_ar.A84]" office:value-type="string" office:string-value="المتغير ليس له قيمة" calcext:value-type="string">
            <text:p>المتغير ليس له قيمة</text:p>
          </table:table-cell>
          <table:table-cell table:style-name="ce1" table:formula="of:=[$lang_ru.A84]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1" table:formula="of:=[$lang_hi.A84]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1" table:formula="of:=[$lang_bn.A84]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1" table:formula="of:=[$lang_pt.A84]" office:value-type="string" office:string-value="A VARIÁVEL NÃO TEM VALOR" calcext:value-type="string">
            <text:p>A VARIÁVEL NÃO TEM VALOR</text:p>
          </table:table-cell>
          <table:table-cell table:style-name="ce1" table:formula="of:=[$lang_in.A84]" office:value-type="string" office:string-value="VARIABEL TIDAK MEMILIKI NILAI" calcext:value-type="string">
            <text:p>VARIABEL TIDAK MEMILIKI NILAI</text:p>
          </table:table-cell>
          <table:table-cell table:style-name="ce1" table:formula="of:=[$lang_ja.A84]" office:value-type="string" office:string-value="変数には値がありません" calcext:value-type="string">
            <text:p>変数には値がありません</text:p>
          </table:table-cell>
          <table:table-cell table:style-name="ce1" table:formula="of:=[$lang_he.A84]" office:value-type="string" office:string-value="למשתנה אין שום ערך" calcext:value-type="string">
            <text:p>למשתנה אין שום ערך</text:p>
          </table:table-cell>
          <table:table-cell table:style-name="ce1" table:formula="of:=[$lang_eo.A84]" office:value-type="string" office:string-value="VARIAĴO HAVAS NENIUN VALORON" calcext:value-type="string">
            <text:p>VARIAĴO HAVAS NENIUN VALORON</text:p>
          </table:table-cell>
          <table:table-cell table:style-name="ce1" table:formula="of:=[$lang_sw.A84]" office:value-type="string" office:string-value="KUTOFAUTISHA HAINA THAMANI" calcext:value-type="string">
            <text:p>KUTOFAUTISHA HAINA THAMANI</text:p>
          </table:table-cell>
          <table:table-cell table:style-name="ce1" table:formula="of:=[$lang_tl.A84]" office:value-type="string" office:string-value="ANG VARIABLE AY WALANG HALAGA" calcext:value-type="string">
            <text:p>ANG VARIABLE AY WALANG HALAGA</text:p>
          </table:table-cell>
          <table:table-cell table:style-name="ce1" table:formula="of:=[$lang_ur.A84]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2" table:formula="of:=[$lang_la.A84]" office:value-type="string" office:string-value="VARIABILIS HABET VALOREM" calcext:value-type="string">
            <text:p>VARIABILIS HABET VALOREM</text:p>
          </table:table-cell>
          <table:table-cell table:style-name="ce1" table:formula="of:=[$lang_cy.A84]" office:value-type="string" office:string-value="NID OES GWERTH I NEWIDYN" calcext:value-type="string">
            <text:p>NID OES GWERTH I NEWIDYN</text:p>
          </table:table-cell>
          <table:table-cell table:style-name="ce1" table:formula="of:=[$lang_zu.A84]" office:value-type="string" office:string-value="OKUGUQUKAYO AKUNANZUZO" calcext:value-type="string">
            <text:p>OKUGUQUKAYO AKUNANZUZO</text:p>
          </table:table-cell>
          <table:table-cell table:style-name="ce1" table:formula="of:=[$lang_yi.A84]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01"/>
        </table:table-row>
        <table:table-row table:style-name="ro1"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 table:style-name="ce1" table:formula="of:=[$lang_en.A85]" office:value-type="string" office:string-value="VARIABLE IS NOT AN ARRAY" calcext:value-type="string">
            <text:p>VARIABLE IS NOT AN ARRAY</text:p>
          </table:table-cell>
          <table:table-cell table:style-name="ce1" table:formula="of:=[$lang_ko.A85]" office:value-type="string" office:string-value="변수는 배열이 아닙니다" calcext:value-type="string">
            <text:p>변수는 배열이 아닙니다</text:p>
          </table:table-cell>
          <table:table-cell table:style-name="ce1" table:formula="of:=[$lang_fr.A85]" office:value-type="string" office:string-value="LA VARIABLE N'EST PAS UN TABLEAU" calcext:value-type="string">
            <text:p>LA VARIABLE N'EST PAS UN TABLEAU</text:p>
          </table:table-cell>
          <table:table-cell table:style-name="ce1" table:formula="of:=[$lang_de.A85]" office:value-type="string" office:string-value="VARIABLE IST KEIN ARRAY" calcext:value-type="string">
            <text:p>VARIABLE IST KEIN ARRAY</text:p>
          </table:table-cell>
          <table:table-cell table:style-name="ce1" table:formula="of:=[$lang_zh.A85]" office:value-type="string" office:string-value="变量不是数组" calcext:value-type="string">
            <text:p>变量不是数组</text:p>
          </table:table-cell>
          <table:table-cell table:style-name="ce1" table:formula="of:=[$lang_es.A85]" office:value-type="string" office:string-value="LA VARIABLE NO ES UNA MATRIZ" calcext:value-type="string">
            <text:p>LA VARIABLE NO ES UNA MATRIZ</text:p>
          </table:table-cell>
          <table:table-cell table:style-name="ce1" table:formula="of:=[$lang_ar.A85]" office:value-type="string" office:string-value="المتغير ليس صفيفًا" calcext:value-type="string">
            <text:p>المتغير ليس صفيفًا</text:p>
          </table:table-cell>
          <table:table-cell table:style-name="ce1" table:formula="of:=[$lang_ru.A85]" office:value-type="string" office:string-value="ПЕРЕМЕННАЯ НЕ МАССИВ" calcext:value-type="string">
            <text:p>ПЕРЕМЕННАЯ НЕ МАССИВ</text:p>
          </table:table-cell>
          <table:table-cell table:style-name="ce1" table:formula="of:=[$lang_hi.A85]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1" table:formula="of:=[$lang_bn.A85]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1" table:formula="of:=[$lang_pt.A85]" office:value-type="string" office:string-value="A VARIÁVEL NÃO É UMA MATRIZ" calcext:value-type="string">
            <text:p>A VARIÁVEL NÃO É UMA MATRIZ</text:p>
          </table:table-cell>
          <table:table-cell table:style-name="ce1" table:formula="of:=[$lang_in.A85]" office:value-type="string" office:string-value="VARIABEL BUKAN ARRAY" calcext:value-type="string">
            <text:p>VARIABEL BUKAN ARRAY</text:p>
          </table:table-cell>
          <table:table-cell table:style-name="ce1" table:formula="of:=[$lang_ja.A85]" office:value-type="string" office:string-value="変数は配列ではありません" calcext:value-type="string">
            <text:p>変数は配列ではありません</text:p>
          </table:table-cell>
          <table:table-cell table:style-name="ce1" table:formula="of:=[$lang_he.A85]" office:value-type="string" office:string-value="משתנה אינו מערך" calcext:value-type="string">
            <text:p>משתנה אינו מערך</text:p>
          </table:table-cell>
          <table:table-cell table:style-name="ce1" table:formula="of:=[$lang_eo.A85]" office:value-type="string" office:string-value="VARIAĴO NE ESTAS TABELO" calcext:value-type="string">
            <text:p>VARIAĴO NE ESTAS TABELO</text:p>
          </table:table-cell>
          <table:table-cell table:style-name="ce1" table:formula="of:=[$lang_sw.A85]" office:value-type="string" office:string-value="KUBADILIKA SIO SAFU" calcext:value-type="string">
            <text:p>KUBADILIKA SIO SAFU</text:p>
          </table:table-cell>
          <table:table-cell table:style-name="ce1" table:formula="of:=[$lang_tl.A85]" office:value-type="string" office:string-value="ANG VARIABLE AY HINDI ISANG ARRAY" calcext:value-type="string">
            <text:p>ANG VARIABLE AY HINDI ISANG ARRAY</text:p>
          </table:table-cell>
          <table:table-cell table:style-name="ce1" table:formula="of:=[$lang_ur.A85]" office:value-type="string" office:string-value="متغیر کوئی صف نہیں ہے" calcext:value-type="string">
            <text:p>متغیر کوئی صف نہیں ہے</text:p>
          </table:table-cell>
          <table:table-cell table:style-name="ce2" table:formula="of:=[$lang_la.A85]" office:value-type="string" office:string-value="VARIABILIS NON EST ORDINATA" calcext:value-type="string">
            <text:p>VARIABILIS NON EST ORDINATA</text:p>
          </table:table-cell>
          <table:table-cell table:style-name="ce1" table:formula="of:=[$lang_cy.A85]" office:value-type="string" office:string-value="NID YW NEWIDYN YN ARAE" calcext:value-type="string">
            <text:p>NID YW NEWIDYN YN ARAE</text:p>
          </table:table-cell>
          <table:table-cell table:style-name="ce1" table:formula="of:=[$lang_zu.A85]" office:value-type="string" office:string-value="OKUGUQUKAYO AKUYONA I-ARRAY" calcext:value-type="string">
            <text:p>OKUGUQUKAYO AKUYONA I-ARRAY</text:p>
          </table:table-cell>
          <table:table-cell table:style-name="ce1" table:formula="of:=[$lang_yi.A85]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01"/>
        </table:table-row>
        <table:table-row table:style-name="ro1">
          <table:table-cell table:style-name="ce2" table:formula="of:=[$errors.A46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7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8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words" table:style-name="ta2">
        <table:table-column table:style-name="co22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" table:style-name="ta3">
        <table:table-column table:style-name="co1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IS NOT AN ARRAY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en" table:style-name="ta4">
        <table:table-column table:style-name="co23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number-columns-repeated="1023"/>
        </table:table-row>
        <table:table-row table:style-name="ro1">
          <table:table-cell table:style-name="ce3" table:formula="of:=[$keywords.A1]" office:value-type="string" office:string-value="ABS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3" table:formula="of:=[$keywords.A2]" office:value-type="string" office:string-value="ATN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3" table:formula="of:=[$keywords.A3]" office:value-type="string" office:string-value="BASE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3" table:formula="of:=[$keywords.A4]" office:value-type="string" office:string-value="COS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3" table:formula="of:=[$keywords.A5]" office:value-type="string" office:string-value="DATA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3" table:formula="of:=[$keywords.A6]" office:value-type="string" office:string-value="DBL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3" table:formula="of:=[$keywords.A7]" office:value-type="string" office:string-value="DEF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3" table:formula="of:=[$keywords.A8]" office:value-type="string" office:string-value="DIM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3" table:formula="of:=[$keywords.A9]" office:value-type="string" office:string-value="END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3" table:formula="of:=[$keywords.A10]" office:value-type="string" office:string-value="EXP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3" table:formula="of:=[$keywords.A11]" office:value-type="string" office:string-value="FOR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3" table:formula="of:=[$keywords.A12]" office:value-type="string" office:string-value="GOTO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3" table:formula="of:=[$keywords.A13]" office:value-type="string" office:string-value="GOSUB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3" table:formula="of:=[$keywords.A14]" office:value-type="string" office:string-value="IF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3" table:formula="of:=[$keywords.A15]" office:value-type="string" office:string-value="INT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3" table:formula="of:=[$keywords.A16]" office:value-type="string" office:string-value="INPUT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3" table:formula="of:=[$keywords.A17]" office:value-type="string" office:string-value="LET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3" table:formula="of:=[$keywords.A18]" office:value-type="string" office:string-value="LO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3" table:formula="of:=[$keywords.A19]" office:value-type="string" office:string-value="NEXT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3" table:formula="of:=[$keywords.A20]" office:value-type="string" office:string-value="ON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3" table:formula="of:=[$keywords.A21]" office:value-type="string" office:string-value="OPTION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3" table:formula="of:=[$keywords.A22]" office:value-type="string" office:string-value="PRINT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3" table:formula="of:=[$keywords.A23]" office:value-type="string" office:string-value="RANDOMIZE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3" table:formula="of:=[$keywords.A24]" office:value-type="string" office:string-value="RAT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3" table:formula="of:=[$keywords.A25]" office:value-type="string" office:string-value="READ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3" table:formula="of:=[$keywords.A26]" office:value-type="string" office:string-value="REM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3" table:formula="of:=[$keywords.A27]" office:value-type="string" office:string-value="RESTORE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3" table:formula="of:=[$keywords.A28]" office:value-type="string" office:string-value="RETURN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3" table:formula="of:=[$keywords.A29]" office:value-type="string" office:string-value="RND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3" table:formula="of:=[$keywords.A30]" office:value-type="string" office:string-value="SGN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3" table:formula="of:=[$keywords.A31]" office:value-type="string" office:string-value="SIN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3" table:formula="of:=[$keywords.A32]" office:value-type="string" office:string-value="SQR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3" table:formula="of:=[$keywords.A33]" office:value-type="string" office:string-value="STEP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3" table:formula="of:=[$keywords.A34]" office:value-type="string" office:string-value="STOP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3" table:formula="of:=[$keywords.A35]" office:value-type="string" office:string-value="STR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3" table:formula="of:=[$keywords.A36]" office:value-type="string" office:string-value="TAN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3" table:formula="of:=[$keywords.A37]" office:value-type="string" office:string-value="TO" calcext:value-type="string">
            <text:p>TO</text:p>
          </table:table-cell>
          <table:table-cell table:number-columns-repeated="1023"/>
        </table:table-row>
        <table:table-row table:style-name="ro1">
          <table:table-cell table:style-name="ce3" table:formula="of:=[$keywords.A3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3" table:formula="of:=[$errors.A2]" office:value-type="string" office:string-value="ARRAY ALREADY DEFINED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3" table:formula="of:=[$errors.A3]" office:value-type="string" office:string-value="ARRAY INDEX OUTSIDE OF BOUNDS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3" table:formula="of:=[$errors.A4]" office:value-type="string" office:string-value="CANNOT ACCESS DIRECTORY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3" table:formula="of:=[$errors.A5]" office:value-type="string" office:string-value="DATA INPUT UNDERFLOW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3" table:formula="of:=[$errors.A6]" office:value-type="string" office:string-value="DATA READ UNDERFLOW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3" table:formula="of:=[$errors.A7]" office:value-type="string" office:string-value="DEFINITION CYCLE DISCOVERED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3" table:formula="of:=[$errors.A8]" office:value-type="string" office:string-value="ERROR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3" table:formula="of:=[$errors.A9]" office:value-type="string" office:string-value="FOR VARIABLE MULTIPLY DEFINED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3" table:formula="of:=[$errors.A12]" office:value-type="string" office:string-value="GOSUB STACK OVERFLOW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3" table:formula="of:=[$errors.A13]" office:value-type="string" office:string-value="GOSUB STACK UNDERFLOW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3" table:formula="of:=[$errors.A14]" office:value-type="string" office:string-value="INDEX OUT OF RANGE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3" table:formula="of:=[$errors.A15]" office:value-type="string" office:string-value="LABEL ALREADY DEFINED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3" table:formula="of:=[$errors.A16]" office:value-type="string" office:string-value="LEFT / RIGHT OPERATION MISMATCH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3" table:formula="of:=[$errors.A17]" office:value-type="string" office:string-value="NEGATIVE INDEX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3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3" table:formula="of:=[$errors.A19]" office:value-type="string" office:string-value="OPERAND MISMATCH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3" table:formula="of:=[$errors.A20]" office:value-type="string" office:string-value="OPTION REQUIRES A LANGUAGE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3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22]" office:value-type="string" office:string-value="STRING MATH LOGIC ERROR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3" table:formula="of:=[$errors.A23]" office:value-type="string" office:string-value="UNABLE TO OPEN FILE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3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3" table:formula="of:=[$errors.A25]" office:value-type="string" office:string-value="UNDEFINED LABEL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3" table:formula="of:=[$errors.A26]" office:value-type="string" office:string-value="UNHANDLED OPERATION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3" table:formula="of:=[$errors.A27]" office:value-type="string" office:string-value="UNHANDLED OPERATION CODE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3" table:formula="of:=[$errors.A28]" office:value-type="string" office:string-value="UNKNOWN IF LABEL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3" table:formula="of:=[$errors.A29]" office:value-type="string" office:string-value="UNRECOGNIZED DOUBLE MATH OPERATION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3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3" table:formula="of:=[$errors.A31]" office:value-type="string" office:string-value="UNRECOGNIZED GOSUB LABEL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3" table:formula="of:=[$errors.A32]" office:value-type="string" office:string-value="UNRECOGNIZED GOTO LABEL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3" table:formula="of:=[$errors.A33]" office:value-type="string" office:string-value="UNRECOGNIZED INPUT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3" table:formula="of:=[$errors.A34]" office:value-type="string" office:string-value="UNRECOGNIZED INTEGER MATH OPERATION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3" table:formula="of:=[$errors.A35]" office:value-type="string" office:string-value="UNRECOGNIZED MATH TYPE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3" table:formula="of:=[$errors.A36]" office:value-type="string" office:string-value="UNRECOGNIZED NEXT VARIABLE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3" table:formula="of:=[$errors.A37]" office:value-type="string" office:string-value="UNRECOGNIZED OP IN PRINT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3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3" table:formula="of:=[$errors.A39]" office:value-type="string" office:string-value="UNRECOGNIZED VARIABLE TYPE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3" table:formula="of:=[$errors.A40]" office:value-type="string" office:string-value="UNSET ENVIRONMENT VARIABLE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3" table:formula="of:=[$errors.A42]" office:value-type="string" office:string-value="VARIABLE DEFINED AS ARRAY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3" table:formula="of:=[$errors.A43]" office:value-type="string" office:string-value="VARIABLE DEFINED AS NONARRAY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3" table:formula="of:=[$errors.A44]" office:value-type="string" office:string-value="VARIABLE HAS NO VALUE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3" table:formula="of:=[$errors.A45]" office:value-type="string" office:string-value="VARIABLE IS NOT AN ARRAY" calcext:value-type="string">
            <text:p>VARIABLE IS NOT AN ARRAY</text:p>
          </table:table-cell>
          <table:table-cell table:number-columns-repeated="1023"/>
        </table:table-row>
        <table:table-row table:style-name="ro1">
          <table:table-cell table:style-name="ce3" table:formula="of:=[$errors.A4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ko" table:style-name="ta5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number-columns-repeated="1023"/>
        </table:table-row>
        <table:table-row table:style-name="ro1">
          <table:table-cell table:style-name="ce4" table:formula="of:=IF(LEN([.F3]) &gt; 0; [.F3]; [.E3])" office:value-type="string" office:string-value="크기" calcext:value-type="string">
            <text:p>크기</text:p>
          </table:table-cell>
          <table:table-cell table:style-name="ce2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크기&quot;)" office:value-type="string" office:string-value="크기" calcext:value-type="string">
            <text:p>크기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4]) &gt; 0; [.F4]; [.E4])" office:value-type="string" office:string-value="아크 탕젠트" calcext:value-type="string">
            <text:p>아크 탕젠트</text:p>
          </table:table-cell>
          <table:table-cell table:style-name="ce2" table:formula="of:=IFERROR(__xludf.dummyfunction(&quot;upper(googletranslate(A4,$A$1,&quot;&quot;en&quot;&quot;))&quot;);&quot;ARC TANGENT&quot;)" office:value-type="string" office:string-value="ARC TANGENT" calcext:value-type="string">
            <text:p>ARC TANGEN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 table:style-name="ce1" office:value-type="string" calcext:value-type="string">
            <text:p>ARCTANGENT</text:p>
          </table:table-cell>
          <table:table-cell table:style-name="ce2" table:formula="of:=IFERROR(__xludf.dummyfunction(&quot;UPPER(GOOGLETRANSLATE(if(len(D4) &gt; 0, D4, C4),&quot;&quot;en&quot;&quot;,$A$1))&quot;);&quot;아크 탕젠트&quot;)" office:value-type="string" office:string-value="아크 탕젠트" calcext:value-type="string">
            <text:p>아크 탕젠트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5]) &gt; 0; [.F5]; [.E5])" office:value-type="string" office:string-value="베이스" calcext:value-type="string">
            <text:p>베이스</text:p>
          </table:table-cell>
          <table:table-cell table:style-name="ce2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베이스&quot;)" office:value-type="string" office:string-value="베이스" calcext:value-type="string">
            <text:p>베이스</text:p>
          </table:table-cell>
          <table:table-cell table:number-columns-repeated="1019"/>
        </table:table-row>
        <table:table-row table:style-name="ro1">
          <table:table-cell table:style-name="ce4" table:formula="of:=IF(LEN([.F6]) &gt; 0; [.F6]; [.E6])" office:value-type="string" office:string-value="코사인" calcext:value-type="string">
            <text:p>코사인</text:p>
          </table:table-cell>
          <table:table-cell table:style-name="ce2" table:formula="of:=IFERROR(__xludf.dummyfunction(&quot;upper(googletranslate(A6,$A$1,&quot;&quot;en&quot;&quot;))&quot;);&quot;COSINE&quot;)" office:value-type="string" office:string-value="COSINE" calcext:value-type="string">
            <text:p>COSIN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코사인&quot;)" office:value-type="string" office:string-value="코사인" calcext:value-type="string">
            <text:p>코사인</text:p>
          </table:table-cell>
          <table:table-cell table:number-columns-repeated="1019"/>
        </table:table-row>
        <table:table-row table:style-name="ro1">
          <table:table-cell table:style-name="ce4" table:formula="of:=IF(LEN([.F7]) &gt; 0; [.F7]; [.E7])" office:value-type="string" office:string-value="데이터" calcext:value-type="string">
            <text:p>데이터</text:p>
          </table:table-cell>
          <table:table-cell table:style-name="ce2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데이터&quot;)" office:value-type="string" office:string-value="데이터" calcext:value-type="string">
            <text:p>데이터</text:p>
          </table:table-cell>
          <table:table-cell table:number-columns-repeated="1019"/>
        </table:table-row>
        <table:table-row table:style-name="ro1">
          <table:table-cell table:style-name="ce4" table:formula="of:=IF(LEN([.F8]) &gt; 0; [.F8]; [.E8])" office:value-type="string" office:string-value="숫자" calcext:value-type="string">
            <text:p>숫자</text:p>
          </table:table-cell>
          <table:table-cell table:style-name="ce2" table:formula="of:=IFERROR(__xludf.dummyfunction(&quot;upper(googletranslate(A8,$A$1,&quot;&quot;en&quot;&quot;))&quot;);&quot;NUMBER&quot;)" office:value-type="string" office:string-value="NUMBER" calcext:value-type="string">
            <text:p>NUMBER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 table:style-name="ce1" office:value-type="string" calcext:value-type="string">
            <text:p>NUMBER</text:p>
          </table:table-cell>
          <table:table-cell table:style-name="ce2" table:formula="of:=IFERROR(__xludf.dummyfunction(&quot;UPPER(GOOGLETRANSLATE(if(len(D8) &gt; 0, D8, C8),&quot;&quot;en&quot;&quot;,$A$1))&quot;);&quot;숫자&quot;)" office:value-type="string" office:string-value="숫자" calcext:value-type="string">
            <text:p>숫자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9]) &gt; 0; [.F9]; [.E9])" office:value-type="string" office:string-value="정의하다" calcext:value-type="string">
            <text:p>정의하다</text:p>
          </table:table-cell>
          <table:table-cell table:style-name="ce2" table:formula="of:=IFERROR(__xludf.dummyfunction(&quot;upper(googletranslate(A9,$A$1,&quot;&quot;en&quot;&quot;))&quot;);&quot;DEFINE&quot;)" office:value-type="string" office:string-value="DEFINE" calcext:value-type="string">
            <text:p>DEFIN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UPPER(GOOGLETRANSLATE(if(len(D9) &gt; 0, D9, C9),&quot;&quot;en&quot;&quot;,$A$1))&quot;);&quot;정의하다&quot;)" office:value-type="string" office:string-value="정의하다" calcext:value-type="string">
            <text:p>정의하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0]) &gt; 0; [.F10]; [.E10])" office:value-type="string" office:string-value="어둑한" calcext:value-type="string">
            <text:p>어둑한</text:p>
          </table:table-cell>
          <table:table-cell table:style-name="ce2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어둑한&quot;)" office:value-type="string" office:string-value="어둑한" calcext:value-type="string">
            <text:p>어둑한</text:p>
          </table:table-cell>
          <table:table-cell table:number-columns-repeated="1019"/>
        </table:table-row>
        <table:table-row table:style-name="ro1">
          <table:table-cell table:style-name="ce4" table:formula="of:=IF(LEN([.F11]) &gt; 0; [.F11]; [.E11])" office:value-type="string" office:string-value="끝" calcext:value-type="string">
            <text:p>끝</text:p>
          </table:table-cell>
          <table:table-cell table:style-name="ce2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끝&quot;)" office:value-type="string" office:string-value="끝" calcext:value-type="string">
            <text:p>끝</text:p>
          </table:table-cell>
          <table:table-cell table:number-columns-repeated="1019"/>
        </table:table-row>
        <table:table-row table:style-name="ro1">
          <table:table-cell table:style-name="ce4" table:formula="of:=IF(LEN([.F12]) &gt; 0; [.F12]; [.E12])" office:value-type="string" office:string-value="멱지수" calcext:value-type="string">
            <text:p>멱지수</text:p>
          </table:table-cell>
          <table:table-cell table:style-name="ce2" table:formula="of:=IFERROR(__xludf.dummyfunction(&quot;upper(googletranslate(A12,$A$1,&quot;&quot;en&quot;&quot;))&quot;);&quot;EXPONENT&quot;)" office:value-type="string" office:string-value="EXPONENT" calcext:value-type="string">
            <text:p>EXPONENT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 table:style-name="ce1" office:value-type="string" calcext:value-type="string">
            <text:p>EXPONENT</text:p>
          </table:table-cell>
          <table:table-cell table:style-name="ce2" table:formula="of:=IFERROR(__xludf.dummyfunction(&quot;UPPER(GOOGLETRANSLATE(if(len(D12) &gt; 0, D12, C12),&quot;&quot;en&quot;&quot;,$A$1))&quot;);&quot;멱지수&quot;)" office:value-type="string" office:string-value="멱지수" calcext:value-type="string">
            <text:p>멱지수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3]) &gt; 0; [.F13]; [.E13])" office:value-type="string" office:string-value="각각" calcext:value-type="string">
            <text:p>각각</text:p>
          </table:table-cell>
          <table:table-cell table:style-name="ce2" table:formula="of:=IFERROR(__xludf.dummyfunction(&quot;upper(googletranslate(A13,$A$1,&quot;&quot;en&quot;&quot;))&quot;);&quot;EACH&quot;)" office:value-type="string" office:string-value="EACH" calcext:value-type="string">
            <text:p>EACH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OR EACH</text:p>
          </table:table-cell>
          <table:table-cell table:style-name="ce2" table:formula="of:=IFERROR(__xludf.dummyfunction(&quot;UPPER(GOOGLETRANSLATE(if(len(D13) &gt; 0, D13, C13),&quot;&quot;en&quot;&quot;,$A$1))&quot;);&quot;각각&quot;)" office:value-type="string" office:string-value="각각" calcext:value-type="string">
            <text:p>각각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4]) &gt; 0; [.F14]; [.E14])" office:value-type="string" office:string-value="도약" calcext:value-type="string">
            <text:p>도약</text:p>
          </table:table-cell>
          <table:table-cell table:style-name="ce2" table:formula="of:=IFERROR(__xludf.dummyfunction(&quot;upper(googletranslate(A14,$A$1,&quot;&quot;en&quot;&quot;))&quot;);&quot;JUMP&quot;)" office:value-type="string" office:string-value="JUMP" calcext:value-type="string">
            <text:p>JUM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도약&quot;)" office:value-type="string" office:string-value="도약" calcext:value-type="string">
            <text:p>도약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5]) &gt; 0; [.F15]; [.E15])" office:value-type="string" office:string-value="부르다" calcext:value-type="string">
            <text:p>부르다</text:p>
          </table:table-cell>
          <table:table-cell table:style-name="ce2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부르다&quot;)" office:value-type="string" office:string-value="부르다" calcext:value-type="string">
            <text:p>부르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6]) &gt; 0; [.F16]; [.E16])" office:value-type="string" office:string-value="만약에" calcext:value-type="string">
            <text:p>만약에</text:p>
          </table:table-cell>
          <table:table-cell table:style-name="ce2" table:formula="of:=IFERROR(__xludf.dummyfunction(&quot;upper(googletranslate(A16,$A$1,&quot;&quot;en&quot;&quot;))&quot;);&quot;IF THE&quot;)" office:value-type="string" office:string-value="IF THE" calcext:value-type="string">
            <text:p>IF TH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만약에&quot;)" office:value-type="string" office:string-value="만약에" calcext:value-type="string">
            <text:p>만약에</text:p>
          </table:table-cell>
          <table:table-cell table:number-columns-repeated="1019"/>
        </table:table-row>
        <table:table-row table:style-name="ro1">
          <table:table-cell table:style-name="ce4" table:formula="of:=IF(LEN([.F17]) &gt; 0; [.F17]; [.E17])" office:value-type="string" office:string-value="바닥" calcext:value-type="string">
            <text:p>바닥</text:p>
          </table:table-cell>
          <table:table-cell table:style-name="ce2" table:formula="of:=IFERROR(__xludf.dummyfunction(&quot;upper(googletranslate(A17,$A$1,&quot;&quot;en&quot;&quot;))&quot;);&quot;FLOOR&quot;)" office:value-type="string" office:string-value="FLOOR" calcext:value-type="string">
            <text:p>FLOO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 table:style-name="ce1" office:value-type="string" calcext:value-type="string">
            <text:p>FLOOR</text:p>
          </table:table-cell>
          <table:table-cell table:style-name="ce2" table:formula="of:=IFERROR(__xludf.dummyfunction(&quot;UPPER(GOOGLETRANSLATE(if(len(D17) &gt; 0, D17, C17),&quot;&quot;en&quot;&quot;,$A$1))&quot;);&quot;바닥&quot;)" office:value-type="string" office:string-value="바닥" calcext:value-type="string">
            <text:p>바닥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8]) &gt; 0; [.F18]; [.E18])" office:value-type="string" office:string-value="입력" calcext:value-type="string">
            <text:p>입력</text:p>
          </table:table-cell>
          <table:table-cell table:style-name="ce2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입력&quot;)" office:value-type="string" office:string-value="입력" calcext:value-type="string">
            <text:p>입력</text:p>
          </table:table-cell>
          <table:table-cell table:number-columns-repeated="1019"/>
        </table:table-row>
        <table:table-row table:style-name="ro1">
          <table:table-cell table:style-name="ce4" table:formula="of:=IF(LEN([.F19]) &gt; 0; [.F19]; [.E19])" office:value-type="string" office:string-value="허락하다" calcext:value-type="string">
            <text:p>허락하다</text:p>
          </table:table-cell>
          <table:table-cell table:style-name="ce2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허락하다&quot;)" office:value-type="string" office:string-value="허락하다" calcext:value-type="string">
            <text:p>허락하다</text:p>
          </table:table-cell>
          <table:table-cell table:number-columns-repeated="1019"/>
        </table:table-row>
        <table:table-row table:style-name="ro1">
          <table:table-cell table:style-name="ce4" table:formula="of:=IF(LEN([.F20]) &gt; 0; [.F20]; [.E20])" office:value-type="string" office:string-value="통나무" calcext:value-type="string">
            <text:p>통나무</text:p>
          </table:table-cell>
          <table:table-cell table:style-name="ce2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통나무&quot;)" office:value-type="string" office:string-value="통나무" calcext:value-type="string">
            <text:p>통나무</text:p>
          </table:table-cell>
          <table:table-cell table:number-columns-repeated="1019"/>
        </table:table-row>
        <table:table-row table:style-name="ro1">
          <table:table-cell table:style-name="ce4" table:formula="of:=IF(LEN([.F21]) &gt; 0; [.F21]; [.E21])" office:value-type="string" office:string-value="다음" calcext:value-type="string">
            <text:p>다음</text:p>
          </table:table-cell>
          <table:table-cell table:style-name="ce2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다음&quot;)" office:value-type="string" office:string-value="다음" calcext:value-type="string">
            <text:p>다음</text:p>
          </table:table-cell>
          <table:table-cell table:number-columns-repeated="1019"/>
        </table:table-row>
        <table:table-row table:style-name="ro1">
          <table:table-cell table:style-name="ce4" table:formula="of:=IF(LEN([.F22]) &gt; 0; [.F22]; [.E22])" office:value-type="string" office:string-value="까지" calcext:value-type="string">
            <text:p>까지</text:p>
          </table:table-cell>
          <table:table-cell table:style-name="ce2" table:formula="of:=IFERROR(__xludf.dummyfunction(&quot;upper(googletranslate(A22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22) &gt; 0, D22, C22),&quot;&quot;en&quot;&quot;,$A$1))&quot;);&quot;까지&quot;)" office:value-type="string" office:string-value="까지" calcext:value-type="string">
            <text:p>까지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3]) &gt; 0; [.F23]; [.E23])" office:value-type="string" office:string-value="옵션" calcext:value-type="string">
            <text:p>옵션</text:p>
          </table:table-cell>
          <table:table-cell table:style-name="ce2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옵션&quot;)" office:value-type="string" office:string-value="옵션" calcext:value-type="string">
            <text:p>옵션</text:p>
          </table:table-cell>
          <table:table-cell table:number-columns-repeated="1019"/>
        </table:table-row>
        <table:table-row table:style-name="ro1">
          <table:table-cell table:style-name="ce4" table:formula="of:=IF(LEN([.F24]) &gt; 0; [.F24]; [.E24])" office:value-type="string" office:string-value="인쇄" calcext:value-type="string">
            <text:p>인쇄</text:p>
          </table:table-cell>
          <table:table-cell table:style-name="ce2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인쇄&quot;)" office:value-type="string" office:string-value="인쇄" calcext:value-type="string">
            <text:p>인쇄</text:p>
          </table:table-cell>
          <table:table-cell table:number-columns-repeated="1019"/>
        </table:table-row>
        <table:table-row table:style-name="ro1">
          <table:table-cell table:style-name="ce4" table:formula="of:=IF(LEN([.F25]) &gt; 0; [.F25]; [.E25])" office:value-type="string" office:string-value="무작위 화" calcext:value-type="string">
            <text:p>무작위 화</text:p>
          </table:table-cell>
          <table:table-cell table:style-name="ce2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무작위 화&quot;)" office:value-type="string" office:string-value="무작위 화" calcext:value-type="string">
            <text:p>무작위 화</text:p>
          </table:table-cell>
          <table:table-cell table:number-columns-repeated="1019"/>
        </table:table-row>
        <table:table-row table:style-name="ro1">
          <table:table-cell table:style-name="ce4" table:formula="of:=IF(LEN([.F26]) &gt; 0; [.F26]; [.E26])" office:value-type="string" office:string-value="비율" calcext:value-type="string">
            <text:p>비율</text:p>
          </table:table-cell>
          <table:table-cell table:style-name="ce2" table:formula="of:=IFERROR(__xludf.dummyfunction(&quot;upper(googletranslate(A26,$A$1,&quot;&quot;en&quot;&quot;))&quot;);&quot;RATIO&quot;)" office:value-type="string" office:string-value="RATIO" calcext:value-type="string">
            <text:p>RATIO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RATIO</text:p>
          </table:table-cell>
          <table:table-cell table:style-name="ce2" table:formula="of:=IFERROR(__xludf.dummyfunction(&quot;UPPER(GOOGLETRANSLATE(if(len(D26) &gt; 0, D26, C26),&quot;&quot;en&quot;&quot;,$A$1))&quot;);&quot;비율&quot;)" office:value-type="string" office:string-value="비율" calcext:value-type="string">
            <text:p>비율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7]) &gt; 0; [.F27]; [.E27])" office:value-type="string" office:string-value="읽다" calcext:value-type="string">
            <text:p>읽다</text:p>
          </table:table-cell>
          <table:table-cell table:style-name="ce2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읽다&quot;)" office:value-type="string" office:string-value="읽다" calcext:value-type="string">
            <text:p>읽다</text:p>
          </table:table-cell>
          <table:table-cell table:number-columns-repeated="1019"/>
        </table:table-row>
        <table:table-row table:style-name="ro1">
          <table:table-cell table:style-name="ce4" table:formula="of:=IF(LEN([.F28]) &gt; 0; [.F28]; [.E28])" office:value-type="string" office:string-value="주목" calcext:value-type="string">
            <text:p>주목</text:p>
          </table:table-cell>
          <table:table-cell table:style-name="ce2" table:formula="of:=IFERROR(__xludf.dummyfunction(&quot;upper(googletranslate(A28,$A$1,&quot;&quot;en&quot;&quot;))&quot;);&quot;FIST&quot;)" office:value-type="string" office:string-value="FIST" calcext:value-type="string">
            <text:p>FIS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UPPER(GOOGLETRANSLATE(if(len(D28) &gt; 0, D28, C28),&quot;&quot;en&quot;&quot;,$A$1))&quot;);&quot;주목&quot;)" office:value-type="string" office:string-value="주목" calcext:value-type="string">
            <text:p>주목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9]) &gt; 0; [.F29]; [.E29])" office:value-type="string" office:string-value="복원하다" calcext:value-type="string">
            <text:p>복원하다</text:p>
          </table:table-cell>
          <table:table-cell table:style-name="ce2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복원하다&quot;)" office:value-type="string" office:string-value="복원하다" calcext:value-type="string">
            <text:p>복원하다</text:p>
          </table:table-cell>
          <table:table-cell table:number-columns-repeated="1019"/>
        </table:table-row>
        <table:table-row table:style-name="ro1">
          <table:table-cell table:style-name="ce4" table:formula="of:=IF(LEN([.F30]) &gt; 0; [.F30]; [.E30])" office:value-type="string" office:string-value="반품" calcext:value-type="string">
            <text:p>반품</text:p>
          </table:table-cell>
          <table:table-cell table:style-name="ce2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반품&quot;)" office:value-type="string" office:string-value="반품" calcext:value-type="string">
            <text:p>반품</text:p>
          </table:table-cell>
          <table:table-cell table:number-columns-repeated="1019"/>
        </table:table-row>
        <table:table-row table:style-name="ro1">
          <table:table-cell table:style-name="ce4" table:formula="of:=IF(LEN([.F31]) &gt; 0; [.F31]; [.E31])" office:value-type="string" office:string-value="무작위의" calcext:value-type="string">
            <text:p>무작위의</text:p>
          </table:table-cell>
          <table:table-cell table:style-name="ce2" table:formula="of:=IFERROR(__xludf.dummyfunction(&quot;upper(googletranslate(A31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 table:style-name="ce1" office:value-type="string" calcext:value-type="string">
            <text:p>RANDOM</text:p>
          </table:table-cell>
          <table:table-cell table:style-name="ce2" table:formula="of:=IFERROR(__xludf.dummyfunction(&quot;UPPER(GOOGLETRANSLATE(if(len(D31) &gt; 0, D31, C31),&quot;&quot;en&quot;&quot;,$A$1))&quot;);&quot;무작위의&quot;)" office:value-type="string" office:string-value="무작위의" calcext:value-type="string">
            <text:p>무작위의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2]) &gt; 0; [.F32]; [.E32])" office:value-type="string" office:string-value="시그널" calcext:value-type="string">
            <text:p>시그널</text:p>
          </table:table-cell>
          <table:table-cell table:style-name="ce2" table:formula="of:=IFERROR(__xludf.dummyfunction(&quot;upper(googletranslate(A32,$A$1,&quot;&quot;en&quot;&quot;))&quot;);&quot;SIGNAL&quot;)" office:value-type="string" office:string-value="SIGNAL" calcext:value-type="string">
            <text:p>SIGNAL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 table:style-name="ce1" office:value-type="string" calcext:value-type="string">
            <text:p>SIGNUM</text:p>
          </table:table-cell>
          <table:table-cell table:style-name="ce2" table:formula="of:=IFERROR(__xludf.dummyfunction(&quot;UPPER(GOOGLETRANSLATE(if(len(D32) &gt; 0, D32, C32),&quot;&quot;en&quot;&quot;,$A$1))&quot;);&quot;시그널&quot;)" office:value-type="string" office:string-value="시그널" calcext:value-type="string">
            <text:p>시그널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3]) &gt; 0; [.F33]; [.E33])" office:value-type="string" office:string-value="사인" calcext:value-type="string">
            <text:p>사인</text:p>
          </table:table-cell>
          <table:table-cell table:style-name="ce2" table:formula="of:=IFERROR(__xludf.dummyfunction(&quot;upper(googletranslate(A33,$A$1,&quot;&quot;en&quot;&quot;))&quot;);&quot;SIGN&quot;)" office:value-type="string" office:string-value="SIGN" calcext:value-type="string">
            <text:p>SIG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사인&quot;)" office:value-type="string" office:string-value="사인" calcext:value-type="string">
            <text:p>사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4]) &gt; 0; [.F34]; [.E34])" office:value-type="string" office:string-value="제곱근" calcext:value-type="string">
            <text:p>제곱근</text:p>
          </table:table-cell>
          <table:table-cell table:style-name="ce2" table:formula="of:=IFERROR(__xludf.dummyfunction(&quot;upper(googletranslate(A34,$A$1,&quot;&quot;en&quot;&quot;))&quot;);&quot;SQUARE ROOT&quot;)" office:value-type="string" office:string-value="SQUARE ROOT" calcext:value-type="string">
            <text:p>SQUARE ROOT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UPPER(GOOGLETRANSLATE(if(len(D34) &gt; 0, D34, C34),&quot;&quot;en&quot;&quot;,$A$1))&quot;);&quot;제곱근&quot;)" office:value-type="string" office:string-value="제곱근" calcext:value-type="string">
            <text:p>제곱근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5]) &gt; 0; [.F35]; [.E35])" office:value-type="string" office:string-value="단계" calcext:value-type="string">
            <text:p>단계</text:p>
          </table:table-cell>
          <table:table-cell table:style-name="ce2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단계&quot;)" office:value-type="string" office:string-value="단계" calcext:value-type="string">
            <text:p>단계</text:p>
          </table:table-cell>
          <table:table-cell table:number-columns-repeated="1019"/>
        </table:table-row>
        <table:table-row table:style-name="ro1">
          <table:table-cell table:style-name="ce4" table:formula="of:=IF(LEN([.F36]) &gt; 0; [.F36]; [.E36])" office:value-type="string" office:string-value="멈추다" calcext:value-type="string">
            <text:p>멈추다</text:p>
          </table:table-cell>
          <table:table-cell table:style-name="ce2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멈추다&quot;)" office:value-type="string" office:string-value="멈추다" calcext:value-type="string">
            <text:p>멈추다</text:p>
          </table:table-cell>
          <table:table-cell table:number-columns-repeated="1019"/>
        </table:table-row>
        <table:table-row table:style-name="ro1">
          <table:table-cell table:style-name="ce4" table:formula="of:=IF(LEN([.F37]) &gt; 0; [.F37]; [.E37])" office:value-type="string" office:string-value="텍스트" calcext:value-type="string">
            <text:p>텍스트</text:p>
          </table:table-cell>
          <table:table-cell table:style-name="ce2" table:formula="of:=IFERROR(__xludf.dummyfunction(&quot;upper(googletranslate(A37,$A$1,&quot;&quot;en&quot;&quot;))&quot;);&quot;TEXT&quot;)" office:value-type="string" office:string-value="TEXT" calcext:value-type="string">
            <text:p>TEX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UPPER(GOOGLETRANSLATE(if(len(D37) &gt; 0, D37, C37),&quot;&quot;en&quot;&quot;,$A$1))&quot;);&quot;텍스트&quot;)" office:value-type="string" office:string-value="텍스트" calcext:value-type="string">
            <text:p>텍스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8]) &gt; 0; [.F38]; [.E38])" office:value-type="string" office:string-value="접선" calcext:value-type="string">
            <text:p>접선</text:p>
          </table:table-cell>
          <table:table-cell table:style-name="ce2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접선&quot;)" office:value-type="string" office:string-value="접선" calcext:value-type="string">
            <text:p>접선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9]) &gt; 0; [.F39]; [.E39])" office:value-type="string" office:string-value="에게" calcext:value-type="string">
            <text:p>에게</text:p>
          </table:table-cell>
          <table:table-cell table:style-name="ce2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에게&quot;)" office:value-type="string" office:string-value="에게" calcext:value-type="string">
            <text:p>에게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3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2" table:formula="of:=IFERROR(__xludf.dummyfunction(&quot;upper(googletranslate(A41,$A$1,&quot;&quot;en&quot;&quot;))&quot;);&quot;AND THERE IS NO LANGUAGE IN THE COMMAND LINE. END.&quot;)" office:value-type="string" office:string-value="AND THERE IS NO LANGUAGE IN THE COMMAND LINE. END." calcext:value-type="string">
            <text:p>AND THERE IS NO LANGUAGE IN THE COMMAND LIN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그리고 명령 줄에는 언어가 없습니다. 종료.&quot;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배열은 이미 정의되었습니다" calcext:value-type="string">
            <text:p>배열은 이미 정의되었습니다</text:p>
          </table:table-cell>
          <table:table-cell table:style-name="ce2" table:formula="of:=IFERROR(__xludf.dummyfunction(&quot;upper(googletranslate(A42,$A$1,&quot;&quot;en&quot;&quot;))&quot;);&quot;THE ARRAY HAS ALREADY BEEN DEFINED&quot;)" office:value-type="string" office:string-value="THE ARRAY HAS ALREADY BEEN DEFINED" calcext:value-type="string">
            <text:p>THE ARRAY HAS ALREADY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배열은 이미 정의되었습니다&quot;)" office:value-type="string" office:string-value="배열은 이미 정의되었습니다" calcext:value-type="string">
            <text:p>배열은 이미 정의되었습니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경계 외부의 배열 인덱스" calcext:value-type="string">
            <text:p>경계 외부의 배열 인덱스</text:p>
          </table:table-cell>
          <table:table-cell table:style-name="ce2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경계 외부의 배열 인덱스&quot;)" office:value-type="string" office:string-value="경계 외부의 배열 인덱스" calcext:value-type="string">
            <text:p>경계 외부의 배열 인덱스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데이터 입력 언더 플로우" calcext:value-type="string">
            <text:p>데이터 입력 언더 플로우</text:p>
          </table:table-cell>
          <table:table-cell table:style-name="ce2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데이터 입력 언더 플로우&quot;)" office:value-type="string" office:string-value="데이터 입력 언더 플로우" calcext:value-type="string">
            <text:p>데이터 입력 언더 플로우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데이터를 읽습니다" calcext:value-type="string">
            <text:p>데이터를 읽습니다</text:p>
          </table:table-cell>
          <table:table-cell table:style-name="ce2" table:formula="of:=IFERROR(__xludf.dummyfunction(&quot;upper(googletranslate(A46,$A$1,&quot;&quot;en&quot;&quot;))&quot;);&quot;READ DATA&quot;)" office:value-type="string" office:string-value="READ DATA" calcext:value-type="string">
            <text:p>READ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데이터를 읽습니다&quot;)" office:value-type="string" office:string-value="데이터를 읽습니다" calcext:value-type="string">
            <text:p>데이터를 읽습니다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정의주기가 발견되었습니다" calcext:value-type="string">
            <text:p>정의주기가 발견되었습니다</text:p>
          </table:table-cell>
          <table:table-cell table:style-name="ce2" table:formula="of:=IFERROR(__xludf.dummyfunction(&quot;upper(googletranslate(A47,$A$1,&quot;&quot;en&quot;&quot;))&quot;);&quot;A DEFINITION CYCLE HAS BEEN FOUND&quot;)" office:value-type="string" office:string-value="A DEFINITION CYCLE HAS BEEN FOUND" calcext:value-type="string">
            <text:p>A DEFINITION CYCLE HAS BEEN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정의주기가 발견되었습니다&quot;)" office:value-type="string" office:string-value="정의주기가 발견되었습니다" calcext:value-type="string">
            <text:p>정의주기가 발견되었습니다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오류" calcext:value-type="string">
            <text:p>오류</text:p>
          </table:table-cell>
          <table:table-cell table:style-name="ce2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오류&quot;)" office:value-type="string" office:string-value="오류" calcext:value-type="string">
            <text:p>오류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변수 곱하기의 경우" calcext:value-type="string">
            <text:p>변수 곱하기의 경우</text:p>
          </table:table-cell>
          <table:table-cell table:style-name="ce2" table:formula="of:=IFERROR(__xludf.dummyfunction(&quot;upper(googletranslate(A49,$A$1,&quot;&quot;en&quot;&quot;))&quot;);&quot;IN THE CASE OF MULTIPLYING VARIABLES&quot;)" office:value-type="string" office:string-value="IN THE CASE OF MULTIPLYING VARIABLES" calcext:value-type="string">
            <text:p>IN THE CASE OF MULTIPLYING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변수 곱하기의 경우&quot;)" office:value-type="string" office:string-value="변수 곱하기의 경우" calcext:value-type="string">
            <text:p>변수 곱하기의 경우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함수 정의 곱하기 정의" calcext:value-type="string">
            <text:p>함수 정의 곱하기 정의</text:p>
          </table:table-cell>
          <table:table-cell table:style-name="ce2" table:formula="of:=IFERROR(__xludf.dummyfunction(&quot;upper(googletranslate(A50,$A$1,&quot;&quot;en&quot;&quot;))&quot;);&quot;FUNCTIONAL DEFINITION DEFINITION&quot;)" office:value-type="string" office:string-value="FUNCTIONAL DEFINITION DEFINITION" calcext:value-type="string">
            <text:p>FUNCTIONAL DEFINITION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함수 정의 곱하기 정의&quot;)" office:value-type="string" office:string-value="함수 정의 곱하기 정의" calcext:value-type="string">
            <text:p>함수 정의 곱하기 정의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함수 정의 매개 변수 불일치" calcext:value-type="string">
            <text:p>함수 정의 매개 변수 불일치</text:p>
          </table:table-cell>
          <table:table-cell table:style-name="ce2" table:formula="of:=IFERROR(__xludf.dummyfunction(&quot;upper(googletranslate(A51,$A$1,&quot;&quot;en&quot;&quot;))&quot;);&quot;FUNCTIONAL PARAMETER DISAGREEMENT&quot;)" office:value-type="string" office:string-value="FUNCTIONAL PARAMETER DISAGREEMENT" calcext:value-type="string">
            <text:p>FUNCTIONAL PARAMETER DISAGREE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함수 정의 매개 변수 불일치&quot;)" office:value-type="string" office:string-value="함수 정의 매개 변수 불일치" calcext:value-type="string">
            <text:p>함수 정의 매개 변수 불일치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통화 스택 오버 플로우" calcext:value-type="string">
            <text:p>통화 스택 오버 플로우</text:p>
          </table:table-cell>
          <table:table-cell table:style-name="ce2" table:formula="of:=IFERROR(__xludf.dummyfunction(&quot;upper(googletranslate(A52,$A$1,&quot;&quot;en&quot;&quot;))&quot;);&quot;CALL STACK OVERFLOW&quot;)" office:value-type="string" office:string-value="CALL STACK OVERFLOW" calcext:value-type="string">
            <text:p>CALL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office:value-type="string" calcext:value-type="string">
            <text:p>CALL STACK OVERFLOW</text:p>
          </table:table-cell>
          <table:table-cell table:style-name="ce2" table:formula="of:=IFERROR(__xludf.dummyfunction(&quot;UPPER(GOOGLETRANSLATE(if(len(D52) &gt; 0, D52, C52),&quot;&quot;en&quot;&quot;,$A$1))&quot;);&quot;통화 스택 오버 플로우&quot;)" office:value-type="string" office:string-value="통화 스택 오버 플로우" calcext:value-type="string">
            <text:p>통화 스택 오버 플로우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스택 언더 플로우를 호출하십시오" calcext:value-type="string">
            <text:p>스택 언더 플로우를 호출하십시오</text:p>
          </table:table-cell>
          <table:table-cell table:style-name="ce2" table:formula="of:=IFERROR(__xludf.dummyfunction(&quot;upper(googletranslate(A53,$A$1,&quot;&quot;en&quot;&quot;))&quot;);&quot;CALL THE STACK UNDERFLOW&quot;)" office:value-type="string" office:string-value="CALL THE STACK UNDERFLOW" calcext:value-type="string">
            <text:p>CALL THE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office:value-type="string" calcext:value-type="string">
            <text:p>CALL STACK UNDERFLOW</text:p>
          </table:table-cell>
          <table:table-cell table:style-name="ce2" table:formula="of:=IFERROR(__xludf.dummyfunction(&quot;UPPER(GOOGLETRANSLATE(if(len(D53) &gt; 0, D53, C53),&quot;&quot;en&quot;&quot;,$A$1))&quot;);&quot;스택 언더 플로우를 호출하십시오&quot;)" office:value-type="string" office:string-value="스택 언더 플로우를 호출하십시오" calcext:value-type="string">
            <text:p>스택 언더 플로우를 호출하십시오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범위를 벗어난 색인" calcext:value-type="string">
            <text:p>범위를 벗어난 색인</text:p>
          </table:table-cell>
          <table:table-cell table:style-name="ce2" table:formula="of:=IFERROR(__xludf.dummyfunction(&quot;upper(googletranslate(A54,$A$1,&quot;&quot;en&quot;&quot;))&quot;);&quot;A INDEX OUT OF THE RANGE&quot;)" office:value-type="string" office:string-value="A INDEX OUT OF THE RANGE" calcext:value-type="string">
            <text:p>A INDEX OUT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범위를 벗어난 색인&quot;)" office:value-type="string" office:string-value="범위를 벗어난 색인" calcext:value-type="string">
            <text:p>범위를 벗어난 색인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이미 정의 된 레이블" calcext:value-type="string">
            <text:p>이미 정의 된 레이블</text:p>
          </table:table-cell>
          <table:table-cell table:style-name="ce2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이미 정의 된 레이블&quot;)" office:value-type="string" office:string-value="이미 정의 된 레이블" calcext:value-type="string">
            <text:p>이미 정의 된 레이블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왼쪽 / 오른쪽 작동 불일치" calcext:value-type="string">
            <text:p>왼쪽 / 오른쪽 작동 불일치</text:p>
          </table:table-cell>
          <table:table-cell table:style-name="ce2" table:formula="of:=IFERROR(__xludf.dummyfunction(&quot;upper(googletranslate(A56,$A$1,&quot;&quot;en&quot;&quot;))&quot;);&quot;LEFT / RIGHT OPERATION INCONSISTENCY&quot;)" office:value-type="string" office:string-value="LEFT / RIGHT OPERATION INCONSISTENCY" calcext:value-type="string">
            <text:p>LEFT / RIGHT OPERATION INCONSISTENC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왼쪽 / 오른쪽 작동 불일치&quot;)" office:value-type="string" office:string-value="왼쪽 / 오른쪽 작동 불일치" calcext:value-type="string">
            <text:p>왼쪽 / 오른쪽 작동 불일치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음수 지수" calcext:value-type="string">
            <text:p>음수 지수</text:p>
          </table:table-cell>
          <table:table-cell table:style-name="ce2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음수 지수&quot;)" office:value-type="string" office:string-value="음수 지수" calcext:value-type="string">
            <text:p>음수 지수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2" table:formula="of:=IFERROR(__xludf.dummyfunction(&quot;upper(googletranslate(A58,$A$1,&quot;&quot;en&quot;&quot;))&quot;);&quot;NEXT, THE LOOP IS USED AS A STRING VARIABLE.&quot;)" office:value-type="string" office:string-value="NEXT, THE LOOP IS USED AS A STRING VARIABLE." calcext:value-type="string">
            <text:p>NEXT, THE LOOP IS USED AS A STRING VARIABLE.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다음은 문자열 변수로 루프를 사용합니다&quot;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피연산자 불일치" calcext:value-type="string">
            <text:p>피연산자 불일치</text:p>
          </table:table-cell>
          <table:table-cell table:style-name="ce2" table:formula="of:=IFERROR(__xludf.dummyfunction(&quot;upper(googletranslate(A59,$A$1,&quot;&quot;en&quot;&quot;))&quot;);&quot;OPERATORS&quot;)" office:value-type="string" office:string-value="OPERATORS" calcext:value-type="string">
            <text:p>OPERATOR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피연산자 불일치&quot;)" office:value-type="string" office:string-value="피연산자 불일치" calcext:value-type="string">
            <text:p>피연산자 불일치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옵션에는 언어가 필요합니다" calcext:value-type="string">
            <text:p>옵션에는 언어가 필요합니다</text:p>
          </table:table-cell>
          <table:table-cell table:style-name="ce2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옵션에는 언어가 필요합니다&quot;)" office:value-type="string" office:string-value="옵션에는 언어가 필요합니다" calcext:value-type="string">
            <text:p>옵션에는 언어가 필요합니다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2" table:formula="of:=IFERROR(__xludf.dummyfunction(&quot;upper(googletranslate(A61,$A$1,&quot;&quot;en&quot;&quot;))&quot;);&quot;CHECK THE LANGUAGE SETTING OR ENVIRONMENT VARIABLES&quot;)" office:value-type="string" office:string-value="CHECK THE LANGUAGE SETTING OR ENVIRONMENT VARIABLES" calcext:value-type="string">
            <text:p>CHECK THE LANGUAGE SETTING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언어 설정 또는 환경 변수를 확인하십시오&quot;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문자열 수학 로직 오류" calcext:value-type="string">
            <text:p>문자열 수학 로직 오류</text:p>
          </table:table-cell>
          <table:table-cell table:style-name="ce2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문자열 수학 로직 오류&quot;)" office:value-type="string" office:string-value="문자열 수학 로직 오류" calcext:value-type="string">
            <text:p>문자열 수학 로직 오류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열 수없는 파일" calcext:value-type="string">
            <text:p>열 수없는 파일</text:p>
          </table:table-cell>
          <table:table-cell table:style-name="ce2" table:formula="of:=IFERROR(__xludf.dummyfunction(&quot;upper(googletranslate(A63,$A$1,&quot;&quot;en&quot;&quot;))&quot;);&quot;A FILE THAT CANNOT BE OPENED&quot;)" office:value-type="string" office:string-value="A FILE THAT CANNOT BE OPENED" calcext:value-type="string">
            <text:p>A FILE THAT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열 수없는 파일&quot;)" office:value-type="string" office:string-value="열 수없는 파일" calcext:value-type="string">
            <text:p>열 수없는 파일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2" table:formula="of:=IFERROR(__xludf.dummyfunction(&quot;upper(googletranslate(A64,$A$1,&quot;&quot;en&quot;&quot;))&quot;);&quot;YOU CANNOT OPEN THE FILE FOR READING&quot;)" office:value-type="string" office:string-value="YOU CANNOT OPEN THE FILE FOR READING" calcext:value-type="string">
            <text:p>YOU CANNO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읽기를 위해 파일을 열 수 없습니다&quot;)" office:value-type="string" office:string-value="읽기를 위해 파일을 열 수 없습니다" calcext:value-type="string">
            <text:p>읽기를 위해 파일을 열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정의되지 않은 레이블" calcext:value-type="string">
            <text:p>정의되지 않은 레이블</text:p>
          </table:table-cell>
          <table:table-cell table:style-name="ce2" table:formula="of:=IFERROR(__xludf.dummyfunction(&quot;upper(googletranslate(A65,$A$1,&quot;&quot;en&quot;&quot;))&quot;);&quot;UNFINISHED LABEL&quot;)" office:value-type="string" office:string-value="UNFINISHED LABEL" calcext:value-type="string">
            <text:p>UNFINISH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정의되지 않은 레이블&quot;)" office:value-type="string" office:string-value="정의되지 않은 레이블" calcext:value-type="string">
            <text:p>정의되지 않은 레이블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처리되지 않은 작동" calcext:value-type="string">
            <text:p>처리되지 않은 작동</text:p>
          </table:table-cell>
          <table:table-cell table:style-name="ce2" table:formula="of:=IFERROR(__xludf.dummyfunction(&quot;upper(googletranslate(A66,$A$1,&quot;&quot;en&quot;&quot;))&quot;);&quot;UNT PROCESSED OPERATION&quot;)" office:value-type="string" office:string-value="UNT PROCESSED OPERATION" calcext:value-type="string">
            <text:p>UNT 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처리되지 않은 작동&quot;)" office:value-type="string" office:string-value="처리되지 않은 작동" calcext:value-type="string">
            <text:p>처리되지 않은 작동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처리되지 않은 작동 코드" calcext:value-type="string">
            <text:p>처리되지 않은 작동 코드</text:p>
          </table:table-cell>
          <table:table-cell table:style-name="ce2" table:formula="of:=IFERROR(__xludf.dummyfunction(&quot;upper(googletranslate(A67,$A$1,&quot;&quot;en&quot;&quot;))&quot;);&quot;UNPROCESSED OPERATING CODE&quot;)" office:value-type="string" office:string-value="UNPROCESSED OPERATING CODE" calcext:value-type="string">
            <text:p>UNPROCESS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처리되지 않은 작동 코드&quot;)" office:value-type="string" office:string-value="처리되지 않은 작동 코드" calcext:value-type="string">
            <text:p>처리되지 않은 작동 코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라벨이 알려지지 않았습니다" calcext:value-type="string">
            <text:p>라벨이 알려지지 않았습니다</text:p>
          </table:table-cell>
          <table:table-cell table:style-name="ce2" table:formula="of:=IFERROR(__xludf.dummyfunction(&quot;upper(googletranslate(A68,$A$1,&quot;&quot;en&quot;&quot;))&quot;);&quot;THE LABEL IS NOT KNOWN&quot;)" office:value-type="string" office:string-value="THE LABEL IS NOT KNOWN" calcext:value-type="string">
            <text:p>THE LABEL IS NOT 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라벨이 알려지지 않았습니다&quot;)" office:value-type="string" office:string-value="라벨이 알려지지 않았습니다" calcext:value-type="string">
            <text:p>라벨이 알려지지 않았습니다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인식되지 않은 이중 수학 작동" calcext:value-type="string">
            <text:p>인식되지 않은 이중 수학 작동</text:p>
          </table:table-cell>
          <table:table-cell table:style-name="ce2" table:formula="of:=IFERROR(__xludf.dummyfunction(&quot;upper(googletranslate(A69,$A$1,&quot;&quot;en&quot;&quot;))&quot;);&quot;INCONSCIOUS DUAL MATHEMATICS OPERATION&quot;)" office:value-type="string" office:string-value="INCONSCIOUS DUAL MATHEMATICS OPERATION" calcext:value-type="string">
            <text:p>INCONSCIOUS DUAL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인식되지 않은 이중 수학 작동&quot;)" office:value-type="string" office:string-value="인식되지 않은 이중 수학 작동" calcext:value-type="string">
            <text:p>인식되지 않은 이중 수학 작동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인식되지 않은 함수 기능 정의" calcext:value-type="string">
            <text:p>인식되지 않은 함수 기능 정의</text:p>
          </table:table-cell>
          <table:table-cell table:style-name="ce2" table:formula="of:=IFERROR(__xludf.dummyfunction(&quot;upper(googletranslate(A70,$A$1,&quot;&quot;en&quot;&quot;))&quot;);&quot;DEFINITION OF UNNECESSARY FUNCTION FUNCTION&quot;)" office:value-type="string" office:string-value="DEFINITION OF UNNECESSARY FUNCTION FUNCTION" calcext:value-type="string">
            <text:p>DEFINITION OF UNNECESSARY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인식되지 않은 함수 기능 정의&quot;)" office:value-type="string" office:string-value="인식되지 않은 함수 기능 정의" calcext:value-type="string">
            <text:p>인식되지 않은 함수 기능 정의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인식되지 않은 GOSUB 레이블" calcext:value-type="string">
            <text:p>인식되지 않은 GOSUB 레이블</text:p>
          </table:table-cell>
          <table:table-cell table:style-name="ce2" table:formula="of:=IFERROR(__xludf.dummyfunction(&quot;upper(googletranslate(A71,$A$1,&quot;&quot;en&quot;&quot;))&quot;);&quot;UNCARDED GOSUB LABEL&quot;)" office:value-type="string" office:string-value="UNCARDED GOSUB LABEL" calcext:value-type="string">
            <text:p>UNCARD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인식되지 않은 GOSUB 레이블&quot;)" office:value-type="string" office:string-value="인식되지 않은 GOSUB 레이블" calcext:value-type="string">
            <text:p>인식되지 않은 GOSUB 레이블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인식되지 않은 GOTO 레이블" calcext:value-type="string">
            <text:p>인식되지 않은 GOTO 레이블</text:p>
          </table:table-cell>
          <table:table-cell table:style-name="ce2" table:formula="of:=IFERROR(__xludf.dummyfunction(&quot;upper(googletranslate(A72,$A$1,&quot;&quot;en&quot;&quot;))&quot;);&quot;INCONSCIOUS GOTO LABEL&quot;)" office:value-type="string" office:string-value="INCONSCIOUS GOTO LABEL" calcext:value-type="string">
            <text:p>INCONSCI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인식되지 않은 GOTO 레이블&quot;)" office:value-type="string" office:string-value="인식되지 않은 GOTO 레이블" calcext:value-type="string">
            <text:p>인식되지 않은 GOTO 레이블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인식되지 않은 입력" calcext:value-type="string">
            <text:p>인식되지 않은 입력</text:p>
          </table:table-cell>
          <table:table-cell table:style-name="ce2" table:formula="of:=IFERROR(__xludf.dummyfunction(&quot;upper(googletranslate(A73,$A$1,&quot;&quot;en&quot;&quot;))&quot;);&quot;INPUT UNNECESSARY&quot;)" office:value-type="string" office:string-value="INPUT UNNECESSARY" calcext:value-type="string">
            <text:p>INPUT UNNECESSA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인식되지 않은 입력&quot;)" office:value-type="string" office:string-value="인식되지 않은 입력" calcext:value-type="string">
            <text:p>인식되지 않은 입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인식되지 않은 정수 수학 작동" calcext:value-type="string">
            <text:p>인식되지 않은 정수 수학 작동</text:p>
          </table:table-cell>
          <table:table-cell table:style-name="ce2" table:formula="of:=IFERROR(__xludf.dummyfunction(&quot;upper(googletranslate(A74,$A$1,&quot;&quot;en&quot;&quot;))&quot;);&quot;INTEGER MATHEMATICS OPERATION&quot;)" office:value-type="string" office:string-value="INTEGER MATHEMATICS OPERATION" calcext:value-type="string">
            <text:p>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인식되지 않은 정수 수학 작동&quot;)" office:value-type="string" office:string-value="인식되지 않은 정수 수학 작동" calcext:value-type="string">
            <text:p>인식되지 않은 정수 수학 작동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인식되지 않은 수학 유형" calcext:value-type="string">
            <text:p>인식되지 않은 수학 유형</text:p>
          </table:table-cell>
          <table:table-cell table:style-name="ce2" table:formula="of:=IFERROR(__xludf.dummyfunction(&quot;upper(googletranslate(A75,$A$1,&quot;&quot;en&quot;&quot;))&quot;);&quot;TYPES OF UNNECESSARY MATHEMATICS&quot;)" office:value-type="string" office:string-value="TYPES OF UNNECESSARY MATHEMATICS" calcext:value-type="string">
            <text:p>TYPES OF UNNECESSARY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인식되지 않은 수학 유형&quot;)" office:value-type="string" office:string-value="인식되지 않은 수학 유형" calcext:value-type="string">
            <text:p>인식되지 않은 수학 유형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인식되지 않은 다음 변수" calcext:value-type="string">
            <text:p>인식되지 않은 다음 변수</text:p>
          </table:table-cell>
          <table:table-cell table:style-name="ce2" table:formula="of:=IFERROR(__xludf.dummyfunction(&quot;upper(googletranslate(A76,$A$1,&quot;&quot;en&quot;&quot;))&quot;);&quot;AFTER UNNECESSARY VARIABLE&quot;)" office:value-type="string" office:string-value="AFTER UNNECESSARY VARIABLE" calcext:value-type="string">
            <text:p>AFTER UNNECESSARY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인식되지 않은 다음 변수&quot;)" office:value-type="string" office:string-value="인식되지 않은 다음 변수" calcext:value-type="string">
            <text:p>인식되지 않은 다음 변수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인식되지 않은 OP 인쇄" calcext:value-type="string">
            <text:p>인식되지 않은 OP 인쇄</text:p>
          </table:table-cell>
          <table:table-cell table:style-name="ce2" table:formula="of:=IFERROR(__xludf.dummyfunction(&quot;upper(googletranslate(A77,$A$1,&quot;&quot;en&quot;&quot;))&quot;);&quot;UNNECESSARY OP PRINTING&quot;)" office:value-type="string" office:string-value="UNNECESSARY OP PRINTING" calcext:value-type="string">
            <text:p>UNNECESSARY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인식되지 않은 OP 인쇄&quot;)" office:value-type="string" office:string-value="인식되지 않은 OP 인쇄" calcext:value-type="string">
            <text:p>인식되지 않은 OP 인쇄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인식되지 않은 합리적 수학 운영" calcext:value-type="string">
            <text:p>인식되지 않은 합리적 수학 운영</text:p>
          </table:table-cell>
          <table:table-cell table:style-name="ce2" table:formula="of:=IFERROR(__xludf.dummyfunction(&quot;upper(googletranslate(A78,$A$1,&quot;&quot;en&quot;&quot;))&quot;);&quot;REASONABLE MATHEMATICS OPERATION THAT IS NOT RECOGNIZED&quot;)" office:value-type="string" office:string-value="REASONABLE MATHEMATICS OPERATION THAT IS NOT RECOGNIZED" calcext:value-type="string">
            <text:p>REASONABLE MATHEMATICS OPERATION THAT IS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인식되지 않은 합리적 수학 운영&quot;)" office:value-type="string" office:string-value="인식되지 않은 합리적 수학 운영" calcext:value-type="string">
            <text:p>인식되지 않은 합리적 수학 운영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인식되지 않은 변수 유형" calcext:value-type="string">
            <text:p>인식되지 않은 변수 유형</text:p>
          </table:table-cell>
          <table:table-cell table:style-name="ce2" table:formula="of:=IFERROR(__xludf.dummyfunction(&quot;upper(googletranslate(A79,$A$1,&quot;&quot;en&quot;&quot;))&quot;);&quot;INEXPERIENCED VARIABLE TYPE&quot;)" office:value-type="string" office:string-value="INEXPERIENCED VARIABLE TYPE" calcext:value-type="string">
            <text:p>INEXPERIENC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인식되지 않은 변수 유형&quot;)" office:value-type="string" office:string-value="인식되지 않은 변수 유형" calcext:value-type="string">
            <text:p>인식되지 않은 변수 유형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미세한 환경 변수" calcext:value-type="string">
            <text:p>미세한 환경 변수</text:p>
          </table:table-cell>
          <table:table-cell table:style-name="ce2" table:formula="of:=IFERROR(__xludf.dummyfunction(&quot;upper(googletranslate(A80,$A$1,&quot;&quot;en&quot;&quot;))&quot;);&quot;FINE ENVIRONMENT&quot;)" office:value-type="string" office:string-value="FINE ENVIRONMENT" calcext:value-type="string">
            <text:p>FIN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미세한 환경 변수&quot;)" office:value-type="string" office:string-value="미세한 환경 변수" calcext:value-type="string">
            <text:p>미세한 환경 변수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변수 / 배열 정의 불일치" calcext:value-type="string">
            <text:p>변수 / 배열 정의 불일치</text:p>
          </table:table-cell>
          <table:table-cell table:style-name="ce2" table:formula="of:=IFERROR(__xludf.dummyfunction(&quot;upper(googletranslate(A81,$A$1,&quot;&quot;en&quot;&quot;))&quot;);&quot;VARIABLES / ARRAY DEFINITION INCONSISTENCY&quot;)" office:value-type="string" office:string-value="VARIABLES / ARRAY DEFINITION INCONSISTENCY" calcext:value-type="string">
            <text:p>VARIABLES / ARRAY DEFINITION INCONSISTENC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변수 / 배열 정의 불일치&quot;)" office:value-type="string" office:string-value="변수 / 배열 정의 불일치" calcext:value-type="string">
            <text:p>변수 / 배열 정의 불일치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변수 배열로 정의됩니다" calcext:value-type="string">
            <text:p>변수 배열로 정의됩니다</text:p>
          </table:table-cell>
          <table:table-cell table:style-name="ce2" table:formula="of:=IFERROR(__xludf.dummyfunction(&quot;upper(googletranslate(A82,$A$1,&quot;&quot;en&quot;&quot;))&quot;);&quot;IT IS DEFINED AS A VARIABLE ARRAY&quot;)" office:value-type="string" office:string-value="IT IS DEFINED AS A VARIABLE ARRAY" calcext:value-type="string">
            <text:p>IT IS DEFINED AS A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변수 배열로 정의됩니다&quot;)" office:value-type="string" office:string-value="변수 배열로 정의됩니다" calcext:value-type="string">
            <text:p>변수 배열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변수가 아닌 것으로 정의됩니다" calcext:value-type="string">
            <text:p>변수가 아닌 것으로 정의됩니다</text:p>
          </table:table-cell>
          <table:table-cell table:style-name="ce2" table:formula="of:=IFERROR(__xludf.dummyfunction(&quot;upper(googletranslate(A83,$A$1,&quot;&quot;en&quot;&quot;))&quot;);&quot;IT IS DEFINED AS NOT A VARIABLE&quot;)" office:value-type="string" office:string-value="IT IS DEFINED AS NOT A VARIABLE" calcext:value-type="string">
            <text:p>IT IS DEFINED AS NOT A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변수가 아닌 것으로 정의됩니다&quot;)" office:value-type="string" office:string-value="변수가 아닌 것으로 정의됩니다" calcext:value-type="string">
            <text:p>변수가 아닌 것으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변수는 값이 없습니다" calcext:value-type="string">
            <text:p>변수는 값이 없습니다</text:p>
          </table:table-cell>
          <table:table-cell table:style-name="ce2" table:formula="of:=IFERROR(__xludf.dummyfunction(&quot;upper(googletranslate(A84,$A$1,&quot;&quot;en&quot;&quot;))&quot;);&quot;VARIABLES HAVE NO VALUE&quot;)" office:value-type="string" office:string-value="VARIABLES HAVE NO VALUE" calcext:value-type="string">
            <text:p>VARIABLES HAVE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변수는 값이 없습니다&quot;)" office:value-type="string" office:string-value="변수는 값이 없습니다" calcext:value-type="string">
            <text:p>변수는 값이 없습니다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변수는 배열이 아닙니다" calcext:value-type="string">
            <text:p>변수는 배열이 아닙니다</text:p>
          </table:table-cell>
          <table:table-cell table:style-name="ce2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변수는 배열이 아닙니다&quot;)" office:value-type="string" office:string-value="변수는 배열이 아닙니다" calcext:value-type="string">
            <text:p>변수는 배열이 아닙니다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ko.A3:lang_ko.A39">
            <calcext:condition calcext:apply-style-name="ConditionalStyle_1" calcext:value="formula-is(COUNTIF([.$A$3:.$A$39];[.$A3])&gt;1)" calcext:base-cell-address="lang_ko.A3"/>
          </calcext:conditional-format>
        </calcext:conditional-formats>
      </table:table>
      <table:table table:name="lang_fr" table:style-name="ta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number-columns-repeated="1023"/>
        </table:table-row>
        <table:table-row table:style-name="ro1">
          <table:table-cell table:style-name="ce7" table:formula="of:=IF(LEN([.F3]) &gt; 0; [.F3]; [.E3])" office:value-type="string" office:string-value="TAILLE" calcext:value-type="string">
            <text:p>TAILLE</text:p>
          </table:table-cell>
          <table:table-cell table:style-name="ce8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TAILLE&quot;)" office:value-type="string" office:string-value="TAILLE" calcext:value-type="string">
            <text:p>TAILLE</text:p>
          </table:table-cell>
          <table:table-cell table:number-columns-repeated="1019"/>
        </table:table-row>
        <table:table-row table:style-name="ro1">
          <table:table-cell table:style-name="ce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7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7" table:formula="of:=IF(LEN([.F7]) &gt; 0; [.F7]; [.E7])" office:value-type="string" office:string-value="DONNÉES" calcext:value-type="string">
            <text:p>DONNÉE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ONNÉES&quot;)" office:value-type="string" office:string-value="DONNÉES" calcext:value-type="string">
            <text:p>DONNÉES</text:p>
          </table:table-cell>
          <table:table-cell table:number-columns-repeated="1019"/>
        </table:table-row>
        <table:table-row table:style-name="ro1">
          <table:table-cell table:style-name="ce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7" table:formula="of:=IF(LEN([.F10]) &gt; 0; [.F10]; [.E10])" office:value-type="string" office:string-value="DIMENSION" calcext:value-type="string">
            <text:p>DIMENSION</text:p>
          </table:table-cell>
          <table:table-cell table:style-name="ce8" table:formula="of:=IFERROR(__xludf.dummyfunction(&quot;upper(googletranslate(A10,$A$1,&quot;&quot;en&quot;&quot;))&quot;);&quot;DIMENSION&quot;)" office:value-type="string" office:string-value="DIMENSION" calcext:value-type="string">
            <text:p>DIMENSIO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UPPER(GOOGLETRANSLATE(if(len(D10) &gt; 0, D10, C10),&quot;&quot;en&quot;&quot;,$A$1))&quot;);&quot;DIMENSION&quot;)" office:value-type="string" office:string-value="DIMENSION" calcext:value-type="string">
            <text:p>DIMENSION</text:p>
          </table:table-cell>
          <table:table-cell table:number-columns-repeated="1019"/>
        </table:table-row>
        <table:table-row table:style-name="ro1">
          <table:table-cell table:style-name="ce7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7" table:formula="of:=IF(LEN([.F13]) &gt; 0; [.F13]; [.E13])" office:value-type="string" office:string-value="POUR" calcext:value-type="string">
            <text:p>POU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UR&quot;)" office:value-type="string" office:string-value="POUR" calcext:value-type="string">
            <text:p>POUR</text:p>
          </table:table-cell>
          <table:table-cell table:number-columns-repeated="1019"/>
        </table:table-row>
        <table:table-row table:style-name="ro1">
          <table:table-cell table:style-name="ce7" table:formula="of:=IF(LEN([.F14]) &gt; 0; [.F14]; [.E14])" office:value-type="string" office:string-value="SAUT" calcext:value-type="string">
            <text:p>SAUT</text:p>
          </table:table-cell>
          <table:table-cell table:style-name="ce8" table:formula="of:=IFERROR(__xludf.dummyfunction(&quot;upper(googletranslate(A14,$A$1,&quot;&quot;en&quot;&quot;))&quot;);&quot;LEAP&quot;)" office:value-type="string" office:string-value="LEAP" calcext:value-type="string">
            <text:p>LEA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SAUT&quot;)" office:value-type="string" office:string-value="SAUT" calcext:value-type="string">
            <text:p>SAUT</text:p>
          </table:table-cell>
          <table:table-cell table:number-columns-repeated="1019"/>
        </table:table-row>
        <table:table-row table:style-name="ro1">
          <table:table-cell table:style-name="ce7" table:formula="of:=IF(LEN([.F15]) &gt; 0; [.F15]; [.E15])" office:value-type="string" office:string-value="APPEL" calcext:value-type="string">
            <text:p>APPEL</text:p>
          </table:table-cell>
          <table:table-cell table:style-name="ce8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APPEL&quot;)" office:value-type="string" office:string-value="APPEL" calcext:value-type="string">
            <text:p>APPEL</text:p>
          </table:table-cell>
          <table:table-cell table:number-columns-repeated="1019"/>
        </table:table-row>
        <table:table-row table:style-name="ro1">
          <table:table-cell table:style-name="ce7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WHETHER&quot;)" office:value-type="string" office:string-value="WHETHER" calcext:value-type="string">
            <text:p>WHETHER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7" table:formula="of:=IF(LEN([.F18]) &gt; 0; [.F18]; [.E18])" office:value-type="string" office:string-value="SAISIR" calcext:value-type="string">
            <text:p>SAISIR</text:p>
          </table:table-cell>
          <table:table-cell table:style-name="ce8" table:formula="of:=IFERROR(__xludf.dummyfunction(&quot;upper(googletranslate(A18,$A$1,&quot;&quot;en&quot;&quot;))&quot;);&quot;GRAB&quot;)" office:value-type="string" office:string-value="GRAB" calcext:value-type="string">
            <text:p>GRAB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SAISIR&quot;)" office:value-type="string" office:string-value="SAISIR" calcext:value-type="string">
            <text:p>SAISIR</text:p>
          </table:table-cell>
          <table:table-cell table:number-columns-repeated="1019"/>
        </table:table-row>
        <table:table-row table:style-name="ro1">
          <table:table-cell table:style-name="ce7" table:formula="of:=IF(LEN([.F19]) &gt; 0; [.F19]; [.E19])" office:value-type="string" office:string-value="LAISSER" calcext:value-type="string">
            <text:p>LAISSER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ISSER&quot;)" office:value-type="string" office:string-value="LAISSER" calcext:value-type="string">
            <text:p>LAISSER</text:p>
          </table:table-cell>
          <table:table-cell table:number-columns-repeated="1019"/>
        </table:table-row>
        <table:table-row table:style-name="ro1">
          <table:table-cell table:style-name="ce7" table:formula="of:=IF(LEN([.F20]) &gt; 0; [.F20]; [.E20])" office:value-type="string" office:string-value="LOGARITHME" calcext:value-type="string">
            <text:p>LOGARITHME</text:p>
          </table:table-cell>
          <table:table-cell table:style-name="ce8" table:formula="of:=IFERROR(__xludf.dummyfunction(&quot;upper(googletranslate(A20,$A$1,&quot;&quot;en&quot;&quot;))&quot;);&quot;LOGARITHM&quot;)" office:value-type="string" office:string-value="LOGARITHM" calcext:value-type="string">
            <text:p>LOGARITHM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UPPER(GOOGLETRANSLATE(if(len(D20) &gt; 0, D20, C20),&quot;&quot;en&quot;&quot;,$A$1))&quot;);&quot;LOGARITHME&quot;)" office:value-type="string" office:string-value="LOGARITHME" calcext:value-type="string">
            <text:p>LOGARITHME</text:p>
          </table:table-cell>
          <table:table-cell table:number-columns-repeated="1019"/>
        </table:table-row>
        <table:table-row table:style-name="ro1">
          <table:table-cell table:style-name="ce7" table:formula="of:=IF(LEN([.F21]) &gt; 0; [.F21]; [.E21])" office:value-type="string" office:string-value="SUIVANT" calcext:value-type="string">
            <text:p>SUIVANT</text:p>
          </table:table-cell>
          <table:table-cell table:style-name="ce8" table:formula="of:=IFERROR(__xludf.dummyfunction(&quot;upper(googletranslate(A21,$A$1,&quot;&quot;en&quot;&quot;))&quot;);&quot;FOLLOWING&quot;)" office:value-type="string" office:string-value="FOLLOWING" calcext:value-type="string">
            <text:p>FOLLOWING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IVANT&quot;)" office:value-type="string" office:string-value="SUIVANT" calcext:value-type="string">
            <text:p>SUIVANT</text:p>
          </table:table-cell>
          <table:table-cell table:number-columns-repeated="1019"/>
        </table:table-row>
        <table:table-row table:style-name="ro1">
          <table:table-cell table:style-name="ce7" table:formula="of:=IF(LEN([.F22]) &gt; 0; [.F22]; [.E22])" office:value-type="string" office:string-value="SUR" calcext:value-type="string">
            <text:p>SUR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UR&quot;)" office:value-type="string" office:string-value="SUR" calcext:value-type="string">
            <text:p>SUR</text:p>
          </table:table-cell>
          <table:table-cell table:number-columns-repeated="1019"/>
        </table:table-row>
        <table:table-row table:style-name="ro1">
          <table:table-cell table:style-name="ce7" table:formula="of:=IF(LEN([.F23]) &gt; 0; [.F23]; [.E23])" office:value-type="string" office:string-value="OPTION" calcext:value-type="string">
            <text:p>OPTIO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N&quot;)" office:value-type="string" office:string-value="OPTION" calcext:value-type="string">
            <text:p>OPTION</text:p>
          </table:table-cell>
          <table:table-cell table:number-columns-repeated="1019"/>
        </table:table-row>
        <table:table-row table:style-name="ro1">
          <table:table-cell table:style-name="ce7" table:formula="of:=IF(LEN([.F24]) &gt; 0; [.F24]; [.E24])" office:value-type="string" office:string-value="IMPRIMER" calcext:value-type="string">
            <text:p>IMPRIMER</text:p>
          </table:table-cell>
          <table:table-cell table:style-name="ce8" table:formula="of:=IFERROR(__xludf.dummyfunction(&quot;upper(googletranslate(A24,$A$1,&quot;&quot;en&quot;&quot;))&quot;);&quot;TO PRINT&quot;)" office:value-type="string" office:string-value="TO PRINT" calcext:value-type="string">
            <text:p>TO 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ER&quot;)" office:value-type="string" office:string-value="IMPRIMER" calcext:value-type="string">
            <text:p>IMPRIMER</text:p>
          </table:table-cell>
          <table:table-cell table:number-columns-repeated="1019"/>
        </table:table-row>
        <table:table-row table:style-name="ro1">
          <table:table-cell table:style-name="ce7" table:formula="of:=IF(LEN([.F25]) &gt; 0; [.F25]; [.E25])" office:value-type="string" office:string-value="RANDOMISER" calcext:value-type="string">
            <text:p>RANDOMISER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ER&quot;)" office:value-type="string" office:string-value="RANDOMISER" calcext:value-type="string">
            <text:p>RANDOMISER</text:p>
          </table:table-cell>
          <table:table-cell table:number-columns-repeated="1019"/>
        </table:table-row>
        <table:table-row table:style-name="ro1">
          <table:table-cell table:style-name="ce7" table:formula="of:=IF(LEN([.F26]) &gt; 0; [.F26]; [.E26])" office:value-type="string" office:string-value="FRACTION" calcext:value-type="string">
            <text:p>FRACTION</text:p>
          </table:table-cell>
          <table:table-cell table:style-name="ce8" table:formula="of:=IFERROR(__xludf.dummyfunction(&quot;upper(googletranslate(A26,$A$1,&quot;&quot;en&quot;&quot;))&quot;);&quot;FRACTION&quot;)" office:value-type="string" office:string-value="FRACTION" calcext:value-type="string">
            <text:p>FRACTION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FRACTION</text:p>
          </table:table-cell>
          <table:table-cell table:style-name="ce2" table:formula="of:=IFERROR(__xludf.dummyfunction(&quot;UPPER(GOOGLETRANSLATE(if(len(D26) &gt; 0, D26, C26),&quot;&quot;en&quot;&quot;,$A$1))&quot;);&quot;FRACTION&quot;)" office:value-type="string" office:string-value="FRACTION" calcext:value-type="string">
            <text:p>FRACTION</text:p>
          </table:table-cell>
          <table:table-cell table:number-columns-repeated="1019"/>
        </table:table-row>
        <table:table-row table:style-name="ro1">
          <table:table-cell table:style-name="ce7" table:formula="of:=IF(LEN([.F27]) &gt; 0; [.F27]; [.E27])" office:value-type="string" office:string-value="LIRE" calcext:value-type="string">
            <text:p>LI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IRE&quot;)" office:value-type="string" office:string-value="LIRE" calcext:value-type="string">
            <text:p>LIRE</text:p>
          </table:table-cell>
          <table:table-cell table:number-columns-repeated="1019"/>
        </table:table-row>
        <table:table-row table:style-name="ro1">
          <table:table-cell table:style-name="ce7" table:formula="of:=IF(LEN([.F28]) &gt; 0; [.F28]; [.E28])" office:value-type="string" office:string-value="COMMENTAIRE" calcext:value-type="string">
            <text:p>COMMENTAIRE</text:p>
          </table:table-cell>
          <table:table-cell table:style-name="ce8" table:formula="of:=IFERROR(__xludf.dummyfunction(&quot;upper(googletranslate(A28,$A$1,&quot;&quot;en&quot;&quot;))&quot;);&quot;COMMENT&quot;)" office:value-type="string" office:string-value="COMMENT" calcext:value-type="string">
            <text:p>COM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COMMENT</text:p>
          </table:table-cell>
          <table:table-cell table:style-name="ce2" table:formula="of:=IFERROR(__xludf.dummyfunction(&quot;UPPER(GOOGLETRANSLATE(if(len(D28) &gt; 0, D28, C28),&quot;&quot;en&quot;&quot;,$A$1))&quot;);&quot;COMMENTAIRE&quot;)" office:value-type="string" office:string-value="COMMENTAIRE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7" table:formula="of:=IF(LEN([.F29]) &gt; 0; [.F29]; [.E29])" office:value-type="string" office:string-value="RESTAURER" calcext:value-type="string">
            <text:p>RESTAURE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ER&quot;)" office:value-type="string" office:string-value="RESTAURER" calcext:value-type="string">
            <text:p>RESTAURER</text:p>
          </table:table-cell>
          <table:table-cell table:number-columns-repeated="1019"/>
        </table:table-row>
        <table:table-row table:style-name="ro1">
          <table:table-cell table:style-name="ce7" table:formula="of:=IF(LEN([.F30]) &gt; 0; [.F30]; [.E30])" office:value-type="string" office:string-value="PARTIR" calcext:value-type="string">
            <text:p>PARTIR</text:p>
          </table:table-cell>
          <table:table-cell table:style-name="ce8" table:formula="of:=IFERROR(__xludf.dummyfunction(&quot;upper(googletranslate(A30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 table:style-name="ce1" office:value-type="string" calcext:value-type="string">
            <text:p>LEAVE</text:p>
          </table:table-cell>
          <table:table-cell table:style-name="ce2" table:formula="of:=IFERROR(__xludf.dummyfunction(&quot;UPPER(GOOGLETRANSLATE(if(len(D30) &gt; 0, D30, C30),&quot;&quot;en&quot;&quot;,$A$1))&quot;);&quot;PARTIR&quot;)" office:value-type="string" office:string-value="PARTIR" calcext:value-type="string">
            <text:p>PARTIR</text:p>
          </table:table-cell>
          <table:table-cell table:number-columns-repeated="1019"/>
        </table:table-row>
        <table:table-row table:style-name="ro1">
          <table:table-cell table:style-name="ce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7" table:formula="of:=IF(LEN([.F33]) &gt; 0; [.F33]; [.E33])" office:value-type="string" office:string-value="SINUS" calcext:value-type="string">
            <text:p>SINUS</text:p>
          </table:table-cell>
          <table:table-cell table:style-name="ce8" table:formula="of:=IFERROR(__xludf.dummyfunction(&quot;upper(googletranslate(A33,$A$1,&quot;&quot;en&quot;&quot;))&quot;);&quot;SINUS&quot;)" office:value-type="string" office:string-value="SINUS" calcext:value-type="string">
            <text:p>SINUS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SINUS&quot;)" office:value-type="string" office:string-value="SINUS" calcext:value-type="string">
            <text:p>SINUS</text:p>
          </table:table-cell>
          <table:table-cell table:number-columns-repeated="1019"/>
        </table:table-row>
        <table:table-row table:style-name="ro1">
          <table:table-cell table:style-name="ce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7" table:formula="of:=IF(LEN([.F35]) &gt; 0; [.F35]; [.E35])" office:value-type="string" office:string-value="MARCHER" calcext:value-type="string">
            <text:p>MARCHER</text:p>
          </table:table-cell>
          <table:table-cell table:style-name="ce8" table:formula="of:=IFERROR(__xludf.dummyfunction(&quot;upper(googletranslate(A35,$A$1,&quot;&quot;en&quot;&quot;))&quot;);&quot;TO WALK&quot;)" office:value-type="string" office:string-value="TO WALK" calcext:value-type="string">
            <text:p>TO WALK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ARCHER&quot;)" office:value-type="string" office:string-value="MARCHER" calcext:value-type="string">
            <text:p>MARCHER</text:p>
          </table:table-cell>
          <table:table-cell table:number-columns-repeated="1019"/>
        </table:table-row>
        <table:table-row table:style-name="ro1">
          <table:table-cell table:style-name="ce7" table:formula="of:=IF(LEN([.F36]) &gt; 0; [.F36]; [.E36])" office:value-type="string" office:string-value="ARRÊT" calcext:value-type="string">
            <text:p>ARRÊT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RÊT&quot;)" office:value-type="string" office:string-value="ARRÊT" calcext:value-type="string">
            <text:p>ARRÊT</text:p>
          </table:table-cell>
          <table:table-cell table:number-columns-repeated="1019"/>
        </table:table-row>
        <table:table-row table:style-name="ro1">
          <table:table-cell table:style-name="ce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7" table:formula="of:=IF(LEN([.F38]) &gt; 0; [.F38]; [.E38])" office:value-type="string" office:string-value="TANGENTE" calcext:value-type="string">
            <text:p>TANGENTE</text:p>
          </table:table-cell>
          <table:table-cell table:style-name="ce8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TANGENTE&quot;)" office:value-type="string" office:string-value="TANGENTE" calcext:value-type="string">
            <text:p>TANGENTE</text:p>
          </table:table-cell>
          <table:table-cell table:number-columns-repeated="1019"/>
        </table:table-row>
        <table:table-row table:style-name="ro1">
          <table:table-cell table:style-name="ce7" table:formula="of:=IF(LEN([.F39]) &gt; 0; [.F39]; [.E39])" office:value-type="string" office:string-value="JUSQU'À" calcext:value-type="string">
            <text:p>JUSQU'À</text:p>
          </table:table-cell>
          <table:table-cell table:style-name="ce8" table:formula="of:=IFERROR(__xludf.dummyfunction(&quot;upper(googletranslate(A39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39) &gt; 0, D39, C39),&quot;&quot;en&quot;&quot;,$A$1))&quot;);&quot;JUSQU'À&quot;)" office:value-type="string" office:string-value="JUSQU'À" calcext:value-type="string">
            <text:p>JUSQU'À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8" table:formula="of:=IFERROR(__xludf.dummyfunction(&quot;upper(googletranslate(A41,$A$1,&quot;&quot;en&quot;&quot;))&quot;);&quot;AND NO LANGUAGE GIVEN ON THE COMMAND LINE. OUTGOING.&quot;)" office:value-type="string" office:string-value="AND NO LANGUAGE GIVEN ON THE COMMAND LINE. OUTGOING." calcext:value-type="string">
            <text:p>AND NO LANGUAGE GIVEN ON THE COMMAND LINE. OUTGO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AUCUNE LANGUE DONNÉE SUR LA LIGNE DE COMMANDE. SORTANT.&quot;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LEAU DÉJÀ DÉFINI" calcext:value-type="string">
            <text:p>TABLEAU DÉJÀ DÉFINI</text:p>
          </table:table-cell>
          <table:table-cell table:style-name="ce8" table:formula="of:=IFERROR(__xludf.dummyfunction(&quot;upper(googletranslate(A42,$A$1,&quot;&quot;en&quot;&quot;))&quot;);&quot;ALREADY DEFINED TABLE&quot;)" office:value-type="string" office:string-value="ALREADY DEFINED TABLE" calcext:value-type="string">
            <text:p>ALREADY DEFINED TABLE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LEAU DÉJÀ DÉFINI&quot;)" office:value-type="string" office:string-value="TABLEAU DÉJÀ DÉFINI" calcext:value-type="string">
            <text:p>TABLEAU DÉJÀ DÉFINI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X DU TABLEAU EN DEHORS DES LIMITES" calcext:value-type="string">
            <text:p>INDEX DU TABLEAU EN DEHORS DES LIMITES</text:p>
          </table:table-cell>
          <table:table-cell table:style-name="ce8" table:formula="of:=IFERROR(__xludf.dummyfunction(&quot;upper(googletranslate(A43,$A$1,&quot;&quot;en&quot;&quot;))&quot;);&quot;TABLE INDEX OUTSIDE THE LIMITS&quot;)" office:value-type="string" office:string-value="TABLE INDEX OUTSIDE THE LIMITS" calcext:value-type="string">
            <text:p>TABLE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X DU TABLEAU EN DEHORS DES LIMITES&quot;)" office:value-type="string" office:string-value="INDEX DU TABLEAU EN DEHORS DES LIMITES" calcext:value-type="string">
            <text:p>INDEX DU TABLEAU EN DEHORS DE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MPOSSIBLE D'ACCÉDER AU RÉPERTOIRE" calcext:value-type="string">
            <text:p>IMPOSSIBLE D'ACCÉDER AU RÉPERTOIRE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IMPOSSIBLE D'ACCÉDER AU RÉPERTOIRE&quot;)" office:value-type="string" office:string-value="IMPOSSIBLE D'ACCÉDER AU RÉPERTOIRE" calcext:value-type="string">
            <text:p>IMPOSSIBLE D'ACCÉDER AU RÉPERTOIRE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SOUS-BALLABLE D'ENTRÉE DE DONNÉES" calcext:value-type="string">
            <text:p>SOUS-BALLABLE D'ENTRÉE DE DONNÉES</text:p>
          </table:table-cell>
          <table:table-cell table:style-name="ce8" table:formula="of:=IFERROR(__xludf.dummyfunction(&quot;upper(googletranslate(A45,$A$1,&quot;&quot;en&quot;&quot;))&quot;);&quot;DATA INPUT SUB-ASSESSMENT&quot;)" office:value-type="string" office:string-value="DATA INPUT SUB-ASSESSMENT" calcext:value-type="string">
            <text:p>DATA INPUT SUB-ASSESS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SOUS-BALLABLE D'ENTRÉE DE DONNÉES&quot;)" office:value-type="string" office:string-value="SOUS-BALLABLE D'ENTRÉE DE DONNÉES" calcext:value-type="string">
            <text:p>SOUS-BALLABLE D'ENTRÉE DE DONNÉES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ONNÉES LUS SOUS-PLEIN" calcext:value-type="string">
            <text:p>DONNÉES LUS SOUS-PLEIN</text:p>
          </table:table-cell>
          <table:table-cell table:style-name="ce8" table:formula="of:=IFERROR(__xludf.dummyfunction(&quot;upper(googletranslate(A46,$A$1,&quot;&quot;en&quot;&quot;))&quot;);&quot;DATA READ SUB-FOLDS&quot;)" office:value-type="string" office:string-value="DATA READ SUB-FOLDS" calcext:value-type="string">
            <text:p>DATA READ SUB-FOLDS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ONNÉES LUS SOUS-PLEIN&quot;)" office:value-type="string" office:string-value="DONNÉES LUS SOUS-PLEIN" calcext:value-type="string">
            <text:p>DONNÉES LUS SOUS-PLEI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CLE DE DÉFINITION DÉCOUVERT" calcext:value-type="string">
            <text:p>CYCLE DE DÉFINITION DÉCOUVER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CLE DE DÉFINITION DÉCOUVERT&quot;)" office:value-type="string" office:string-value="CYCLE DE DÉFINITION DÉCOUVERT" calcext:value-type="string">
            <text:p>CYCLE DE DÉFINITION DÉCOUVER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EUR" calcext:value-type="string">
            <text:p>ERREU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EUR&quot;)" office:value-type="string" office:string-value="ERREUR" calcext:value-type="string">
            <text:p>ERREU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UR VARIABLE MULTIPLY DÉFINIE" calcext:value-type="string">
            <text:p>POUR VARIABLE MULTIPLY DÉFINIE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UR VARIABLE MULTIPLY DÉFINIE&quot;)" office:value-type="string" office:string-value="POUR VARIABLE MULTIPLY DÉFINIE" calcext:value-type="string">
            <text:p>POUR VARIABLE MULTIPLY DÉFINI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ÉFINITION DE FONCTION MULTIPLISE DÉFINIE" calcext:value-type="string">
            <text:p>DÉFINITION DE FONCTION MULTIPLISE DÉFINIE</text:p>
          </table:table-cell>
          <table:table-cell table:style-name="ce8" table:formula="of:=IFERROR(__xludf.dummyfunction(&quot;upper(googletranslate(A50,$A$1,&quot;&quot;en&quot;&quot;))&quot;);&quot;DEFINE DEFINE DEFINITION DEFINE&quot;)" office:value-type="string" office:string-value="DEFINE DEFINE DEFINITION DEFINE" calcext:value-type="string">
            <text:p>DEFINE DEFINE DEFINITION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ÉFINITION DE FONCTION MULTIPLISE DÉFINIE&quot;)" office:value-type="string" office:string-value="DÉFINITION DE FONCTION MULTIPLISE DÉFINIE" calcext:value-type="string">
            <text:p>DÉFINITION DE FONCTION MULTIPLISE DÉFINIE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8" table:formula="of:=IFERROR(__xludf.dummyfunction(&quot;upper(googletranslate(A51,$A$1,&quot;&quot;en&quot;&quot;))&quot;);&quot;DEFINITION OF DEFINING THE DELIACHANCE FUNCTION&quot;)" office:value-type="string" office:string-value="DEFINITION OF DEFINING THE DELIACHANCE FUNCTION" calcext:value-type="string">
            <text:p>DEFINITION OF DEFINING THE DELIACHANCE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ÉFINITION DE DÉFINITION DE LA FONCTION DÉLIACHANCE&quot;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UNDERFLOW GOSUB STACK" calcext:value-type="string">
            <text:p>UNDERFLOW GOSUB STACK</text:p>
          </table:table-cell>
          <table:table-cell table:style-name="ce8" table:formula="of:=IFERROR(__xludf.dummyfunction(&quot;upper(googletranslate(A53,$A$1,&quot;&quot;en&quot;&quot;))&quot;);&quot;UNDERFLOW GOSUB STACK&quot;)" office:value-type="string" office:string-value="UNDERFLOW GOSUB STACK" calcext:value-type="string">
            <text:p>UNDERFLOW GOSUB STACK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UNDERFLOW GOSUB STACK&quot;)" office:value-type="string" office:string-value="UNDERFLOW GOSUB STACK" calcext:value-type="string">
            <text:p>UNDERFLOW GOSUB STACK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HORS DE PORTÉE" calcext:value-type="string">
            <text:p>INDEX HORS DE PORTÉE</text:p>
          </table:table-cell>
          <table:table-cell table:style-name="ce8" table:formula="of:=IFERROR(__xludf.dummyfunction(&quot;upper(googletranslate(A54,$A$1,&quot;&quot;en&quot;&quot;))&quot;);&quot;UNDER -REACHING INDEX&quot;)" office:value-type="string" office:string-value="UNDER -REACHING INDEX" calcext:value-type="string">
            <text:p>UNDER -REACHING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HORS DE PORTÉE&quot;)" office:value-type="string" office:string-value="INDEX HORS DE PORTÉE" calcext:value-type="string">
            <text:p>INDEX HORS DE PORTÉ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ÉTIQUETTE DÉJÀ DÉFINIE" calcext:value-type="string">
            <text:p>ÉTIQUETTE DÉJÀ DÉFINIE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ÉTIQUETTE DÉJÀ DÉFINIE&quot;)" office:value-type="string" office:string-value="ÉTIQUETTE DÉJÀ DÉFINIE" calcext:value-type="string">
            <text:p>ÉTIQUETTE DÉJÀ DÉFINI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DÉLIACHANCE DE L'OPÉRATION GAUCHE / DROITE" calcext:value-type="string">
            <text:p>DÉLIACHANCE DE L'OPÉRATION GAUCHE / DROITE</text:p>
          </table:table-cell>
          <table:table-cell table:style-name="ce8" table:formula="of:=IFERROR(__xludf.dummyfunction(&quot;upper(googletranslate(A56,$A$1,&quot;&quot;en&quot;&quot;))&quot;);&quot;DÉLIACHANCE OF THE LEFT / RIGHT OPERATION&quot;)" office:value-type="string" office:string-value="DÉLIACHANCE OF THE LEFT / RIGHT OPERATION" calcext:value-type="string">
            <text:p>DÉLIACHANCE OF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DÉLIACHANCE DE L'OPÉRATION GAUCHE / DROITE&quot;)" office:value-type="string" office:string-value="DÉLIACHANCE DE L'OPÉRATION GAUCHE / DROITE" calcext:value-type="string">
            <text:p>DÉLIACHANCE DE L'OPÉRATION GAUCHE / DROI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ICE NÉGATIF" calcext:value-type="string">
            <text:p>INDICE NÉ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ICE NÉGATIF&quot;)" office:value-type="string" office:string-value="INDICE NÉGATIF" calcext:value-type="string">
            <text:p>INDICE NÉ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IVANT POUR LOOP AVEC VARIABLE DE CHAÎNE" calcext:value-type="string">
            <text:p>SUIVANT POUR LOOP AVEC VARIABLE DE CHAÎNE</text:p>
          </table:table-cell>
          <table:table-cell table:style-name="ce8" table:formula="of:=IFERROR(__xludf.dummyfunction(&quot;upper(googletranslate(A58,$A$1,&quot;&quot;en&quot;&quot;))&quot;);&quot;NEXT FOR LOOP WITH CHAIN VARIABLE&quot;)" office:value-type="string" office:string-value="NEXT FOR LOOP WITH CHAIN VARIABLE" calcext:value-type="string">
            <text:p>NEXT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IVANT POUR LOOP AVEC VARIABLE DE CHAÎNE&quot;)" office:value-type="string" office:string-value="SUIVANT POUR LOOP AVEC VARIABLE DE CHAÎNE" calcext:value-type="string">
            <text:p>SUIVANT POUR LOOP AVEC VARIABLE DE CHAÎN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ÉCALAGE DE L'OPÉRANDE" calcext:value-type="string">
            <text:p>DÉCALAGE DE L'OPÉRANDE</text:p>
          </table:table-cell>
          <table:table-cell table:style-name="ce8" table:formula="of:=IFERROR(__xludf.dummyfunction(&quot;upper(googletranslate(A59,$A$1,&quot;&quot;en&quot;&quot;))&quot;);&quot;OPERATION LAG&quot;)" office:value-type="string" office:string-value="OPERATION LAG" calcext:value-type="string">
            <text:p>OPERATION LA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ÉCALAGE DE L'OPÉRANDE&quot;)" office:value-type="string" office:string-value="DÉCALAGE DE L'OPÉRANDE" calcext:value-type="string">
            <text:p>DÉCALAGE DE L'OPÉRANDE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'OPTION NÉCESSITE UNE LANGUE" calcext:value-type="string">
            <text:p>L'OPTION NÉCESSITE UNE LANGUE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'OPTION NÉCESSITE UNE LANGUE&quot;)" office:value-type="string" office:string-value="L'OPTION NÉCESSITE UNE LANGUE" calcext:value-type="string">
            <text:p>L'OPTION NÉCESSITE UNE LANGU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8" table:formula="of:=IFERROR(__xludf.dummyfunction(&quot;upper(googletranslate(A61,$A$1,&quot;&quot;en&quot;&quot;))&quot;);&quot;PLEASE CHECK THE TONGUE SETTINGS OR THE ENVIRONMENT VARIABLE&quot;)" office:value-type="string" office:string-value="PLEASE CHECK THE TONGUE SETTINGS OR THE ENVIRONMENT VARIABLE" calcext:value-type="string">
            <text:p>PLEASE CHECK THE TONGU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UILLEZ VÉRIFIER LES PARAMÈTRES DE LA LANGUE OU LA VARIABLE D'ENVIRONNEMENT&quot;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EUR DE LOGIQUE MATHÉMATIQUE DE CHAÎNE" calcext:value-type="string">
            <text:p>ERREUR DE LOGIQUE MATHÉMATIQUE DE CHAÎNE</text:p>
          </table:table-cell>
          <table:table-cell table:style-name="ce8" table:formula="of:=IFERROR(__xludf.dummyfunction(&quot;upper(googletranslate(A62,$A$1,&quot;&quot;en&quot;&quot;))&quot;);&quot;CHAIN MATHEMATICAL LOGIC ERROR&quot;)" office:value-type="string" office:string-value="CHAIN MATHEMATICAL LOGIC ERROR" calcext:value-type="string">
            <text:p>CHAIN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EUR DE LOGIQUE MATHÉMATIQUE DE CHAÎNE&quot;)" office:value-type="string" office:string-value="ERREUR DE LOGIQUE MATHÉMATIQUE DE CHAÎNE" calcext:value-type="string">
            <text:p>ERREUR DE LOGIQUE MATHÉMATIQUE DE CHAÎN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IBLE D'OUVRIR LE FICHIER" calcext:value-type="string">
            <text:p>IMPOSSIBLE D'OUVRIR LE FICHIER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IBLE D'OUVRIR LE FICHIER&quot;)" office:value-type="string" office:string-value="IMPOSSIBLE D'OUVRIR LE FICHIER" calcext:value-type="string">
            <text:p>IMPOSSIBLE D'OUVRIR LE FICHIER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8" table:formula="of:=IFERROR(__xludf.dummyfunction(&quot;upper(googletranslate(A64,$A$1,&quot;&quot;en&quot;&quot;))&quot;);&quot;IMPOSSIBLE TO OPEN TO OPEN THE FILE FOR READING&quot;)" office:value-type="string" office:string-value="IMPOSSIBLE TO OPEN TO OPEN THE FILE FOR READING" calcext:value-type="string">
            <text:p>IMPOSSI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MPOSSIBLE D'OUVRIR À OUVRIR LE FICHIER POUR LA LECTURE&quot;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ÉTIQUETTE NON DÉFINIE" calcext:value-type="string">
            <text:p>ÉTIQUETTE NON DÉFINIE</text:p>
          </table:table-cell>
          <table:table-cell table:style-name="ce8" table:formula="of:=IFERROR(__xludf.dummyfunction(&quot;upper(googletranslate(A65,$A$1,&quot;&quot;en&quot;&quot;))&quot;);&quot;UNFAINS LABEL&quot;)" office:value-type="string" office:string-value="UNFAINS LABEL" calcext:value-type="string">
            <text:p>UNFAINS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ÉTIQUETTE NON DÉFINIE&quot;)" office:value-type="string" office:string-value="ÉTIQUETTE NON DÉFINIE" calcext:value-type="string">
            <text:p>ÉTIQUETTE NON DÉFINI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ÉRATION DE NON-GÉANDÉE" calcext:value-type="string">
            <text:p>OPÉRATION DE NON-GÉANDÉE</text:p>
          </table:table-cell>
          <table:table-cell table:style-name="ce8" table:formula="of:=IFERROR(__xludf.dummyfunction(&quot;upper(googletranslate(A66,$A$1,&quot;&quot;en&quot;&quot;))&quot;);&quot;NON-UNABLE OPERATION&quot;)" office:value-type="string" office:string-value="NON-UNABLE OPERATION" calcext:value-type="string">
            <text:p>NON-UN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ÉRATION DE NON-GÉANDÉE&quot;)" office:value-type="string" office:string-value="OPÉRATION DE NON-GÉANDÉE" calcext:value-type="string">
            <text:p>OPÉRATION DE NON-GÉANDÉ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E D'OPÉRATION NON GÉRÉ" calcext:value-type="string">
            <text:p>CODE D'OPÉRATION NON GÉRÉ</text:p>
          </table:table-cell>
          <table:table-cell table:style-name="ce8" table:formula="of:=IFERROR(__xludf.dummyfunction(&quot;upper(googletranslate(A67,$A$1,&quot;&quot;en&quot;&quot;))&quot;);&quot;OPERATION CODE NOT MANAGED&quot;)" office:value-type="string" office:string-value="OPERATION CODE NOT MANAGED" calcext:value-type="string">
            <text:p>OPERATION CODE NOT MANAG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E D'OPÉRATION NON GÉRÉ&quot;)" office:value-type="string" office:string-value="CODE D'OPÉRATION NON GÉRÉ" calcext:value-type="string">
            <text:p>CODE D'OPÉRATION NON GÉRÉ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NCONNU SI L'ÉTIQUETTE" calcext:value-type="string">
            <text:p>INCONNU SI L'ÉTIQUETTE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NCONNU SI L'ÉTIQUETTE&quot;)" office:value-type="string" office:string-value="INCONNU SI L'ÉTIQUETTE" calcext:value-type="string">
            <text:p>INCONNU SI L'ÉTIQUETTE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ÉRATION DE DOUBLE MATHÉMATIQUES NON RECONNUE&quot;)" office:value-type="string" office:string-value="OPÉRATION DE DOUBLE MATHÉMATIQUES NON RECONNUE" calcext:value-type="string">
            <text:p>OPÉRATION DE DOUBLE MATHÉMATIQUES NON RECONNUE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8" table:formula="of:=IFERROR(__xludf.dummyfunction(&quot;upper(googletranslate(A70,$A$1,&quot;&quot;en&quot;&quot;))&quot;);&quot;DEFINITION OF THE UNRECOGNIZED FUNCTION FUNCTION&quot;)" office:value-type="string" office:string-value="DEFINITION OF THE UNRECOGNIZED FUNCTION FUNCTION" calcext:value-type="string">
            <text:p>DEFINITION OF THE UN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ÉFINITION DE LA FONCTION DE FONCTION NON RECONNUE&quot;)" office:value-type="string" office:string-value="DÉFINITION DE LA FONCTION DE FONCTION NON RECONNUE" calcext:value-type="string">
            <text:p>DÉFINITION DE LA FONCTION DE FONCTION NON RECONNUE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ÉTIQUETTE GOSUB NON RECONNUE" calcext:value-type="string">
            <text:p>ÉTIQUETTE GOSUB NON RECONNUE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ÉTIQUETTE GOSUB NON RECONNUE&quot;)" office:value-type="string" office:string-value="ÉTIQUETTE GOSUB NON RECONNUE" calcext:value-type="string">
            <text:p>ÉTIQUETTE GOSUB NON RECONNUE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ÉTIQUETTE GOTO NON RECONNUE" calcext:value-type="string">
            <text:p>ÉTIQUETTE GOTO NON RECONNUE</text:p>
          </table:table-cell>
          <table:table-cell table:style-name="ce8" table:formula="of:=IFERROR(__xludf.dummyfunction(&quot;upper(googletranslate(A72,$A$1,&quot;&quot;en&quot;&quot;))&quot;);&quot;UNRECOGNIZED GOTO LABEL&quot;)" office:value-type="string" office:string-value="UNRECOGNIZED GOTO LABEL" calcext:value-type="string">
            <text:p>UNRECOGNIZ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ÉTIQUETTE GOTO NON RECONNUE&quot;)" office:value-type="string" office:string-value="ÉTIQUETTE GOTO NON RECONNUE" calcext:value-type="string">
            <text:p>ÉTIQUETTE GOTO NON RECONNUE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ÉE NON RECONNUE" calcext:value-type="string">
            <text:p>ENTRÉE NON RECONNUE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ÉE NON RECONNUE&quot;)" office:value-type="string" office:string-value="ENTRÉE NON RECONNUE" calcext:value-type="string">
            <text:p>ENTRÉE NON RECONNU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ÉRATION MATHÉMATIQUE ENTIER NON RECONNUE" calcext:value-type="string">
            <text:p>OPÉRATION MATHÉMATIQUE ENTIER NON RECONNUE</text:p>
          </table:table-cell>
          <table:table-cell table:style-name="ce8" table:formula="of:=IFERROR(__xludf.dummyfunction(&quot;upper(googletranslate(A74,$A$1,&quot;&quot;en&quot;&quot;))&quot;);&quot;WHOLE UNRECOGNIZED MATHEMATICAL MATH OPERATION&quot;)" office:value-type="string" office:string-value="WHOLE UNRECOGNIZED MATHEMATICAL MATH OPERATION" calcext:value-type="string">
            <text:p>WHOLE UNRECOGNIZED MATHEMATICAL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ÉRATION MATHÉMATIQUE ENTIER NON RECONNUE&quot;)" office:value-type="string" office:string-value="OPÉRATION MATHÉMATIQUE ENTIER NON RECONNUE" calcext:value-type="string">
            <text:p>OPÉRATION MATHÉMATIQUE ENTIER NON RECONNUE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YPE MATHÉMATIQUE NON RECONNU" calcext:value-type="string">
            <text:p>TYPE MATHÉMATIQUE NON RECONNU</text:p>
          </table:table-cell>
          <table:table-cell table:style-name="ce8" table:formula="of:=IFERROR(__xludf.dummyfunction(&quot;upper(googletranslate(A75,$A$1,&quot;&quot;en&quot;&quot;))&quot;);&quot;UNRECOGNIZED MATHEMATICAL TYPE&quot;)" office:value-type="string" office:string-value="UNRECOGNIZED MATHEMATICAL TYPE" calcext:value-type="string">
            <text:p>UN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YPE MATHÉMATIQUE NON RECONNU&quot;)" office:value-type="string" office:string-value="TYPE MATHÉMATIQUE NON RECONNU" calcext:value-type="string">
            <text:p>TYPE MATHÉMATIQUE NON RECONNU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LE SUIVANTE NON RECONNUE" calcext:value-type="string">
            <text:p>VARIABLE SUIVANTE NON RECONNUE</text:p>
          </table:table-cell>
          <table:table-cell table:style-name="ce8" table:formula="of:=IFERROR(__xludf.dummyfunction(&quot;upper(googletranslate(A76,$A$1,&quot;&quot;en&quot;&quot;))&quot;);&quot;FOLLOWING VARIABLE NOT RECOGNIZED&quot;)" office:value-type="string" office:string-value="FOLLOWING VARIABLE NOT RECOGNIZED" calcext:value-type="string">
            <text:p>FOLLOWING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LE SUIVANTE NON RECONNUE&quot;)" office:value-type="string" office:string-value="VARIABLE SUIVANTE NON RECONNUE" calcext:value-type="string">
            <text:p>VARIABLE SUIVANTE NON RECONNU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N RECONNU SUR PAPIER" calcext:value-type="string">
            <text:p>OP NON RECONNU SUR PAPIER</text:p>
          </table:table-cell>
          <table:table-cell table:style-name="ce8" table:formula="of:=IFERROR(__xludf.dummyfunction(&quot;upper(googletranslate(A77,$A$1,&quot;&quot;en&quot;&quot;))&quot;);&quot;OP NOT RECOGNIZED ON PAPER&quot;)" office:value-type="string" office:string-value="OP NOT RECOGNIZED ON PAPER" calcext:value-type="string">
            <text:p>OP NOT RECOGNIZED ON PAPER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N RECONNU SUR PAPIER&quot;)" office:value-type="string" office:string-value="OP NON RECONNU SUR PAPIER" calcext:value-type="string">
            <text:p>OP NON RECONNU SUR PAPIER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ÉRATION DE MATHÉMATIQUES RATIONNELLES NON RECONNUS&quot;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YPE VARIABLE NON RECONNU" calcext:value-type="string">
            <text:p>TYPE VARIABLE NON RECONNU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YPE VARIABLE NON RECONNU&quot;)" office:value-type="string" office:string-value="TYPE VARIABLE NON RECONNU" calcext:value-type="string">
            <text:p>TYPE VARIABLE NON RECONNU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'ENVIRONNEMENT NON." calcext:value-type="string">
            <text:p>VARIABLE D'ENVIRONNEMENT NON.</text:p>
          </table:table-cell>
          <table:table-cell table:style-name="ce8" table:formula="of:=IFERROR(__xludf.dummyfunction(&quot;upper(googletranslate(A80,$A$1,&quot;&quot;en&quot;&quot;))&quot;);&quot;ENVIRONMENT VARIABLE NOT.&quot;)" office:value-type="string" office:string-value="ENVIRONMENT VARIABLE NOT." calcext:value-type="string">
            <text:p>ENVIRONMENT VARIABLE NOT.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'ENVIRONNEMENT NON.&quot;)" office:value-type="string" office:string-value="VARIABLE D'ENVIRONNEMENT NON." calcext:value-type="string">
            <text:p>VARIABLE D'ENVIRONNEMENT NON.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ÉLIATÉ DE DÉFINITION VARIABLE / TABLEAU" calcext:value-type="string">
            <text:p>DÉLIATÉ DE DÉFINITION VARIABLE / TABLEAU</text:p>
          </table:table-cell>
          <table:table-cell table:style-name="ce8" table:formula="of:=IFERROR(__xludf.dummyfunction(&quot;upper(googletranslate(A81,$A$1,&quot;&quot;en&quot;&quot;))&quot;);&quot;VARIABLE DEFINITION DELIBERATE / TABLE&quot;)" office:value-type="string" office:string-value="VARIABLE DEFINITION DELIBERATE / TABLE" calcext:value-type="string">
            <text:p>VARIABLE DEFINITION DELIBERATE / TABL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ÉLIATÉ DE DÉFINITION VARIABLE / TABLEAU&quot;)" office:value-type="string" office:string-value="DÉLIATÉ DE DÉFINITION VARIABLE / TABLEAU" calcext:value-type="string">
            <text:p>DÉLIATÉ DE DÉFINITION VARIABLE / TABLEAU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ÉFINIE COMME UN TABLEAU" calcext:value-type="string">
            <text:p>VARIABLE DÉFINIE COMME UN TABLEAU</text:p>
          </table:table-cell>
          <table:table-cell table:style-name="ce8" table:formula="of:=IFERROR(__xludf.dummyfunction(&quot;upper(googletranslate(A82,$A$1,&quot;&quot;en&quot;&quot;))&quot;);&quot;VARIABLE DEFINED AS A TABLE&quot;)" office:value-type="string" office:string-value="VARIABLE DEFINED AS A TABLE" calcext:value-type="string">
            <text:p>VARIABLE DEFINED AS A T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ÉFINIE COMME UN TABLEAU&quot;)" office:value-type="string" office:string-value="VARIABLE DÉFINIE COMME UN TABLEAU" calcext:value-type="string">
            <text:p>VARIABLE DÉFINIE COMME UN TABLEA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ÉFINIE COMME NON." calcext:value-type="string">
            <text:p>VARIABLE DÉFINIE COMME NON.</text:p>
          </table:table-cell>
          <table:table-cell table:style-name="ce8" table:formula="of:=IFERROR(__xludf.dummyfunction(&quot;upper(googletranslate(A83,$A$1,&quot;&quot;en&quot;&quot;))&quot;);&quot;VARIABLE DEFINED AS NOT.&quot;)" office:value-type="string" office:string-value="VARIABLE DEFINED AS NOT." calcext:value-type="string">
            <text:p>VARIABLE DEFINED AS NOT.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ÉFINIE COMME NON.&quot;)" office:value-type="string" office:string-value="VARIABLE DÉFINIE COMME NON." calcext:value-type="string">
            <text:p>VARIABLE DÉFINIE COMME NON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'A AUCUNE VALEUR" calcext:value-type="string">
            <text:p>LA VARIABLE N'A AUCUNE VALEU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'A AUCUNE VALEUR&quot;)" office:value-type="string" office:string-value="LA VARIABLE N'A AUCUNE VALEUR" calcext:value-type="string">
            <text:p>LA VARIABLE N'A AUCUNE VALEU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'EST PAS UN TABLEAU" calcext:value-type="string">
            <text:p>LA VARIABLE N'EST PAS UN TABLEAU</text:p>
          </table:table-cell>
          <table:table-cell table:style-name="ce8" table:formula="of:=IFERROR(__xludf.dummyfunction(&quot;upper(googletranslate(A85,$A$1,&quot;&quot;en&quot;&quot;))&quot;);&quot;THE VARIABLE IS NOT A TABLE&quot;)" office:value-type="string" office:string-value="THE VARIABLE IS NOT A TABLE" calcext:value-type="string">
            <text:p>THE VARIABLE IS NOT A T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'EST PAS UN TABLEAU&quot;)" office:value-type="string" office:string-value="LA VARIABLE N'EST PAS UN TABLEAU" calcext:value-type="string">
            <text:p>LA VARIABLE N'EST PAS UN TABLEA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fr.A3:lang_fr.A39">
            <calcext:condition calcext:apply-style-name="ConditionalStyle_1" calcext:value="formula-is(COUNTIF([.$A$3:.$A$39];[.$A3])&gt;1)" calcext:base-cell-address="lang_fr.A3"/>
          </calcext:conditional-format>
        </calcext:conditional-formats>
      </table:table>
      <table:table table:name="lang_de" table:style-name="ta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number-columns-repeated="1023"/>
        </table:table-row>
        <table:table-row table:style-name="ro1">
          <table:table-cell table:style-name="ce9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SECTION&quot;)" office:value-type="string" office:string-value="SECTION" calcext:value-type="string">
            <text:p>SECTIO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9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9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9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9" table:formula="of:=IF(LEN([.F7]) &gt; 0; [.F7]; [.E7])" office:value-type="string" office:string-value="DATEN" calcext:value-type="string">
            <text:p>DATEN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EN&quot;)" office:value-type="string" office:string-value="DATEN" calcext:value-type="string">
            <text:p>DATEN</text:p>
          </table:table-cell>
          <table:table-cell table:number-columns-repeated="1019"/>
        </table:table-row>
        <table:table-row table:style-name="ro1">
          <table:table-cell table:style-name="ce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9" table:formula="of:=IF(LEN([.F10]) &gt; 0; [.F10]; [.E10])" office:value-type="string" office:string-value="DÜSTER" calcext:value-type="string">
            <text:p>DÜSTER</text:p>
          </table:table-cell>
          <table:table-cell table:style-name="ce8" table:formula="of:=IFERROR(__xludf.dummyfunction(&quot;upper(googletranslate(A10,$A$1,&quot;&quot;en&quot;&quot;))&quot;);&quot;GRIM&quot;)" office:value-type="string" office:string-value="GRIM" calcext:value-type="string">
            <text:p>GR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ÜSTER&quot;)" office:value-type="string" office:string-value="DÜSTER" calcext:value-type="string">
            <text:p>DÜSTER</text:p>
          </table:table-cell>
          <table:table-cell table:number-columns-repeated="1019"/>
        </table:table-row>
        <table:table-row table:style-name="ro1">
          <table:table-cell table:style-name="ce9" table:formula="of:=IF(LEN([.F11]) &gt; 0; [.F11]; [.E11])" office:value-type="string" office:string-value="ENDE" calcext:value-type="string">
            <text:p>ENDE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ENDE&quot;)" office:value-type="string" office:string-value="ENDE" calcext:value-type="string">
            <text:p>ENDE</text:p>
          </table:table-cell>
          <table:table-cell table:number-columns-repeated="1019"/>
        </table:table-row>
        <table:table-row table:style-name="ro1">
          <table:table-cell table:style-name="ce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9" table:formula="of:=IF(LEN([.F13]) &gt; 0; [.F13]; [.E13])" office:value-type="string" office:string-value="FÜR" calcext:value-type="string">
            <text:p>FÜ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FÜR&quot;)" office:value-type="string" office:string-value="FÜR" calcext:value-type="string">
            <text:p>FÜR</text:p>
          </table:table-cell>
          <table:table-cell table:number-columns-repeated="1019"/>
        </table:table-row>
        <table:table-row table:style-name="ro1">
          <table:table-cell table:style-name="ce9" table:formula="of:=IF(LEN([.F14]) &gt; 0; [.F14]; [.E14])" office:value-type="string" office:string-value="GEHE ZU" calcext:value-type="string">
            <text:p>GEHE Z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EHE ZU&quot;)" office:value-type="string" office:string-value="GEHE ZU" calcext:value-type="string">
            <text:p>GEHE ZU</text:p>
          </table:table-cell>
          <table:table-cell table:number-columns-repeated="1019"/>
        </table:table-row>
        <table:table-row table:style-name="ro1">
          <table:table-cell table:style-name="ce9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9" table:formula="of:=IF(LEN([.F16]) &gt; 0; [.F16]; [.E16])" office:value-type="string" office:string-value="WENN" calcext:value-type="string">
            <text:p>WENN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WENN&quot;)" office:value-type="string" office:string-value="WENN" calcext:value-type="string">
            <text:p>WENN</text:p>
          </table:table-cell>
          <table:table-cell table:number-columns-repeated="1019"/>
        </table:table-row>
        <table:table-row table:style-name="ro1">
          <table:table-cell table:style-name="ce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IMATELY&quot;)" office:value-type="string" office:string-value="INTIMATELY" calcext:value-type="string">
            <text:p>INTIMATELY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9" table:formula="of:=IF(LEN([.F18]) &gt; 0; [.F18]; [.E18])" office:value-type="string" office:string-value="EINGANG" calcext:value-type="string">
            <text:p>EINGANG</text:p>
          </table:table-cell>
          <table:table-cell table:style-name="ce8" table:formula="of:=IFERROR(__xludf.dummyfunction(&quot;upper(googletranslate(A18,$A$1,&quot;&quot;en&quot;&quot;))&quot;);&quot;ENTRY&quot;)" office:value-type="string" office:string-value="ENTRY" calcext:value-type="string">
            <text:p>ENTRY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INGANG&quot;)" office:value-type="string" office:string-value="EINGANG" calcext:value-type="string">
            <text:p>EINGANG</text:p>
          </table:table-cell>
          <table:table-cell table:number-columns-repeated="1019"/>
        </table:table-row>
        <table:table-row table:style-name="ro1">
          <table:table-cell table:style-name="ce9" table:formula="of:=IF(LEN([.F19]) &gt; 0; [.F19]; [.E19])" office:value-type="string" office:string-value="LASSEN" calcext:value-type="string">
            <text:p>LASSEN</text:p>
          </table:table-cell>
          <table:table-cell table:style-name="ce8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SEN&quot;)" office:value-type="string" office:string-value="LASSEN" calcext:value-type="string">
            <text:p>LASSEN</text:p>
          </table:table-cell>
          <table:table-cell table:number-columns-repeated="1019"/>
        </table:table-row>
        <table:table-row table:style-name="ro1">
          <table:table-cell table:style-name="ce9" table:formula="of:=IF(LEN([.F20]) &gt; 0; [.F20]; [.E20])" office:value-type="string" office:string-value="PROTOKOLL" calcext:value-type="string">
            <text:p>PROTOKOLL</text:p>
          </table:table-cell>
          <table:table-cell table:style-name="ce8" table:formula="of:=IFERROR(__xludf.dummyfunction(&quot;upper(googletranslate(A20,$A$1,&quot;&quot;en&quot;&quot;))&quot;);&quot;PROTOCOL&quot;)" office:value-type="string" office:string-value="PROTOCOL" calcext:value-type="string">
            <text:p>PROTOCOL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PROTOKOLL&quot;)" office:value-type="string" office:string-value="PROTOKOLL" calcext:value-type="string">
            <text:p>PROTOKOLL</text:p>
          </table:table-cell>
          <table:table-cell table:number-columns-repeated="1019"/>
        </table:table-row>
        <table:table-row table:style-name="ro1">
          <table:table-cell table:style-name="ce9" table:formula="of:=IF(LEN([.F21]) &gt; 0; [.F21]; [.E21])" office:value-type="string" office:string-value="NÄCHSTE" calcext:value-type="string">
            <text:p>NÄCHST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ÄCHSTE&quot;)" office:value-type="string" office:string-value="NÄCHSTE" calcext:value-type="string">
            <text:p>NÄCHSTE</text:p>
          </table:table-cell>
          <table:table-cell table:number-columns-repeated="1019"/>
        </table:table-row>
        <table:table-row table:style-name="ro1">
          <table:table-cell table:style-name="ce9" table:formula="of:=IF(LEN([.F22]) &gt; 0; [.F22]; [.E22])" office:value-type="string" office:string-value="AN" calcext:value-type="string">
            <text:p>AN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AN&quot;)" office:value-type="string" office:string-value="AN" calcext:value-type="string">
            <text:p>AN</text:p>
          </table:table-cell>
          <table:table-cell table:number-columns-repeated="1019"/>
        </table:table-row>
        <table:table-row table:style-name="ro1">
          <table:table-cell table:style-name="ce9" table:formula="of:=IF(LEN([.F23]) &gt; 0; [.F23]; [.E23])" office:value-type="string" office:string-value="MÖGLICHKEIT" calcext:value-type="string">
            <text:p>MÖGLICHKEIT</text:p>
          </table:table-cell>
          <table:table-cell table:style-name="ce8" table:formula="of:=IFERROR(__xludf.dummyfunction(&quot;upper(googletranslate(A23,$A$1,&quot;&quot;en&quot;&quot;))&quot;);&quot;POSSIBILITY&quot;)" office:value-type="string" office:string-value="POSSIBILITY" calcext:value-type="string">
            <text:p>POSSIBILITY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MÖGLICHKEIT&quot;)" office:value-type="string" office:string-value="MÖGLICHKEIT" calcext:value-type="string">
            <text:p>MÖGLICHKEIT</text:p>
          </table:table-cell>
          <table:table-cell table:number-columns-repeated="1019"/>
        </table:table-row>
        <table:table-row table:style-name="ro1">
          <table:table-cell table:style-name="ce9" table:formula="of:=IF(LEN([.F24]) &gt; 0; [.F24]; [.E24])" office:value-type="string" office:string-value="DRUCKEN" calcext:value-type="string">
            <text:p>DRUCKEN</text:p>
          </table:table-cell>
          <table:table-cell table:style-name="ce8" table:formula="of:=IFERROR(__xludf.dummyfunction(&quot;upper(googletranslate(A24,$A$1,&quot;&quot;en&quot;&quot;))&quot;);&quot;PRESS&quot;)" office:value-type="string" office:string-value="PRESS" calcext:value-type="string">
            <text:p>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DRUCKEN&quot;)" office:value-type="string" office:string-value="DRUCKEN" calcext:value-type="string">
            <text:p>DRUCKEN</text:p>
          </table:table-cell>
          <table:table-cell table:number-columns-repeated="1019"/>
        </table:table-row>
        <table:table-row table:style-name="ro1">
          <table:table-cell table:style-name="ce9" table:formula="of:=IF(LEN([.F25]) &gt; 0; [.F25]; [.E25])" office:value-type="string" office:string-value="RANDOMISIEREN" calcext:value-type="string">
            <text:p>RANDOMISIEREN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IEREN&quot;)" office:value-type="string" office:string-value="RANDOMISIEREN" calcext:value-type="string">
            <text:p>RANDOMISIEREN</text:p>
          </table:table-cell>
          <table:table-cell table:number-columns-repeated="1019"/>
        </table:table-row>
        <table:table-row table:style-name="ro1">
          <table:table-cell table:style-name="ce9" table:formula="of:=IF(LEN([.F26]) &gt; 0; [.F26]; [.E26])" office:value-type="string" office:string-value="RATTE" calcext:value-type="string">
            <text:p>RATTE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TE&quot;)" office:value-type="string" office:string-value="RATTE" calcext:value-type="string">
            <text:p>RATTE</text:p>
          </table:table-cell>
          <table:table-cell table:number-columns-repeated="1019"/>
        </table:table-row>
        <table:table-row table:style-name="ro1">
          <table:table-cell table:style-name="ce9" table:formula="of:=IF(LEN([.F27]) &gt; 0; [.F27]; [.E27])" office:value-type="string" office:string-value="LESEN" calcext:value-type="string">
            <text:p>LESE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SEN&quot;)" office:value-type="string" office:string-value="LESEN" calcext:value-type="string">
            <text:p>LESEN</text:p>
          </table:table-cell>
          <table:table-cell table:number-columns-repeated="1019"/>
        </table:table-row>
        <table:table-row table:style-name="ro1">
          <table:table-cell table:style-name="ce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9" table:formula="of:=IF(LEN([.F29]) &gt; 0; [.F29]; [.E29])" office:value-type="string" office:string-value="WIEDERHERSTELLEN" calcext:value-type="string">
            <text:p>WIEDERHERSTELLE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WIEDERHERSTELLEN&quot;)" office:value-type="string" office:string-value="WIEDERHERSTELLEN" calcext:value-type="string">
            <text:p>WIEDERHERSTELLEN</text:p>
          </table:table-cell>
          <table:table-cell table:number-columns-repeated="1019"/>
        </table:table-row>
        <table:table-row table:style-name="ro1">
          <table:table-cell table:style-name="ce9" table:formula="of:=IF(LEN([.F30]) &gt; 0; [.F30]; [.E30])" office:value-type="string" office:string-value="ZURÜCKKEHREN" calcext:value-type="string">
            <text:p>ZURÜCKKEHREN</text:p>
          </table:table-cell>
          <table:table-cell table:style-name="ce8" table:formula="of:=IFERROR(__xludf.dummyfunction(&quot;upper(googletranslate(A30,$A$1,&quot;&quot;en&quot;&quot;))&quot;);&quot;TO RETURN&quot;)" office:value-type="string" office:string-value="TO RETURN" calcext:value-type="string">
            <text:p>TO 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ZURÜCKKEHREN&quot;)" office:value-type="string" office:string-value="ZURÜCKKEHREN" calcext:value-type="string">
            <text:p>ZURÜCKKEHREN</text:p>
          </table:table-cell>
          <table:table-cell table:number-columns-repeated="1019"/>
        </table:table-row>
        <table:table-row table:style-name="ro1">
          <table:table-cell table:style-name="ce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9" table:formula="of:=IF(LEN([.F33]) &gt; 0; [.F33]; [.E33])" office:value-type="string" office:string-value="SÜNDE" calcext:value-type="string">
            <text:p>SÜNDE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SÜNDE&quot;)" office:value-type="string" office:string-value="SÜNDE" calcext:value-type="string">
            <text:p>SÜNDE</text:p>
          </table:table-cell>
          <table:table-cell table:number-columns-repeated="1019"/>
        </table:table-row>
        <table:table-row table:style-name="ro1">
          <table:table-cell table:style-name="ce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9" table:formula="of:=IF(LEN([.F35]) &gt; 0; [.F35]; [.E35])" office:value-type="string" office:string-value="SCHRITT" calcext:value-type="string">
            <text:p>SCHRITT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SCHRITT&quot;)" office:value-type="string" office:string-value="SCHRITT" calcext:value-type="string">
            <text:p>SCHRITT</text:p>
          </table:table-cell>
          <table:table-cell table:number-columns-repeated="1019"/>
        </table:table-row>
        <table:table-row table:style-name="ro1">
          <table:table-cell table:style-name="ce9" table:formula="of:=IF(LEN([.F36]) &gt; 0; [.F36]; [.E36])" office:value-type="string" office:string-value="STOPPEN" calcext:value-type="string">
            <text:p>STOPPEN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STOPPEN&quot;)" office:value-type="string" office:string-value="STOPPEN" calcext:value-type="string">
            <text:p>STOPPEN</text:p>
          </table:table-cell>
          <table:table-cell table:number-columns-repeated="1019"/>
        </table:table-row>
        <table:table-row table:style-name="ro1">
          <table:table-cell table:style-name="ce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9" table:formula="of:=IF(LEN([.F38]) &gt; 0; [.F38]; [.E38])" office:value-type="string" office:string-value="BRÄUNEN" calcext:value-type="string">
            <text:p>BRÄUNE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ÄUNEN&quot;)" office:value-type="string" office:string-value="BRÄUNEN" calcext:value-type="string">
            <text:p>BRÄUNEN</text:p>
          </table:table-cell>
          <table:table-cell table:number-columns-repeated="1019"/>
        </table:table-row>
        <table:table-row table:style-name="ro1">
          <table:table-cell table:style-name="ce9" table:formula="of:=IF(LEN([.F39]) &gt; 0; [.F39]; [.E39])" office:value-type="string" office:string-value="ZU" calcext:value-type="string">
            <text:p>ZU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ZU&quot;)" office:value-type="string" office:string-value="ZU" calcext:value-type="string">
            <text:p>Z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8" table:formula="of:=IFERROR(__xludf.dummyfunction(&quot;upper(googletranslate(A41,$A$1,&quot;&quot;en&quot;&quot;))&quot;);&quot;AND NO LANGUAGE IN THE COMMAND LINE. GO OUT.&quot;)" office:value-type="string" office:string-value="AND NO LANGUAGE IN THE COMMAND LINE. GO OUT." calcext:value-type="string">
            <text:p>AND NO LANGUAGE IN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UND KEINE SPRACHE IN DER BEFEHLSZEILE ANGEGEBEN. AUSGEHEN.&quot;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BEREITS DEFINIERT" calcext:value-type="string">
            <text:p>ARRAY BEREITS DEFINIERT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BEREITS DEFINIERT&quot;)" office:value-type="string" office:string-value="ARRAY BEREITS DEFINIERT" calcext:value-type="string">
            <text:p>ARRAY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X AUSSERHALB DER GRENZEN" calcext:value-type="string">
            <text:p>ARRAY -INDEX AUSSERHALB DER GRENZEN</text:p>
          </table:table-cell>
          <table:table-cell table:style-name="ce8" table:formula="of:=IFERROR(__xludf.dummyfunction(&quot;upper(googletranslate(A43,$A$1,&quot;&quot;en&quot;&quot;))&quot;);&quot;ARRAY INDEX OUTSIDE THE BORDERS&quot;)" office:value-type="string" office:string-value="ARRAY INDEX OUTSIDE THE BORDERS" calcext:value-type="string">
            <text:p>ARRAY INDEX OUTSIDE TH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X AUSSERHALB DER GRENZEN&quot;)" office:value-type="string" office:string-value="ARRAY -INDEX AUSSERHALB DER GRENZEN" calcext:value-type="string">
            <text:p>ARRAY -INDEX AUSSERHALB DER GRENZE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KANN NICHT AUF VERZEICHNIS ZUGREIFEN" calcext:value-type="string">
            <text:p>KANN NICHT AUF VERZEICHNIS ZUGREIFEN</text:p>
          </table:table-cell>
          <table:table-cell table:style-name="ce8" table:formula="of:=IFERROR(__xludf.dummyfunction(&quot;upper(googletranslate(A44,$A$1,&quot;&quot;en&quot;&quot;))&quot;);&quot;CAN'T ACCESS THE DIRECTORY&quot;)" office:value-type="string" office:string-value="CAN'T ACCESS THE DIRECTORY" calcext:value-type="string">
            <text:p>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KANN NICHT AUF VERZEICHNIS ZUGREIFEN&quot;)" office:value-type="string" office:string-value="KANN NICHT AUF VERZEICHNIS ZUGREIFEN" calcext:value-type="string">
            <text:p>KANN NICHT AUF VERZEICHNIS ZUGREIFE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ENEINGANGSUNTERLAUF" calcext:value-type="string">
            <text:p>DATENEINGANGSUNTERLAUF</text:p>
          </table:table-cell>
          <table:table-cell table:style-name="ce8" table:formula="of:=IFERROR(__xludf.dummyfunction(&quot;upper(googletranslate(A45,$A$1,&quot;&quot;en&quot;&quot;))&quot;);&quot;DATA INPUT LOWERING&quot;)" office:value-type="string" office:string-value="DATA INPUT LOWERING" calcext:value-type="string">
            <text:p>DATA INPUT LOWERING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ENEINGANGSUNTERLAUF&quot;)" office:value-type="string" office:string-value="DATENEINGANGSUNTERLAUF" calcext:value-type="string">
            <text:p>DATENEINGANGSUNTERLAUF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EN LESEN UNTERLAUF" calcext:value-type="string">
            <text:p>DATEN LESEN UNTERLAUF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EN LESEN UNTERLAUF&quot;)" office:value-type="string" office:string-value="DATEN LESEN UNTERLAUF" calcext:value-type="string">
            <text:p>DATEN LESEN UNTERLAU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NSZYKLUS ENTDECKT" calcext:value-type="string">
            <text:p>DEFINITIONSZYKLUS ENTDECK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NSZYKLUS ENTDECKT&quot;)" office:value-type="string" office:string-value="DEFINITIONSZYKLUS ENTDECKT" calcext:value-type="string">
            <text:p>DEFINITIONSZYKLUS ENTDECK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FEHLER" calcext:value-type="string">
            <text:p>FEHLE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FEHLER&quot;)" office:value-type="string" office:string-value="FEHLER" calcext:value-type="string">
            <text:p>FEHLE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FÜR VARIABLE MULTIPLIZIERTE DEFINIERT" calcext:value-type="string">
            <text:p>FÜR VARIABLE MULTIPLIZIERTE DEFINIERT</text:p>
          </table:table-cell>
          <table:table-cell table:style-name="ce8" table:formula="of:=IFERROR(__xludf.dummyfunction(&quot;upper(googletranslate(A49,$A$1,&quot;&quot;en&quot;&quot;))&quot;);&quot;DEFINED FOR VARIABLE MULTIPLIED&quot;)" office:value-type="string" office:string-value="DEFINED FOR VARIABLE MULTIPLIED" calcext:value-type="string">
            <text:p>DEFINED FOR VARIABLE MULTIPL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FÜR VARIABLE MULTIPLIZIERTE DEFINIERT&quot;)" office:value-type="string" office:string-value="FÜR VARIABLE MULTIPLIZIERTE DEFINIERT" calcext:value-type="string">
            <text:p>FÜR VARIABLE MULTIPLIZIERTE DEFINIERT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TIONSDEFINITION MULTIPLIZIERT DEFINIERT" calcext:value-type="string">
            <text:p>FUNKTIONSDEFINITION MULTIPLIZIERT DEFINIERT</text:p>
          </table:table-cell>
          <table:table-cell table:style-name="ce8" table:formula="of:=IFERROR(__xludf.dummyfunction(&quot;upper(googletranslate(A50,$A$1,&quot;&quot;en&quot;&quot;))&quot;);&quot;FUNCTION DEFINITION MULTIPLIED DEFINED&quot;)" office:value-type="string" office:string-value="FUNCTION DEFINITION MULTIPLIED DEFINED" calcext:value-type="string">
            <text:p>FUNCTION DEFINITION MULTIPLIED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TIONSDEFINITION MULTIPLIZIERT DEFINIERT&quot;)" office:value-type="string" office:string-value="FUNKTIONSDEFINITION MULTIPLIZIERT DEFINIERT" calcext:value-type="string">
            <text:p>FUNKTIONSDEFINITION MULTIPLIZIERT DEFINIERT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TIONSDEFINITION PARAMETER FEHLANPASSUNG" calcext:value-type="string">
            <text:p>FUNKTIONSDEFINITION PARAMETER FEHLANPASSUNG</text:p>
          </table:table-cell>
          <table:table-cell table:style-name="ce8" table:formula="of:=IFERROR(__xludf.dummyfunction(&quot;upper(googletranslate(A51,$A$1,&quot;&quot;en&quot;&quot;))&quot;);&quot;FUNCTIONAL DEFINITION PARAMETERS OF FALSE ADJUSTMENT&quot;)" office:value-type="string" office:string-value="FUNCTIONAL DEFINITION PARAMETERS OF FALSE ADJUSTMENT" calcext:value-type="string">
            <text:p>FUNCTIONAL DEFINITION PARAMETERS OF FALSE ADJUST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TIONSDEFINITION PARAMETER FEHLANPASSUNG&quot;)" office:value-type="string" office:string-value="FUNKTIONSDEFINITION PARAMETER FEHLANPASSUNG" calcext:value-type="string">
            <text:p>FUNKTIONSDEFINITION PARAMETER FEHLANPASSUNG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-STACK -UNTERLAUF" calcext:value-type="string">
            <text:p>GOSUB -STACK -UNTERLAUF</text:p>
          </table:table-cell>
          <table:table-cell table:style-name="ce8" table:formula="of:=IFERROR(__xludf.dummyfunction(&quot;upper(googletranslate(A53,$A$1,&quot;&quot;en&quot;&quot;))&quot;);&quot;GOSUB -STACK -UNTERLAUF&quot;)" office:value-type="string" office:string-value="GOSUB -STACK -UNTERLAUF" calcext:value-type="string">
            <text:p>GOSUB -STACK -UNTERLAUF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-STACK -UNTERLAUF&quot;)" office:value-type="string" office:string-value="GOSUB -STACK -UNTERLAUF" calcext:value-type="string">
            <text:p>GOSUB -STACK -UNTERLAUF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AUSSERHALB DES BEREICHS" calcext:value-type="string">
            <text:p>INDEX AUSSERHALB DES BEREICHS</text:p>
          </table:table-cell>
          <table:table-cell table:style-name="ce8" table:formula="of:=IFERROR(__xludf.dummyfunction(&quot;upper(googletranslate(A54,$A$1,&quot;&quot;en&quot;&quot;))&quot;);&quot;INDEX OUTSIDE THE AREA&quot;)" office:value-type="string" office:string-value="INDEX OUTSIDE THE AREA" calcext:value-type="string">
            <text:p>INDEX OUTSIDE THE AREA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AUSSERHALB DES BEREICHS&quot;)" office:value-type="string" office:string-value="INDEX AUSSERHALB DES BEREICHS" calcext:value-type="string">
            <text:p>INDEX AUSSERHALB DES BEREICHS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TT BEREITS DEFINIERT" calcext:value-type="string">
            <text:p>ETIKETT BEREITS DEFINIERT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TT BEREITS DEFINIERT&quot;)" office:value-type="string" office:string-value="ETIKETT BEREITS DEFINIERT" calcext:value-type="string">
            <text:p>ETIKETT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8" table:formula="of:=IFERROR(__xludf.dummyfunction(&quot;upper(googletranslate(A56,$A$1,&quot;&quot;en&quot;&quot;))&quot;);&quot;NON -AGREEMENT ON THE LEFT / RIGHT OPERATION&quot;)" office:value-type="string" office:string-value="NON -AGREEMENT ON THE LEFT / RIGHT OPERATION" calcext:value-type="string">
            <text:p>NON -AGREEMENT ON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NICHTÜBEREINSTIMMUNG LINKS / RECHTS OPERATION&quot;)" office:value-type="string" office:string-value="NICHTÜBEREINSTIMMUNG LINKS / RECHTS OPERATION" calcext:value-type="string">
            <text:p>NICHTÜBEREINSTIMMUNG LINKS / RECHTS OPERATIO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ER INDEX" calcext:value-type="string">
            <text:p>NEGATIVER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ER INDEX&quot;)" office:value-type="string" office:string-value="NEGATIVER INDEX" calcext:value-type="string">
            <text:p>NEGATIVER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8" table:formula="of:=IFERROR(__xludf.dummyfunction(&quot;upper(googletranslate(A58,$A$1,&quot;&quot;en&quot;&quot;))&quot;);&quot;NEXT FOR THE LOOP WITH STRING VARIABLE&quot;)" office:value-type="string" office:string-value="NEXT FOR THE LOOP WITH STRING VARIABLE" calcext:value-type="string">
            <text:p>NEXT FOR THE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ALS NÄCHSTES FÜR DIE SCHLEIFE MIT STRING -VARIABLE&quot;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-NICHTÜBEREINSTIMMUNG" calcext:value-type="string">
            <text:p>OPERAND -NICHTÜBEREINSTIMMUNG</text:p>
          </table:table-cell>
          <table:table-cell table:style-name="ce8" table:formula="of:=IFERROR(__xludf.dummyfunction(&quot;upper(googletranslate(A59,$A$1,&quot;&quot;en&quot;&quot;))&quot;);&quot;OPERAND -NOT AGREEMENT&quot;)" office:value-type="string" office:string-value="OPERAND -NOT AGREEMENT" calcext:value-type="string">
            <text:p>OPERAND -NOT AGREEMENT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-NICHTÜBEREINSTIMMUNG&quot;)" office:value-type="string" office:string-value="OPERAND -NICHTÜBEREINSTIMMUNG" calcext:value-type="string">
            <text:p>OPERAND -NICHTÜBEREINSTIMMUNG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N ERFORDERT EINE SPRACHE" calcext:value-type="string">
            <text:p>OPTION ERFORDERT EINE SPRACHE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N ERFORDERT EINE SPRACHE&quot;)" office:value-type="string" office:string-value="OPTION ERFORDERT EINE SPRACHE" calcext:value-type="string">
            <text:p>OPTION ERFORDERT EINE SPRACH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ITTE ÜBERPRÜFEN SIE DIE SPRACHEINSTELLUNGEN ODER UMGEBUNGSVARIABLE&quot;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-MATHEMATIK -LOGIKFEHLER" calcext:value-type="string">
            <text:p>STRING -MATHEMATIK -LOGIKFEHLER</text:p>
          </table:table-cell>
          <table:table-cell table:style-name="ce8" table:formula="of:=IFERROR(__xludf.dummyfunction(&quot;upper(googletranslate(A62,$A$1,&quot;&quot;en&quot;&quot;))&quot;);&quot;STRING -MATHEMATICS -LOGIC ERROR&quot;)" office:value-type="string" office:string-value="STRING -MATHEMATICS -LOGIC ERROR" calcext:value-type="string">
            <text:p>STRING -MATHEMATICS -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-MATHEMATIK -LOGIKFEHLER&quot;)" office:value-type="string" office:string-value="STRING -MATHEMATIK -LOGIKFEHLER" calcext:value-type="string">
            <text:p>STRING -MATHEMATIK -LOGIKFEHLE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DATEI KANN NICHT GEÖFFNET WERDEN" calcext:value-type="string">
            <text:p>DATEI KANN NICHT GEÖFFNET WERDEN</text:p>
          </table:table-cell>
          <table:table-cell table:style-name="ce8" table:formula="of:=IFERROR(__xludf.dummyfunction(&quot;upper(googletranslate(A63,$A$1,&quot;&quot;en&quot;&quot;))&quot;);&quot;FILE CANNOT BE OPENED&quot;)" office:value-type="string" office:string-value="FILE CANNOT BE OPENED" calcext:value-type="string">
            <text:p>FILE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DATEI KANN NICHT GEÖFFNET WERDEN&quot;)" office:value-type="string" office:string-value="DATEI KANN NICHT GEÖFFNET WERDEN" calcext:value-type="string">
            <text:p>DATEI KANN NICHT GEÖFFNET WERDE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8" table:formula="of:=IFERROR(__xludf.dummyfunction(&quot;upper(googletranslate(A64,$A$1,&quot;&quot;en&quot;&quot;))&quot;);&quot;IT CANNOT BE OPENED TO OPEN THE FILE FOR READING&quot;)" office:value-type="string" office:string-value="IT CANNOT BE OPENED TO OPEN THE FILE FOR READING" calcext:value-type="string">
            <text:p>IT CANNOT BE OPENED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ES KANN NICHT GEÖFFNET WERDEN, DIE DATEI ZUM LESEN ZU ÖFFNEN&quot;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ETIKETT" calcext:value-type="string">
            <text:p>UNDEFINED ETIKETT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ETIKETT&quot;)" office:value-type="string" office:string-value="UNDEFINED ETIKETT" calcext:value-type="string">
            <text:p>UNDEFINED ETIKETT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ICHT BEHANDELTER OPERATION" calcext:value-type="string">
            <text:p>NICHT BEHANDELTER OPERATIO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ICHT BEHANDELTER OPERATION&quot;)" office:value-type="string" office:string-value="NICHT BEHANDELTER OPERATION" calcext:value-type="string">
            <text:p>NICHT BEHANDELTER OPERATI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ICHT BEHANDELTER BETRIEBSCODE" calcext:value-type="string">
            <text:p>NICHT BEHANDELTER BETRIEBSCODE</text:p>
          </table:table-cell>
          <table:table-cell table:style-name="ce8" table:formula="of:=IFERROR(__xludf.dummyfunction(&quot;upper(googletranslate(A67,$A$1,&quot;&quot;en&quot;&quot;))&quot;);&quot;NON -TREATED OPERATING CODE&quot;)" office:value-type="string" office:string-value="NON -TREATED OPERATING CODE" calcext:value-type="string">
            <text:p>NON -TREAT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ICHT BEHANDELTER BETRIEBSCODE&quot;)" office:value-type="string" office:string-value="NICHT BEHANDELTER BETRIEBSCODE" calcext:value-type="string">
            <text:p>NICHT BEHANDELTER BETRIEBSCOD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BEKANNT, WENN ETIKETT" calcext:value-type="string">
            <text:p>UNBEKANNT, WENN ETIKETT</text:p>
          </table:table-cell>
          <table:table-cell table:style-name="ce8" table:formula="of:=IFERROR(__xludf.dummyfunction(&quot;upper(googletranslate(A68,$A$1,&quot;&quot;en&quot;&quot;))&quot;);&quot;UNKNOWN WHEN LABEL&quot;)" office:value-type="string" office:string-value="UNKNOWN WHEN LABEL" calcext:value-type="string">
            <text:p>UNKNOWN WHE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UNBEKANNT, WENN ETIKETT&quot;)" office:value-type="string" office:string-value="UNBEKANNT, WENN ETIKETT" calcext:value-type="string">
            <text:p>UNBEKANNT, WENN ETIKETT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ERKANNTER DOPPELMATHEMATIKOPERATION" calcext:value-type="string">
            <text:p>UNERKANNTER DOPPELMATHEMATIKOPERATION</text:p>
          </table:table-cell>
          <table:table-cell table:style-name="ce8" table:formula="of:=IFERROR(__xludf.dummyfunction(&quot;upper(googletranslate(A69,$A$1,&quot;&quot;en&quot;&quot;))&quot;);&quot;UNNECESSARY DOUBLE MATHEMATICS SURGERY&quot;)" office:value-type="string" office:string-value="UNNECESSARY DOUBLE MATHEMATICS SURGERY" calcext:value-type="string">
            <text:p>UNNECESSARY DOUBLE MATHEMATICS SURGERY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NERKANNTER DOPPELMATHEMATIKOPERATION&quot;)" office:value-type="string" office:string-value="UNERKANNTER DOPPELMATHEMATIKOPERATION" calcext:value-type="string">
            <text:p>UNERKANNTER DOPPEL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ICHT ERKANNTE FUNKTIONSFUNKTIONSDEFINITION" calcext:value-type="string">
            <text:p>NICHT ERKANNTE FUNKTIONSFUNKTIONSDEFINITION</text:p>
          </table:table-cell>
          <table:table-cell table:style-name="ce8" table:formula="of:=IFERROR(__xludf.dummyfunction(&quot;upper(googletranslate(A70,$A$1,&quot;&quot;en&quot;&quot;))&quot;);&quot;UNSIMINED FUNCTIONAL FUNCTION DEFINITION&quot;)" office:value-type="string" office:string-value="UNSIMINED FUNCTIONAL FUNCTION DEFINITION" calcext:value-type="string">
            <text:p>UNSIMIN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ICHT ERKANNTE FUNKTIONSFUNKTIONSDEFINITION&quot;)" office:value-type="string" office:string-value="NICHT ERKANNTE FUNKTIONSFUNKTIONSDEFINITION" calcext:value-type="string">
            <text:p>NICHT ERKANNTE FUNKTIONSFUNKTIONSDEFINITION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ICHT ANERKANNTES GOSUB -LABEL" calcext:value-type="string">
            <text:p>NICHT ANERKANNTES GOSUB -LABEL</text:p>
          </table:table-cell>
          <table:table-cell table:style-name="ce8" table:formula="of:=IFERROR(__xludf.dummyfunction(&quot;upper(googletranslate(A71,$A$1,&quot;&quot;en&quot;&quot;))&quot;);&quot;UNRELIED GOSUB LABEL&quot;)" office:value-type="string" office:string-value="UNRELIED GOSUB LABEL" calcext:value-type="string">
            <text:p>UNRELI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ICHT ANERKANNTES GOSUB -LABEL&quot;)" office:value-type="string" office:string-value="NICHT ANERKANNTES GOSUB -LABEL" calcext:value-type="string">
            <text:p>NICHT ANERKANNTES GOSUB -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ICHT ANERKANNTES GOTO -LABEL" calcext:value-type="string">
            <text:p>NICHT ANERKANNTES GOTO -LABEL</text:p>
          </table:table-cell>
          <table:table-cell table:style-name="ce8" table:formula="of:=IFERROR(__xludf.dummyfunction(&quot;upper(googletranslate(A72,$A$1,&quot;&quot;en&quot;&quot;))&quot;);&quot;UNRELITED GOTO LABEL&quot;)" office:value-type="string" office:string-value="UNRELITED GOTO LABEL" calcext:value-type="string">
            <text:p>UNRELI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ICHT ANERKANNTES GOTO -LABEL&quot;)" office:value-type="string" office:string-value="NICHT ANERKANNTES GOTO -LABEL" calcext:value-type="string">
            <text:p>NICHT ANERKANNTES GOTO -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UNERKANNTE EINGABE" calcext:value-type="string">
            <text:p>UNERKANNTE EINGABE</text:p>
          </table:table-cell>
          <table:table-cell table:style-name="ce8" table:formula="of:=IFERROR(__xludf.dummyfunction(&quot;upper(googletranslate(A73,$A$1,&quot;&quot;en&quot;&quot;))&quot;);&quot;UNDETECTED&quot;)" office:value-type="string" office:string-value="UNDETECTED" calcext:value-type="string">
            <text:p>UNDETECT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UNERKANNTE EINGABE&quot;)" office:value-type="string" office:string-value="UNERKANNTE EINGABE" calcext:value-type="string">
            <text:p>UNERKANNTE EINGAB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NERKANNTE GANZZAHL -MATHEMATIKOPERATION" calcext:value-type="string">
            <text:p>UNERKANNTE GANZZAHL -MATHEMATIKOPERATION</text:p>
          </table:table-cell>
          <table:table-cell table:style-name="ce8" table:formula="of:=IFERROR(__xludf.dummyfunction(&quot;upper(googletranslate(A74,$A$1,&quot;&quot;en&quot;&quot;))&quot;);&quot;UNDETECTED INTEGER -MATHEMATICS SURGERY&quot;)" office:value-type="string" office:string-value="UNDETECTED INTEGER -MATHEMATICS SURGERY" calcext:value-type="string">
            <text:p>UNDETECTED INTEGER -MATHEMATICS SURGERY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NERKANNTE GANZZAHL -MATHEMATIKOPERATION&quot;)" office:value-type="string" office:string-value="UNERKANNTE GANZZAHL -MATHEMATIKOPERATION" calcext:value-type="string">
            <text:p>UNERKANNTE GANZZAHL -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NERKANNTER MATHEMATISCHER TYP" calcext:value-type="string">
            <text:p>UNERKANNTER MATHEMATISCHER TYP</text:p>
          </table:table-cell>
          <table:table-cell table:style-name="ce8" table:formula="of:=IFERROR(__xludf.dummyfunction(&quot;upper(googletranslate(A75,$A$1,&quot;&quot;en&quot;&quot;))&quot;);&quot;UNDETECTED MATHEMATICAL GUY&quot;)" office:value-type="string" office:string-value="UNDETECTED MATHEMATICAL GUY" calcext:value-type="string">
            <text:p>UNDETECTED MATHEMATICAL GU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NERKANNTER MATHEMATISCHER TYP&quot;)" office:value-type="string" office:string-value="UNERKANNTER MATHEMATISCHER TYP" calcext:value-type="string">
            <text:p>UNERKANNTER MATHEMATISCHER TYP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NERKANNTE NÄCHSTE VARIABLE" calcext:value-type="string">
            <text:p>UNERKANNTE NÄCHSTE VARIABLE</text:p>
          </table:table-cell>
          <table:table-cell table:style-name="ce8" table:formula="of:=IFERROR(__xludf.dummyfunction(&quot;upper(googletranslate(A76,$A$1,&quot;&quot;en&quot;&quot;))&quot;);&quot;UNDETECTED NEXT VARIABLE&quot;)" office:value-type="string" office:string-value="UNDETECTED NEXT VARIABLE" calcext:value-type="string">
            <text:p>UNDETEC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NERKANNTE NÄCHSTE VARIABLE&quot;)" office:value-type="string" office:string-value="UNERKANNTE NÄCHSTE VARIABLE" calcext:value-type="string">
            <text:p>UNERKANNTE NÄCHSTE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NERKANNTER OP IN GEDRUCKTER FORM" calcext:value-type="string">
            <text:p>UNERKANNTER OP IN GEDRUCKTER FORM</text:p>
          </table:table-cell>
          <table:table-cell table:style-name="ce8" table:formula="of:=IFERROR(__xludf.dummyfunction(&quot;upper(googletranslate(A77,$A$1,&quot;&quot;en&quot;&quot;))&quot;);&quot;UNKNOWN OP IN PRINTED FORM&quot;)" office:value-type="string" office:string-value="UNKNOWN OP IN PRINTED FORM" calcext:value-type="string">
            <text:p>UNKNOWN OP IN PRINTED FORM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UNERKANNTER OP IN GEDRUCKTER FORM&quot;)" office:value-type="string" office:string-value="UNERKANNTER OP IN GEDRUCKTER FORM" calcext:value-type="string">
            <text:p>UNERKANNTER OP IN GEDRUCKTER FORM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8" table:formula="of:=IFERROR(__xludf.dummyfunction(&quot;upper(googletranslate(A78,$A$1,&quot;&quot;en&quot;&quot;))&quot;);&quot;UNCERNED RATIONAL MATHEMATICAL OPERATION&quot;)" office:value-type="string" office:string-value="UNCERNED RATIONAL MATHEMATICAL OPERATION" calcext:value-type="string">
            <text:p>UNCERN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NERKANNTER RATIONALER MATHEMATISCHER OPERATION&quot;)" office:value-type="string" office:string-value="UNERKANNTER RATIONALER MATHEMATISCHER OPERATION" calcext:value-type="string">
            <text:p>UNERKANNTER RATIONALER MATHEMATISCHER OPERATION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NERKANNTER VARIABLER TYP" calcext:value-type="string">
            <text:p>UNERKANNTER VARIABLER TYP</text:p>
          </table:table-cell>
          <table:table-cell table:style-name="ce8" table:formula="of:=IFERROR(__xludf.dummyfunction(&quot;upper(googletranslate(A79,$A$1,&quot;&quot;en&quot;&quot;))&quot;);&quot;UNDETECTED VARIABLE TYPE&quot;)" office:value-type="string" office:string-value="UNDETECTED VARIABLE TYPE" calcext:value-type="string">
            <text:p>UNDETEC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NERKANNTER VARIABLER TYP&quot;)" office:value-type="string" office:string-value="UNERKANNTER VARIABLER TYP" calcext:value-type="string">
            <text:p>UNERKANNTER VARIABLER TYP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BEGRENZTE UMGEBUNGSVARIABLE" calcext:value-type="string">
            <text:p>UNBEGRENZTE UMGEBUNGSVARIABLE</text:p>
          </table:table-cell>
          <table:table-cell table:style-name="ce8" table:formula="of:=IFERROR(__xludf.dummyfunction(&quot;upper(googletranslate(A80,$A$1,&quot;&quot;en&quot;&quot;))&quot;);&quot;UNLIMITED ENVIRONMENTAL VARIABLE&quot;)" office:value-type="string" office:string-value="UNLIMITED ENVIRONMENTAL VARIABLE" calcext:value-type="string">
            <text:p>UNLIMIT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BEGRENZTE UMGEBUNGSVARIABLE&quot;)" office:value-type="string" office:string-value="UNBEGRENZTE UMGEBUNGSVARIABLE" calcext:value-type="string">
            <text:p>UNBEGRENZTE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-DEFINITION FEHLANPASSUNG" calcext:value-type="string">
            <text:p>VARIABLE / ARRAY -DEFINITION FEHLANPASSUNG</text:p>
          </table:table-cell>
          <table:table-cell table:style-name="ce8" table:formula="of:=IFERROR(__xludf.dummyfunction(&quot;upper(googletranslate(A81,$A$1,&quot;&quot;en&quot;&quot;))&quot;);&quot;VARIABLE / ARRAY DEFINITION MISCARRIAGE&quot;)" office:value-type="string" office:string-value="VARIABLE / ARRAY DEFINITION MISCARRIAGE" calcext:value-type="string">
            <text:p>VARIABLE / ARRAY DEFINITION MISCARRIAG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-DEFINITION FEHLANPASSUNG&quot;)" office:value-type="string" office:string-value="VARIABLE / ARRAY -DEFINITION FEHLANPASSUNG" calcext:value-type="string">
            <text:p>VARIABLE / ARRAY -DEFINITION FEHLANPASSUNG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ALS ARRAY DEFINIERT" calcext:value-type="string">
            <text:p>VARIABLE ALS ARRAY DEFINIERT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ALS ARRAY DEFINIERT&quot;)" office:value-type="string" office:string-value="VARIABLE ALS ARRAY DEFINIERT" calcext:value-type="string">
            <text:p>VARIABLE ALS ARRAY DEFINIERT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ERT ALS NONARRAY" calcext:value-type="string">
            <text:p>VARIABLE DEFINIERT ALS NONARRAY</text:p>
          </table:table-cell>
          <table:table-cell table:style-name="ce8" table:formula="of:=IFERROR(__xludf.dummyfunction(&quot;upper(googletranslate(A83,$A$1,&quot;&quot;en&quot;&quot;))&quot;);&quot;VARIABLE DEFINES AS NONARRAY&quot;)" office:value-type="string" office:string-value="VARIABLE DEFINES AS NONARRAY" calcext:value-type="string">
            <text:p>VARIABLE DEFINES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ERT ALS NONARRAY&quot;)" office:value-type="string" office:string-value="VARIABLE DEFINIERT ALS NONARRAY" calcext:value-type="string">
            <text:p>VARIABLE DEFINIERT ALS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HAT KEINEN WERT" calcext:value-type="string">
            <text:p>VARIABLE HAT KEINEN WERT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HAT KEINEN WERT&quot;)" office:value-type="string" office:string-value="VARIABLE HAT KEINEN WERT" calcext:value-type="string">
            <text:p>VARIABLE HAT KEINEN WERT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IST KEIN ARRAY" calcext:value-type="string">
            <text:p>VARIABLE IST KEIN ARRAY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IST KEIN ARRAY&quot;)" office:value-type="string" office:string-value="VARIABLE IST KEIN ARRAY" calcext:value-type="string">
            <text:p>VARIABLE IST KEI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de.A3:lang_de.A39">
            <calcext:condition calcext:apply-style-name="ConditionalStyle_1" calcext:value="formula-is(COUNTIF([.$A$3:.$A$39];[.$A3])&gt;1)" calcext:base-cell-address="lang_de.A3"/>
          </calcext:conditional-format>
        </calcext:conditional-formats>
      </table:table>
      <table:table table:name="lang_zh" table:style-name="ta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1023"/>
        </table:table-row>
        <table:table-row table:style-name="ro1">
          <table:table-cell table:style-name="ce10" table:formula="of:=IF(LEN([.F3]) &gt; 0; [.F3]; [.E3])" office:value-type="string" office:string-value="腹肌" calcext:value-type="string">
            <text:p>腹肌</text:p>
          </table:table-cell>
          <table:table-cell table:style-name="ce8" table:formula="of:=IFERROR(__xludf.dummyfunction(&quot;upper(googletranslate(A3,$A$1,&quot;&quot;en&quot;&quot;))&quot;);&quot;ABDOMINAL MUSCLE&quot;)" office:value-type="string" office:string-value="ABDOMINAL MUSCLE" calcext:value-type="string">
            <text:p>ABDOMINAL MUSCL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肌&quot;)" office:value-type="string" office:string-value="腹肌" calcext:value-type="string">
            <text:p>腹肌</text:p>
          </table:table-cell>
          <table:table-cell table:number-columns-repeated="1019"/>
        </table:table-row>
        <table:table-row table:style-name="ro1">
          <table:table-cell table:style-name="ce1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0" table:formula="of:=IF(LEN([.F5]) &gt; 0; [.F5]; [.E5])" office:value-type="string" office:string-value="根据" calcext:value-type="string">
            <text:p>根据</text:p>
          </table:table-cell>
          <table:table-cell table:style-name="ce8" table:formula="of:=IFERROR(__xludf.dummyfunction(&quot;upper(googletranslate(A5,$A$1,&quot;&quot;en&quot;&quot;))&quot;);&quot;ACCORDING TO&quot;)" office:value-type="string" office:string-value="ACCORDING TO" calcext:value-type="string">
            <text:p>ACCORDING TO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根据&quot;)" office:value-type="string" office:string-value="根据" calcext:value-type="string">
            <text:p>根据</text:p>
          </table:table-cell>
          <table:table-cell table:number-columns-repeated="1019"/>
        </table:table-row>
        <table:table-row table:style-name="ro1">
          <table:table-cell table:style-name="ce1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0" table:formula="of:=IF(LEN([.F7]) &gt; 0; [.F7]; [.E7])" office:value-type="string" office:string-value="数据" calcext:value-type="string">
            <text:p>数据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数据&quot;)" office:value-type="string" office:string-value="数据" calcext:value-type="string">
            <text:p>数据</text:p>
          </table:table-cell>
          <table:table-cell table:number-columns-repeated="1019"/>
        </table:table-row>
        <table:table-row table:style-name="ro1">
          <table:table-cell table:style-name="ce1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0" table:formula="of:=IF(LEN([.F9]) &gt; 0; [.F9]; [.E9])" office:value-type="string" office:string-value="防御" calcext:value-type="string">
            <text:p>防御</text:p>
          </table:table-cell>
          <table:table-cell table:style-name="ce8" table:formula="of:=IFERROR(__xludf.dummyfunction(&quot;upper(googletranslate(A9,$A$1,&quot;&quot;en&quot;&quot;))&quot;);&quot;DEFENSE&quot;)" office:value-type="string" office:string-value="DEFENSE" calcext:value-type="string">
            <text:p>DEFENS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防御&quot;)" office:value-type="string" office:string-value="防御" calcext:value-type="string">
            <text:p>防御</text:p>
          </table:table-cell>
          <table:table-cell table:number-columns-repeated="1019"/>
        </table:table-row>
        <table:table-row table:style-name="ro1">
          <table:table-cell table:style-name="ce10" table:formula="of:=IF(LEN([.F10]) &gt; 0; [.F10]; [.E10])" office:value-type="string" office:string-value="暗淡" calcext:value-type="string">
            <text:p>暗淡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暗淡&quot;)" office:value-type="string" office:string-value="暗淡" calcext:value-type="string">
            <text:p>暗淡</text:p>
          </table:table-cell>
          <table:table-cell table:number-columns-repeated="1019"/>
        </table:table-row>
        <table:table-row table:style-name="ro1">
          <table:table-cell table:style-name="ce10" table:formula="of:=IF(LEN([.F11]) &gt; 0; [.F11]; [.E11])" office:value-type="string" office:string-value="结尾" calcext:value-type="string">
            <text:p>结尾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结尾&quot;)" office:value-type="string" office:string-value="结尾" calcext:value-type="string">
            <text:p>结尾</text:p>
          </table:table-cell>
          <table:table-cell table:number-columns-repeated="1019"/>
        </table:table-row>
        <table:table-row table:style-name="ro1">
          <table:table-cell table:style-name="ce10" table:formula="of:=IF(LEN([.F12]) &gt; 0; [.F12]; [.E12])" office:value-type="string" office:string-value="经验" calcext:value-type="string">
            <text:p>经验</text:p>
          </table:table-cell>
          <table:table-cell table:style-name="ce8" table:formula="of:=IFERROR(__xludf.dummyfunction(&quot;upper(googletranslate(A12,$A$1,&quot;&quot;en&quot;&quot;))&quot;);&quot;EXPERIENCE&quot;)" office:value-type="string" office:string-value="EXPERIENCE" calcext:value-type="string">
            <text:p>EXPERIENC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经验&quot;)" office:value-type="string" office:string-value="经验" calcext:value-type="string">
            <text:p>经验</text:p>
          </table:table-cell>
          <table:table-cell table:number-columns-repeated="1019"/>
        </table:table-row>
        <table:table-row table:style-name="ro1">
          <table:table-cell table:style-name="ce10" table:formula="of:=IF(LEN([.F13]) &gt; 0; [.F13]; [.E13])" office:value-type="string" office:string-value="为了" calcext:value-type="string">
            <text:p>为了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为了&quot;)" office:value-type="string" office:string-value="为了" calcext:value-type="string">
            <text:p>为了</text:p>
          </table:table-cell>
          <table:table-cell table:number-columns-repeated="1019"/>
        </table:table-row>
        <table:table-row table:style-name="ro1">
          <table:table-cell table:style-name="ce10" table:formula="of:=IF(LEN([.F14]) &gt; 0; [.F14]; [.E14])" office:value-type="string" office:string-value="去" calcext:value-type="string">
            <text:p>去</text:p>
          </table:table-cell>
          <table:table-cell table:style-name="ce8" table:formula="of:=IFERROR(__xludf.dummyfunction(&quot;upper(googletranslate(A14,$A$1,&quot;&quot;en&quot;&quot;))&quot;);&quot;GO&quot;)" office:value-type="string" office:string-value="GO" calcext:value-type="string">
            <text:p>G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去&quot;)" office:value-type="string" office:string-value="去" calcext:value-type="string">
            <text:p>去</text:p>
          </table:table-cell>
          <table:table-cell table:number-columns-repeated="1019"/>
        </table:table-row>
        <table:table-row table:style-name="ro1">
          <table:table-cell table:style-name="ce1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0" table:formula="of:=IF(LEN([.F16]) &gt; 0; [.F16]; [.E16])" office:value-type="string" office:string-value="如果" calcext:value-type="string">
            <text:p>如果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如果&quot;)" office:value-type="string" office:string-value="如果" calcext:value-type="string">
            <text:p>如果</text:p>
          </table:table-cell>
          <table:table-cell table:number-columns-repeated="1019"/>
        </table:table-row>
        <table:table-row table:style-name="ro1">
          <table:table-cell table:style-name="ce1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0" table:formula="of:=IF(LEN([.F18]) &gt; 0; [.F18]; [.E18])" office:value-type="string" office:string-value="输入" calcext:value-type="string">
            <text:p>输入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输入&quot;)" office:value-type="string" office:string-value="输入" calcext:value-type="string">
            <text:p>输入</text:p>
          </table:table-cell>
          <table:table-cell table:number-columns-repeated="1019"/>
        </table:table-row>
        <table:table-row table:style-name="ro1">
          <table:table-cell table:style-name="ce10" table:formula="of:=IF(LEN([.F19]) &gt; 0; [.F19]; [.E19])" office:value-type="string" office:string-value="让" calcext:value-type="string">
            <text:p>让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让&quot;)" office:value-type="string" office:string-value="让" calcext:value-type="string">
            <text:p>让</text:p>
          </table:table-cell>
          <table:table-cell table:number-columns-repeated="1019"/>
        </table:table-row>
        <table:table-row table:style-name="ro1">
          <table:table-cell table:style-name="ce10" table:formula="of:=IF(LEN([.F20]) &gt; 0; [.F20]; [.E20])" office:value-type="string" office:string-value="日志" calcext:value-type="string">
            <text:p>日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日志&quot;)" office:value-type="string" office:string-value="日志" calcext:value-type="string">
            <text:p>日志</text:p>
          </table:table-cell>
          <table:table-cell table:number-columns-repeated="1019"/>
        </table:table-row>
        <table:table-row table:style-name="ro1">
          <table:table-cell table:style-name="ce10" table:formula="of:=IF(LEN([.F21]) &gt; 0; [.F21]; [.E21])" office:value-type="string" office:string-value="下一个" calcext:value-type="string">
            <text:p>下一个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下一个&quot;)" office:value-type="string" office:string-value="下一个" calcext:value-type="string">
            <text:p>下一个</text:p>
          </table:table-cell>
          <table:table-cell table:number-columns-repeated="1019"/>
        </table:table-row>
        <table:table-row table:style-name="ro1">
          <table:table-cell table:style-name="ce10" table:formula="of:=IF(LEN([.F22]) &gt; 0; [.F22]; [.E22])" office:value-type="string" office:string-value="在" calcext:value-type="string">
            <text:p>在</text:p>
          </table:table-cell>
          <table:table-cell table:style-name="ce8" table:formula="of:=IFERROR(__xludf.dummyfunction(&quot;upper(googletranslate(A22,$A$1,&quot;&quot;en&quot;&quot;))&quot;);&quot;EXIST&quot;)" office:value-type="string" office:string-value="EXIST" calcext:value-type="string">
            <text:p>EXIS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在&quot;)" office:value-type="string" office:string-value="在" calcext:value-type="string">
            <text:p>在</text:p>
          </table:table-cell>
          <table:table-cell table:number-columns-repeated="1019"/>
        </table:table-row>
        <table:table-row table:style-name="ro1">
          <table:table-cell table:style-name="ce10" table:formula="of:=IF(LEN([.F23]) &gt; 0; [.F23]; [.E23])" office:value-type="string" office:string-value="选项" calcext:value-type="string">
            <text:p>选项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选项&quot;)" office:value-type="string" office:string-value="选项" calcext:value-type="string">
            <text:p>选项</text:p>
          </table:table-cell>
          <table:table-cell table:number-columns-repeated="1019"/>
        </table:table-row>
        <table:table-row table:style-name="ro1">
          <table:table-cell table:style-name="ce10" table:formula="of:=IF(LEN([.F24]) &gt; 0; [.F24]; [.E24])" office:value-type="string" office:string-value="打印" calcext:value-type="string">
            <text:p>打印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打印&quot;)" office:value-type="string" office:string-value="打印" calcext:value-type="string">
            <text:p>打印</text:p>
          </table:table-cell>
          <table:table-cell table:number-columns-repeated="1019"/>
        </table:table-row>
        <table:table-row table:style-name="ro1">
          <table:table-cell table:style-name="ce10" table:formula="of:=IF(LEN([.F25]) &gt; 0; [.F25]; [.E25])" office:value-type="string" office:string-value="随机化" calcext:value-type="string">
            <text:p>随机化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随机化&quot;)" office:value-type="string" office:string-value="随机化" calcext:value-type="string">
            <text:p>随机化</text:p>
          </table:table-cell>
          <table:table-cell table:number-columns-repeated="1019"/>
        </table:table-row>
        <table:table-row table:style-name="ro1">
          <table:table-cell table:style-name="ce10" table:formula="of:=IF(LEN([.F26]) &gt; 0; [.F26]; [.E26])" office:value-type="string" office:string-value="鼠" calcext:value-type="string">
            <text:p>鼠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鼠&quot;)" office:value-type="string" office:string-value="鼠" calcext:value-type="string">
            <text:p>鼠</text:p>
          </table:table-cell>
          <table:table-cell table:number-columns-repeated="1019"/>
        </table:table-row>
        <table:table-row table:style-name="ro1">
          <table:table-cell table:style-name="ce10" table:formula="of:=IF(LEN([.F27]) &gt; 0; [.F27]; [.E27])" office:value-type="string" office:string-value="读" calcext:value-type="string">
            <text:p>读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读&quot;)" office:value-type="string" office:string-value="读" calcext:value-type="string">
            <text:p>读</text:p>
          </table:table-cell>
          <table:table-cell table:number-columns-repeated="1019"/>
        </table:table-row>
        <table:table-row table:style-name="ro1">
          <table:table-cell table:style-name="ce1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0" table:formula="of:=IF(LEN([.F29]) &gt; 0; [.F29]; [.E29])" office:value-type="string" office:string-value="恢复" calcext:value-type="string">
            <text:p>恢复</text:p>
          </table:table-cell>
          <table:table-cell table:style-name="ce8" table:formula="of:=IFERROR(__xludf.dummyfunction(&quot;upper(googletranslate(A29,$A$1,&quot;&quot;en&quot;&quot;))&quot;);&quot;RECOVER&quot;)" office:value-type="string" office:string-value="RECOVER" calcext:value-type="string">
            <text:p>RECOVER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恢复&quot;)" office:value-type="string" office:string-value="恢复" calcext:value-type="string">
            <text:p>恢复</text:p>
          </table:table-cell>
          <table:table-cell table:number-columns-repeated="1019"/>
        </table:table-row>
        <table:table-row table:style-name="ro1">
          <table:table-cell table:style-name="ce10" table:formula="of:=IF(LEN([.F30]) &gt; 0; [.F30]; [.E30])" office:value-type="string" office:string-value="返回" calcext:value-type="string">
            <text:p>返回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返回&quot;)" office:value-type="string" office:string-value="返回" calcext:value-type="string">
            <text:p>返回</text:p>
          </table:table-cell>
          <table:table-cell table:number-columns-repeated="1019"/>
        </table:table-row>
        <table:table-row table:style-name="ro1">
          <table:table-cell table:style-name="ce1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0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CRIME&quot;)" office:value-type="string" office:string-value="CRIME" calcext:value-type="string">
            <text:p>CRIM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0" table:formula="of:=IF(LEN([.F35]) &gt; 0; [.F35]; [.E35])" office:value-type="string" office:string-value="步" calcext:value-type="string">
            <text:p>步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步&quot;)" office:value-type="string" office:string-value="步" calcext:value-type="string">
            <text:p>步</text:p>
          </table:table-cell>
          <table:table-cell table:number-columns-repeated="1019"/>
        </table:table-row>
        <table:table-row table:style-name="ro1">
          <table:table-cell table:style-name="ce10" table:formula="of:=IF(LEN([.F36]) &gt; 0; [.F36]; [.E36])" office:value-type="string" office:string-value="停止" calcext:value-type="string">
            <text:p>停止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停止&quot;)" office:value-type="string" office:string-value="停止" calcext:value-type="string">
            <text:p>停止</text:p>
          </table:table-cell>
          <table:table-cell table:number-columns-repeated="1019"/>
        </table:table-row>
        <table:table-row table:style-name="ro1">
          <table:table-cell table:style-name="ce1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0" table:formula="of:=IF(LEN([.F38]) &gt; 0; [.F38]; [.E38])" office:value-type="string" office:string-value="棕褐色" calcext:value-type="string">
            <text:p>棕褐色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棕褐色&quot;)" office:value-type="string" office:string-value="棕褐色" calcext:value-type="string">
            <text:p>棕褐色</text:p>
          </table:table-cell>
          <table:table-cell table:number-columns-repeated="1019"/>
        </table:table-row>
        <table:table-row table:style-name="ro1">
          <table:table-cell table:style-name="ce10" table:formula="of:=IF(LEN([.F39]) &gt; 0; [.F39]; [.E39])" office:value-type="string" office:string-value="到" calcext:value-type="string">
            <text:p>到</text:p>
          </table:table-cell>
          <table:table-cell table:style-name="ce8" table:formula="of:=IFERROR(__xludf.dummyfunction(&quot;upper(googletranslate(A39,$A$1,&quot;&quot;en&quot;&quot;))&quot;);&quot;ARRIVE&quot;)" office:value-type="string" office:string-value="ARRIVE" calcext:value-type="string">
            <text:p>ARRI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到&quot;)" office:value-type="string" office:string-value="到" calcext:value-type="string">
            <text:p>到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8" table:formula="of:=IFERROR(__xludf.dummyfunction(&quot;upper(googletranslate(A41,$A$1,&quot;&quot;en&quot;&quot;))&quot;);&quot;AND THERE IS NO LANGUAGE GIVEN ON THE COMMAND LINE. QUIT.&quot;)" office:value-type="string" office:string-value="AND THERE IS NO LANGUAGE GIVEN ON THE COMMAND LINE. QUIT." calcext:value-type="string">
            <text:p>AND THERE IS NO LANGUAGE GIVEN ON THE COMMAND LINE. QU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并且没有命令行上给出的语言。退出。&quot;)" office:value-type="string" office:string-value="并且没有命令行上给出的语言。退出。" calcext:value-type="string">
            <text:p>并且没有命令行上给出的语言。退出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数组已经定义" calcext:value-type="string">
            <text:p>数组已经定义</text:p>
          </table:table-cell>
          <table:table-cell table:style-name="ce8" table:formula="of:=IFERROR(__xludf.dummyfunction(&quot;upper(googletranslate(A42,$A$1,&quot;&quot;en&quot;&quot;))&quot;);&quot;THE ARRAY HAS BEEN DEFINED&quot;)" office:value-type="string" office:string-value="THE ARRAY HAS BEEN DEFINED" calcext:value-type="string">
            <text:p>THE ARRAY HAS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数组已经定义&quot;)" office:value-type="string" office:string-value="数组已经定义" calcext:value-type="string">
            <text:p>数组已经定义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数组索引范围之外" calcext:value-type="string">
            <text:p>数组索引范围之外</text:p>
          </table:table-cell>
          <table:table-cell table:style-name="ce8" table:formula="of:=IFERROR(__xludf.dummyfunction(&quot;upper(googletranslate(A43,$A$1,&quot;&quot;en&quot;&quot;))&quot;);&quot;OUTSIDE THE RANGE OF ARRAY&quot;)" office:value-type="string" office:string-value="OUTSIDE THE RANGE OF ARRAY" calcext:value-type="string">
            <text:p>OUTSIDE THE RANGE OF ARRA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数组索引范围之外&quot;)" office:value-type="string" office:string-value="数组索引范围之外" calcext:value-type="string">
            <text:p>数组索引范围之外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无法访问目录" calcext:value-type="string">
            <text:p>无法访问目录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无法访问目录&quot;)" office:value-type="string" office:string-value="无法访问目录" calcext:value-type="string">
            <text:p>无法访问目录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数据输入下流" calcext:value-type="string">
            <text:p>数据输入下流</text:p>
          </table:table-cell>
          <table:table-cell table:style-name="ce8" table:formula="of:=IFERROR(__xludf.dummyfunction(&quot;upper(googletranslate(A45,$A$1,&quot;&quot;en&quot;&quot;))&quot;);&quot;DATA INPUT DOWNSTREAM&quot;)" office:value-type="string" office:string-value="DATA INPUT DOWNSTREAM" calcext:value-type="string">
            <text:p>DATA INPUT DOWN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数据输入下流&quot;)" office:value-type="string" office:string-value="数据输入下流" calcext:value-type="string">
            <text:p>数据输入下流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数据读取底流" calcext:value-type="string">
            <text:p>数据读取底流</text:p>
          </table:table-cell>
          <table:table-cell table:style-name="ce8" table:formula="of:=IFERROR(__xludf.dummyfunction(&quot;upper(googletranslate(A46,$A$1,&quot;&quot;en&quot;&quot;))&quot;);&quot;DATA READING BOTTOM FLOW&quot;)" office:value-type="string" office:string-value="DATA READING BOTTOM FLOW" calcext:value-type="string">
            <text:p>DATA READING BOTTOM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数据读取底流&quot;)" office:value-type="string" office:string-value="数据读取底流" calcext:value-type="string">
            <text:p>数据读取底流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发现定义周期" calcext:value-type="string">
            <text:p>发现定义周期</text:p>
          </table:table-cell>
          <table:table-cell table:style-name="ce8" table:formula="of:=IFERROR(__xludf.dummyfunction(&quot;upper(googletranslate(A47,$A$1,&quot;&quot;en&quot;&quot;))&quot;);&quot;DISCOVER DEFINITION CYCLE&quot;)" office:value-type="string" office:string-value="DISCOVER DEFINITION CYCLE" calcext:value-type="string">
            <text:p>DISCOVER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发现定义周期&quot;)" office:value-type="string" office:string-value="发现定义周期" calcext:value-type="string">
            <text:p>发现定义周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错误" calcext:value-type="string">
            <text:p>错误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错误&quot;)" office:value-type="string" office:string-value="错误" calcext:value-type="string">
            <text:p>错误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对于可变倍数定义" calcext:value-type="string">
            <text:p>对于可变倍数定义</text:p>
          </table:table-cell>
          <table:table-cell table:style-name="ce8" table:formula="of:=IFERROR(__xludf.dummyfunction(&quot;upper(googletranslate(A49,$A$1,&quot;&quot;en&quot;&quot;))&quot;);&quot;FOR VARIABLE MULTIPLE DEFINITION&quot;)" office:value-type="string" office:string-value="FOR VARIABLE MULTIPLE DEFINITION" calcext:value-type="string">
            <text:p>FOR VARIABLE MULTIPLE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对于可变倍数定义&quot;)" office:value-type="string" office:string-value="对于可变倍数定义" calcext:value-type="string">
            <text:p>对于可变倍数定义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功能定义乘以定义" calcext:value-type="string">
            <text:p>功能定义乘以定义</text:p>
          </table:table-cell>
          <table:table-cell table:style-name="ce8" table:formula="of:=IFERROR(__xludf.dummyfunction(&quot;upper(googletranslate(A50,$A$1,&quot;&quot;en&quot;&quot;))&quot;);&quot;FUNCTION DEFINITION MULTIPLICATION TO DEFINE&quot;)" office:value-type="string" office:string-value="FUNCTION DEFINITION MULTIPLICATION TO DEFINE" calcext:value-type="string">
            <text:p>FUNCTION DEFINITION MULTIPLICATION TO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功能定义乘以定义&quot;)" office:value-type="string" office:string-value="功能定义乘以定义" calcext:value-type="string">
            <text:p>功能定义乘以定义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功能定义参数不匹配" calcext:value-type="string">
            <text:p>功能定义参数不匹配</text:p>
          </table:table-cell>
          <table:table-cell table:style-name="ce8" table:formula="of:=IFERROR(__xludf.dummyfunction(&quot;upper(googletranslate(A51,$A$1,&quot;&quot;en&quot;&quot;))&quot;);&quot;FUNCTION DEFINITION PARAMETERS DO NOT MATCH&quot;)" office:value-type="string" office:string-value="FUNCTION DEFINITION PARAMETERS DO NOT MATCH" calcext:value-type="string">
            <text:p>FUNCTION DEFINITION PARAMETERS DO NOT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功能定义参数不匹配&quot;)" office:value-type="string" office:string-value="功能定义参数不匹配" calcext:value-type="string">
            <text:p>功能定义参数不匹配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堆栈溢出" calcext:value-type="string">
            <text:p>GOSUB堆栈溢出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堆栈溢出&quot;)" office:value-type="string" office:string-value="GOSUB堆栈溢出" calcext:value-type="string">
            <text:p>GOSUB堆栈溢出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堆栈下流" calcext:value-type="string">
            <text:p>GOSUB堆栈下流</text:p>
          </table:table-cell>
          <table:table-cell table:style-name="ce8" table:formula="of:=IFERROR(__xludf.dummyfunction(&quot;upper(googletranslate(A53,$A$1,&quot;&quot;en&quot;&quot;))&quot;);&quot;GOSUB STACK DOWN&quot;)" office:value-type="string" office:string-value="GOSUB STACK DOWN" calcext:value-type="string">
            <text:p>GOSUB STACK DOWN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堆栈下流&quot;)" office:value-type="string" office:string-value="GOSUB堆栈下流" calcext:value-type="string">
            <text:p>GOSUB堆栈下流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索引超出范围" calcext:value-type="string">
            <text:p>索引超出范围</text:p>
          </table:table-cell>
          <table:table-cell table:style-name="ce8" table:formula="of:=IFERROR(__xludf.dummyfunction(&quot;upper(googletranslate(A54,$A$1,&quot;&quot;en&quot;&quot;))&quot;);&quot;INDEX EXCEEDING THE RANGE&quot;)" office:value-type="string" office:string-value="INDEX EXCEEDING THE RANGE" calcext:value-type="string">
            <text:p>INDEX EXCEEDING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索引超出范围&quot;)" office:value-type="string" office:string-value="索引超出范围" calcext:value-type="string">
            <text:p>索引超出范围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标签已经定义" calcext:value-type="string">
            <text:p>标签已经定义</text:p>
          </table:table-cell>
          <table:table-cell table:style-name="ce8" table:formula="of:=IFERROR(__xludf.dummyfunction(&quot;upper(googletranslate(A55,$A$1,&quot;&quot;en&quot;&quot;))&quot;);&quot;TAGS HAVE BEEN DEFINED&quot;)" office:value-type="string" office:string-value="TAGS HAVE BEEN DEFINED" calcext:value-type="string">
            <text:p>TAGS HAVE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标签已经定义&quot;)" office:value-type="string" office:string-value="标签已经定义" calcext:value-type="string">
            <text:p>标签已经定义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不匹配" calcext:value-type="string">
            <text:p>左 /右操作不匹配</text:p>
          </table:table-cell>
          <table:table-cell table:style-name="ce8" table:formula="of:=IFERROR(__xludf.dummyfunction(&quot;upper(googletranslate(A56,$A$1,&quot;&quot;en&quot;&quot;))&quot;);&quot;LEFT /RIGHT OPERATION DOES NOT MATCH&quot;)" office:value-type="string" office:string-value="LEFT /RIGHT OPERATION DOES NOT MATCH" calcext:value-type="string">
            <text:p>LEFT /RIGHT OPERATION DOES NOT 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不匹配&quot;)" office:value-type="string" office:string-value="左 /右操作不匹配" calcext:value-type="string">
            <text:p>左 /右操作不匹配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负数" calcext:value-type="string">
            <text:p>负数</text:p>
          </table:table-cell>
          <table:table-cell table:style-name="ce8" table:formula="of:=IFERROR(__xludf.dummyfunction(&quot;upper(googletranslate(A57,$A$1,&quot;&quot;en&quot;&quot;))&quot;);&quot;NEGATIVE NUMBER&quot;)" office:value-type="string" office:string-value="NEGATIVE NUMBER" calcext:value-type="string">
            <text:p>NEGATIVE NUMBE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负数&quot;)" office:value-type="string" office:string-value="负数" calcext:value-type="string">
            <text:p>负数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下一个使用字符串变量的循环" calcext:value-type="string">
            <text:p>下一个使用字符串变量的循环</text:p>
          </table:table-cell>
          <table:table-cell table:style-name="ce8" table:formula="of:=IFERROR(__xludf.dummyfunction(&quot;upper(googletranslate(A58,$A$1,&quot;&quot;en&quot;&quot;))&quot;);&quot;THE NEXT LOOP USING STRING VARIABLES&quot;)" office:value-type="string" office:string-value="THE NEXT LOOP USING STRING VARIABLES" calcext:value-type="string">
            <text:p>THE NEXT LOOP USING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下一个使用字符串变量的循环&quot;)" office:value-type="string" office:string-value="下一个使用字符串变量的循环" calcext:value-type="string">
            <text:p>下一个使用字符串变量的循环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操作数不匹配" calcext:value-type="string">
            <text:p>操作数不匹配</text:p>
          </table:table-cell>
          <table:table-cell table:style-name="ce8" table:formula="of:=IFERROR(__xludf.dummyfunction(&quot;upper(googletranslate(A59,$A$1,&quot;&quot;en&quot;&quot;))&quot;);&quot;DO NOT MATCH THE NUMBER OF OPERATIONS&quot;)" office:value-type="string" office:string-value="DO NOT MATCH THE NUMBER OF OPERATIONS" calcext:value-type="string">
            <text:p>DO NOT MATCH THE NUMBER OF OPERATION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操作数不匹配&quot;)" office:value-type="string" office:string-value="操作数不匹配" calcext:value-type="string">
            <text:p>操作数不匹配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选项需要一种语言" calcext:value-type="string">
            <text:p>选项需要一种语言</text:p>
          </table:table-cell>
          <table:table-cell table:style-name="ce8" table:formula="of:=IFERROR(__xludf.dummyfunction(&quot;upper(googletranslate(A60,$A$1,&quot;&quot;en&quot;&quot;))&quot;);&quot;OPTIONS REQUIRE A LANGUAGE&quot;)" office:value-type="string" office:string-value="OPTIONS REQUIRE A LANGUAGE" calcext:value-type="string">
            <text:p>OPTIONS REQUIRE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选项需要一种语言&quot;)" office:value-type="string" office:string-value="选项需要一种语言" calcext:value-type="string">
            <text:p>选项需要一种语言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请检查语言设置或环境变量" calcext:value-type="string">
            <text:p>请检查语言设置或环境变量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请检查语言设置或环境变量&quot;)" office:value-type="string" office:string-value="请检查语言设置或环境变量" calcext:value-type="string">
            <text:p>请检查语言设置或环境变量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字符串数学逻辑错误" calcext:value-type="string">
            <text:p>字符串数学逻辑错误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字符串数学逻辑错误&quot;)" office:value-type="string" office:string-value="字符串数学逻辑错误" calcext:value-type="string">
            <text:p>字符串数学逻辑错误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无法打开文件" calcext:value-type="string">
            <text:p>无法打开文件</text:p>
          </table:table-cell>
          <table:table-cell table:style-name="ce8" table:formula="of:=IFERROR(__xludf.dummyfunction(&quot;upper(googletranslate(A63,$A$1,&quot;&quot;en&quot;&quot;))&quot;);&quot;UNABLE TO OPEN THE FILE&quot;)" office:value-type="string" office:string-value="UNABLE TO OPEN THE FILE" calcext:value-type="string">
            <text:p>UNA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无法打开文件&quot;)" office:value-type="string" office:string-value="无法打开文件" calcext:value-type="string">
            <text:p>无法打开文件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无法打开以读取的文件" calcext:value-type="string">
            <text:p>无法打开以读取的文件</text:p>
          </table:table-cell>
          <table:table-cell table:style-name="ce8" table:formula="of:=IFERROR(__xludf.dummyfunction(&quot;upper(googletranslate(A64,$A$1,&quot;&quot;en&quot;&quot;))&quot;);&quot;CAN'T OPEN THE FILES THAT READ TO READ&quot;)" office:value-type="string" office:string-value="CAN'T OPEN THE FILES THAT READ TO READ" calcext:value-type="string">
            <text:p>CAN'T OPEN THE FILES THAT READ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无法打开以读取的文件&quot;)" office:value-type="string" office:string-value="无法打开以读取的文件" calcext:value-type="string">
            <text:p>无法打开以读取的文件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义的标签" calcext:value-type="string">
            <text:p>未定义的标签</text:p>
          </table:table-cell>
          <table:table-cell table:style-name="ce8" table:formula="of:=IFERROR(__xludf.dummyfunction(&quot;upper(googletranslate(A65,$A$1,&quot;&quot;en&quot;&quot;))&quot;);&quot;UNFALTED LABEL&quot;)" office:value-type="string" office:string-value="UNFALTED LABEL" calcext:value-type="string">
            <text:p>UNFAL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义的标签&quot;)" office:value-type="string" office:string-value="未定义的标签" calcext:value-type="string">
            <text:p>未定义的标签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经处理的操作" calcext:value-type="string">
            <text:p>未经处理的操作</text:p>
          </table:table-cell>
          <table:table-cell table:style-name="ce8" table:formula="of:=IFERROR(__xludf.dummyfunction(&quot;upper(googletranslate(A66,$A$1,&quot;&quot;en&quot;&quot;))&quot;);&quot;UNPROCESSED OPERATION&quot;)" office:value-type="string" office:string-value="UNPROCESSED OPERATION" calcext:value-type="string">
            <text:p>UN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经处理的操作&quot;)" office:value-type="string" office:string-value="未经处理的操作" calcext:value-type="string">
            <text:p>未经处理的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经处理的操作代码" calcext:value-type="string">
            <text:p>未经处理的操作代码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经处理的操作代码&quot;)" office:value-type="string" office:string-value="未经处理的操作代码" calcext:value-type="string">
            <text:p>未经处理的操作代码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知是否标签" calcext:value-type="string">
            <text:p>未知是否标签</text:p>
          </table:table-cell>
          <table:table-cell table:style-name="ce8" table:formula="of:=IFERROR(__xludf.dummyfunction(&quot;upper(googletranslate(A68,$A$1,&quot;&quot;en&quot;&quot;))&quot;);&quot;UNKNOWN WHETHER IT IS LABEL&quot;)" office:value-type="string" office:string-value="UNKNOWN WHETHER IT IS LABEL" calcext:value-type="string">
            <text:p>UNKNOWN WHETHER IT IS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未知是否标签&quot;)" office:value-type="string" office:string-value="未知是否标签" calcext:value-type="string">
            <text:p>未知是否标签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识别的双重数学操作" calcext:value-type="string">
            <text:p>未识别的双重数学操作</text:p>
          </table:table-cell>
          <table:table-cell table:style-name="ce8" table:formula="of:=IFERROR(__xludf.dummyfunction(&quot;upper(googletranslate(A69,$A$1,&quot;&quot;en&quot;&quot;))&quot;);&quot;DOUBLE MATHEMATICS OPERATIONS THAT ARE NOT RECOGNIZED&quot;)" office:value-type="string" office:string-value="DOUBLE MATHEMATICS OPERATIONS THAT ARE NOT RECOGNIZED" calcext:value-type="string">
            <text:p>DOUBLE MATHEMATICS OPERATIONS THAT ARE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未识别的双重数学操作&quot;)" office:value-type="string" office:string-value="未识别的双重数学操作" calcext:value-type="string">
            <text:p>未识别的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无法识别的功能函数定义" calcext:value-type="string">
            <text:p>无法识别的功能函数定义</text:p>
          </table:table-cell>
          <table:table-cell table:style-name="ce8" table:formula="of:=IFERROR(__xludf.dummyfunction(&quot;upper(googletranslate(A70,$A$1,&quot;&quot;en&quot;&quot;))&quot;);&quot;UNRECOGNIZABLE FUNCTIONAL DEFINITION&quot;)" office:value-type="string" office:string-value="UNRECOGNIZABLE FUNCTIONAL DEFINITION" calcext:value-type="string">
            <text:p>UNRECOGNIZABLE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无法识别的功能函数定义&quot;)" office:value-type="string" office:string-value="无法识别的功能函数定义" calcext:value-type="string">
            <text:p>无法识别的功能函数定义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无法识别的GOSUB标签" calcext:value-type="string">
            <text:p>无法识别的GOSUB标签</text:p>
          </table:table-cell>
          <table:table-cell table:style-name="ce8" table:formula="of:=IFERROR(__xludf.dummyfunction(&quot;upper(googletranslate(A71,$A$1,&quot;&quot;en&quot;&quot;))&quot;);&quot;UNABLE TO RECOGNIZE GOSUB TAGS&quot;)" office:value-type="string" office:string-value="UNABLE TO RECOGNIZE GOSUB TAGS" calcext:value-type="string">
            <text:p>UNABLE TO RECOGNIZE GOSUB TAG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无法识别的GOSUB标签&quot;)" office:value-type="string" office:string-value="无法识别的GOSUB标签" calcext:value-type="string">
            <text:p>无法识别的GOSUB标签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无法识别的GOTO标签" calcext:value-type="string">
            <text:p>无法识别的GOTO标签</text:p>
          </table:table-cell>
          <table:table-cell table:style-name="ce8" table:formula="of:=IFERROR(__xludf.dummyfunction(&quot;upper(googletranslate(A72,$A$1,&quot;&quot;en&quot;&quot;))&quot;);&quot;UNABLE TO RECOGNIZE GOTO TAGS&quot;)" office:value-type="string" office:string-value="UNABLE TO RECOGNIZE GOTO TAGS" calcext:value-type="string">
            <text:p>UNABLE TO RECOGNIZE GOTO TAGS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无法识别的GOTO标签&quot;)" office:value-type="string" office:string-value="无法识别的GOTO标签" calcext:value-type="string">
            <text:p>无法识别的GOTO标签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未识别的输入" calcext:value-type="string">
            <text:p>未识别的输入</text:p>
          </table:table-cell>
          <table:table-cell table:style-name="ce8" table:formula="of:=IFERROR(__xludf.dummyfunction(&quot;upper(googletranslate(A73,$A$1,&quot;&quot;en&quot;&quot;))&quot;);&quot;UNEXPLAINED INPUT&quot;)" office:value-type="string" office:string-value="UNEXPLAINED INPUT" calcext:value-type="string">
            <text:p>UNEXPLAIN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未识别的输入&quot;)" office:value-type="string" office:string-value="未识别的输入" calcext:value-type="string">
            <text:p>未识别的输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无法识别的整数数学操作" calcext:value-type="string">
            <text:p>无法识别的整数数学操作</text:p>
          </table:table-cell>
          <table:table-cell table:style-name="ce8" table:formula="of:=IFERROR(__xludf.dummyfunction(&quot;upper(googletranslate(A74,$A$1,&quot;&quot;en&quot;&quot;))&quot;);&quot;UNEXPLAINED INTEGER MATHEMATICS OPERATION&quot;)" office:value-type="string" office:string-value="UNEXPLAINED INTEGER MATHEMATICS OPERATION" calcext:value-type="string">
            <text:p>UNEXPLAIN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无法识别的整数数学操作&quot;)" office:value-type="string" office:string-value="无法识别的整数数学操作" calcext:value-type="string">
            <text:p>无法识别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无法识别的数学类型" calcext:value-type="string">
            <text:p>无法识别的数学类型</text:p>
          </table:table-cell>
          <table:table-cell table:style-name="ce8" table:formula="of:=IFERROR(__xludf.dummyfunction(&quot;upper(googletranslate(A75,$A$1,&quot;&quot;en&quot;&quot;))&quot;);&quot;UNSABLE MATHEMATICAL TYPES&quot;)" office:value-type="string" office:string-value="UNSABLE MATHEMATICAL TYPES" calcext:value-type="string">
            <text:p>UNSABLE MATHEMATICAL TYPE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无法识别的数学类型&quot;)" office:value-type="string" office:string-value="无法识别的数学类型" calcext:value-type="string">
            <text:p>无法识别的数学类型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未识别的下一个变量" calcext:value-type="string">
            <text:p>未识别的下一个变量</text:p>
          </table:table-cell>
          <table:table-cell table:style-name="ce8" table:formula="of:=IFERROR(__xludf.dummyfunction(&quot;upper(googletranslate(A76,$A$1,&quot;&quot;en&quot;&quot;))&quot;);&quot;UNEXPOSED NEXT VARIABLE&quot;)" office:value-type="string" office:string-value="UNEXPOSED NEXT VARIABLE" calcext:value-type="string">
            <text:p>UNEXPOS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未识别的下一个变量&quot;)" office:value-type="string" office:string-value="未识别的下一个变量" calcext:value-type="string">
            <text:p>未识别的下一个变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未识别的OP印刷" calcext:value-type="string">
            <text:p>未识别的OP印刷</text:p>
          </table:table-cell>
          <table:table-cell table:style-name="ce8" table:formula="of:=IFERROR(__xludf.dummyfunction(&quot;upper(googletranslate(A77,$A$1,&quot;&quot;en&quot;&quot;))&quot;);&quot;UNEXPOSED OP PRINTING&quot;)" office:value-type="string" office:string-value="UNEXPOSED OP PRINTING" calcext:value-type="string">
            <text:p>UNEXPOSED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未识别的OP印刷&quot;)" office:value-type="string" office:string-value="未识别的OP印刷" calcext:value-type="string">
            <text:p>未识别的OP印刷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未被认可的理性数学操作" calcext:value-type="string">
            <text:p>未被认可的理性数学操作</text:p>
          </table:table-cell>
          <table:table-cell table:style-name="ce8" table:formula="of:=IFERROR(__xludf.dummyfunction(&quot;upper(googletranslate(A78,$A$1,&quot;&quot;en&quot;&quot;))&quot;);&quot;UNTHICALLY RECOGNIZED RATIONAL MATHEMATICS OPERATION&quot;)" office:value-type="string" office:string-value="UNTHICALLY RECOGNIZED RATIONAL MATHEMATICS OPERATION" calcext:value-type="string">
            <text:p>UNTHICALLY 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未被认可的理性数学操作&quot;)" office:value-type="string" office:string-value="未被认可的理性数学操作" calcext:value-type="string">
            <text:p>未被认可的理性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无法识别的变量类型" calcext:value-type="string">
            <text:p>无法识别的变量类型</text:p>
          </table:table-cell>
          <table:table-cell table:style-name="ce8" table:formula="of:=IFERROR(__xludf.dummyfunction(&quot;upper(googletranslate(A79,$A$1,&quot;&quot;en&quot;&quot;))&quot;);&quot;CAN'T RECOGNIZE VARIABLE TYPES&quot;)" office:value-type="string" office:string-value="CAN'T RECOGNIZE VARIABLE TYPES" calcext:value-type="string">
            <text:p>CAN'T RECOGNIZE VARIABLE TYPES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无法识别的变量类型&quot;)" office:value-type="string" office:string-value="无法识别的变量类型" calcext:value-type="string">
            <text:p>无法识别的变量类型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未设置的环境变量" calcext:value-type="string">
            <text:p>未设置的环境变量</text:p>
          </table:table-cell>
          <table:table-cell table:style-name="ce8" table:formula="of:=IFERROR(__xludf.dummyfunction(&quot;upper(googletranslate(A80,$A$1,&quot;&quot;en&quot;&quot;))&quot;);&quot;UNEXPOSED ENVIRONMENT VARIABLE&quot;)" office:value-type="string" office:string-value="UNEXPOSED ENVIRONMENT VARIABLE" calcext:value-type="string">
            <text:p>UNEXPOS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未设置的环境变量&quot;)" office:value-type="string" office:string-value="未设置的环境变量" calcext:value-type="string">
            <text:p>未设置的环境变量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变量 /数组定义不匹配" calcext:value-type="string">
            <text:p>变量 /数组定义不匹配</text:p>
          </table:table-cell>
          <table:table-cell table:style-name="ce8" table:formula="of:=IFERROR(__xludf.dummyfunction(&quot;upper(googletranslate(A81,$A$1,&quot;&quot;en&quot;&quot;))&quot;);&quot;VARIABLE /ARRAY DEFINITION DOES NOT MATCH&quot;)" office:value-type="string" office:string-value="VARIABLE /ARRAY DEFINITION DOES NOT MATCH" calcext:value-type="string">
            <text:p>VARIABLE /ARRAY DEFINITION DOES NOT 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变量 /数组定义不匹配&quot;)" office:value-type="string" office:string-value="变量 /数组定义不匹配" calcext:value-type="string">
            <text:p>变量 /数组定义不匹配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定义为数组的变量" calcext:value-type="string">
            <text:p>定义为数组的变量</text:p>
          </table:table-cell>
          <table:table-cell table:style-name="ce8" table:formula="of:=IFERROR(__xludf.dummyfunction(&quot;upper(googletranslate(A82,$A$1,&quot;&quot;en&quot;&quot;))&quot;);&quot;DEFINITION AS AN ARRAY VARIABLE&quot;)" office:value-type="string" office:string-value="DEFINITION AS AN ARRAY VARIABLE" calcext:value-type="string">
            <text:p>DEFINITION AS AN ARRAY VARI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定义为数组的变量&quot;)" office:value-type="string" office:string-value="定义为数组的变量" calcext:value-type="string">
            <text:p>定义为数组的变量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定义为非阵列的变量" calcext:value-type="string">
            <text:p>定义为非阵列的变量</text:p>
          </table:table-cell>
          <table:table-cell table:style-name="ce8" table:formula="of:=IFERROR(__xludf.dummyfunction(&quot;upper(googletranslate(A83,$A$1,&quot;&quot;en&quot;&quot;))&quot;);&quot;DEFINITION AS A VARIABLE OF NON -ARRAY&quot;)" office:value-type="string" office:string-value="DEFINITION AS A VARIABLE OF NON -ARRAY" calcext:value-type="string">
            <text:p>DEFINITION AS A VARIABLE OF NON -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定义为非阵列的变量&quot;)" office:value-type="string" office:string-value="定义为非阵列的变量" calcext:value-type="string">
            <text:p>定义为非阵列的变量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变量没有值" calcext:value-type="string">
            <text:p>变量没有值</text:p>
          </table:table-cell>
          <table:table-cell table:style-name="ce8" table:formula="of:=IFERROR(__xludf.dummyfunction(&quot;upper(googletranslate(A84,$A$1,&quot;&quot;en&quot;&quot;))&quot;);&quot;VARIOUS VARIABLES ARE WORTHLESS&quot;)" office:value-type="string" office:string-value="VARIOUS VARIABLES ARE WORTHLESS" calcext:value-type="string">
            <text:p>VARIOUS VARIABLES ARE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变量没有值&quot;)" office:value-type="string" office:string-value="变量没有值" calcext:value-type="string">
            <text:p>变量没有值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变量不是数组" calcext:value-type="string">
            <text:p>变量不是数组</text:p>
          </table:table-cell>
          <table:table-cell table:style-name="ce8" table:formula="of:=IFERROR(__xludf.dummyfunction(&quot;upper(googletranslate(A85,$A$1,&quot;&quot;en&quot;&quot;))&quot;);&quot;VARIABLES ARE NOT ARRAY&quot;)" office:value-type="string" office:string-value="VARIABLES ARE NOT ARRAY" calcext:value-type="string">
            <text:p>VARIABLES ARE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变量不是数组&quot;)" office:value-type="string" office:string-value="变量不是数组" calcext:value-type="string">
            <text:p>变量不是数组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h.A3:lang_zh.A39">
            <calcext:condition calcext:apply-style-name="ConditionalStyle_1" calcext:value="formula-is(COUNTIF([.$A$3:.$A$39];[.$A3])&gt;1)" calcext:base-cell-address="lang_zh.A3"/>
          </calcext:conditional-format>
        </calcext:conditional-formats>
      </table:table>
      <table:table table:name="lang_es" table:style-name="ta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number-columns-repeated="1023"/>
        </table:table-row>
        <table:table-row table:style-name="ro1">
          <table:table-cell table:style-name="ce11" table:formula="of:=IF(LEN([.F3]) &gt; 0; [.F3]; [.E3])" office:value-type="string" office:string-value="ABDOMINALES" calcext:value-type="string">
            <text:p>ABDOMINALE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OMINALES&quot;)" office:value-type="string" office:string-value="ABDOMINALES" calcext:value-type="string">
            <text:p>ABDOMINALES</text:p>
          </table:table-cell>
          <table:table-cell table:number-columns-repeated="1019"/>
        </table:table-row>
        <table:table-row table:style-name="ro1">
          <table:table-cell table:style-name="ce1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1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1" table:formula="of:=IF(LEN([.F6]) &gt; 0; [.F6]; [.E6])" office:value-type="string" office:string-value="COSTILLA" calcext:value-type="string">
            <text:p>COSTILLA</text:p>
          </table:table-cell>
          <table:table-cell table:style-name="ce8" table:formula="of:=IFERROR(__xludf.dummyfunction(&quot;upper(googletranslate(A6,$A$1,&quot;&quot;en&quot;&quot;))&quot;);&quot;RIB&quot;)" office:value-type="string" office:string-value="RIB" calcext:value-type="string">
            <text:p>RIB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TILLA&quot;)" office:value-type="string" office:string-value="COSTILLA" calcext:value-type="string">
            <text:p>COSTILLA</text:p>
          </table:table-cell>
          <table:table-cell table:number-columns-repeated="1019"/>
        </table:table-row>
        <table:table-row table:style-name="ro1">
          <table:table-cell table:style-name="ce11" table:formula="of:=IF(LEN([.F7]) &gt; 0; [.F7]; [.E7])" office:value-type="string" office:string-value="DATOS" calcext:value-type="string">
            <text:p>DAT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OS&quot;)" office:value-type="string" office:string-value="DATOS" calcext:value-type="string">
            <text:p>DATOS</text:p>
          </table:table-cell>
          <table:table-cell table:number-columns-repeated="1019"/>
        </table:table-row>
        <table:table-row table:style-name="ro1">
          <table:table-cell table:style-name="ce1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1" table:formula="of:=IF(LEN([.F9]) &gt; 0; [.F9]; [.E9])" office:value-type="string" office:string-value="DEFENSOR" calcext:value-type="string">
            <text:p>DEFENSOR</text:p>
          </table:table-cell>
          <table:table-cell table:style-name="ce8" table:formula="of:=IFERROR(__xludf.dummyfunction(&quot;upper(googletranslate(A9,$A$1,&quot;&quot;en&quot;&quot;))&quot;);&quot;ADVOCATE&quot;)" office:value-type="string" office:string-value="ADVOCATE" calcext:value-type="string">
            <text:p>ADVOCA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ENSOR&quot;)" office:value-type="string" office:string-value="DEFENSOR" calcext:value-type="string">
            <text:p>DEFENSOR</text:p>
          </table:table-cell>
          <table:table-cell table:number-columns-repeated="1019"/>
        </table:table-row>
        <table:table-row table:style-name="ro1">
          <table:table-cell table:style-name="ce11" table:formula="of:=IF(LEN([.F10]) &gt; 0; [.F10]; [.E10])" office:value-type="string" office:string-value="OSCURO" calcext:value-type="string">
            <text:p>OSCURO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OSCURO&quot;)" office:value-type="string" office:string-value="OSCURO" calcext:value-type="string">
            <text:p>OSCURO</text:p>
          </table:table-cell>
          <table:table-cell table:number-columns-repeated="1019"/>
        </table:table-row>
        <table:table-row table:style-name="ro1">
          <table:table-cell table:style-name="ce11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1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1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1" table:formula="of:=IF(LEN([.F14]) &gt; 0; [.F14]; [.E14])" office:value-type="string" office:string-value="IR A" calcext:value-type="string">
            <text:p>IR A</text:p>
          </table:table-cell>
          <table:table-cell table:style-name="ce8" table:formula="of:=IFERROR(__xludf.dummyfunction(&quot;upper(googletranslate(A14,$A$1,&quot;&quot;en&quot;&quot;))&quot;);&quot;GONNA&quot;)" office:value-type="string" office:string-value="GONNA" calcext:value-type="string">
            <text:p>GONNA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 A&quot;)" office:value-type="string" office:string-value="IR A" calcext:value-type="string">
            <text:p>IR A</text:p>
          </table:table-cell>
          <table:table-cell table:number-columns-repeated="1019"/>
        </table:table-row>
        <table:table-row table:style-name="ro1">
          <table:table-cell table:style-name="ce1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1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YEAH&quot;)" office:value-type="string" office:string-value="YEAH" calcext:value-type="string">
            <text:p>YEAH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11" table:formula="of:=IF(LEN([.F17]) &gt; 0; [.F17]; [.E17])" office:value-type="string" office:string-value="EN T" calcext:value-type="string">
            <text:p>EN T</text:p>
          </table:table-cell>
          <table:table-cell table:style-name="ce8" table:formula="of:=IFERROR(__xludf.dummyfunction(&quot;upper(googletranslate(A17,$A$1,&quot;&quot;en&quot;&quot;))&quot;);&quot;IN T&quot;)" office:value-type="string" office:string-value="IN T" calcext:value-type="string">
            <text:p>IN 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EN T&quot;)" office:value-type="string" office:string-value="EN T" calcext:value-type="string">
            <text:p>EN T</text:p>
          </table:table-cell>
          <table:table-cell table:number-columns-repeated="1019"/>
        </table:table-row>
        <table:table-row table:style-name="ro1">
          <table:table-cell table:style-name="ce11" table:formula="of:=IF(LEN([.F18]) &gt; 0; [.F18]; [.E18])" office:value-type="string" office:string-value="APORTE" calcext:value-type="string">
            <text:p>APORTE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APORTE&quot;)" office:value-type="string" office:string-value="APORTE" calcext:value-type="string">
            <text:p>APORTE</text:p>
          </table:table-cell>
          <table:table-cell table:number-columns-repeated="1019"/>
        </table:table-row>
        <table:table-row table:style-name="ro1">
          <table:table-cell table:style-name="ce11" table:formula="of:=IF(LEN([.F19]) &gt; 0; [.F19]; [.E19])" office:value-type="string" office:string-value="DEJAR" calcext:value-type="string">
            <text:p>DEJAR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JAR&quot;)" office:value-type="string" office:string-value="DEJAR" calcext:value-type="string">
            <text:p>DEJAR</text:p>
          </table:table-cell>
          <table:table-cell table:number-columns-repeated="1019"/>
        </table:table-row>
        <table:table-row table:style-name="ro1">
          <table:table-cell table:style-name="ce11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1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1" table:formula="of:=IF(LEN([.F22]) &gt; 0; [.F22]; [.E22])" office:value-type="string" office:string-value="EN" calcext:value-type="string">
            <text:p>E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EN&quot;)" office:value-type="string" office:string-value="EN" calcext:value-type="string">
            <text:p>EN</text:p>
          </table:table-cell>
          <table:table-cell table:number-columns-repeated="1019"/>
        </table:table-row>
        <table:table-row table:style-name="ro1">
          <table:table-cell table:style-name="ce11" table:formula="of:=IF(LEN([.F23]) &gt; 0; [.F23]; [.E23])" office:value-type="string" office:string-value="OPCIÓN" calcext:value-type="string">
            <text:p>OPCIÓ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ÓN&quot;)" office:value-type="string" office:string-value="OPCIÓN" calcext:value-type="string">
            <text:p>OPCIÓN</text:p>
          </table:table-cell>
          <table:table-cell table:number-columns-repeated="1019"/>
        </table:table-row>
        <table:table-row table:style-name="ro1">
          <table:table-cell table:style-name="ce11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1" table:formula="of:=IF(LEN([.F25]) &gt; 0; [.F25]; [.E25])" office:value-type="string" office:string-value="ALEATORIZAR" calcext:value-type="string">
            <text:p>ALEATORIZAR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ORIZAR&quot;)" office:value-type="string" office:string-value="ALEATORIZAR" calcext:value-type="string">
            <text:p>ALEATORIZAR</text:p>
          </table:table-cell>
          <table:table-cell table:number-columns-repeated="1019"/>
        </table:table-row>
        <table:table-row table:style-name="ro1">
          <table:table-cell table:style-name="ce11" table:formula="of:=IF(LEN([.F26]) &gt; 0; [.F26]; [.E26])" office:value-type="string" office:string-value="RATA" calcext:value-type="string">
            <text:p>RAT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A&quot;)" office:value-type="string" office:string-value="RATA" calcext:value-type="string">
            <text:p>RATA</text:p>
          </table:table-cell>
          <table:table-cell table:number-columns-repeated="1019"/>
        </table:table-row>
        <table:table-row table:style-name="ro1">
          <table:table-cell table:style-name="ce11" table:formula="of:=IF(LEN([.F27]) &gt; 0; [.F27]; [.E27])" office:value-type="string" office:string-value="LEER" calcext:value-type="string">
            <text:p>LEER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ER&quot;)" office:value-type="string" office:string-value="LEER" calcext:value-type="string">
            <text:p>LEER</text:p>
          </table:table-cell>
          <table:table-cell table:number-columns-repeated="1019"/>
        </table:table-row>
        <table:table-row table:style-name="ro1">
          <table:table-cell table:style-name="ce11" table:formula="of:=IF(LEN([.F28]) &gt; 0; [.F28]; [.E28])" office:value-type="string" office:string-value="MOVIMIENTO RÁPIDO DEL OJO" calcext:value-type="string">
            <text:p>MOVIMIENTO RÁPIDO DEL OJO</text:p>
          </table:table-cell>
          <table:table-cell table:style-name="ce8" table:formula="of:=IFERROR(__xludf.dummyfunction(&quot;upper(googletranslate(A28,$A$1,&quot;&quot;en&quot;&quot;))&quot;);&quot;RAPID EYE MOVEMENT&quot;)" office:value-type="string" office:string-value="RAPID EYE MOVEMENT" calcext:value-type="string">
            <text:p>RAPID EYE MOVE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MOVIMIENTO RÁPIDO DEL OJO&quot;)" office:value-type="string" office:string-value="MOVIMIENTO RÁPIDO DEL OJO" calcext:value-type="string">
            <text:p>MOVIMIENTO RÁPIDO DEL OJO</text:p>
          </table:table-cell>
          <table:table-cell table:number-columns-repeated="1019"/>
        </table:table-row>
        <table:table-row table:style-name="ro1">
          <table:table-cell table:style-name="ce11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1" table:formula="of:=IF(LEN([.F30]) &gt; 0; [.F30]; [.E30])" office:value-type="string" office:string-value="DEVOLVER" calcext:value-type="string">
            <text:p>DEVOLVER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EVOLVER&quot;)" office:value-type="string" office:string-value="DEVOLVER" calcext:value-type="string">
            <text:p>DEVOLVER</text:p>
          </table:table-cell>
          <table:table-cell table:number-columns-repeated="1019"/>
        </table:table-row>
        <table:table-row table:style-name="ro1">
          <table:table-cell table:style-name="ce1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1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1" table:formula="of:=IF(LEN([.F35]) &gt; 0; [.F35]; [.E35])" office:value-type="string" office:string-value="PASO" calcext:value-type="string">
            <text:p>PASO</text:p>
          </table:table-cell>
          <table:table-cell table:style-name="ce8" table:formula="of:=IFERROR(__xludf.dummyfunction(&quot;upper(googletranslate(A35,$A$1,&quot;&quot;en&quot;&quot;))&quot;);&quot;PASSED&quot;)" office:value-type="string" office:string-value="PASSED" calcext:value-type="string">
            <text:p>PASSED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SO&quot;)" office:value-type="string" office:string-value="PASO" calcext:value-type="string">
            <text:p>PASO</text:p>
          </table:table-cell>
          <table:table-cell table:number-columns-repeated="1019"/>
        </table:table-row>
        <table:table-row table:style-name="ro1">
          <table:table-cell table:style-name="ce11" table:formula="of:=IF(LEN([.F36]) &gt; 0; [.F36]; [.E36])" office:value-type="string" office:string-value="DETENER" calcext:value-type="string">
            <text:p>DETENER</text:p>
          </table:table-cell>
          <table:table-cell table:style-name="ce8" table:formula="of:=IFERROR(__xludf.dummyfunction(&quot;upper(googletranslate(A36,$A$1,&quot;&quot;en&quot;&quot;))&quot;);&quot;ARREST&quot;)" office:value-type="string" office:string-value="ARREST" calcext:value-type="string">
            <text:p>ARRES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DETENER&quot;)" office:value-type="string" office:string-value="DETENER" calcext:value-type="string">
            <text:p>DETENER</text:p>
          </table:table-cell>
          <table:table-cell table:number-columns-repeated="1019"/>
        </table:table-row>
        <table:table-row table:style-name="ro1">
          <table:table-cell table:style-name="ce11" table:formula="of:=IF(LEN([.F37]) &gt; 0; [.F37]; [.E37])" office:value-type="string" office:string-value="STRI" calcext:value-type="string">
            <text:p>STRI</text:p>
          </table:table-cell>
          <table:table-cell table:style-name="ce8" table:formula="of:=IFERROR(__xludf.dummyfunction(&quot;upper(googletranslate(A37,$A$1,&quot;&quot;en&quot;&quot;))&quot;);&quot;STRI&quot;)" office:value-type="string" office:string-value="STRI" calcext:value-type="string">
            <text:p>STRI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I&quot;)" office:value-type="string" office:string-value="STRI" calcext:value-type="string">
            <text:p>STRI</text:p>
          </table:table-cell>
          <table:table-cell table:number-columns-repeated="1019"/>
        </table:table-row>
        <table:table-row table:style-name="ro1">
          <table:table-cell table:style-name="ce11" table:formula="of:=IF(LEN([.F38]) &gt; 0; [.F38]; [.E38])" office:value-type="string" office:string-value="BRONCEARSE" calcext:value-type="string">
            <text:p>BRONCEARSE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CEARSE&quot;)" office:value-type="string" office:string-value="BRONCEARSE" calcext:value-type="string">
            <text:p>BRONCEARSE</text:p>
          </table:table-cell>
          <table:table-cell table:number-columns-repeated="1019"/>
        </table:table-row>
        <table:table-row table:style-name="ro1">
          <table:table-cell table:style-name="ce11" table:formula="of:=IF(LEN([.F39]) &gt; 0; [.F39]; [.E39])" office:value-type="string" office:string-value="A" calcext:value-type="string">
            <text:p>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&quot;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8" table:formula="of:=IFERROR(__xludf.dummyfunction(&quot;upper(googletranslate(A41,$A$1,&quot;&quot;en&quot;&quot;))&quot;);&quot;AND THERE IS NO LANGUAGE GIVEN IN THE COMMAND LINE. COMING OUT.&quot;)" office:value-type="string" office:string-value="AND THERE IS NO LANGUAGE GIVEN IN THE COMMAND LINE. COMING OUT." calcext:value-type="string">
            <text:p>AND THERE IS NO LANGUAGE GIVEN IN THE COMMAND LINE. COM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Y NO HAY LENGUAJE DADO EN LA LÍNEA DE COMANDOS. SALIENDO.&quot;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MATRIZ YA DEFINIDA" calcext:value-type="string">
            <text:p>MATRIZ YA DEFINIDA</text:p>
          </table:table-cell>
          <table:table-cell table:style-name="ce8" table:formula="of:=IFERROR(__xludf.dummyfunction(&quot;upper(googletranslate(A42,$A$1,&quot;&quot;en&quot;&quot;))&quot;);&quot;MATRIX ALREADY DEFINED&quot;)" office:value-type="string" office:string-value="MATRIX ALREADY DEFINED" calcext:value-type="string">
            <text:p>MATRIX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MATRIZ YA DEFINIDA&quot;)" office:value-type="string" office:string-value="MATRIZ YA DEFINIDA" calcext:value-type="string">
            <text:p>MATRIZ YA DEFINID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UERA DE LOS LÍMITES" calcext:value-type="string">
            <text:p>ÍNDICE DE MATRIZ FUERA DE LOS LÍMITES</text:p>
          </table:table-cell>
          <table:table-cell table:style-name="ce8" table:formula="of:=IFERROR(__xludf.dummyfunction(&quot;upper(googletranslate(A43,$A$1,&quot;&quot;en&quot;&quot;))&quot;);&quot;MATRIX INDEX OUTSIDE THE LIMITS&quot;)" office:value-type="string" office:string-value="MATRIX INDEX OUTSIDE THE LIMITS" calcext:value-type="string">
            <text:p>MATRIX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UERA DE LOS LÍMITES&quot;)" office:value-type="string" office:string-value="ÍNDICE DE MATRIZ FUERA DE LOS LÍMITES" calcext:value-type="string">
            <text:p>ÍNDICE DE MATRIZ FUERA DE LOS LÍ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O SE PUEDE ACCEDER AL DIRECTORIO" calcext:value-type="string">
            <text:p>NO SE PUEDE ACCEDER AL DIRECTORIO</text:p>
          </table:table-cell>
          <table:table-cell table:style-name="ce8" table:formula="of:=IFERROR(__xludf.dummyfunction(&quot;upper(googletranslate(A44,$A$1,&quot;&quot;en&quot;&quot;))&quot;);&quot;THE BOARD OF DIRECTORS CANNOT BE ACCESSED&quot;)" office:value-type="string" office:string-value="THE BOARD OF DIRECTORS CANNOT BE ACCESSED" calcext:value-type="string">
            <text:p>THE BOARD OF DIRECTORS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O SE PUEDE ACCEDER AL DIRECTORIO&quot;)" office:value-type="string" office:string-value="NO SE PUEDE ACCEDER AL DIRECTORIO" calcext:value-type="string">
            <text:p>NO SE PUEDE ACCEDER AL DIRECTO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GRESOS DE DATOS SUBFLOGO" calcext:value-type="string">
            <text:p>INGRESOS DE DATOS SUBFLOGO</text:p>
          </table:table-cell>
          <table:table-cell table:style-name="ce8" table:formula="of:=IFERROR(__xludf.dummyfunction(&quot;upper(googletranslate(A45,$A$1,&quot;&quot;en&quot;&quot;))&quot;);&quot;SUB -PHOGUE DATA REVENUE&quot;)" office:value-type="string" office:string-value="SUB -PHOGUE DATA REVENUE" calcext:value-type="string">
            <text:p>SUB -PHOGUE DATA REVENUE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GRESOS DE DATOS SUBFLOGO&quot;)" office:value-type="string" office:string-value="INGRESOS DE DATOS SUBFLOGO" calcext:value-type="string">
            <text:p>INGRESOS DE DATOS SUBFLOG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OS LEÍDOS BAJO FLUJO" calcext:value-type="string">
            <text:p>DATOS LEÍDOS BAJO FLUJO</text:p>
          </table:table-cell>
          <table:table-cell table:style-name="ce8" table:formula="of:=IFERROR(__xludf.dummyfunction(&quot;upper(googletranslate(A46,$A$1,&quot;&quot;en&quot;&quot;))&quot;);&quot;DATA READ UNDER FLOW&quot;)" office:value-type="string" office:string-value="DATA READ UNDER FLOW" calcext:value-type="string">
            <text:p>DATA READ UNDER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OS LEÍDOS BAJO FLUJO&quot;)" office:value-type="string" office:string-value="DATOS LEÍDOS BAJO FLUJO" calcext:value-type="string">
            <text:p>DATOS LEÍDOS BAJO FLUJ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CIÓN DESCUBIERTO" calcext:value-type="string">
            <text:p>CICLO DE DEFINICIÓN DESCUBIERTO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CIÓN DESCUBIERTO&quot;)" office:value-type="string" office:string-value="CICLO DE DEFINICIÓN DESCUBIERTO" calcext:value-type="string">
            <text:p>CICLO DE DEFINICIÓN DESCUBI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ABLE MULTIPLICAR DEFINIDA" calcext:value-type="string">
            <text:p>PARA VARIABLE MULTIPLICAR DEFINIDA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ABLE MULTIPLICAR DEFINIDA&quot;)" office:value-type="string" office:string-value="PARA VARIABLE MULTIPLICAR DEFINIDA" calcext:value-type="string">
            <text:p>PARA VARIABLE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CIÓN DE FUNCIÓN MULTIPLICAR DEFINIDA" calcext:value-type="string">
            <text:p>DEFINICIÓN DE FUNCIÓN MULTIPLICAR DEFINIDA</text:p>
          </table:table-cell>
          <table:table-cell table:style-name="ce8" table:formula="of:=IFERROR(__xludf.dummyfunction(&quot;upper(googletranslate(A50,$A$1,&quot;&quot;en&quot;&quot;))&quot;);&quot;DEFINITION OF DEFINED MULTIPLICATION FUNCTION&quot;)" office:value-type="string" office:string-value="DEFINITION OF DEFINED MULTIPLICATION FUNCTION" calcext:value-type="string">
            <text:p>DEFINITION OF DEFINED MULTIPLICATION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CIÓN DE FUNCIÓN MULTIPLICAR DEFINIDA&quot;)" office:value-type="string" office:string-value="DEFINICIÓN DE FUNCIÓN MULTIPLICAR DEFINIDA" calcext:value-type="string">
            <text:p>DEFINICIÓN DE FUNCIÓN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8" table:formula="of:=IFERROR(__xludf.dummyfunction(&quot;upper(googletranslate(A51,$A$1,&quot;&quot;en&quot;&quot;))&quot;);&quot;DISAGUS OF FUNCTION DEFINITION PARAMETERS&quot;)" office:value-type="string" office:string-value="DISAGUS OF FUNCTION DEFINITION PARAMETERS" calcext:value-type="string">
            <text:p>DISAGUS OF FUNCTION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ESAJUSTE DE PARÁMETROS DE DEFINICIÓN DE FUNCIÓN&quot;)" office:value-type="string" office:string-value="DESAJUSTE DE PARÁMETROS DE DEFINICIÓN DE FUNCIÓN" calcext:value-type="string">
            <text:p>DESAJUSTE DE PARÁMETROS DE DEFINICIÓN DE FUNCIÓN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SBORDAMIENTO DE LA PILA GOSUB" calcext:value-type="string">
            <text:p>DESBORDAMIENTO DE LA PILA GOSUB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DESBORDAMIENTO DE LA PILA GOSUB&quot;)" office:value-type="string" office:string-value="DESBORDAMIENTO DE LA PILA GOSUB" calcext:value-type="string">
            <text:p>DESBORDAMIENTO DE LA PILA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SFLOW" calcext:value-type="string">
            <text:p>GOSUB STACK SUBS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SFLOW&quot;)" office:value-type="string" office:string-value="GOSUB STACK SUBSFLOW" calcext:value-type="string">
            <text:p>GOSUB STACK SUBS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UERA DE RANGO" calcext:value-type="string">
            <text:p>ÍNDICE FUERA DE RANGO</text:p>
          </table:table-cell>
          <table:table-cell table:style-name="ce8" table:formula="of:=IFERROR(__xludf.dummyfunction(&quot;upper(googletranslate(A54,$A$1,&quot;&quot;en&quot;&quot;))&quot;);&quot;OUT -RANGE INDEX&quot;)" office:value-type="string" office:string-value="OUT -RANGE INDEX" calcext:value-type="string">
            <text:p>OUT -RANGE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UERA DE RANGO&quot;)" office:value-type="string" office:string-value="ÍNDICE FUERA DE RANGO" calcext:value-type="string">
            <text:p>ÍNDICE FUERA DE RANG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QUETA YA DEFINIDA" calcext:value-type="string">
            <text:p>ETIQUETA YA DEFINID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QUETA YA DEFINIDA&quot;)" office:value-type="string" office:string-value="ETIQUETA YA DEFINIDA" calcext:value-type="string">
            <text:p>ETIQUETA YA DEFINID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OPERACIÓN IZQUIERDA / DERECHA DESAJUSTE" calcext:value-type="string">
            <text:p>OPERACIÓN IZQUIERDA / DERECHA DESAJUST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OPERACIÓN IZQUIERDA / DERECHA DESAJUSTE&quot;)" office:value-type="string" office:string-value="OPERACIÓN IZQUIERDA / DERECHA DESAJUSTE" calcext:value-type="string">
            <text:p>OPERACIÓN IZQUIERDA / DERECHA DESAJUS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IGUIENTE EN FOR LOOP CON VARIABLE DE CADENA" calcext:value-type="string">
            <text:p>SIGUIENTE EN FOR LOOP CON VARIABLE DE CADENA</text:p>
          </table:table-cell>
          <table:table-cell table:style-name="ce8" table:formula="of:=IFERROR(__xludf.dummyfunction(&quot;upper(googletranslate(A58,$A$1,&quot;&quot;en&quot;&quot;))&quot;);&quot;NEXT IN FOR LOOP WITH CHAIN VARIABLE&quot;)" office:value-type="string" office:string-value="NEXT IN FOR LOOP WITH CHAIN VARIABLE" calcext:value-type="string">
            <text:p>NEXT IN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IGUIENTE EN FOR LOOP CON VARIABLE DE CADENA&quot;)" office:value-type="string" office:string-value="SIGUIENTE EN FOR LOOP CON VARIABLE DE CADENA" calcext:value-type="string">
            <text:p>SIGUIENTE EN FOR LOOP CON VARIABLE DE CADEN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ESAJUSTE DE OPERANDO" calcext:value-type="string">
            <text:p>DESAJUSTE DE OPERANDO</text:p>
          </table:table-cell>
          <table:table-cell table:style-name="ce8" table:formula="of:=IFERROR(__xludf.dummyfunction(&quot;upper(googletranslate(A59,$A$1,&quot;&quot;en&quot;&quot;))&quot;);&quot;OPERATING MISMATCH&quot;)" office:value-type="string" office:string-value="OPERATING MISMATCH" calcext:value-type="string">
            <text:p>OPERATING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ESAJUSTE DE OPERANDO&quot;)" office:value-type="string" office:string-value="DESAJUSTE DE OPERANDO" calcext:value-type="string">
            <text:p>DESAJUSTE DE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A OPCIÓN REQUIERE UN IDIOMA" calcext:value-type="string">
            <text:p>LA OPCIÓN REQUIERE UN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A OPCIÓN REQUIERE UN IDIOMA&quot;)" office:value-type="string" office:string-value="LA OPCIÓN REQUIERE UN IDIOMA" calcext:value-type="string">
            <text:p>LA OPCIÓN REQUIERE UN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8" table:formula="of:=IFERROR(__xludf.dummyfunction(&quot;upper(googletranslate(A61,$A$1,&quot;&quot;en&quot;&quot;))&quot;);&quot;VERIFY THE LANGUAGE CONFIGURATION OR THE ENVIRONMENT VARIABLE&quot;)" office:value-type="string" office:string-value="VERIFY THE LANGUAGE CONFIGURATION OR THE ENVIRONMENT VARIABLE" calcext:value-type="string">
            <text:p>VERIFY THE LANGUAGE CONFIGURATION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LA CONFIGURACIÓN DEL IDIOMA O LA VARIABLE DE ENTORNO&quot;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MATH LOGIC ERROR" calcext:value-type="string">
            <text:p>STRING MATH LOGIC ERROR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MATH LOGIC ERROR&quot;)" office:value-type="string" office:string-value="STRING MATH LOGIC ERROR" calcext:value-type="string">
            <text:p>STRING MATH LOGIC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O ES POSIBLE ABRIR EL ARCHIVO" calcext:value-type="string">
            <text:p>NO ES POSIBLE ABRIR EL ARCHIVO</text:p>
          </table:table-cell>
          <table:table-cell table:style-name="ce8" table:formula="of:=IFERROR(__xludf.dummyfunction(&quot;upper(googletranslate(A63,$A$1,&quot;&quot;en&quot;&quot;))&quot;);&quot;IT IS NOT POSSIBLE TO OPEN THE FILE&quot;)" office:value-type="string" office:string-value="IT IS NOT POSSIBLE TO OPEN THE FILE" calcext:value-type="string">
            <text:p>IT IS NOT 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O ES POSIBLE ABRIR EL ARCHIVO&quot;)" office:value-type="string" office:string-value="NO ES POSIBLE ABRIR EL ARCHIVO" calcext:value-type="string">
            <text:p>NO ES POSIBLE ABRIR EL ARCHIV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8" table:formula="of:=IFERROR(__xludf.dummyfunction(&quot;upper(googletranslate(A64,$A$1,&quot;&quot;en&quot;&quot;))&quot;);&quot;YOU CANNOT OPEN TO OPEN THE FILE FOR READING&quot;)" office:value-type="string" office:string-value="YOU CANNOT OPEN TO OPEN THE FILE FOR READING" calcext:value-type="string">
            <text:p>YOU CANNOT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O SE PUEDE ABRIR PARA ABRIR EL ARCHIVO PARA LA LECTURA&quot;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INDEFINITE LABEL&quot;)" office:value-type="string" office:string-value="INDEFINITE LABEL" calcext:value-type="string">
            <text:p>INDEFINITE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CIÓN NO CONTROLADA" calcext:value-type="string">
            <text:p>OPERACIÓN NO CONTROLADA</text:p>
          </table:table-cell>
          <table:table-cell table:style-name="ce8" table:formula="of:=IFERROR(__xludf.dummyfunction(&quot;upper(googletranslate(A66,$A$1,&quot;&quot;en&quot;&quot;))&quot;);&quot;UN CONTROLLED OPERATION&quot;)" office:value-type="string" office:string-value="UN CONTROLLED OPERATION" calcext:value-type="string">
            <text:p>UN CONTROL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CIÓN NO CONTROLADA&quot;)" office:value-type="string" office:string-value="OPERACIÓN NO CONTROLADA" calcext:value-type="string">
            <text:p>OPERACIÓN NO CONTROL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CIÓN NO CONTROLADO" calcext:value-type="string">
            <text:p>CÓDIGO DE OPERACIÓN NO CONTROLADO</text:p>
          </table:table-cell>
          <table:table-cell table:style-name="ce8" table:formula="of:=IFERROR(__xludf.dummyfunction(&quot;upper(googletranslate(A67,$A$1,&quot;&quot;en&quot;&quot;))&quot;);&quot;NON -CONTROLLED OPERATION CODE&quot;)" office:value-type="string" office:string-value="NON -CONTROLLED OPERATION CODE" calcext:value-type="string">
            <text:p>NON -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CIÓN NO CONTROLADO&quot;)" office:value-type="string" office:string-value="CÓDIGO DE OPERACIÓN NO CONTROLADO" calcext:value-type="string">
            <text:p>CÓDIGO DE OPERACIÓN NO CONTROLA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OCIDO SI LA ETIQUETA" calcext:value-type="string">
            <text:p>DESCONOCIDO SI LA ETIQUETA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OCIDO SI LA ETIQUETA&quot;)" office:value-type="string" office:string-value="DESCONOCIDO SI LA ETIQUETA" calcext:value-type="string">
            <text:p>DESCONOCIDO SI LA ETIQUET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8" table:formula="of:=IFERROR(__xludf.dummyfunction(&quot;upper(googletranslate(A69,$A$1,&quot;&quot;en&quot;&quot;))&quot;);&quot;NON -RECOGNIZED DOUBLE MATHEMATICS OPERATION&quot;)" office:value-type="string" office:string-value="NON -RECOGNIZED DOUBLE MATHEMATICS OPERATION" calcext:value-type="string">
            <text:p>NON -RECOGNIZED DOUBLE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CIÓN DE MATEMÁTICAS DOBLE NO RECONOCIDA&quot;)" office:value-type="string" office:string-value="OPERACIÓN DE MATEMÁTICAS DOBLE NO RECONOCIDA" calcext:value-type="string">
            <text:p>OPERACIÓN DE MATEMÁTICAS DO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8" table:formula="of:=IFERROR(__xludf.dummyfunction(&quot;upper(googletranslate(A70,$A$1,&quot;&quot;en&quot;&quot;))&quot;);&quot;DEFINITION OF NON -RECOGNIZED FUNCTION FUNCTION&quot;)" office:value-type="string" office:string-value="DEFINITION OF NON -RECOGNIZED FUNCTION FUNCTION" calcext:value-type="string">
            <text:p>DEFINITION OF NON -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CIÓN DE FUNCIÓN DE FUNCIÓN NO RECONOCIDA&quot;)" office:value-type="string" office:string-value="DEFINICIÓN DE FUNCIÓN DE FUNCIÓN NO RECONOCIDA" calcext:value-type="string">
            <text:p>DEFINICIÓN DE FUNCIÓN DE FUNCIÓN NO RECONO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O RECONOCIDA" calcext:value-type="string">
            <text:p>ETIQUETA GOSUB NO RECONOCIDA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O RECONOCIDA&quot;)" office:value-type="string" office:string-value="ETIQUETA GOSUB NO RECONOCIDA" calcext:value-type="string">
            <text:p>ETIQUETA GOSUB NO RECONO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ETIQUETA GOTO NO RECONOCIDA" calcext:value-type="string">
            <text:p>ETIQUETA GOTO NO RECONOCIDA</text:p>
          </table:table-cell>
          <table:table-cell table:style-name="ce8" table:formula="of:=IFERROR(__xludf.dummyfunction(&quot;upper(googletranslate(A72,$A$1,&quot;&quot;en&quot;&quot;))&quot;);&quot;NON -RECOGNIZED GOTO TAG&quot;)" office:value-type="string" office:string-value="NON -RECOGNIZED GOTO TAG" calcext:value-type="string">
            <text:p>NON -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ETIQUETA GOTO NO RECONOCIDA&quot;)" office:value-type="string" office:string-value="ETIQUETA GOTO NO RECONOCIDA" calcext:value-type="string">
            <text:p>ETIQUETA GOTO NO RECONO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O RECONOCIDA" calcext:value-type="string">
            <text:p>ENTRADA NO RECONOCIDA</text:p>
          </table:table-cell>
          <table:table-cell table:style-name="ce8" table:formula="of:=IFERROR(__xludf.dummyfunction(&quot;upper(googletranslate(A73,$A$1,&quot;&quot;en&quot;&quot;))&quot;);&quot;INPUT NOT RECOGNIZED&quot;)" office:value-type="string" office:string-value="INPUT NOT RECOGNIZED" calcext:value-type="string">
            <text:p>INPUT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O RECONOCIDA&quot;)" office:value-type="string" office:string-value="ENTRADA NO RECONOCIDA" calcext:value-type="string">
            <text:p>ENTRADA NO RECONO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8" table:formula="of:=IFERROR(__xludf.dummyfunction(&quot;upper(googletranslate(A74,$A$1,&quot;&quot;en&quot;&quot;))&quot;);&quot;OPERATION OF ENTIRE NON -RECOGNIZED MATHEMATICS&quot;)" office:value-type="string" office:string-value="OPERATION OF ENTIRE NON -RECOGNIZED MATHEMATICS" calcext:value-type="string">
            <text:p>OPERATION OF ENTIRE NON -RECOGNIZED MATHEMATIC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CIÓN DE MATEMÁTICAS ENTERAS NO RECONOCIDAS&quot;)" office:value-type="string" office:string-value="OPERACIÓN DE MATEMÁTICAS ENTERAS NO RECONOCIDAS" calcext:value-type="string">
            <text:p>OPERACIÓN DE MATEMÁTICAS ENTERAS NO RECONOCIDAS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S NO RECONOCIDO" calcext:value-type="string">
            <text:p>TIPO DE MATEMÁTICAS NO RECONOCIDO</text:p>
          </table:table-cell>
          <table:table-cell table:style-name="ce8" table:formula="of:=IFERROR(__xludf.dummyfunction(&quot;upper(googletranslate(A75,$A$1,&quot;&quot;en&quot;&quot;))&quot;);&quot;TYPE OF NOT RECOGNIZED MATHEMATICS&quot;)" office:value-type="string" office:string-value="TYPE OF NOT RECOGNIZED MATHEMATICS" calcext:value-type="string">
            <text:p>TYPE OF NOT RECOGNIZED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S NO RECONOCIDO&quot;)" office:value-type="string" office:string-value="TIPO DE MATEMÁTICAS NO RECONOCIDO" calcext:value-type="string">
            <text:p>TIPO DE MATEMÁTICAS NO RECONO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XT VARIABLE NO RECONOCIDA" calcext:value-type="string">
            <text:p>NEXT VARIABLE NO RECONOCIDA</text:p>
          </table:table-cell>
          <table:table-cell table:style-name="ce8" table:formula="of:=IFERROR(__xludf.dummyfunction(&quot;upper(googletranslate(A76,$A$1,&quot;&quot;en&quot;&quot;))&quot;);&quot;VARIABLE NEXT NOT RECOGNIZED&quot;)" office:value-type="string" office:string-value="VARIABLE NEXT NOT RECOGNIZED" calcext:value-type="string">
            <text:p>VARIABLE NEXT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XT VARIABLE NO RECONOCIDA&quot;)" office:value-type="string" office:string-value="NEXT VARIABLE NO RECONOCIDA" calcext:value-type="string">
            <text:p>NEXT VARIA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 RECONOCIDO IMPRESO" calcext:value-type="string">
            <text:p>OP NO RECONOCIDO IMPRESO</text:p>
          </table:table-cell>
          <table:table-cell table:style-name="ce8" table:formula="of:=IFERROR(__xludf.dummyfunction(&quot;upper(googletranslate(A77,$A$1,&quot;&quot;en&quot;&quot;))&quot;);&quot;OP NOT RECOGNIZED PRINTED&quot;)" office:value-type="string" office:string-value="OP NOT RECOGNIZED PRINTED" calcext:value-type="string">
            <text:p>OP NOT RECOGNIZED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 RECONOCIDO IMPRESO&quot;)" office:value-type="string" office:string-value="OP NO RECONOCIDO IMPRESO" calcext:value-type="string">
            <text:p>OP NO RECONOCIDO IMPRES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CIÓN MATEMÁTICA RACIONAL NO RECONOCIDA" calcext:value-type="string">
            <text:p>OPERACIÓN MATEMÁTICA RACIONAL NO RECONOCIDA</text:p>
          </table:table-cell>
          <table:table-cell table:style-name="ce8" table:formula="of:=IFERROR(__xludf.dummyfunction(&quot;upper(googletranslate(A78,$A$1,&quot;&quot;en&quot;&quot;))&quot;);&quot;RATIONAL MATHEMATICAL OPERATION NOT RECOGNIZED&quot;)" office:value-type="string" office:string-value="RATIONAL MATHEMATICAL OPERATION NOT RECOGNIZED" calcext:value-type="string">
            <text:p>RATIONAL MATHEMATICAL OPERATION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CIÓN MATEMÁTICA RACIONAL NO RECONOCIDA&quot;)" office:value-type="string" office:string-value="OPERACIÓN MATEMÁTICA RACIONAL NO RECONOCIDA" calcext:value-type="string">
            <text:p>OPERACIÓN MATEMÁTICA RACIONAL NO RECONO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ABLE NO RECONOCIDO" calcext:value-type="string">
            <text:p>TIPO DE VARIABLE NO RECONOCIDO</text:p>
          </table:table-cell>
          <table:table-cell table:style-name="ce8" table:formula="of:=IFERROR(__xludf.dummyfunction(&quot;upper(googletranslate(A79,$A$1,&quot;&quot;en&quot;&quot;))&quot;);&quot;TYPE OF UNRECOGNIZED VARIABLE&quot;)" office:value-type="string" office:string-value="TYPE OF UNRECOGNIZED VARIABLE" calcext:value-type="string">
            <text:p>TYPE OF UNRECOGNIZED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ABLE NO RECONOCIDO&quot;)" office:value-type="string" office:string-value="TIPO DE VARIABLE NO RECONOCIDO" calcext:value-type="string">
            <text:p>TIPO DE VARIABLE NO RECONO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E ENTORNO NO ESTABLECIDA" calcext:value-type="string">
            <text:p>VARIABLE DE ENTORNO NO ESTABLECIDA</text:p>
          </table:table-cell>
          <table:table-cell table:style-name="ce8" table:formula="of:=IFERROR(__xludf.dummyfunction(&quot;upper(googletranslate(A80,$A$1,&quot;&quot;en&quot;&quot;))&quot;);&quot;UNDIGTED ENVIRONMENT VARIABLE&quot;)" office:value-type="string" office:string-value="UNDIGTED ENVIRONMENT VARIABLE" calcext:value-type="string">
            <text:p>UNDIGT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E ENTORNO NO ESTABLECIDA&quot;)" office:value-type="string" office:string-value="VARIABLE DE ENTORNO NO ESTABLECIDA" calcext:value-type="string">
            <text:p>VARIABLE DE ENTORNO NO ESTABLECID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ESAJUSTE DE DEFINICIÓN DE VARIABLE / MATRIZ" calcext:value-type="string">
            <text:p>DESAJUSTE DE DEFINICIÓN DE VARIABLE / MATRIZ</text:p>
          </table:table-cell>
          <table:table-cell table:style-name="ce8" table:formula="of:=IFERROR(__xludf.dummyfunction(&quot;upper(googletranslate(A81,$A$1,&quot;&quot;en&quot;&quot;))&quot;);&quot;DEFINITION MISMATCH OF VARIABLE / MATRIX&quot;)" office:value-type="string" office:string-value="DEFINITION MISMATCH OF VARIABLE / MATRIX" calcext:value-type="string">
            <text:p>DEFINITION MISMATCH OF VARIABLE / MATRIX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ESAJUSTE DE DEFINICIÓN DE VARIABLE / MATRIZ&quot;)" office:value-type="string" office:string-value="DESAJUSTE DE DEFINICIÓN DE VARIABLE / MATRIZ" calcext:value-type="string">
            <text:p>DESAJUSTE DE DEFINICIÓN DE VARIABLE / MATRIZ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EFINIDA COMO MATRIZ" calcext:value-type="string">
            <text:p>VARIABLE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EFINIDA COMO MATRIZ&quot;)" office:value-type="string" office:string-value="VARIABLE DEFINIDA COMO MATRIZ" calcext:value-type="string">
            <text:p>VARIABLE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DA COMO NO MATRIZ" calcext:value-type="string">
            <text:p>VARIABLE DEFINIDA COMO NO MATRIZ</text:p>
          </table:table-cell>
          <table:table-cell table:style-name="ce8" table:formula="of:=IFERROR(__xludf.dummyfunction(&quot;upper(googletranslate(A83,$A$1,&quot;&quot;en&quot;&quot;))&quot;);&quot;VARIABLE DEFINED AS NON -MATRIX&quot;)" office:value-type="string" office:string-value="VARIABLE DEFINED AS NON -MATRIX" calcext:value-type="string">
            <text:p>VARIABLE DEFINED AS NON -MATRIX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DA COMO NO MATRIZ&quot;)" office:value-type="string" office:string-value="VARIABLE DEFINIDA COMO NO MATRIZ" calcext:value-type="string">
            <text:p>VARIABLE DEFINIDA COMO NO MATRIZ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O TIENE VALOR" calcext:value-type="string">
            <text:p>LA VARIABLE NO TIENE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O TIENE VALOR&quot;)" office:value-type="string" office:string-value="LA VARIABLE NO TIENE VALOR" calcext:value-type="string">
            <text:p>LA VARIABLE NO TIENE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O ES UNA MATRIZ" calcext:value-type="string">
            <text:p>LA VARIABLE NO ES UN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O ES UNA MATRIZ&quot;)" office:value-type="string" office:string-value="LA VARIABLE NO ES UNA MATRIZ" calcext:value-type="string">
            <text:p>LA VARIABLE NO ES UN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s.A3:lang_es.A39">
            <calcext:condition calcext:apply-style-name="ConditionalStyle_1" calcext:value="formula-is(COUNTIF([.$A$3:.$A$39];[.$A3])&gt;1)" calcext:base-cell-address="lang_es.A3"/>
          </calcext:conditional-format>
        </calcext:conditional-formats>
      </table:table>
      <table:table table:name="lang_ar" table:style-name="ta1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ABIC</text:p>
          </table:table-cell>
          <table:table-cell table:number-columns-repeated="1023"/>
        </table:table-row>
        <table:table-row table:style-name="ro1">
          <table:table-cell table:style-name="ce12" table:formula="of:=IF(LEN([.F3]) &gt; 0; [.F3]; [.E3])" office:value-type="string" office:string-value="عضلات المعدة" calcext:value-type="string">
            <text:p>عضلات المعدة</text:p>
          </table:table-cell>
          <table:table-cell table:style-name="ce8" table:formula="of:=IFERROR(__xludf.dummyfunction(&quot;upper(googletranslate(A3,$A$1,&quot;&quot;en&quot;&quot;))&quot;);&quot;STOMACH MUSCLES&quot;)" office:value-type="string" office:string-value="STOMACH MUSCLES" calcext:value-type="string">
            <text:p>STOMACH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عضلات المعدة&quot;)" office:value-type="string" office:string-value="عضلات المعدة" calcext:value-type="string">
            <text:p>عضلات المعدة</text:p>
          </table:table-cell>
          <table:table-cell table:number-columns-repeated="1019"/>
        </table:table-row>
        <table:table-row table:style-name="ro1">
          <table:table-cell table:style-name="ce1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2" table:formula="of:=IF(LEN([.F5]) &gt; 0; [.F5]; [.E5])" office:value-type="string" office:string-value="قاعدة" calcext:value-type="string">
            <text:p>قاعدة</text:p>
          </table:table-cell>
          <table:table-cell table:style-name="ce8" table:formula="of:=IFERROR(__xludf.dummyfunction(&quot;upper(googletranslate(A5,$A$1,&quot;&quot;en&quot;&quot;))&quot;);&quot;A BASE&quot;)" office:value-type="string" office:string-value="A BASE" calcext:value-type="string">
            <text:p>A 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قاعدة&quot;)" office:value-type="string" office:string-value="قاعدة" calcext:value-type="string">
            <text:p>قاعدة</text:p>
          </table:table-cell>
          <table:table-cell table:number-columns-repeated="1019"/>
        </table:table-row>
        <table:table-row table:style-name="ro1">
          <table:table-cell table:style-name="ce12" table:formula="of:=IF(LEN([.F6]) &gt; 0; [.F6]; [.E6])" office:value-type="string" office:string-value="كوس" calcext:value-type="string">
            <text:p>كوس</text:p>
          </table:table-cell>
          <table:table-cell table:style-name="ce8" table:formula="of:=IFERROR(__xludf.dummyfunction(&quot;upper(googletranslate(A6,$A$1,&quot;&quot;en&quot;&quot;))&quot;);&quot;ZUCCHINI&quot;)" office:value-type="string" office:string-value="ZUCCHINI" calcext:value-type="string">
            <text:p>ZUCCHINI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كوس&quot;)" office:value-type="string" office:string-value="كوس" calcext:value-type="string">
            <text:p>كوس</text:p>
          </table:table-cell>
          <table:table-cell table:number-columns-repeated="1019"/>
        </table:table-row>
        <table:table-row table:style-name="ro1">
          <table:table-cell table:style-name="ce12" table:formula="of:=IF(LEN([.F7]) &gt; 0; [.F7]; [.E7])" office:value-type="string" office:string-value="بيانات" calcext:value-type="string">
            <text:p>بيانات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بيانات&quot;)" office:value-type="string" office:string-value="بيانات" calcext:value-type="string">
            <text:p>بيانات</text:p>
          </table:table-cell>
          <table:table-cell table:number-columns-repeated="1019"/>
        </table:table-row>
        <table:table-row table:style-name="ro1">
          <table:table-cell table:style-name="ce1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2" table:formula="of:=IF(LEN([.F9]) &gt; 0; [.F9]; [.E9])" office:value-type="string" office:string-value="ديف" calcext:value-type="string">
            <text:p>ديف</text:p>
          </table:table-cell>
          <table:table-cell table:style-name="ce8" table:formula="of:=IFERROR(__xludf.dummyfunction(&quot;upper(googletranslate(A9,$A$1,&quot;&quot;en&quot;&quot;))&quot;);&quot;DAVE&quot;)" office:value-type="string" office:string-value="DAVE" calcext:value-type="string">
            <text:p>DAV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ديف&quot;)" office:value-type="string" office:string-value="ديف" calcext:value-type="string">
            <text:p>ديف</text:p>
          </table:table-cell>
          <table:table-cell table:number-columns-repeated="1019"/>
        </table:table-row>
        <table:table-row table:style-name="ro1">
          <table:table-cell table:style-name="ce12" table:formula="of:=IF(LEN([.F10]) &gt; 0; [.F10]; [.E10])" office:value-type="string" office:string-value="خافت" calcext:value-type="string">
            <text:p>خافت</text:p>
          </table:table-cell>
          <table:table-cell table:style-name="ce8" table:formula="of:=IFERROR(__xludf.dummyfunction(&quot;upper(googletranslate(A10,$A$1,&quot;&quot;en&quot;&quot;))&quot;);&quot;FAINT&quot;)" office:value-type="string" office:string-value="FAINT" calcext:value-type="string">
            <text:p>FAINT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خافت&quot;)" office:value-type="string" office:string-value="خافت" calcext:value-type="string">
            <text:p>خافت</text:p>
          </table:table-cell>
          <table:table-cell table:number-columns-repeated="1019"/>
        </table:table-row>
        <table:table-row table:style-name="ro1">
          <table:table-cell table:style-name="ce12" table:formula="of:=IF(LEN([.F11]) &gt; 0; [.F11]; [.E11])" office:value-type="string" office:string-value="نهاية" calcext:value-type="string">
            <text:p>نهاية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نهاية&quot;)" office:value-type="string" office:string-value="نهاية" calcext:value-type="string">
            <text:p>نهاية</text:p>
          </table:table-cell>
          <table:table-cell table:number-columns-repeated="1019"/>
        </table:table-row>
        <table:table-row table:style-name="ro1">
          <table:table-cell table:style-name="ce12" table:formula="of:=IF(LEN([.F12]) &gt; 0; [.F12]; [.E12])" office:value-type="string" office:string-value="إكسب" calcext:value-type="string">
            <text:p>إكسب</text:p>
          </table:table-cell>
          <table:table-cell table:style-name="ce8" table:formula="of:=IFERROR(__xludf.dummyfunction(&quot;upper(googletranslate(A12,$A$1,&quot;&quot;en&quot;&quot;))&quot;);&quot;EARN&quot;)" office:value-type="string" office:string-value="EARN" calcext:value-type="string">
            <text:p>EAR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إكسب&quot;)" office:value-type="string" office:string-value="إكسب" calcext:value-type="string">
            <text:p>إكسب</text:p>
          </table:table-cell>
          <table:table-cell table:number-columns-repeated="1019"/>
        </table:table-row>
        <table:table-row table:style-name="ro1">
          <table:table-cell table:style-name="ce12" table:formula="of:=IF(LEN([.F13]) &gt; 0; [.F13]; [.E13])" office:value-type="string" office:string-value="من" calcext:value-type="string">
            <text:p>من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من&quot;)" office:value-type="string" office:string-value="من" calcext:value-type="string">
            <text:p>من</text:p>
          </table:table-cell>
          <table:table-cell table:number-columns-repeated="1019"/>
        </table:table-row>
        <table:table-row table:style-name="ro1">
          <table:table-cell table:style-name="ce12" table:formula="of:=IF(LEN([.F14]) &gt; 0; [.F14]; [.E14])" office:value-type="string" office:string-value="اذهب إلى" calcext:value-type="string">
            <text:p>اذهب إلى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اذهب إلى&quot;)" office:value-type="string" office:string-value="اذهب إلى" calcext:value-type="string">
            <text:p>اذهب إلى</text:p>
          </table:table-cell>
          <table:table-cell table:number-columns-repeated="1019"/>
        </table:table-row>
        <table:table-row table:style-name="ro1">
          <table:table-cell table:style-name="ce12" table:formula="of:=IF(LEN([.F15]) &gt; 0; [.F15]; [.E15])" office:value-type="string" office:string-value="جوسوب" calcext:value-type="string">
            <text:p>جوسوب</text:p>
          </table:table-cell>
          <table:table-cell table:style-name="ce8" table:formula="of:=IFERROR(__xludf.dummyfunction(&quot;upper(googletranslate(A15,$A$1,&quot;&quot;en&quot;&quot;))&quot;);&quot;JOSEOP&quot;)" office:value-type="string" office:string-value="JOSEOP" calcext:value-type="string">
            <text:p>JOSEO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جوسوب&quot;)" office:value-type="string" office:string-value="جوسوب" calcext:value-type="string">
            <text:p>جوسوب</text:p>
          </table:table-cell>
          <table:table-cell table:number-columns-repeated="1019"/>
        </table:table-row>
        <table:table-row table:style-name="ro1">
          <table:table-cell table:style-name="ce12" table:formula="of:=IF(LEN([.F16]) &gt; 0; [.F16]; [.E16])" office:value-type="string" office:string-value="لو" calcext:value-type="string">
            <text:p>لو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لو&quot;)" office:value-type="string" office:string-value="لو" calcext:value-type="string">
            <text:p>لو</text:p>
          </table:table-cell>
          <table:table-cell table:number-columns-repeated="1019"/>
        </table:table-row>
        <table:table-row table:style-name="ro1">
          <table:table-cell table:style-name="ce1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2" table:formula="of:=IF(LEN([.F18]) &gt; 0; [.F18]; [.E18])" office:value-type="string" office:string-value="مدخل" calcext:value-type="string">
            <text:p>مدخل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مدخل&quot;)" office:value-type="string" office:string-value="مدخل" calcext:value-type="string">
            <text:p>مدخل</text:p>
          </table:table-cell>
          <table:table-cell table:number-columns-repeated="1019"/>
        </table:table-row>
        <table:table-row table:style-name="ro1">
          <table:table-cell table:style-name="ce12" table:formula="of:=IF(LEN([.F19]) &gt; 0; [.F19]; [.E19])" office:value-type="string" office:string-value="يترك" calcext:value-type="string">
            <text:p>يترك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يترك&quot;)" office:value-type="string" office:string-value="يترك" calcext:value-type="string">
            <text:p>يترك</text:p>
          </table:table-cell>
          <table:table-cell table:number-columns-repeated="1019"/>
        </table:table-row>
        <table:table-row table:style-name="ro1">
          <table:table-cell table:style-name="ce12" table:formula="of:=IF(LEN([.F20]) &gt; 0; [.F20]; [.E20])" office:value-type="string" office:string-value="سجل" calcext:value-type="string">
            <text:p>سجل</text:p>
          </table:table-cell>
          <table:table-cell table:style-name="ce8" table:formula="of:=IFERROR(__xludf.dummyfunction(&quot;upper(googletranslate(A20,$A$1,&quot;&quot;en&quot;&quot;))&quot;);&quot;REGISTER&quot;)" office:value-type="string" office:string-value="REGISTER" calcext:value-type="string">
            <text:p>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سجل&quot;)" office:value-type="string" office:string-value="سجل" calcext:value-type="string">
            <text:p>سجل</text:p>
          </table:table-cell>
          <table:table-cell table:number-columns-repeated="1019"/>
        </table:table-row>
        <table:table-row table:style-name="ro1">
          <table:table-cell table:style-name="ce12" table:formula="of:=IF(LEN([.F21]) &gt; 0; [.F21]; [.E21])" office:value-type="string" office:string-value="التالي" calcext:value-type="string">
            <text:p>التالي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لتالي&quot;)" office:value-type="string" office:string-value="التالي" calcext:value-type="string">
            <text:p>التالي</text:p>
          </table:table-cell>
          <table:table-cell table:number-columns-repeated="1019"/>
        </table:table-row>
        <table:table-row table:style-name="ro1">
          <table:table-cell table:style-name="ce12" table:formula="of:=IF(LEN([.F22]) &gt; 0; [.F22]; [.E22])" office:value-type="string" office:string-value="على" calcext:value-type="string">
            <text:p>على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على&quot;)" office:value-type="string" office:string-value="على" calcext:value-type="string">
            <text:p>على</text:p>
          </table:table-cell>
          <table:table-cell table:number-columns-repeated="1019"/>
        </table:table-row>
        <table:table-row table:style-name="ro1">
          <table:table-cell table:style-name="ce12" table:formula="of:=IF(LEN([.F23]) &gt; 0; [.F23]; [.E23])" office:value-type="string" office:string-value="خيار" calcext:value-type="string">
            <text:p>خيار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خيار&quot;)" office:value-type="string" office:string-value="خيار" calcext:value-type="string">
            <text:p>خيار</text:p>
          </table:table-cell>
          <table:table-cell table:number-columns-repeated="1019"/>
        </table:table-row>
        <table:table-row table:style-name="ro1">
          <table:table-cell table:style-name="ce12" table:formula="of:=IF(LEN([.F24]) &gt; 0; [.F24]; [.E24])" office:value-type="string" office:string-value="مطبعة" calcext:value-type="string">
            <text:p>مطبعة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مطبعة&quot;)" office:value-type="string" office:string-value="مطبعة" calcext:value-type="string">
            <text:p>مطبعة</text:p>
          </table:table-cell>
          <table:table-cell table:number-columns-repeated="1019"/>
        </table:table-row>
        <table:table-row table:style-name="ro1">
          <table:table-cell table:style-name="ce12" table:formula="of:=IF(LEN([.F25]) &gt; 0; [.F25]; [.E25])" office:value-type="string" office:string-value="عشوائي" calcext:value-type="string">
            <text:p>عشوائي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عشوائي&quot;)" office:value-type="string" office:string-value="عشوائي" calcext:value-type="string">
            <text:p>عشوائي</text:p>
          </table:table-cell>
          <table:table-cell table:number-columns-repeated="1019"/>
        </table:table-row>
        <table:table-row table:style-name="ro1">
          <table:table-cell table:style-name="ce12" table:formula="of:=IF(LEN([.F26]) &gt; 0; [.F26]; [.E26])" office:value-type="string" office:string-value="فأر" calcext:value-type="string">
            <text:p>فأر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فأر&quot;)" office:value-type="string" office:string-value="فأر" calcext:value-type="string">
            <text:p>فأر</text:p>
          </table:table-cell>
          <table:table-cell table:number-columns-repeated="1019"/>
        </table:table-row>
        <table:table-row table:style-name="ro1">
          <table:table-cell table:style-name="ce12" table:formula="of:=IF(LEN([.F27]) &gt; 0; [.F27]; [.E27])" office:value-type="string" office:string-value="يقرأ" calcext:value-type="string">
            <text:p>يقرأ</text:p>
          </table:table-cell>
          <table:table-cell table:style-name="ce8" table:formula="of:=IFERROR(__xludf.dummyfunction(&quot;upper(googletranslate(A27,$A$1,&quot;&quot;en&quot;&quot;))&quot;);&quot;IS READING&quot;)" office:value-type="string" office:string-value="IS READING" calcext:value-type="string">
            <text:p>IS 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يقرأ&quot;)" office:value-type="string" office:string-value="يقرأ" calcext:value-type="string">
            <text:p>يقرأ</text:p>
          </table:table-cell>
          <table:table-cell table:number-columns-repeated="1019"/>
        </table:table-row>
        <table:table-row table:style-name="ro1">
          <table:table-cell table:style-name="ce12" table:formula="of:=IF(LEN([.F28]) &gt; 0; [.F28]; [.E28])" office:value-type="string" office:string-value="ريم" calcext:value-type="string">
            <text:p>ريم</text:p>
          </table:table-cell>
          <table:table-cell table:style-name="ce8" table:formula="of:=IFERROR(__xludf.dummyfunction(&quot;upper(googletranslate(A28,$A$1,&quot;&quot;en&quot;&quot;))&quot;);&quot;REEM&quot;)" office:value-type="string" office:string-value="REEM" calcext:value-type="string">
            <text:p>RE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يم&quot;)" office:value-type="string" office:string-value="ريم" calcext:value-type="string">
            <text:p>ريم</text:p>
          </table:table-cell>
          <table:table-cell table:number-columns-repeated="1019"/>
        </table:table-row>
        <table:table-row table:style-name="ro1">
          <table:table-cell table:style-name="ce12" table:formula="of:=IF(LEN([.F29]) &gt; 0; [.F29]; [.E29])" office:value-type="string" office:string-value="يعيد" calcext:value-type="string">
            <text:p>يعيد</text:p>
          </table:table-cell>
          <table:table-cell table:style-name="ce8" table:formula="of:=IFERROR(__xludf.dummyfunction(&quot;upper(googletranslate(A29,$A$1,&quot;&quot;en&quot;&quot;))&quot;);&quot;REPEAT&quot;)" office:value-type="string" office:string-value="REPEAT" calcext:value-type="string">
            <text:p>REPEAT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يعيد&quot;)" office:value-type="string" office:string-value="يعيد" calcext:value-type="string">
            <text:p>يعيد</text:p>
          </table:table-cell>
          <table:table-cell table:number-columns-repeated="1019"/>
        </table:table-row>
        <table:table-row table:style-name="ro1">
          <table:table-cell table:style-name="ce12" table:formula="of:=IF(LEN([.F30]) &gt; 0; [.F30]; [.E30])" office:value-type="string" office:string-value="يعود" calcext:value-type="string">
            <text:p>يعود</text:p>
          </table:table-cell>
          <table:table-cell table:style-name="ce8" table:formula="of:=IFERROR(__xludf.dummyfunction(&quot;upper(googletranslate(A30,$A$1,&quot;&quot;en&quot;&quot;))&quot;);&quot;BACK&quot;)" office:value-type="string" office:string-value="BACK" calcext:value-type="string">
            <text:p>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يعود&quot;)" office:value-type="string" office:string-value="يعود" calcext:value-type="string">
            <text:p>يعود</text:p>
          </table:table-cell>
          <table:table-cell table:number-columns-repeated="1019"/>
        </table:table-row>
        <table:table-row table:style-name="ro1">
          <table:table-cell table:style-name="ce1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2" table:formula="of:=IF(LEN([.F33]) &gt; 0; [.F33]; [.E33])" office:value-type="string" office:string-value="الخطيئة" calcext:value-type="string">
            <text:p>الخطيئة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الخطيئة&quot;)" office:value-type="string" office:string-value="الخطيئة" calcext:value-type="string">
            <text:p>الخطيئة</text:p>
          </table:table-cell>
          <table:table-cell table:number-columns-repeated="1019"/>
        </table:table-row>
        <table:table-row table:style-name="ro1">
          <table:table-cell table:style-name="ce1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2" table:formula="of:=IF(LEN([.F35]) &gt; 0; [.F35]; [.E35])" office:value-type="string" office:string-value="خطوة" calcext:value-type="string">
            <text:p>خطوة</text:p>
          </table:table-cell>
          <table:table-cell table:style-name="ce8" table:formula="of:=IFERROR(__xludf.dummyfunction(&quot;upper(googletranslate(A35,$A$1,&quot;&quot;en&quot;&quot;))&quot;);&quot;A STEP&quot;)" office:value-type="string" office:string-value="A STEP" calcext:value-type="string">
            <text:p>A 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خطوة&quot;)" office:value-type="string" office:string-value="خطوة" calcext:value-type="string">
            <text:p>خطوة</text:p>
          </table:table-cell>
          <table:table-cell table:number-columns-repeated="1019"/>
        </table:table-row>
        <table:table-row table:style-name="ro1">
          <table:table-cell table:style-name="ce12" table:formula="of:=IF(LEN([.F36]) &gt; 0; [.F36]; [.E36])" office:value-type="string" office:string-value="قف" calcext:value-type="string">
            <text:p>قف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قف&quot;)" office:value-type="string" office:string-value="قف" calcext:value-type="string">
            <text:p>قف</text:p>
          </table:table-cell>
          <table:table-cell table:number-columns-repeated="1019"/>
        </table:table-row>
        <table:table-row table:style-name="ro1">
          <table:table-cell table:style-name="ce12" table:formula="of:=IF(LEN([.F37]) &gt; 0; [.F37]; [.E37])" office:value-type="string" office:string-value="شارع" calcext:value-type="string">
            <text:p>شارع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شارع&quot;)" office:value-type="string" office:string-value="شارع" calcext:value-type="string">
            <text:p>شارع</text:p>
          </table:table-cell>
          <table:table-cell table:number-columns-repeated="1019"/>
        </table:table-row>
        <table:table-row table:style-name="ro1">
          <table:table-cell table:style-name="ce12" table:formula="of:=IF(LEN([.F38]) &gt; 0; [.F38]; [.E38])" office:value-type="string" office:string-value="تان" calcext:value-type="string">
            <text:p>تان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تان&quot;)" office:value-type="string" office:string-value="تان" calcext:value-type="string">
            <text:p>تان</text:p>
          </table:table-cell>
          <table:table-cell table:number-columns-repeated="1019"/>
        </table:table-row>
        <table:table-row table:style-name="ro1">
          <table:table-cell table:style-name="ce12" table:formula="of:=IF(LEN([.F39]) &gt; 0; [.F39]; [.E39])" office:value-type="string" office:string-value="ل" calcext:value-type="string">
            <text:p>ل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ل&quot;)" office:value-type="string" office:string-value="ل" calcext:value-type="string">
            <text:p>ل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8" table:formula="of:=IFERROR(__xludf.dummyfunction(&quot;upper(googletranslate(A41,$A$1,&quot;&quot;en&quot;&quot;))&quot;);&quot;THERE IS NO LANGUAGE GRANTED ON THE COMMAND LINE. EXIT.&quot;)" office:value-type="string" office:string-value="THERE IS NO LANGUAGE GRANTED ON THE COMMAND LINE. EXIT." calcext:value-type="string">
            <text:p>THERE IS NO LANGUAGE GRAN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ولا توجد لغة ممنوحة على سطر الأوامر. الخروج.&quot;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صفيف محدد بالفعل" calcext:value-type="string">
            <text:p>صفيف محدد بالفعل</text:p>
          </table:table-cell>
          <table:table-cell table:style-name="ce8" table:formula="of:=IFERROR(__xludf.dummyfunction(&quot;upper(googletranslate(A42,$A$1,&quot;&quot;en&quot;&quot;))&quot;);&quot;ALREADY&quot;)" office:value-type="string" office:string-value="ALREADY" calcext:value-type="string">
            <text:p>ALREADY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صفيف محدد بالفعل&quot;)" office:value-type="string" office:string-value="صفيف محدد بالفعل" calcext:value-type="string">
            <text:p>صفيف محدد بالفعل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فهرس الصفيف خارج الحدود" calcext:value-type="string">
            <text:p>فهرس الصفيف خارج الحدود</text:p>
          </table:table-cell>
          <table:table-cell table:style-name="ce8" table:formula="of:=IFERROR(__xludf.dummyfunction(&quot;upper(googletranslate(A43,$A$1,&quot;&quot;en&quot;&quot;))&quot;);&quot;SAFEL INDEX OUTSIDE THE BORDER&quot;)" office:value-type="string" office:string-value="SAFEL INDEX OUTSIDE THE BORDER" calcext:value-type="string">
            <text:p>SAFEL INDEX OUTSIDE THE BORDER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فهرس الصفيف خارج الحدود&quot;)" office:value-type="string" office:string-value="فهرس الصفيف خارج الحدود" calcext:value-type="string">
            <text:p>فهرس الصفيف خارج الحدود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8" table:formula="of:=IFERROR(__xludf.dummyfunction(&quot;upper(googletranslate(A44,$A$1,&quot;&quot;en&quot;&quot;))&quot;);&quot;THE GUIDE CANNOT BE ACCESSED&quot;)" office:value-type="string" office:string-value="THE GUIDE CANNOT BE ACCESSED" calcext:value-type="string">
            <text:p>THE GUIDE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لا يمكن الوصول إلى الدليل&quot;)" office:value-type="string" office:string-value="لا يمكن الوصول إلى الدليل" calcext:value-type="string">
            <text:p>لا يمكن الوصول إلى الدليل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إدخال البيانات UNDERFLOW" calcext:value-type="string">
            <text:p>إدخال البيانات UNDERFLOW</text:p>
          </table:table-cell>
          <table:table-cell table:style-name="ce8" table:formula="of:=IFERROR(__xludf.dummyfunction(&quot;upper(googletranslate(A45,$A$1,&quot;&quot;en&quot;&quot;))&quot;);&quot;UNDERLOW DATA&quot;)" office:value-type="string" office:string-value="UNDERLOW DATA" calcext:value-type="string">
            <text:p>UNDERLOW DATA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إدخال البيانات UNDERFLOW&quot;)" office:value-type="string" office:string-value="إدخال البيانات UNDERFLOW" calcext:value-type="string">
            <text:p>إدخال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قراءة البيانات UNDERFLOW" calcext:value-type="string">
            <text:p>قراءة البيانات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قراءة البيانات UNDERFLOW&quot;)" office:value-type="string" office:string-value="قراءة البيانات UNDERFLOW" calcext:value-type="string">
            <text:p>قراءة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م اكتشاف دورة التعريف" calcext:value-type="string">
            <text:p>تم اكتشاف دورة التعريف</text:p>
          </table:table-cell>
          <table:table-cell table:style-name="ce8" table:formula="of:=IFERROR(__xludf.dummyfunction(&quot;upper(googletranslate(A47,$A$1,&quot;&quot;en&quot;&quot;))&quot;);&quot;THE DEFINITION COURSE HAS BEEN DISCOVERED&quot;)" office:value-type="string" office:string-value="THE DEFINITION COURSE HAS BEEN DISCOVERED" calcext:value-type="string">
            <text:p>THE DEFINITION COURS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م اكتشاف دورة التعريف&quot;)" office:value-type="string" office:string-value="تم اكتشاف دورة التعريف" calcext:value-type="string">
            <text:p>تم اكتشاف دورة التعريف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خطأ" calcext:value-type="string">
            <text:p>خطأ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خطأ&quot;)" office:value-type="string" office:string-value="خطأ" calcext:value-type="string">
            <text:p>خطأ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للمتغير الضاعف المحدد" calcext:value-type="string">
            <text:p>للمتغير الضاعف المحدد</text:p>
          </table:table-cell>
          <table:table-cell table:style-name="ce8" table:formula="of:=IFERROR(__xludf.dummyfunction(&quot;upper(googletranslate(A49,$A$1,&quot;&quot;en&quot;&quot;))&quot;);&quot;FOR THE SPECIFIED DOUBLE VARIABLE&quot;)" office:value-type="string" office:string-value="FOR THE SPECIFIED DOUBLE VARIABLE" calcext:value-type="string">
            <text:p>FOR THE SPECIFIED DOUBLE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للمتغير الضاعف المحدد&quot;)" office:value-type="string" office:string-value="للمتغير الضاعف المحدد" calcext:value-type="string">
            <text:p>للمتغير الضاعف المحدد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8" table:formula="of:=IFERROR(__xludf.dummyfunction(&quot;upper(googletranslate(A50,$A$1,&quot;&quot;en&quot;&quot;))&quot;);&quot;DEFINITION OF THE SPECIFIC FUNCTION SPECIFIC&quot;)" office:value-type="string" office:string-value="DEFINITION OF THE SPECIFIC FUNCTION SPECIFIC" calcext:value-type="string">
            <text:p>DEFINITION OF THE SPECIFIC FUNCTION SPECIFIC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تعريف الوظيفة المحددة محددة&quot;)" office:value-type="string" office:string-value="تعريف الوظيفة المحددة محددة" calcext:value-type="string">
            <text:p>تعريف الوظيفة المحددة محددة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8" table:formula="of:=IFERROR(__xludf.dummyfunction(&quot;upper(googletranslate(A51,$A$1,&quot;&quot;en&quot;&quot;))&quot;);&quot;DEFINITION OF THE FUNCTION OF MATCHING THE TEACHER&quot;)" office:value-type="string" office:string-value="DEFINITION OF THE FUNCTION OF MATCHING THE TEACHER" calcext:value-type="string">
            <text:p>DEFINITION OF THE FUNCTION OF MATCHING THE TEACH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تعريف وظيفة عدم تطابق المعلمة&quot;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فهرس خارج النطاق" calcext:value-type="string">
            <text:p>فهرس خارج النطاق</text:p>
          </table:table-cell>
          <table:table-cell table:style-name="ce8" table:formula="of:=IFERROR(__xludf.dummyfunction(&quot;upper(googletranslate(A54,$A$1,&quot;&quot;en&quot;&quot;))&quot;);&quot;AN INDEX OUTSIDE THE RANGE&quot;)" office:value-type="string" office:string-value="AN INDEX OUTSIDE THE RANGE" calcext:value-type="string">
            <text:p>AN 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فهرس خارج النطاق&quot;)" office:value-type="string" office:string-value="فهرس خارج النطاق" calcext:value-type="string">
            <text:p>فهرس خارج النطاق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تسمية محددة بالفعل" calcext:value-type="string">
            <text:p>تسمية محددة بالفعل</text:p>
          </table:table-cell>
          <table:table-cell table:style-name="ce8" table:formula="of:=IFERROR(__xludf.dummyfunction(&quot;upper(googletranslate(A55,$A$1,&quot;&quot;en&quot;&quot;))&quot;);&quot;REALLY SPECIFIC DESIGNATION&quot;)" office:value-type="string" office:string-value="REALLY SPECIFIC DESIGNATION" calcext:value-type="string">
            <text:p>REALLY SPECIFIC DESIGNATION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تسمية محددة بالفعل&quot;)" office:value-type="string" office:string-value="تسمية محددة بالفعل" calcext:value-type="string">
            <text:p>تسمية محددة بالفعل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8" table:formula="of:=IFERROR(__xludf.dummyfunction(&quot;upper(googletranslate(A56,$A$1,&quot;&quot;en&quot;&quot;))&quot;);&quot;THE LEFT / RIGHT -WING OPERATION IS NOT MATCHING&quot;)" office:value-type="string" office:string-value="THE LEFT / RIGHT -WING OPERATION IS NOT MATCHING" calcext:value-type="string">
            <text:p>THE LEFT / RIGHT -WING OPERATION IS NOT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عدم تطابق العملية اليسرى / اليمنى&quot;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الفهرس السلبي" calcext:value-type="string">
            <text:p>الفهرس السلبي</text:p>
          </table:table-cell>
          <table:table-cell table:style-name="ce8" table:formula="of:=IFERROR(__xludf.dummyfunction(&quot;upper(googletranslate(A57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الفهرس السلبي&quot;)" office:value-type="string" office:string-value="الفهرس السلبي" calcext:value-type="string">
            <text:p>الفهرس السلبي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8" table:formula="of:=IFERROR(__xludf.dummyfunction(&quot;upper(googletranslate(A58,$A$1,&quot;&quot;en&quot;&quot;))&quot;);&quot;NEXT ON A RING WITH THE CHAIN VARIABLE&quot;)" office:value-type="string" office:string-value="NEXT ON A RING WITH THE CHAIN VARIABLE" calcext:value-type="string">
            <text:p>NEXT ON A RING WITH THE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التالي على حلقة مع متغير السلسلة&quot;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عدم تطابق المعامل" calcext:value-type="string">
            <text:p>عدم تطابق المعامل</text:p>
          </table:table-cell>
          <table:table-cell table:style-name="ce8" table:formula="of:=IFERROR(__xludf.dummyfunction(&quot;upper(googletranslate(A59,$A$1,&quot;&quot;en&quot;&quot;))&quot;);&quot;LABORATORY CORRESPONDENCE&quot;)" office:value-type="string" office:string-value="LABORATORY CORRESPONDENCE" calcext:value-type="string">
            <text:p>LABORATORY CORRESPONDENCE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عدم تطابق المعامل&quot;)" office:value-type="string" office:string-value="عدم تطابق المعامل" calcext:value-type="string">
            <text:p>عدم تطابق المعام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الخيار يتطلب لغة" calcext:value-type="string">
            <text:p>الخيار يتطلب لغة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الخيار يتطلب لغة&quot;)" office:value-type="string" office:string-value="الخيار يتطلب لغة" calcext:value-type="string">
            <text:p>الخيار يتطلب لغة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يرجى التحقق من إعدادات اللغة أو متغير البيئة&quot;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خطأ في منطق الرياضيات" calcext:value-type="string">
            <text:p>خطأ في منطق الرياضيات</text:p>
          </table:table-cell>
          <table:table-cell table:style-name="ce8" table:formula="of:=IFERROR(__xludf.dummyfunction(&quot;upper(googletranslate(A62,$A$1,&quot;&quot;en&quot;&quot;))&quot;);&quot;AN ERROR IN THE LOGIC OF MATHEMATICS&quot;)" office:value-type="string" office:string-value="AN ERROR IN THE LOGIC OF MATHEMATICS" calcext:value-type="string">
            <text:p>AN ERROR IN THE LOGIC OF MATHEMATIC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خطأ في منطق الرياضيات&quot;)" office:value-type="string" office:string-value="خطأ في منطق الرياضيات" calcext:value-type="string">
            <text:p>خطأ في منطق الرياضيا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غير قادر على فتح ملف" calcext:value-type="string">
            <text:p>غير قادر على فتح ملف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غير قادر على فتح ملف&quot;)" office:value-type="string" office:string-value="غير قادر على فتح ملف" calcext:value-type="string">
            <text:p>غير قادر على فتح ملف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8" table:formula="of:=IFERROR(__xludf.dummyfunction(&quot;upper(googletranslate(A64,$A$1,&quot;&quot;en&quot;&quot;))&quot;);&quot;UNABLE TO OPEN A READING FILE&quot;)" office:value-type="string" office:string-value="UNABLE TO OPEN A READING FILE" calcext:value-type="string">
            <text:p>UNABLE TO OPEN A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غير قادر على فتح ملف للقراءة&quot;)" office:value-type="string" office:string-value="غير قادر على فتح ملف للقراءة" calcext:value-type="string">
            <text:p>غير قادر على فتح ملف للقراءة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تسمية غير محددة" calcext:value-type="string">
            <text:p>تسمية غير محددة</text:p>
          </table:table-cell>
          <table:table-cell table:style-name="ce8" table:formula="of:=IFERROR(__xludf.dummyfunction(&quot;upper(googletranslate(A65,$A$1,&quot;&quot;en&quot;&quot;))&quot;);&quot;UNLIMITED NAMING&quot;)" office:value-type="string" office:string-value="UNLIMITED NAMING" calcext:value-type="string">
            <text:p>UNLIMITED NAMIN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تسمية غير محددة&quot;)" office:value-type="string" office:string-value="تسمية غير محددة" calcext:value-type="string">
            <text:p>تسمية غير محددة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عملية غير معطلة" calcext:value-type="string">
            <text:p>عملية غير معطلة</text:p>
          </table:table-cell>
          <table:table-cell table:style-name="ce8" table:formula="of:=IFERROR(__xludf.dummyfunction(&quot;upper(googletranslate(A66,$A$1,&quot;&quot;en&quot;&quot;))&quot;);&quot;AN UNRULY OPERATION&quot;)" office:value-type="string" office:string-value="AN UNRULY OPERATION" calcext:value-type="string">
            <text:p>AN UNRUL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عملية غير معطلة&quot;)" office:value-type="string" office:string-value="عملية غير معطلة" calcext:value-type="string">
            <text:p>عملية غير معطلة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رمز التشغيل غير المعقول" calcext:value-type="string">
            <text:p>رمز التشغيل غير المعقول</text:p>
          </table:table-cell>
          <table:table-cell table:style-name="ce8" table:formula="of:=IFERROR(__xludf.dummyfunction(&quot;upper(googletranslate(A67,$A$1,&quot;&quot;en&quot;&quot;))&quot;);&quot;UNREASONABLE OPERATING CODE&quot;)" office:value-type="string" office:string-value="UNREASONABLE OPERATING CODE" calcext:value-type="string">
            <text:p>UNREASONABLE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رمز التشغيل غير المعقول&quot;)" office:value-type="string" office:string-value="رمز التشغيل غير المعقول" calcext:value-type="string">
            <text:p>رمز التشغيل غير المعقول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8" table:formula="of:=IFERROR(__xludf.dummyfunction(&quot;upper(googletranslate(A68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غير معروف إذا كانت العلامة&quot;)" office:value-type="string" office:string-value="غير معروف إذا كانت العلامة" calcext:value-type="string">
            <text:p>غير معروف إذا كانت العلامة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8" table:formula="of:=IFERROR(__xludf.dummyfunction(&quot;upper(googletranslate(A69,$A$1,&quot;&quot;en&quot;&quot;))&quot;);&quot;DOUBLE MATHEMATICS IS NOT RECOGNIZED&quot;)" office:value-type="string" office:string-value="DOUBLE MATHEMATICS IS NOT RECOGNIZED" calcext:value-type="string">
            <text:p>DOUBLE MATHEMATICS IS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عملية رياضيات مزدوجة غير معترف بها&quot;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8" table:formula="of:=IFERROR(__xludf.dummyfunction(&quot;upper(googletranslate(A70,$A$1,&quot;&quot;en&quot;&quot;))&quot;);&quot;DEFINITION OF THE JOB JOB THAT IS NOT RECOGNIZED&quot;)" office:value-type="string" office:string-value="DEFINITION OF THE JOB JOB THAT IS NOT RECOGNIZED" calcext:value-type="string">
            <text:p>DEFINITION OF THE JOB JOB THAT IS NOT RECOGNIZED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تعريف وظيفة الوظيفة غير المعترف بها&quot;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تسمية GOSUB غير المعترف بها" calcext:value-type="string">
            <text:p>تسمية GOSUB غير المعترف بها</text:p>
          </table:table-cell>
          <table:table-cell table:style-name="ce8" table:formula="of:=IFERROR(__xludf.dummyfunction(&quot;upper(googletranslate(A71,$A$1,&quot;&quot;en&quot;&quot;))&quot;);&quot;UNDERSTANDING GOSUB NAMING&quot;)" office:value-type="string" office:string-value="UNDERSTANDING GOSUB NAMING" calcext:value-type="string">
            <text:p>UNDERSTANDING GOSUB NAMIN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تسمية GOSUB غير المعترف بها&quot;)" office:value-type="string" office:string-value="تسمية GOSUB غير المعترف بها" calcext:value-type="string">
            <text:p>تسمية GOSUB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تسمية GOTO غير المعترف بها" calcext:value-type="string">
            <text:p>تسمية GOTO غير المعترف بها</text:p>
          </table:table-cell>
          <table:table-cell table:style-name="ce8" table:formula="of:=IFERROR(__xludf.dummyfunction(&quot;upper(googletranslate(A72,$A$1,&quot;&quot;en&quot;&quot;))&quot;);&quot;NOMINATION OF UNRECOGNIZED GOTO&quot;)" office:value-type="string" office:string-value="NOMINATION OF UNRECOGNIZED GOTO" calcext:value-type="string">
            <text:p>NOMINATION OF UNRECOGNIZED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تسمية GOTO غير المعترف بها&quot;)" office:value-type="string" office:string-value="تسمية GOTO غير المعترف بها" calcext:value-type="string">
            <text:p>تسمية GOTO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المدخلات غير المعترف بها" calcext:value-type="string">
            <text:p>المدخلات غير المعترف بها</text:p>
          </table:table-cell>
          <table:table-cell table:style-name="ce8" table:formula="of:=IFERROR(__xludf.dummyfunction(&quot;upper(googletranslate(A73,$A$1,&quot;&quot;en&quot;&quot;))&quot;);&quot;UNRECOGNIZED INPUTS&quot;)" office:value-type="string" office:string-value="UNRECOGNIZED INPUTS" calcext:value-type="string">
            <text:p>UNRECOGNIZED INPUTS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المدخلات غير المعترف بها&quot;)" office:value-type="string" office:string-value="المدخلات غير المعترف بها" calcext:value-type="string">
            <text:p>المدخلات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8" table:formula="of:=IFERROR(__xludf.dummyfunction(&quot;upper(googletranslate(A74,$A$1,&quot;&quot;en&quot;&quot;))&quot;);&quot;MATHEMATICS PROCESS IS NOT RECOGNIZED&quot;)" office:value-type="string" office:string-value="MATHEMATICS PROCESS IS NOT RECOGNIZED" calcext:value-type="string">
            <text:p>MATHEMATICS PROCESS IS NOT RECOGNIZED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عملية رياضيات عدد صحيح غير معترف بها&quot;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8" table:formula="of:=IFERROR(__xludf.dummyfunction(&quot;upper(googletranslate(A75,$A$1,&quot;&quot;en&quot;&quot;))&quot;);&quot;TYPE OF MATHEMATICS THAT ARE NOT RECOGNIZED&quot;)" office:value-type="string" office:string-value="TYPE OF MATHEMATICS THAT ARE NOT RECOGNIZED" calcext:value-type="string">
            <text:p>TYPE OF MATHEMATICS THAT ARE NOT RECOGNIZED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نوع الرياضيات غير المعترف به&quot;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8" table:formula="of:=IFERROR(__xludf.dummyfunction(&quot;upper(googletranslate(A76,$A$1,&quot;&quot;en&quot;&quot;))&quot;);&quot;THE NEXT NOT RECOGNIZED VARIABLE&quot;)" office:value-type="string" office:string-value="THE NEXT NOT RECOGNIZED VARIABLE" calcext:value-type="string">
            <text:p>THE NEXT NOT 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المتغير التالي غير المعترف به&quot;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8" table:formula="of:=IFERROR(__xludf.dummyfunction(&quot;upper(googletranslate(A77,$A$1,&quot;&quot;en&quot;&quot;))&quot;);&quot;UN RECOGNIZED OP&quot;)" office:value-type="string" office:string-value="UN RECOGNIZED OP" calcext:value-type="string">
            <text:p>UN RECOGNIZ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غير المعترف به في الطباعة&quot;)" office:value-type="string" office:string-value="OP غير المعترف به في الطباعة" calcext:value-type="string">
            <text:p>OP غير المعترف به في الطباعة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8" table:formula="of:=IFERROR(__xludf.dummyfunction(&quot;upper(googletranslate(A78,$A$1,&quot;&quot;en&quot;&quot;))&quot;);&quot;UNRECOGNIZED RATIONAL MATHEMATICS PROCESS&quot;)" office:value-type="string" office:string-value="UNRECOGNIZED RATIONAL MATHEMATICS PROCESS" calcext:value-type="string">
            <text:p>UNRECOGNIZED RATIONAL MATHEMATICS PROCES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عملية الرياضيات العقلانية غير المعترف بها&quot;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نوع متغير غير معترف به" calcext:value-type="string">
            <text:p>نوع متغير غير معترف به</text:p>
          </table:table-cell>
          <table:table-cell table:style-name="ce8" table:formula="of:=IFERROR(__xludf.dummyfunction(&quot;upper(googletranslate(A79,$A$1,&quot;&quot;en&quot;&quot;))&quot;);&quot;A NON -RECOGNIZED VARIABLE TYPE&quot;)" office:value-type="string" office:string-value="A NON -RECOGNIZED VARIABLE TYPE" calcext:value-type="string">
            <text:p>A 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نوع متغير غير معترف به&quot;)" office:value-type="string" office:string-value="نوع متغير غير معترف به" calcext:value-type="string">
            <text:p>نوع متغير غير معترف به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ير متغير البيئة" calcext:value-type="string">
            <text:p>غير متغير البيئة</text:p>
          </table:table-cell>
          <table:table-cell table:style-name="ce8" table:formula="of:=IFERROR(__xludf.dummyfunction(&quot;upper(googletranslate(A80,$A$1,&quot;&quot;en&quot;&quot;))&quot;);&quot;NON -VARIABLE&quot;)" office:value-type="string" office:string-value="NON -VARIABLE" calcext:value-type="string">
            <text:p>NON -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ير متغير البيئة&quot;)" office:value-type="string" office:string-value="غير متغير البيئة" calcext:value-type="string">
            <text:p>غير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8" table:formula="of:=IFERROR(__xludf.dummyfunction(&quot;upper(googletranslate(A81,$A$1,&quot;&quot;en&quot;&quot;))&quot;);&quot;VARIABLE / DEFINITION OF INCOMPATIBILITY&quot;)" office:value-type="string" office:string-value="VARIABLE / DEFINITION OF INCOMPATIBILITY" calcext:value-type="string">
            <text:p>VARIABLE / DEFINITION OF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ير / تعريف التعريف عدم تطابق&quot;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ير محدد على أنه صفيف" calcext:value-type="string">
            <text:p>متغير محدد على أنه صفيف</text:p>
          </table:table-cell>
          <table:table-cell table:style-name="ce8" table:formula="of:=IFERROR(__xludf.dummyfunction(&quot;upper(googletranslate(A82,$A$1,&quot;&quot;en&quot;&quot;))&quot;);&quot;SPECIFIC VARIABLE AS A BENCH&quot;)" office:value-type="string" office:string-value="SPECIFIC VARIABLE AS A BENCH" calcext:value-type="string">
            <text:p>SPECIFIC VARIABLE AS A BENCH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ير محدد على أنه صفيف&quot;)" office:value-type="string" office:string-value="متغير محدد على أنه صفيف" calcext:value-type="string">
            <text:p>متغير محدد على أنه صفيف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ير تعريف" calcext:value-type="string">
            <text:p>متغير تعريف</text:p>
          </table:table-cell>
          <table:table-cell table:style-name="ce8" table:formula="of:=IFERROR(__xludf.dummyfunction(&quot;upper(googletranslate(A83,$A$1,&quot;&quot;en&quot;&quot;))&quot;);&quot;DEFINITION VARIABLE&quot;)" office:value-type="string" office:string-value="DEFINITION VARIABLE" calcext:value-type="string">
            <text:p>DEFINITION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ير تعريف&quot;)" office:value-type="string" office:string-value="متغير تعريف" calcext:value-type="string">
            <text:p>متغير تعريف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المتغير ليس له قيمة" calcext:value-type="string">
            <text:p>المتغير ليس له قيمة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المتغير ليس له قيمة&quot;)" office:value-type="string" office:string-value="المتغير ليس له قيمة" calcext:value-type="string">
            <text:p>المتغير ليس له قيمة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المتغير ليس صفيفًا" calcext:value-type="string">
            <text:p>المتغير ليس صفيفًا</text:p>
          </table:table-cell>
          <table:table-cell table:style-name="ce8" table:formula="of:=IFERROR(__xludf.dummyfunction(&quot;upper(googletranslate(A85,$A$1,&quot;&quot;en&quot;&quot;))&quot;);&quot;THE VARIABLE IS NOT A ROW&quot;)" office:value-type="string" office:string-value="THE VARIABLE IS NOT A ROW" calcext:value-type="string">
            <text:p>THE VARIABLE IS NOT A ROW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المتغير ليس صفيفًا&quot;)" office:value-type="string" office:string-value="المتغير ليس صفيفًا" calcext:value-type="string">
            <text:p>المتغير ليس صفيفًا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ar.A3:lang_ar.A39">
            <calcext:condition calcext:apply-style-name="ConditionalStyle_1" calcext:value="formula-is(COUNTIF([.$A$3:.$A$39];[.$A3])&gt;1)" calcext:base-cell-address="lang_ar.A3"/>
          </calcext:conditional-format>
        </calcext:conditional-formats>
      </table:table>
      <table:table table:name="lang_ru" table:style-name="ta1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1023"/>
        </table:table-row>
        <table:table-row table:style-name="ro1">
          <table:table-cell table:style-name="ce13" table:formula="of:=IF(LEN([.F3]) &gt; 0; [.F3]; [.E3])" office:value-type="string" office:string-value="АБС" calcext:value-type="string">
            <text:p>АБС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АБС&quot;)" office:value-type="string" office:string-value="АБС" calcext:value-type="string">
            <text:p>АБС</text:p>
          </table:table-cell>
          <table:table-cell table:number-columns-repeated="1019"/>
        </table:table-row>
        <table:table-row table:style-name="ro1">
          <table:table-cell table:style-name="ce13" table:formula="of:=IF(LEN([.F4]) &gt; 0; [.F4]; [.E4])" office:value-type="string" office:string-value="АТ" calcext:value-type="string">
            <text:p>АТ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АТ&quot;)" office:value-type="string" office:string-value="АТ" calcext:value-type="string">
            <text:p>АТ</text:p>
          </table:table-cell>
          <table:table-cell table:number-columns-repeated="1019"/>
        </table:table-row>
        <table:table-row table:style-name="ro1">
          <table:table-cell table:style-name="ce13" table:formula="of:=IF(LEN([.F5]) &gt; 0; [.F5]; [.E5])" office:value-type="string" office:string-value="БАЗА" calcext:value-type="string">
            <text:p>БАЗ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БАЗА&quot;)" office:value-type="string" office:string-value="БАЗА" calcext:value-type="string">
            <text:p>БАЗА</text:p>
          </table:table-cell>
          <table:table-cell table:number-columns-repeated="1019"/>
        </table:table-row>
        <table:table-row table:style-name="ro1">
          <table:table-cell table:style-name="ce13" table:formula="of:=IF(LEN([.F6]) &gt; 0; [.F6]; [.E6])" office:value-type="string" office:string-value="ПОСАДКА" calcext:value-type="string">
            <text:p>ПОСАДКА</text:p>
          </table:table-cell>
          <table:table-cell table:style-name="ce8" table:formula="of:=IFERROR(__xludf.dummyfunction(&quot;upper(googletranslate(A6,$A$1,&quot;&quot;en&quot;&quot;))&quot;);&quot;LANDING&quot;)" office:value-type="string" office:string-value="LANDING" calcext:value-type="string">
            <text:p>LANDING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ПОСАДКА&quot;)" office:value-type="string" office:string-value="ПОСАДКА" calcext:value-type="string">
            <text:p>ПОСАДКА</text:p>
          </table:table-cell>
          <table:table-cell table:number-columns-repeated="1019"/>
        </table:table-row>
        <table:table-row table:style-name="ro1">
          <table:table-cell table:style-name="ce13" table:formula="of:=IF(LEN([.F7]) &gt; 0; [.F7]; [.E7])" office:value-type="string" office:string-value="ДАННЫЕ" calcext:value-type="string">
            <text:p>ДАННЫЕ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ДАННЫЕ&quot;)" office:value-type="string" office:string-value="ДАННЫЕ" calcext:value-type="string">
            <text:p>ДАННЫЕ</text:p>
          </table:table-cell>
          <table:table-cell table:number-columns-repeated="1019"/>
        </table:table-row>
        <table:table-row table:style-name="ro1">
          <table:table-cell table:style-name="ce13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3" table:formula="of:=IF(LEN([.F9]) &gt; 0; [.F9]; [.E9])" office:value-type="string" office:string-value="ДЕФЕКТ" calcext:value-type="string">
            <text:p>ДЕФЕКТ</text:p>
          </table:table-cell>
          <table:table-cell table:style-name="ce8" table:formula="of:=IFERROR(__xludf.dummyfunction(&quot;upper(googletranslate(A9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ДЕФЕКТ&quot;)" office:value-type="string" office:string-value="ДЕФЕКТ" calcext:value-type="string">
            <text:p>ДЕФЕКТ</text:p>
          </table:table-cell>
          <table:table-cell table:number-columns-repeated="1019"/>
        </table:table-row>
        <table:table-row table:style-name="ro1">
          <table:table-cell table:style-name="ce13" table:formula="of:=IF(LEN([.F10]) &gt; 0; [.F10]; [.E10])" office:value-type="string" office:string-value="ТУСКЛЫЙ" calcext:value-type="string">
            <text:p>ТУСКЛЫЙ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ТУСКЛЫЙ&quot;)" office:value-type="string" office:string-value="ТУСКЛЫЙ" calcext:value-type="string">
            <text:p>ТУСКЛЫЙ</text:p>
          </table:table-cell>
          <table:table-cell table:number-columns-repeated="1019"/>
        </table:table-row>
        <table:table-row table:style-name="ro1">
          <table:table-cell table:style-name="ce13" table:formula="of:=IF(LEN([.F11]) &gt; 0; [.F11]; [.E11])" office:value-type="string" office:string-value="КОНЕЦ" calcext:value-type="string">
            <text:p>КОНЕЦ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КОНЕЦ&quot;)" office:value-type="string" office:string-value="КОНЕЦ" calcext:value-type="string">
            <text:p>КОНЕЦ</text:p>
          </table:table-cell>
          <table:table-cell table:number-columns-repeated="1019"/>
        </table:table-row>
        <table:table-row table:style-name="ro1">
          <table:table-cell table:style-name="ce13" table:formula="of:=IF(LEN([.F12]) &gt; 0; [.F12]; [.E12])" office:value-type="string" office:string-value="ЭКСПЛУАТ" calcext:value-type="string">
            <text:p>ЭКСПЛУАТ</text:p>
          </table:table-cell>
          <table:table-cell table:style-name="ce8" table:formula="of:=IFERROR(__xludf.dummyfunction(&quot;upper(googletranslate(A12,$A$1,&quot;&quot;en&quot;&quot;))&quot;);&quot;OPERATION&quot;)" office:value-type="string" office:string-value="OPERATION" calcext:value-type="string">
            <text:p>OPERATIO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ЭКСПЛУАТ&quot;)" office:value-type="string" office:string-value="ЭКСПЛУАТ" calcext:value-type="string">
            <text:p>ЭКСПЛУАТ</text:p>
          </table:table-cell>
          <table:table-cell table:number-columns-repeated="1019"/>
        </table:table-row>
        <table:table-row table:style-name="ro1">
          <table:table-cell table:style-name="ce13" table:formula="of:=IF(LEN([.F13]) &gt; 0; [.F13]; [.E13])" office:value-type="string" office:string-value="ДЛЯ" calcext:value-type="string">
            <text:p>ДЛ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ДЛЯ&quot;)" office:value-type="string" office:string-value="ДЛЯ" calcext:value-type="string">
            <text:p>ДЛЯ</text:p>
          </table:table-cell>
          <table:table-cell table:number-columns-repeated="1019"/>
        </table:table-row>
        <table:table-row table:style-name="ro1">
          <table:table-cell table:style-name="ce13" table:formula="of:=IF(LEN([.F14]) &gt; 0; [.F14]; [.E14])" office:value-type="string" office:string-value="ИДТИ К" calcext:value-type="string">
            <text:p>ИДТИ К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ИДТИ К&quot;)" office:value-type="string" office:string-value="ИДТИ К" calcext:value-type="string">
            <text:p>ИДТИ К</text:p>
          </table:table-cell>
          <table:table-cell table:number-columns-repeated="1019"/>
        </table:table-row>
        <table:table-row table:style-name="ro1">
          <table:table-cell table:style-name="ce13" table:formula="of:=IF(LEN([.F15]) &gt; 0; [.F15]; [.E15])" office:value-type="string" office:string-value="ГОСУБ" calcext:value-type="string">
            <text:p>ГОСУБ</text:p>
          </table:table-cell>
          <table:table-cell table:style-name="ce8" table:formula="of:=IFERROR(__xludf.dummyfunction(&quot;upper(googletranslate(A15,$A$1,&quot;&quot;en&quot;&quot;))&quot;);&quot;SOVEREIGN&quot;)" office:value-type="string" office:string-value="SOVEREIGN" calcext:value-type="string">
            <text:p>SOVEREIG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ГОСУБ&quot;)" office:value-type="string" office:string-value="ГОСУБ" calcext:value-type="string">
            <text:p>ГОСУБ</text:p>
          </table:table-cell>
          <table:table-cell table:number-columns-repeated="1019"/>
        </table:table-row>
        <table:table-row table:style-name="ro1">
          <table:table-cell table:style-name="ce13" table:formula="of:=IF(LEN([.F16]) &gt; 0; [.F16]; [.E16])" office:value-type="string" office:string-value="ЕСЛИ" calcext:value-type="string">
            <text:p>ЕСЛИ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ЕСЛИ&quot;)" office:value-type="string" office:string-value="ЕСЛИ" calcext:value-type="string">
            <text:p>ЕСЛИ</text:p>
          </table:table-cell>
          <table:table-cell table:number-columns-repeated="1019"/>
        </table:table-row>
        <table:table-row table:style-name="ro1">
          <table:table-cell table:style-name="ce13" table:formula="of:=IF(LEN([.F17]) &gt; 0; [.F17]; [.E17])" office:value-type="string" office:string-value="ИНТ" calcext:value-type="string">
            <text:p>ИНТ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ИНТ&quot;)" office:value-type="string" office:string-value="ИНТ" calcext:value-type="string">
            <text:p>ИНТ</text:p>
          </table:table-cell>
          <table:table-cell table:number-columns-repeated="1019"/>
        </table:table-row>
        <table:table-row table:style-name="ro1">
          <table:table-cell table:style-name="ce13" table:formula="of:=IF(LEN([.F18]) &gt; 0; [.F18]; [.E18])" office:value-type="string" office:string-value="ВХОД" calcext:value-type="string">
            <text:p>ВХОД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ВХОД&quot;)" office:value-type="string" office:string-value="ВХОД" calcext:value-type="string">
            <text:p>ВХОД</text:p>
          </table:table-cell>
          <table:table-cell table:number-columns-repeated="1019"/>
        </table:table-row>
        <table:table-row table:style-name="ro1">
          <table:table-cell table:style-name="ce13" table:formula="of:=IF(LEN([.F19]) &gt; 0; [.F19]; [.E19])" office:value-type="string" office:string-value="ПОЗВОЛЯТЬ" calcext:value-type="string">
            <text:p>ПОЗВОЛЯТЬ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ПОЗВОЛЯТЬ&quot;)" office:value-type="string" office:string-value="ПОЗВОЛЯТЬ" calcext:value-type="string">
            <text:p>ПОЗВОЛЯТЬ</text:p>
          </table:table-cell>
          <table:table-cell table:number-columns-repeated="1019"/>
        </table:table-row>
        <table:table-row table:style-name="ro1">
          <table:table-cell table:style-name="ce13" table:formula="of:=IF(LEN([.F20]) &gt; 0; [.F20]; [.E20])" office:value-type="string" office:string-value="БРЕВНО" calcext:value-type="string">
            <text:p>БРЕВН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БРЕВНО&quot;)" office:value-type="string" office:string-value="БРЕВНО" calcext:value-type="string">
            <text:p>БРЕВНО</text:p>
          </table:table-cell>
          <table:table-cell table:number-columns-repeated="1019"/>
        </table:table-row>
        <table:table-row table:style-name="ro1">
          <table:table-cell table:style-name="ce13" table:formula="of:=IF(LEN([.F21]) &gt; 0; [.F21]; [.E21])" office:value-type="string" office:string-value="СЛЕДУЮЩИЙ" calcext:value-type="string">
            <text:p>СЛЕДУЮЩИЙ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СЛЕДУЮЩИЙ&quot;)" office:value-type="string" office:string-value="СЛЕДУЮЩИЙ" calcext:value-type="string">
            <text:p>СЛЕДУЮЩИЙ</text:p>
          </table:table-cell>
          <table:table-cell table:number-columns-repeated="1019"/>
        </table:table-row>
        <table:table-row table:style-name="ro1">
          <table:table-cell table:style-name="ce13" table:formula="of:=IF(LEN([.F22]) &gt; 0; [.F22]; [.E22])" office:value-type="string" office:string-value="НА" calcext:value-type="string">
            <text:p>НА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НА&quot;)" office:value-type="string" office:string-value="НА" calcext:value-type="string">
            <text:p>НА</text:p>
          </table:table-cell>
          <table:table-cell table:number-columns-repeated="1019"/>
        </table:table-row>
        <table:table-row table:style-name="ro1">
          <table:table-cell table:style-name="ce13" table:formula="of:=IF(LEN([.F23]) &gt; 0; [.F23]; [.E23])" office:value-type="string" office:string-value="ВАРИАНТ" calcext:value-type="string">
            <text:p>ВАРИАНТ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ВАРИАНТ&quot;)" office:value-type="string" office:string-value="ВАРИАНТ" calcext:value-type="string">
            <text:p>ВАРИАНТ</text:p>
          </table:table-cell>
          <table:table-cell table:number-columns-repeated="1019"/>
        </table:table-row>
        <table:table-row table:style-name="ro1">
          <table:table-cell table:style-name="ce13" table:formula="of:=IF(LEN([.F24]) &gt; 0; [.F24]; [.E24])" office:value-type="string" office:string-value="РАСПЕЧАТАТЬ" calcext:value-type="string">
            <text:p>РАСПЕЧАТАТЬ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РАСПЕЧАТАТЬ&quot;)" office:value-type="string" office:string-value="РАСПЕЧАТАТЬ" calcext:value-type="string">
            <text:p>РАСПЕЧАТАТЬ</text:p>
          </table:table-cell>
          <table:table-cell table:number-columns-repeated="1019"/>
        </table:table-row>
        <table:table-row table:style-name="ro1">
          <table:table-cell table:style-name="ce13" table:formula="of:=IF(LEN([.F25]) &gt; 0; [.F25]; [.E25])" office:value-type="string" office:string-value="РАНДОМИЗИРОВАТЬ" calcext:value-type="string">
            <text:p>РАНДОМИЗИРОВАТЬ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number-columns-repeated="1019"/>
        </table:table-row>
        <table:table-row table:style-name="ro1">
          <table:table-cell table:style-name="ce13" table:formula="of:=IF(LEN([.F26]) &gt; 0; [.F26]; [.E26])" office:value-type="string" office:string-value="КРЫСА" calcext:value-type="string">
            <text:p>КРЫС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КРЫСА&quot;)" office:value-type="string" office:string-value="КРЫСА" calcext:value-type="string">
            <text:p>КРЫСА</text:p>
          </table:table-cell>
          <table:table-cell table:number-columns-repeated="1019"/>
        </table:table-row>
        <table:table-row table:style-name="ro1">
          <table:table-cell table:style-name="ce13" table:formula="of:=IF(LEN([.F27]) &gt; 0; [.F27]; [.E27])" office:value-type="string" office:string-value="ЧИТАТЬ" calcext:value-type="string">
            <text:p>ЧИТАТЬ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ЧИТАТЬ&quot;)" office:value-type="string" office:string-value="ЧИТАТЬ" calcext:value-type="string">
            <text:p>ЧИТАТЬ</text:p>
          </table:table-cell>
          <table:table-cell table:number-columns-repeated="1019"/>
        </table:table-row>
        <table:table-row table:style-name="ro1">
          <table:table-cell table:style-name="ce13" table:formula="of:=IF(LEN([.F28]) &gt; 0; [.F28]; [.E28])" office:value-type="string" office:string-value="РЕМ" calcext:value-type="string">
            <text:p>РЕМ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РЕМ&quot;)" office:value-type="string" office:string-value="РЕМ" calcext:value-type="string">
            <text:p>РЕМ</text:p>
          </table:table-cell>
          <table:table-cell table:number-columns-repeated="1019"/>
        </table:table-row>
        <table:table-row table:style-name="ro1">
          <table:table-cell table:style-name="ce13" table:formula="of:=IF(LEN([.F29]) &gt; 0; [.F29]; [.E29])" office:value-type="string" office:string-value="ВОССТАНОВИТЬ" calcext:value-type="string">
            <text:p>ВОССТАНОВИТЬ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ВОССТАНОВИТЬ&quot;)" office:value-type="string" office:string-value="ВОССТАНОВИТЬ" calcext:value-type="string">
            <text:p>ВОССТАНОВИТЬ</text:p>
          </table:table-cell>
          <table:table-cell table:number-columns-repeated="1019"/>
        </table:table-row>
        <table:table-row table:style-name="ro1">
          <table:table-cell table:style-name="ce13" table:formula="of:=IF(LEN([.F30]) &gt; 0; [.F30]; [.E30])" office:value-type="string" office:string-value="ВОЗВРАЩАТЬСЯ" calcext:value-type="string">
            <text:p>ВОЗВРАЩАТЬСЯ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ВОЗВРАЩАТЬСЯ&quot;)" office:value-type="string" office:string-value="ВОЗВРАЩАТЬСЯ" calcext:value-type="string">
            <text:p>ВОЗВРАЩАТЬСЯ</text:p>
          </table:table-cell>
          <table:table-cell table:number-columns-repeated="1019"/>
        </table:table-row>
        <table:table-row table:style-name="ro1">
          <table:table-cell table:style-name="ce1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3" table:formula="of:=IF(LEN([.F32]) &gt; 0; [.F32]; [.E32])" office:value-type="string" office:string-value="СНОГСШИБАТЕЛЬНЫЙ" calcext:value-type="string">
            <text:p>СНОГСШИБАТЕЛЬНЫЙ</text:p>
          </table:table-cell>
          <table:table-cell table:style-name="ce8" table:formula="of:=IFERROR(__xludf.dummyfunction(&quot;upper(googletranslate(A32,$A$1,&quot;&quot;en&quot;&quot;))&quot;);&quot;STUNNING&quot;)" office:value-type="string" office:string-value="STUNNING" calcext:value-type="string">
            <text:p>STUNNING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СНОГСШИБАТЕЛЬНЫЙ&quot;)" office:value-type="string" office:string-value="СНОГСШИБАТЕЛЬНЫЙ" calcext:value-type="string">
            <text:p>СНОГСШИБАТЕЛЬНЫЙ</text:p>
          </table:table-cell>
          <table:table-cell table:number-columns-repeated="1019"/>
        </table:table-row>
        <table:table-row table:style-name="ro1">
          <table:table-cell table:style-name="ce13" table:formula="of:=IF(LEN([.F33]) &gt; 0; [.F33]; [.E33])" office:value-type="string" office:string-value="ГРЕХ" calcext:value-type="string">
            <text:p>ГРЕХ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ГРЕХ&quot;)" office:value-type="string" office:string-value="ГРЕХ" calcext:value-type="string">
            <text:p>ГРЕХ</text:p>
          </table:table-cell>
          <table:table-cell table:number-columns-repeated="1019"/>
        </table:table-row>
        <table:table-row table:style-name="ro1">
          <table:table-cell table:style-name="ce1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3" table:formula="of:=IF(LEN([.F35]) &gt; 0; [.F35]; [.E35])" office:value-type="string" office:string-value="ШАГ" calcext:value-type="string">
            <text:p>ШАГ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ШАГ&quot;)" office:value-type="string" office:string-value="ШАГ" calcext:value-type="string">
            <text:p>ШАГ</text:p>
          </table:table-cell>
          <table:table-cell table:number-columns-repeated="1019"/>
        </table:table-row>
        <table:table-row table:style-name="ro1">
          <table:table-cell table:style-name="ce13" table:formula="of:=IF(LEN([.F36]) &gt; 0; [.F36]; [.E36])" office:value-type="string" office:string-value="ОСТАНАВЛИВАТЬСЯ" calcext:value-type="string">
            <text:p>ОСТАНАВЛИВАТЬСЯ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ОСТАНАВЛИВАТЬСЯ&quot;)" office:value-type="string" office:string-value="ОСТАНАВЛИВАТЬСЯ" calcext:value-type="string">
            <text:p>ОСТАНАВЛИВАТЬСЯ</text:p>
          </table:table-cell>
          <table:table-cell table:number-columns-repeated="1019"/>
        </table:table-row>
        <table:table-row table:style-name="ro1">
          <table:table-cell table:style-name="ce13" table:formula="of:=IF(LEN([.F37]) &gt; 0; [.F37]; [.E37])" office:value-type="string" office:string-value="СТР" calcext:value-type="string">
            <text:p>СТР</text:p>
          </table:table-cell>
          <table:table-cell table:style-name="ce8" table:formula="of:=IFERROR(__xludf.dummyfunction(&quot;upper(googletranslate(A37,$A$1,&quot;&quot;en&quot;&quot;))&quot;);&quot;P&quot;)" office:value-type="string" office:string-value="P" calcext:value-type="string">
            <text:p>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СТР&quot;)" office:value-type="string" office:string-value="СТР" calcext:value-type="string">
            <text:p>СТР</text:p>
          </table:table-cell>
          <table:table-cell table:number-columns-repeated="1019"/>
        </table:table-row>
        <table:table-row table:style-name="ro1">
          <table:table-cell table:style-name="ce13" table:formula="of:=IF(LEN([.F38]) &gt; 0; [.F38]; [.E38])" office:value-type="string" office:string-value="ЗАГАР" calcext:value-type="string">
            <text:p>ЗАГАР</text:p>
          </table:table-cell>
          <table:table-cell table:style-name="ce8" table:formula="of:=IFERROR(__xludf.dummyfunction(&quot;upper(googletranslate(A38,$A$1,&quot;&quot;en&quot;&quot;))&quot;);&quot;A TAN&quot;)" office:value-type="string" office:string-value="A TAN" calcext:value-type="string">
            <text:p>A 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ЗАГАР&quot;)" office:value-type="string" office:string-value="ЗАГАР" calcext:value-type="string">
            <text:p>ЗАГАР</text:p>
          </table:table-cell>
          <table:table-cell table:number-columns-repeated="1019"/>
        </table:table-row>
        <table:table-row table:style-name="ro1">
          <table:table-cell table:style-name="ce13" table:formula="of:=IF(LEN([.F39]) &gt; 0; [.F39]; [.E39])" office:value-type="string" office:string-value="К" calcext:value-type="string">
            <text:p>К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К&quot;)" office:value-type="string" office:string-value="К" calcext:value-type="string">
            <text:p>К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8" table:formula="of:=IFERROR(__xludf.dummyfunction(&quot;upper(googletranslate(A41,$A$1,&quot;&quot;en&quot;&quot;))&quot;);&quot;AND THERE IS NO LANGUAGE THAT IS NOT INDICATED ON THE COMMAND LINE. EXIT.&quot;)" office:value-type="string" office:string-value="AND THERE IS NO LANGUAGE THAT IS NOT INDICATED ON THE COMMAND LINE. EXIT." calcext:value-type="string">
            <text:p>AND THERE IS NO LANGUAGE THAT IS NOT INDICA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И НЕТ ЯЗЫКА, НЕ УКАЗАННОГО В КОМАНДНОЙ СТРОКЕ. ВЫХОД.&quot;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МАССИВ УЖЕ ОПРЕДЕЛЕН" calcext:value-type="string">
            <text:p>МАССИВ УЖЕ ОПРЕДЕЛЕН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МАССИВ УЖЕ ОПРЕДЕЛЕН&quot;)" office:value-type="string" office:string-value="МАССИВ УЖЕ ОПРЕДЕЛЕН" calcext:value-type="string">
            <text:p>МАССИВ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8" table:formula="of:=IFERROR(__xludf.dummyfunction(&quot;upper(googletranslate(A43,$A$1,&quot;&quot;en&quot;&quot;))&quot;);&quot;ARRAY INDEX OUTSIDE&quot;)" office:value-type="string" office:string-value="ARRAY INDEX OUTSIDE" calcext:value-type="string">
            <text:p>ARRAY INDEX OUTSIDE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МАССИВ ИНДЕКС ЗА ПРЕДЕЛАМИ&quot;)" office:value-type="string" office:string-value="МАССИВ ИНДЕКС ЗА ПРЕДЕЛАМИ" calcext:value-type="string">
            <text:p>МАССИВ ИНДЕКС ЗА ПРЕДЕЛАМИ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8" table:formula="of:=IFERROR(__xludf.dummyfunction(&quot;upper(googletranslate(A44,$A$1,&quot;&quot;en&quot;&quot;))&quot;);&quot;CANNOT ACCESS THE CATALOG&quot;)" office:value-type="string" office:string-value="CANNOT ACCESS THE CATALOG" calcext:value-type="string">
            <text:p>CANNOT ACCESS THE CATALOG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НЕ МОЖЕТ ПОЛУЧИТЬ ДОСТУП К КАТАЛОГУ&quot;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8" table:formula="of:=IFERROR(__xludf.dummyfunction(&quot;upper(googletranslate(A45,$A$1,&quot;&quot;en&quot;&quot;))&quot;);&quot;INPUT DATA IN THE LOWER STREAM&quot;)" office:value-type="string" office:string-value="INPUT DATA IN THE LOWER STREAM" calcext:value-type="string">
            <text:p>INPUT DATA IN THE LOWER 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ВВОД ДАННЫХ В НИЖНЕМ ПОТОКЕ&quot;)" office:value-type="string" office:string-value="ВВОД ДАННЫХ В НИЖНЕМ ПОТОКЕ" calcext:value-type="string">
            <text:p>ВВОД ДАННЫХ В НИЖНЕМ ПОТОКЕ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8" table:formula="of:=IFERROR(__xludf.dummyfunction(&quot;upper(googletranslate(A46,$A$1,&quot;&quot;en&quot;&quot;))&quot;);&quot;DATA READ INSUFFICIENT FLOW&quot;)" office:value-type="string" office:string-value="DATA READ INSUFFICIENT FLOW" calcext:value-type="string">
            <text:p>DATA READ INSUFFICIENT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ДАННЫЕ ЧИТАЮТ НЕДОСТАТОЧНЫЙ ПОТОК&quot;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8" table:formula="of:=IFERROR(__xludf.dummyfunction(&quot;upper(googletranslate(A47,$A$1,&quot;&quot;en&quot;&quot;))&quot;);&quot;THE DEFINITION CYCLE HAS BEEN DISCOVERED&quot;)" office:value-type="string" office:string-value="THE DEFINITION CYCLE HAS BEEN DISCOVERED" calcext:value-type="string">
            <text:p>THE DEFINITION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ЦИКЛ ОПРЕДЕЛЕНИЯ ОБНАРУЖЕНО&quot;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ОШИБКА" calcext:value-type="string">
            <text:p>ОШИБКА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ОШИБКА&quot;)" office:value-type="string" office:string-value="ОШИБКА" calcext:value-type="string">
            <text:p>ОШИБКА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ДЛЯ ПЕРЕМЕННОЙ УМНОЖЕННОЙ ОПРЕДЕЛЕНИЯ" calcext:value-type="string">
            <text:p>ДЛЯ ПЕРЕМЕННОЙ УМНОЖЕННОЙ ОПРЕДЕЛЕНИЯ</text:p>
          </table:table-cell>
          <table:table-cell table:style-name="ce8" table:formula="of:=IFERROR(__xludf.dummyfunction(&quot;upper(googletranslate(A49,$A$1,&quot;&quot;en&quot;&quot;))&quot;);&quot;FOR A VARIABLE MULTIPLICATED DEFINITION&quot;)" office:value-type="string" office:string-value="FOR A VARIABLE MULTIPLICATED DEFINITION" calcext:value-type="string">
            <text:p>FOR A VARIABLE MULTIPLICATED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ДЛЯ ПЕРЕМЕННОЙ УМНОЖЕННОЙ ОПРЕДЕЛЕНИЯ&quot;)" office:value-type="string" office:string-value="ДЛЯ ПЕРЕМЕННОЙ УМНОЖЕННОЙ ОПРЕДЕЛЕНИЯ" calcext:value-type="string">
            <text:p>ДЛЯ ПЕРЕМЕННОЙ УМНОЖЕННОЙ ОПРЕДЕЛЕНИЯ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8" table:formula="of:=IFERROR(__xludf.dummyfunction(&quot;upper(googletranslate(A50,$A$1,&quot;&quot;en&quot;&quot;))&quot;);&quot;DETERMINATION OF THE FUNCTION IS MULTIPLIED&quot;)" office:value-type="string" office:string-value="DETERMINATION OF THE FUNCTION IS MULTIPLIED" calcext:value-type="string">
            <text:p>DETERMINATION OF THE FUNCTION IS MULTIPLI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ОПРЕДЕЛЕНИЕ ФУНКЦИИ УМНОЖАЕТСЯ&quot;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8" table:formula="of:=IFERROR(__xludf.dummyfunction(&quot;upper(googletranslate(A51,$A$1,&quot;&quot;en&quot;&quot;))&quot;);&quot;DETERMINATION OF THE FUNCTION OF THE INCONSISTENCY OF PARAMETERS&quot;)" office:value-type="string" office:string-value="DETERMINATION OF THE FUNCTION OF THE INCONSISTENCY OF PARAMETERS" calcext:value-type="string">
            <text:p>DETERMINATION OF THE FUNCTION OF THE INCONSISTENCY OF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ОПРЕДЕЛЕНИЕ ФУНКЦИИ НЕСООТВЕТСТВИЕ ПАРАМЕТРОВ&quot;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ГОСУБ СТЕК ПЕРЕПОЛНЕН" calcext:value-type="string">
            <text:p>ГОСУБ СТЕК ПЕРЕПОЛНЕН</text:p>
          </table:table-cell>
          <table:table-cell table:style-name="ce8" table:formula="of:=IFERROR(__xludf.dummyfunction(&quot;upper(googletranslate(A52,$A$1,&quot;&quot;en&quot;&quot;))&quot;);&quot;SOVETOR IS FULL&quot;)" office:value-type="string" office:string-value="SOVETOR IS FULL" calcext:value-type="string">
            <text:p>SOVETOR IS FULL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ГОСУБ СТЕК ПЕРЕПОЛНЕН&quot;)" office:value-type="string" office:string-value="ГОСУБ СТЕК ПЕРЕПОЛНЕН" calcext:value-type="string">
            <text:p>ГОСУБ СТЕК ПЕРЕПОЛНЕН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HOONFLOW" calcext:value-type="string">
            <text:p>GOSUB STACK HOONFLOW</text:p>
          </table:table-cell>
          <table:table-cell table:style-name="ce8" table:formula="of:=IFERROR(__xludf.dummyfunction(&quot;upper(googletranslate(A53,$A$1,&quot;&quot;en&quot;&quot;))&quot;);&quot;GOSUB STACK HOONFLOW&quot;)" office:value-type="string" office:string-value="GOSUB STACK HOONFLOW" calcext:value-type="string">
            <text:p>GOSUB STACK HOON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HOONFLOW&quot;)" office:value-type="string" office:string-value="GOSUB STACK HOONFLOW" calcext:value-type="string">
            <text:p>GOSUB STACK HOON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УКАЗАТЕЛЬ" calcext:value-type="string">
            <text:p>УКАЗАТЕЛЬ</text:p>
          </table:table-cell>
          <table:table-cell table:style-name="ce8" table:formula="of:=IFERROR(__xludf.dummyfunction(&quot;upper(googletranslate(A54,$A$1,&quot;&quot;en&quot;&quot;))&quot;);&quot;POINTER&quot;)" office:value-type="string" office:string-value="POINTER" calcext:value-type="string">
            <text:p>POINTER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УКАЗАТЕЛЬ&quot;)" office:value-type="string" office:string-value="УКАЗАТЕЛЬ" calcext:value-type="string">
            <text:p>УКАЗАТЕЛЬ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МЕТКА УЖЕ ОПРЕДЕЛЕН" calcext:value-type="string">
            <text:p>МЕТКА УЖЕ ОПРЕДЕЛЕН</text:p>
          </table:table-cell>
          <table:table-cell table:style-name="ce8" table:formula="of:=IFERROR(__xludf.dummyfunction(&quot;upper(googletranslate(A55,$A$1,&quot;&quot;en&quot;&quot;))&quot;);&quot;THE MARK IS ALREADY DEFINED&quot;)" office:value-type="string" office:string-value="THE MARK IS ALREADY DEFINED" calcext:value-type="string">
            <text:p>THE MARK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МЕТКА УЖЕ ОПРЕДЕЛЕН&quot;)" office:value-type="string" office:string-value="МЕТКА УЖЕ ОПРЕДЕЛЕН" calcext:value-type="string">
            <text:p>МЕТКА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8" table:formula="of:=IFERROR(__xludf.dummyfunction(&quot;upper(googletranslate(A56,$A$1,&quot;&quot;en&quot;&quot;))&quot;);&quot;NON -COMPLIANCE WITH THE LEFT / RIGHT OPERATION&quot;)" office:value-type="string" office:string-value="NON -COMPLIANCE WITH THE LEFT / RIGHT OPERATION" calcext:value-type="string">
            <text:p>NON -COMPLIANCE WITH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НЕСООТВЕТСТВИЕ ЛЕВОЙ / ПРАВОЙ ОПЕРАЦИИ&quot;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ОТРИЦАТЕЛЬНЫЙ ИНДЕКС" calcext:value-type="string">
            <text:p>ОТРИЦАТЕЛЬНЫЙ ИНДЕКС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ОТРИЦАТЕЛЬНЫЙ ИНДЕКС&quot;)" office:value-type="string" office:string-value="ОТРИЦАТЕЛЬНЫЙ ИНДЕКС" calcext:value-type="string">
            <text:p>ОТРИЦАТЕЛЬНЫЙ ИНДЕКС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8" table:formula="of:=IFERROR(__xludf.dummyfunction(&quot;upper(googletranslate(A58,$A$1,&quot;&quot;en&quot;&quot;))&quot;);&quot;FURTHER FOR A LOOP WITH A STRING VARIABLE&quot;)" office:value-type="string" office:string-value="FURTHER FOR A LOOP WITH A STRING VARIABLE" calcext:value-type="string">
            <text:p>FURTHER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ДАЛЕЕ ДЛЯ ПЕТЛИ СО СТРОКОВОЙ ПЕРЕМЕННОЙ&quot;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ОПЕРАНД НЕСООТВЕТСТВИЕ" calcext:value-type="string">
            <text:p>ОПЕРАНД НЕСООТВЕТСТВИЕ</text:p>
          </table:table-cell>
          <table:table-cell table:style-name="ce8" table:formula="of:=IFERROR(__xludf.dummyfunction(&quot;upper(googletranslate(A59,$A$1,&quot;&quot;en&quot;&quot;))&quot;);&quot;OPERAND IS DISCREPANCY&quot;)" office:value-type="string" office:string-value="OPERAND IS DISCREPANCY" calcext:value-type="string">
            <text:p>OPERAND IS DISCREPANCY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ОПЕРАНД НЕСООТВЕТСТВИЕ&quot;)" office:value-type="string" office:string-value="ОПЕРАНД НЕСООТВЕТСТВИЕ" calcext:value-type="string">
            <text:p>ОПЕРАНД НЕСООТВЕТСТВИЕ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ВАРИАНТ ТРЕБУЕТ ЯЗЫКА" calcext:value-type="string">
            <text:p>ВАРИАНТ ТРЕБУЕТ ЯЗЫКА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ВАРИАНТ ТРЕБУЕТ ЯЗЫКА&quot;)" office:value-type="string" office:string-value="ВАРИАНТ ТРЕБУЕТ ЯЗЫКА" calcext:value-type="string">
            <text:p>ВАРИАНТ ТРЕБУЕТ ЯЗЫКА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ПОЖАЛУЙСТА, ПРОВЕРЬТЕ НАСТРОЙКИ ЯЗЫКА ИЛИ ПЕРЕМЕННУЮ СРЕДЫ&quot;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8" table:formula="of:=IFERROR(__xludf.dummyfunction(&quot;upper(googletranslate(A62,$A$1,&quot;&quot;en&quot;&quot;))&quot;);&quot;MUGGLE OF MATHEMATICAL LOGIC OF THE LINE&quot;)" office:value-type="string" office:string-value="MUGGLE OF MATHEMATICAL LOGIC OF THE LINE" calcext:value-type="string">
            <text:p>MUGGLE OF MATHEMATICAL LOGIC OF THE LINE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ОШИБКА МАТЕМАТИЧЕСКОЙ ЛОГИКИ СТРОКИ&quot;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НЕВОЗМОЖНО ОТКРЫТЬ ФАЙЛ" calcext:value-type="string">
            <text:p>НЕВОЗМОЖНО ОТКРЫТЬ ФАЙЛ</text:p>
          </table:table-cell>
          <table:table-cell table:style-name="ce8" table:formula="of:=IFERROR(__xludf.dummyfunction(&quot;upper(googletranslate(A63,$A$1,&quot;&quot;en&quot;&quot;))&quot;);&quot;IT IS IMPOSSIBLE TO OPEN THE FILE&quot;)" office:value-type="string" office:string-value="IT IS IMPOSSIBLE TO OPEN THE FILE" calcext:value-type="string">
            <text:p>IT IS 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НЕВОЗМОЖНО ОТКРЫТЬ ФАЙЛ&quot;)" office:value-type="string" office:string-value="НЕВОЗМОЖНО ОТКРЫТЬ ФАЙЛ" calcext:value-type="string">
            <text:p>НЕВОЗМОЖНО ОТКРЫТЬ ФАЙЛ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8" table:formula="of:=IFERROR(__xludf.dummyfunction(&quot;upper(googletranslate(A64,$A$1,&quot;&quot;en&quot;&quot;))&quot;);&quot;IT IS IMPOSSIBLE TO OPEN TO OPEN A FILE FOR READING&quot;)" office:value-type="string" office:string-value="IT IS IMPOSSIBLE TO OPEN TO OPEN A FILE FOR READING" calcext:value-type="string">
            <text:p>IT IS IMPOSSIBLE TO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НЕВОЗМОЖНО ОТКРЫТЬ ДЛЯ ОТКРЫТИЯ ФАЙЛА ДЛЯ ЧТЕНИЯ&quot;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НЕОПРЕДЕЛЕННАЯ ЭТИКЕТКА" calcext:value-type="string">
            <text:p>НЕОПРЕДЕЛЕННАЯ ЭТИКЕТКА</text:p>
          </table:table-cell>
          <table:table-cell table:style-name="ce8" table:formula="of:=IFERROR(__xludf.dummyfunction(&quot;upper(googletranslate(A65,$A$1,&quot;&quot;en&quot;&quot;))&quot;);&quot;UNCERTAIN LABEL&quot;)" office:value-type="string" office:string-value="UNCERTAIN LABEL" calcext:value-type="string">
            <text:p>UNCERTAIN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НЕОПРЕДЕЛЕННАЯ ЭТИКЕТКА&quot;)" office:value-type="string" office:string-value="НЕОПРЕДЕЛЕННАЯ ЭТИКЕТКА" calcext:value-type="string">
            <text:p>НЕОПРЕДЕЛЕННАЯ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НЕУПОМЯНУТАЯ ОПЕРАЦИЯ" calcext:value-type="string">
            <text:p>НЕУПОМЯНУТАЯ ОПЕРАЦИЯ</text:p>
          </table:table-cell>
          <table:table-cell table:style-name="ce8" table:formula="of:=IFERROR(__xludf.dummyfunction(&quot;upper(googletranslate(A66,$A$1,&quot;&quot;en&quot;&quot;))&quot;);&quot;UNSUITABLE OPERATION&quot;)" office:value-type="string" office:string-value="UNSUITABLE OPERATION" calcext:value-type="string">
            <text:p>UNSUIT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НЕУПОМЯНУТАЯ ОПЕРАЦИЯ&quot;)" office:value-type="string" office:string-value="НЕУПОМЯНУТАЯ ОПЕРАЦИЯ" calcext:value-type="string">
            <text:p>НЕУПОМЯНУТ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КОД ОПЕРАЦИИ НЕЗДОРОВОЙ" calcext:value-type="string">
            <text:p>КОД ОПЕРАЦИИ НЕЗДОРОВОЙ</text:p>
          </table:table-cell>
          <table:table-cell table:style-name="ce8" table:formula="of:=IFERROR(__xludf.dummyfunction(&quot;upper(googletranslate(A67,$A$1,&quot;&quot;en&quot;&quot;))&quot;);&quot;OPERATION CODE UNHEALTHY&quot;)" office:value-type="string" office:string-value="OPERATION CODE UNHEALTHY" calcext:value-type="string">
            <text:p>OPERATION CODE UNHEALTHY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КОД ОПЕРАЦИИ НЕЗДОРОВОЙ&quot;)" office:value-type="string" office:string-value="КОД ОПЕРАЦИИ НЕЗДОРОВОЙ" calcext:value-type="string">
            <text:p>КОД ОПЕРАЦИИ НЕЗДОРОВОЙ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НЕИЗВЕСТНО, ЕСЛИ ЭТИКЕТКА&quot;)" office:value-type="string" office:string-value="НЕИЗВЕСТНО, ЕСЛИ ЭТИКЕТКА" calcext:value-type="string">
            <text:p>НЕИЗВЕСТНО, ЕСЛИ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8" table:formula="of:=IFERROR(__xludf.dummyfunction(&quot;upper(googletranslate(A69,$A$1,&quot;&quot;en&quot;&quot;))&quot;);&quot;UNKNOWN DOUBLE MATHEMATICAL OPERATION&quot;)" office:value-type="string" office:string-value="UNKNOWN DOUBLE MATHEMATICAL OPERATION" calcext:value-type="string">
            <text:p>UNKNOWN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НЕПОЗНАННАЯ ДВОЙНАЯ МАТЕМАТИЧЕСКАЯ ОПЕРАЦИЯ&quot;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8" table:formula="of:=IFERROR(__xludf.dummyfunction(&quot;upper(googletranslate(A70,$A$1,&quot;&quot;en&quot;&quot;))&quot;);&quot;DETERMINATION OF THE FUNCTION OF UNRECOGNIZED FUNCTION&quot;)" office:value-type="string" office:string-value="DETERMINATION OF THE FUNCTION OF UNRECOGNIZED FUNCTION" calcext:value-type="string">
            <text:p>DETERMINATION OF THE FUNC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ОПРЕДЕЛЕНИЕ ФУНКЦИИ НЕРАСПОЗНАННОЙ ФУНКЦИИ&quot;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8" table:formula="of:=IFERROR(__xludf.dummyfunction(&quot;upper(googletranslate(A71,$A$1,&quot;&quot;en&quot;&quot;))&quot;);&quot;THE UNKNOWN LABBIAN OF THE TSARBA&quot;)" office:value-type="string" office:string-value="THE UNKNOWN LABBIAN OF THE TSARBA" calcext:value-type="string">
            <text:p>THE UNKNOWN LABBIAN OF THE TSARBA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НЕПОЗНАННЫЙ ЛЕЙБЛ ГОСУБА&quot;)" office:value-type="string" office:string-value="НЕПОЗНАННЫЙ ЛЕЙБЛ ГОСУБА" calcext:value-type="string">
            <text:p>НЕПОЗНАННЫЙ ЛЕЙБЛ ГОСУБА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НЕПОЗНАННЫЙ ЛЕЙБЛ GOTO" calcext:value-type="string">
            <text:p>НЕПОЗНАННЫЙ ЛЕЙБЛ GOTO</text:p>
          </table:table-cell>
          <table:table-cell table:style-name="ce8" table:formula="of:=IFERROR(__xludf.dummyfunction(&quot;upper(googletranslate(A72,$A$1,&quot;&quot;en&quot;&quot;))&quot;);&quot;UNKNOWN LAKE GOTO&quot;)" office:value-type="string" office:string-value="UNKNOWN LAKE GOTO" calcext:value-type="string">
            <text:p>UNKNOWN LAKE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НЕПОЗНАННЫЙ ЛЕЙБЛ GOTO&quot;)" office:value-type="string" office:string-value="НЕПОЗНАННЫЙ ЛЕЙБЛ GOTO" calcext:value-type="string">
            <text:p>НЕПОЗНАННЫЙ ЛЕЙБЛ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НЕПОЗНАННЫЙ ВХОД" calcext:value-type="string">
            <text:p>НЕПОЗНАННЫЙ ВХОД</text:p>
          </table:table-cell>
          <table:table-cell table:style-name="ce8" table:formula="of:=IFERROR(__xludf.dummyfunction(&quot;upper(googletranslate(A73,$A$1,&quot;&quot;en&quot;&quot;))&quot;);&quot;UNKNOWN ENTRANCE&quot;)" office:value-type="string" office:string-value="UNKNOWN ENTRANCE" calcext:value-type="string">
            <text:p>UNKNOWN ENTRANCE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НЕПОЗНАННЫЙ ВХОД&quot;)" office:value-type="string" office:string-value="НЕПОЗНАННЫЙ ВХОД" calcext:value-type="string">
            <text:p>НЕПОЗНАННЫЙ ВХОД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8" table:formula="of:=IFERROR(__xludf.dummyfunction(&quot;upper(googletranslate(A74,$A$1,&quot;&quot;en&quot;&quot;))&quot;);&quot;UNKNOWN INTEGER MATHEMATICAL OPERATION&quot;)" office:value-type="string" office:string-value="UNKNOWN INTEGER MATHEMATICAL OPERATION" calcext:value-type="string">
            <text:p>UNKNOWN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НЕПОЗНАННАЯ ЦЕЛОЧИСЛЕННАЯ МАТЕМАТИЧЕСКАЯ ОПЕРАЦИЯ&quot;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8" table:formula="of:=IFERROR(__xludf.dummyfunction(&quot;upper(googletranslate(A75,$A$1,&quot;&quot;en&quot;&quot;))&quot;);&quot;UNKNOWN MATHEMATICAL TYPE&quot;)" office:value-type="string" office:string-value="UNKNOWN MATHEMATICAL TYPE" calcext:value-type="string">
            <text:p>UNKNOWN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НЕПОЗНАННЫЙ МАТЕМАТИЧЕСКИЙ ТИП&quot;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8" table:formula="of:=IFERROR(__xludf.dummyfunction(&quot;upper(googletranslate(A76,$A$1,&quot;&quot;en&quot;&quot;))&quot;);&quot;THE UNKNOWN NEXT VARIABLE&quot;)" office:value-type="string" office:string-value="THE UNKNOWN NEXT VARIABLE" calcext:value-type="string">
            <text:p>THE 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НЕПОЗНАННАЯ СЛЕДУЮЩАЯ ПЕРЕМЕННАЯ&quot;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НЕПОЗНАННЫЙ OP В ПЕЧАТИ" calcext:value-type="string">
            <text:p>НЕПОЗНАННЫЙ OP В ПЕЧАТИ</text:p>
          </table:table-cell>
          <table:table-cell table:style-name="ce8" table:formula="of:=IFERROR(__xludf.dummyfunction(&quot;upper(googletranslate(A77,$A$1,&quot;&quot;en&quot;&quot;))&quot;);&quot;UNKNOWN OP IN THE PRESS&quot;)" office:value-type="string" office:string-value="UNKNOWN OP IN THE PRESS" calcext:value-type="string">
            <text:p>UNKNOWN OP IN THE PRESS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НЕПОЗНАННЫЙ OP В ПЕЧАТИ&quot;)" office:value-type="string" office:string-value="НЕПОЗНАННЫЙ OP В ПЕЧАТИ" calcext:value-type="string">
            <text:p>НЕПОЗНАННЫЙ OP В ПЕЧАТИ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8" table:formula="of:=IFERROR(__xludf.dummyfunction(&quot;upper(googletranslate(A78,$A$1,&quot;&quot;en&quot;&quot;))&quot;);&quot;UNRECOGNIZED RATIONAL MATHEMATICAL OPERATION&quot;)" office:value-type="string" office:string-value="UNRECOGNIZED RATIONAL MATHEMATICAL OPERATION" calcext:value-type="string">
            <text:p>UN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НЕРАСПОЗНАННАЯ РАЦИОНАЛЬНАЯ МАТЕМАТИЧЕСКАЯ ОПЕРАЦИЯ&quot;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8" table:formula="of:=IFERROR(__xludf.dummyfunction(&quot;upper(googletranslate(A79,$A$1,&quot;&quot;en&quot;&quot;))&quot;);&quot;AN UNKNOWN TYPE OF VARIABLE&quot;)" office:value-type="string" office:string-value="AN UNKNOWN TYPE OF VARIABLE" calcext:value-type="string">
            <text:p>AN UNKNOWN TYPE OF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НЕПОЗНАННЫЙ ТИП ПЕРЕМЕННОЙ&quot;)" office:value-type="string" office:string-value="НЕПОЗНАННЫЙ ТИП ПЕРЕМЕННОЙ" calcext:value-type="string">
            <text:p>НЕПОЗНАННЫЙ ТИП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8" table:formula="of:=IFERROR(__xludf.dummyfunction(&quot;upper(googletranslate(A80,$A$1,&quot;&quot;en&quot;&quot;))&quot;);&quot;UNPASSED ENVIRONMENTAL VARIABLE&quot;)" office:value-type="string" office:string-value="UNPASSED ENVIRONMENTAL VARIABLE" calcext:value-type="string">
            <text:p>UNPASS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НЕОТКРЫТАЯ ПЕРЕМЕННАЯ СРЕДЫ&quot;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8" table:formula="of:=IFERROR(__xludf.dummyfunction(&quot;upper(googletranslate(A81,$A$1,&quot;&quot;en&quot;&quot;))&quot;);&quot;DETERMINATION OF THE DETERMINATION OF THE VARIABLE / ARRAY&quot;)" office:value-type="string" office:string-value="DETERMINATION OF THE DETERMINATION OF THE VARIABLE / ARRAY" calcext:value-type="string">
            <text:p>DETERMINATION OF THE DETERMINATION OF THE VARIABLE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НЕСООТВЕТСТВИЕ ОПРЕДЕЛЕНИЯ ПЕРЕМЕННОЙ / МАССИВА&quot;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8" table:formula="of:=IFERROR(__xludf.dummyfunction(&quot;upper(googletranslate(A82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ПЕРЕМЕННАЯ, ОПРЕДЕЛЕННАЯ КАК МАССИВ&quot;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8" table:formula="of:=IFERROR(__xludf.dummyfunction(&quot;upper(googletranslate(A83,$A$1,&quot;&quot;en&quot;&quot;))&quot;);&quot;A VARIABLE DEFINED AS NONRRAY&quot;)" office:value-type="string" office:string-value="A VARIABLE DEFINED AS NONRRAY" calcext:value-type="string">
            <text:p>A VARIABLE DEFINED AS NON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ПЕРЕМЕННАЯ, ОПРЕДЕЛЯЕМАЯ КАК NONARRAY&quot;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8" table:formula="of:=IFERROR(__xludf.dummyfunction(&quot;upper(googletranslate(A84,$A$1,&quot;&quot;en&quot;&quot;))&quot;);&quot;THE VARIABLE DOES NOT MATTER&quot;)" office:value-type="string" office:string-value="THE VARIABLE DOES NOT MATTER" calcext:value-type="string">
            <text:p>THE VARIABLE DOES NOT MATTER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ПЕРЕМЕННАЯ НЕ ИМЕЕТ ЗНАЧЕНИЯ&quot;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ПЕРЕМЕННАЯ НЕ МАССИВ" calcext:value-type="string">
            <text:p>ПЕРЕМЕННАЯ НЕ МАССИВ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ПЕРЕМЕННАЯ НЕ МАССИВ&quot;)" office:value-type="string" office:string-value="ПЕРЕМЕННАЯ НЕ МАССИВ" calcext:value-type="string">
            <text:p>ПЕРЕМЕННАЯ НЕ МАССИВ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ru.A3:lang_ru.A39">
            <calcext:condition calcext:apply-style-name="ConditionalStyle_1" calcext:value="formula-is(COUNTIF([.$A$3:.$A$39];[.$A3])&gt;1)" calcext:base-cell-address="lang_ru.A3"/>
          </calcext:conditional-format>
        </calcext:conditional-formats>
      </table:table>
      <table:table table:name="lang_hi" table:style-name="ta1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NDI</text:p>
          </table:table-cell>
          <table:table-cell table:number-columns-repeated="1023"/>
        </table:table-row>
        <table:table-row table:style-name="ro1">
          <table:table-cell table:style-name="ce14" table:formula="of:=IF(LEN([.F3]) &gt; 0; [.F3]; [.E3])" office:value-type="string" office:string-value="पेट" calcext:value-type="string">
            <text:p>पेट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पेट&quot;)" office:value-type="string" office:string-value="पेट" calcext:value-type="string">
            <text:p>पेट</text:p>
          </table:table-cell>
          <table:table-cell table:number-columns-repeated="1019"/>
        </table:table-row>
        <table:table-row table:style-name="ro1">
          <table:table-cell table:style-name="ce14" table:formula="of:=IF(LEN([.F4]) &gt; 0; [.F4]; [.E4])" office:value-type="string" office:string-value="एटीएन" calcext:value-type="string">
            <text:p>एटीएन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एटीएन&quot;)" office:value-type="string" office:string-value="एटीएन" calcext:value-type="string">
            <text:p>एटीएन</text:p>
          </table:table-cell>
          <table:table-cell table:number-columns-repeated="1019"/>
        </table:table-row>
        <table:table-row table:style-name="ro1">
          <table:table-cell table:style-name="ce14" table:formula="of:=IF(LEN([.F5]) &gt; 0; [.F5]; [.E5])" office:value-type="string" office:string-value="आधार" calcext:value-type="string">
            <text:p>आधा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आधार&quot;)" office:value-type="string" office:string-value="आधार" calcext:value-type="string">
            <text:p>आधार</text:p>
          </table:table-cell>
          <table:table-cell table:number-columns-repeated="1019"/>
        </table:table-row>
        <table:table-row table:style-name="ro1">
          <table:table-cell table:style-name="ce14" table:formula="of:=IF(LEN([.F6]) &gt; 0; [.F6]; [.E6])" office:value-type="string" office:string-value="भंडार नियंत्रक" calcext:value-type="string">
            <text:p>भंडार नियंत्रक</text:p>
          </table:table-cell>
          <table:table-cell table:style-name="ce8" table:formula="of:=IFERROR(__xludf.dummyfunction(&quot;upper(googletranslate(A6,$A$1,&quot;&quot;en&quot;&quot;))&quot;);&quot;CONTROLLER OF STORES&quot;)" office:value-type="string" office:string-value="CONTROLLER OF STORES" calcext:value-type="string">
            <text:p>CONTROLLER OF STORE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भंडार नियंत्रक&quot;)" office:value-type="string" office:string-value="भंडार नियंत्रक" calcext:value-type="string">
            <text:p>भंडार नियंत्रक</text:p>
          </table:table-cell>
          <table:table-cell table:number-columns-repeated="1019"/>
        </table:table-row>
        <table:table-row table:style-name="ro1">
          <table:table-cell table:style-name="ce14" table:formula="of:=IF(LEN([.F7]) &gt; 0; [.F7]; [.E7])" office:value-type="string" office:string-value="आंकड़े" calcext:value-type="string">
            <text:p>आंकड़े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आंकड़े&quot;)" office:value-type="string" office:string-value="आंकड़े" calcext:value-type="string">
            <text:p>आंकड़े</text:p>
          </table:table-cell>
          <table:table-cell table:number-columns-repeated="1019"/>
        </table:table-row>
        <table:table-row table:style-name="ro1">
          <table:table-cell table:style-name="ce14" table:formula="of:=IF(LEN([.F8]) &gt; 0; [.F8]; [.E8])" office:value-type="string" office:string-value="ऋणात्मक" calcext:value-type="string">
            <text:p>ऋणात्मक</text:p>
          </table:table-cell>
          <table:table-cell table:style-name="ce8" table:formula="of:=IFERROR(__xludf.dummyfunction(&quot;upper(googletranslate(A8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ऋणात्मक&quot;)" office:value-type="string" office:string-value="ऋणात्मक" calcext:value-type="string">
            <text:p>ऋणात्मक</text:p>
          </table:table-cell>
          <table:table-cell table:number-columns-repeated="1019"/>
        </table:table-row>
        <table:table-row table:style-name="ro1">
          <table:table-cell table:style-name="ce14" table:formula="of:=IF(LEN([.F9]) &gt; 0; [.F9]; [.E9])" office:value-type="string" office:string-value="डीईएफ़" calcext:value-type="string">
            <text:p>डीईएफ़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डीईएफ़&quot;)" office:value-type="string" office:string-value="डीईएफ़" calcext:value-type="string">
            <text:p>डीईएफ़</text:p>
          </table:table-cell>
          <table:table-cell table:number-columns-repeated="1019"/>
        </table:table-row>
        <table:table-row table:style-name="ro1">
          <table:table-cell table:style-name="ce14" table:formula="of:=IF(LEN([.F10]) &gt; 0; [.F10]; [.E10])" office:value-type="string" office:string-value="मंद" calcext:value-type="string">
            <text:p>मंद</text:p>
          </table:table-cell>
          <table:table-cell table:style-name="ce8" table:formula="of:=IFERROR(__xludf.dummyfunction(&quot;upper(googletranslate(A10,$A$1,&quot;&quot;en&quot;&quot;))&quot;);&quot;DULL&quot;)" office:value-type="string" office:string-value="DULL" calcext:value-type="string">
            <text:p>DULL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मंद&quot;)" office:value-type="string" office:string-value="मंद" calcext:value-type="string">
            <text:p>मंद</text:p>
          </table:table-cell>
          <table:table-cell table:number-columns-repeated="1019"/>
        </table:table-row>
        <table:table-row table:style-name="ro1">
          <table:table-cell table:style-name="ce14" table:formula="of:=IF(LEN([.F11]) &gt; 0; [.F11]; [.E11])" office:value-type="string" office:string-value="अंत" calcext:value-type="string">
            <text:p>अंत</text:p>
          </table:table-cell>
          <table:table-cell table:style-name="ce8" table:formula="of:=IFERROR(__xludf.dummyfunction(&quot;upper(googletranslate(A11,$A$1,&quot;&quot;en&quot;&quot;))&quot;);&quot;ENDING&quot;)" office:value-type="string" office:string-value="ENDING" calcext:value-type="string">
            <text:p>ENDING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अंत&quot;)" office:value-type="string" office:string-value="अंत" calcext:value-type="string">
            <text:p>अंत</text:p>
          </table:table-cell>
          <table:table-cell table:number-columns-repeated="1019"/>
        </table:table-row>
        <table:table-row table:style-name="ro1">
          <table:table-cell table:style-name="ce14" table:formula="of:=IF(LEN([.F12]) &gt; 0; [.F12]; [.E12])" office:value-type="string" office:string-value="ऍक्स्प" calcext:value-type="string">
            <text:p>ऍक्स्प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ऍक्स्प&quot;)" office:value-type="string" office:string-value="ऍक्स्प" calcext:value-type="string">
            <text:p>ऍक्स्प</text:p>
          </table:table-cell>
          <table:table-cell table:number-columns-repeated="1019"/>
        </table:table-row>
        <table:table-row table:style-name="ro1">
          <table:table-cell table:style-name="ce14" table:formula="of:=IF(LEN([.F13]) &gt; 0; [.F13]; [.E13])" office:value-type="string" office:string-value="के लिए" calcext:value-type="string">
            <text:p>के लि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के लिए&quot;)" office:value-type="string" office:string-value="के लिए" calcext:value-type="string">
            <text:p>के लिए</text:p>
          </table:table-cell>
          <table:table-cell table:number-columns-repeated="1019"/>
        </table:table-row>
        <table:table-row table:style-name="ro1">
          <table:table-cell table:style-name="ce14" table:formula="of:=IF(LEN([.F14]) &gt; 0; [.F14]; [.E14])" office:value-type="string" office:string-value="के लिए जाओ" calcext:value-type="string">
            <text:p>के लिए जाओ</text:p>
          </table:table-cell>
          <table:table-cell table:style-name="ce8" table:formula="of:=IFERROR(__xludf.dummyfunction(&quot;upper(googletranslate(A14,$A$1,&quot;&quot;en&quot;&quot;))&quot;);&quot;GO FOR&quot;)" office:value-type="string" office:string-value="GO FOR" calcext:value-type="string">
            <text:p>GO FOR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के लिए जाओ&quot;)" office:value-type="string" office:string-value="के लिए जाओ" calcext:value-type="string">
            <text:p>के लिए जाओ</text:p>
          </table:table-cell>
          <table:table-cell table:number-columns-repeated="1019"/>
        </table:table-row>
        <table:table-row table:style-name="ro1">
          <table:table-cell table:style-name="ce14" table:formula="of:=IF(LEN([.F15]) &gt; 0; [.F15]; [.E15])" office:value-type="string" office:string-value="गोसुब" calcext:value-type="string">
            <text:p>गोसुब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गोसुब&quot;)" office:value-type="string" office:string-value="गोसुब" calcext:value-type="string">
            <text:p>गोसुब</text:p>
          </table:table-cell>
          <table:table-cell table:number-columns-repeated="1019"/>
        </table:table-row>
        <table:table-row table:style-name="ro1">
          <table:table-cell table:style-name="ce14" table:formula="of:=IF(LEN([.F16]) &gt; 0; [.F16]; [.E16])" office:value-type="string" office:string-value="अगर" calcext:value-type="string">
            <text:p>अगर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अगर&quot;)" office:value-type="string" office:string-value="अगर" calcext:value-type="string">
            <text:p>अगर</text:p>
          </table:table-cell>
          <table:table-cell table:number-columns-repeated="1019"/>
        </table:table-row>
        <table:table-row table:style-name="ro1">
          <table:table-cell table:style-name="ce14" table:formula="of:=IF(LEN([.F17]) &gt; 0; [.F17]; [.E17])" office:value-type="string" office:string-value="INT यहाँ" calcext:value-type="string">
            <text:p>INT यहाँ</text:p>
          </table:table-cell>
          <table:table-cell table:style-name="ce8" table:formula="of:=IFERROR(__xludf.dummyfunction(&quot;upper(googletranslate(A17,$A$1,&quot;&quot;en&quot;&quot;))&quot;);&quot;INT HERE&quot;)" office:value-type="string" office:string-value="INT HERE" calcext:value-type="string">
            <text:p>INT HER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 यहाँ&quot;)" office:value-type="string" office:string-value="INT यहाँ" calcext:value-type="string">
            <text:p>INT यहाँ</text:p>
          </table:table-cell>
          <table:table-cell table:number-columns-repeated="1019"/>
        </table:table-row>
        <table:table-row table:style-name="ro1">
          <table:table-cell table:style-name="ce14" table:formula="of:=IF(LEN([.F18]) &gt; 0; [.F18]; [.E18])" office:value-type="string" office:string-value="इनपुट" calcext:value-type="string">
            <text:p>इनपु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इनपुट&quot;)" office:value-type="string" office:string-value="इनपुट" calcext:value-type="string">
            <text:p>इनपुट</text:p>
          </table:table-cell>
          <table:table-cell table:number-columns-repeated="1019"/>
        </table:table-row>
        <table:table-row table:style-name="ro1">
          <table:table-cell table:style-name="ce14" table:formula="of:=IF(LEN([.F19]) &gt; 0; [.F19]; [.E19])" office:value-type="string" office:string-value="होने देना" calcext:value-type="string">
            <text:p>होने देना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होने देना&quot;)" office:value-type="string" office:string-value="होने देना" calcext:value-type="string">
            <text:p>होने देना</text:p>
          </table:table-cell>
          <table:table-cell table:number-columns-repeated="1019"/>
        </table:table-row>
        <table:table-row table:style-name="ro1">
          <table:table-cell table:style-name="ce14" table:formula="of:=IF(LEN([.F20]) &gt; 0; [.F20]; [.E20])" office:value-type="string" office:string-value="लकड़ी का लट्ठा" calcext:value-type="string">
            <text:p>लकड़ी का लट्ठ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लकड़ी का लट्ठा&quot;)" office:value-type="string" office:string-value="लकड़ी का लट्ठा" calcext:value-type="string">
            <text:p>लकड़ी का लट्ठा</text:p>
          </table:table-cell>
          <table:table-cell table:number-columns-repeated="1019"/>
        </table:table-row>
        <table:table-row table:style-name="ro1">
          <table:table-cell table:style-name="ce14" table:formula="of:=IF(LEN([.F21]) &gt; 0; [.F21]; [.E21])" office:value-type="string" office:string-value="अगला" calcext:value-type="string">
            <text:p>अगला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अगला&quot;)" office:value-type="string" office:string-value="अगला" calcext:value-type="string">
            <text:p>अगला</text:p>
          </table:table-cell>
          <table:table-cell table:number-columns-repeated="1019"/>
        </table:table-row>
        <table:table-row table:style-name="ro1">
          <table:table-cell table:style-name="ce14" table:formula="of:=IF(LEN([.F22]) &gt; 0; [.F22]; [.E22])" office:value-type="string" office:string-value="पर" calcext:value-type="string">
            <text:p>पर</text:p>
          </table:table-cell>
          <table:table-cell table:style-name="ce8" table:formula="of:=IFERROR(__xludf.dummyfunction(&quot;upper(googletranslate(A22,$A$1,&quot;&quot;en&quot;&quot;))&quot;);&quot;BUT&quot;)" office:value-type="string" office:string-value="BUT" calcext:value-type="string">
            <text:p>B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पर&quot;)" office:value-type="string" office:string-value="पर" calcext:value-type="string">
            <text:p>पर</text:p>
          </table:table-cell>
          <table:table-cell table:number-columns-repeated="1019"/>
        </table:table-row>
        <table:table-row table:style-name="ro1">
          <table:table-cell table:style-name="ce14" table:formula="of:=IF(LEN([.F23]) &gt; 0; [.F23]; [.E23])" office:value-type="string" office:string-value="विकल्प" calcext:value-type="string">
            <text:p>विकल्प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विकल्प&quot;)" office:value-type="string" office:string-value="विकल्प" calcext:value-type="string">
            <text:p>विकल्प</text:p>
          </table:table-cell>
          <table:table-cell table:number-columns-repeated="1019"/>
        </table:table-row>
        <table:table-row table:style-name="ro1">
          <table:table-cell table:style-name="ce14" table:formula="of:=IF(LEN([.F24]) &gt; 0; [.F24]; [.E24])" office:value-type="string" office:string-value="प्रिंट" calcext:value-type="string">
            <text:p>प्रिंट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प्रिंट&quot;)" office:value-type="string" office:string-value="प्रिंट" calcext:value-type="string">
            <text:p>प्रिंट</text:p>
          </table:table-cell>
          <table:table-cell table:number-columns-repeated="1019"/>
        </table:table-row>
        <table:table-row table:style-name="ro1">
          <table:table-cell table:style-name="ce14" table:formula="of:=IF(LEN([.F25]) &gt; 0; [.F25]; [.E25])" office:value-type="string" office:string-value="अनियमित" calcext:value-type="string">
            <text:p>अनियमित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अनियमित&quot;)" office:value-type="string" office:string-value="अनियमित" calcext:value-type="string">
            <text:p>अनियमित</text:p>
          </table:table-cell>
          <table:table-cell table:number-columns-repeated="1019"/>
        </table:table-row>
        <table:table-row table:style-name="ro1">
          <table:table-cell table:style-name="ce14" table:formula="of:=IF(LEN([.F26]) &gt; 0; [.F26]; [.E26])" office:value-type="string" office:string-value="चूहा" calcext:value-type="string">
            <text:p>चूहा</text:p>
          </table:table-cell>
          <table:table-cell table:style-name="ce8" table:formula="of:=IFERROR(__xludf.dummyfunction(&quot;upper(googletranslate(A26,$A$1,&quot;&quot;en&quot;&quot;))&quot;);&quot;MICE&quot;)" office:value-type="string" office:string-value="MICE" calcext:value-type="string">
            <text:p>MIC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चूहा&quot;)" office:value-type="string" office:string-value="चूहा" calcext:value-type="string">
            <text:p>चूहा</text:p>
          </table:table-cell>
          <table:table-cell table:number-columns-repeated="1019"/>
        </table:table-row>
        <table:table-row table:style-name="ro1">
          <table:table-cell table:style-name="ce14" table:formula="of:=IF(LEN([.F27]) &gt; 0; [.F27]; [.E27])" office:value-type="string" office:string-value="पढ़ना" calcext:value-type="string">
            <text:p>पढ़ना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पढ़ना&quot;)" office:value-type="string" office:string-value="पढ़ना" calcext:value-type="string">
            <text:p>पढ़ना</text:p>
          </table:table-cell>
          <table:table-cell table:number-columns-repeated="1019"/>
        </table:table-row>
        <table:table-row table:style-name="ro1">
          <table:table-cell table:style-name="ce14" table:formula="of:=IF(LEN([.F28]) &gt; 0; [.F28]; [.E28])" office:value-type="string" office:string-value="निकाल देना" calcext:value-type="string">
            <text:p>निकाल देना</text:p>
          </table:table-cell>
          <table:table-cell table:style-name="ce8" table:formula="of:=IFERROR(__xludf.dummyfunction(&quot;upper(googletranslate(A28,$A$1,&quot;&quot;en&quot;&quot;))&quot;);&quot;TO REMOVE&quot;)" office:value-type="string" office:string-value="TO REMOVE" calcext:value-type="string">
            <text:p>TO REMOV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निकाल देना&quot;)" office:value-type="string" office:string-value="निकाल देना" calcext:value-type="string">
            <text:p>निकाल देना</text:p>
          </table:table-cell>
          <table:table-cell table:number-columns-repeated="1019"/>
        </table:table-row>
        <table:table-row table:style-name="ro1">
          <table:table-cell table:style-name="ce14" table:formula="of:=IF(LEN([.F29]) &gt; 0; [.F29]; [.E29])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पुनर्स्थापित करना&quot;)" office:value-type="string" office:string-value="पुनर्स्थापित करना" calcext:value-type="string">
            <text:p>पुनर्स्थापित करना</text:p>
          </table:table-cell>
          <table:table-cell table:number-columns-repeated="1019"/>
        </table:table-row>
        <table:table-row table:style-name="ro1">
          <table:table-cell table:style-name="ce14" table:formula="of:=IF(LEN([.F30]) &gt; 0; [.F30]; [.E30])" office:value-type="string" office:string-value="वापस करना" calcext:value-type="string">
            <text:p>वापस करना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वापस करना&quot;)" office:value-type="string" office:string-value="वापस करना" calcext:value-type="string">
            <text:p>वापस करना</text:p>
          </table:table-cell>
          <table:table-cell table:number-columns-repeated="1019"/>
        </table:table-row>
        <table:table-row table:style-name="ro1">
          <table:table-cell table:style-name="ce14" table:formula="of:=IF(LEN([.F31]) &gt; 0; [.F31]; [.E31])" office:value-type="string" office:string-value="राउंड" calcext:value-type="string">
            <text:p>राउंड</text:p>
          </table:table-cell>
          <table:table-cell table:style-name="ce8" table:formula="of:=IFERROR(__xludf.dummyfunction(&quot;upper(googletranslate(A31,$A$1,&quot;&quot;en&quot;&quot;))&quot;);&quot;ROUND&quot;)" office:value-type="string" office:string-value="ROUND" calcext:value-type="string">
            <text:p>ROU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राउंड&quot;)" office:value-type="string" office:string-value="राउंड" calcext:value-type="string">
            <text:p>राउंड</text:p>
          </table:table-cell>
          <table:table-cell table:number-columns-repeated="1019"/>
        </table:table-row>
        <table:table-row table:style-name="ro1">
          <table:table-cell table:style-name="ce14" table:formula="of:=IF(LEN([.F32]) &gt; 0; [.F32]; [.E32])" office:value-type="string" office:string-value="एसजीएन" calcext:value-type="string">
            <text:p>एसजीए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एसजीएन&quot;)" office:value-type="string" office:string-value="एसजीएन" calcext:value-type="string">
            <text:p>एसजीएन</text:p>
          </table:table-cell>
          <table:table-cell table:number-columns-repeated="1019"/>
        </table:table-row>
        <table:table-row table:style-name="ro1">
          <table:table-cell table:style-name="ce14" table:formula="of:=IF(LEN([.F33]) &gt; 0; [.F33]; [.E33])" office:value-type="string" office:string-value="पाप" calcext:value-type="string">
            <text:p>पा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पाप&quot;)" office:value-type="string" office:string-value="पाप" calcext:value-type="string">
            <text:p>पाप</text:p>
          </table:table-cell>
          <table:table-cell table:number-columns-repeated="1019"/>
        </table:table-row>
        <table:table-row table:style-name="ro1">
          <table:table-cell table:style-name="ce14" table:formula="of:=IF(LEN([.F34]) &gt; 0; [.F34]; [.E34]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8" table:formula="of:=IFERROR(__xludf.dummyfunction(&quot;upper(googletranslate(A34,$A$1,&quot;&quot;en&quot;&quot;))&quot;);&quot;SECOND QUARTERLY REVIEW&quot;)" office:value-type="string" office:string-value="SECOND QUARTERLY REVIEW" calcext:value-type="string">
            <text:p>SECOND QUARTERLY REVIEW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दूसरी तिमाही समीक्षा&quot;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number-columns-repeated="1019"/>
        </table:table-row>
        <table:table-row table:style-name="ro1">
          <table:table-cell table:style-name="ce14" table:formula="of:=IF(LEN([.F35]) &gt; 0; [.F35]; [.E35])" office:value-type="string" office:string-value="कदम" calcext:value-type="string">
            <text:p>कदम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कदम&quot;)" office:value-type="string" office:string-value="कदम" calcext:value-type="string">
            <text:p>कदम</text:p>
          </table:table-cell>
          <table:table-cell table:number-columns-repeated="1019"/>
        </table:table-row>
        <table:table-row table:style-name="ro1">
          <table:table-cell table:style-name="ce14" table:formula="of:=IF(LEN([.F36]) &gt; 0; [.F36]; [.E36])" office:value-type="string" office:string-value="रुकना" calcext:value-type="string">
            <text:p>रुकना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रुकना&quot;)" office:value-type="string" office:string-value="रुकना" calcext:value-type="string">
            <text:p>रुकना</text:p>
          </table:table-cell>
          <table:table-cell table:number-columns-repeated="1019"/>
        </table:table-row>
        <table:table-row table:style-name="ro1">
          <table:table-cell table:style-name="ce14" table:formula="of:=IF(LEN([.F37]) &gt; 0; [.F37]; [.E37])" office:value-type="string" office:string-value="एसटीआर" calcext:value-type="string">
            <text:p>एसटीआर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एसटीआर&quot;)" office:value-type="string" office:string-value="एसटीआर" calcext:value-type="string">
            <text:p>एसटीआर</text:p>
          </table:table-cell>
          <table:table-cell table:number-columns-repeated="1019"/>
        </table:table-row>
        <table:table-row table:style-name="ro1">
          <table:table-cell table:style-name="ce14" table:formula="of:=IF(LEN([.F38]) &gt; 0; [.F38]; [.E38])" office:value-type="string" office:string-value="टैन" calcext:value-type="string">
            <text:p>टै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टैन&quot;)" office:value-type="string" office:string-value="टैन" calcext:value-type="string">
            <text:p>टैन</text:p>
          </table:table-cell>
          <table:table-cell table:number-columns-repeated="1019"/>
        </table:table-row>
        <table:table-row table:style-name="ro1">
          <table:table-cell table:style-name="ce14" table:formula="of:=IF(LEN([.F39]) &gt; 0; [.F39]; [.E39])" office:value-type="string" office:string-value="को" calcext:value-type="string">
            <text:p>को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को&quot;)" office:value-type="string" office:string-value="को" calcext:value-type="string">
            <text:p>को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8" table:formula="of:=IFERROR(__xludf.dummyfunction(&quot;upper(googletranslate(A41,$A$1,&quot;&quot;en&quot;&quot;))&quot;);&quot;AND NO LANGUAGE HAS BEEN GIVEN ON THE COMMAND LINE. EXIT.&quot;)" office:value-type="string" office:string-value="AND NO LANGUAGE HAS BEEN GIVEN ON THE COMMAND LINE. EXIT." calcext:value-type="string">
            <text:p>AND NO LANGUAGE HAS BEEN GIVEN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और कमांड लाइन पर कोई भाषा नहीं दी गई है। बाहर निकलना।&quot;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सरणी पहले से ही परिभाषित है&quot;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8" table:formula="of:=IFERROR(__xludf.dummyfunction(&quot;upper(googletranslate(A43,$A$1,&quot;&quot;en&quot;&quot;))&quot;);&quot;ARRAY INDEX OUTSIDE LIMITS&quot;)" office:value-type="string" office:string-value="ARRAY INDEX OUTSIDE LIMITS" calcext:value-type="string">
            <text:p>ARRAY INDEX OUTSID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सीमा के बाहर सरणी सूचकांक&quot;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8" table:formula="of:=IFERROR(__xludf.dummyfunction(&quot;upper(googletranslate(A44,$A$1,&quot;&quot;en&quot;&quot;))&quot;);&quot;CAN'T DO ACCESS DIRECTORY&quot;)" office:value-type="string" office:string-value="CAN'T DO ACCESS DIRECTORY" calcext:value-type="string">
            <text:p>CAN'T D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एक्सेस डायरेक्टरी नहीं कर सकते&quot;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आंकड़ा इनपुट अंडरफ्लो&quot;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डेटा पढ़ें अंडरफ्लो&quot;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परिभाषा चक्र की खोज की गई&quot;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गलती" calcext:value-type="string">
            <text:p>गलती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गलती&quot;)" office:value-type="string" office:string-value="गलती" calcext:value-type="string">
            <text:p>गलती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8" table:formula="of:=IFERROR(__xludf.dummyfunction(&quot;upper(googletranslate(A49,$A$1,&quot;&quot;en&quot;&quot;))&quot;);&quot;DEFINED MULTIPLICATION&quot;)" office:value-type="string" office:string-value="DEFINED MULTIPLICATION" calcext:value-type="string">
            <text:p>DEFINED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चर के लिए परिभाषित गुणा&quot;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फ़ंक्शन परिभाषा गुणा परिभाषित&quot;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8" table:formula="of:=IFERROR(__xludf.dummyfunction(&quot;upper(googletranslate(A51,$A$1,&quot;&quot;en&quot;&quot;))&quot;);&quot;FUNCTION DEFINITION PARAMETER MISMATCHED&quot;)" office:value-type="string" office:string-value="FUNCTION DEFINITION PARAMETER MISMATCHED" calcext:value-type="string">
            <text:p>FUNCTION DEFINITION PARAMETER MISMATCH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समारोह परिभाषा पैरामीटर बेमेल&quot;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गोसुब स्टैक ओवरफ्लो&quot;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गोसुब स्टैक अंडरफ्लो&quot;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सीमा से बाहर" calcext:value-type="string">
            <text:p>सीमा से बाहर</text:p>
          </table:table-cell>
          <table:table-cell table:style-name="ce8" table:formula="of:=IFERROR(__xludf.dummyfunction(&quot;upper(googletranslate(A54,$A$1,&quot;&quot;en&quot;&quot;))&quot;);&quot;OUT OF RANGE&quot;)" office:value-type="string" office:string-value="OUT OF RANGE" calcext:value-type="string">
            <text:p>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सीमा से बाहर&quot;)" office:value-type="string" office:string-value="सीमा से बाहर" calcext:value-type="string">
            <text:p>सीमा से बाहर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पहले से परिभाषित लेबल&quot;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8" table:formula="of:=IFERROR(__xludf.dummyfunction(&quot;upper(googletranslate(A56,$A$1,&quot;&quot;en&quot;&quot;))&quot;);&quot;LEFT / RIGHT OPERATION MISMATCHED&quot;)" office:value-type="string" office:string-value="LEFT / RIGHT OPERATION MISMATCHED" calcext:value-type="string">
            <text:p>LEFT / RIGHT OPERATION MISMATCHED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लेफ्ट / राइट ऑपरेशन बेमेल&quot;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ऋणात्मक सूचकांक" calcext:value-type="string">
            <text:p>ऋणात्मक सूचकां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ऋणात्मक सूचकांक&quot;)" office:value-type="string" office:string-value="ऋणात्मक सूचकांक" calcext:value-type="string">
            <text:p>ऋणात्मक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8" table:formula="of:=IFERROR(__xludf.dummyfunction(&quot;upper(googletranslate(A58,$A$1,&quot;&quot;en&quot;&quot;))&quot;);&quot;NEXT TO LOOP WITH STRING VARIABLE&quot;)" office:value-type="string" office:string-value="NEXT TO LOOP WITH STRING VARIABLE" calcext:value-type="string">
            <text:p>NEXT TO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स्ट्रिंग चर के साथ लूप के लिए अगला&quot;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संचालक बेमेल" calcext:value-type="string">
            <text:p>संचालक बेमेल</text:p>
          </table:table-cell>
          <table:table-cell table:style-name="ce8" table:formula="of:=IFERROR(__xludf.dummyfunction(&quot;upper(googletranslate(A59,$A$1,&quot;&quot;en&quot;&quot;))&quot;);&quot;OPERATOR MISMATCHED&quot;)" office:value-type="string" office:string-value="OPERATOR MISMATCHED" calcext:value-type="string">
            <text:p>OPERATOR MISMATCHE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संचालक बेमेल&quot;)" office:value-type="string" office:string-value="संचालक बेमेल" calcext:value-type="string">
            <text:p>संचालक बेमे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विकल्प के लिए एक भाषा की आवश्यकता होती है&quot;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कृपया भाषा सेटिंग्स या पर्यावरण चर की जाँच करें&quot;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स्ट्रिंग गणित तर्क त्रुटि&quot;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फाइल खोलने में असमर्थ&quot;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पढ़ने के लिए फ़ाइल खोलने के लिए खोलने में असमर्थ&quot;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अपरिभाषित लेबल" calcext:value-type="string">
            <text:p>अपरिभाषित लेबल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अपरिभाषित लेबल&quot;)" office:value-type="string" office:string-value="अपरिभाषित लेबल" calcext:value-type="string">
            <text:p>अ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अनहेल्दी संचालन" calcext:value-type="string">
            <text:p>अनहेल्दी संचालन</text:p>
          </table:table-cell>
          <table:table-cell table:style-name="ce8" table:formula="of:=IFERROR(__xludf.dummyfunction(&quot;upper(googletranslate(A66,$A$1,&quot;&quot;en&quot;&quot;))&quot;);&quot;UNHEALTHY OPERATION&quot;)" office:value-type="string" office:string-value="UNHEALTHY OPERATION" calcext:value-type="string">
            <text:p>UNHEALTH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अनहेल्दी संचालन&quot;)" office:value-type="string" office:string-value="अनहेल्दी संचालन" calcext:value-type="string">
            <text:p>अनहेल्दी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अनियंत्रित ऑपरेशन कोड&quot;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अज्ञात अगर लेबल" calcext:value-type="string">
            <text:p>अज्ञात अगर लेबल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अज्ञात अगर लेबल&quot;)" office:value-type="string" office:string-value="अज्ञात अगर लेबल" calcext:value-type="string">
            <text:p>अज्ञात अगर लेब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8" table:formula="of:=IFERROR(__xludf.dummyfunction(&quot;upper(googletranslate(A69,$A$1,&quot;&quot;en&quot;&quot;))&quot;);&quot;UNFAMILIAR DOUBLE MATHEMATICS OPERATIONS&quot;)" office:value-type="string" office:string-value="UNFAMILIAR DOUBLE MATHEMATICS OPERATIONS" calcext:value-type="string">
            <text:p>UNFAMILIAR DOUBLE MATHEMATICS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अपरिचित दोहरे गणित संचालन&quot;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8" table:formula="of:=IFERROR(__xludf.dummyfunction(&quot;upper(googletranslate(A70,$A$1,&quot;&quot;en&quot;&quot;))&quot;);&quot;UNFAMILIAR FUNCTION FUNCTION DEFINITION&quot;)" office:value-type="string" office:string-value="UNFAMILIAR FUNCTION FUNCTION DEFINITION" calcext:value-type="string">
            <text:p>UNFAMILIAR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अपरिचित फ़ंक्शन फ़ंक्शन परिभाषा&quot;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अपरिचित GOSUB लेबल" calcext:value-type="string">
            <text:p>अपरिचित GOSUB लेबल</text:p>
          </table:table-cell>
          <table:table-cell table:style-name="ce8" table:formula="of:=IFERROR(__xludf.dummyfunction(&quot;upper(googletranslate(A71,$A$1,&quot;&quot;en&quot;&quot;))&quot;);&quot;UNFAMILIAR GOSUB LABEL&quot;)" office:value-type="string" office:string-value="UNFAMILIAR GOSUB LABEL" calcext:value-type="string">
            <text:p>UNFAMILIAR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अपरिचित GOSUB लेबल&quot;)" office:value-type="string" office:string-value="अपरिचित GOSUB लेबल" calcext:value-type="string">
            <text:p>अपरिचित GOSUB लेब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8" table:formula="of:=IFERROR(__xludf.dummyfunction(&quot;upper(googletranslate(A72,$A$1,&quot;&quot;en&quot;&quot;))&quot;);&quot;NON -ACCURATE GOTO LABEL&quot;)" office:value-type="string" office:string-value="NON -ACCURATE GOTO LABEL" calcext:value-type="string">
            <text:p>NON -ACCURATE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गैर -मान्यता प्राप्त गोटो लेबल&quot;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अपरिचित इनपुट" calcext:value-type="string">
            <text:p>अपरिचित इनपुट</text:p>
          </table:table-cell>
          <table:table-cell table:style-name="ce8" table:formula="of:=IFERROR(__xludf.dummyfunction(&quot;upper(googletranslate(A73,$A$1,&quot;&quot;en&quot;&quot;))&quot;);&quot;UNFAMILIAR INPUT&quot;)" office:value-type="string" office:string-value="UNFAMILIAR INPUT" calcext:value-type="string">
            <text:p>UNFAMILIAR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अपरिचित इनपुट&quot;)" office:value-type="string" office:string-value="अपरिचित इनपुट" calcext:value-type="string">
            <text:p>अपरिचित इनपु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8" table:formula="of:=IFERROR(__xludf.dummyfunction(&quot;upper(googletranslate(A74,$A$1,&quot;&quot;en&quot;&quot;))&quot;);&quot;VESTED INTEGER MATHEMATICS OPERATIONS&quot;)" office:value-type="string" office:string-value="VESTED INTEGER MATHEMATICS OPERATIONS" calcext:value-type="string">
            <text:p>VESTED INTEGER MATHEMATICS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निहित पूर्णांक गणित संचालन&quot;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8" table:formula="of:=IFERROR(__xludf.dummyfunction(&quot;upper(googletranslate(A75,$A$1,&quot;&quot;en&quot;&quot;))&quot;);&quot;UNFAMILIAR MATHEMATICS TYPE&quot;)" office:value-type="string" office:string-value="UNFAMILIAR MATHEMATICS TYPE" calcext:value-type="string">
            <text:p>UNFAMILIAR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अपरिचित गणित प्रकार&quot;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8" table:formula="of:=IFERROR(__xludf.dummyfunction(&quot;upper(googletranslate(A76,$A$1,&quot;&quot;en&quot;&quot;))&quot;);&quot;NEXT VARIABLE WAS IDENTIFIED&quot;)" office:value-type="string" office:string-value="NEXT VARIABLE WAS IDENTIFIED" calcext:value-type="string">
            <text:p>NEXT VARIABLE WAS IDENTIFI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अगला चर की पहचान की गई&quot;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8" table:formula="of:=IFERROR(__xludf.dummyfunction(&quot;upper(googletranslate(A77,$A$1,&quot;&quot;en&quot;&quot;))&quot;);&quot;OP UNFAMILIAR IN PRINT&quot;)" office:value-type="string" office:string-value="OP UNFAMILIAR IN PRINT" calcext:value-type="string">
            <text:p>OP UNFAMILIAR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प्रिंट में अपरिचित ओपी&quot;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8" table:formula="of:=IFERROR(__xludf.dummyfunction(&quot;upper(googletranslate(A78,$A$1,&quot;&quot;en&quot;&quot;))&quot;);&quot;NON -RECOGNIZED RATIONAL MATHEMATICS OPERATIONS&quot;)" office:value-type="string" office:string-value="NON -RECOGNIZED RATIONAL MATHEMATICS OPERATIONS" calcext:value-type="string">
            <text:p>NON -RECOGNIZED RATIONAL MATHEMATICS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बिना मान्यता प्राप्त तर्कसंगत गणित संचालन&quot;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अपरिचित चर प्रकार" calcext:value-type="string">
            <text:p>अपरिचित चर प्रकार</text:p>
          </table:table-cell>
          <table:table-cell table:style-name="ce8" table:formula="of:=IFERROR(__xludf.dummyfunction(&quot;upper(googletranslate(A79,$A$1,&quot;&quot;en&quot;&quot;))&quot;);&quot;UNFAMILIAR VARIABLE TYPE&quot;)" office:value-type="string" office:string-value="UNFAMILIAR VARIABLE TYPE" calcext:value-type="string">
            <text:p>UNFAMILIAR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अपरिचित चर प्रकार&quot;)" office:value-type="string" office:string-value="अपरिचित चर प्रकार" calcext:value-type="string">
            <text:p>अपरिचित चर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8" table:formula="of:=IFERROR(__xludf.dummyfunction(&quot;upper(googletranslate(A80,$A$1,&quot;&quot;en&quot;&quot;))&quot;);&quot;UNNATURAL ENVIRONMENT VARIABLES&quot;)" office:value-type="string" office:string-value="UNNATURAL ENVIRONMENT VARIABLES" calcext:value-type="string">
            <text:p>UNNATURAL ENVIRONMENT VARIABLES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अस्वाभाविक पर्यावरण चर&quot;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8" table:formula="of:=IFERROR(__xludf.dummyfunction(&quot;upper(googletranslate(A81,$A$1,&quot;&quot;en&quot;&quot;))&quot;);&quot;CONVERTIBLE / ARRAY DEFINITION MISMATCHED&quot;)" office:value-type="string" office:string-value="CONVERTIBLE / ARRAY DEFINITION MISMATCHED" calcext:value-type="string">
            <text:p>CONVERTIBLE / ARRAY DEFINITION MISMATCH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परिवर्तनीय / सरणी परिभाषा बेमेल&quot;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चर को सरणी के रूप में परिभाषित किया गया&quot;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8" table:formula="of:=IFERROR(__xludf.dummyfunction(&quot;upper(googletranslate(A83,$A$1,&quot;&quot;en&quot;&quot;))&quot;);&quot;VARIABLES DEFINED AS NONRE&quot;)" office:value-type="string" office:string-value="VARIABLES DEFINED AS NONRE" calcext:value-type="string">
            <text:p>VARIABLES DEFINED AS NON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वैरिएबल को नॉनरे के रूप में परिभाषित किया गया&quot;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चर का कोई मूल्य नहीं है&quot;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चर एक सरणी नहीं है&quot;)" office:value-type="string" office:string-value="चर एक सरणी नहीं है" calcext:value-type="string">
            <text:p>चर एक सरणी नहीं है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i.A3:lang_hi.A39">
            <calcext:condition calcext:apply-style-name="ConditionalStyle_1" calcext:value="formula-is(COUNTIF([.$A$3:.$A$39];[.$A3])&gt;1)" calcext:base-cell-address="lang_hi.A3"/>
          </calcext:conditional-format>
        </calcext:conditional-formats>
      </table:table>
      <table:table table:name="lang_bn" table:style-name="ta1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NGALI</text:p>
          </table:table-cell>
          <table:table-cell table:number-columns-repeated="1023"/>
        </table:table-row>
        <table:table-row table:style-name="ro1">
          <table:table-cell table:style-name="ce15" table:formula="of:=IF(LEN([.F3]) &gt; 0; [.F3]; [.E3])" office:value-type="string" office:string-value="অ্যাবস" calcext:value-type="string">
            <text:p>অ্যাবস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অ্যাবস&quot;)" office:value-type="string" office:string-value="অ্যাবস" calcext:value-type="string">
            <text:p>অ্যাবস</text:p>
          </table:table-cell>
          <table:table-cell table:number-columns-repeated="1019"/>
        </table:table-row>
        <table:table-row table:style-name="ro1">
          <table:table-cell table:style-name="ce1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5" table:formula="of:=IF(LEN([.F5]) &gt; 0; [.F5]; [.E5])" office:value-type="string" office:string-value="বেস" calcext:value-type="string">
            <text:p>বেস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বেস&quot;)" office:value-type="string" office:string-value="বেস" calcext:value-type="string">
            <text:p>বেস</text:p>
          </table:table-cell>
          <table:table-cell table:number-columns-repeated="1019"/>
        </table:table-row>
        <table:table-row table:style-name="ro1">
          <table:table-cell table:style-name="ce15" table:formula="of:=IF(LEN([.F6]) &gt; 0; [.F6]; [.E6])" office:value-type="string" office:string-value="কোস" calcext:value-type="string">
            <text:p>কোস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কোস&quot;)" office:value-type="string" office:string-value="কোস" calcext:value-type="string">
            <text:p>কোস</text:p>
          </table:table-cell>
          <table:table-cell table:number-columns-repeated="1019"/>
        </table:table-row>
        <table:table-row table:style-name="ro1">
          <table:table-cell table:style-name="ce15" table:formula="of:=IF(LEN([.F7]) &gt; 0; [.F7]; [.E7])" office:value-type="string" office:string-value="ডেটা" calcext:value-type="string">
            <text:p>ডেটা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ডেটা&quot;)" office:value-type="string" office:string-value="ডেটা" calcext:value-type="string">
            <text:p>ডেটা</text:p>
          </table:table-cell>
          <table:table-cell table:number-columns-repeated="1019"/>
        </table:table-row>
        <table:table-row table:style-name="ro1">
          <table:table-cell table:style-name="ce15" table:formula="of:=IF(LEN([.F8]) &gt; 0; [.F8]; [.E8])" office:value-type="string" office:string-value="ডিবিএল" calcext:value-type="string">
            <text:p>ডিবিএল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ডিবিএল&quot;)" office:value-type="string" office:string-value="ডিবিএল" calcext:value-type="string">
            <text:p>ডিবিএল</text:p>
          </table:table-cell>
          <table:table-cell table:number-columns-repeated="1019"/>
        </table:table-row>
        <table:table-row table:style-name="ro1">
          <table:table-cell table:style-name="ce15" table:formula="of:=IF(LEN([.F9]) &gt; 0; [.F9]; [.E9])" office:value-type="string" office:string-value="ডিফ" calcext:value-type="string">
            <text:p>ডিফ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ডিফ&quot;)" office:value-type="string" office:string-value="ডিফ" calcext:value-type="string">
            <text:p>ডিফ</text:p>
          </table:table-cell>
          <table:table-cell table:number-columns-repeated="1019"/>
        </table:table-row>
        <table:table-row table:style-name="ro1">
          <table:table-cell table:style-name="ce15" table:formula="of:=IF(LEN([.F10]) &gt; 0; [.F10]; [.E10])" office:value-type="string" office:string-value="ম্লান" calcext:value-type="string">
            <text:p>ম্লান</text:p>
          </table:table-cell>
          <table:table-cell table:style-name="ce8" table:formula="of:=IFERROR(__xludf.dummyfunction(&quot;upper(googletranslate(A10,$A$1,&quot;&quot;en&quot;&quot;))&quot;);&quot;FADED&quot;)" office:value-type="string" office:string-value="FADED" calcext:value-type="string">
            <text:p>FAD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ম্লান&quot;)" office:value-type="string" office:string-value="ম্লান" calcext:value-type="string">
            <text:p>ম্লান</text:p>
          </table:table-cell>
          <table:table-cell table:number-columns-repeated="1019"/>
        </table:table-row>
        <table:table-row table:style-name="ro1">
          <table:table-cell table:style-name="ce15" table:formula="of:=IF(LEN([.F11]) &gt; 0; [.F11]; [.E11])" office:value-type="string" office:string-value="শেষ" calcext:value-type="string">
            <text:p>শেষ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শেষ&quot;)" office:value-type="string" office:string-value="শেষ" calcext:value-type="string">
            <text:p>শেষ</text:p>
          </table:table-cell>
          <table:table-cell table:number-columns-repeated="1019"/>
        </table:table-row>
        <table:table-row table:style-name="ro1">
          <table:table-cell table:style-name="ce15" table:formula="of:=IF(LEN([.F12]) &gt; 0; [.F12]; [.E12])" office:value-type="string" office:string-value="এক্সপ্রেস" calcext:value-type="string">
            <text:p>এক্সপ্রেস</text:p>
          </table:table-cell>
          <table:table-cell table:style-name="ce8" table:formula="of:=IFERROR(__xludf.dummyfunction(&quot;upper(googletranslate(A12,$A$1,&quot;&quot;en&quot;&quot;))&quot;);&quot;EXPRESS&quot;)" office:value-type="string" office:string-value="EXPRESS" calcext:value-type="string">
            <text:p>EXPRES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এক্সপ্রেস&quot;)" office:value-type="string" office:string-value="এক্সপ্রেস" calcext:value-type="string">
            <text:p>এক্সপ্রেস</text:p>
          </table:table-cell>
          <table:table-cell table:number-columns-repeated="1019"/>
        </table:table-row>
        <table:table-row table:style-name="ro1">
          <table:table-cell table:style-name="ce15" table:formula="of:=IF(LEN([.F13]) &gt; 0; [.F13]; [.E13])" office:value-type="string" office:string-value="জন্য" calcext:value-type="string">
            <text:p>জন্য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জন্য&quot;)" office:value-type="string" office:string-value="জন্য" calcext:value-type="string">
            <text:p>জন্য</text:p>
          </table:table-cell>
          <table:table-cell table:number-columns-repeated="1019"/>
        </table:table-row>
        <table:table-row table:style-name="ro1">
          <table:table-cell table:style-name="ce15" table:formula="of:=IF(LEN([.F14]) &gt; 0; [.F14]; [.E14])" office:value-type="string" office:string-value="যাও" calcext:value-type="string">
            <text:p>যাও</text:p>
          </table:table-cell>
          <table:table-cell table:style-name="ce8" table:formula="of:=IFERROR(__xludf.dummyfunction(&quot;upper(googletranslate(A14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যাও&quot;)" office:value-type="string" office:string-value="যাও" calcext:value-type="string">
            <text:p>যাও</text:p>
          </table:table-cell>
          <table:table-cell table:number-columns-repeated="1019"/>
        </table:table-row>
        <table:table-row table:style-name="ro1">
          <table:table-cell table:style-name="ce15" table:formula="of:=IF(LEN([.F15]) &gt; 0; [.F15]; [.E15])" office:value-type="string" office:string-value="গোসাব" calcext:value-type="string">
            <text:p>গোসাব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গোসাব&quot;)" office:value-type="string" office:string-value="গোসাব" calcext:value-type="string">
            <text:p>গোসাব</text:p>
          </table:table-cell>
          <table:table-cell table:number-columns-repeated="1019"/>
        </table:table-row>
        <table:table-row table:style-name="ro1">
          <table:table-cell table:style-name="ce15" table:formula="of:=IF(LEN([.F16]) &gt; 0; [.F16]; [.E16])" office:value-type="string" office:string-value="যদি" calcext:value-type="string">
            <text:p>যদি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যদি&quot;)" office:value-type="string" office:string-value="যদি" calcext:value-type="string">
            <text:p>যদি</text:p>
          </table:table-cell>
          <table:table-cell table:number-columns-repeated="1019"/>
        </table:table-row>
        <table:table-row table:style-name="ro1">
          <table:table-cell table:style-name="ce15" table:formula="of:=IF(LEN([.F17]) &gt; 0; [.F17]; [.E17])" office:value-type="string" office:string-value="ইন্ট" calcext:value-type="string">
            <text:p>ইন্ট</text:p>
          </table:table-cell>
          <table:table-cell table:style-name="ce8" table:formula="of:=IFERROR(__xludf.dummyfunction(&quot;upper(googletranslate(A17,$A$1,&quot;&quot;en&quot;&quot;))&quot;);&quot;INTESTINE&quot;)" office:value-type="string" office:string-value="INTESTINE" calcext:value-type="string">
            <text:p>INTESTIN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ইন্ট&quot;)" office:value-type="string" office:string-value="ইন্ট" calcext:value-type="string">
            <text:p>ইন্ট</text:p>
          </table:table-cell>
          <table:table-cell table:number-columns-repeated="1019"/>
        </table:table-row>
        <table:table-row table:style-name="ro1">
          <table:table-cell table:style-name="ce15" table:formula="of:=IF(LEN([.F18]) &gt; 0; [.F18]; [.E18])" office:value-type="string" office:string-value="ইনপুট" calcext:value-type="string">
            <text:p>ইনপু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ইনপুট&quot;)" office:value-type="string" office:string-value="ইনপুট" calcext:value-type="string">
            <text:p>ইনপুট</text:p>
          </table:table-cell>
          <table:table-cell table:number-columns-repeated="1019"/>
        </table:table-row>
        <table:table-row table:style-name="ro1">
          <table:table-cell table:style-name="ce15" table:formula="of:=IF(LEN([.F19]) &gt; 0; [.F19]; [.E19])" office:value-type="string" office:string-value="দিন" calcext:value-type="string">
            <text:p>দিন</text:p>
          </table:table-cell>
          <table:table-cell table:style-name="ce8" table:formula="of:=IFERROR(__xludf.dummyfunction(&quot;upper(googletranslate(A19,$A$1,&quot;&quot;en&quot;&quot;))&quot;);&quot;DAY&quot;)" office:value-type="string" office:string-value="DAY" calcext:value-type="string">
            <text:p>DAY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দিন&quot;)" office:value-type="string" office:string-value="দিন" calcext:value-type="string">
            <text:p>দিন</text:p>
          </table:table-cell>
          <table:table-cell table:number-columns-repeated="1019"/>
        </table:table-row>
        <table:table-row table:style-name="ro1">
          <table:table-cell table:style-name="ce15" table:formula="of:=IF(LEN([.F20]) &gt; 0; [.F20]; [.E20])" office:value-type="string" office:string-value="লগ" calcext:value-type="string">
            <text:p>ল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লগ&quot;)" office:value-type="string" office:string-value="লগ" calcext:value-type="string">
            <text:p>লগ</text:p>
          </table:table-cell>
          <table:table-cell table:number-columns-repeated="1019"/>
        </table:table-row>
        <table:table-row table:style-name="ro1">
          <table:table-cell table:style-name="ce15" table:formula="of:=IF(LEN([.F21]) &gt; 0; [.F21]; [.E21])" office:value-type="string" office:string-value="পরবর্তী" calcext:value-type="string">
            <text:p>পরবর্তী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পরবর্তী&quot;)" office:value-type="string" office:string-value="পরবর্তী" calcext:value-type="string">
            <text:p>পরবর্তী</text:p>
          </table:table-cell>
          <table:table-cell table:number-columns-repeated="1019"/>
        </table:table-row>
        <table:table-row table:style-name="ro1">
          <table:table-cell table:style-name="ce15" table:formula="of:=IF(LEN([.F22]) &gt; 0; [.F22]; [.E22])" office:value-type="string" office:string-value="চালু" calcext:value-type="string">
            <text:p>চালু</text:p>
          </table:table-cell>
          <table:table-cell table:style-name="ce8" table:formula="of:=IFERROR(__xludf.dummyfunction(&quot;upper(googletranslate(A22,$A$1,&quot;&quot;en&quot;&quot;))&quot;);&quot;OPENED&quot;)" office:value-type="string" office:string-value="OPENED" calcext:value-type="string">
            <text:p>OPENED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চালু&quot;)" office:value-type="string" office:string-value="চালু" calcext:value-type="string">
            <text:p>চালু</text:p>
          </table:table-cell>
          <table:table-cell table:number-columns-repeated="1019"/>
        </table:table-row>
        <table:table-row table:style-name="ro1">
          <table:table-cell table:style-name="ce15" table:formula="of:=IF(LEN([.F23]) &gt; 0; [.F23]; [.E23])" office:value-type="string" office:string-value="বিকল্প" calcext:value-type="string">
            <text:p>বিকল্প</text:p>
          </table:table-cell>
          <table:table-cell table:style-name="ce8" table:formula="of:=IFERROR(__xludf.dummyfunction(&quot;upper(googletranslate(A23,$A$1,&quot;&quot;en&quot;&quot;))&quot;);&quot;ALTERNATIVE&quot;)" office:value-type="string" office:string-value="ALTERNATIVE" calcext:value-type="string">
            <text:p>ALTERNATIV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বিকল্প&quot;)" office:value-type="string" office:string-value="বিকল্প" calcext:value-type="string">
            <text:p>বিকল্প</text:p>
          </table:table-cell>
          <table:table-cell table:number-columns-repeated="1019"/>
        </table:table-row>
        <table:table-row table:style-name="ro1">
          <table:table-cell table:style-name="ce15" table:formula="of:=IF(LEN([.F24]) &gt; 0; [.F24]; [.E24])" office:value-type="string" office:string-value="ছাপা" calcext:value-type="string">
            <text:p>ছাপা</text:p>
          </table:table-cell>
          <table:table-cell table:style-name="ce8" table:formula="of:=IFERROR(__xludf.dummyfunction(&quot;upper(googletranslate(A24,$A$1,&quot;&quot;en&quot;&quot;))&quot;);&quot;PRINTED&quot;)" office:value-type="string" office:string-value="PRINTED" calcext:value-type="string">
            <text:p>PRINTED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ছাপা&quot;)" office:value-type="string" office:string-value="ছাপা" calcext:value-type="string">
            <text:p>ছাপা</text:p>
          </table:table-cell>
          <table:table-cell table:number-columns-repeated="1019"/>
        </table:table-row>
        <table:table-row table:style-name="ro1">
          <table:table-cell table:style-name="ce15" table:formula="of:=IF(LEN([.F25]) &gt; 0; [.F25]; [.E25])" office:value-type="string" office:string-value="এলোমেলোভাবে" calcext:value-type="string">
            <text:p>এলোমেলোভাবে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number-columns-repeated="1019"/>
        </table:table-row>
        <table:table-row table:style-name="ro1">
          <table:table-cell table:style-name="ce15" table:formula="of:=IF(LEN([.F26]) &gt; 0; [.F26]; [.E26])" office:value-type="string" office:string-value="ইঁদুর" calcext:value-type="string">
            <text:p>ইঁদু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ইঁদুর&quot;)" office:value-type="string" office:string-value="ইঁদুর" calcext:value-type="string">
            <text:p>ইঁদুর</text:p>
          </table:table-cell>
          <table:table-cell table:number-columns-repeated="1019"/>
        </table:table-row>
        <table:table-row table:style-name="ro1">
          <table:table-cell table:style-name="ce15" table:formula="of:=IF(LEN([.F27]) &gt; 0; [.F27]; [.E27])" office:value-type="string" office:string-value="পড়ুন" calcext:value-type="string">
            <text:p>পড়ুন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পড়ুন&quot;)" office:value-type="string" office:string-value="পড়ুন" calcext:value-type="string">
            <text:p>পড়ুন</text:p>
          </table:table-cell>
          <table:table-cell table:number-columns-repeated="1019"/>
        </table:table-row>
        <table:table-row table:style-name="ro1">
          <table:table-cell table:style-name="ce15" table:formula="of:=IF(LEN([.F28]) &gt; 0; [.F28]; [.E28])" office:value-type="string" office:string-value="রেম" calcext:value-type="string">
            <text:p>রেম</text:p>
          </table:table-cell>
          <table:table-cell table:style-name="ce8" table:formula="of:=IFERROR(__xludf.dummyfunction(&quot;upper(googletranslate(A28,$A$1,&quot;&quot;en&quot;&quot;))&quot;);&quot;RECIPE&quot;)" office:value-type="string" office:string-value="RECIPE" calcext:value-type="string">
            <text:p>RECIP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রেম&quot;)" office:value-type="string" office:string-value="রেম" calcext:value-type="string">
            <text:p>রেম</text:p>
          </table:table-cell>
          <table:table-cell table:number-columns-repeated="1019"/>
        </table:table-row>
        <table:table-row table:style-name="ro1">
          <table:table-cell table:style-name="ce15" table:formula="of:=IF(LEN([.F29]) &gt; 0; [.F29]; [.E29])" office:value-type="string" office:string-value="পুনরুদ্ধার" calcext:value-type="string">
            <text:p>পুনরুদ্ধার</text:p>
          </table:table-cell>
          <table:table-cell table:style-name="ce8" table:formula="of:=IFERROR(__xludf.dummyfunction(&quot;upper(googletranslate(A29,$A$1,&quot;&quot;en&quot;&quot;))&quot;);&quot;RECOVERY&quot;)" office:value-type="string" office:string-value="RECOVERY" calcext:value-type="string">
            <text:p>RECOVERY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পুনরুদ্ধার&quot;)" office:value-type="string" office:string-value="পুনরুদ্ধার" calcext:value-type="string">
            <text:p>পুনরুদ্ধার</text:p>
          </table:table-cell>
          <table:table-cell table:number-columns-repeated="1019"/>
        </table:table-row>
        <table:table-row table:style-name="ro1">
          <table:table-cell table:style-name="ce15" table:formula="of:=IF(LEN([.F30]) &gt; 0; [.F30]; [.E30])" office:value-type="string" office:string-value="প্রত্যাবর্তন" calcext:value-type="string">
            <text:p>প্রত্যাবর্ত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number-columns-repeated="1019"/>
        </table:table-row>
        <table:table-row table:style-name="ro1">
          <table:table-cell table:style-name="ce1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5" table:formula="of:=IF(LEN([.F32]) &gt; 0; [.F32]; [.E32])" office:value-type="string" office:string-value="এসজিএন" calcext:value-type="string">
            <text:p>এসজিএ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এসজিএন&quot;)" office:value-type="string" office:string-value="এসজিএন" calcext:value-type="string">
            <text:p>এসজিএন</text:p>
          </table:table-cell>
          <table:table-cell table:number-columns-repeated="1019"/>
        </table:table-row>
        <table:table-row table:style-name="ro1">
          <table:table-cell table:style-name="ce15" table:formula="of:=IF(LEN([.F33]) &gt; 0; [.F33]; [.E33])" office:value-type="string" office:string-value="পাপ" calcext:value-type="string">
            <text:p>পা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পাপ&quot;)" office:value-type="string" office:string-value="পাপ" calcext:value-type="string">
            <text:p>পাপ</text:p>
          </table:table-cell>
          <table:table-cell table:number-columns-repeated="1019"/>
        </table:table-row>
        <table:table-row table:style-name="ro1">
          <table:table-cell table:style-name="ce15" table:formula="of:=IF(LEN([.F34]) &gt; 0; [.F34]; [.E34])" office:value-type="string" office:string-value="এসকিউআর" calcext:value-type="string">
            <text:p>এসকিউআর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এসকিউআর&quot;)" office:value-type="string" office:string-value="এসকিউআর" calcext:value-type="string">
            <text:p>এসকিউআর</text:p>
          </table:table-cell>
          <table:table-cell table:number-columns-repeated="1019"/>
        </table:table-row>
        <table:table-row table:style-name="ro1">
          <table:table-cell table:style-name="ce15" table:formula="of:=IF(LEN([.F35]) &gt; 0; [.F35]; [.E35])" office:value-type="string" office:string-value="পদক্ষেপ" calcext:value-type="string">
            <text:p>পদক্ষেপ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পদক্ষেপ&quot;)" office:value-type="string" office:string-value="পদক্ষেপ" calcext:value-type="string">
            <text:p>পদক্ষেপ</text:p>
          </table:table-cell>
          <table:table-cell table:number-columns-repeated="1019"/>
        </table:table-row>
        <table:table-row table:style-name="ro1">
          <table:table-cell table:style-name="ce15" table:formula="of:=IF(LEN([.F36]) &gt; 0; [.F36]; [.E36])" office:value-type="string" office:string-value="থামুন" calcext:value-type="string">
            <text:p>থামুন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থামুন&quot;)" office:value-type="string" office:string-value="থামুন" calcext:value-type="string">
            <text:p>থামুন</text:p>
          </table:table-cell>
          <table:table-cell table:number-columns-repeated="1019"/>
        </table:table-row>
        <table:table-row table:style-name="ro1">
          <table:table-cell table:style-name="ce15" table:formula="of:=IF(LEN([.F37]) &gt; 0; [.F37]; [.E37])" office:value-type="string" office:string-value="স্ট্র" calcext:value-type="string">
            <text:p>স্ট্র</text:p>
          </table:table-cell>
          <table:table-cell table:style-name="ce8" table:formula="of:=IFERROR(__xludf.dummyfunction(&quot;upper(googletranslate(A37,$A$1,&quot;&quot;en&quot;&quot;))&quot;);&quot;STRAW&quot;)" office:value-type="string" office:string-value="STRAW" calcext:value-type="string">
            <text:p>STRAW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স্ট্র&quot;)" office:value-type="string" office:string-value="স্ট্র" calcext:value-type="string">
            <text:p>স্ট্র</text:p>
          </table:table-cell>
          <table:table-cell table:number-columns-repeated="1019"/>
        </table:table-row>
        <table:table-row table:style-name="ro1">
          <table:table-cell table:style-name="ce15" table:formula="of:=IF(LEN([.F38]) &gt; 0; [.F38]; [.E38])" office:value-type="string" office:string-value="ট্যান" calcext:value-type="string">
            <text:p>ট্যা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ট্যান&quot;)" office:value-type="string" office:string-value="ট্যান" calcext:value-type="string">
            <text:p>ট্যান</text:p>
          </table:table-cell>
          <table:table-cell table:number-columns-repeated="1019"/>
        </table:table-row>
        <table:table-row table:style-name="ro1">
          <table:table-cell table:style-name="ce15" table:formula="of:=IF(LEN([.F39]) &gt; 0; [.F39]; [.E39])" office:value-type="string" office:string-value="প্রতি" calcext:value-type="string">
            <text:p>প্রতি</text:p>
          </table:table-cell>
          <table:table-cell table:style-name="ce8" table:formula="of:=IFERROR(__xludf.dummyfunction(&quot;upper(googletranslate(A39,$A$1,&quot;&quot;en&quot;&quot;))&quot;);&quot;TOWARD&quot;)" office:value-type="string" office:string-value="TOWARD" calcext:value-type="string">
            <text:p>TOWARD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প্রতি&quot;)" office:value-type="string" office:string-value="প্রতি" calcext:value-type="string">
            <text:p>প্রতি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8" table:formula="of:=IFERROR(__xludf.dummyfunction(&quot;upper(googletranslate(A41,$A$1,&quot;&quot;en&quot;&quot;))&quot;);&quot;AND NO LANGUAGE WAS GIVEN ON THE COMMAND LINE. TO EXIT.&quot;)" office:value-type="string" office:string-value="AND NO LANGUAGE WAS GIVEN ON THE COMMAND LINE. TO EXIT." calcext:value-type="string">
            <text:p>AND NO LANGUAGE WAS GIVEN ON THE COMMAND LINE. TO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এবং কমান্ড লাইনে কোনও ভাষা দেওয়া হয়নি। প্রস্থান করা।&quot;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অ্যারে ইতিমধ্যে সংজ্ঞায়িত&quot;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8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সীমানার বাইরে অ্যারে সূচক&quot;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ডিরেক্টরি অ্যাক্সেস করতে পারে না&quot;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8" table:formula="of:=IFERROR(__xludf.dummyfunction(&quot;upper(googletranslate(A45,$A$1,&quot;&quot;en&quot;&quot;))&quot;);&quot;UNDERFLOW OF DATA INPUT&quot;)" office:value-type="string" office:string-value="UNDERFLOW OF DATA INPUT" calcext:value-type="string">
            <text:p>UNDERFLOW OF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ডেটা ইনপুট আন্ডারফ্লো&quot;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8" table:formula="of:=IFERROR(__xludf.dummyfunction(&quot;upper(googletranslate(A46,$A$1,&quot;&quot;en&quot;&quot;))&quot;);&quot;DATA UNDERFLOW REED&quot;)" office:value-type="string" office:string-value="DATA UNDERFLOW REED" calcext:value-type="string">
            <text:p>DATA UNDERFLOW REE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ডেটা আন্ডারফ্লো রিড&quot;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8" table:formula="of:=IFERROR(__xludf.dummyfunction(&quot;upper(googletranslate(A47,$A$1,&quot;&quot;en&quot;&quot;))&quot;);&quot;INVENTING THE DEFINITION CYCLE&quot;)" office:value-type="string" office:string-value="INVENTING THE DEFINITION CYCLE" calcext:value-type="string">
            <text:p>INVENTING THE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সংজ্ঞা চক্র আবিষ্কার&quot;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ত্রুটি" calcext:value-type="string">
            <text:p>ত্রুটি</text:p>
          </table:table-cell>
          <table:table-cell table:style-name="ce8" table:formula="of:=IFERROR(__xludf.dummyfunction(&quot;upper(googletranslate(A48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ত্রুটি&quot;)" office:value-type="string" office:string-value="ত্রুটি" calcext:value-type="string">
            <text:p>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8" table:formula="of:=IFERROR(__xludf.dummyfunction(&quot;upper(googletranslate(A49,$A$1,&quot;&quot;en&quot;&quot;))&quot;);&quot;DEFINED FOR VARIABLES&quot;)" office:value-type="string" office:string-value="DEFINED FOR VARIABLES" calcext:value-type="string">
            <text:p>DEFINED FOR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ভেরিয়েবলের জন্য গুণিত সংজ্ঞায়িত&quot;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8" table:formula="of:=IFERROR(__xludf.dummyfunction(&quot;upper(googletranslate(A50,$A$1,&quot;&quot;en&quot;&quot;))&quot;);&quot;FUNCTION DEFINE MULTIPLYING DEFINITION&quot;)" office:value-type="string" office:string-value="FUNCTION DEFINE MULTIPLYING DEFINITION" calcext:value-type="string">
            <text:p>FUNCTION DEFINE MULTIPLYING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ফাংশন সংজ্ঞা গুণিত সংজ্ঞায়িত&quot;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8" table:formula="of:=IFERROR(__xludf.dummyfunction(&quot;upper(googletranslate(A51,$A$1,&quot;&quot;en&quot;&quot;))&quot;);&quot;FUNCTION DEFINITION PARAMETER IS AMALLE&quot;)" office:value-type="string" office:string-value="FUNCTION DEFINITION PARAMETER IS AMALLE" calcext:value-type="string">
            <text:p>FUNCTION DEFINITION PARAMETER IS AMALLE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ফাংশন সংজ্ঞা প্যারামিটার অমিল&quot;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8" table:formula="of:=IFERROR(__xludf.dummyfunction(&quot;upper(googletranslate(A52,$A$1,&quot;&quot;en&quot;&quot;))&quot;);&quot;STACK OVERFLOW&quot;)" office:value-type="string" office:string-value="STACK OVERFLOW" calcext:value-type="string">
            <text:p>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গোসব স্ট্যাক ওভারফ্লো&quot;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8" table:formula="of:=IFERROR(__xludf.dummyfunction(&quot;upper(googletranslate(A53,$A$1,&quot;&quot;en&quot;&quot;))&quot;);&quot;STACK UNDERFLOW&quot;)" office:value-type="string" office:string-value="STACK UNDERFLOW" calcext:value-type="string">
            <text:p>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গোসব স্ট্যাক আন্ডারফ্লো&quot;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8" table:formula="of:=IFERROR(__xludf.dummyfunction(&quot;upper(googletranslate(A54,$A$1,&quot;&quot;en&quot;&quot;))&quot;);&quot;INDEX&quot;)" office:value-type="string" office:string-value="INDEX" calcext:value-type="string">
            <text:p>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সীমা ছাড়িয়ে সূচক&quot;)" office:value-type="string" office:string-value="সীমা ছাড়িয়ে সূচক" calcext:value-type="string">
            <text:p>সীমা ছাড়িয়ে সূচক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ইতিমধ্যে সংজ্ঞায়িত লেবেল&quot;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8" table:formula="of:=IFERROR(__xludf.dummyfunction(&quot;upper(googletranslate(A56,$A$1,&quot;&quot;en&quot;&quot;))&quot;);&quot;LEFT / RIGHT OPERATION TO AMIL&quot;)" office:value-type="string" office:string-value="LEFT / RIGHT OPERATION TO AMIL" calcext:value-type="string">
            <text:p>LEFT / RIGHT OPERATION TO AMIL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বাম / ডান অপারেশন অমিল&quot;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নেতিবাচক সূচক" calcext:value-type="string">
            <text:p>নেতিবাচক সূচ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নেতিবাচক সূচক&quot;)" office:value-type="string" office:string-value="নেতিবাচক সূচক" calcext:value-type="string">
            <text:p>নেতিবাচক সূচ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8" table:formula="of:=IFERROR(__xludf.dummyfunction(&quot;upper(googletranslate(A58,$A$1,&quot;&quot;en&quot;&quot;))&quot;);&quot;NEXT FOR THE LOOP WITH STRING VARIABLES&quot;)" office:value-type="string" office:string-value="NEXT FOR THE LOOP WITH STRING VARIABLES" calcext:value-type="string">
            <text:p>NEXT FOR THE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স্ট্রিং ভেরিয়েবল সহ লুপের জন্য পরবর্তী&quot;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অপারেন্ড অমিল" calcext:value-type="string">
            <text:p>অপারেন্ড অমিল</text:p>
          </table:table-cell>
          <table:table-cell table:style-name="ce8" table:formula="of:=IFERROR(__xludf.dummyfunction(&quot;upper(googletranslate(A59,$A$1,&quot;&quot;en&quot;&quot;))&quot;);&quot;OPERAND&quot;)" office:value-type="string" office:string-value="OPERAND" calcext:value-type="string">
            <text:p>OPERAN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অপারেন্ড অমিল&quot;)" office:value-type="string" office:string-value="অপারেন্ড অমিল" calcext:value-type="string">
            <text:p>অপারেন্ড অমি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8" table:formula="of:=IFERROR(__xludf.dummyfunction(&quot;upper(googletranslate(A60,$A$1,&quot;&quot;en&quot;&quot;))&quot;);&quot;REQUIRES A LANGUAGE FOR ALTERNATIVES&quot;)" office:value-type="string" office:string-value="REQUIRES A LANGUAGE FOR ALTERNATIVES" calcext:value-type="string">
            <text:p>REQUIRES A LANGUAGE FOR ALTERNATIVES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বিকল্পের জন্য একটি ভাষা প্রয়োজন&quot;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8" table:formula="of:=IFERROR(__xludf.dummyfunction(&quot;upper(googletranslate(A61,$A$1,&quot;&quot;en&quot;&quot;))&quot;);&quot;TEST THE LANGUAGE SETTINGS OR THE ENVIRONMENT VARIABLE&quot;)" office:value-type="string" office:string-value="TEST THE LANGUAGE SETTINGS OR THE ENVIRONMENT VARIABLE" calcext:value-type="string">
            <text:p>TEST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ভাষা সেটিংস বা পরিবেশ পরিবর্তনশীল পরীক্ষা করুন&quot;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স্ট্রিং ম্যাথ লজিক ত্রুটি&quot;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নথি খুলতে অক্ষম" calcext:value-type="string">
            <text:p>নথি খুলতে অক্ষম</text:p>
          </table:table-cell>
          <table:table-cell table:style-name="ce8" table:formula="of:=IFERROR(__xludf.dummyfunction(&quot;upper(googletranslate(A63,$A$1,&quot;&quot;en&quot;&quot;))&quot;);&quot;UNABLE TO OPEN DOCUMENTS&quot;)" office:value-type="string" office:string-value="UNABLE TO OPEN DOCUMENTS" calcext:value-type="string">
            <text:p>UNABLE TO OPEN DOCUMENTS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নথি খুলতে অক্ষম&quot;)" office:value-type="string" office:string-value="নথি খুলতে অক্ষম" calcext:value-type="string">
            <text:p>নথি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8" table:formula="of:=IFERROR(__xludf.dummyfunction(&quot;upper(googletranslate(A64,$A$1,&quot;&quot;en&quot;&quot;))&quot;);&quot;UNABLE TO OPEN THE FILES FOR READING&quot;)" office:value-type="string" office:string-value="UNABLE TO OPEN THE FILES FOR READING" calcext:value-type="string">
            <text:p>UNABLE TO OPEN THE FILES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পড়ার জন্য ফাইল খুলতে খুলতে অক্ষম&quot;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8" table:formula="of:=IFERROR(__xludf.dummyfunction(&quot;upper(googletranslate(A65,$A$1,&quot;&quot;en&quot;&quot;))&quot;);&quot;UNCHANGED LABEL&quot;)" office:value-type="string" office:string-value="UNCHANGED LABEL" calcext:value-type="string">
            <text:p>UNCHANG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অপরিবর্তিত লেবেল&quot;)" office:value-type="string" office:string-value="অপরিবর্তিত লেবেল" calcext:value-type="string">
            <text:p>অপরিবর্ত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NDED অপারেশন" calcext:value-type="string">
            <text:p>UNHANDED অপারেশন</text:p>
          </table:table-cell>
          <table:table-cell table:style-name="ce8" table:formula="of:=IFERROR(__xludf.dummyfunction(&quot;upper(googletranslate(A66,$A$1,&quot;&quot;en&quot;&quot;))&quot;);&quot;UNHANDED OPERATION&quot;)" office:value-type="string" office:string-value="UNHANDED OPERATION" calcext:value-type="string">
            <text:p>UNHAND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NDED অপারেশন&quot;)" office:value-type="string" office:string-value="UNHANDED অপারেশন" calcext:value-type="string">
            <text:p>UNHANDED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NDLED অপারেশন কোড" calcext:value-type="string">
            <text:p>UNHANDLED অপারেশন কোড</text:p>
          </table:table-cell>
          <table:table-cell table:style-name="ce8" table:formula="of:=IFERROR(__xludf.dummyfunction(&quot;upper(googletranslate(A67,$A$1,&quot;&quot;en&quot;&quot;))&quot;);&quot;UNHANDLED OPERATION CODE&quot;)" office:value-type="string" office:string-value="UNHANDLED OPERATION CODE" calcext:value-type="string">
            <text:p>UNHA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NDLED অপারেশন কোড&quot;)" office:value-type="string" office:string-value="UNHANDLED অপারেশন কোড" calcext:value-type="string">
            <text:p>UNHANDLED অপারেশন কো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অজানা যদি লেবেল" calcext:value-type="string">
            <text:p>অজানা যদি লেবেল</text:p>
          </table:table-cell>
          <table:table-cell table:style-name="ce8" table:formula="of:=IFERROR(__xludf.dummyfunction(&quot;upper(googletranslate(A68,$A$1,&quot;&quot;en&quot;&quot;))&quot;);&quot;LABEL IF UNKNOWN&quot;)" office:value-type="string" office:string-value="LABEL IF UNKNOWN" calcext:value-type="string">
            <text:p>LABEL IF 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অজানা যদি লেবেল&quot;)" office:value-type="string" office:string-value="অজানা যদি লেবেল" calcext:value-type="string">
            <text:p>অজানা যদি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8" table:formula="of:=IFERROR(__xludf.dummyfunction(&quot;upper(googletranslate(A69,$A$1,&quot;&quot;en&quot;&quot;))&quot;);&quot;UNFAMILIAR DOUBLE MATH OPERATION&quot;)" office:value-type="string" office:string-value="UNFAMILIAR DOUBLE MATH OPERATION" calcext:value-type="string">
            <text:p>UNFAMILIAR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অচেনা ডাবল গণিত অপারেশন&quot;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8" table:formula="of:=IFERROR(__xludf.dummyfunction(&quot;upper(googletranslate(A70,$A$1,&quot;&quot;en&quot;&quot;))&quot;);&quot;DEFINITION OF FUNCTION OF THE UNKNOWN FUNCTION&quot;)" office:value-type="string" office:string-value="DEFINITION OF FUNCTION OF THE UNKNOWN FUNCTION" calcext:value-type="string">
            <text:p>DEFINITION OF FUNCTION OF THE UNKNOW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অচেনা ফাংশন ফাংশন সংজ্ঞা&quot;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অচেনা গোসব লেবেল" calcext:value-type="string">
            <text:p>অচেনা গোসব লেবেল</text:p>
          </table:table-cell>
          <table:table-cell table:style-name="ce8" table:formula="of:=IFERROR(__xludf.dummyfunction(&quot;upper(googletranslate(A71,$A$1,&quot;&quot;en&quot;&quot;))&quot;);&quot;LAMB&quot;)" office:value-type="string" office:string-value="LAMB" calcext:value-type="string">
            <text:p>LAM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অচেনা গোসব লেবেল&quot;)" office:value-type="string" office:string-value="অচেনা গোসব লেবেল" calcext:value-type="string">
            <text:p>অচেনা গোসব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8" table:formula="of:=IFERROR(__xludf.dummyfunction(&quot;upper(googletranslate(A72,$A$1,&quot;&quot;en&quot;&quot;))&quot;);&quot;LABEL OF THE UNKNOWN GOTO&quot;)" office:value-type="string" office:string-value="LABEL OF THE UNKNOWN GOTO" calcext:value-type="string">
            <text:p>LABEL OF THE UNKNOWN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অজ্ঞাত গোটো লেবেল&quot;)" office:value-type="string" office:string-value="অজ্ঞাত গোটো লেবেল" calcext:value-type="string">
            <text:p>অজ্ঞাত গোটো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অচেনা ইনপুট" calcext:value-type="string">
            <text:p>অচেনা ইনপুট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অচেনা ইনপুট&quot;)" office:value-type="string" office:string-value="অচেনা ইনপুট" calcext:value-type="string">
            <text:p>অচেনা ইনপু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8" table:formula="of:=IFERROR(__xludf.dummyfunction(&quot;upper(googletranslate(A74,$A$1,&quot;&quot;en&quot;&quot;))&quot;);&quot;THE MATH OPERATION OF THE UNKNOWN INTEGER&quot;)" office:value-type="string" office:string-value="THE MATH OPERATION OF THE UNKNOWN INTEGER" calcext:value-type="string">
            <text:p>THE MATH OPERATION OF THE UNKNOWN INTEGER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অচেনা পূর্ণসংখ্যা গণিত অপারেশন&quot;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8" table:formula="of:=IFERROR(__xludf.dummyfunction(&quot;upper(googletranslate(A75,$A$1,&quot;&quot;en&quot;&quot;))&quot;);&quot;MATHEMATICS&quot;)" office:value-type="string" office:string-value="MATHEMATICS" calcext:value-type="string">
            <text:p>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স্বীকৃত গণিতের ধরণ&quot;)" office:value-type="string" office:string-value="স্বীকৃত গণিতের ধরণ" calcext:value-type="string">
            <text:p>স্বীকৃত গণিতের ধরণ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8" table:formula="of:=IFERROR(__xludf.dummyfunction(&quot;upper(googletranslate(A76,$A$1,&quot;&quot;en&quot;&quot;))&quot;);&quot;UNINTERRUPTED NEXT VARIABLE&quot;)" office:value-type="string" office:string-value="UNINTERRUPTED NEXT VARIABLE" calcext:value-type="string">
            <text:p>UNINTERRUP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অচেনা পরবর্তী পরিবর্তনশীল&quot;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8" table:formula="of:=IFERROR(__xludf.dummyfunction(&quot;upper(googletranslate(A77,$A$1,&quot;&quot;en&quot;&quot;))&quot;);&quot;UNINTERRUPTED OP&quot;)" office:value-type="string" office:string-value="UNINTERRUPTED OP" calcext:value-type="string">
            <text:p>UNINTERRUPT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মুদ্রণে অচেনা ওপি&quot;)" office:value-type="string" office:string-value="মুদ্রণে অচেনা ওপি" calcext:value-type="string">
            <text:p>মুদ্রণে অচেনা ওপি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8" table:formula="of:=IFERROR(__xludf.dummyfunction(&quot;upper(googletranslate(A78,$A$1,&quot;&quot;en&quot;&quot;))&quot;);&quot;UNINTERESTING RATIONAL MATH OPERATION&quot;)" office:value-type="string" office:string-value="UNINTERESTING RATIONAL MATH OPERATION" calcext:value-type="string">
            <text:p>UNINTERESTING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অচেনা যুক্তিযুক্ত গণিত অপারেশন&quot;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8" table:formula="of:=IFERROR(__xludf.dummyfunction(&quot;upper(googletranslate(A79,$A$1,&quot;&quot;en&quot;&quot;))&quot;);&quot;VAPOR&quot;)" office:value-type="string" office:string-value="VAPOR" calcext:value-type="string">
            <text:p>VAPOR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অচেনা পরিবর্তনশীল প্রকার&quot;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8" table:formula="of:=IFERROR(__xludf.dummyfunction(&quot;upper(googletranslate(A80,$A$1,&quot;&quot;en&quot;&quot;))&quot;);&quot;UNSET IS CHANGING THE ENVIRONMENT&quot;)" office:value-type="string" office:string-value="UNSET IS CHANGING THE ENVIRONMENT" calcext:value-type="string">
            <text:p>UNSET IS CHANGING TH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আনসেট পরিবেশ পরিবর্তনশীল&quot;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8" table:formula="of:=IFERROR(__xludf.dummyfunction(&quot;upper(googletranslate(A81,$A$1,&quot;&quot;en&quot;&quot;))&quot;);&quot;VARIABLE / ARRAY DEFINITE&quot;)" office:value-type="string" office:string-value="VARIABLE / ARRAY DEFINITE" calcext:value-type="string">
            <text:p>VARIABLE / ARRAY DEFINIT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পরিবর্তনশীল / অ্যারে সংজ্ঞা অমিল&quot;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8" table:formula="of:=IFERROR(__xludf.dummyfunction(&quot;upper(googletranslate(A82,$A$1,&quot;&quot;en&quot;&quot;))&quot;);&quot;DEFINED AS THE VARIABLE ARRAY&quot;)" office:value-type="string" office:string-value="DEFINED AS THE VARIABLE ARRAY" calcext:value-type="string">
            <text:p>DEFINED AS THE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পরিবর্তনশীল অ্যারে হিসাবে সংজ্ঞায়িত&quot;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8" table:formula="of:=IFERROR(__xludf.dummyfunction(&quot;upper(googletranslate(A83,$A$1,&quot;&quot;en&quot;&quot;))&quot;);&quot;DEFINED AS VARIABLE NON -&quot;)" office:value-type="string" office:string-value="DEFINED AS VARIABLE NON -" calcext:value-type="string">
            <text:p>DEFINED AS VARIABLE NON -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পরিবর্তনশীল ননআরে হিসাবে সংজ্ঞায়িত&quot;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8" table:formula="of:=IFERROR(__xludf.dummyfunction(&quot;upper(googletranslate(A84,$A$1,&quot;&quot;en&quot;&quot;))&quot;);&quot;VARIABLES HAVE NO VALUES&quot;)" office:value-type="string" office:string-value="VARIABLES HAVE NO VALUES" calcext:value-type="string">
            <text:p>VARIABLES HAVE NO VALU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ভেরিয়েবলের কোনও মান নেই&quot;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8" table:formula="of:=IFERROR(__xludf.dummyfunction(&quot;upper(googletranslate(A85,$A$1,&quot;&quot;en&quot;&quot;))&quot;);&quot;NOT AN ARRAY OF VARIABLE&quot;)" office:value-type="string" office:string-value="NOT AN ARRAY OF VARIABLE" calcext:value-type="string">
            <text:p>NOT AN ARRAY OF VARI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পরিবর্তনশীল একটি অ্যারে নয়&quot;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bn.A3:lang_bn.A39">
            <calcext:condition calcext:apply-style-name="ConditionalStyle_1" calcext:value="formula-is(COUNTIF([.$A$3:.$A$39];[.$A3])&gt;1)" calcext:base-cell-address="lang_bn.A3"/>
          </calcext:conditional-format>
        </calcext:conditional-formats>
      </table:table>
      <table:table table:name="lang_pt" table:style-name="ta1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RTUGUESE</text:p>
          </table:table-cell>
          <table:table-cell table:number-columns-repeated="1023"/>
        </table:table-row>
        <table:table-row table:style-name="ro1">
          <table:table-cell table:style-name="ce16" table:formula="of:=IF(LEN([.F3]) &gt; 0; [.F3]; [.E3])" office:value-type="string" office:string-value="ABDÔMEN" calcext:value-type="string">
            <text:p>ABDÔMEN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ÔMEN&quot;)" office:value-type="string" office:string-value="ABDÔMEN" calcext:value-type="string">
            <text:p>ABDÔMEN</text:p>
          </table:table-cell>
          <table:table-cell table:number-columns-repeated="1019"/>
        </table:table-row>
        <table:table-row table:style-name="ro1">
          <table:table-cell table:style-name="ce16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6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6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WAISTBAND&quot;)" office:value-type="string" office:string-value="WAISTBAND" calcext:value-type="string">
            <text:p>WAISTBAND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6" table:formula="of:=IF(LEN([.F7]) &gt; 0; [.F7]; [.E7])" office:value-type="string" office:string-value="DADOS" calcext:value-type="string">
            <text:p>DAD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DOS&quot;)" office:value-type="string" office:string-value="DADOS" calcext:value-type="string">
            <text:p>DADOS</text:p>
          </table:table-cell>
          <table:table-cell table:number-columns-repeated="1019"/>
        </table:table-row>
        <table:table-row table:style-name="ro1">
          <table:table-cell table:style-name="ce16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6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A&quot;)" office:value-type="string" office:string-value="DEFA" calcext:value-type="string">
            <text:p>DEFA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6" table:formula="of:=IF(LEN([.F10]) &gt; 0; [.F10]; [.E10])" office:value-type="string" office:string-value="ESCURECIDO" calcext:value-type="string">
            <text:p>ESCURECIDO</text:p>
          </table:table-cell>
          <table:table-cell table:style-name="ce8" table:formula="of:=IFERROR(__xludf.dummyfunction(&quot;upper(googletranslate(A10,$A$1,&quot;&quot;en&quot;&quot;))&quot;);&quot;DARKENED&quot;)" office:value-type="string" office:string-value="DARKENED" calcext:value-type="string">
            <text:p>DARKEN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ESCURECIDO&quot;)" office:value-type="string" office:string-value="ESCURECIDO" calcext:value-type="string">
            <text:p>ESCURECIDO</text:p>
          </table:table-cell>
          <table:table-cell table:number-columns-repeated="1019"/>
        </table:table-row>
        <table:table-row table:style-name="ro1">
          <table:table-cell table:style-name="ce16" table:formula="of:=IF(LEN([.F11]) &gt; 0; [.F11]; [.E11])" office:value-type="string" office:string-value="FIM" calcext:value-type="string">
            <text:p>FIM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M&quot;)" office:value-type="string" office:string-value="FIM" calcext:value-type="string">
            <text:p>FIM</text:p>
          </table:table-cell>
          <table:table-cell table:number-columns-repeated="1019"/>
        </table:table-row>
        <table:table-row table:style-name="ro1">
          <table:table-cell table:style-name="ce16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6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6" table:formula="of:=IF(LEN([.F14]) &gt; 0; [.F14]; [.E14])" office:value-type="string" office:string-value="VÁ PARA" calcext:value-type="string">
            <text:p>VÁ PAR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VÁ PARA&quot;)" office:value-type="string" office:string-value="VÁ PARA" calcext:value-type="string">
            <text:p>VÁ PARA</text:p>
          </table:table-cell>
          <table:table-cell table:number-columns-repeated="1019"/>
        </table:table-row>
        <table:table-row table:style-name="ro1">
          <table:table-cell table:style-name="ce16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6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1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RAID&quot;)" office:value-type="string" office:string-value="INTRAID" calcext:value-type="string">
            <text:p>INTRAID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6" table:formula="of:=IF(LEN([.F18]) &gt; 0; [.F18]; [.E18])" office:value-type="string" office:string-value="ENTRADA" calcext:value-type="string">
            <text:p>ENTRADA</text:p>
          </table:table-cell>
          <table:table-cell table:style-name="ce8" table:formula="of:=IFERROR(__xludf.dummyfunction(&quot;upper(googletranslate(A18,$A$1,&quot;&quot;en&quot;&quot;))&quot;);&quot;PROHIBITED&quot;)" office:value-type="string" office:string-value="PROHIBITED" calcext:value-type="string">
            <text:p>PROHIBITED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TRADA&quot;)" office:value-type="string" office:string-value="ENTRADA" calcext:value-type="string">
            <text:p>ENTRADA</text:p>
          </table:table-cell>
          <table:table-cell table:number-columns-repeated="1019"/>
        </table:table-row>
        <table:table-row table:style-name="ro1">
          <table:table-cell table:style-name="ce16" table:formula="of:=IF(LEN([.F19]) &gt; 0; [.F19]; [.E19])" office:value-type="string" office:string-value="DEIXAR" calcext:value-type="string">
            <text:p>DEIXAR</text:p>
          </table:table-cell>
          <table:table-cell table:style-name="ce8" table:formula="of:=IFERROR(__xludf.dummyfunction(&quot;upper(googletranslate(A19,$A$1,&quot;&quot;en&quot;&quot;))&quot;);&quot;TO LEAVE&quot;)" office:value-type="string" office:string-value="TO LEAVE" calcext:value-type="string">
            <text:p>TO 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IXAR&quot;)" office:value-type="string" office:string-value="DEIXAR" calcext:value-type="string">
            <text:p>DEIXAR</text:p>
          </table:table-cell>
          <table:table-cell table:number-columns-repeated="1019"/>
        </table:table-row>
        <table:table-row table:style-name="ro1">
          <table:table-cell table:style-name="ce16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6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6" table:formula="of:=IF(LEN([.F22]) &gt; 0; [.F22]; [.E22])" office:value-type="string" office:string-value="SOBRE" calcext:value-type="string">
            <text:p>SOBRE</text:p>
          </table:table-cell>
          <table:table-cell table:style-name="ce8" table:formula="of:=IFERROR(__xludf.dummyfunction(&quot;upper(googletranslate(A22,$A$1,&quot;&quot;en&quot;&quot;))&quot;);&quot;ABOUT&quot;)" office:value-type="string" office:string-value="ABOUT" calcext:value-type="string">
            <text:p>ABO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OBRE&quot;)" office:value-type="string" office:string-value="SOBRE" calcext:value-type="string">
            <text:p>SOBRE</text:p>
          </table:table-cell>
          <table:table-cell table:number-columns-repeated="1019"/>
        </table:table-row>
        <table:table-row table:style-name="ro1">
          <table:table-cell table:style-name="ce16" table:formula="of:=IF(LEN([.F23]) &gt; 0; [.F23]; [.E23])" office:value-type="string" office:string-value="OPÇÃO" calcext:value-type="string">
            <text:p>OPÇÃ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ÇÃO&quot;)" office:value-type="string" office:string-value="OPÇÃO" calcext:value-type="string">
            <text:p>OPÇÃO</text:p>
          </table:table-cell>
          <table:table-cell table:number-columns-repeated="1019"/>
        </table:table-row>
        <table:table-row table:style-name="ro1">
          <table:table-cell table:style-name="ce16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 OUT&quot;)" office:value-type="string" office:string-value="PRINT OUT" calcext:value-type="string">
            <text:p>PRINT OU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6" table:formula="of:=IF(LEN([.F25]) &gt; 0; [.F25]; [.E25])" office:value-type="string" office:string-value="ALEATÓRIA" calcext:value-type="string">
            <text:p>ALEATÓRI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ÓRIA&quot;)" office:value-type="string" office:string-value="ALEATÓRIA" calcext:value-type="string">
            <text:p>ALEATÓRIA</text:p>
          </table:table-cell>
          <table:table-cell table:number-columns-repeated="1019"/>
        </table:table-row>
        <table:table-row table:style-name="ro1">
          <table:table-cell table:style-name="ce16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16" table:formula="of:=IF(LEN([.F27]) &gt; 0; [.F27]; [.E27])" office:value-type="string" office:string-value="LER" calcext:value-type="string">
            <text:p>LER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R&quot;)" office:value-type="string" office:string-value="LER" calcext:value-type="string">
            <text:p>LER</text:p>
          </table:table-cell>
          <table:table-cell table:number-columns-repeated="1019"/>
        </table:table-row>
        <table:table-row table:style-name="ro1">
          <table:table-cell table:style-name="ce16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6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TO RESTORE&quot;)" office:value-type="string" office:string-value="TO RESTORE" calcext:value-type="string">
            <text:p>TO 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6" table:formula="of:=IF(LEN([.F30]) &gt; 0; [.F30]; [.E30])" office:value-type="string" office:string-value="RETORNAR" calcext:value-type="string">
            <text:p>RETORNAR</text:p>
          </table:table-cell>
          <table:table-cell table:style-name="ce8" table:formula="of:=IFERROR(__xludf.dummyfunction(&quot;upper(googletranslate(A30,$A$1,&quot;&quot;en&quot;&quot;))&quot;);&quot;TURN BACK&quot;)" office:value-type="string" office:string-value="TURN BACK" calcext:value-type="string">
            <text:p>TURN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TORNAR&quot;)" office:value-type="string" office:string-value="RETORNAR" calcext:value-type="string">
            <text:p>RETORNAR</text:p>
          </table:table-cell>
          <table:table-cell table:number-columns-repeated="1019"/>
        </table:table-row>
        <table:table-row table:style-name="ro1">
          <table:table-cell table:style-name="ce1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6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6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6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6" table:formula="of:=IF(LEN([.F35]) &gt; 0; [.F35]; [.E35])" office:value-type="string" office:string-value="ETAPA" calcext:value-type="string">
            <text:p>ETAPA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ETAPA&quot;)" office:value-type="string" office:string-value="ETAPA" calcext:value-type="string">
            <text:p>ETAPA</text:p>
          </table:table-cell>
          <table:table-cell table:number-columns-repeated="1019"/>
        </table:table-row>
        <table:table-row table:style-name="ro1">
          <table:table-cell table:style-name="ce16" table:formula="of:=IF(LEN([.F36]) &gt; 0; [.F36]; [.E36])" office:value-type="string" office:string-value="PARAR" calcext:value-type="string">
            <text:p>PARAR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ARAR&quot;)" office:value-type="string" office:string-value="PARAR" calcext:value-type="string">
            <text:p>PARAR</text:p>
          </table:table-cell>
          <table:table-cell table:number-columns-repeated="1019"/>
        </table:table-row>
        <table:table-row table:style-name="ro1">
          <table:table-cell table:style-name="ce16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6" table:formula="of:=IF(LEN([.F38]) &gt; 0; [.F38]; [.E38])" office:value-type="string" office:string-value="BRONZEADO" calcext:value-type="string">
            <text:p>BRONZEADO</text:p>
          </table:table-cell>
          <table:table-cell table:style-name="ce8" table:formula="of:=IFERROR(__xludf.dummyfunction(&quot;upper(googletranslate(A38,$A$1,&quot;&quot;en&quot;&quot;))&quot;);&quot;TANNED&quot;)" office:value-type="string" office:string-value="TANNED" calcext:value-type="string">
            <text:p>TANNED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ZEADO&quot;)" office:value-type="string" office:string-value="BRONZEADO" calcext:value-type="string">
            <text:p>BRONZEADO</text:p>
          </table:table-cell>
          <table:table-cell table:number-columns-repeated="1019"/>
        </table:table-row>
        <table:table-row table:style-name="ro1">
          <table:table-cell table:style-name="ce16" table:formula="of:=IF(LEN([.F39]) &gt; 0; [.F39]; [.E39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39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8" table:formula="of:=IFERROR(__xludf.dummyfunction(&quot;upper(googletranslate(A41,$A$1,&quot;&quot;en&quot;&quot;))&quot;);&quot;AND NO LANGUAGE GIVEN ON THE COMMAND LINE. LEAVING.&quot;)" office:value-type="string" office:string-value="AND NO LANGUAGE GIVEN ON THE COMMAND LINE. LEAVING." calcext:value-type="string">
            <text:p>AND NO LANGUAGE GIVEN ON THE COMMAND LINE. LEAV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 NENHUM IDIOMA DADO NA LINHA DE COMANDO. SAINDO.&quot;)" office:value-type="string" office:string-value="E NENHUM IDIOMA DADO NA LINHA DE COMANDO. SAINDO." calcext:value-type="string">
            <text:p>E NENHUM IDIOMA DADO NA LINHA DE COMANDO. SAI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JÁ DEFINIDO" calcext:value-type="string">
            <text:p>ARRAY JÁ DEFINIDO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JÁ DEFINIDO&quot;)" office:value-type="string" office:string-value="ARRAY JÁ DEFINIDO" calcext:value-type="string">
            <text:p>ARRAY JÁ DEFINID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ORA DOS LIMITES" calcext:value-type="string">
            <text:p>ÍNDICE DE MATRIZ FORA DOS LIMITES</text:p>
          </table:table-cell>
          <table:table-cell table:style-name="ce8" table:formula="of:=IFERROR(__xludf.dummyfunction(&quot;upper(googletranslate(A43,$A$1,&quot;&quot;en&quot;&quot;))&quot;);&quot;MATRIX INDEX OUT OF BOUNDARIES&quot;)" office:value-type="string" office:string-value="MATRIX INDEX OUT OF BOUNDARIES" calcext:value-type="string">
            <text:p>MATRIX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ORA DOS LIMITES&quot;)" office:value-type="string" office:string-value="ÍNDICE DE MATRIZ FORA DOS LIMITES" calcext:value-type="string">
            <text:p>ÍNDICE DE MATRIZ FORA DO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ÃO É POSSÍVEL ACESSAR O DIRETÓRIO" calcext:value-type="string">
            <text:p>NÃO É POSSÍVEL ACESSAR O DIRETÓRIO</text:p>
          </table:table-cell>
          <table:table-cell table:style-name="ce8" table:formula="of:=IFERROR(__xludf.dummyfunction(&quot;upper(googletranslate(A44,$A$1,&quot;&quot;en&quot;&quot;))&quot;);&quot;IT IS NOT POSSIBLE TO ACCESS THE DIRECTORY&quot;)" office:value-type="string" office:string-value="IT IS NOT POSSIBLE TO ACCESS THE DIRECTORY" calcext:value-type="string">
            <text:p>IT IS NOT POSSI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ÃO É POSSÍVEL ACESSAR O DIRETÓRIO&quot;)" office:value-type="string" office:string-value="NÃO É POSSÍVEL ACESSAR O DIRETÓRIO" calcext:value-type="string">
            <text:p>NÃO É POSSÍVEL ACESSAR O DIRETÓ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ENTRADA DE DADOS SUBFLUENTE" calcext:value-type="string">
            <text:p>ENTRADA DE DADOS SUBFLUENTE</text:p>
          </table:table-cell>
          <table:table-cell table:style-name="ce8" table:formula="of:=IFERROR(__xludf.dummyfunction(&quot;upper(googletranslate(A45,$A$1,&quot;&quot;en&quot;&quot;))&quot;);&quot;SUBFLUENT DATA INPUT&quot;)" office:value-type="string" office:string-value="SUBFLUENT DATA INPUT" calcext:value-type="string">
            <text:p>SUBFLUENT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ENTRADA DE DADOS SUBFLUENTE&quot;)" office:value-type="string" office:string-value="ENTRADA DE DADOS SUBFLUENTE" calcext:value-type="string">
            <text:p>ENTRADA DE DADOS SUBFLUENTE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DOS LEIA O SUBFLUXO" calcext:value-type="string">
            <text:p>DADOS LEIA O SUBFLUXO</text:p>
          </table:table-cell>
          <table:table-cell table:style-name="ce8" table:formula="of:=IFERROR(__xludf.dummyfunction(&quot;upper(googletranslate(A46,$A$1,&quot;&quot;en&quot;&quot;))&quot;);&quot;DATA READ THE SUBFLUX&quot;)" office:value-type="string" office:string-value="DATA READ THE SUBFLUX" calcext:value-type="string">
            <text:p>DATA READ THE SUBFLUX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DOS LEIA O SUBFLUXO&quot;)" office:value-type="string" office:string-value="DADOS LEIA O SUBFLUXO" calcext:value-type="string">
            <text:p>DADOS LEIA O SUBFLUX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ÇÃO DESCOBERTO" calcext:value-type="string">
            <text:p>CICLO DE DEFINIÇÃO DESCOBERTO</text:p>
          </table:table-cell>
          <table:table-cell table:style-name="ce8" table:formula="of:=IFERROR(__xludf.dummyfunction(&quot;upper(googletranslate(A47,$A$1,&quot;&quot;en&quot;&quot;))&quot;);&quot;UNCOVERED DEFINITION CYCLE&quot;)" office:value-type="string" office:string-value="UNCOVERED DEFINITION CYCLE" calcext:value-type="string">
            <text:p>UN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ÇÃO DESCOBERTO&quot;)" office:value-type="string" office:string-value="CICLO DE DEFINIÇÃO DESCOBERTO" calcext:value-type="string">
            <text:p>CICLO DE DEFINIÇÃO DESCOB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" calcext:value-type="string">
            <text:p>ER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&quot;)" office:value-type="string" office:string-value="ERRO" calcext:value-type="string">
            <text:p>ER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ÁVEL MULTIPLIQUE DEFINIDA" calcext:value-type="string">
            <text:p>PARA VARIÁVEL MULTIPLIQUE DEFINIDA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ÁVEL MULTIPLIQUE DEFINIDA&quot;)" office:value-type="string" office:string-value="PARA VARIÁVEL MULTIPLIQUE DEFINIDA" calcext:value-type="string">
            <text:p>PARA VARIÁVEL MULTIPLIQUE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ÇÃO DE FUNÇÃO MULTIPLICADA" calcext:value-type="string">
            <text:p>DEFINIÇÃO DE FUNÇÃO MULTIPLICADA</text:p>
          </table:table-cell>
          <table:table-cell table:style-name="ce8" table:formula="of:=IFERROR(__xludf.dummyfunction(&quot;upper(googletranslate(A50,$A$1,&quot;&quot;en&quot;&quot;))&quot;);&quot;DEFINITION OF MULTIPLIED FUNCTION&quot;)" office:value-type="string" office:string-value="DEFINITION OF MULTIPLIED FUNCTION" calcext:value-type="string">
            <text:p>DEFINITION OF MULTIPLIED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ÇÃO DE FUNÇÃO MULTIPLICADA&quot;)" office:value-type="string" office:string-value="DEFINIÇÃO DE FUNÇÃO MULTIPLICADA" calcext:value-type="string">
            <text:p>DEFINIÇÃO DE FUNÇÃO MULTIPLICA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ÇÃO DEFINIÇÃO PARÂMETRO INDATCH" calcext:value-type="string">
            <text:p>FUNÇÃO DEFINIÇÃO PARÂMETRO INDATCH</text:p>
          </table:table-cell>
          <table:table-cell table:style-name="ce8" table:formula="of:=IFERROR(__xludf.dummyfunction(&quot;upper(googletranslate(A51,$A$1,&quot;&quot;en&quot;&quot;))&quot;);&quot;DEFINITION FUNCTION INDETCH PARAMETER&quot;)" office:value-type="string" office:string-value="DEFINITION FUNCTION INDETCH PARAMETER" calcext:value-type="string">
            <text:p>DEFINITION FUNCTION INDETCH PARAMET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ÇÃO DEFINIÇÃO PARÂMETRO INDATCH&quot;)" office:value-type="string" office:string-value="FUNÇÃO DEFINIÇÃO PARÂMETRO INDATCH" calcext:value-type="string">
            <text:p>FUNÇÃO DEFINIÇÃO PARÂMETRO IND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OW" calcext:value-type="string">
            <text:p>GOSUB STACK SUB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OW&quot;)" office:value-type="string" office:string-value="GOSUB STACK SUBFLOW" calcext:value-type="string">
            <text:p>GOSUB STACK SUB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ORA DE ALCANCE" calcext:value-type="string">
            <text:p>ÍNDICE FORA DE ALCANCE</text:p>
          </table:table-cell>
          <table:table-cell table:style-name="ce8" table:formula="of:=IFERROR(__xludf.dummyfunction(&quot;upper(googletranslate(A54,$A$1,&quot;&quot;en&quot;&quot;))&quot;);&quot;RANGE&quot;)" office:value-type="string" office:string-value="RANGE" calcext:value-type="string">
            <text:p>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ORA DE ALCANCE&quot;)" office:value-type="string" office:string-value="ÍNDICE FORA DE ALCANCE" calcext:value-type="string">
            <text:p>ÍNDICE FORA DE ALCANC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RÓTULO JÁ DEFINIDO" calcext:value-type="string">
            <text:p>RÓTULO JÁ DEFINIDO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RÓTULO JÁ DEFINIDO&quot;)" office:value-type="string" office:string-value="RÓTULO JÁ DEFINIDO" calcext:value-type="string">
            <text:p>RÓTULO JÁ DEFINID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8" table:formula="of:=IFERROR(__xludf.dummyfunction(&quot;upper(googletranslate(A56,$A$1,&quot;&quot;en&quot;&quot;))&quot;);&quot;LEFT / RIGHT OPERATION QUESTIBILITY&quot;)" office:value-type="string" office:string-value="LEFT / RIGHT OPERATION QUESTIBILITY" calcext:value-type="string">
            <text:p>LEFT / RIGHT OPERATION QUES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NDATIBILIDADE DE OPERAÇÃO ESQUERDA / DIREITA&quot;)" office:value-type="string" office:string-value="INDATIBILIDADE DE OPERAÇÃO ESQUERDA / DIREITA" calcext:value-type="string">
            <text:p>INDATIBILIDADE DE OPERAÇÃO ESQUERDA / DIREIT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EM SEGUIDA, PARA LOOP COM VARIÁVEL DE STRING" calcext:value-type="string">
            <text:p>EM SEGUIDA, PARA LOOP COM VARIÁVEL DE STRING</text:p>
          </table:table-cell>
          <table:table-cell table:style-name="ce8" table:formula="of:=IFERROR(__xludf.dummyfunction(&quot;upper(googletranslate(A58,$A$1,&quot;&quot;en&quot;&quot;))&quot;);&quot;THEN FOR LOOP WITH STRING VARIABLE&quot;)" office:value-type="string" office:string-value="THEN FOR LOOP WITH STRING VARIABLE" calcext:value-type="string">
            <text:p>THEN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EM SEGUIDA, PARA LOOP COM VARIÁVEL DE STRING&quot;)" office:value-type="string" office:string-value="EM SEGUIDA, PARA LOOP COM VARIÁVEL DE STRING" calcext:value-type="string">
            <text:p>EM SEGUIDA, PARA LOOP COM VARIÁVEL DE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NCOMPATIBILIDADE DO OPERANDO" calcext:value-type="string">
            <text:p>INCOMPATIBILIDADE DO OPERANDO</text:p>
          </table:table-cell>
          <table:table-cell table:style-name="ce8" table:formula="of:=IFERROR(__xludf.dummyfunction(&quot;upper(googletranslate(A59,$A$1,&quot;&quot;en&quot;&quot;))&quot;);&quot;INCOMPATIBILITY OF OPERATING&quot;)" office:value-type="string" office:string-value="INCOMPATIBILITY OF OPERATING" calcext:value-type="string">
            <text:p>INCOMPATIBILITY OF OPERAT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NCOMPATIBILIDADE DO OPERANDO&quot;)" office:value-type="string" office:string-value="INCOMPATIBILIDADE DO OPERANDO" calcext:value-type="string">
            <text:p>INCOMPATIBILIDADE DO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 OPÇÃO REQUER UM IDIOMA" calcext:value-type="string">
            <text:p>A OPÇÃO REQUER UM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 OPÇÃO REQUER UM IDIOMA&quot;)" office:value-type="string" office:string-value="A OPÇÃO REQUER UM IDIOMA" calcext:value-type="string">
            <text:p>A OPÇÃO REQUER UM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8" table:formula="of:=IFERROR(__xludf.dummyfunction(&quot;upper(googletranslate(A61,$A$1,&quot;&quot;en&quot;&quot;))&quot;);&quot;CHECK THE LANGUAGE SETTINGS OR THE ENVIRONMENT VARIABLE&quot;)" office:value-type="string" office:string-value="CHECK THE LANGUAGE SETTINGS OR THE ENVIRONMENT VARIABLE" calcext:value-type="string">
            <text:p>CHECK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AS CONFIGURAÇÕES DE IDIOMA OU A VARIÁVEL DE AMBIENTE&quot;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O DE LÓGICA MATEMÁTICA DA STRING" calcext:value-type="string">
            <text:p>ERRO DE LÓGICA MATEMÁTICA DA STRING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O DE LÓGICA MATEMÁTICA DA STRING&quot;)" office:value-type="string" office:string-value="ERRO DE LÓGICA MATEMÁTICA DA STRING" calcext:value-type="string">
            <text:p>ERRO DE LÓGICA MATEMÁTICA D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ÍVEL ABRIR O FICHEIRO" calcext:value-type="string">
            <text:p>IMPOSSÍVEL ABRIR O FICHEIRO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ÍVEL ABRIR O FICHEIRO&quot;)" office:value-type="string" office:string-value="IMPOSSÍVEL ABRIR O FICHEIRO" calcext:value-type="string">
            <text:p>IMPOSSÍVEL ABRIR O FICHEIR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NCAPAZ DE ABRIR PARA ABRIR O ARQUIVO PARA LEITURA&quot;)" office:value-type="string" office:string-value="INCAPAZ DE ABRIR PARA ABRIR O ARQUIVO PARA LEITURA" calcext:value-type="string">
            <text:p>INCAPAZ DE ABRIR PARA ABRIR O ARQUIVO PARA LEI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ÇÃO NÃO COMBINADA" calcext:value-type="string">
            <text:p>OPERAÇÃO NÃO COMBINADA</text:p>
          </table:table-cell>
          <table:table-cell table:style-name="ce8" table:formula="of:=IFERROR(__xludf.dummyfunction(&quot;upper(googletranslate(A66,$A$1,&quot;&quot;en&quot;&quot;))&quot;);&quot;NON -COMBINED OPERATION&quot;)" office:value-type="string" office:string-value="NON -COMBINED OPERATION" calcext:value-type="string">
            <text:p>NON -COMBI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ÇÃO NÃO COMBINADA&quot;)" office:value-type="string" office:string-value="OPERAÇÃO NÃO COMBINADA" calcext:value-type="string">
            <text:p>OPERAÇÃO NÃO COMBIN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ÇÃO NÃO ATRIBUÍDO" calcext:value-type="string">
            <text:p>CÓDIGO DE OPERAÇÃO NÃO ATRIBUÍDO</text:p>
          </table:table-cell>
          <table:table-cell table:style-name="ce8" table:formula="of:=IFERROR(__xludf.dummyfunction(&quot;upper(googletranslate(A67,$A$1,&quot;&quot;en&quot;&quot;))&quot;);&quot;UNLAVODED CODE OF OPERATION&quot;)" office:value-type="string" office:string-value="UNLAVODED CODE OF OPERATION" calcext:value-type="string">
            <text:p>UNLAVODED CODE OF OPERATION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ÇÃO NÃO ATRIBUÍDO&quot;)" office:value-type="string" office:string-value="CÓDIGO DE OPERAÇÃO NÃO ATRIBUÍDO" calcext:value-type="string">
            <text:p>CÓDIGO DE OPERAÇÃO NÃO ATRIBUÍ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HECIDO SE RÓTULO" calcext:value-type="string">
            <text:p>DESCONHECIDO SE RÓTULO</text:p>
          </table:table-cell>
          <table:table-cell table:style-name="ce8" table:formula="of:=IFERROR(__xludf.dummyfunction(&quot;upper(googletranslate(A68,$A$1,&quot;&quot;en&quot;&quot;))&quot;);&quot;UNKNOWN TO LABEL&quot;)" office:value-type="string" office:string-value="UNKNOWN TO LABEL" calcext:value-type="string">
            <text:p>UNKNOWN TO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HECIDO SE RÓTULO&quot;)" office:value-type="string" office:string-value="DESCONHECIDO SE RÓTULO" calcext:value-type="string">
            <text:p>DESCONHECIDO SE RÓTUL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ÇÃO DE MATEMÁTICA DUPLA NÃO RECONHECIDA&quot;)" office:value-type="string" office:string-value="OPERAÇÃO DE MATEMÁTICA DUPLA NÃO RECONHECIDA" calcext:value-type="string">
            <text:p>OPERAÇÃO DE MATEMÁTICA DUPL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ÇÃO DE FUNÇÃO NÃO RECONHECIDA" calcext:value-type="string">
            <text:p>DEFINIÇÃO DE FUNÇÃO NÃO RECONHECIDA</text:p>
          </table:table-cell>
          <table:table-cell table:style-name="ce8" table:formula="of:=IFERROR(__xludf.dummyfunction(&quot;upper(googletranslate(A70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ÇÃO DE FUNÇÃO NÃO RECONHECIDA&quot;)" office:value-type="string" office:string-value="DEFINIÇÃO DE FUNÇÃO NÃO RECONHECIDA" calcext:value-type="string">
            <text:p>DEFINIÇÃO DE FUNÇÃO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ÃO RECONHECIDA" calcext:value-type="string">
            <text:p>ETIQUETA GOSUB NÃO RECONHECIDA</text:p>
          </table:table-cell>
          <table:table-cell table:style-name="ce8" table:formula="of:=IFERROR(__xludf.dummyfunction(&quot;upper(googletranslate(A71,$A$1,&quot;&quot;en&quot;&quot;))&quot;);&quot;NOT RECOGNIZED GOSUB LABEL&quot;)" office:value-type="string" office:string-value="NOT RECOGNIZED GOSUB LABEL" calcext:value-type="string">
            <text:p>NOT 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ÃO RECONHECIDA&quot;)" office:value-type="string" office:string-value="ETIQUETA GOSUB NÃO RECONHECIDA" calcext:value-type="string">
            <text:p>ETIQUETA GOSUB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RÓTULO GOTO NÃO RECONHECIDO" calcext:value-type="string">
            <text:p>RÓTULO GOTO NÃO RECONHECIDO</text:p>
          </table:table-cell>
          <table:table-cell table:style-name="ce8" table:formula="of:=IFERROR(__xludf.dummyfunction(&quot;upper(googletranslate(A72,$A$1,&quot;&quot;en&quot;&quot;))&quot;);&quot;GOTO NON RECOGNIZED LABEL&quot;)" office:value-type="string" office:string-value="GOTO NON RECOGNIZED LABEL" calcext:value-type="string">
            <text:p>GOTO NON RECOGNIZED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RÓTULO GOTO NÃO RECONHECIDO&quot;)" office:value-type="string" office:string-value="RÓTULO GOTO NÃO RECONHECIDO" calcext:value-type="string">
            <text:p>RÓTULO GOTO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ÃO RECONHECIDA" calcext:value-type="string">
            <text:p>ENTRADA NÃO RECONHECIDA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ÃO RECONHECIDA&quot;)" office:value-type="string" office:string-value="ENTRADA NÃO RECONHECIDA" calcext:value-type="string">
            <text:p>ENTRAD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8" table:formula="of:=IFERROR(__xludf.dummyfunction(&quot;upper(googletranslate(A74,$A$1,&quot;&quot;en&quot;&quot;))&quot;);&quot;UNKNOWN INTEGRATED MATH OPERATION&quot;)" office:value-type="string" office:string-value="UNKNOWN INTEGRATED MATH OPERATION" calcext:value-type="string">
            <text:p>UNKNOWN INTEGRATED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ÇÃO DE MATEMÁTICA INTEIRA NÃO RECONHECIDA&quot;)" office:value-type="string" office:string-value="OPERAÇÃO DE MATEMÁTICA INTEIRA NÃO RECONHECIDA" calcext:value-type="string">
            <text:p>OPERAÇÃO DE MATEMÁTICA INTEIR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 NÃO RECONHECIDO" calcext:value-type="string">
            <text:p>TIPO DE MATEMÁTICA NÃO RECONHECIDO</text:p>
          </table:table-cell>
          <table:table-cell table:style-name="ce8" table:formula="of:=IFERROR(__xludf.dummyfunction(&quot;upper(googletranslate(A75,$A$1,&quot;&quot;en&quot;&quot;))&quot;);&quot;UNRECOGNIZED TYPE OF MATHEMATICS&quot;)" office:value-type="string" office:string-value="UNRECOGNIZED TYPE OF MATHEMATICS" calcext:value-type="string">
            <text:p>UNRECOGNIZED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 NÃO RECONHECIDO&quot;)" office:value-type="string" office:string-value="TIPO DE MATEMÁTICA NÃO RECONHECIDO" calcext:value-type="string">
            <text:p>TIPO DE MATEMÁTICA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PRÓXIMA VARIÁVEL NÃO RECONHECIDA" calcext:value-type="string">
            <text:p>PRÓXIMA VARIÁVEL NÃO RECONHECIDA</text:p>
          </table:table-cell>
          <table:table-cell table:style-name="ce8" table:formula="of:=IFERROR(__xludf.dummyfunction(&quot;upper(googletranslate(A76,$A$1,&quot;&quot;en&quot;&quot;))&quot;);&quot;NEXT VARIABLE NOT RECOGNIZED&quot;)" office:value-type="string" office:string-value="NEXT VARIABLE NOT RECOGNIZED" calcext:value-type="string">
            <text:p>NEXT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PRÓXIMA VARIÁVEL NÃO RECONHECIDA&quot;)" office:value-type="string" office:string-value="PRÓXIMA VARIÁVEL NÃO RECONHECIDA" calcext:value-type="string">
            <text:p>PRÓXIMA VARIÁVE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ÃO RECONHECIDO NA IMPRESSÃO" calcext:value-type="string">
            <text:p>OP NÃO RECONHECIDO NA IMPRESSÃO</text:p>
          </table:table-cell>
          <table:table-cell table:style-name="ce8" table:formula="of:=IFERROR(__xludf.dummyfunction(&quot;upper(googletranslate(A77,$A$1,&quot;&quot;en&quot;&quot;))&quot;);&quot;OP NOT RECOGNIZED IN PRINTING&quot;)" office:value-type="string" office:string-value="OP NOT RECOGNIZED IN PRINTING" calcext:value-type="string">
            <text:p>OP NOT RECOGNIZED IN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ÃO RECONHECIDO NA IMPRESSÃO&quot;)" office:value-type="string" office:string-value="OP NÃO RECONHECIDO NA IMPRESSÃO" calcext:value-type="string">
            <text:p>OP NÃO RECONHECIDO NA IMPRESSÃ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ÇÃO DE MATEMÁTICA RACIONAL NÃO RECONHECIDA&quot;)" office:value-type="string" office:string-value="OPERAÇÃO DE MATEMÁTICA RACIONAL NÃO RECONHECIDA" calcext:value-type="string">
            <text:p>OPERAÇÃO DE MATEMÁTICA RACIONA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ÁVEL NÃO RECONHECIDO" calcext:value-type="string">
            <text:p>TIPO DE VARIÁVEL NÃO RECONHECIDO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ÁVEL NÃO RECONHECIDO&quot;)" office:value-type="string" office:string-value="TIPO DE VARIÁVEL NÃO RECONHECIDO" calcext:value-type="string">
            <text:p>TIPO DE VARIÁVEL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ÁVEL DE AMBIENTE UNSET" calcext:value-type="string">
            <text:p>VARIÁVEL DE AMBIENTE UNSET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ÁVEL DE AMBIENTE UNSET&quot;)" office:value-type="string" office:string-value="VARIÁVEL DE AMBIENTE UNSET" calcext:value-type="string">
            <text:p>VARIÁVEL DE AMBIENTE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8" table:formula="of:=IFERROR(__xludf.dummyfunction(&quot;upper(googletranslate(A81,$A$1,&quot;&quot;en&quot;&quot;))&quot;);&quot;VARIABLE / ARRAY DEFINITION INCOMPATIBILITY&quot;)" office:value-type="string" office:string-value="VARIABLE / ARRAY DEFINITION INCOMPATIBILITY" calcext:value-type="string">
            <text:p>VARIABLE / ARRAY DEFINITION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ÁVEL / DEFINIÇÃO DE ARRAY INCOMPATIBILIDADE&quot;)" office:value-type="string" office:string-value="VARIÁVEL / DEFINIÇÃO DE ARRAY INCOMPATIBILIDADE" calcext:value-type="string">
            <text:p>VARIÁVEL / DEFINIÇÃO DE ARRAY INCOMPATIBILIDADE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ÁVEL DEFINIDA COMO MATRIZ" calcext:value-type="string">
            <text:p>VARIÁVEL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ÁVEL DEFINIDA COMO MATRIZ&quot;)" office:value-type="string" office:string-value="VARIÁVEL DEFINIDA COMO MATRIZ" calcext:value-type="string">
            <text:p>VARIÁVEL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ÁVEL DEFINIDA COMO NÃO -MARGE" calcext:value-type="string">
            <text:p>VARIÁVEL DEFINIDA COMO NÃO -MARGE</text:p>
          </table:table-cell>
          <table:table-cell table:style-name="ce8" table:formula="of:=IFERROR(__xludf.dummyfunction(&quot;upper(googletranslate(A83,$A$1,&quot;&quot;en&quot;&quot;))&quot;);&quot;VARIABLE DEFINED AS NON -MARGE&quot;)" office:value-type="string" office:string-value="VARIABLE DEFINED AS NON -MARGE" calcext:value-type="string">
            <text:p>VARIABLE DEFINED AS NON -MARG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ÁVEL DEFINIDA COMO NÃO -MARGE&quot;)" office:value-type="string" office:string-value="VARIÁVEL DEFINIDA COMO NÃO -MARGE" calcext:value-type="string">
            <text:p>VARIÁVEL DEFINIDA COMO NÃO -MARGE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 VARIÁVEL NÃO TEM VALOR" calcext:value-type="string">
            <text:p>A VARIÁVEL NÃO TEM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 VARIÁVEL NÃO TEM VALOR&quot;)" office:value-type="string" office:string-value="A VARIÁVEL NÃO TEM VALOR" calcext:value-type="string">
            <text:p>A VARIÁVEL NÃO TEM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 VARIÁVEL NÃO É UMA MATRIZ" calcext:value-type="string">
            <text:p>A VARIÁVEL NÃO É UM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 VARIÁVEL NÃO É UMA MATRIZ&quot;)" office:value-type="string" office:string-value="A VARIÁVEL NÃO É UMA MATRIZ" calcext:value-type="string">
            <text:p>A VARIÁVEL NÃO É UM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pt.A3:lang_pt.A39">
            <calcext:condition calcext:apply-style-name="ConditionalStyle_1" calcext:value="formula-is(COUNTIF([.$A$3:.$A$39];[.$A3])&gt;1)" calcext:base-cell-address="lang_pt.A3"/>
          </calcext:conditional-format>
        </calcext:conditional-formats>
      </table:table>
      <table:table table:name="lang_in" table:style-name="ta1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NDONESIAN</text:p>
          </table:table-cell>
          <table:table-cell table:number-columns-repeated="1023"/>
        </table:table-row>
        <table:table-row table:style-name="ro1">
          <table:table-cell table:style-name="ce17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1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7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1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7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1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7" table:formula="of:=IF(LEN([.F10]) &gt; 0; [.F10]; [.E10])" office:value-type="string" office:string-value="REDUP" calcext:value-type="string">
            <text:p>REDUP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REDUP&quot;)" office:value-type="string" office:string-value="REDUP" calcext:value-type="string">
            <text:p>REDUP</text:p>
          </table:table-cell>
          <table:table-cell table:number-columns-repeated="1019"/>
        </table:table-row>
        <table:table-row table:style-name="ro1">
          <table:table-cell table:style-name="ce17" table:formula="of:=IF(LEN([.F11]) &gt; 0; [.F11]; [.E11])" office:value-type="string" office:string-value="AKHIR" calcext:value-type="string">
            <text:p>AKHIR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AKHIR&quot;)" office:value-type="string" office:string-value="AKHIR" calcext:value-type="string">
            <text:p>AKHIR</text:p>
          </table:table-cell>
          <table:table-cell table:number-columns-repeated="1019"/>
        </table:table-row>
        <table:table-row table:style-name="ro1">
          <table:table-cell table:style-name="ce1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7" table:formula="of:=IF(LEN([.F13]) &gt; 0; [.F13]; [.E13])" office:value-type="string" office:string-value="UNTUK" calcext:value-type="string">
            <text:p>UNTUK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UNTUK&quot;)" office:value-type="string" office:string-value="UNTUK" calcext:value-type="string">
            <text:p>UNTUK</text:p>
          </table:table-cell>
          <table:table-cell table:number-columns-repeated="1019"/>
        </table:table-row>
        <table:table-row table:style-name="ro1">
          <table:table-cell table:style-name="ce17" table:formula="of:=IF(LEN([.F14]) &gt; 0; [.F14]; [.E14])" office:value-type="string" office:string-value="PERGI KE" calcext:value-type="string">
            <text:p>PERGI KE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ERGI KE&quot;)" office:value-type="string" office:string-value="PERGI KE" calcext:value-type="string">
            <text:p>PERGI KE</text:p>
          </table:table-cell>
          <table:table-cell table:number-columns-repeated="1019"/>
        </table:table-row>
        <table:table-row table:style-name="ro1">
          <table:table-cell table:style-name="ce17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7" table:formula="of:=IF(LEN([.F16]) &gt; 0; [.F16]; [.E16])" office:value-type="string" office:string-value="JIKA" calcext:value-type="string">
            <text:p>JIK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JIKA&quot;)" office:value-type="string" office:string-value="JIKA" calcext:value-type="string">
            <text:p>JIKA</text:p>
          </table:table-cell>
          <table:table-cell table:number-columns-repeated="1019"/>
        </table:table-row>
        <table:table-row table:style-name="ro1">
          <table:table-cell table:style-name="ce1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7" table:formula="of:=IF(LEN([.F18]) &gt; 0; [.F18]; [.E18])" office:value-type="string" office:string-value="MEMASUKKAN" calcext:value-type="string">
            <text:p>MEMASUKKAN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MASUKKAN&quot;)" office:value-type="string" office:string-value="MEMASUKKAN" calcext:value-type="string">
            <text:p>MEMASUKKAN</text:p>
          </table:table-cell>
          <table:table-cell table:number-columns-repeated="1019"/>
        </table:table-row>
        <table:table-row table:style-name="ro1">
          <table:table-cell table:style-name="ce17" table:formula="of:=IF(LEN([.F19]) &gt; 0; [.F19]; [.E19])" office:value-type="string" office:string-value="MEMBIARKAN" calcext:value-type="string">
            <text:p>MEMBIARKA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MEMBIARKAN&quot;)" office:value-type="string" office:string-value="MEMBIARKAN" calcext:value-type="string">
            <text:p>MEMBIARKAN</text:p>
          </table:table-cell>
          <table:table-cell table:number-columns-repeated="1019"/>
        </table:table-row>
        <table:table-row table:style-name="ro1">
          <table:table-cell table:style-name="ce17" table:formula="of:=IF(LEN([.F20]) &gt; 0; [.F20]; [.E20])" office:value-type="string" office:string-value="CATATAN" calcext:value-type="string">
            <text:p>CATATAN</text:p>
          </table:table-cell>
          <table:table-cell table:style-name="ce8" table:formula="of:=IFERROR(__xludf.dummyfunction(&quot;upper(googletranslate(A20,$A$1,&quot;&quot;en&quot;&quot;))&quot;);&quot;NOTES&quot;)" office:value-type="string" office:string-value="NOTES" calcext:value-type="string">
            <text:p>NOTES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CATATAN&quot;)" office:value-type="string" office:string-value="CATATAN" calcext:value-type="string">
            <text:p>CATATAN</text:p>
          </table:table-cell>
          <table:table-cell table:number-columns-repeated="1019"/>
        </table:table-row>
        <table:table-row table:style-name="ro1">
          <table:table-cell table:style-name="ce17" table:formula="of:=IF(LEN([.F21]) &gt; 0; [.F21]; [.E21])" office:value-type="string" office:string-value="BERIKUTNYA" calcext:value-type="string">
            <text:p>BERIKUTNYA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BERIKUTNYA&quot;)" office:value-type="string" office:string-value="BERIKUTNYA" calcext:value-type="string">
            <text:p>BERIKUTNYA</text:p>
          </table:table-cell>
          <table:table-cell table:number-columns-repeated="1019"/>
        </table:table-row>
        <table:table-row table:style-name="ro1">
          <table:table-cell table:style-name="ce17" table:formula="of:=IF(LEN([.F22]) &gt; 0; [.F22]; [.E22])" office:value-type="string" office:string-value="PADA" calcext:value-type="string">
            <text:p>PADA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ADA&quot;)" office:value-type="string" office:string-value="PADA" calcext:value-type="string">
            <text:p>PADA</text:p>
          </table:table-cell>
          <table:table-cell table:number-columns-repeated="1019"/>
        </table:table-row>
        <table:table-row table:style-name="ro1">
          <table:table-cell table:style-name="ce17" table:formula="of:=IF(LEN([.F23]) &gt; 0; [.F23]; [.E23])" office:value-type="string" office:string-value="PILIHAN" calcext:value-type="string">
            <text:p>PILIHAN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ILIHAN&quot;)" office:value-type="string" office:string-value="PILIHAN" calcext:value-type="string">
            <text:p>PILIHAN</text:p>
          </table:table-cell>
          <table:table-cell table:number-columns-repeated="1019"/>
        </table:table-row>
        <table:table-row table:style-name="ro1">
          <table:table-cell table:style-name="ce17" table:formula="of:=IF(LEN([.F24]) &gt; 0; [.F24]; [.E24])" office:value-type="string" office:string-value="MENCETAK" calcext:value-type="string">
            <text:p>MENCETAK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MENCETAK&quot;)" office:value-type="string" office:string-value="MENCETAK" calcext:value-type="string">
            <text:p>MENCETAK</text:p>
          </table:table-cell>
          <table:table-cell table:number-columns-repeated="1019"/>
        </table:table-row>
        <table:table-row table:style-name="ro1">
          <table:table-cell table:style-name="ce17" table:formula="of:=IF(LEN([.F25]) &gt; 0; [.F25]; [.E25])" office:value-type="string" office:string-value="MENGACAK" calcext:value-type="string">
            <text:p>MENGACAK</text:p>
          </table:table-cell>
          <table:table-cell table:style-name="ce8" table:formula="of:=IFERROR(__xludf.dummyfunction(&quot;upper(googletranslate(A25,$A$1,&quot;&quot;en&quot;&quot;))&quot;);&quot;RUFFLED&quot;)" office:value-type="string" office:string-value="RUFFLED" calcext:value-type="string">
            <text:p>RUFFL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MENGACAK&quot;)" office:value-type="string" office:string-value="MENGACAK" calcext:value-type="string">
            <text:p>MENGACAK</text:p>
          </table:table-cell>
          <table:table-cell table:number-columns-repeated="1019"/>
        </table:table-row>
        <table:table-row table:style-name="ro1">
          <table:table-cell table:style-name="ce17" table:formula="of:=IF(LEN([.F26]) &gt; 0; [.F26]; [.E26])" office:value-type="string" office:string-value="TIKUS" calcext:value-type="string">
            <text:p>TIKUS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TIKUS&quot;)" office:value-type="string" office:string-value="TIKUS" calcext:value-type="string">
            <text:p>TIKUS</text:p>
          </table:table-cell>
          <table:table-cell table:number-columns-repeated="1019"/>
        </table:table-row>
        <table:table-row table:style-name="ro1">
          <table:table-cell table:style-name="ce17" table:formula="of:=IF(LEN([.F27]) &gt; 0; [.F27]; [.E27])" office:value-type="string" office:string-value="MEMBACA" calcext:value-type="string">
            <text:p>MEMBAC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MEMBACA&quot;)" office:value-type="string" office:string-value="MEMBACA" calcext:value-type="string">
            <text:p>MEMBACA</text:p>
          </table:table-cell>
          <table:table-cell table:number-columns-repeated="1019"/>
        </table:table-row>
        <table:table-row table:style-name="ro1">
          <table:table-cell table:style-name="ce17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RAKE&quot;)" office:value-type="string" office:string-value="BRAKE" calcext:value-type="string">
            <text:p>BRAK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7" table:formula="of:=IF(LEN([.F29]) &gt; 0; [.F29]; [.E29])" office:value-type="string" office:string-value="MEMULIHKAN" calcext:value-type="string">
            <text:p>MEMULIHKA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MEMULIHKAN&quot;)" office:value-type="string" office:string-value="MEMULIHKAN" calcext:value-type="string">
            <text:p>MEMULIHKAN</text:p>
          </table:table-cell>
          <table:table-cell table:number-columns-repeated="1019"/>
        </table:table-row>
        <table:table-row table:style-name="ro1">
          <table:table-cell table:style-name="ce17" table:formula="of:=IF(LEN([.F30]) &gt; 0; [.F30]; [.E30])" office:value-type="string" office:string-value="KEMBALI" calcext:value-type="string">
            <text:p>KEMBAL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EMBALI&quot;)" office:value-type="string" office:string-value="KEMBALI" calcext:value-type="string">
            <text:p>KEMBALI</text:p>
          </table:table-cell>
          <table:table-cell table:number-columns-repeated="1019"/>
        </table:table-row>
        <table:table-row table:style-name="ro1">
          <table:table-cell table:style-name="ce1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7" table:formula="of:=IF(LEN([.F33]) &gt; 0; [.F33]; [.E33])" office:value-type="string" office:string-value="DOSA" calcext:value-type="string">
            <text:p>DOSA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OSA&quot;)" office:value-type="string" office:string-value="DOSA" calcext:value-type="string">
            <text:p>DOSA</text:p>
          </table:table-cell>
          <table:table-cell table:number-columns-repeated="1019"/>
        </table:table-row>
        <table:table-row table:style-name="ro1">
          <table:table-cell table:style-name="ce1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7" table:formula="of:=IF(LEN([.F35]) &gt; 0; [.F35]; [.E35])" office:value-type="string" office:string-value="MELANGKAH" calcext:value-type="string">
            <text:p>MELANGKAH</text:p>
          </table:table-cell>
          <table:table-cell table:style-name="ce8" table:formula="of:=IFERROR(__xludf.dummyfunction(&quot;upper(googletranslate(A35,$A$1,&quot;&quot;en&quot;&quot;))&quot;);&quot;STEPPING&quot;)" office:value-type="string" office:string-value="STEPPING" calcext:value-type="string">
            <text:p>STEPPING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ELANGKAH&quot;)" office:value-type="string" office:string-value="MELANGKAH" calcext:value-type="string">
            <text:p>MELANGKAH</text:p>
          </table:table-cell>
          <table:table-cell table:number-columns-repeated="1019"/>
        </table:table-row>
        <table:table-row table:style-name="ro1">
          <table:table-cell table:style-name="ce17" table:formula="of:=IF(LEN([.F36]) &gt; 0; [.F36]; [.E36])" office:value-type="string" office:string-value="BERHENTI" calcext:value-type="string">
            <text:p>BERHENTI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BERHENTI&quot;)" office:value-type="string" office:string-value="BERHENTI" calcext:value-type="string">
            <text:p>BERHENTI</text:p>
          </table:table-cell>
          <table:table-cell table:number-columns-repeated="1019"/>
        </table:table-row>
        <table:table-row table:style-name="ro1">
          <table:table-cell table:style-name="ce1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7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17" table:formula="of:=IF(LEN([.F39]) &gt; 0; [.F39]; [.E39])" office:value-type="string" office:string-value="KE" calcext:value-type="string">
            <text:p>KE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E&quot;)" office:value-type="string" office:string-value="KE" calcext:value-type="string">
            <text:p>K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8" table:formula="of:=IFERROR(__xludf.dummyfunction(&quot;upper(googletranslate(A41,$A$1,&quot;&quot;en&quot;&quot;))&quot;);&quot;AND NO LANGUAGE IS GIVEN TO THE COMMAND LINE. GO OUT.&quot;)" office:value-type="string" office:string-value="AND NO LANGUAGE IS GIVEN TO THE COMMAND LINE. GO OUT." calcext:value-type="string">
            <text:p>AND NO LANGUAGE IS GIVEN TO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DAN TIDAK ADA BAHASA YANG DIBERIKAN PADA BARIS PERINTAH. KELUAR.&quot;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SUDAH DITENTUKAN" calcext:value-type="string">
            <text:p>ARRAY SUDAH DITENTUKAN</text:p>
          </table:table-cell>
          <table:table-cell table:style-name="ce8" table:formula="of:=IFERROR(__xludf.dummyfunction(&quot;upper(googletranslate(A42,$A$1,&quot;&quot;en&quot;&quot;))&quot;);&quot;ARRAY HAS BEEN DETERMINED&quot;)" office:value-type="string" office:string-value="ARRAY HAS BEEN DETERMINED" calcext:value-type="string">
            <text:p>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SUDAH DITENTUKAN&quot;)" office:value-type="string" office:string-value="ARRAY SUDAH DITENTUKAN" calcext:value-type="string">
            <text:p>ARRAY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KS ARRAY DI LUAR BATAS" calcext:value-type="string">
            <text:p>INDEKS ARRAY DI LUAR BATAS</text:p>
          </table:table-cell>
          <table:table-cell table:style-name="ce8" table:formula="of:=IFERROR(__xludf.dummyfunction(&quot;upper(googletranslate(A43,$A$1,&quot;&quot;en&quot;&quot;))&quot;);&quot;ARRAY INDEX BEYOND LIMITS&quot;)" office:value-type="string" office:string-value="ARRAY INDEX BEYOND LIMITS" calcext:value-type="string">
            <text:p>ARRAY INDEX BEYOND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KS ARRAY DI LUAR BATAS&quot;)" office:value-type="string" office:string-value="INDEKS ARRAY DI LUAR BATAS" calcext:value-type="string">
            <text:p>INDEKS ARRAY DI LUAR BATA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TIDAK DAPAT MENGAKSES DIREKTORI" calcext:value-type="string">
            <text:p>TIDAK DAPAT MENGAKSES DIREKTORI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TIDAK DAPAT MENGAKSES DIREKTORI&quot;)" office:value-type="string" office:string-value="TIDAK DAPAT MENGAKSES DIREKTORI" calcext:value-type="string">
            <text:p>TIDAK DAPAT MENGAKSES DIREKTORI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PUT DATA UNDERFLOW" calcext:value-type="string">
            <text:p>INPUT DATA UNDERFLOW</text:p>
          </table:table-cell>
          <table:table-cell table:style-name="ce8" table:formula="of:=IFERROR(__xludf.dummyfunction(&quot;upper(googletranslate(A45,$A$1,&quot;&quot;en&quot;&quot;))&quot;);&quot;UNDERFLOW DATA INPUT&quot;)" office:value-type="string" office:string-value="UNDERFLOW DATA INPUT" calcext:value-type="string">
            <text:p>UNDERFLOW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PUT DATA UNDERFLOW&quot;)" office:value-type="string" office:string-value="INPUT DATA UNDERFLOW" calcext:value-type="string">
            <text:p>INPUT DATA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BACA UNDERFLOW" calcext:value-type="string">
            <text:p>DATA BACA UNDERFLOW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BACA UNDERFLOW&quot;)" office:value-type="string" office:string-value="DATA BACA UNDERFLOW" calcext:value-type="string">
            <text:p>DATA BACA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SIKLUS DEFINISI DITEMUKAN" calcext:value-type="string">
            <text:p>SIKLUS DEFINISI DITEMUKAN</text:p>
          </table:table-cell>
          <table:table-cell table:style-name="ce8" table:formula="of:=IFERROR(__xludf.dummyfunction(&quot;upper(googletranslate(A47,$A$1,&quot;&quot;en&quot;&quot;))&quot;);&quot;THE DEFINITION CYCLE IS FOUND&quot;)" office:value-type="string" office:string-value="THE DEFINITION CYCLE IS FOUND" calcext:value-type="string">
            <text:p>THE DEFINITION CYCLE I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SIKLUS DEFINISI DITEMUKAN&quot;)" office:value-type="string" office:string-value="SIKLUS DEFINISI DITEMUKAN" calcext:value-type="string">
            <text:p>SIKLUS DEFINISI DITEMUKAN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ESALAHAN" calcext:value-type="string">
            <text:p>KESALAHAN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ESALAHAN&quot;)" office:value-type="string" office:string-value="KESALAHAN" calcext:value-type="string">
            <text:p>KESALAHAN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UNTUK VARIABEL MULTIPEL DIDEFINISIKAN" calcext:value-type="string">
            <text:p>UNTUK VARIABEL MULTIPEL DIDEFINISIKAN</text:p>
          </table:table-cell>
          <table:table-cell table:style-name="ce8" table:formula="of:=IFERROR(__xludf.dummyfunction(&quot;upper(googletranslate(A49,$A$1,&quot;&quot;en&quot;&quot;))&quot;);&quot;FOR MULTIPLE VARIABLES DEFINED&quot;)" office:value-type="string" office:string-value="FOR MULTIPLE VARIABLES DEFINED" calcext:value-type="string">
            <text:p>FOR MULTIPLE VARIABLE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UNTUK VARIABEL MULTIPEL DIDEFINISIKAN&quot;)" office:value-type="string" office:string-value="UNTUK VARIABEL MULTIPEL DIDEFINISIKAN" calcext:value-type="string">
            <text:p>UNTUK VARIABEL MULTIPEL DIDEFINISIKAN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SI FUNGSI DIKALIKAN DIDEFINISIKAN" calcext:value-type="string">
            <text:p>DEFINISI FUNGSI DIKALIKAN DIDEFINISIKAN</text:p>
          </table:table-cell>
          <table:table-cell table:style-name="ce8" table:formula="of:=IFERROR(__xludf.dummyfunction(&quot;upper(googletranslate(A50,$A$1,&quot;&quot;en&quot;&quot;))&quot;);&quot;DEFINITION OF THE MULTIPLIED FUNCTION IS DEFINED&quot;)" office:value-type="string" office:string-value="DEFINITION OF THE MULTIPLIED FUNCTION IS DEFINED" calcext:value-type="string">
            <text:p>DEFINITION OF THE MULTIPLIED FUNC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SI FUNGSI DIKALIKAN DIDEFINISIKAN&quot;)" office:value-type="string" office:string-value="DEFINISI FUNGSI DIKALIKAN DIDEFINISIKAN" calcext:value-type="string">
            <text:p>DEFINISI FUNGSI DIKALIKAN DIDEFINISIKAN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KETIDAKSESUAIAN PARAMETER DEFINISI FUNGSI" calcext:value-type="string">
            <text:p>KETIDAKSESUAIAN PARAMETER DEFINISI FUNGSI</text:p>
          </table:table-cell>
          <table:table-cell table:style-name="ce8" table:formula="of:=IFERROR(__xludf.dummyfunction(&quot;upper(googletranslate(A51,$A$1,&quot;&quot;en&quot;&quot;))&quot;);&quot;MISMATCH OF FUNCTIONAL DEFINITION PARAMETERS&quot;)" office:value-type="string" office:string-value="MISMATCH OF FUNCTIONAL DEFINITION PARAMETERS" calcext:value-type="string">
            <text:p>MISMATCH OF FUNCTIONAL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KETIDAKSESUAIAN PARAMETER DEFINISI FUNGSI&quot;)" office:value-type="string" office:string-value="KETIDAKSESUAIAN PARAMETER DEFINISI FUNGSI" calcext:value-type="string">
            <text:p>KETIDAKSESUAIAN PARAMETER DEFINISI FUNGSI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 DI LUAR JANGKAUAN" calcext:value-type="string">
            <text:p>INDEKS DI LUAR JANGKAUAN</text:p>
          </table:table-cell>
          <table:table-cell table:style-name="ce8" table:formula="of:=IFERROR(__xludf.dummyfunction(&quot;upper(googletranslate(A54,$A$1,&quot;&quot;en&quot;&quot;))&quot;);&quot;INDEX BEYOND REACH&quot;)" office:value-type="string" office:string-value="INDEX BEYOND REACH" calcext:value-type="string">
            <text:p>INDEX BEYOND REACH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 DI LUAR JANGKAUAN&quot;)" office:value-type="string" office:string-value="INDEKS DI LUAR JANGKAUAN" calcext:value-type="string">
            <text:p>INDEKS DI LUAR JANGKAUAN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SUDAH DITENTUKAN" calcext:value-type="string">
            <text:p>LABEL SUDAH DITENTUKAN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SUDAH DITENTUKAN&quot;)" office:value-type="string" office:string-value="LABEL SUDAH DITENTUKAN" calcext:value-type="string">
            <text:p>LABEL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ETIDAKCOCOKAN OPERASI KIRI / KANAN" calcext:value-type="string">
            <text:p>KETIDAKCOCOKAN OPERASI KIRI / KANAN</text:p>
          </table:table-cell>
          <table:table-cell table:style-name="ce8" table:formula="of:=IFERROR(__xludf.dummyfunction(&quot;upper(googletranslate(A56,$A$1,&quot;&quot;en&quot;&quot;))&quot;);&quot;LEFT / RIGHT OPERATION INCOMPATIBILITY&quot;)" office:value-type="string" office:string-value="LEFT / RIGHT OPERATION INCOMPATIBILITY" calcext:value-type="string">
            <text:p>LEFT / RIGHT OPERATION INCOMPA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ETIDAKCOCOKAN OPERASI KIRI / KANAN&quot;)" office:value-type="string" office:string-value="KETIDAKCOCOKAN OPERASI KIRI / KANAN" calcext:value-type="string">
            <text:p>KETIDAKCOCOKAN OPERASI KIRI / KANA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EKS NEGATIF" calcext:value-type="string">
            <text:p>INDEKS NE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EKS NEGATIF&quot;)" office:value-type="string" office:string-value="INDEKS NEGATIF" calcext:value-type="string">
            <text:p>INDEKS NE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ELANJUTNYA UNTUK LOOP DENGAN VARIABEL STRING" calcext:value-type="string">
            <text:p>SELANJUTNYA UNTUK LOOP DENGAN VARIABEL STRING</text:p>
          </table:table-cell>
          <table:table-cell table:style-name="ce8" table:formula="of:=IFERROR(__xludf.dummyfunction(&quot;upper(googletranslate(A58,$A$1,&quot;&quot;en&quot;&quot;))&quot;);&quot;FURTHERMORE, FOR LOOPS WITH STRING VARIABLES&quot;)" office:value-type="string" office:string-value="FURTHERMORE, FOR LOOPS WITH STRING VARIABLES" calcext:value-type="string">
            <text:p>FURTHERMORE, FOR LOOPS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ELANJUTNYA UNTUK LOOP DENGAN VARIABEL STRING&quot;)" office:value-type="string" office:string-value="SELANJUTNYA UNTUK LOOP DENGAN VARIABEL STRING" calcext:value-type="string">
            <text:p>SELANJUTNYA UNTUK LOOP DENGAN VARIABEL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KETIDAKCOCOKAN OPERAN" calcext:value-type="string">
            <text:p>KETIDAKCOCOKAN OPERAN</text:p>
          </table:table-cell>
          <table:table-cell table:style-name="ce8" table:formula="of:=IFERROR(__xludf.dummyfunction(&quot;upper(googletranslate(A59,$A$1,&quot;&quot;en&quot;&quot;))&quot;);&quot;MISMATCH OF OPERANDS&quot;)" office:value-type="string" office:string-value="MISMATCH OF OPERANDS" calcext:value-type="string">
            <text:p>MISMATCH OF OPERAND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KETIDAKCOCOKAN OPERAN&quot;)" office:value-type="string" office:string-value="KETIDAKCOCOKAN OPERAN" calcext:value-type="string">
            <text:p>KETIDAKCOCOKAN OPERAN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 MEMBUTUHKAN BAHASA" calcext:value-type="string">
            <text:p>OPSI MEMBUTUHKAN BAHASA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 MEMBUTUHKAN BAHASA&quot;)" office:value-type="string" office:string-value="OPSI MEMBUTUHKAN BAHASA" calcext:value-type="string">
            <text:p>OPSI MEMBUTUHKAN BAHAS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LAKAN PERIKSA PENGATURAN BAHASA ATAU VARIABEL LINGKUNGAN&quot;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ESALAHAN LOGIKA MATEMATIKA STRING" calcext:value-type="string">
            <text:p>KESALAHAN LOGIKA MATEMATIKA STRING</text:p>
          </table:table-cell>
          <table:table-cell table:style-name="ce8" table:formula="of:=IFERROR(__xludf.dummyfunction(&quot;upper(googletranslate(A62,$A$1,&quot;&quot;en&quot;&quot;))&quot;);&quot;STRING MATHEMATICAL LOGIC MISTAKES&quot;)" office:value-type="string" office:string-value="STRING MATHEMATICAL LOGIC MISTAKES" calcext:value-type="string">
            <text:p>STRING MATHEMATICAL LOGIC MISTAKE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ESALAHAN LOGIKA MATEMATIKA STRING&quot;)" office:value-type="string" office:string-value="KESALAHAN LOGIKA MATEMATIKA STRING" calcext:value-type="string">
            <text:p>KESALAHAN LOGIKA MATEMATIK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TIDAK DAPAT MEMBUKA FILE" calcext:value-type="string">
            <text:p>TIDAK DAPAT MEMBUKA FILE</text:p>
          </table:table-cell>
          <table:table-cell table:style-name="ce8" table:formula="of:=IFERROR(__xludf.dummyfunction(&quot;upper(googletranslate(A63,$A$1,&quot;&quot;en&quot;&quot;))&quot;);&quot;CAN'T OPEN THE FILE&quot;)" office:value-type="string" office:string-value="CAN'T OPEN THE FILE" calcext:value-type="string">
            <text:p>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TIDAK DAPAT MEMBUKA FILE&quot;)" office:value-type="string" office:string-value="TIDAK DAPAT MEMBUKA FILE" calcext:value-type="string">
            <text:p>TIDAK DAPAT MEMBUKA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TIDAK DAPAT MEMBUKA FILE UNTUK MEMBUKA FILE" calcext:value-type="string">
            <text:p>TIDAK DAPAT MEMBUKA FILE UNTUK MEMBUKA FILE</text:p>
          </table:table-cell>
          <table:table-cell table:style-name="ce8" table:formula="of:=IFERROR(__xludf.dummyfunction(&quot;upper(googletranslate(A64,$A$1,&quot;&quot;en&quot;&quot;))&quot;);&quot;CAN'T OPEN FILES TO OPEN FILES&quot;)" office:value-type="string" office:string-value="CAN'T OPEN FILES TO OPEN FILES" calcext:value-type="string">
            <text:p>CAN'T OPEN FILES TO OPEN FILES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TIDAK DAPAT MEMBUKA FILE UNTUK MEMBUKA FILE&quot;)" office:value-type="string" office:string-value="TIDAK DAPAT MEMBUKA FILE UNTUK MEMBUKA FILE" calcext:value-type="string">
            <text:p>TIDAK DAPAT MEMBUKA FILE UNTUK MEMBUKA FIL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YANG TIDAK DITENTUKAN" calcext:value-type="string">
            <text:p>LABEL YANG TIDAK DITENTUKAN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YANG TIDAK DITENTUKAN&quot;)" office:value-type="string" office:string-value="LABEL YANG TIDAK DITENTUKAN" calcext:value-type="string">
            <text:p>LABEL YANG TIDAK DITENTUKAN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SI YANG TIDAK DITANGANI" calcext:value-type="string">
            <text:p>OPERASI YANG TIDAK DITANGANI</text:p>
          </table:table-cell>
          <table:table-cell table:style-name="ce8" table:formula="of:=IFERROR(__xludf.dummyfunction(&quot;upper(googletranslate(A66,$A$1,&quot;&quot;en&quot;&quot;))&quot;);&quot;OPERATIONS THAT ARE NOT HANDLED&quot;)" office:value-type="string" office:string-value="OPERATIONS THAT ARE NOT HANDLED" calcext:value-type="string">
            <text:p>OPERATIONS THAT ARE NOT HANDL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SI YANG TIDAK DITANGANI&quot;)" office:value-type="string" office:string-value="OPERASI YANG TIDAK DITANGANI" calcext:value-type="string">
            <text:p>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KODE OPERASI YANG TIDAK DITANGANI" calcext:value-type="string">
            <text:p>KODE OPERASI YANG TIDAK DITANGANI</text:p>
          </table:table-cell>
          <table:table-cell table:style-name="ce8" table:formula="of:=IFERROR(__xludf.dummyfunction(&quot;upper(googletranslate(A67,$A$1,&quot;&quot;en&quot;&quot;))&quot;);&quot;OPERATING CODE THAT IS NOT HANDLED&quot;)" office:value-type="string" office:string-value="OPERATING CODE THAT IS NOT HANDLED" calcext:value-type="string">
            <text:p>OPERATING CODE THAT IS NOT HANDL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KODE OPERASI YANG TIDAK DITANGANI&quot;)" office:value-type="string" office:string-value="KODE OPERASI YANG TIDAK DITANGANI" calcext:value-type="string">
            <text:p>KODE 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TIDAK DIKETAHUI JIKA LABEL" calcext:value-type="string">
            <text:p>TIDAK DIKETAHUI JIKA LABEL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TIDAK DIKETAHUI JIKA LABEL&quot;)" office:value-type="string" office:string-value="TIDAK DIKETAHUI JIKA LABEL" calcext:value-type="string">
            <text:p>TIDAK DIKETAHUI JIKA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SI MATEMATIKA GANDA YANG TIDAK DIKENALI" calcext:value-type="string">
            <text:p>OPERASI MATEMATIKA GANDA YANG TIDAK DIKENALI</text:p>
          </table:table-cell>
          <table:table-cell table:style-name="ce8" table:formula="of:=IFERROR(__xludf.dummyfunction(&quot;upper(googletranslate(A69,$A$1,&quot;&quot;en&quot;&quot;))&quot;);&quot;UNKNOWN MATHEMATICAL OPERATIONS&quot;)" office:value-type="string" office:string-value="UNKNOWN MATHEMATICAL OPERATIONS" calcext:value-type="string">
            <text:p>UNKNOWN MATHEMATICAL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SI MATEMATIKA GANDA YANG TIDAK DIKENALI&quot;)" office:value-type="string" office:string-value="OPERASI MATEMATIKA GANDA YANG TIDAK DIKENALI" calcext:value-type="string">
            <text:p>OPERASI MATEMATIKA GAND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SI FUNGSI FUNGSI YANG TIDAK DIKENAL" calcext:value-type="string">
            <text:p>DEFINISI FUNGSI FUNGSI YANG TIDAK DIKENAL</text:p>
          </table:table-cell>
          <table:table-cell table:style-name="ce8" table:formula="of:=IFERROR(__xludf.dummyfunction(&quot;upper(googletranslate(A70,$A$1,&quot;&quot;en&quot;&quot;))&quot;);&quot;DEFINITION OF UNKNOWN FUNCTION FUNCTIONS&quot;)" office:value-type="string" office:string-value="DEFINITION OF UNKNOWN FUNCTION FUNCTIONS" calcext:value-type="string">
            <text:p>DEFINITION OF UNKNOWN FUNCTION FUNCTIONS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SI FUNGSI FUNGSI YANG TIDAK DIKENAL&quot;)" office:value-type="string" office:string-value="DEFINISI FUNGSI FUNGSI YANG TIDAK DIKENAL" calcext:value-type="string">
            <text:p>DEFINISI FUNGSI FUNGSI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YANG TIDAK DIKENALI" calcext:value-type="string">
            <text:p>LABEL GOSUB YANG TIDAK DIKENALI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YANG TIDAK DIKENALI&quot;)" office:value-type="string" office:string-value="LABEL GOSUB YANG TIDAK DIKENALI" calcext:value-type="string">
            <text:p>LABEL GOSUB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YANG TIDAK DIKENALI" calcext:value-type="string">
            <text:p>LABEL GOTO YANG TIDAK DIKENALI</text:p>
          </table:table-cell>
          <table:table-cell table:style-name="ce8" table:formula="of:=IFERROR(__xludf.dummyfunction(&quot;upper(googletranslate(A72,$A$1,&quot;&quot;en&quot;&quot;))&quot;);&quot;GOTO LABEL THAT IS NOT RECOGNIZED&quot;)" office:value-type="string" office:string-value="GOTO LABEL THAT IS NOT RECOGNIZED" calcext:value-type="string">
            <text:p>GOTO LABEL THAT IS NOT 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YANG TIDAK DIKENALI&quot;)" office:value-type="string" office:string-value="LABEL GOTO YANG TIDAK DIKENALI" calcext:value-type="string">
            <text:p>LABEL GOTO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 YANG TIDAK DIAKUI" calcext:value-type="string">
            <text:p>INPUT YANG TIDAK DIAKUI</text:p>
          </table:table-cell>
          <table:table-cell table:style-name="ce8" table:formula="of:=IFERROR(__xludf.dummyfunction(&quot;upper(googletranslate(A73,$A$1,&quot;&quot;en&quot;&quot;))&quot;);&quot;INPUTS THAT ARE NOT RECOGNIZED&quot;)" office:value-type="string" office:string-value="INPUTS THAT ARE NOT RECOGNIZED" calcext:value-type="string">
            <text:p>INPUTS THAT ARE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 YANG TIDAK DIAKUI&quot;)" office:value-type="string" office:string-value="INPUT YANG TIDAK DIAKUI" calcext:value-type="string">
            <text:p>INPUT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SI MATEMATIKA INTEGER YANG TIDAK DIKENAL" calcext:value-type="string">
            <text:p>OPERASI MATEMATIKA INTEGER YANG TIDAK DIKENAL</text:p>
          </table:table-cell>
          <table:table-cell table:style-name="ce8" table:formula="of:=IFERROR(__xludf.dummyfunction(&quot;upper(googletranslate(A74,$A$1,&quot;&quot;en&quot;&quot;))&quot;);&quot;UNKNOWN INTEGER MATHEMATICAL OPERATIONS&quot;)" office:value-type="string" office:string-value="UNKNOWN INTEGER MATHEMATICAL OPERATIONS" calcext:value-type="string">
            <text:p>UNKNOWN INTEGER MATHEMATICAL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SI MATEMATIKA INTEGER YANG TIDAK DIKENAL&quot;)" office:value-type="string" office:string-value="OPERASI MATEMATIKA INTEGER YANG TIDAK DIKENAL" calcext:value-type="string">
            <text:p>OPERASI MATEMATIKA INTEGER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JENIS MATEMATIKA YANG TIDAK DIKENAL" calcext:value-type="string">
            <text:p>JENIS MATEMATIKA YANG TIDAK DIKENAL</text:p>
          </table:table-cell>
          <table:table-cell table:style-name="ce8" table:formula="of:=IFERROR(__xludf.dummyfunction(&quot;upper(googletranslate(A75,$A$1,&quot;&quot;en&quot;&quot;))&quot;);&quot;UNKNOWN TYPE OF MATHEMATICS&quot;)" office:value-type="string" office:string-value="UNKNOWN TYPE OF MATHEMATICS" calcext:value-type="string">
            <text:p>UNKNOWN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JENIS MATEMATIKA YANG TIDAK DIKENAL&quot;)" office:value-type="string" office:string-value="JENIS MATEMATIKA YANG TIDAK DIKENAL" calcext:value-type="string">
            <text:p>JENIS MATEMATIK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EL BERIKUTNYA YANG TIDAK DIKENALI" calcext:value-type="string">
            <text:p>VARIABEL BERIKUTNYA YANG TIDAK DIKENALI</text:p>
          </table:table-cell>
          <table:table-cell table:style-name="ce8" table:formula="of:=IFERROR(__xludf.dummyfunction(&quot;upper(googletranslate(A76,$A$1,&quot;&quot;en&quot;&quot;))&quot;);&quot;THE NEXT VARIABLE THAT IS NOT RECOGNIZED&quot;)" office:value-type="string" office:string-value="THE NEXT VARIABLE THAT IS NOT RECOGNIZED" calcext:value-type="string">
            <text:p>THE NEXT VARIABLE THAT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EL BERIKUTNYA YANG TIDAK DIKENALI&quot;)" office:value-type="string" office:string-value="VARIABEL BERIKUTNYA YANG TIDAK DIKENALI" calcext:value-type="string">
            <text:p>VARIABEL BERIKUTNY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YANG TIDAK DIAKUI DI MEDIA CETAK" calcext:value-type="string">
            <text:p>OP YANG TIDAK DIAKUI DI MEDIA CETAK</text:p>
          </table:table-cell>
          <table:table-cell table:style-name="ce8" table:formula="of:=IFERROR(__xludf.dummyfunction(&quot;upper(googletranslate(A77,$A$1,&quot;&quot;en&quot;&quot;))&quot;);&quot;OP THAT IS NOT RECOGNIZED IN PRINT MEDIA&quot;)" office:value-type="string" office:string-value="OP THAT IS NOT RECOGNIZED IN PRINT MEDIA" calcext:value-type="string">
            <text:p>OP THAT IS NOT RECOGNIZED IN PRINT MEDIA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YANG TIDAK DIAKUI DI MEDIA CETAK&quot;)" office:value-type="string" office:string-value="OP YANG TIDAK DIAKUI DI MEDIA CETAK" calcext:value-type="string">
            <text:p>OP YANG TIDAK DIAKUI DI MEDIA CETAK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8" table:formula="of:=IFERROR(__xludf.dummyfunction(&quot;upper(googletranslate(A78,$A$1,&quot;&quot;en&quot;&quot;))&quot;);&quot;UNKNOWN RATIONAL MATHEMATICAL OPERATIONS&quot;)" office:value-type="string" office:string-value="UNKNOWN RATIONAL MATHEMATICAL OPERATIONS" calcext:value-type="string">
            <text:p>UNKNOWN RATIONAL MATHEMATICAL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SI MATEMATIKA RASIONAL YANG TIDAK DIKENAL&quot;)" office:value-type="string" office:string-value="OPERASI MATEMATIKA RASIONAL YANG TIDAK DIKENAL" calcext:value-type="string">
            <text:p>OPERASI MATEMATIKA RASIONA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JENIS VARIABEL YANG TIDAK DIKENAL" calcext:value-type="string">
            <text:p>JENIS VARIABEL YANG TIDAK DIKENAL</text:p>
          </table:table-cell>
          <table:table-cell table:style-name="ce8" table:formula="of:=IFERROR(__xludf.dummyfunction(&quot;upper(googletranslate(A79,$A$1,&quot;&quot;en&quot;&quot;))&quot;);&quot;TYPE OF UNKNOWN VARIABLE&quot;)" office:value-type="string" office:string-value="TYPE OF UNKNOWN VARIABLE" calcext:value-type="string">
            <text:p>TYPE OF UNKNOWN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JENIS VARIABEL YANG TIDAK DIKENAL&quot;)" office:value-type="string" office:string-value="JENIS VARIABEL YANG TIDAK DIKENAL" calcext:value-type="string">
            <text:p>JENIS VARIABE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EL LINGKUNGAN UNSET" calcext:value-type="string">
            <text:p>VARIABEL LINGKUNGAN UNSET</text:p>
          </table:table-cell>
          <table:table-cell table:style-name="ce8" table:formula="of:=IFERROR(__xludf.dummyfunction(&quot;upper(googletranslate(A80,$A$1,&quot;&quot;en&quot;&quot;))&quot;);&quot;UNSET ENVIRONMENTAL VARIABLE&quot;)" office:value-type="string" office:string-value="UNSET ENVIRONMENTAL VARIABLE" calcext:value-type="string">
            <text:p>UNSET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EL LINGKUNGAN UNSET&quot;)" office:value-type="string" office:string-value="VARIABEL LINGKUNGAN UNSET" calcext:value-type="string">
            <text:p>VARIABEL LINGKUNGAN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ETIDAKCOCOKAN DEFINISI VARIABEL / ARRAY" calcext:value-type="string">
            <text:p>KETIDAKCOCOKAN DEFINISI VARIABEL / ARRAY</text:p>
          </table:table-cell>
          <table:table-cell table:style-name="ce8" table:formula="of:=IFERROR(__xludf.dummyfunction(&quot;upper(googletranslate(A81,$A$1,&quot;&quot;en&quot;&quot;))&quot;);&quot;MISMATCH OF VARIABLE DEFINITIONS / ARRAY&quot;)" office:value-type="string" office:string-value="MISMATCH OF VARIABLE DEFINITIONS / ARRAY" calcext:value-type="string">
            <text:p>MISMATCH OF VARIABLE DEFINITIONS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ETIDAKCOCOKAN DEFINISI VARIABEL / ARRAY&quot;)" office:value-type="string" office:string-value="KETIDAKCOCOKAN DEFINISI VARIABEL / ARRAY" calcext:value-type="string">
            <text:p>KETIDAKCOCOKAN DEFINISI VARIABE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EL DIDEFINISIKAN SEBAGAI ARRAY" calcext:value-type="string">
            <text:p>VARIABEL DIDEFINISIKAN SEBAGAI ARRAY</text:p>
          </table:table-cell>
          <table:table-cell table:style-name="ce8" table:formula="of:=IFERROR(__xludf.dummyfunction(&quot;upper(googletranslate(A82,$A$1,&quot;&quot;en&quot;&quot;))&quot;);&quot;VARIABLES ARE DEFINED AS ARRAYS&quot;)" office:value-type="string" office:string-value="VARIABLES ARE DEFINED AS ARRAYS" calcext:value-type="string">
            <text:p>VARIABLES ARE DEFINED AS ARRAYS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EL DIDEFINISIKAN SEBAGAI ARRAY&quot;)" office:value-type="string" office:string-value="VARIABEL DIDEFINISIKAN SEBAGAI ARRAY" calcext:value-type="string">
            <text:p>VARIABEL DIDEFINISIKAN SEBAGAI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EL DIDEFINISIKAN SEBAGAI NONARRAY" calcext:value-type="string">
            <text:p>VARIABEL DIDEFINISIKAN SEBAGAI NONARRAY</text:p>
          </table:table-cell>
          <table:table-cell table:style-name="ce8" table:formula="of:=IFERROR(__xludf.dummyfunction(&quot;upper(googletranslate(A83,$A$1,&quot;&quot;en&quot;&quot;))&quot;);&quot;VARIABLES ARE DEFINED AS NON -FARMS&quot;)" office:value-type="string" office:string-value="VARIABLES ARE DEFINED AS NON -FARMS" calcext:value-type="string">
            <text:p>VARIABLES ARE DEFINED AS NON -FARM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EL DIDEFINISIKAN SEBAGAI NONARRAY&quot;)" office:value-type="string" office:string-value="VARIABEL DIDEFINISIKAN SEBAGAI NONARRAY" calcext:value-type="string">
            <text:p>VARIABEL DIDEFINISIKAN SEBAGAI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EL TIDAK MEMILIKI NILAI" calcext:value-type="string">
            <text:p>VARIABEL TIDAK MEMILIKI NILAI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EL TIDAK MEMILIKI NILAI&quot;)" office:value-type="string" office:string-value="VARIABEL TIDAK MEMILIKI NILAI" calcext:value-type="string">
            <text:p>VARIABEL TIDAK MEMILIKI NILA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EL BUKAN ARRAY" calcext:value-type="string">
            <text:p>VARIABEL BUKAN ARRAY</text:p>
          </table:table-cell>
          <table:table-cell table:style-name="ce8" table:formula="of:=IFERROR(__xludf.dummyfunction(&quot;upper(googletranslate(A85,$A$1,&quot;&quot;en&quot;&quot;))&quot;);&quot;VARIABLE IS NOT ARRAY&quot;)" office:value-type="string" office:string-value="VARIABLE IS NOT ARRAY" calcext:value-type="string">
            <text:p>VARIABLE IS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EL BUKAN ARRAY&quot;)" office:value-type="string" office:string-value="VARIABEL BUKAN ARRAY" calcext:value-type="string">
            <text:p>VARIABEL BUKA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in.A3:lang_in.A39">
            <calcext:condition calcext:apply-style-name="ConditionalStyle_1" calcext:value="formula-is(COUNTIF([.$A$3:.$A$39];[.$A3])&gt;1)" calcext:base-cell-address="lang_in.A3"/>
          </calcext:conditional-format>
        </calcext:conditional-formats>
      </table:table>
      <table:table table:name="lang_ja" table:style-name="ta1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APANESE</text:p>
          </table:table-cell>
          <table:table-cell table:number-columns-repeated="1023"/>
        </table:table-row>
        <table:table-row table:style-name="ro1">
          <table:table-cell table:style-name="ce18" table:formula="of:=IF(LEN([.F3]) &gt; 0; [.F3]; [.E3])" office:value-type="string" office:string-value="腹筋" calcext:value-type="string">
            <text:p>腹筋</text:p>
          </table:table-cell>
          <table:table-cell table:style-name="ce8" table:formula="of:=IFERROR(__xludf.dummyfunction(&quot;upper(googletranslate(A3,$A$1,&quot;&quot;en&quot;&quot;))&quot;);&quot;ABDOMINAL MUSCLES&quot;)" office:value-type="string" office:string-value="ABDOMINAL MUSCLES" calcext:value-type="string">
            <text:p>ABDOMINAL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筋&quot;)" office:value-type="string" office:string-value="腹筋" calcext:value-type="string">
            <text:p>腹筋</text:p>
          </table:table-cell>
          <table:table-cell table:number-columns-repeated="1019"/>
        </table:table-row>
        <table:table-row table:style-name="ro1">
          <table:table-cell table:style-name="ce18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8" table:formula="of:=IF(LEN([.F5]) &gt; 0; [.F5]; [.E5])" office:value-type="string" office:string-value="ベース" calcext:value-type="string">
            <text:p>ベース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ベース&quot;)" office:value-type="string" office:string-value="ベース" calcext:value-type="string">
            <text:p>ベース</text:p>
          </table:table-cell>
          <table:table-cell table:number-columns-repeated="1019"/>
        </table:table-row>
        <table:table-row table:style-name="ro1">
          <table:table-cell table:style-name="ce18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8" table:formula="of:=IF(LEN([.F7]) &gt; 0; [.F7]; [.E7])" office:value-type="string" office:string-value="データ" calcext:value-type="string">
            <text:p>データ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データ&quot;)" office:value-type="string" office:string-value="データ" calcext:value-type="string">
            <text:p>データ</text:p>
          </table:table-cell>
          <table:table-cell table:number-columns-repeated="1019"/>
        </table:table-row>
        <table:table-row table:style-name="ro1">
          <table:table-cell table:style-name="ce18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8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8" table:formula="of:=IF(LEN([.F10]) &gt; 0; [.F10]; [.E10])" office:value-type="string" office:string-value="薄暗い" calcext:value-type="string">
            <text:p>薄暗い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薄暗い&quot;)" office:value-type="string" office:string-value="薄暗い" calcext:value-type="string">
            <text:p>薄暗い</text:p>
          </table:table-cell>
          <table:table-cell table:number-columns-repeated="1019"/>
        </table:table-row>
        <table:table-row table:style-name="ro1">
          <table:table-cell table:style-name="ce18" table:formula="of:=IF(LEN([.F11]) &gt; 0; [.F11]; [.E11])" office:value-type="string" office:string-value="終わり" calcext:value-type="string">
            <text:p>終わり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終わり&quot;)" office:value-type="string" office:string-value="終わり" calcext:value-type="string">
            <text:p>終わり</text:p>
          </table:table-cell>
          <table:table-cell table:number-columns-repeated="1019"/>
        </table:table-row>
        <table:table-row table:style-name="ro1">
          <table:table-cell table:style-name="ce18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8" table:formula="of:=IF(LEN([.F13]) &gt; 0; [.F13]; [.E13])" office:value-type="string" office:string-value="ために" calcext:value-type="string">
            <text:p>ために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ために&quot;)" office:value-type="string" office:string-value="ために" calcext:value-type="string">
            <text:p>ために</text:p>
          </table:table-cell>
          <table:table-cell table:number-columns-repeated="1019"/>
        </table:table-row>
        <table:table-row table:style-name="ro1">
          <table:table-cell table:style-name="ce18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18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8" table:formula="of:=IF(LEN([.F16]) &gt; 0; [.F16]; [.E16])" office:value-type="string" office:string-value="もしも" calcext:value-type="string">
            <text:p>もしも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もしも&quot;)" office:value-type="string" office:string-value="もしも" calcext:value-type="string">
            <text:p>もしも</text:p>
          </table:table-cell>
          <table:table-cell table:number-columns-repeated="1019"/>
        </table:table-row>
        <table:table-row table:style-name="ro1">
          <table:table-cell table:style-name="ce18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8" table:formula="of:=IF(LEN([.F18]) &gt; 0; [.F18]; [.E18])" office:value-type="string" office:string-value="入力" calcext:value-type="string">
            <text:p>入力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入力&quot;)" office:value-type="string" office:string-value="入力" calcext:value-type="string">
            <text:p>入力</text:p>
          </table:table-cell>
          <table:table-cell table:number-columns-repeated="1019"/>
        </table:table-row>
        <table:table-row table:style-name="ro1">
          <table:table-cell table:style-name="ce18" table:formula="of:=IF(LEN([.F19]) &gt; 0; [.F19]; [.E19])" office:value-type="string" office:string-value="させて" calcext:value-type="string">
            <text:p>させて</text:p>
          </table:table-cell>
          <table:table-cell table:style-name="ce8" table:formula="of:=IFERROR(__xludf.dummyfunction(&quot;upper(googletranslate(A1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させて&quot;)" office:value-type="string" office:string-value="させて" calcext:value-type="string">
            <text:p>させて</text:p>
          </table:table-cell>
          <table:table-cell table:number-columns-repeated="1019"/>
        </table:table-row>
        <table:table-row table:style-name="ro1">
          <table:table-cell table:style-name="ce18" table:formula="of:=IF(LEN([.F20]) &gt; 0; [.F20]; [.E20])" office:value-type="string" office:string-value="ログ" calcext:value-type="string">
            <text:p>ログ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ログ&quot;)" office:value-type="string" office:string-value="ログ" calcext:value-type="string">
            <text:p>ログ</text:p>
          </table:table-cell>
          <table:table-cell table:number-columns-repeated="1019"/>
        </table:table-row>
        <table:table-row table:style-name="ro1">
          <table:table-cell table:style-name="ce18" table:formula="of:=IF(LEN([.F21]) &gt; 0; [.F21]; [.E21])" office:value-type="string" office:string-value="次" calcext:value-type="string">
            <text:p>次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次&quot;)" office:value-type="string" office:string-value="次" calcext:value-type="string">
            <text:p>次</text:p>
          </table:table-cell>
          <table:table-cell table:number-columns-repeated="1019"/>
        </table:table-row>
        <table:table-row table:style-name="ro1">
          <table:table-cell table:style-name="ce18" table:formula="of:=IF(LEN([.F22]) &gt; 0; [.F22]; [.E22])" office:value-type="string" office:string-value="の上" calcext:value-type="string">
            <text:p>の上</text:p>
          </table:table-cell>
          <table:table-cell table:style-name="ce8" table:formula="of:=IFERROR(__xludf.dummyfunction(&quot;upper(googletranslate(A22,$A$1,&quot;&quot;en&quot;&quot;))&quot;);&quot;UPON&quot;)" office:value-type="string" office:string-value="UPON" calcext:value-type="string">
            <text:p>UP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の上&quot;)" office:value-type="string" office:string-value="の上" calcext:value-type="string">
            <text:p>の上</text:p>
          </table:table-cell>
          <table:table-cell table:number-columns-repeated="1019"/>
        </table:table-row>
        <table:table-row table:style-name="ro1">
          <table:table-cell table:style-name="ce18" table:formula="of:=IF(LEN([.F23]) &gt; 0; [.F23]; [.E23])" office:value-type="string" office:string-value="オプション" calcext:value-type="string">
            <text:p>オプション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オプション&quot;)" office:value-type="string" office:string-value="オプション" calcext:value-type="string">
            <text:p>オプション</text:p>
          </table:table-cell>
          <table:table-cell table:number-columns-repeated="1019"/>
        </table:table-row>
        <table:table-row table:style-name="ro1">
          <table:table-cell table:style-name="ce18" table:formula="of:=IF(LEN([.F24]) &gt; 0; [.F24]; [.E24])" office:value-type="string" office:string-value="印刷" calcext:value-type="string">
            <text:p>印刷</text:p>
          </table:table-cell>
          <table:table-cell table:style-name="ce8" table:formula="of:=IFERROR(__xludf.dummyfunction(&quot;upper(googletranslate(A24,$A$1,&quot;&quot;en&quot;&quot;))&quot;);&quot;PRINTING&quot;)" office:value-type="string" office:string-value="PRINTING" calcext:value-type="string">
            <text:p>PRINTING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印刷&quot;)" office:value-type="string" office:string-value="印刷" calcext:value-type="string">
            <text:p>印刷</text:p>
          </table:table-cell>
          <table:table-cell table:number-columns-repeated="1019"/>
        </table:table-row>
        <table:table-row table:style-name="ro1">
          <table:table-cell table:style-name="ce18" table:formula="of:=IF(LEN([.F25]) &gt; 0; [.F25]; [.E25])" office:value-type="string" office:string-value="ランダム化" calcext:value-type="string">
            <text:p>ランダム化</text:p>
          </table:table-cell>
          <table:table-cell table:style-name="ce8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ランダム化&quot;)" office:value-type="string" office:string-value="ランダム化" calcext:value-type="string">
            <text:p>ランダム化</text:p>
          </table:table-cell>
          <table:table-cell table:number-columns-repeated="1019"/>
        </table:table-row>
        <table:table-row table:style-name="ro1">
          <table:table-cell table:style-name="ce18" table:formula="of:=IF(LEN([.F26]) &gt; 0; [.F26]; [.E26])" office:value-type="string" office:string-value="ねずみ" calcext:value-type="string">
            <text:p>ねずみ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ねずみ&quot;)" office:value-type="string" office:string-value="ねずみ" calcext:value-type="string">
            <text:p>ねずみ</text:p>
          </table:table-cell>
          <table:table-cell table:number-columns-repeated="1019"/>
        </table:table-row>
        <table:table-row table:style-name="ro1">
          <table:table-cell table:style-name="ce18" table:formula="of:=IF(LEN([.F27]) &gt; 0; [.F27]; [.E27])" office:value-type="string" office:string-value="読む" calcext:value-type="string">
            <text:p>読む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読む&quot;)" office:value-type="string" office:string-value="読む" calcext:value-type="string">
            <text:p>読む</text:p>
          </table:table-cell>
          <table:table-cell table:number-columns-repeated="1019"/>
        </table:table-row>
        <table:table-row table:style-name="ro1">
          <table:table-cell table:style-name="ce18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8" table:formula="of:=IF(LEN([.F29]) &gt; 0; [.F29]; [.E29])" office:value-type="string" office:string-value="戻す" calcext:value-type="string">
            <text:p>戻す</text:p>
          </table:table-cell>
          <table:table-cell table:style-name="ce8" table:formula="of:=IFERROR(__xludf.dummyfunction(&quot;upper(googletranslate(A29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戻す&quot;)" office:value-type="string" office:string-value="戻す" calcext:value-type="string">
            <text:p>戻す</text:p>
          </table:table-cell>
          <table:table-cell table:number-columns-repeated="1019"/>
        </table:table-row>
        <table:table-row table:style-name="ro1">
          <table:table-cell table:style-name="ce18" table:formula="of:=IF(LEN([.F30]) &gt; 0; [.F30]; [.E30])" office:value-type="string" office:string-value="戻る" calcext:value-type="string">
            <text:p>戻る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戻る&quot;)" office:value-type="string" office:string-value="戻る" calcext:value-type="string">
            <text:p>戻る</text:p>
          </table:table-cell>
          <table:table-cell table:number-columns-repeated="1019"/>
        </table:table-row>
        <table:table-row table:style-name="ro1">
          <table:table-cell table:style-name="ce18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8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8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8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8" table:formula="of:=IF(LEN([.F35]) &gt; 0; [.F35]; [.E35])" office:value-type="string" office:string-value="ステップ" calcext:value-type="string">
            <text:p>ステップ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ステップ&quot;)" office:value-type="string" office:string-value="ステップ" calcext:value-type="string">
            <text:p>ステップ</text:p>
          </table:table-cell>
          <table:table-cell table:number-columns-repeated="1019"/>
        </table:table-row>
        <table:table-row table:style-name="ro1">
          <table:table-cell table:style-name="ce18" table:formula="of:=IF(LEN([.F36]) &gt; 0; [.F36]; [.E36])" office:value-type="string" office:string-value="ストップ" calcext:value-type="string">
            <text:p>ストップ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ストップ&quot;)" office:value-type="string" office:string-value="ストップ" calcext:value-type="string">
            <text:p>ストップ</text:p>
          </table:table-cell>
          <table:table-cell table:number-columns-repeated="1019"/>
        </table:table-row>
        <table:table-row table:style-name="ro1">
          <table:table-cell table:style-name="ce18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T&quot;)" office:value-type="string" office:string-value="STRT" calcext:value-type="string">
            <text:p>STR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8" table:formula="of:=IF(LEN([.F38]) &gt; 0; [.F38]; [.E38])" office:value-type="string" office:string-value="日焼け" calcext:value-type="string">
            <text:p>日焼け</text:p>
          </table:table-cell>
          <table:table-cell table:style-name="ce8" table:formula="of:=IFERROR(__xludf.dummyfunction(&quot;upper(googletranslate(A38,$A$1,&quot;&quot;en&quot;&quot;))&quot;);&quot;SUNBURN&quot;)" office:value-type="string" office:string-value="SUNBURN" calcext:value-type="string">
            <text:p>SUNBUR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日焼け&quot;)" office:value-type="string" office:string-value="日焼け" calcext:value-type="string">
            <text:p>日焼け</text:p>
          </table:table-cell>
          <table:table-cell table:number-columns-repeated="1019"/>
        </table:table-row>
        <table:table-row table:style-name="ro1">
          <table:table-cell table:style-name="ce18" table:formula="of:=IF(LEN([.F39]) &gt; 0; [.F39]; [.E39])" office:value-type="string" office:string-value="に" calcext:value-type="string">
            <text:p>に</text:p>
          </table:table-cell>
          <table:table-cell table:style-name="ce8" table:formula="of:=IFERROR(__xludf.dummyfunction(&quot;upper(googletranslate(A39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に&quot;)" office:value-type="string" office:string-value="に" calcext:value-type="string">
            <text:p>に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8" table:formula="of:=IFERROR(__xludf.dummyfunction(&quot;upper(googletranslate(A41,$A$1,&quot;&quot;en&quot;&quot;))&quot;);&quot;THE COMMAND LINE IS NOT GIVEN A LANGUAGE. END.&quot;)" office:value-type="string" office:string-value="THE COMMAND LINE IS NOT GIVEN A LANGUAGE. END." calcext:value-type="string">
            <text:p>THE COMMAND LINE IS NOT GIVEN A LANGUAG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コマンドラインには言語が与えられていません。終了。&quot;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すでに定義されている配列" calcext:value-type="string">
            <text:p>すでに定義されている配列</text:p>
          </table:table-cell>
          <table:table-cell table:style-name="ce8" table:formula="of:=IFERROR(__xludf.dummyfunction(&quot;upper(googletranslate(A42,$A$1,&quot;&quot;en&quot;&quot;))&quot;);&quot;ALIGN ALREADY DEFINED&quot;)" office:value-type="string" office:string-value="ALIGN ALREADY DEFINED" calcext:value-type="string">
            <text:p>ALIGN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すでに定義されている配列&quot;)" office:value-type="string" office:string-value="すでに定義されている配列" calcext:value-type="string">
            <text:p>すでに定義されている配列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境界外の配列インデックス" calcext:value-type="string">
            <text:p>境界外の配列インデックス</text:p>
          </table:table-cell>
          <table:table-cell table:style-name="ce8" table:formula="of:=IFERROR(__xludf.dummyfunction(&quot;upper(googletranslate(A43,$A$1,&quot;&quot;en&quot;&quot;))&quot;);&quot;OVERTIME ARRAY INDEX OUTSIDE THE BOUNDARY&quot;)" office:value-type="string" office:string-value="OVERTIME ARRAY INDEX OUTSIDE THE BOUNDARY" calcext:value-type="string">
            <text:p>OVERTIME 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境界外の配列インデックス&quot;)" office:value-type="string" office:string-value="境界外の配列インデックス" calcext:value-type="string">
            <text:p>境界外の配列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8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ディレクトリにアクセスできません&quot;)" office:value-type="string" office:string-value="ディレクトリにアクセスできません" calcext:value-type="string">
            <text:p>ディレクトリにアクセスできません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データ入力アンダーフロー" calcext:value-type="string">
            <text:p>データ入力アンダーフロー</text:p>
          </table:table-cell>
          <table:table-cell table:style-name="ce8" table:formula="of:=IFERROR(__xludf.dummyfunction(&quot;upper(googletranslate(A45,$A$1,&quot;&quot;en&quot;&quot;))&quot;);&quot;DATA ENTRY UNDERFLOW&quot;)" office:value-type="string" office:string-value="DATA ENTRY UNDERFLOW" calcext:value-type="string">
            <text:p>DATA ENTRY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データ入力アンダーフロー&quot;)" office:value-type="string" office:string-value="データ入力アンダーフロー" calcext:value-type="string">
            <text:p>データ入力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style-name="ce8" table:formula="of:=IFERROR(__xludf.dummyfunction(&quot;upper(googletranslate(A46,$A$1,&quot;&quot;en&quot;&quot;))&quot;);&quot;THE DATA READS THE UNDERFLOW&quot;)" office:value-type="string" office:string-value="THE DATA READS THE UNDERFLOW" calcext:value-type="string">
            <text:p>THE DATA READS THE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データはアンダーフローを読み取ります&quot;)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定義サイクルが発見されました" calcext:value-type="string">
            <text:p>定義サイクルが発見されました</text:p>
          </table:table-cell>
          <table:table-cell table:style-name="ce8" table:formula="of:=IFERROR(__xludf.dummyfunction(&quot;upper(googletranslate(A47,$A$1,&quot;&quot;en&quot;&quot;))&quot;);&quot;A DEFINITION CYCLE WAS FOUND&quot;)" office:value-type="string" office:string-value="A DEFINITION CYCLE WAS FOUND" calcext:value-type="string">
            <text:p>A 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定義サイクルが発見されました&quot;)" office:value-type="string" office:string-value="定義サイクルが発見されました" calcext:value-type="string">
            <text:p>定義サイクルが発見されまし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エラー" calcext:value-type="string">
            <text:p>エラー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エラー&quot;)" office:value-type="string" office:string-value="エラー" calcext:value-type="string">
            <text:p>エラー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可変乗算定義の場合" calcext:value-type="string">
            <text:p>可変乗算定義の場合</text:p>
          </table:table-cell>
          <table:table-cell table:style-name="ce8" table:formula="of:=IFERROR(__xludf.dummyfunction(&quot;upper(googletranslate(A49,$A$1,&quot;&quot;en&quot;&quot;))&quot;);&quot;IN THE CASE OF VARIABLE DIVISION DEFINITION&quot;)" office:value-type="string" office:string-value="IN THE CASE OF VARIABLE DIVISION DEFINITION" calcext:value-type="string">
            <text:p>IN THE CASE OF VARIABLE DIVISION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可変乗算定義の場合&quot;)" office:value-type="string" office:string-value="可変乗算定義の場合" calcext:value-type="string">
            <text:p>可変乗算定義の場合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8" table:formula="of:=IFERROR(__xludf.dummyfunction(&quot;upper(googletranslate(A50,$A$1,&quot;&quot;en&quot;&quot;))&quot;);&quot;THE FUNCTION DEFINITION IS DEFINED&quot;)" office:value-type="string" office:string-value="THE FUNCTION DEFINITION IS DEFINED" calcext:value-type="string">
            <text:p>THE FUNCTION DEFINI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関数定義が定義されているのを掛けています&quot;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関数定義パラメーターの不一致" calcext:value-type="string">
            <text:p>関数定義パラメーターの不一致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関数定義パラメーターの不一致&quot;)" office:value-type="string" office:string-value="関数定義パラメーターの不一致" calcext:value-type="string">
            <text:p>関数定義パラメーターの不一致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スタックオーバーフロー" calcext:value-type="string">
            <text:p>GOSUBスタックオーバーフロー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スタックオーバーフロー&quot;)" office:value-type="string" office:string-value="GOSUBスタックオーバーフロー" calcext:value-type="string">
            <text:p>GOSUBスタックオーバーフロー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スタックアンダーフロー" calcext:value-type="string">
            <text:p>GOSUBスタックアンダーフロー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スタックアンダーフロー&quot;)" office:value-type="string" office:string-value="GOSUBスタックアンダーフロー" calcext:value-type="string">
            <text:p>GOSUBスタック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範囲外のインデックス" calcext:value-type="string">
            <text:p>範囲外のインデックス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範囲外のインデックス&quot;)" office:value-type="string" office:string-value="範囲外のインデックス" calcext:value-type="string">
            <text:p>範囲外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すでに定義されているラベル" calcext:value-type="string">
            <text:p>すでに定義されているラベル</text:p>
          </table:table-cell>
          <table:table-cell table:style-name="ce8" table:formula="of:=IFERROR(__xludf.dummyfunction(&quot;upper(googletranslate(A55,$A$1,&quot;&quot;en&quot;&quot;))&quot;);&quot;ALREADY DEFINED LABELS&quot;)" office:value-type="string" office:string-value="ALREADY DEFINED LABELS" calcext:value-type="string">
            <text:p>ALREADY DEFINED LABELS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すでに定義されているラベル&quot;)" office:value-type="string" office:string-value="すでに定義されているラベル" calcext:value-type="string">
            <text:p>すでに定義されているラベル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の不一致" calcext:value-type="string">
            <text:p>左 /右操作の不一致</text:p>
          </table:table-cell>
          <table:table-cell table:style-name="ce8" table:formula="of:=IFERROR(__xludf.dummyfunction(&quot;upper(googletranslate(A56,$A$1,&quot;&quot;en&quot;&quot;))&quot;);&quot;LEFT /RIGHT OPERATION MISMATCH&quot;)" office:value-type="string" office:string-value="LEFT /RIGHT OPERATION MISMATCH" calcext:value-type="string">
            <text:p>LEFT /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の不一致&quot;)" office:value-type="string" office:string-value="左 /右操作の不一致" calcext:value-type="string">
            <text:p>左 /右操作の不一致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負のインデックス" calcext:value-type="string">
            <text:p>負のインデックス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負のインデックス&quot;)" office:value-type="string" office:string-value="負のインデックス" calcext:value-type="string">
            <text:p>負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8" table:formula="of:=IFERROR(__xludf.dummyfunction(&quot;upper(googletranslate(A58,$A$1,&quot;&quot;en&quot;&quot;))&quot;);&quot;NEXT, USE A LOOP USING A STRING VARIABLE&quot;)" office:value-type="string" office:string-value="NEXT, USE A LOOP USING A STRING VARIABLE" calcext:value-type="string">
            <text:p>NEXT, USE A LOOP USING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次に、文字列変数を使用してループを使用します&quot;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オペランドの不一致" calcext:value-type="string">
            <text:p>オペランドの不一致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オペランドの不一致&quot;)" office:value-type="string" office:string-value="オペランドの不一致" calcext:value-type="string">
            <text:p>オペランドの不一致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オプションには言語が必要です" calcext:value-type="string">
            <text:p>オプションには言語が必要です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オプションには言語が必要です&quot;)" office:value-type="string" office:string-value="オプションには言語が必要です" calcext:value-type="string">
            <text:p>オプションには言語が必要です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8" table:formula="of:=IFERROR(__xludf.dummyfunction(&quot;upper(googletranslate(A61,$A$1,&quot;&quot;en&quot;&quot;))&quot;);&quot;CHECK THE LANGUAGE SETTING OR ENVIRONMENT VARIABLE&quot;)" office:value-type="string" office:string-value="CHECK THE LANGUAGE SETTING OR ENVIRONMENT VARIABLE" calcext:value-type="string">
            <text:p>CHECK THE LANGUAGE SETTING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言語設定または環境変数を確認してください&quot;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文字列数学ロジックエラー" calcext:value-type="string">
            <text:p>文字列数学ロジックエラー</text:p>
          </table:table-cell>
          <table:table-cell table:style-name="ce8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文字列数学ロジックエラー&quot;)" office:value-type="string" office:string-value="文字列数学ロジックエラー" calcext:value-type="string">
            <text:p>文字列数学ロジックエラー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ファイルを開くことができません" calcext:value-type="string">
            <text:p>ファイルを開くことができません</text:p>
          </table:table-cell>
          <table:table-cell table:style-name="ce8" table:formula="of:=IFERROR(__xludf.dummyfunction(&quot;upper(googletranslate(A63,$A$1,&quot;&quot;en&quot;&quot;))&quot;);&quot;I CAN'T OPEN THE FILE&quot;)" office:value-type="string" office:string-value="I CAN'T OPEN THE FILE" calcext:value-type="string">
            <text:p>I 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ファイルを開くことができません&quot;)" office:value-type="string" office:string-value="ファイルを開くことができません" calcext:value-type="string">
            <text:p>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8" table:formula="of:=IFERROR(__xludf.dummyfunction(&quot;upper(googletranslate(A64,$A$1,&quot;&quot;en&quot;&quot;))&quot;);&quot;I CAN'T OPEN THE FILE FOR READING&quot;)" office:value-type="string" office:string-value="I CAN'T OPEN THE FILE FOR READING" calcext:value-type="string">
            <text:p>I CAN'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読み取りのためにファイルを開くことができません&quot;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義のラベル" calcext:value-type="string">
            <text:p>未定義のラベル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義のラベル&quot;)" office:value-type="string" office:string-value="未定義のラベル" calcext:value-type="string">
            <text:p>未定義のラベル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処理の操作" calcext:value-type="string">
            <text:p>未処理の操作</text:p>
          </table:table-cell>
          <table:table-cell table:style-name="ce8" table:formula="of:=IFERROR(__xludf.dummyfunction(&quot;upper(googletranslate(A66,$A$1,&quot;&quot;en&quot;&quot;))&quot;);&quot;UNPROCATED OPERATION&quot;)" office:value-type="string" office:string-value="UNPROCATED OPERATION" calcext:value-type="string">
            <text:p>UNPROC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処理の操作&quot;)" office:value-type="string" office:string-value="未処理の操作" calcext:value-type="string">
            <text:p>未処理の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処理の操作コード" calcext:value-type="string">
            <text:p>未処理の操作コード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処理の操作コード&quot;)" office:value-type="string" office:string-value="未処理の操作コード" calcext:value-type="string">
            <text:p>未処理の操作コード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ラベルの場合は不明です" calcext:value-type="string">
            <text:p>ラベルの場合は不明です</text:p>
          </table:table-cell>
          <table:table-cell table:style-name="ce8" table:formula="of:=IFERROR(__xludf.dummyfunction(&quot;upper(googletranslate(A68,$A$1,&quot;&quot;en&quot;&quot;))&quot;);&quot;IT IS UNKNOWN IN THE CASE OF A LABEL&quot;)" office:value-type="string" office:string-value="IT IS UNKNOWN IN THE CASE OF A LABEL" calcext:value-type="string">
            <text:p>IT IS UNKNOWN IN THE CASE OF A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ラベルの場合は不明です&quot;)" office:value-type="string" office:string-value="ラベルの場合は不明です" calcext:value-type="string">
            <text:p>ラベルの場合は不明です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認識されていない二重数学操作" calcext:value-type="string">
            <text:p>認識されていない二重数学操作</text:p>
          </table:table-cell>
          <table:table-cell table:style-name="ce8" table:formula="of:=IFERROR(__xludf.dummyfunction(&quot;upper(googletranslate(A69,$A$1,&quot;&quot;en&quot;&quot;))&quot;);&quot;UNRELATED DOUBLE MATHEMATICAL OPERATION&quot;)" office:value-type="string" office:string-value="UNRELATED DOUBLE MATHEMATICAL OPERATION" calcext:value-type="string">
            <text:p>UNRELAT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認識されていない二重数学操作&quot;)" office:value-type="string" office:string-value="認識されていない二重数学操作" calcext:value-type="string">
            <text:p>認識されていない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認識されていない関数関数定義" calcext:value-type="string">
            <text:p>認識されていない関数関数定義</text:p>
          </table:table-cell>
          <table:table-cell table:style-name="ce8" table:formula="of:=IFERROR(__xludf.dummyfunction(&quot;upper(googletranslate(A70,$A$1,&quot;&quot;en&quot;&quot;))&quot;);&quot;UNRELATED FUNCTIONAL FUNCTION DEFINITION&quot;)" office:value-type="string" office:string-value="UNRELATED FUNCTIONAL FUNCTION DEFINITION" calcext:value-type="string">
            <text:p>UNRELAT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認識されていない関数関数定義&quot;)" office:value-type="string" office:string-value="認識されていない関数関数定義" calcext:value-type="string">
            <text:p>認識されていない関数関数定義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認識されていないゴスブラベル" calcext:value-type="string">
            <text:p>認識されていないゴスブラベル</text:p>
          </table:table-cell>
          <table:table-cell table:style-name="ce8" table:formula="of:=IFERROR(__xludf.dummyfunction(&quot;upper(googletranslate(A71,$A$1,&quot;&quot;en&quot;&quot;))&quot;);&quot;UNRELATED GOTHS BRAVEL&quot;)" office:value-type="string" office:string-value="UNRELATED GOTHS BRAVEL" calcext:value-type="string">
            <text:p>UNRELATED GOTHS BRAV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認識されていないゴスブラベル&quot;)" office:value-type="string" office:string-value="認識されていないゴスブラベル" calcext:value-type="string">
            <text:p>認識されていないゴスブラベル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認識されていないGOTOラベル" calcext:value-type="string">
            <text:p>認識されていないGOTOラベル</text:p>
          </table:table-cell>
          <table:table-cell table:style-name="ce8" table:formula="of:=IFERROR(__xludf.dummyfunction(&quot;upper(googletranslate(A72,$A$1,&quot;&quot;en&quot;&quot;))&quot;);&quot;UNRELATED GOTO LABEL&quot;)" office:value-type="string" office:string-value="UNRELATED GOTO LABEL" calcext:value-type="string">
            <text:p>UNRELA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認識されていないGOTOラベル&quot;)" office:value-type="string" office:string-value="認識されていないGOTOラベル" calcext:value-type="string">
            <text:p>認識されていないGOTOラベル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認識されていない入力" calcext:value-type="string">
            <text:p>認識されていない入力</text:p>
          </table:table-cell>
          <table:table-cell table:style-name="ce8" table:formula="of:=IFERROR(__xludf.dummyfunction(&quot;upper(googletranslate(A73,$A$1,&quot;&quot;en&quot;&quot;))&quot;);&quot;UNABLE INPUT&quot;)" office:value-type="string" office:string-value="UNABLE INPUT" calcext:value-type="string">
            <text:p>UNABLE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認識されていない入力&quot;)" office:value-type="string" office:string-value="認識されていない入力" calcext:value-type="string">
            <text:p>認識されていない入力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認識されていない整数数学操作" calcext:value-type="string">
            <text:p>認識されていない整数数学操作</text:p>
          </table:table-cell>
          <table:table-cell table:style-name="ce8" table:formula="of:=IFERROR(__xludf.dummyfunction(&quot;upper(googletranslate(A74,$A$1,&quot;&quot;en&quot;&quot;))&quot;);&quot;UNRELATED INTEGER MATHEMATICS OPERATION&quot;)" office:value-type="string" office:string-value="UNRELATED INTEGER MATHEMATICS OPERATION" calcext:value-type="string">
            <text:p>UNRELAT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認識されていない整数数学操作&quot;)" office:value-type="string" office:string-value="認識されていない整数数学操作" calcext:value-type="string">
            <text:p>認識されていな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認識されていない数学タイプ" calcext:value-type="string">
            <text:p>認識されていない数学タイプ</text:p>
          </table:table-cell>
          <table:table-cell table:style-name="ce8" table:formula="of:=IFERROR(__xludf.dummyfunction(&quot;upper(googletranslate(A75,$A$1,&quot;&quot;en&quot;&quot;))&quot;);&quot;UNRELATED MATHEMATICS TYPE&quot;)" office:value-type="string" office:string-value="UNRELATED MATHEMATICS TYPE" calcext:value-type="string">
            <text:p>UNRELATED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認識されていない数学タイプ&quot;)" office:value-type="string" office:string-value="認識されていない数学タイプ" calcext:value-type="string">
            <text:p>認識されていない数学タイプ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認識されていない次の変数" calcext:value-type="string">
            <text:p>認識されていない次の変数</text:p>
          </table:table-cell>
          <table:table-cell table:style-name="ce8" table:formula="of:=IFERROR(__xludf.dummyfunction(&quot;upper(googletranslate(A76,$A$1,&quot;&quot;en&quot;&quot;))&quot;);&quot;THE FOLLOWING VARIABLES ARE NOT RECOGNIZED&quot;)" office:value-type="string" office:string-value="THE FOLLOWING VARIABLES ARE NOT RECOGNIZED" calcext:value-type="string">
            <text:p>THE FOLLOWING VARIABLES AR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認識されていない次の変数&quot;)" office:value-type="string" office:string-value="認識されていない次の変数" calcext:value-type="string">
            <text:p>認識されていない次の変数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8" table:formula="of:=IFERROR(__xludf.dummyfunction(&quot;upper(googletranslate(A77,$A$1,&quot;&quot;en&quot;&quot;))&quot;);&quot;UNRELATED OP THAT HAS NOT BEEN PRINTED&quot;)" office:value-type="string" office:string-value="UNRELATED OP THAT HAS NOT BEEN PRINTED" calcext:value-type="string">
            <text:p>UNRELATED OP THAT HAS NOT BEEN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印刷されていない認識されていないOP&quot;)" office:value-type="string" office:string-value="印刷されていない認識されていないOP" calcext:value-type="string">
            <text:p>印刷されていない認識されていないOP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8" table:formula="of:=IFERROR(__xludf.dummyfunction(&quot;upper(googletranslate(A78,$A$1,&quot;&quot;en&quot;&quot;))&quot;);&quot;UNRELATED RATIONAL MATHEMATICS OPERATION&quot;)" office:value-type="string" office:string-value="UNRELATED RATIONAL MATHEMATICS OPERATION" calcext:value-type="string">
            <text:p>UNRELAT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認識されていない合理的な数学操作&quot;)" office:value-type="string" office:string-value="認識されていない合理的な数学操作" calcext:value-type="string">
            <text:p>認識されていない合理的な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認識されていない変数タイプ" calcext:value-type="string">
            <text:p>認識されていない変数タイプ</text:p>
          </table:table-cell>
          <table:table-cell table:style-name="ce8" table:formula="of:=IFERROR(__xludf.dummyfunction(&quot;upper(googletranslate(A79,$A$1,&quot;&quot;en&quot;&quot;))&quot;);&quot;UNRELATED VARIABLE TYPE&quot;)" office:value-type="string" office:string-value="UNRELATED VARIABLE TYPE" calcext:value-type="string">
            <text:p>UNRELA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認識されていない変数タイプ&quot;)" office:value-type="string" office:string-value="認識されていない変数タイプ" calcext:value-type="string">
            <text:p>認識されていない変数タイプ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設定されていない環境変数" calcext:value-type="string">
            <text:p>設定されていない環境変数</text:p>
          </table:table-cell>
          <table:table-cell table:style-name="ce8" table:formula="of:=IFERROR(__xludf.dummyfunction(&quot;upper(googletranslate(A80,$A$1,&quot;&quot;en&quot;&quot;))&quot;);&quot;NOT SET ENVIRONMENT VARIABLE&quot;)" office:value-type="string" office:string-value="NOT SET ENVIRONMENT VARIABLE" calcext:value-type="string">
            <text:p>NOT 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設定されていない環境変数&quot;)" office:value-type="string" office:string-value="設定されていない環境変数" calcext:value-type="string">
            <text:p>設定されていない環境変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変数 /配列定義の不一致" calcext:value-type="string">
            <text:p>変数 /配列定義の不一致</text:p>
          </table:table-cell>
          <table:table-cell table:style-name="ce8" table:formula="of:=IFERROR(__xludf.dummyfunction(&quot;upper(googletranslate(A81,$A$1,&quot;&quot;en&quot;&quot;))&quot;);&quot;MYSTERY /ARRAY DEFINITION&quot;)" office:value-type="string" office:string-value="MYSTERY /ARRAY DEFINITION" calcext:value-type="string">
            <text:p>MYSTERY /ARRAY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変数 /配列定義の不一致&quot;)" office:value-type="string" office:string-value="変数 /配列定義の不一致" calcext:value-type="string">
            <text:p>変数 /配列定義の不一致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配列として定義された変数" calcext:value-type="string">
            <text:p>配列として定義された変数</text:p>
          </table:table-cell>
          <table:table-cell table:style-name="ce8" table:formula="of:=IFERROR(__xludf.dummyfunction(&quot;upper(googletranslate(A82,$A$1,&quot;&quot;en&quot;&quot;))&quot;);&quot;VARIABLES DEFINED AS AN ARRAY&quot;)" office:value-type="string" office:string-value="VARIABLES DEFINED AS AN ARRAY" calcext:value-type="string">
            <text:p>VARIABLES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配列として定義された変数&quot;)" office:value-type="string" office:string-value="配列として定義された変数" calcext:value-type="string">
            <text:p>配列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非アレイとして定義された変数" calcext:value-type="string">
            <text:p>非アレイとして定義された変数</text:p>
          </table:table-cell>
          <table:table-cell table:style-name="ce8" table:formula="of:=IFERROR(__xludf.dummyfunction(&quot;upper(googletranslate(A83,$A$1,&quot;&quot;en&quot;&quot;))&quot;);&quot;VARIABLES DEFINED AS NON -ARRAYS&quot;)" office:value-type="string" office:string-value="VARIABLES DEFINED AS NON -ARRAYS" calcext:value-type="string">
            <text:p>VARIABLES DEFINED AS NON -ARRAY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非アレイとして定義された変数&quot;)" office:value-type="string" office:string-value="非アレイとして定義された変数" calcext:value-type="string">
            <text:p>非アレイ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変数には値がありません" calcext:value-type="string">
            <text:p>変数には値がありません</text:p>
          </table:table-cell>
          <table:table-cell table:style-name="ce8" table:formula="of:=IFERROR(__xludf.dummyfunction(&quot;upper(googletranslate(A84,$A$1,&quot;&quot;en&quot;&quot;))&quot;);&quot;THERE IS NO VALUE IN VARIABLES&quot;)" office:value-type="string" office:string-value="THERE IS NO VALUE IN VARIABLES" calcext:value-type="string">
            <text:p>THERE IS NO VALUE IN VARIABL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変数には値がありません&quot;)" office:value-type="string" office:string-value="変数には値がありません" calcext:value-type="string">
            <text:p>変数には値がありません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変数は配列ではありません" calcext:value-type="string">
            <text:p>変数は配列ではありません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変数は配列ではありません&quot;)" office:value-type="string" office:string-value="変数は配列ではありません" calcext:value-type="string">
            <text:p>変数は配列ではありません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ja.A3:lang_ja.A39">
            <calcext:condition calcext:apply-style-name="ConditionalStyle_1" calcext:value="formula-is(COUNTIF([.$A$3:.$A$39];[.$A3])&gt;1)" calcext:base-cell-address="lang_ja.A3"/>
          </calcext:conditional-format>
        </calcext:conditional-formats>
      </table:table>
      <table:table table:name="lang_he" table:style-name="ta1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EBREW</text:p>
          </table:table-cell>
          <table:table-cell table:number-columns-repeated="1023"/>
        </table:table-row>
        <table:table-row table:style-name="ro1">
          <table:table-cell table:style-name="ce19" table:formula="of:=IF(LEN([.F3]) &gt; 0; [.F3]; [.E3])" office:value-type="string" office:string-value="שרירי בטן" calcext:value-type="string">
            <text:p>שרירי בטן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שרירי בטן&quot;)" office:value-type="string" office:string-value="שרירי בטן" calcext:value-type="string">
            <text:p>שרירי בטן</text:p>
          </table:table-cell>
          <table:table-cell table:number-columns-repeated="1019"/>
        </table:table-row>
        <table:table-row table:style-name="ro1">
          <table:table-cell table:style-name="ce19" table:formula="of:=IF(LEN([.F4]) &gt; 0; [.F4]; [.E4])" office:value-type="string" office:string-value="אטן" calcext:value-type="string">
            <text:p>אטן</text:p>
          </table:table-cell>
          <table:table-cell table:style-name="ce8" table:formula="of:=IFERROR(__xludf.dummyfunction(&quot;upper(googletranslate(A4,$A$1,&quot;&quot;en&quot;&quot;))&quot;);&quot;ETTE&quot;)" office:value-type="string" office:string-value="ETTE" calcext:value-type="string">
            <text:p>ET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אטן&quot;)" office:value-type="string" office:string-value="אטן" calcext:value-type="string">
            <text:p>אטן</text:p>
          </table:table-cell>
          <table:table-cell table:number-columns-repeated="1019"/>
        </table:table-row>
        <table:table-row table:style-name="ro1">
          <table:table-cell table:style-name="ce19" table:formula="of:=IF(LEN([.F5]) &gt; 0; [.F5]; [.E5])" office:value-type="string" office:string-value="בסיס" calcext:value-type="string">
            <text:p>בסיס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סיס&quot;)" office:value-type="string" office:string-value="בסיס" calcext:value-type="string">
            <text:p>בסיס</text:p>
          </table:table-cell>
          <table:table-cell table:number-columns-repeated="1019"/>
        </table:table-row>
        <table:table-row table:style-name="ro1">
          <table:table-cell table:style-name="ce19" table:formula="of:=IF(LEN([.F6]) &gt; 0; [.F6]; [.E6])" office:value-type="string" office:string-value="חַסַת עָלִים" calcext:value-type="string">
            <text:p>חַסַת עָלִים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חַסַת עָלִים&quot;)" office:value-type="string" office:string-value="חַסַת עָלִים" calcext:value-type="string">
            <text:p>חַסַת עָלִים</text:p>
          </table:table-cell>
          <table:table-cell table:number-columns-repeated="1019"/>
        </table:table-row>
        <table:table-row table:style-name="ro1">
          <table:table-cell table:style-name="ce19" table:formula="of:=IF(LEN([.F7]) &gt; 0; [.F7]; [.E7])" office:value-type="string" office:string-value="נתונים" calcext:value-type="string">
            <text:p>נתונים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נתונים&quot;)" office:value-type="string" office:string-value="נתונים" calcext:value-type="string">
            <text:p>נתונים</text:p>
          </table:table-cell>
          <table:table-cell table:number-columns-repeated="1019"/>
        </table:table-row>
        <table:table-row table:style-name="ro1">
          <table:table-cell table:style-name="ce1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9" table:formula="of:=IF(LEN([.F10]) &gt; 0; [.F10]; [.E10])" office:value-type="string" office:string-value="עָמוּם" calcext:value-type="string">
            <text:p>עָמוּם</text:p>
          </table:table-cell>
          <table:table-cell table:style-name="ce8" table:formula="of:=IFERROR(__xludf.dummyfunction(&quot;upper(googletranslate(A10,$A$1,&quot;&quot;en&quot;&quot;))&quot;);&quot;OBSCURE&quot;)" office:value-type="string" office:string-value="OBSCURE" calcext:value-type="string">
            <text:p>OBSCURE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עָמוּם&quot;)" office:value-type="string" office:string-value="עָמוּם" calcext:value-type="string">
            <text:p>עָמוּם</text:p>
          </table:table-cell>
          <table:table-cell table:number-columns-repeated="1019"/>
        </table:table-row>
        <table:table-row table:style-name="ro1">
          <table:table-cell table:style-name="ce19" table:formula="of:=IF(LEN([.F11]) &gt; 0; [.F11]; [.E11])" office:value-type="string" office:string-value="סוֹף" calcext:value-type="string">
            <text:p>סוֹף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סוֹף&quot;)" office:value-type="string" office:string-value="סוֹף" calcext:value-type="string">
            <text:p>סוֹף</text:p>
          </table:table-cell>
          <table:table-cell table:number-columns-repeated="1019"/>
        </table:table-row>
        <table:table-row table:style-name="ro1">
          <table:table-cell table:style-name="ce1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9" table:formula="of:=IF(LEN([.F13]) &gt; 0; [.F13]; [.E13])" office:value-type="string" office:string-value="מ" calcext:value-type="string">
            <text:p>מ</text:p>
          </table:table-cell>
          <table:table-cell table:style-name="ce8" table:formula="of:=IFERROR(__xludf.dummyfunction(&quot;upper(googletranslate(A13,$A$1,&quot;&quot;en&quot;&quot;))&quot;);&quot;M&quot;)" office:value-type="string" office:string-value="M" calcext:value-type="string">
            <text:p>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מ&quot;)" office:value-type="string" office:string-value="מ" calcext:value-type="string">
            <text:p>מ</text:p>
          </table:table-cell>
          <table:table-cell table:number-columns-repeated="1019"/>
        </table:table-row>
        <table:table-row table:style-name="ro1">
          <table:table-cell table:style-name="ce19" table:formula="of:=IF(LEN([.F14]) &gt; 0; [.F14]; [.E14])" office:value-type="string" office:string-value="לך ל" calcext:value-type="string">
            <text:p>לך ל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לך ל&quot;)" office:value-type="string" office:string-value="לך ל" calcext:value-type="string">
            <text:p>לך ל</text:p>
          </table:table-cell>
          <table:table-cell table:number-columns-repeated="1019"/>
        </table:table-row>
        <table:table-row table:style-name="ro1">
          <table:table-cell table:style-name="ce19" table:formula="of:=IF(LEN([.F15]) &gt; 0; [.F15]; [.E15])" office:value-type="string" office:string-value="גוסוב" calcext:value-type="string">
            <text:p>גוסוב</text:p>
          </table:table-cell>
          <table:table-cell table:style-name="ce8" table:formula="of:=IFERROR(__xludf.dummyfunction(&quot;upper(googletranslate(A15,$A$1,&quot;&quot;en&quot;&quot;))&quot;);&quot;GOSSOV&quot;)" office:value-type="string" office:string-value="GOSSOV" calcext:value-type="string">
            <text:p>GOSSOV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וסוב&quot;)" office:value-type="string" office:string-value="גוסוב" calcext:value-type="string">
            <text:p>גוסוב</text:p>
          </table:table-cell>
          <table:table-cell table:number-columns-repeated="1019"/>
        </table:table-row>
        <table:table-row table:style-name="ro1">
          <table:table-cell table:style-name="ce19" table:formula="of:=IF(LEN([.F16]) &gt; 0; [.F16]; [.E16])" office:value-type="string" office:string-value="אם" calcext:value-type="string">
            <text:p>אם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אם&quot;)" office:value-type="string" office:string-value="אם" calcext:value-type="string">
            <text:p>אם</text:p>
          </table:table-cell>
          <table:table-cell table:number-columns-repeated="1019"/>
        </table:table-row>
        <table:table-row table:style-name="ro1">
          <table:table-cell table:style-name="ce1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9" table:formula="of:=IF(LEN([.F18]) &gt; 0; [.F18]; [.E18])" office:value-type="string" office:string-value="קֶלֶט" calcext:value-type="string">
            <text:p>קֶלֶט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קֶלֶט&quot;)" office:value-type="string" office:string-value="קֶלֶט" calcext:value-type="string">
            <text:p>קֶלֶט</text:p>
          </table:table-cell>
          <table:table-cell table:number-columns-repeated="1019"/>
        </table:table-row>
        <table:table-row table:style-name="ro1">
          <table:table-cell table:style-name="ce19" table:formula="of:=IF(LEN([.F19]) &gt; 0; [.F19]; [.E19])" office:value-type="string" office:string-value="לתת" calcext:value-type="string">
            <text:p>לתת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תת&quot;)" office:value-type="string" office:string-value="לתת" calcext:value-type="string">
            <text:p>לתת</text:p>
          </table:table-cell>
          <table:table-cell table:number-columns-repeated="1019"/>
        </table:table-row>
        <table:table-row table:style-name="ro1">
          <table:table-cell table:style-name="ce19" table:formula="of:=IF(LEN([.F20]) &gt; 0; [.F20]; [.E20])" office:value-type="string" office:string-value="עֵץ" calcext:value-type="string">
            <text:p>עֵץ</text:p>
          </table:table-cell>
          <table:table-cell table:style-name="ce8" table:formula="of:=IFERROR(__xludf.dummyfunction(&quot;upper(googletranslate(A20,$A$1,&quot;&quot;en&quot;&quot;))&quot;);&quot;WOOD&quot;)" office:value-type="string" office:string-value="WOOD" calcext:value-type="string">
            <text:p>WOO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עֵץ&quot;)" office:value-type="string" office:string-value="עֵץ" calcext:value-type="string">
            <text:p>עֵץ</text:p>
          </table:table-cell>
          <table:table-cell table:number-columns-repeated="1019"/>
        </table:table-row>
        <table:table-row table:style-name="ro1">
          <table:table-cell table:style-name="ce19" table:formula="of:=IF(LEN([.F21]) &gt; 0; [.F21]; [.E21])" office:value-type="string" office:string-value="הַבָּא" calcext:value-type="string">
            <text:p>הַבָּא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הַבָּא&quot;)" office:value-type="string" office:string-value="הַבָּא" calcext:value-type="string">
            <text:p>הַבָּא</text:p>
          </table:table-cell>
          <table:table-cell table:number-columns-repeated="1019"/>
        </table:table-row>
        <table:table-row table:style-name="ro1">
          <table:table-cell table:style-name="ce19" table:formula="of:=IF(LEN([.F22]) &gt; 0; [.F22]; [.E22])" office:value-type="string" office:string-value="עַל" calcext:value-type="string">
            <text:p>עַל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עַל&quot;)" office:value-type="string" office:string-value="עַל" calcext:value-type="string">
            <text:p>עַל</text:p>
          </table:table-cell>
          <table:table-cell table:number-columns-repeated="1019"/>
        </table:table-row>
        <table:table-row table:style-name="ro1">
          <table:table-cell table:style-name="ce19" table:formula="of:=IF(LEN([.F23]) &gt; 0; [.F23]; [.E23])" office:value-type="string" office:string-value="אוֹפְּצִיָה" calcext:value-type="string">
            <text:p>אוֹפְּצִיָה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אוֹפְּצִיָה&quot;)" office:value-type="string" office:string-value="אוֹפְּצִיָה" calcext:value-type="string">
            <text:p>אוֹפְּצִיָה</text:p>
          </table:table-cell>
          <table:table-cell table:number-columns-repeated="1019"/>
        </table:table-row>
        <table:table-row table:style-name="ro1">
          <table:table-cell table:style-name="ce19" table:formula="of:=IF(LEN([.F24]) &gt; 0; [.F24]; [.E24])" office:value-type="string" office:string-value="הדפס" calcext:value-type="string">
            <text:p>הדפס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הדפס&quot;)" office:value-type="string" office:string-value="הדפס" calcext:value-type="string">
            <text:p>הדפס</text:p>
          </table:table-cell>
          <table:table-cell table:number-columns-repeated="1019"/>
        </table:table-row>
        <table:table-row table:style-name="ro1">
          <table:table-cell table:style-name="ce19" table:formula="of:=IF(LEN([.F25]) &gt; 0; [.F25]; [.E25])" office:value-type="string" office:string-value="אקראי" calcext:value-type="string">
            <text:p>אקראי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אקראי&quot;)" office:value-type="string" office:string-value="אקראי" calcext:value-type="string">
            <text:p>אקראי</text:p>
          </table:table-cell>
          <table:table-cell table:number-columns-repeated="1019"/>
        </table:table-row>
        <table:table-row table:style-name="ro1">
          <table:table-cell table:style-name="ce19" table:formula="of:=IF(LEN([.F26]) &gt; 0; [.F26]; [.E26])" office:value-type="string" office:string-value="עכברוש" calcext:value-type="string">
            <text:p>עכברוש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עכברוש&quot;)" office:value-type="string" office:string-value="עכברוש" calcext:value-type="string">
            <text:p>עכברוש</text:p>
          </table:table-cell>
          <table:table-cell table:number-columns-repeated="1019"/>
        </table:table-row>
        <table:table-row table:style-name="ro1">
          <table:table-cell table:style-name="ce19" table:formula="of:=IF(LEN([.F27]) &gt; 0; [.F27]; [.E27])" office:value-type="string" office:string-value="לקרוא" calcext:value-type="string">
            <text:p>לקרוא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קרוא&quot;)" office:value-type="string" office:string-value="לקרוא" calcext:value-type="string">
            <text:p>לקרוא</text:p>
          </table:table-cell>
          <table:table-cell table:number-columns-repeated="1019"/>
        </table:table-row>
        <table:table-row table:style-name="ro1">
          <table:table-cell table:style-name="ce1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9" table:formula="of:=IF(LEN([.F29]) &gt; 0; [.F29]; [.E29])" office:value-type="string" office:string-value="לשחזר" calcext:value-type="string">
            <text:p>לשחזר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לשחזר&quot;)" office:value-type="string" office:string-value="לשחזר" calcext:value-type="string">
            <text:p>לשחזר</text:p>
          </table:table-cell>
          <table:table-cell table:number-columns-repeated="1019"/>
        </table:table-row>
        <table:table-row table:style-name="ro1">
          <table:table-cell table:style-name="ce19" table:formula="of:=IF(LEN([.F30]) &gt; 0; [.F30]; [.E30])" office:value-type="string" office:string-value="לַחֲזוֹר" calcext:value-type="string">
            <text:p>לַחֲזוֹ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לַחֲזוֹר&quot;)" office:value-type="string" office:string-value="לַחֲזוֹר" calcext:value-type="string">
            <text:p>לַחֲזוֹר</text:p>
          </table:table-cell>
          <table:table-cell table:number-columns-repeated="1019"/>
        </table:table-row>
        <table:table-row table:style-name="ro1">
          <table:table-cell table:style-name="ce1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9" table:formula="of:=IF(LEN([.F33]) &gt; 0; [.F33]; [.E33])" office:value-type="string" office:string-value="חטא" calcext:value-type="string">
            <text:p>חטא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חטא&quot;)" office:value-type="string" office:string-value="חטא" calcext:value-type="string">
            <text:p>חטא</text:p>
          </table:table-cell>
          <table:table-cell table:number-columns-repeated="1019"/>
        </table:table-row>
        <table:table-row table:style-name="ro1">
          <table:table-cell table:style-name="ce1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9" table:formula="of:=IF(LEN([.F35]) &gt; 0; [.F35]; [.E35])" office:value-type="string" office:string-value="שלב" calcext:value-type="string">
            <text:p>שלב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שלב&quot;)" office:value-type="string" office:string-value="שלב" calcext:value-type="string">
            <text:p>שלב</text:p>
          </table:table-cell>
          <table:table-cell table:number-columns-repeated="1019"/>
        </table:table-row>
        <table:table-row table:style-name="ro1">
          <table:table-cell table:style-name="ce19" table:formula="of:=IF(LEN([.F36]) &gt; 0; [.F36]; [.E36])" office:value-type="string" office:string-value="תפסיק" calcext:value-type="string">
            <text:p>תפסיק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תפסיק&quot;)" office:value-type="string" office:string-value="תפסיק" calcext:value-type="string">
            <text:p>תפסיק</text:p>
          </table:table-cell>
          <table:table-cell table:number-columns-repeated="1019"/>
        </table:table-row>
        <table:table-row table:style-name="ro1">
          <table:table-cell table:style-name="ce1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B&quot;)" office:value-type="string" office:string-value="STRAB" calcext:value-type="string">
            <text:p>STRAB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9" table:formula="of:=IF(LEN([.F38]) &gt; 0; [.F38]; [.E38])" office:value-type="string" office:string-value="לְהִשְׁתַזֵף" calcext:value-type="string">
            <text:p>לְהִשְׁתַזֵף</text:p>
          </table:table-cell>
          <table:table-cell table:style-name="ce8" table:formula="of:=IFERROR(__xludf.dummyfunction(&quot;upper(googletranslate(A38,$A$1,&quot;&quot;en&quot;&quot;))&quot;);&quot;TO SUNBATHE&quot;)" office:value-type="string" office:string-value="TO SUNBATHE" calcext:value-type="string">
            <text:p>TO SUNBATHE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לְהִשְׁתַזֵף&quot;)" office:value-type="string" office:string-value="לְהִשְׁתַזֵף" calcext:value-type="string">
            <text:p>לְהִשְׁתַזֵף</text:p>
          </table:table-cell>
          <table:table-cell table:number-columns-repeated="1019"/>
        </table:table-row>
        <table:table-row table:style-name="ro1">
          <table:table-cell table:style-name="ce19" table:formula="of:=IF(LEN([.F39]) &gt; 0; [.F39]; [.E39])" office:value-type="string" office:string-value="ל" calcext:value-type="string">
            <text:p>ל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8" table:formula="of:=IFERROR(__xludf.dummyfunction(&quot;upper(googletranslate(A41,$A$1,&quot;&quot;en&quot;&quot;))&quot;);&quot;AND NO LANGUAGE IS GIVEN IN THE COMMAND LINE. OUTPUT.&quot;)" office:value-type="string" office:string-value="AND NO LANGUAGE IS GIVEN IN THE COMMAND LINE. OUTPUT." calcext:value-type="string">
            <text:p>AND NO LANGUAGE IS GIVEN IN THE COMMAND LINE. OUTP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ושום שפה ניתנת בשורת הפקודה. יציאה.&quot;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רך כבר מוגדר" calcext:value-type="string">
            <text:p>מערך כבר מוגדר</text:p>
          </table:table-cell>
          <table:table-cell table:style-name="ce8" table:formula="of:=IFERROR(__xludf.dummyfunction(&quot;upper(googletranslate(A42,$A$1,&quot;&quot;en&quot;&quot;))&quot;);&quot;A SET ALREADY SET&quot;)" office:value-type="string" office:string-value="A SET ALREADY SET" calcext:value-type="string">
            <text:p>A SET ALREADY SET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רך כבר מוגדר&quot;)" office:value-type="string" office:string-value="מערך כבר מוגדר" calcext:value-type="string">
            <text:p>מערך כבר מוגדר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אינדקס מערך מחוץ לגבולות" calcext:value-type="string">
            <text:p>אינדקס מערך מחוץ לגבולות</text:p>
          </table:table-cell>
          <table:table-cell table:style-name="ce8" table:formula="of:=IFERROR(__xludf.dummyfunction(&quot;upper(googletranslate(A43,$A$1,&quot;&quot;en&quot;&quot;))&quot;);&quot;AN ARRAY INDEX OUTSIDE THE BOUNDARIES&quot;)" office:value-type="string" office:string-value="AN ARRAY INDEX OUTSIDE THE BOUNDARIES" calcext:value-type="string">
            <text:p>AN ARRAY INDEX OUTSIDE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אינדקס מערך מחוץ לגבולות&quot;)" office:value-type="string" office:string-value="אינדקס מערך מחוץ לגבולות" calcext:value-type="string">
            <text:p>אינדקס מערך מחוץ לגבולות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לא ניתן לגשת לספריה" calcext:value-type="string">
            <text:p>לא ניתן לגשת לספריה</text:p>
          </table:table-cell>
          <table:table-cell table:style-name="ce8" table:formula="of:=IFERROR(__xludf.dummyfunction(&quot;upper(googletranslate(A44,$A$1,&quot;&quot;en&quot;&quot;))&quot;);&quot;CANNOT ACCESS THE LIBRARY&quot;)" office:value-type="string" office:string-value="CANNOT ACCESS THE LIBRARY" calcext:value-type="string">
            <text:p>CANNOT ACCESS THE LIBRA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לא ניתן לגשת לספריה&quot;)" office:value-type="string" office:string-value="לא ניתן לגשת לספריה" calcext:value-type="string">
            <text:p>לא ניתן לגשת לספריה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זרימת קלט נתונים" calcext:value-type="string">
            <text:p>זרימת קלט נתונים</text:p>
          </table:table-cell>
          <table:table-cell table:style-name="ce8" table:formula="of:=IFERROR(__xludf.dummyfunction(&quot;upper(googletranslate(A45,$A$1,&quot;&quot;en&quot;&quot;))&quot;);&quot;DATA INPUT FLOW&quot;)" office:value-type="string" office:string-value="DATA INPUT FLOW" calcext:value-type="string">
            <text:p>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זרימת קלט נתונים&quot;)" office:value-type="string" office:string-value="זרימת קלט נתונים" calcext:value-type="string">
            <text:p>זרימת קלט נתונים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נתונים קראו את הזרימה" calcext:value-type="string">
            <text:p>נתונים קראו את הזרימה</text:p>
          </table:table-cell>
          <table:table-cell table:style-name="ce8" table:formula="of:=IFERROR(__xludf.dummyfunction(&quot;upper(googletranslate(A46,$A$1,&quot;&quot;en&quot;&quot;))&quot;);&quot;DATA READ THE FLOW&quot;)" office:value-type="string" office:string-value="DATA READ THE FLOW" calcext:value-type="string">
            <text:p>DATA READ THE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נתונים קראו את הזרימה&quot;)" office:value-type="string" office:string-value="נתונים קראו את הזרימה" calcext:value-type="string">
            <text:p>נתונים קראו את הזרימה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מחזור ההגדרה התגלה" calcext:value-type="string">
            <text:p>מחזור ההגדרה התגלה</text:p>
          </table:table-cell>
          <table:table-cell table:style-name="ce8" table:formula="of:=IFERROR(__xludf.dummyfunction(&quot;upper(googletranslate(A47,$A$1,&quot;&quot;en&quot;&quot;))&quot;);&quot;THE SETTING CYCLE HAS BEEN DISCOVERED&quot;)" office:value-type="string" office:string-value="THE SETTING CYCLE HAS BEEN DISCOVERED" calcext:value-type="string">
            <text:p>THE SETTING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מחזור ההגדרה התגלה&quot;)" office:value-type="string" office:string-value="מחזור ההגדרה התגלה" calcext:value-type="string">
            <text:p>מחזור ההגדרה התגלה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שְׁגִיאָה" calcext:value-type="string">
            <text:p>שְׁגִיאָה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שְׁגִיאָה&quot;)" office:value-type="string" office:string-value="שְׁגִיאָה" calcext:value-type="string">
            <text:p>שְׁגִיאָה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עבור כפול משתנה מוגדר" calcext:value-type="string">
            <text:p>עבור כפול משתנה מוגדר</text:p>
          </table:table-cell>
          <table:table-cell table:style-name="ce8" table:formula="of:=IFERROR(__xludf.dummyfunction(&quot;upper(googletranslate(A49,$A$1,&quot;&quot;en&quot;&quot;))&quot;);&quot;FOR DUAL VARIABLE IS DEFINED&quot;)" office:value-type="string" office:string-value="FOR DUAL VARIABLE IS DEFINED" calcext:value-type="string">
            <text:p>FOR DUAL VARIABLE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עבור כפול משתנה מוגדר&quot;)" office:value-type="string" office:string-value="עבור כפול משתנה מוגדר" calcext:value-type="string">
            <text:p>עבור כפול משתנה מוגדר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8" table:formula="of:=IFERROR(__xludf.dummyfunction(&quot;upper(googletranslate(A50,$A$1,&quot;&quot;en&quot;&quot;))&quot;);&quot;SET UP A SPECIFIED DUAL FUNCTION&quot;)" office:value-type="string" office:string-value="SET UP A SPECIFIED DUAL FUNCTION" calcext:value-type="string">
            <text:p>SET UP A SPECIFIED DUAL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הגדרת פונקציה כפול מוגדרת&quot;)" office:value-type="string" office:string-value="הגדרת פונקציה כפול מוגדרת" calcext:value-type="string">
            <text:p>הגדרת פונקציה כפול מוגדר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8" table:formula="of:=IFERROR(__xludf.dummyfunction(&quot;upper(googletranslate(A51,$A$1,&quot;&quot;en&quot;&quot;))&quot;);&quot;SET UP A PARAMETER LACK OF MATCH&quot;)" office:value-type="string" office:string-value="SET UP A PARAMETER LACK OF MATCH" calcext:value-type="string">
            <text:p>SET UP A PARAMETER LACK OF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הגדרת פונקציה חוסר התאמה של פרמטר&quot;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הצפת ערימה של GOSUB" calcext:value-type="string">
            <text:p>הצפת ערימה של GOSUB</text:p>
          </table:table-cell>
          <table:table-cell table:style-name="ce8" table:formula="of:=IFERROR(__xludf.dummyfunction(&quot;upper(googletranslate(A52,$A$1,&quot;&quot;en&quot;&quot;))&quot;);&quot;GOSUB'S PILE FLOOD&quot;)" office:value-type="string" office:string-value="GOSUB'S PILE FLOOD" calcext:value-type="string">
            <text:p>GOSUB'S PILE FLOOD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הצפת ערימה של GOSUB&quot;)" office:value-type="string" office:string-value="הצפת ערימה של GOSUB" calcext:value-type="string">
            <text:p>הצפת 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זרימת הערימה של GOSUB" calcext:value-type="string">
            <text:p>זרימת הערימה של GOSUB</text:p>
          </table:table-cell>
          <table:table-cell table:style-name="ce8" table:formula="of:=IFERROR(__xludf.dummyfunction(&quot;upper(googletranslate(A53,$A$1,&quot;&quot;en&quot;&quot;))&quot;);&quot;GOSUB'S PILE FLOW&quot;)" office:value-type="string" office:string-value="GOSUB'S PILE FLOW" calcext:value-type="string">
            <text:p>GOSUB'S PILE 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זרימת הערימה של GOSUB&quot;)" office:value-type="string" office:string-value="זרימת הערימה של GOSUB" calcext:value-type="string">
            <text:p>זרימת ה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קס מחוץ לטווח" calcext:value-type="string">
            <text:p>אינדקס מחוץ לטווח</text:p>
          </table:table-cell>
          <table:table-cell table:style-name="ce8" table:formula="of:=IFERROR(__xludf.dummyfunction(&quot;upper(googletranslate(A54,$A$1,&quot;&quot;en&quot;&quot;))&quot;);&quot;AN INDEX OUTSIDE OF THE RANGE&quot;)" office:value-type="string" office:string-value="AN INDEX OUTSIDE OF THE RANGE" calcext:value-type="string">
            <text:p>AN INDEX OUTSIDE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קס מחוץ לטווח&quot;)" office:value-type="string" office:string-value="אינדקס מחוץ לטווח" calcext:value-type="string">
            <text:p>אינדקס מחוץ לטווח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תווית כבר מוגדרת" calcext:value-type="string">
            <text:p>תווית כבר מוגדרת</text:p>
          </table:table-cell>
          <table:table-cell table:style-name="ce8" table:formula="of:=IFERROR(__xludf.dummyfunction(&quot;upper(googletranslate(A55,$A$1,&quot;&quot;en&quot;&quot;))&quot;);&quot;LABEL IS ALREADY DEFINED&quot;)" office:value-type="string" office:string-value="LABEL IS ALREADY DEFINED" calcext:value-type="string">
            <text:p>LABEL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תווית כבר מוגדרת&quot;)" office:value-type="string" office:string-value="תווית כבר מוגדרת" calcext:value-type="string">
            <text:p>תווית כבר מוגדרת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8" table:formula="of:=IFERROR(__xludf.dummyfunction(&quot;upper(googletranslate(A56,$A$1,&quot;&quot;en&quot;&quot;))&quot;);&quot;LACK OF ADJUSTMENT BETWEEN LEFT / RIGHT OPERATION&quot;)" office:value-type="string" office:string-value="LACK OF ADJUSTMENT BETWEEN LEFT / RIGHT OPERATION" calcext:value-type="string">
            <text:p>LACK OF ADJUSTMENT BETWEEN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חוסר התאמה בין מבצע שמאל / ימין&quot;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אינדקס שלילי" calcext:value-type="string">
            <text:p>אינדקס שלילי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אינדקס שלילי&quot;)" office:value-type="string" office:string-value="אינדקס שלילי" calcext:value-type="string">
            <text:p>אינדקס שלילי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8" table:formula="of:=IFERROR(__xludf.dummyfunction(&quot;upper(googletranslate(A58,$A$1,&quot;&quot;en&quot;&quot;))&quot;);&quot;NEXT LOOP WITH A STRING VARIABLE&quot;)" office:value-type="string" office:string-value="NEXT LOOP WITH A STRING VARIABLE" calcext:value-type="string">
            <text:p>NEXT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הבא לולאה עם משתנה מחרוזת&quot;)" office:value-type="string" office:string-value="הבא לולאה עם משתנה מחרוזת" calcext:value-type="string">
            <text:p>הבא לולאה עם משתנה מחרוזת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חוסר התאמה אופרנד" calcext:value-type="string">
            <text:p>חוסר התאמה אופרנד</text:p>
          </table:table-cell>
          <table:table-cell table:style-name="ce8" table:formula="of:=IFERROR(__xludf.dummyfunction(&quot;upper(googletranslate(A59,$A$1,&quot;&quot;en&quot;&quot;))&quot;);&quot;OPERAND'S LACK OF MATCH&quot;)" office:value-type="string" office:string-value="OPERAND'S LACK OF MATCH" calcext:value-type="string">
            <text:p>OPERAND'S LACK OF 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חוסר התאמה אופרנד&quot;)" office:value-type="string" office:string-value="חוסר התאמה אופרנד" calcext:value-type="string">
            <text:p>חוסר התאמה אופרנד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פשרות דורשת שפה" calcext:value-type="string">
            <text:p>אפשרות דורשת שפה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פשרות דורשת שפה&quot;)" office:value-type="string" office:string-value="אפשרות דורשת שפה" calcext:value-type="string">
            <text:p>אפשרות דורשת שפה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אנא בדוק את הגדרות השפה או משתנה הסביבה&quot;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8" table:formula="of:=IFERROR(__xludf.dummyfunction(&quot;upper(googletranslate(A62,$A$1,&quot;&quot;en&quot;&quot;))&quot;);&quot;THE LOGIC ERROR IN THE MATH OF THE STRING&quot;)" office:value-type="string" office:string-value="THE LOGIC ERROR IN THE MATH OF THE STRING" calcext:value-type="string">
            <text:p>THE LOGIC ERROR IN THE MATH OF THE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גיאת היגיון במתמטיקה של מחרוזת&quot;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לא ניתן לפתוח קובץ" calcext:value-type="string">
            <text:p>לא ניתן לפתוח קובץ</text:p>
          </table:table-cell>
          <table:table-cell table:style-name="ce8" table:formula="of:=IFERROR(__xludf.dummyfunction(&quot;upper(googletranslate(A63,$A$1,&quot;&quot;en&quot;&quot;))&quot;);&quot;CANNOT OPEN A FILE&quot;)" office:value-type="string" office:string-value="CANNOT OPEN A FILE" calcext:value-type="string">
            <text:p>CANNO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לא ניתן לפתוח קובץ&quot;)" office:value-type="string" office:string-value="לא ניתן לפתוח קובץ" calcext:value-type="string">
            <text:p>לא ניתן לפתוח קוב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8" table:formula="of:=IFERROR(__xludf.dummyfunction(&quot;upper(googletranslate(A64,$A$1,&quot;&quot;en&quot;&quot;))&quot;);&quot;UNABLE TO OPEN AN OPEN FILE TO READ&quot;)" office:value-type="string" office:string-value="UNABLE TO OPEN AN OPEN FILE TO READ" calcext:value-type="string">
            <text:p>UNABLE TO OPEN AN OPEN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לא ניתן לפתוח לקובץ פתוח לקריאה&quot;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תווית לא מוגדרת" calcext:value-type="string">
            <text:p>תווית לא מוגדרת</text:p>
          </table:table-cell>
          <table:table-cell table:style-name="ce8" table:formula="of:=IFERROR(__xludf.dummyfunction(&quot;upper(googletranslate(A65,$A$1,&quot;&quot;en&quot;&quot;))&quot;);&quot;NOT DEFINED LABEL&quot;)" office:value-type="string" office:string-value="NOT DEFINED LABEL" calcext:value-type="string">
            <text:p>NOT 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תווית לא מוגדרת&quot;)" office:value-type="string" office:string-value="תווית לא מוגדרת" calcext:value-type="string">
            <text:p>תווית לא מוגדרת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פעולה לא מטופלת" calcext:value-type="string">
            <text:p>פעולה לא מטופלת</text:p>
          </table:table-cell>
          <table:table-cell table:style-name="ce8" table:formula="of:=IFERROR(__xludf.dummyfunction(&quot;upper(googletranslate(A66,$A$1,&quot;&quot;en&quot;&quot;))&quot;);&quot;NOT TREATED ACTION&quot;)" office:value-type="string" office:string-value="NOT TREATED ACTION" calcext:value-type="string">
            <text:p>NOT TREATED AC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פעולה לא מטופלת&quot;)" office:value-type="string" office:string-value="פעולה לא מטופלת" calcext:value-type="string">
            <text:p>פעולה לא מטופלת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קוד פעולה שלא מטופל" calcext:value-type="string">
            <text:p>קוד פעולה שלא מטופל</text:p>
          </table:table-cell>
          <table:table-cell table:style-name="ce8" table:formula="of:=IFERROR(__xludf.dummyfunction(&quot;upper(googletranslate(A67,$A$1,&quot;&quot;en&quot;&quot;))&quot;);&quot;AN UNPROCESSED ACTION CODE&quot;)" office:value-type="string" office:string-value="AN UNPROCESSED ACTION CODE" calcext:value-type="string">
            <text:p>AN UNPROCESS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קוד פעולה שלא מטופל&quot;)" office:value-type="string" office:string-value="קוד פעולה שלא מטופל" calcext:value-type="string">
            <text:p>קוד פעולה שלא מטופ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לא ידוע אם תווית" calcext:value-type="string">
            <text:p>לא ידוע אם תווית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לא ידוע אם תווית&quot;)" office:value-type="string" office:string-value="לא ידוע אם תווית" calcext:value-type="string">
            <text:p>לא ידוע אם תווית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8" table:formula="of:=IFERROR(__xludf.dummyfunction(&quot;upper(googletranslate(A69,$A$1,&quot;&quot;en&quot;&quot;))&quot;);&quot;DOUBLE MATH OPERATION IS UNFAMILIAR&quot;)" office:value-type="string" office:string-value="DOUBLE MATH OPERATION IS UNFAMILIAR" calcext:value-type="string">
            <text:p>DOUBLE MATH OPERATION IS UNFAMILIAR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פעולת מתמטיקה כפולה לא מוכרת&quot;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הגדרת פונקציה לא מוכרת" calcext:value-type="string">
            <text:p>הגדרת פונקציה לא מוכרת</text:p>
          </table:table-cell>
          <table:table-cell table:style-name="ce8" table:formula="of:=IFERROR(__xludf.dummyfunction(&quot;upper(googletranslate(A70,$A$1,&quot;&quot;en&quot;&quot;))&quot;);&quot;SET UP AN UNFAMILIAR FUNCTION&quot;)" office:value-type="string" office:string-value="SET UP AN UNFAMILIAR FUNCTION" calcext:value-type="string">
            <text:p>SET UP AN UNFAMILIAR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הגדרת פונקציה לא מוכרת&quot;)" office:value-type="string" office:string-value="הגדרת פונקציה לא מוכרת" calcext:value-type="string">
            <text:p>הגדרת פונקצי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תווית GOSUB לא מוכרת" calcext:value-type="string">
            <text:p>תווית GOSUB לא מוכרת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תווית GOSUB לא מוכרת&quot;)" office:value-type="string" office:string-value="תווית GOSUB לא מוכרת" calcext:value-type="string">
            <text:p>תווית GOSUB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תווית GOTO לא מוכרת" calcext:value-type="string">
            <text:p>תווית GOTO לא מוכרת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תווית GOTO לא מוכרת&quot;)" office:value-type="string" office:string-value="תווית GOTO לא מוכרת" calcext:value-type="string">
            <text:p>תווית GOTO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קלט לא מוכר" calcext:value-type="string">
            <text:p>קלט לא מוכר</text:p>
          </table:table-cell>
          <table:table-cell table:style-name="ce8" table:formula="of:=IFERROR(__xludf.dummyfunction(&quot;upper(googletranslate(A73,$A$1,&quot;&quot;en&quot;&quot;))&quot;);&quot;INPUT UNFAMILIAR&quot;)" office:value-type="string" office:string-value="INPUT UNFAMILIAR" calcext:value-type="string">
            <text:p>INPUT UNFAMILIAR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קלט לא מוכר&quot;)" office:value-type="string" office:string-value="קלט לא מוכר" calcext:value-type="string">
            <text:p>קלט לא מוכר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8" table:formula="of:=IFERROR(__xludf.dummyfunction(&quot;upper(googletranslate(A74,$A$1,&quot;&quot;en&quot;&quot;))&quot;);&quot;INCREASED INCORRECT MATHEMATICS ACTION&quot;)" office:value-type="string" office:string-value="INCREASED INCORRECT MATHEMATICS ACTION" calcext:value-type="string">
            <text:p>INCREASED INCORRECT MATHEMATICS AC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פעולת מתמטיקה שלמה לא מוכרת&quot;)" office:value-type="string" office:string-value="פעולת מתמטיקה שלמה לא מוכרת" calcext:value-type="string">
            <text:p>פעולת מתמטיקה שלמ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סוג מתמטיקה לא מוכר" calcext:value-type="string">
            <text:p>סוג מתמטיקה לא מוכר</text:p>
          </table:table-cell>
          <table:table-cell table:style-name="ce8" table:formula="of:=IFERROR(__xludf.dummyfunction(&quot;upper(googletranslate(A75,$A$1,&quot;&quot;en&quot;&quot;))&quot;);&quot;TYPE OF UNKNOWN MATH&quot;)" office:value-type="string" office:string-value="TYPE OF UNKNOWN MATH" calcext:value-type="string">
            <text:p>TYPE OF UNKNOWN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סוג מתמטיקה לא מוכר&quot;)" office:value-type="string" office:string-value="סוג מתמטיקה לא מוכר" calcext:value-type="string">
            <text:p>סוג מתמטיקה לא מוכר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משתנה הבא לא מוכר" calcext:value-type="string">
            <text:p>משתנה הבא לא מוכר</text:p>
          </table:table-cell>
          <table:table-cell table:style-name="ce8" table:formula="of:=IFERROR(__xludf.dummyfunction(&quot;upper(googletranslate(A76,$A$1,&quot;&quot;en&quot;&quot;))&quot;);&quot;THE FOLLOWING VARIABLE IS NOT RECOGNIZED&quot;)" office:value-type="string" office:string-value="THE FOLLOWING VARIABLE IS NOT RECOGNIZED" calcext:value-type="string">
            <text:p>THE FOLLOWING VARIABLE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משתנה הבא לא מוכר&quot;)" office:value-type="string" office:string-value="משתנה הבא לא מוכר" calcext:value-type="string">
            <text:p>משתנה הבא לא מוכר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לא מוכר בהדפס" calcext:value-type="string">
            <text:p>OP לא מוכר בהדפס</text:p>
          </table:table-cell>
          <table:table-cell table:style-name="ce8" table:formula="of:=IFERROR(__xludf.dummyfunction(&quot;upper(googletranslate(A77,$A$1,&quot;&quot;en&quot;&quot;))&quot;);&quot;OP IS NOT RECOGNIZED IN PRINT&quot;)" office:value-type="string" office:string-value="OP IS NOT RECOGNIZED IN PRINT" calcext:value-type="string">
            <text:p>OP IS NOT 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לא מוכר בהדפס&quot;)" office:value-type="string" office:string-value="OP לא מוכר בהדפס" calcext:value-type="string">
            <text:p>OP לא מוכר בהדפס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8" table:formula="of:=IFERROR(__xludf.dummyfunction(&quot;upper(googletranslate(A78,$A$1,&quot;&quot;en&quot;&quot;))&quot;);&quot;INCREASED RATIONAL MATH OPERATION&quot;)" office:value-type="string" office:string-value="INCREASED RATIONAL MATH OPERATION" calcext:value-type="string">
            <text:p>INCREAS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פעולת מתמטיקה רציונלית לא מוכרת&quot;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סוג משתנה לא מוכר" calcext:value-type="string">
            <text:p>סוג משתנה לא מוכר</text:p>
          </table:table-cell>
          <table:table-cell table:style-name="ce8" table:formula="of:=IFERROR(__xludf.dummyfunction(&quot;upper(googletranslate(A79,$A$1,&quot;&quot;en&quot;&quot;))&quot;);&quot;AN UNKNOWN VARIABLE TYPE&quot;)" office:value-type="string" office:string-value="AN UNKNOWN VARIABLE TYPE" calcext:value-type="string">
            <text:p>AN UNKNOWN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סוג משתנה לא מוכר&quot;)" office:value-type="string" office:string-value="סוג משתנה לא מוכר" calcext:value-type="string">
            <text:p>סוג משתנה לא מוכר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ביטול סביבת הסביבה" calcext:value-type="string">
            <text:p>ביטול סביבת הסביבה</text:p>
          </table:table-cell>
          <table:table-cell table:style-name="ce8" table:formula="of:=IFERROR(__xludf.dummyfunction(&quot;upper(googletranslate(A80,$A$1,&quot;&quot;en&quot;&quot;))&quot;);&quot;CANCELLATION OF THE ENVIRONMENT&quot;)" office:value-type="string" office:string-value="CANCELLATION OF THE ENVIRONMENT" calcext:value-type="string">
            <text:p>CANCELLATION OF TH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ביטול סביבת הסביבה&quot;)" office:value-type="string" office:string-value="ביטול סביבת הסביבה" calcext:value-type="string">
            <text:p>ביטול סביבת הסביבה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8" table:formula="of:=IFERROR(__xludf.dummyfunction(&quot;upper(googletranslate(A81,$A$1,&quot;&quot;en&quot;&quot;))&quot;);&quot;INFORMATION BETWEEN A VARIABLE / ARRAY SETTING&quot;)" office:value-type="string" office:string-value="INFORMATION BETWEEN A VARIABLE / ARRAY SETTING" calcext:value-type="string">
            <text:p>INFORMATION BETWEEN A VARIABLE / ARRAY SETT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חוסר התאמה בין הגדרת משתנה / מערך&quot;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משתנה המוגדר כמערך" calcext:value-type="string">
            <text:p>משתנה המוגדר כמערך</text:p>
          </table:table-cell>
          <table:table-cell table:style-name="ce8" table:formula="of:=IFERROR(__xludf.dummyfunction(&quot;upper(googletranslate(A82,$A$1,&quot;&quot;en&quot;&quot;))&quot;);&quot;VARIABLE DEFINED AS A SET&quot;)" office:value-type="string" office:string-value="VARIABLE DEFINED AS A SET" calcext:value-type="string">
            <text:p>VARIABLE DEFINED AS A SE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משתנה המוגדר כמערך&quot;)" office:value-type="string" office:string-value="משתנה המוגדר כמערך" calcext:value-type="string">
            <text:p>משתנה המוגדר כמערך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משתנה המוגדר כלא מערך" calcext:value-type="string">
            <text:p>משתנה המוגדר כלא מערך</text:p>
          </table:table-cell>
          <table:table-cell table:style-name="ce8" table:formula="of:=IFERROR(__xludf.dummyfunction(&quot;upper(googletranslate(A83,$A$1,&quot;&quot;en&quot;&quot;))&quot;);&quot;VARIABLE DEFINED AS A SET OF ARRAY&quot;)" office:value-type="string" office:string-value="VARIABLE DEFINED AS A SET OF ARRAY" calcext:value-type="string">
            <text:p>VARIABLE DEFINED AS A SET OF 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משתנה המוגדר כלא מערך&quot;)" office:value-type="string" office:string-value="משתנה המוגדר כלא מערך" calcext:value-type="string">
            <text:p>משתנה המוגדר כלא מערך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למשתנה אין שום ערך" calcext:value-type="string">
            <text:p>למשתנה אין שום ערך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למשתנה אין שום ערך&quot;)" office:value-type="string" office:string-value="למשתנה אין שום ערך" calcext:value-type="string">
            <text:p>למשתנה אין שום ערך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משתנה אינו מערך" calcext:value-type="string">
            <text:p>משתנה אינו מערך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משתנה אינו מערך&quot;)" office:value-type="string" office:string-value="משתנה אינו מערך" calcext:value-type="string">
            <text:p>משתנה אינו מערך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e.A3:lang_he.A39">
            <calcext:condition calcext:apply-style-name="ConditionalStyle_1" calcext:value="formula-is(COUNTIF([.$A$3:.$A$39];[.$A3])&gt;1)" calcext:base-cell-address="lang_he.A3"/>
          </calcext:conditional-format>
        </calcext:conditional-formats>
      </table:table>
      <table:table table:name="lang_eo" table:style-name="ta1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ERANTO</text:p>
          </table:table-cell>
          <table:table-cell table:number-columns-repeated="1023"/>
        </table:table-row>
        <table:table-row table:style-name="ro1">
          <table:table-cell table:style-name="ce20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0" table:formula="of:=IF(LEN([.F5]) &gt; 0; [.F5]; [.E5])" office:value-type="string" office:string-value="BAZO" calcext:value-type="string">
            <text:p>BAZO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ZO&quot;)" office:value-type="string" office:string-value="BAZO" calcext:value-type="string">
            <text:p>BAZO</text:p>
          </table:table-cell>
          <table:table-cell table:number-columns-repeated="1019"/>
        </table:table-row>
        <table:table-row table:style-name="ro1">
          <table:table-cell table:style-name="ce2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0" table:formula="of:=IF(LEN([.F7]) &gt; 0; [.F7]; [.E7])" office:value-type="string" office:string-value="DATUMOJ" calcext:value-type="string">
            <text:p>DATUMOJ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UMOJ&quot;)" office:value-type="string" office:string-value="DATUMOJ" calcext:value-type="string">
            <text:p>DATUMOJ</text:p>
          </table:table-cell>
          <table:table-cell table:number-columns-repeated="1019"/>
        </table:table-row>
        <table:table-row table:style-name="ro1">
          <table:table-cell table:style-name="ce2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0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0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0" table:formula="of:=IF(LEN([.F11]) &gt; 0; [.F11]; [.E11])" office:value-type="string" office:string-value="FINO" calcext:value-type="string">
            <text:p>FINO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O&quot;)" office:value-type="string" office:string-value="FINO" calcext:value-type="string">
            <text:p>FINO</text:p>
          </table:table-cell>
          <table:table-cell table:number-columns-repeated="1019"/>
        </table:table-row>
        <table:table-row table:style-name="ro1">
          <table:table-cell table:style-name="ce20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0" table:formula="of:=IF(LEN([.F13]) &gt; 0; [.F13]; [.E13])" office:value-type="string" office:string-value="POR" calcext:value-type="string">
            <text:p>POR</text:p>
          </table:table-cell>
          <table:table-cell table:style-name="ce8" table:formula="of:=IFERROR(__xludf.dummyfunction(&quot;upper(googletranslate(A13,$A$1,&quot;&quot;en&quot;&quot;))&quot;);&quot;FOR FOR&quot;)" office:value-type="string" office:string-value="FOR FOR" calcext:value-type="string">
            <text:p>FOR 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R&quot;)" office:value-type="string" office:string-value="POR" calcext:value-type="string">
            <text:p>POR</text:p>
          </table:table-cell>
          <table:table-cell table:number-columns-repeated="1019"/>
        </table:table-row>
        <table:table-row table:style-name="ro1">
          <table:table-cell table:style-name="ce20" table:formula="of:=IF(LEN([.F14]) &gt; 0; [.F14]; [.E14])" office:value-type="string" office:string-value="IRU AL" calcext:value-type="string">
            <text:p>IRU AL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U AL&quot;)" office:value-type="string" office:string-value="IRU AL" calcext:value-type="string">
            <text:p>IRU AL</text:p>
          </table:table-cell>
          <table:table-cell table:number-columns-repeated="1019"/>
        </table:table-row>
        <table:table-row table:style-name="ro1">
          <table:table-cell table:style-name="ce2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0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2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0" table:formula="of:=IF(LEN([.F18]) &gt; 0; [.F18]; [.E18])" office:value-type="string" office:string-value="ENIGO" calcext:value-type="string">
            <text:p>ENIG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IGO&quot;)" office:value-type="string" office:string-value="ENIGO" calcext:value-type="string">
            <text:p>ENIGO</text:p>
          </table:table-cell>
          <table:table-cell table:number-columns-repeated="1019"/>
        </table:table-row>
        <table:table-row table:style-name="ro1">
          <table:table-cell table:style-name="ce20" table:formula="of:=IF(LEN([.F19]) &gt; 0; [.F19]; [.E19])" office:value-type="string" office:string-value="LASU" calcext:value-type="string">
            <text:p>LASU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U&quot;)" office:value-type="string" office:string-value="LASU" calcext:value-type="string">
            <text:p>LASU</text:p>
          </table:table-cell>
          <table:table-cell table:number-columns-repeated="1019"/>
        </table:table-row>
        <table:table-row table:style-name="ro1">
          <table:table-cell table:style-name="ce20" table:formula="of:=IF(LEN([.F20]) &gt; 0; [.F20]; [.E20])" office:value-type="string" office:string-value="REGISTRI" calcext:value-type="string">
            <text:p>REGISTRI</text:p>
          </table:table-cell>
          <table:table-cell table:style-name="ce8" table:formula="of:=IFERROR(__xludf.dummyfunction(&quot;upper(googletranslate(A20,$A$1,&quot;&quot;en&quot;&quot;))&quot;);&quot;TO REGISTER&quot;)" office:value-type="string" office:string-value="TO REGISTER" calcext:value-type="string">
            <text:p>TO 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I&quot;)" office:value-type="string" office:string-value="REGISTRI" calcext:value-type="string">
            <text:p>REGISTRI</text:p>
          </table:table-cell>
          <table:table-cell table:number-columns-repeated="1019"/>
        </table:table-row>
        <table:table-row table:style-name="ro1">
          <table:table-cell table:style-name="ce20" table:formula="of:=IF(LEN([.F21]) &gt; 0; [.F21]; [.E21])" office:value-type="string" office:string-value="POSTE" calcext:value-type="string">
            <text:p>POSTE</text:p>
          </table:table-cell>
          <table:table-cell table:style-name="ce8" table:formula="of:=IFERROR(__xludf.dummyfunction(&quot;upper(googletranslate(A21,$A$1,&quot;&quot;en&quot;&quot;))&quot;);&quot;LATER&quot;)" office:value-type="string" office:string-value="LATER" calcext:value-type="string">
            <text:p>LATER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OSTE&quot;)" office:value-type="string" office:string-value="POSTE" calcext:value-type="string">
            <text:p>POSTE</text:p>
          </table:table-cell>
          <table:table-cell table:number-columns-repeated="1019"/>
        </table:table-row>
        <table:table-row table:style-name="ro1">
          <table:table-cell table:style-name="ce20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0" table:formula="of:=IF(LEN([.F23]) &gt; 0; [.F23]; [.E23])" office:value-type="string" office:string-value="OPCIO" calcext:value-type="string">
            <text:p>OPCI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O&quot;)" office:value-type="string" office:string-value="OPCIO" calcext:value-type="string">
            <text:p>OPCIO</text:p>
          </table:table-cell>
          <table:table-cell table:number-columns-repeated="1019"/>
        </table:table-row>
        <table:table-row table:style-name="ro1">
          <table:table-cell table:style-name="ce20" table:formula="of:=IF(LEN([.F24]) &gt; 0; [.F24]; [.E24])" office:value-type="string" office:string-value="PRESI" calcext:value-type="string">
            <text:p>PRESI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ESI&quot;)" office:value-type="string" office:string-value="PRESI" calcext:value-type="string">
            <text:p>PRESI</text:p>
          </table:table-cell>
          <table:table-cell table:number-columns-repeated="1019"/>
        </table:table-row>
        <table:table-row table:style-name="ro1">
          <table:table-cell table:style-name="ce20" table:formula="of:=IF(LEN([.F25]) &gt; 0; [.F25]; [.E25])" office:value-type="string" office:string-value="HAZARDA" calcext:value-type="string">
            <text:p>HAZARD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HAZARDA&quot;)" office:value-type="string" office:string-value="HAZARDA" calcext:value-type="string">
            <text:p>HAZARDA</text:p>
          </table:table-cell>
          <table:table-cell table:number-columns-repeated="1019"/>
        </table:table-row>
        <table:table-row table:style-name="ro1">
          <table:table-cell table:style-name="ce20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20" table:formula="of:=IF(LEN([.F27]) &gt; 0; [.F27]; [.E27])" office:value-type="string" office:string-value="LEGU" calcext:value-type="string">
            <text:p>LEGU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U&quot;)" office:value-type="string" office:string-value="LEGU" calcext:value-type="string">
            <text:p>LEGU</text:p>
          </table:table-cell>
          <table:table-cell table:number-columns-repeated="1019"/>
        </table:table-row>
        <table:table-row table:style-name="ro1">
          <table:table-cell table:style-name="ce2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0" table:formula="of:=IF(LEN([.F29]) &gt; 0; [.F29]; [.E29])" office:value-type="string" office:string-value="RESTAŬRI" calcext:value-type="string">
            <text:p>RESTAŬRI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ŬRI&quot;)" office:value-type="string" office:string-value="RESTAŬRI" calcext:value-type="string">
            <text:p>RESTAŬRI</text:p>
          </table:table-cell>
          <table:table-cell table:number-columns-repeated="1019"/>
        </table:table-row>
        <table:table-row table:style-name="ro1">
          <table:table-cell table:style-name="ce20" table:formula="of:=IF(LEN([.F30]) &gt; 0; [.F30]; [.E30])" office:value-type="string" office:string-value="REVENU" calcext:value-type="string">
            <text:p>REVENU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VENU&quot;)" office:value-type="string" office:string-value="REVENU" calcext:value-type="string">
            <text:p>REVENU</text:p>
          </table:table-cell>
          <table:table-cell table:number-columns-repeated="1019"/>
        </table:table-row>
        <table:table-row table:style-name="ro1">
          <table:table-cell table:style-name="ce2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0" table:formula="of:=IF(LEN([.F33]) &gt; 0; [.F33]; [.E33])" office:value-type="string" office:string-value="PEKO" calcext:value-type="string">
            <text:p>PEK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KO&quot;)" office:value-type="string" office:string-value="PEKO" calcext:value-type="string">
            <text:p>PEKO</text:p>
          </table:table-cell>
          <table:table-cell table:number-columns-repeated="1019"/>
        </table:table-row>
        <table:table-row table:style-name="ro1">
          <table:table-cell table:style-name="ce2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0" table:formula="of:=IF(LEN([.F35]) &gt; 0; [.F35]; [.E35])" office:value-type="string" office:string-value="PAŜO" calcext:value-type="string">
            <text:p>PAŜO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ŜO&quot;)" office:value-type="string" office:string-value="PAŜO" calcext:value-type="string">
            <text:p>PAŜO</text:p>
          </table:table-cell>
          <table:table-cell table:number-columns-repeated="1019"/>
        </table:table-row>
        <table:table-row table:style-name="ro1">
          <table:table-cell table:style-name="ce20" table:formula="of:=IF(LEN([.F36]) &gt; 0; [.F36]; [.E36])" office:value-type="string" office:string-value="ĈESU" calcext:value-type="string">
            <text:p>ĈESU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ĈESU&quot;)" office:value-type="string" office:string-value="ĈESU" calcext:value-type="string">
            <text:p>ĈESU</text:p>
          </table:table-cell>
          <table:table-cell table:number-columns-repeated="1019"/>
        </table:table-row>
        <table:table-row table:style-name="ro1">
          <table:table-cell table:style-name="ce2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0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0" table:formula="of:=IF(LEN([.F39]) &gt; 0; [.F39]; [.E39])" office:value-type="string" office:string-value="AL" calcext:value-type="string">
            <text:p>AL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L&quot;)" office:value-type="string" office:string-value="AL" calcext:value-type="string">
            <text:p>AL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8" table:formula="of:=IFERROR(__xludf.dummyfunction(&quot;upper(googletranslate(A41,$A$1,&quot;&quot;en&quot;&quot;))&quot;);&quot;AND NO LANGUAGE GIVEN ON A COMMAND LINE. GOING OUT.&quot;)" office:value-type="string" office:string-value="AND NO LANGUAGE GIVEN ON A COMMAND LINE. GOING OUT." calcext:value-type="string">
            <text:p>AND NO LANGUAGE GIVEN ON A COMMAND LINE. GO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KAJ NENIU LINGVO DONITA SUR KOMANDLINIO. ELIRANTE.&quot;)" office:value-type="string" office:string-value="KAJ NENIU LINGVO DONITA SUR KOMANDLINIO. ELIRANTE." calcext:value-type="string">
            <text:p>KAJ NENIU LINGVO DONITA SUR KOMANDLINIO. ELIRANTE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ELO JAM DIFINITA" calcext:value-type="string">
            <text:p>TABELO JAM DIFINITA</text:p>
          </table:table-cell>
          <table:table-cell table:style-name="ce8" table:formula="of:=IFERROR(__xludf.dummyfunction(&quot;upper(googletranslate(A42,$A$1,&quot;&quot;en&quot;&quot;))&quot;);&quot;TABLE ALREADY DEFINED&quot;)" office:value-type="string" office:string-value="TABLE ALREADY DEFINED" calcext:value-type="string">
            <text:p>TABL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ELO JAM DIFINITA&quot;)" office:value-type="string" office:string-value="TABELO JAM DIFINITA" calcext:value-type="string">
            <text:p>TABELO JAM DIFINIT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KSO EKSTER LIMOJ" calcext:value-type="string">
            <text:p>ARRAY -INDEKSO EKSTER LIMOJ</text:p>
          </table:table-cell>
          <table:table-cell table:style-name="ce8" table:formula="of:=IFERROR(__xludf.dummyfunction(&quot;upper(googletranslate(A43,$A$1,&quot;&quot;en&quot;&quot;))&quot;);&quot;ARRAY INDEX OUT OF BOUNDARIES&quot;)" office:value-type="string" office:string-value="ARRAY INDEX OUT OF BOUNDARIES" calcext:value-type="string">
            <text:p>ARRAY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KSO EKSTER LIMOJ&quot;)" office:value-type="string" office:string-value="ARRAY -INDEKSO EKSTER LIMOJ" calcext:value-type="string">
            <text:p>ARRAY -INDEKSO EKSTER LIMOJ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E POVAS ALIRI DOSIERUJON" calcext:value-type="string">
            <text:p>NE POVAS ALIRI DOSIERUJON</text:p>
          </table:table-cell>
          <table:table-cell table:style-name="ce8" table:formula="of:=IFERROR(__xludf.dummyfunction(&quot;upper(googletranslate(A44,$A$1,&quot;&quot;en&quot;&quot;))&quot;);&quot;CANNOT ACCESS A FOLDER&quot;)" office:value-type="string" office:string-value="CANNOT ACCESS A FOLDER" calcext:value-type="string">
            <text:p>CANNOT ACCESS A FOLDER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E POVAS ALIRI DOSIERUJON&quot;)" office:value-type="string" office:string-value="NE POVAS ALIRI DOSIERUJON" calcext:value-type="string">
            <text:p>NE POVAS ALIRI DOSIERUJO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UMA ENIGA SUBFLUO" calcext:value-type="string">
            <text:p>DATUMA ENIGA SUBFLUO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UMA ENIGA SUBFLUO&quot;)" office:value-type="string" office:string-value="DATUMA ENIGA SUBFLUO" calcext:value-type="string">
            <text:p>DATUMA ENIGA SUBFLU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UMOJ LEGU SUBFLUON" calcext:value-type="string">
            <text:p>DATUMOJ LEGU SUBFLUON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UMOJ LEGU SUBFLUON&quot;)" office:value-type="string" office:string-value="DATUMOJ LEGU SUBFLUON" calcext:value-type="string">
            <text:p>DATUMOJ LEGU SUBFLUO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IFINA CIKLO MALKOVRITA" calcext:value-type="string">
            <text:p>DIFINA CIKLO MALKOVRITA</text:p>
          </table:table-cell>
          <table:table-cell table:style-name="ce8" table:formula="of:=IFERROR(__xludf.dummyfunction(&quot;upper(googletranslate(A47,$A$1,&quot;&quot;en&quot;&quot;))&quot;);&quot;DEFINITE CYCLE DISCOVERED&quot;)" office:value-type="string" office:string-value="DEFINITE CYCLE DISCOVERED" calcext:value-type="string">
            <text:p>DEFINITE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IFINA CIKLO MALKOVRITA&quot;)" office:value-type="string" office:string-value="DIFINA CIKLO MALKOVRITA" calcext:value-type="string">
            <text:p>DIFINA CIKLO MALKOVRI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ARO" calcext:value-type="string">
            <text:p>ERA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ARO&quot;)" office:value-type="string" office:string-value="ERARO" calcext:value-type="string">
            <text:p>ERA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R VARIABLO MULTOBLIGITA DIFINITA" calcext:value-type="string">
            <text:p>POR VARIABLO MULTOBLIGITA DIFINITA</text:p>
          </table:table-cell>
          <table:table-cell table:style-name="ce8" table:formula="of:=IFERROR(__xludf.dummyfunction(&quot;upper(googletranslate(A49,$A$1,&quot;&quot;en&quot;&quot;))&quot;);&quot;FOR A VARIABLE MULTIPLIED DEFINED&quot;)" office:value-type="string" office:string-value="FOR A VARIABLE MULTIPLIED DEFINED" calcext:value-type="string">
            <text:p>FOR A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R VARIABLO MULTOBLIGITA DIFINITA&quot;)" office:value-type="string" office:string-value="POR VARIABLO MULTOBLIGITA DIFINITA" calcext:value-type="string">
            <text:p>POR VARIABLO MULTOBLIGITA DIFINIT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CIA DIFINO MULTOBLIĜAS DIFINITA" calcext:value-type="string">
            <text:p>FUNKCIA DIFINO MULTOBLIĜAS DIFINITA</text:p>
          </table:table-cell>
          <table:table-cell table:style-name="ce8" table:formula="of:=IFERROR(__xludf.dummyfunction(&quot;upper(googletranslate(A50,$A$1,&quot;&quot;en&quot;&quot;))&quot;);&quot;FUNCTIONAL DEFINITION MULTIPLIES DEFINED&quot;)" office:value-type="string" office:string-value="FUNCTIONAL DEFINITION MULTIPLIES DEFINED" calcext:value-type="string">
            <text:p>FUNCTIONAL DEFINITION MULTIPLIE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CIA DIFINO MULTOBLIĜAS DIFINITA&quot;)" office:value-type="string" office:string-value="FUNKCIA DIFINO MULTOBLIĜAS DIFINITA" calcext:value-type="string">
            <text:p>FUNKCIA DIFINO MULTOBLIĜAS DIFINIT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CIA DIFINA PARAMETRO MALSUKCESA" calcext:value-type="string">
            <text:p>FUNKCIA DIFINA PARAMETRO MALSUKCESA</text:p>
          </table:table-cell>
          <table:table-cell table:style-name="ce8" table:formula="of:=IFERROR(__xludf.dummyfunction(&quot;upper(googletranslate(A51,$A$1,&quot;&quot;en&quot;&quot;))&quot;);&quot;FUNCTIONAL DEFINING PARAMETER FAILED&quot;)" office:value-type="string" office:string-value="FUNCTIONAL DEFINING PARAMETER FAILED" calcext:value-type="string">
            <text:p>FUNCTIONAL DEFINING PARAMETER FAIL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CIA DIFINA PARAMETRO MALSUKCESA&quot;)" office:value-type="string" office:string-value="FUNKCIA DIFINA PARAMETRO MALSUKCESA" calcext:value-type="string">
            <text:p>FUNKCIA DIFINA PARAMETRO MALSUKCES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-STAKO SUPERFLUAS" calcext:value-type="string">
            <text:p>GOSUB -STAKO SUPERFLUAS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-STAKO SUPERFLUAS&quot;)" office:value-type="string" office:string-value="GOSUB -STAKO SUPERFLUAS" calcext:value-type="string">
            <text:p>GOSUB -STAKO SUPERFLUAS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UO" calcext:value-type="string">
            <text:p>GOSUB STACK SUBFLUO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UO&quot;)" office:value-type="string" office:string-value="GOSUB STACK SUBFLUO" calcext:value-type="string">
            <text:p>GOSUB STACK SUBFLUO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O EKSTER LA GAMO" calcext:value-type="string">
            <text:p>INDEKSO EKSTER LA GAMO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O EKSTER LA GAMO&quot;)" office:value-type="string" office:string-value="INDEKSO EKSTER LA GAMO" calcext:value-type="string">
            <text:p>INDEKSO EKSTER LA GAM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DO JAM DIFINITA" calcext:value-type="string">
            <text:p>ETIKEDO JAM DIFINIT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DO JAM DIFINITA&quot;)" office:value-type="string" office:string-value="ETIKEDO JAM DIFINITA" calcext:value-type="string">
            <text:p>ETIKEDO JAM DIFINIT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MALDEKSTRA / DEKSTRA OPERACIO MISMATCH" calcext:value-type="string">
            <text:p>MALDEKSTRA / DEKSTRA OPERACIO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MALDEKSTRA / DEKSTRA OPERACIO MISMATCH&quot;)" office:value-type="string" office:string-value="MALDEKSTRA / DEKSTRA OPERACIO MISMATCH" calcext:value-type="string">
            <text:p>MALDEKSTRA / DEKSTRA OPERACIO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A INDEKSO" calcext:value-type="string">
            <text:p>NEGATIVA INDEKS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A INDEKSO&quot;)" office:value-type="string" office:string-value="NEGATIVA INDEKSO" calcext:value-type="string">
            <text:p>NEGATIVA INDEKS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VENONTA POR BUKLO KUN ĈENA VARIABLO" calcext:value-type="string">
            <text:p>VENONTA POR BUKLO KUN ĈENA VARIABLO</text:p>
          </table:table-cell>
          <table:table-cell table:style-name="ce8" table:formula="of:=IFERROR(__xludf.dummyfunction(&quot;upper(googletranslate(A58,$A$1,&quot;&quot;en&quot;&quot;))&quot;);&quot;NEXT FOR A LOOP WITH A CHAIN VARIABLE&quot;)" office:value-type="string" office:string-value="NEXT FOR A LOOP WITH A CHAIN VARIABLE" calcext:value-type="string">
            <text:p>NEXT FOR A LOOP WITH A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VENONTA POR BUKLO KUN ĈENA VARIABLO&quot;)" office:value-type="string" office:string-value="VENONTA POR BUKLO KUN ĈENA VARIABLO" calcext:value-type="string">
            <text:p>VENONTA POR BUKLO KUN ĈENA VARIABL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A MISKOMPRENO" calcext:value-type="string">
            <text:p>OPERANDA MISKOMPRENO</text:p>
          </table:table-cell>
          <table:table-cell table:style-name="ce8" table:formula="of:=IFERROR(__xludf.dummyfunction(&quot;upper(googletranslate(A59,$A$1,&quot;&quot;en&quot;&quot;))&quot;);&quot;OPERANDA MISUNDERSTANDING&quot;)" office:value-type="string" office:string-value="OPERANDA MISUNDERSTANDING" calcext:value-type="string">
            <text:p>OPERANDA MISUNDERSTAND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A MISKOMPRENO&quot;)" office:value-type="string" office:string-value="OPERANDA MISKOMPRENO" calcext:value-type="string">
            <text:p>OPERANDA MISKOMPREN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CIO POSTULAS LINGVON" calcext:value-type="string">
            <text:p>OPCIO POSTULAS LINGVON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CIO POSTULAS LINGVON&quot;)" office:value-type="string" office:string-value="OPCIO POSTULAS LINGVON" calcext:value-type="string">
            <text:p>OPCIO POSTULAS LINGVON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8" table:formula="of:=IFERROR(__xludf.dummyfunction(&quot;upper(googletranslate(A61,$A$1,&quot;&quot;en&quot;&quot;))&quot;);&quot;PLEASE CHECK LANGUAGE SETTINGS OR ENVIRONMENTAL VARIABLE&quot;)" office:value-type="string" office:string-value="PLEASE CHECK LANGUAGE SETTINGS OR ENVIRONMENTAL VARIABLE" calcext:value-type="string">
            <text:p>PLEASE CHECK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ONVOLU KONTROLI LINGVAJN AGORDOJN AŬ MEDIAN VARIABLON&quot;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ŜNURO DE MATEMATIKA LOGIKA ERARO" calcext:value-type="string">
            <text:p>ŜNURO DE MATEMATIKA LOGIKA ERARO</text:p>
          </table:table-cell>
          <table:table-cell table:style-name="ce8" table:formula="of:=IFERROR(__xludf.dummyfunction(&quot;upper(googletranslate(A62,$A$1,&quot;&quot;en&quot;&quot;))&quot;);&quot;A STRING OF MATHEMATICAL LOGICAL ERROR&quot;)" office:value-type="string" office:string-value="A STRING OF MATHEMATICAL LOGICAL ERROR" calcext:value-type="string">
            <text:p>A STRING OF MATHEMATICAL LOGICAL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ŜNURO DE MATEMATIKA LOGIKA ERARO&quot;)" office:value-type="string" office:string-value="ŜNURO DE MATEMATIKA LOGIKA ERARO" calcext:value-type="string">
            <text:p>ŜNURO DE MATEMATIKA LOGIKA ERARO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E EBLAS MALFERMI DOSIERON" calcext:value-type="string">
            <text:p>NE EBLAS MALFERMI DOSIERON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E EBLAS MALFERMI DOSIERON&quot;)" office:value-type="string" office:string-value="NE EBLAS MALFERMI DOSIERON" calcext:value-type="string">
            <text:p>NE EBLAS MALFERMI DOSIERO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8" table:formula="of:=IFERROR(__xludf.dummyfunction(&quot;upper(googletranslate(A64,$A$1,&quot;&quot;en&quot;&quot;))&quot;);&quot;CANNOT OPEN TO OPEN A FILE FOR READING&quot;)" office:value-type="string" office:string-value="CANNOT OPEN TO OPEN A FILE FOR READING" calcext:value-type="string">
            <text:p>CANNOT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E POVAS MALFERMI POR MALFERMI DOSIERON POR LEGADO&quot;)" office:value-type="string" office:string-value="NE POVAS MALFERMI POR MALFERMI DOSIERON POR LEGADO" calcext:value-type="string">
            <text:p>NE POVAS MALFERMI POR MALFERMI DOSIERON POR LEGAD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NEDIFINITA ETIKEDO" calcext:value-type="string">
            <text:p>NEDIFINITA ETIKEDO</text:p>
          </table:table-cell>
          <table:table-cell table:style-name="ce8" table:formula="of:=IFERROR(__xludf.dummyfunction(&quot;upper(googletranslate(A65,$A$1,&quot;&quot;en&quot;&quot;))&quot;);&quot;INDEFINITE TAG&quot;)" office:value-type="string" office:string-value="INDEFINITE TAG" calcext:value-type="string">
            <text:p>INDEFINITE TA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NEDIFINITA ETIKEDO&quot;)" office:value-type="string" office:string-value="NEDIFINITA ETIKEDO" calcext:value-type="string">
            <text:p>NEDIFINITA ETIKED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EINSTRUITA OPERACIO" calcext:value-type="string">
            <text:p>NEINSTRUITA OPERACIO</text:p>
          </table:table-cell>
          <table:table-cell table:style-name="ce8" table:formula="of:=IFERROR(__xludf.dummyfunction(&quot;upper(googletranslate(A66,$A$1,&quot;&quot;en&quot;&quot;))&quot;);&quot;UNINTERIBUTED OPERATION&quot;)" office:value-type="string" office:string-value="UNINTERIBUTED OPERATION" calcext:value-type="string">
            <text:p>UNINTERIBU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EINSTRUITA OPERACIO&quot;)" office:value-type="string" office:string-value="NEINSTRUITA OPERACIO" calcext:value-type="string">
            <text:p>NEINSTRUITA OPERAC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MALKONATA OPERACIA KODO" calcext:value-type="string">
            <text:p>MALKONATA OPERACIA KODO</text:p>
          </table:table-cell>
          <table:table-cell table:style-name="ce8" table:formula="of:=IFERROR(__xludf.dummyfunction(&quot;upper(googletranslate(A67,$A$1,&quot;&quot;en&quot;&quot;))&quot;);&quot;UNKNOWN OPERATIONAL CODE&quot;)" office:value-type="string" office:string-value="UNKNOWN OPERATIONAL CODE" calcext:value-type="string">
            <text:p>UNKNOWN OPERATIONAL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MALKONATA OPERACIA KODO&quot;)" office:value-type="string" office:string-value="MALKONATA OPERACIA KODO" calcext:value-type="string">
            <text:p>MALKONATA OPERACIA KO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NEKONATA SE ETIKEDO" calcext:value-type="string">
            <text:p>NEKONATA SE ETIKEDO</text:p>
          </table:table-cell>
          <table:table-cell table:style-name="ce8" table:formula="of:=IFERROR(__xludf.dummyfunction(&quot;upper(googletranslate(A68,$A$1,&quot;&quot;en&quot;&quot;))&quot;);&quot;UNKNOWN IF TAG&quot;)" office:value-type="string" office:string-value="UNKNOWN IF TAG" calcext:value-type="string">
            <text:p>UNKNOWN IF TAG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NEKONATA SE ETIKEDO&quot;)" office:value-type="string" office:string-value="NEKONATA SE ETIKEDO" calcext:value-type="string">
            <text:p>NEKONATA SE ETIKED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NE REKONITA DUOBLA MATEMATIKA OPERACIO" calcext:value-type="string">
            <text:p>NE REKONITA DUOBLA MATEMATIKA OPERACIO</text:p>
          </table:table-cell>
          <table:table-cell table:style-name="ce8" table:formula="of:=IFERROR(__xludf.dummyfunction(&quot;upper(googletranslate(A69,$A$1,&quot;&quot;en&quot;&quot;))&quot;);&quot;NOT RECOGNIZED DOUBLE MATHEMATICAL OPERATION&quot;)" office:value-type="string" office:string-value="NOT RECOGNIZED DOUBLE MATHEMATICAL OPERATION" calcext:value-type="string">
            <text:p>NOT RECOGNIZ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NE REKONITA DUOBLA MATEMATIKA OPERACIO&quot;)" office:value-type="string" office:string-value="NE REKONITA DUOBLA MATEMATIKA OPERACIO" calcext:value-type="string">
            <text:p>NE REKONITA DUOBL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E REKONITA FUNKCIA FUNKCIA DIFINO" calcext:value-type="string">
            <text:p>NE REKONITA FUNKCIA FUNKCIA DIFINO</text:p>
          </table:table-cell>
          <table:table-cell table:style-name="ce8" table:formula="of:=IFERROR(__xludf.dummyfunction(&quot;upper(googletranslate(A70,$A$1,&quot;&quot;en&quot;&quot;))&quot;);&quot;NOT RECOGNIZED FUNCTIONAL DEFINITION&quot;)" office:value-type="string" office:string-value="NOT RECOGNIZED FUNCTIONAL DEFINITION" calcext:value-type="string">
            <text:p>NOT RECOGNIZED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E REKONITA FUNKCIA FUNKCIA DIFINO&quot;)" office:value-type="string" office:string-value="NE REKONITA FUNKCIA FUNKCIA DIFINO" calcext:value-type="string">
            <text:p>NE REKONITA FUNKCIA FUNKCIA DIFIN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E REKONITA GOSUB -ETIKEDO" calcext:value-type="string">
            <text:p>NE REKONITA GOSUB -ETIKEDO</text:p>
          </table:table-cell>
          <table:table-cell table:style-name="ce8" table:formula="of:=IFERROR(__xludf.dummyfunction(&quot;upper(googletranslate(A71,$A$1,&quot;&quot;en&quot;&quot;))&quot;);&quot;NOT RECOGNIZED GOSUB TAG&quot;)" office:value-type="string" office:string-value="NOT RECOGNIZED GOSUB TAG" calcext:value-type="string">
            <text:p>NOT RECOGNIZED GOSUB TA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E REKONITA GOSUB -ETIKEDO&quot;)" office:value-type="string" office:string-value="NE REKONITA GOSUB -ETIKEDO" calcext:value-type="string">
            <text:p>NE REKONITA GOSUB -ETIKED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E REKONITA GOTO -ETIKEDO" calcext:value-type="string">
            <text:p>NE REKONITA GOTO -ETIKEDO</text:p>
          </table:table-cell>
          <table:table-cell table:style-name="ce8" table:formula="of:=IFERROR(__xludf.dummyfunction(&quot;upper(googletranslate(A72,$A$1,&quot;&quot;en&quot;&quot;))&quot;);&quot;NOT RECOGNIZED GOTO TAG&quot;)" office:value-type="string" office:string-value="NOT RECOGNIZED GOTO TAG" calcext:value-type="string">
            <text:p>NOT 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E REKONITA GOTO -ETIKEDO&quot;)" office:value-type="string" office:string-value="NE REKONITA GOTO -ETIKEDO" calcext:value-type="string">
            <text:p>NE REKONITA GOTO -ETIKE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NE REKONITA ENIGO" calcext:value-type="string">
            <text:p>NE REKONITA ENIGO</text:p>
          </table:table-cell>
          <table:table-cell table:style-name="ce8" table:formula="of:=IFERROR(__xludf.dummyfunction(&quot;upper(googletranslate(A73,$A$1,&quot;&quot;en&quot;&quot;))&quot;);&quot;NOT RECOGNIZED INPUT&quot;)" office:value-type="string" office:string-value="NOT RECOGNIZED INPUT" calcext:value-type="string">
            <text:p>NOT 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NE REKONITA ENIGO&quot;)" office:value-type="string" office:string-value="NE REKONITA ENIGO" calcext:value-type="string">
            <text:p>NE REKONITA ENIGO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E REKONITA ENTJERA MATEMATIKA OPERACIO" calcext:value-type="string">
            <text:p>NE REKONITA ENTJERA MATEMATIKA OPERACIO</text:p>
          </table:table-cell>
          <table:table-cell table:style-name="ce8" table:formula="of:=IFERROR(__xludf.dummyfunction(&quot;upper(googletranslate(A74,$A$1,&quot;&quot;en&quot;&quot;))&quot;);&quot;NOT RECOGNIZED INTEGER MATHEMATICAL OPERATION&quot;)" office:value-type="string" office:string-value="NOT RECOGNIZED INTEGER MATHEMATICAL OPERATION" calcext:value-type="string">
            <text:p>NOT RECOGNIZED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NE REKONITA ENTJERA MATEMATIKA OPERACIO&quot;)" office:value-type="string" office:string-value="NE REKONITA ENTJERA MATEMATIKA OPERACIO" calcext:value-type="string">
            <text:p>NE REKONITA ENTJER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NE REKONITA MATEMATIKA TIPO" calcext:value-type="string">
            <text:p>NE REKONITA MATEMATIKA TIPO</text:p>
          </table:table-cell>
          <table:table-cell table:style-name="ce8" table:formula="of:=IFERROR(__xludf.dummyfunction(&quot;upper(googletranslate(A75,$A$1,&quot;&quot;en&quot;&quot;))&quot;);&quot;NOT RECOGNIZED MATHEMATICAL TYPE&quot;)" office:value-type="string" office:string-value="NOT RECOGNIZED MATHEMATICAL TYPE" calcext:value-type="string">
            <text:p>NOT 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NE REKONITA MATEMATIKA TIPO&quot;)" office:value-type="string" office:string-value="NE REKONITA MATEMATIKA TIPO" calcext:value-type="string">
            <text:p>NE REKONITA MATEMATIKA TIP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 REKONITA SEKVA VARIABLO" calcext:value-type="string">
            <text:p>NE REKONITA SEKVA VARIABLO</text:p>
          </table:table-cell>
          <table:table-cell table:style-name="ce8" table:formula="of:=IFERROR(__xludf.dummyfunction(&quot;upper(googletranslate(A76,$A$1,&quot;&quot;en&quot;&quot;))&quot;);&quot;NOT RECOGNIZED NEXT VARIABLE&quot;)" office:value-type="string" office:string-value="NOT RECOGNIZED NEXT VARIABLE" calcext:value-type="string">
            <text:p>NOT RECOGNIZ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 REKONITA SEKVA VARIABLO&quot;)" office:value-type="string" office:string-value="NE REKONITA SEKVA VARIABLO" calcext:value-type="string">
            <text:p>NE REKONITA SEKVA VARIABL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NE REKONITA OP EN PRESAĴO" calcext:value-type="string">
            <text:p>NE REKONITA OP EN PRESAĴO</text:p>
          </table:table-cell>
          <table:table-cell table:style-name="ce8" table:formula="of:=IFERROR(__xludf.dummyfunction(&quot;upper(googletranslate(A77,$A$1,&quot;&quot;en&quot;&quot;))&quot;);&quot;NOT RECOGNIZED OP IN PRINT&quot;)" office:value-type="string" office:string-value="NOT RECOGNIZED OP IN PRINT" calcext:value-type="string">
            <text:p>NOT RECOGNIZ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NE REKONITA OP EN PRESAĴO&quot;)" office:value-type="string" office:string-value="NE REKONITA OP EN PRESAĴO" calcext:value-type="string">
            <text:p>NE REKONITA OP EN PRESAĴ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 REKONITA RACIA MATEMATIKA OPERACIO" calcext:value-type="string">
            <text:p>NE REKONITA RACIA MATEMATIKA OPERACIO</text:p>
          </table:table-cell>
          <table:table-cell table:style-name="ce8" table:formula="of:=IFERROR(__xludf.dummyfunction(&quot;upper(googletranslate(A78,$A$1,&quot;&quot;en&quot;&quot;))&quot;);&quot;NOT RECOGNIZED RATIONAL MATHEMATICAL OPERATION&quot;)" office:value-type="string" office:string-value="NOT RECOGNIZED RATIONAL MATHEMATICAL OPERATION" calcext:value-type="string">
            <text:p>NOT 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NE REKONITA RACIA MATEMATIKA OPERACIO&quot;)" office:value-type="string" office:string-value="NE REKONITA RACIA MATEMATIKA OPERACIO" calcext:value-type="string">
            <text:p>NE REKONITA RACI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 REKONITA VARIA TIPO" calcext:value-type="string">
            <text:p>NE REKONITA VARIA TIPO</text:p>
          </table:table-cell>
          <table:table-cell table:style-name="ce8" table:formula="of:=IFERROR(__xludf.dummyfunction(&quot;upper(googletranslate(A79,$A$1,&quot;&quot;en&quot;&quot;))&quot;);&quot;NOT RECOGNIZED VARIABLE TYPE&quot;)" office:value-type="string" office:string-value="NOT RECOGNIZED VARIABLE TYPE" calcext:value-type="string">
            <text:p>NOT 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NE REKONITA VARIA TIPO&quot;)" office:value-type="string" office:string-value="NE REKONITA VARIA TIPO" calcext:value-type="string">
            <text:p>NE REKONITA VARIA TIP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LŜALTITA MEDIA VARIABLO" calcext:value-type="string">
            <text:p>MALŜALTITA MEDIA VARIABLO</text:p>
          </table:table-cell>
          <table:table-cell table:style-name="ce8" table:formula="of:=IFERROR(__xludf.dummyfunction(&quot;upper(googletranslate(A80,$A$1,&quot;&quot;en&quot;&quot;))&quot;);&quot;TURNED OFF ENVIRONMENTAL VARIABLE&quot;)" office:value-type="string" office:string-value="TURNED OFF ENVIRONMENTAL VARIABLE" calcext:value-type="string">
            <text:p>TURNED OFF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LŜALTITA MEDIA VARIABLO&quot;)" office:value-type="string" office:string-value="MALŜALTITA MEDIA VARIABLO" calcext:value-type="string">
            <text:p>MALŜALTITA MEDIA VARIABL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A / ARRAY -DIFINO MALSUKCESA" calcext:value-type="string">
            <text:p>VARIABLA / ARRAY -DIFINO MALSUKCESA</text:p>
          </table:table-cell>
          <table:table-cell table:style-name="ce8" table:formula="of:=IFERROR(__xludf.dummyfunction(&quot;upper(googletranslate(A81,$A$1,&quot;&quot;en&quot;&quot;))&quot;);&quot;VARIABLE / ARRAY -DEFINITION FAILED&quot;)" office:value-type="string" office:string-value="VARIABLE / ARRAY -DEFINITION FAILED" calcext:value-type="string">
            <text:p>VARIABLE / ARRAY -DEFINITION FAIL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A / ARRAY -DIFINO MALSUKCESA&quot;)" office:value-type="string" office:string-value="VARIABLA / ARRAY -DIFINO MALSUKCESA" calcext:value-type="string">
            <text:p>VARIABLA / ARRAY -DIFINO MALSUKCES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ĴO DIFINITA KIEL TABELO" calcext:value-type="string">
            <text:p>VARIAĴO DIFINITA KIEL TABELO</text:p>
          </table:table-cell>
          <table:table-cell table:style-name="ce8" table:formula="of:=IFERROR(__xludf.dummyfunction(&quot;upper(googletranslate(A82,$A$1,&quot;&quot;en&quot;&quot;))&quot;);&quot;A VARIATION DEFINED AS AN ARRAY&quot;)" office:value-type="string" office:string-value="A VARIATION DEFINED AS AN ARRAY" calcext:value-type="string">
            <text:p>A VARIATION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ĴO DIFINITA KIEL TABELO&quot;)" office:value-type="string" office:string-value="VARIAĴO DIFINITA KIEL TABELO" calcext:value-type="string">
            <text:p>VARIAĴO DIFINITA KIEL TABEL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ĴO DIFINITA KIEL NEARRAY" calcext:value-type="string">
            <text:p>VARIAĴO DIFINITA KIEL NEARRAY</text:p>
          </table:table-cell>
          <table:table-cell table:style-name="ce8" table:formula="of:=IFERROR(__xludf.dummyfunction(&quot;upper(googletranslate(A83,$A$1,&quot;&quot;en&quot;&quot;))&quot;);&quot;VARIATION DEFINED AS NEARRAY&quot;)" office:value-type="string" office:string-value="VARIATION DEFINED AS NEARRAY" calcext:value-type="string">
            <text:p>VARIATION DEFINED AS NE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ĴO DIFINITA KIEL NEARRAY&quot;)" office:value-type="string" office:string-value="VARIAĴO DIFINITA KIEL NEARRAY" calcext:value-type="string">
            <text:p>VARIAĴO DIFINITA KIEL NE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ĴO HAVAS NENIUN VALORON" calcext:value-type="string">
            <text:p>VARIAĴO HAVAS NENIUN VALORON</text:p>
          </table:table-cell>
          <table:table-cell table:style-name="ce8" table:formula="of:=IFERROR(__xludf.dummyfunction(&quot;upper(googletranslate(A84,$A$1,&quot;&quot;en&quot;&quot;))&quot;);&quot;VARIATION HAS NO VALUE&quot;)" office:value-type="string" office:string-value="VARIATION HAS NO VALUE" calcext:value-type="string">
            <text:p>VARIATION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ĴO HAVAS NENIUN VALORON&quot;)" office:value-type="string" office:string-value="VARIAĴO HAVAS NENIUN VALORON" calcext:value-type="string">
            <text:p>VARIAĴO HAVAS NENIUN VALORO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ĴO NE ESTAS TABELO" calcext:value-type="string">
            <text:p>VARIAĴO NE ESTAS TABELO</text:p>
          </table:table-cell>
          <table:table-cell table:style-name="ce8" table:formula="of:=IFERROR(__xludf.dummyfunction(&quot;upper(googletranslate(A85,$A$1,&quot;&quot;en&quot;&quot;))&quot;);&quot;VARIATION IS NOT AN ARRAY&quot;)" office:value-type="string" office:string-value="VARIATION IS NOT AN ARRAY" calcext:value-type="string">
            <text:p>VARIATION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ĴO NE ESTAS TABELO&quot;)" office:value-type="string" office:string-value="VARIAĴO NE ESTAS TABELO" calcext:value-type="string">
            <text:p>VARIAĴO NE ESTAS TABELO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o.A3:lang_eo.A39">
            <calcext:condition calcext:apply-style-name="ConditionalStyle_1" calcext:value="formula-is(COUNTIF([.$A$3:.$A$39];[.$A3])&gt;1)" calcext:base-cell-address="lang_eo.A3"/>
          </calcext:conditional-format>
        </calcext:conditional-formats>
      </table:table>
      <table:table table:name="lang_sw" table:style-name="ta1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WAHILI</text:p>
          </table:table-cell>
          <table:table-cell table:number-columns-repeated="1023"/>
        </table:table-row>
        <table:table-row table:style-name="ro1">
          <table:table-cell table:style-name="ce21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1" table:formula="of:=IF(LEN([.F5]) &gt; 0; [.F5]; [.E5])" office:value-type="string" office:string-value="MSINGI" calcext:value-type="string">
            <text:p>MSINGI</text:p>
          </table:table-cell>
          <table:table-cell table:style-name="ce8" table:formula="of:=IFERROR(__xludf.dummyfunction(&quot;upper(googletranslate(A5,$A$1,&quot;&quot;en&quot;&quot;))&quot;);&quot;BASIC&quot;)" office:value-type="string" office:string-value="BASIC" calcext:value-type="string">
            <text:p>BASIC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MSINGI&quot;)" office:value-type="string" office:string-value="MSINGI" calcext:value-type="string">
            <text:p>MSINGI</text:p>
          </table:table-cell>
          <table:table-cell table:number-columns-repeated="1019"/>
        </table:table-row>
        <table:table-row table:style-name="ro1">
          <table:table-cell table:style-name="ce21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1" table:formula="of:=IF(LEN([.F7]) &gt; 0; [.F7]; [.E7])" office:value-type="string" office:string-value="TAKWIMU" calcext:value-type="string">
            <text:p>TAKWIMU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TAKWIMU&quot;)" office:value-type="string" office:string-value="TAKWIMU" calcext:value-type="string">
            <text:p>TAKWIMU</text:p>
          </table:table-cell>
          <table:table-cell table:number-columns-repeated="1019"/>
        </table:table-row>
        <table:table-row table:style-name="ro1">
          <table:table-cell table:style-name="ce2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1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1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1" table:formula="of:=IF(LEN([.F11]) &gt; 0; [.F11]; [.E11])" office:value-type="string" office:string-value="MWISHO" calcext:value-type="string">
            <text:p>MWISHO</text:p>
          </table:table-cell>
          <table:table-cell table:style-name="ce8" table:formula="of:=IFERROR(__xludf.dummyfunction(&quot;upper(googletranslate(A11,$A$1,&quot;&quot;en&quot;&quot;))&quot;);&quot;LAST&quot;)" office:value-type="string" office:string-value="LAST" calcext:value-type="string">
            <text:p>LAS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WISHO&quot;)" office:value-type="string" office:string-value="MWISHO" calcext:value-type="string">
            <text:p>MWISHO</text:p>
          </table:table-cell>
          <table:table-cell table:number-columns-repeated="1019"/>
        </table:table-row>
        <table:table-row table:style-name="ro1">
          <table:table-cell table:style-name="ce2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1" table:formula="of:=IF(LEN([.F13]) &gt; 0; [.F13]; [.E13])" office:value-type="string" office:string-value="KWA" calcext:value-type="string">
            <text:p>KWA</text:p>
          </table:table-cell>
          <table:table-cell table:style-name="ce8" table:formula="of:=IFERROR(__xludf.dummyfunction(&quot;upper(googletranslate(A13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21" table:formula="of:=IF(LEN([.F14]) &gt; 0; [.F14]; [.E14])" office:value-type="string" office:string-value="ENDA KWA" calcext:value-type="string">
            <text:p>ENDA KW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ENDA KWA&quot;)" office:value-type="string" office:string-value="ENDA KWA" calcext:value-type="string">
            <text:p>ENDA KWA</text:p>
          </table:table-cell>
          <table:table-cell table:number-columns-repeated="1019"/>
        </table:table-row>
        <table:table-row table:style-name="ro1">
          <table:table-cell table:style-name="ce2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1" table:formula="of:=IF(LEN([.F16]) &gt; 0; [.F16]; [.E16])" office:value-type="string" office:string-value="KAMA" calcext:value-type="string">
            <text:p>KAMA</text:p>
          </table:table-cell>
          <table:table-cell table:style-name="ce8" table:formula="of:=IFERROR(__xludf.dummyfunction(&quot;upper(googletranslate(A16,$A$1,&quot;&quot;en&quot;&quot;))&quot;);&quot;LIKE&quot;)" office:value-type="string" office:string-value="LIKE" calcext:value-type="string">
            <text:p>LIK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AMA&quot;)" office:value-type="string" office:string-value="KAMA" calcext:value-type="string">
            <text:p>KAMA</text:p>
          </table:table-cell>
          <table:table-cell table:number-columns-repeated="1019"/>
        </table:table-row>
        <table:table-row table:style-name="ro1">
          <table:table-cell table:style-name="ce21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1" table:formula="of:=IF(LEN([.F18]) &gt; 0; [.F18]; [.E18])" office:value-type="string" office:string-value="PEMBEJEO" calcext:value-type="string">
            <text:p>PEMBEJE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PEMBEJEO&quot;)" office:value-type="string" office:string-value="PEMBEJEO" calcext:value-type="string">
            <text:p>PEMBEJEO</text:p>
          </table:table-cell>
          <table:table-cell table:number-columns-repeated="1019"/>
        </table:table-row>
        <table:table-row table:style-name="ro1">
          <table:table-cell table:style-name="ce21" table:formula="of:=IF(LEN([.F19]) &gt; 0; [.F19]; [.E19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19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20]) &gt; 0; [.F20]; [.E20])" office:value-type="string" office:string-value="LOGI" calcext:value-type="string">
            <text:p>LOGI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I&quot;)" office:value-type="string" office:string-value="LOGI" calcext:value-type="string">
            <text:p>LOGI</text:p>
          </table:table-cell>
          <table:table-cell table:number-columns-repeated="1019"/>
        </table:table-row>
        <table:table-row table:style-name="ro1">
          <table:table-cell table:style-name="ce21" table:formula="of:=IF(LEN([.F21]) &gt; 0; [.F21]; [.E21])" office:value-type="string" office:string-value="IFUATAYO" calcext:value-type="string">
            <text:p>IFUAT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IFUATAYO&quot;)" office:value-type="string" office:string-value="IFUATAYO" calcext:value-type="string">
            <text:p>IFUATAYO</text:p>
          </table:table-cell>
          <table:table-cell table:number-columns-repeated="1019"/>
        </table:table-row>
        <table:table-row table:style-name="ro1">
          <table:table-cell table:style-name="ce21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1" table:formula="of:=IF(LEN([.F23]) &gt; 0; [.F23]; [.E23])" office:value-type="string" office:string-value="CHAGUO" calcext:value-type="string">
            <text:p>CHAGUO</text:p>
          </table:table-cell>
          <table:table-cell table:style-name="ce8" table:formula="of:=IFERROR(__xludf.dummyfunction(&quot;upper(googletranslate(A23,$A$1,&quot;&quot;en&quot;&quot;))&quot;);&quot;OPTIONS&quot;)" office:value-type="string" office:string-value="OPTIONS" calcext:value-type="string">
            <text:p>OPTIONS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CHAGUO&quot;)" office:value-type="string" office:string-value="CHAGUO" calcext:value-type="string">
            <text:p>CHAGUO</text:p>
          </table:table-cell>
          <table:table-cell table:number-columns-repeated="1019"/>
        </table:table-row>
        <table:table-row table:style-name="ro1">
          <table:table-cell table:style-name="ce21" table:formula="of:=IF(LEN([.F24]) &gt; 0; [.F24]; [.E24])" office:value-type="string" office:string-value="CHAPISHA" calcext:value-type="string">
            <text:p>CHAPISHA</text:p>
          </table:table-cell>
          <table:table-cell table:style-name="ce8" table:formula="of:=IFERROR(__xludf.dummyfunction(&quot;upper(googletranslate(A24,$A$1,&quot;&quot;en&quot;&quot;))&quot;);&quot;POST&quot;)" office:value-type="string" office:string-value="POST" calcext:value-type="string">
            <text:p>POS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HAPISHA&quot;)" office:value-type="string" office:string-value="CHAPISHA" calcext:value-type="string">
            <text:p>CHAPISHA</text:p>
          </table:table-cell>
          <table:table-cell table:number-columns-repeated="1019"/>
        </table:table-row>
        <table:table-row table:style-name="ro1">
          <table:table-cell table:style-name="ce21" table:formula="of:=IF(LEN([.F25]) &gt; 0; [.F25]; [.E25])" office:value-type="string" office:string-value="BILA MPANGILIO" calcext:value-type="string">
            <text:p>BILA MPANGILIO</text:p>
          </table:table-cell>
          <table:table-cell table:style-name="ce8" table:formula="of:=IFERROR(__xludf.dummyfunction(&quot;upper(googletranslate(A25,$A$1,&quot;&quot;en&quot;&quot;))&quot;);&quot;ENDLY&quot;)" office:value-type="string" office:string-value="ENDLY" calcext:value-type="string">
            <text:p>END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BILA MPANGILIO&quot;)" office:value-type="string" office:string-value="BILA MPANGILIO" calcext:value-type="string">
            <text:p>BILA MPANGILIO</text:p>
          </table:table-cell>
          <table:table-cell table:number-columns-repeated="1019"/>
        </table:table-row>
        <table:table-row table:style-name="ro1">
          <table:table-cell table:style-name="ce21" table:formula="of:=IF(LEN([.F26]) &gt; 0; [.F26]; [.E26])" office:value-type="string" office:string-value="PANYA" calcext:value-type="string">
            <text:p>PANYA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PANYA&quot;)" office:value-type="string" office:string-value="PANYA" calcext:value-type="string">
            <text:p>PANYA</text:p>
          </table:table-cell>
          <table:table-cell table:number-columns-repeated="1019"/>
        </table:table-row>
        <table:table-row table:style-name="ro1">
          <table:table-cell table:style-name="ce21" table:formula="of:=IF(LEN([.F27]) &gt; 0; [.F27]; [.E27])" office:value-type="string" office:string-value="SOMA" calcext:value-type="string">
            <text:p>SOM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SOMA&quot;)" office:value-type="string" office:string-value="SOMA" calcext:value-type="string">
            <text:p>SOMA</text:p>
          </table:table-cell>
          <table:table-cell table:number-columns-repeated="1019"/>
        </table:table-row>
        <table:table-row table:style-name="ro1">
          <table:table-cell table:style-name="ce21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1" table:formula="of:=IF(LEN([.F29]) &gt; 0; [.F29]; [.E29])" office:value-type="string" office:string-value="REJESHA" calcext:value-type="string">
            <text:p>REJESH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JESHA&quot;)" office:value-type="string" office:string-value="REJESHA" calcext:value-type="string">
            <text:p>REJESHA</text:p>
          </table:table-cell>
          <table:table-cell table:number-columns-repeated="1019"/>
        </table:table-row>
        <table:table-row table:style-name="ro1">
          <table:table-cell table:style-name="ce21" table:formula="of:=IF(LEN([.F30]) &gt; 0; [.F30]; [.E30])" office:value-type="string" office:string-value="KURUDI" calcext:value-type="string">
            <text:p>KURUD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URUDI&quot;)" office:value-type="string" office:string-value="KURUDI" calcext:value-type="string">
            <text:p>KURUDI</text:p>
          </table:table-cell>
          <table:table-cell table:number-columns-repeated="1019"/>
        </table:table-row>
        <table:table-row table:style-name="ro1">
          <table:table-cell table:style-name="ce2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1" table:formula="of:=IF(LEN([.F33]) &gt; 0; [.F33]; [.E33])" office:value-type="string" office:string-value="DHAMBI" calcext:value-type="string">
            <text:p>DHAMBI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HAMBI&quot;)" office:value-type="string" office:string-value="DHAMBI" calcext:value-type="string">
            <text:p>DHAMBI</text:p>
          </table:table-cell>
          <table:table-cell table:number-columns-repeated="1019"/>
        </table:table-row>
        <table:table-row table:style-name="ro1">
          <table:table-cell table:style-name="ce2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1" table:formula="of:=IF(LEN([.F35]) &gt; 0; [.F35]; [.E35])" office:value-type="string" office:string-value="HATUA" calcext:value-type="string">
            <text:p>HATUA</text:p>
          </table:table-cell>
          <table:table-cell table:style-name="ce8" table:formula="of:=IFERROR(__xludf.dummyfunction(&quot;upper(googletranslate(A35,$A$1,&quot;&quot;en&quot;&quot;))&quot;);&quot;STEPS&quot;)" office:value-type="string" office:string-value="STEPS" calcext:value-type="string">
            <text:p>STEPS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TUA&quot;)" office:value-type="string" office:string-value="HATUA" calcext:value-type="string">
            <text:p>HATUA</text:p>
          </table:table-cell>
          <table:table-cell table:number-columns-repeated="1019"/>
        </table:table-row>
        <table:table-row table:style-name="ro1">
          <table:table-cell table:style-name="ce21" table:formula="of:=IF(LEN([.F36]) &gt; 0; [.F36]; [.E36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1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1" table:formula="of:=IF(LEN([.F39]) &gt; 0; [.F39]; [.E39])" office:value-type="string" office:string-value="KWA" calcext:value-type="string">
            <text:p>KW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8" table:formula="of:=IFERROR(__xludf.dummyfunction(&quot;upper(googletranslate(A41,$A$1,&quot;&quot;en&quot;&quot;))&quot;);&quot;AND NO LANGUAGE IS GIVEN TO THE COMMAND LINE. FROM.&quot;)" office:value-type="string" office:string-value="AND NO LANGUAGE IS GIVEN TO THE COMMAND LINE. FROM." calcext:value-type="string">
            <text:p>AND NO LANGUAGE IS GIVEN TO THE COMMAND LINE. FROM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NA HAKUNA LUGHA ILIYOPEWA KWENYE MSTARI WA AMRI. KUTOKA.&quot;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SAFU TAYARI IMEELEZEWA" calcext:value-type="string">
            <text:p>SAFU TAYARI IMEELEZEWA</text:p>
          </table:table-cell>
          <table:table-cell table:style-name="ce8" table:formula="of:=IFERROR(__xludf.dummyfunction(&quot;upper(googletranslate(A42,$A$1,&quot;&quot;en&quot;&quot;))&quot;);&quot;THE COLUMN HAS ALREADY BEEN DESCRIBED&quot;)" office:value-type="string" office:string-value="THE COLUMN HAS ALREADY BEEN DESCRIBED" calcext:value-type="string">
            <text:p>THE COLUMN HAS ALREADY BEEN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SAFU TAYARI IMEELEZEWA&quot;)" office:value-type="string" office:string-value="SAFU TAYARI IMEELEZEWA" calcext:value-type="string">
            <text:p>SAFU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SAFU YA SAFU NJE YA MIPAKA" calcext:value-type="string">
            <text:p>SAFU YA SAFU NJE YA MIPAKA</text:p>
          </table:table-cell>
          <table:table-cell table:style-name="ce8" table:formula="of:=IFERROR(__xludf.dummyfunction(&quot;upper(googletranslate(A43,$A$1,&quot;&quot;en&quot;&quot;))&quot;);&quot;AN ARRAY OF COLUMN OUT OF BOUNDS&quot;)" office:value-type="string" office:string-value="AN ARRAY OF COLUMN OUT OF BOUNDS" calcext:value-type="string">
            <text:p>AN ARRAY OF COLUMN OUT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SAFU YA SAFU NJE YA MIPAKA&quot;)" office:value-type="string" office:string-value="SAFU YA SAFU NJE YA MIPAKA" calcext:value-type="string">
            <text:p>SAFU YA SAFU NJE YA MIPAK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AIWEZI KUFIKIA SARAKA" calcext:value-type="string">
            <text:p>HAIWEZI KUFIKIA SARAKA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AIWEZI KUFIKIA SARAKA&quot;)" office:value-type="string" office:string-value="HAIWEZI KUFIKIA SARAKA" calcext:value-type="string">
            <text:p>HAIWEZI KUFIKIA SARAK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INGIZAJI WA DATA UNDERFER" calcext:value-type="string">
            <text:p>UINGIZAJI WA DATA UNDERFER</text:p>
          </table:table-cell>
          <table:table-cell table:style-name="ce8" table:formula="of:=IFERROR(__xludf.dummyfunction(&quot;upper(googletranslate(A45,$A$1,&quot;&quot;en&quot;&quot;))&quot;);&quot;UNDERFER DATA REPLACEMENT&quot;)" office:value-type="string" office:string-value="UNDERFER DATA REPLACEMENT" calcext:value-type="string">
            <text:p>UNDERFER DATA REPLACE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INGIZAJI WA DATA UNDERFER&quot;)" office:value-type="string" office:string-value="UINGIZAJI WA DATA UNDERFER" calcext:value-type="string">
            <text:p>UINGIZAJI WA DATA UNDERFER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TAKWIMU ZILIZOSOMWA" calcext:value-type="string">
            <text:p>TAKWIMU ZILIZOSOMWA</text:p>
          </table:table-cell>
          <table:table-cell table:style-name="ce8" table:formula="of:=IFERROR(__xludf.dummyfunction(&quot;upper(googletranslate(A46,$A$1,&quot;&quot;en&quot;&quot;))&quot;);&quot;DATA READ&quot;)" office:value-type="string" office:string-value="DATA READ" calcext:value-type="string">
            <text:p>DATA REA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TAKWIMU ZILIZOSOMWA&quot;)" office:value-type="string" office:string-value="TAKWIMU ZILIZOSOMWA" calcext:value-type="string">
            <text:p>TAKWIMU ZILIZOSOMWA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MZUNGUKO WA UFAFANUZI UMEGUNDULIWA" calcext:value-type="string">
            <text:p>MZUNGUKO WA UFAFANUZI UMEGUNDULIWA</text:p>
          </table:table-cell>
          <table:table-cell table:style-name="ce8" table:formula="of:=IFERROR(__xludf.dummyfunction(&quot;upper(googletranslate(A47,$A$1,&quot;&quot;en&quot;&quot;))&quot;);&quot;THE DEFINITION CYCLE HAS BEEN DETECTED&quot;)" office:value-type="string" office:string-value="THE DEFINITION CYCLE HAS BEEN DETECTED" calcext:value-type="string">
            <text:p>THE DEFINITION CYCLE HAS BEEN DETECT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MZUNGUKO WA UFAFANUZI UMEGUNDULIWA&quot;)" office:value-type="string" office:string-value="MZUNGUKO WA UFAFANUZI UMEGUNDULIWA" calcext:value-type="string">
            <text:p>MZUNGUKO WA UFAFANUZI UMEGUNDULIW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OSA" calcext:value-type="string">
            <text:p>KOSA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OSA&quot;)" office:value-type="string" office:string-value="KOSA" calcext:value-type="string">
            <text:p>KOS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WA KUTOFAUTISHA HUFAFANULIWA" calcext:value-type="string">
            <text:p>KWA KUTOFAUTISHA HUFAFANULIWA</text:p>
          </table:table-cell>
          <table:table-cell table:style-name="ce8" table:formula="of:=IFERROR(__xludf.dummyfunction(&quot;upper(googletranslate(A49,$A$1,&quot;&quot;en&quot;&quot;))&quot;);&quot;BY DISTINGUISHING IT IS DEFINED&quot;)" office:value-type="string" office:string-value="BY DISTINGUISHING IT IS DEFINED" calcext:value-type="string">
            <text:p>BY DISTINGUISHING IT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KWA KUTOFAUTISHA HUFAFANULIWA&quot;)" office:value-type="string" office:string-value="KWA KUTOFAUTISHA HUFAFANULIWA" calcext:value-type="string">
            <text:p>KWA KUTOFAUTISHA HUFAFANULIW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FAFANUZI WA KAZI UMEFAFANULIWA" calcext:value-type="string">
            <text:p>UFAFANUZI WA KAZI UMEFAFANULIWA</text:p>
          </table:table-cell>
          <table:table-cell table:style-name="ce8" table:formula="of:=IFERROR(__xludf.dummyfunction(&quot;upper(googletranslate(A50,$A$1,&quot;&quot;en&quot;&quot;))&quot;);&quot;DEFINITION OF WORK IS DEFINED&quot;)" office:value-type="string" office:string-value="DEFINITION OF WORK IS DEFINED" calcext:value-type="string">
            <text:p>DEFINITION OF WORK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FAFANUZI WA KAZI UMEFAFANULIWA&quot;)" office:value-type="string" office:string-value="UFAFANUZI WA KAZI UMEFAFANULIWA" calcext:value-type="string">
            <text:p>UFAFANUZI WA KAZI UMEFAFANULIW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FAFANUZI WA KAZI YA PARAMU" calcext:value-type="string">
            <text:p>UFAFANUZI WA KAZI YA PARAMU</text:p>
          </table:table-cell>
          <table:table-cell table:style-name="ce8" table:formula="of:=IFERROR(__xludf.dummyfunction(&quot;upper(googletranslate(A51,$A$1,&quot;&quot;en&quot;&quot;))&quot;);&quot;DEFINITION OF PARAM'S WORK&quot;)" office:value-type="string" office:string-value="DEFINITION OF PARAM'S WORK" calcext:value-type="string">
            <text:p>DEFINITION OF PARAM'S WORK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FAFANUZI WA KAZI YA PARAMU&quot;)" office:value-type="string" office:string-value="UFAFANUZI WA KAZI YA PARAMU" calcext:value-type="string">
            <text:p>UFAFANUZI WA KAZI YA PARAMU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KUFURIKA" calcext:value-type="string">
            <text:p>GOSUB STACK KUFURIKA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KUFURIKA&quot;)" office:value-type="string" office:string-value="GOSUB STACK KUFURIKA" calcext:value-type="string">
            <text:p>GOSUB STACK KUFURIK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ED" calcext:value-type="string">
            <text:p>GOSUB STACK UNDERED</text:p>
          </table:table-cell>
          <table:table-cell table:style-name="ce8" table:formula="of:=IFERROR(__xludf.dummyfunction(&quot;upper(googletranslate(A53,$A$1,&quot;&quot;en&quot;&quot;))&quot;);&quot;GOSUB STACK UNDERED&quot;)" office:value-type="string" office:string-value="GOSUB STACK UNDERED" calcext:value-type="string">
            <text:p>GOSUB STACK UNDERED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ED&quot;)" office:value-type="string" office:string-value="GOSUB STACK UNDERED" calcext:value-type="string">
            <text:p>GOSUB STACK UNDERED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NJE YA ANUWAI" calcext:value-type="string">
            <text:p>INDEX NJE YA ANUWAI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NJE YA ANUWAI&quot;)" office:value-type="string" office:string-value="INDEX NJE YA ANUWAI" calcext:value-type="string">
            <text:p>INDEX NJE YA ANUWAI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EBO TAYARI IMEELEZEWA" calcext:value-type="string">
            <text:p>LEBO TAYARI IMEELEZEWA</text:p>
          </table:table-cell>
          <table:table-cell table:style-name="ce8" table:formula="of:=IFERROR(__xludf.dummyfunction(&quot;upper(googletranslate(A55,$A$1,&quot;&quot;en&quot;&quot;))&quot;);&quot;THE LABEL IS ALREADY SPECIFIED&quot;)" office:value-type="string" office:string-value="THE LABEL IS ALREADY SPECIFIED" calcext:value-type="string">
            <text:p>THE LABEL IS ALREADY SPECIFI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EBO TAYARI IMEELEZEWA&quot;)" office:value-type="string" office:string-value="LEBO TAYARI IMEELEZEWA" calcext:value-type="string">
            <text:p>LEBO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USHOTO / KULIA OPERESHENI MISMATCH" calcext:value-type="string">
            <text:p>KUSHOTO / KULIA OPERESHENI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USHOTO / KULIA OPERESHENI MISMATCH&quot;)" office:value-type="string" office:string-value="KUSHOTO / KULIA OPERESHENI MISMATCH" calcext:value-type="string">
            <text:p>KUSHOTO / KULIA OPERESHENI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KIELELEZO HASI" calcext:value-type="string">
            <text:p>KIELELEZO HASI</text:p>
          </table:table-cell>
          <table:table-cell table:style-name="ce8" table:formula="of:=IFERROR(__xludf.dummyfunction(&quot;upper(googletranslate(A57,$A$1,&quot;&quot;en&quot;&quot;))&quot;);&quot;A NEGATIVE FIGURE&quot;)" office:value-type="string" office:string-value="A NEGATIVE FIGURE" calcext:value-type="string">
            <text:p>A NEGATIVE FIGUR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KIELELEZO HASI&quot;)" office:value-type="string" office:string-value="KIELELEZO HASI" calcext:value-type="string">
            <text:p>KIELELEZO HASI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FUATAYO KWA KITANZI NA KAMBA YA KUTOFAUTISHA" calcext:value-type="string">
            <text:p>IFUATAYO KWA KITANZI NA KAMBA YA KUTOFAUTISHA</text:p>
          </table:table-cell>
          <table:table-cell table:style-name="ce8" table:formula="of:=IFERROR(__xludf.dummyfunction(&quot;upper(googletranslate(A58,$A$1,&quot;&quot;en&quot;&quot;))&quot;);&quot;NEXT TO THE LOOP AND STRING TO DISTINGUISH&quot;)" office:value-type="string" office:string-value="NEXT TO THE LOOP AND STRING TO DISTINGUISH" calcext:value-type="string">
            <text:p>NEXT TO THE LOOP AND STRING TO DISTINGUISH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IFUATAYO KWA KITANZI NA KAMBA YA KUTOFAUTISHA&quot;)" office:value-type="string" office:string-value="IFUATAYO KWA KITANZI NA KAMBA YA KUTOFAUTISHA" calcext:value-type="string">
            <text:p>IFUATAYO KWA KITANZI NA KAMB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UENDESHAJI WA KAZI" calcext:value-type="string">
            <text:p>UENDESHAJI WA KAZI</text:p>
          </table:table-cell>
          <table:table-cell table:style-name="ce8" table:formula="of:=IFERROR(__xludf.dummyfunction(&quot;upper(googletranslate(A59,$A$1,&quot;&quot;en&quot;&quot;))&quot;);&quot;OPERATION OF WORK&quot;)" office:value-type="string" office:string-value="OPERATION OF WORK" calcext:value-type="string">
            <text:p>OPERATION OF WORK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UENDESHAJI WA KAZI&quot;)" office:value-type="string" office:string-value="UENDESHAJI WA KAZI" calcext:value-type="string">
            <text:p>UENDESHAJI WA KAZI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CHAGUO INAHITAJI LUGHA" calcext:value-type="string">
            <text:p>CHAGUO INAHITAJI LUGHA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CHAGUO INAHITAJI LUGHA&quot;)" office:value-type="string" office:string-value="CHAGUO INAHITAJI LUGHA" calcext:value-type="string">
            <text:p>CHAGUO INAHITAJI LUGH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8" table:formula="of:=IFERROR(__xludf.dummyfunction(&quot;upper(googletranslate(A61,$A$1,&quot;&quot;en&quot;&quot;))&quot;);&quot;PLEASE CHECK THE LANGUAGE SETTINGS OR DISTINGUISH IN THE ENVIRONMENT&quot;)" office:value-type="string" office:string-value="PLEASE CHECK THE LANGUAGE SETTINGS OR DISTINGUISH IN THE ENVIRONMENT" calcext:value-type="string">
            <text:p>PLEASE CHECK THE LANGUAGE SETTINGS OR DISTINGUISH IN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TAFADHALI ANGALIA MIPANGILIO YA LUGHA AU KUTOFAUTISHA KWA MAZINGIRA&quot;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OSA LA MANTIKI YA HESABU" calcext:value-type="string">
            <text:p>KOSA LA MANTIKI YA HESABU</text:p>
          </table:table-cell>
          <table:table-cell table:style-name="ce8" table:formula="of:=IFERROR(__xludf.dummyfunction(&quot;upper(googletranslate(A62,$A$1,&quot;&quot;en&quot;&quot;))&quot;);&quot;THE LOGICAL ERROR OF THE CALCULATION&quot;)" office:value-type="string" office:string-value="THE LOGICAL ERROR OF THE CALCULATION" calcext:value-type="string">
            <text:p>THE LOGICAL ERROR OF THE CALCULATION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OSA LA MANTIKI YA HESABU&quot;)" office:value-type="string" office:string-value="KOSA LA MANTIKI YA HESABU" calcext:value-type="string">
            <text:p>KOSA LA MANTIKI YA HESABU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AIWEZI KUFUNGUA FAILI" calcext:value-type="string">
            <text:p>HAIWEZI KUFUNGUA FAILI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AIWEZI KUFUNGUA FAILI&quot;)" office:value-type="string" office:string-value="HAIWEZI KUFUNGUA FAILI" calcext:value-type="string">
            <text:p>HAIWEZI KUFUNGUA FAILI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AIWEZI KUFUNGUA KUFUNGUA FAILI YA KUSOMA" calcext:value-type="string">
            <text:p>HAIWEZI KUFUNGUA KUFUNGUA FAILI YA KUSOMA</text:p>
          </table:table-cell>
          <table:table-cell table:style-name="ce8" table:formula="of:=IFERROR(__xludf.dummyfunction(&quot;upper(googletranslate(A64,$A$1,&quot;&quot;en&quot;&quot;))&quot;);&quot;CAN'T OPEN TO OPEN A READ FILE&quot;)" office:value-type="string" office:string-value="CAN'T OPEN TO OPEN A READ FILE" calcext:value-type="string">
            <text:p>CAN'T OPEN TO OPEN A READ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AIWEZI KUFUNGUA KUFUNGUA FAILI YA KUSOMA&quot;)" office:value-type="string" office:string-value="HAIWEZI KUFUNGUA KUFUNGUA FAILI YA KUSOMA" calcext:value-type="string">
            <text:p>HAIWEZI KUFUNGUA KUFUNGUA FAILI YA KUSOM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EBO ISIYOELEZEWA" calcext:value-type="string">
            <text:p>LEBO ISIYOELEZEWA</text:p>
          </table:table-cell>
          <table:table-cell table:style-name="ce8" table:formula="of:=IFERROR(__xludf.dummyfunction(&quot;upper(googletranslate(A65,$A$1,&quot;&quot;en&quot;&quot;))&quot;);&quot;AN UNDETECTED LABEL&quot;)" office:value-type="string" office:string-value="AN UNDETECTED LABEL" calcext:value-type="string">
            <text:p>AN UNDETEC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EBO ISIYOELEZEWA&quot;)" office:value-type="string" office:string-value="LEBO ISIYOELEZEWA" calcext:value-type="string">
            <text:p>LEBO ISIYOELEZEW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ESHENI ISIYOSABABISHWA" calcext:value-type="string">
            <text:p>OPERESHENI ISIYOSABABISHWA</text:p>
          </table:table-cell>
          <table:table-cell table:style-name="ce8" table:formula="of:=IFERROR(__xludf.dummyfunction(&quot;upper(googletranslate(A66,$A$1,&quot;&quot;en&quot;&quot;))&quot;);&quot;INCORRECT OPERATION&quot;)" office:value-type="string" office:string-value="INCORRECT OPERATION" calcext:value-type="string">
            <text:p>INCORRECT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ESHENI ISIYOSABABISHWA&quot;)" office:value-type="string" office:string-value="OPERESHENI ISIYOSABABISHWA" calcext:value-type="string">
            <text:p>OPERESHENI ISIYOSABABISHW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AMBARI YA OPERESHENI ISIYOZUILIWA" calcext:value-type="string">
            <text:p>NAMBARI YA OPERESHENI ISIYOZUILIWA</text:p>
          </table:table-cell>
          <table:table-cell table:style-name="ce8" table:formula="of:=IFERROR(__xludf.dummyfunction(&quot;upper(googletranslate(A67,$A$1,&quot;&quot;en&quot;&quot;))&quot;);&quot;NON -RESTRICTED OPERATION NUMBER&quot;)" office:value-type="string" office:string-value="NON -RESTRICTED OPERATION NUMBER" calcext:value-type="string">
            <text:p>NON -RESTRICTED OPERATION NUMBER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AMBARI YA OPERESHENI ISIYOZUILIWA&quot;)" office:value-type="string" office:string-value="NAMBARI YA OPERESHENI ISIYOZUILIWA" calcext:value-type="string">
            <text:p>NAMBARI YA 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AIJULIKANI IKIWA LEBO" calcext:value-type="string">
            <text:p>HAIJULIKANI IKIWA LEBO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AIJULIKANI IKIWA LEBO&quot;)" office:value-type="string" office:string-value="HAIJULIKANI IKIWA LEBO" calcext:value-type="string">
            <text:p>HAIJULIKANI IKIWA LEB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ESHENI YA HESABU MARA MBILI ISIYOJULIKANA" calcext:value-type="string">
            <text:p>OPERESHENI YA HESABU MARA MBILI ISIYOJULIKANA</text:p>
          </table:table-cell>
          <table:table-cell table:style-name="ce8" table:formula="of:=IFERROR(__xludf.dummyfunction(&quot;upper(googletranslate(A69,$A$1,&quot;&quot;en&quot;&quot;))&quot;);&quot;THE CALCULATION OPERATION TWICE THE UNKNOWN&quot;)" office:value-type="string" office:string-value="THE CALCULATION OPERATION TWICE THE UNKNOWN" calcext:value-type="string">
            <text:p>THE CALCULATION OPERATION TWICE THE UNKNOW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ESHENI YA HESABU MARA MBILI ISIYOJULIKANA&quot;)" office:value-type="string" office:string-value="OPERESHENI YA HESABU MARA MBILI ISIYOJULIKANA" calcext:value-type="string">
            <text:p>OPERESHENI YA HESABU MARA MBILI ISIYOJULIKAN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FAFANUZI WA KAZI YA KAZI ISIYOJULIKANA" calcext:value-type="string">
            <text:p>UFAFANUZI WA KAZI YA KAZI ISIYOJULIKANA</text:p>
          </table:table-cell>
          <table:table-cell table:style-name="ce8" table:formula="of:=IFERROR(__xludf.dummyfunction(&quot;upper(googletranslate(A70,$A$1,&quot;&quot;en&quot;&quot;))&quot;);&quot;DEFINITION OF AN UNKNOWN JOB&quot;)" office:value-type="string" office:string-value="DEFINITION OF AN UNKNOWN JOB" calcext:value-type="string">
            <text:p>DEFINITION OF AN UNKNOWN JOB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FAFANUZI WA KAZI YA KAZI ISIYOJULIKANA&quot;)" office:value-type="string" office:string-value="UFAFANUZI WA KAZI YA KAZI ISIYOJULIKANA" calcext:value-type="string">
            <text:p>UFAFANUZI WA KAZI YA KAZI ISIYOJULIKAN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EBO ISIYOJULIKANA YA GOSUB" calcext:value-type="string">
            <text:p>LEBO ISIYOJULIKANA YA GOSUB</text:p>
          </table:table-cell>
          <table:table-cell table:style-name="ce8" table:formula="of:=IFERROR(__xludf.dummyfunction(&quot;upper(googletranslate(A71,$A$1,&quot;&quot;en&quot;&quot;))&quot;);&quot;ANONYMOUS GOSUB LABEL&quot;)" office:value-type="string" office:string-value="ANONYMOUS GOSUB LABEL" calcext:value-type="string">
            <text:p>ANONYMOUS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EBO ISIYOJULIKANA YA GOSUB&quot;)" office:value-type="string" office:string-value="LEBO ISIYOJULIKANA YA GOSUB" calcext:value-type="string">
            <text:p>LEBO ISIYOJULIKANA YA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EBO ISIYOJULIKANA YA GOTO" calcext:value-type="string">
            <text:p>LEBO ISIYOJULIKANA YA GOTO</text:p>
          </table:table-cell>
          <table:table-cell table:style-name="ce8" table:formula="of:=IFERROR(__xludf.dummyfunction(&quot;upper(googletranslate(A72,$A$1,&quot;&quot;en&quot;&quot;))&quot;);&quot;ANONYMOUS GOTO LABEL&quot;)" office:value-type="string" office:string-value="ANONYMOUS GOTO LABEL" calcext:value-type="string">
            <text:p>ANONYM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EBO ISIYOJULIKANA YA GOTO&quot;)" office:value-type="string" office:string-value="LEBO ISIYOJULIKANA YA GOTO" calcext:value-type="string">
            <text:p>LEBO ISIYOJULIKANA YA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PEMBEJEO ISIYOJULIKANA" calcext:value-type="string">
            <text:p>PEMBEJEO ISIYOJULIKAN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PEMBEJEO ISIYOJULIKANA&quot;)" office:value-type="string" office:string-value="PEMBEJEO ISIYOJULIKANA" calcext:value-type="string">
            <text:p>PEMBEJEO ISIYOJULIKAN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4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AINA YA HESABU ISIYOJULIKANA" calcext:value-type="string">
            <text:p>AINA YA HESABU ISIYOJULIKANA</text:p>
          </table:table-cell>
          <table:table-cell table:style-name="ce8" table:formula="of:=IFERROR(__xludf.dummyfunction(&quot;upper(googletranslate(A75,$A$1,&quot;&quot;en&quot;&quot;))&quot;);&quot;TYPE OF ANONYMOUS INVENTORY&quot;)" office:value-type="string" office:string-value="TYPE OF ANONYMOUS INVENTORY" calcext:value-type="string">
            <text:p>TYPE OF ANONYMOUS INVENTOR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AINA YA HESABU ISIYOJULIKANA&quot;)" office:value-type="string" office:string-value="AINA YA HESABU ISIYOJULIKANA" calcext:value-type="string">
            <text:p>AINA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KUTOFAULU KUTOFAUTISHA INAYOFUATA" calcext:value-type="string">
            <text:p>KUTOFAULU KUTOFAUTISHA INAYOFUATA</text:p>
          </table:table-cell>
          <table:table-cell table:style-name="ce8" table:formula="of:=IFERROR(__xludf.dummyfunction(&quot;upper(googletranslate(A76,$A$1,&quot;&quot;en&quot;&quot;))&quot;);&quot;INABILITY TO DISTINGUISH THE FOLLOWING&quot;)" office:value-type="string" office:string-value="INABILITY TO DISTINGUISH THE FOLLOWING" calcext:value-type="string">
            <text:p>INABILITY TO DISTINGUISH THE FOLLOWING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KUTOFAULU KUTOFAUTISHA INAYOFUATA&quot;)" office:value-type="string" office:string-value="KUTOFAULU KUTOFAUTISHA INAYOFUATA" calcext:value-type="string">
            <text:p>KUTOFAULU KUTOFAUTISHA INAYOFUAT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ISIYOJULIKANA KWA KUCHAPISHWA" calcext:value-type="string">
            <text:p>OP ISIYOJULIKANA KWA KUCHAPISHWA</text:p>
          </table:table-cell>
          <table:table-cell table:style-name="ce8" table:formula="of:=IFERROR(__xludf.dummyfunction(&quot;upper(googletranslate(A77,$A$1,&quot;&quot;en&quot;&quot;))&quot;);&quot;OP UNKNOWN FOR PRINTING&quot;)" office:value-type="string" office:string-value="OP UNKNOWN FOR PRINTING" calcext:value-type="string">
            <text:p>OP UNKNOWN FOR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ISIYOJULIKANA KWA KUCHAPISHWA&quot;)" office:value-type="string" office:string-value="OP ISIYOJULIKANA KWA KUCHAPISHWA" calcext:value-type="string">
            <text:p>OP ISIYOJULIKANA KWA KUCHAPISH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8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AINA YA KUTOFAUTISHA ISIYOJULIKANA" calcext:value-type="string">
            <text:p>AINA YA KUTOFAUTISHA ISIYOJULIKANA</text:p>
          </table:table-cell>
          <table:table-cell table:style-name="ce8" table:formula="of:=IFERROR(__xludf.dummyfunction(&quot;upper(googletranslate(A79,$A$1,&quot;&quot;en&quot;&quot;))&quot;);&quot;A VARIETY OF DISTINGUISHED ANONYMOUS&quot;)" office:value-type="string" office:string-value="A VARIETY OF DISTINGUISHED ANONYMOUS" calcext:value-type="string">
            <text:p>A VARIETY OF DISTINGUISHED ANONYMOUS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AINA YA KUTOFAUTISHA ISIYOJULIKANA&quot;)" office:value-type="string" office:string-value="AINA YA KUTOFAUTISHA ISIYOJULIKANA" calcext:value-type="string">
            <text:p>AINA YA KUTOFAUTISHA ISIYOJULIKAN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ZINGIRA YA KUTOFAUTISHA" calcext:value-type="string">
            <text:p>MAZINGIRA YA KUTOFAUTISHA</text:p>
          </table:table-cell>
          <table:table-cell table:style-name="ce8" table:formula="of:=IFERROR(__xludf.dummyfunction(&quot;upper(googletranslate(A80,$A$1,&quot;&quot;en&quot;&quot;))&quot;);&quot;CONFIGURATION ENVIRONMENT&quot;)" office:value-type="string" office:string-value="CONFIGURATION ENVIRONMENT" calcext:value-type="string">
            <text:p>CONFIGURATION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ZINGIRA YA KUTOFAUTISHA&quot;)" office:value-type="string" office:string-value="MAZINGIRA YA KUTOFAUTISHA" calcext:value-type="string">
            <text:p>MAZINGIR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UTOFAUTISHA / SAFU YA UFAFANUZI" calcext:value-type="string">
            <text:p>KUTOFAUTISHA / SAFU YA UFAFANUZI</text:p>
          </table:table-cell>
          <table:table-cell table:style-name="ce8" table:formula="of:=IFERROR(__xludf.dummyfunction(&quot;upper(googletranslate(A81,$A$1,&quot;&quot;en&quot;&quot;))&quot;);&quot;DISTINGUISH / CLAUSE OF DEFINITION&quot;)" office:value-type="string" office:string-value="DISTINGUISH / CLAUSE OF DEFINITION" calcext:value-type="string">
            <text:p>DISTINGUISH / CLAUSE OF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UTOFAUTISHA / SAFU YA UFAFANUZI&quot;)" office:value-type="string" office:string-value="KUTOFAUTISHA / SAFU YA UFAFANUZI" calcext:value-type="string">
            <text:p>KUTOFAUTISHA / SAFU YA UFAFANUZI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INAWEZA KUFAFANULIWA KAMA SAFU" calcext:value-type="string">
            <text:p>INAWEZA KUFAFANULIWA KAMA SAFU</text:p>
          </table:table-cell>
          <table:table-cell table:style-name="ce8" table:formula="of:=IFERROR(__xludf.dummyfunction(&quot;upper(googletranslate(A82,$A$1,&quot;&quot;en&quot;&quot;))&quot;);&quot;CAN BE DEFINED AS A COLUMN&quot;)" office:value-type="string" office:string-value="CAN BE DEFINED AS A COLUMN" calcext:value-type="string">
            <text:p>CAN BE DEFINED AS A COLUMN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INAWEZA KUFAFANULIWA KAMA SAFU&quot;)" office:value-type="string" office:string-value="INAWEZA KUFAFANULIWA KAMA SAFU" calcext:value-type="string">
            <text:p>INAWEZA KUFAFANULIWA KAMA SAF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INAWEZA KUFAFANULIWA KAMA NONARRAY" calcext:value-type="string">
            <text:p>INAWEZA KUFAFANULIWA KAMA NONARRAY</text:p>
          </table:table-cell>
          <table:table-cell table:style-name="ce8" table:formula="of:=IFERROR(__xludf.dummyfunction(&quot;upper(googletranslate(A83,$A$1,&quot;&quot;en&quot;&quot;))&quot;);&quot;CAN BE DEFINED AS A NONARRAY&quot;)" office:value-type="string" office:string-value="CAN BE DEFINED AS A NONARRAY" calcext:value-type="string">
            <text:p>CAN BE DEFINED AS A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INAWEZA KUFAFANULIWA KAMA NONARRAY&quot;)" office:value-type="string" office:string-value="INAWEZA KUFAFANULIWA KAMA NONARRAY" calcext:value-type="string">
            <text:p>INAWEZA KUFAFANULIWA KAMA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KUTOFAUTISHA HAINA THAMANI" calcext:value-type="string">
            <text:p>KUTOFAUTISHA HAINA THAMANI</text:p>
          </table:table-cell>
          <table:table-cell table:style-name="ce8" table:formula="of:=IFERROR(__xludf.dummyfunction(&quot;upper(googletranslate(A84,$A$1,&quot;&quot;en&quot;&quot;))&quot;);&quot;TO DISTINGUISH IT IS WORTHLESS&quot;)" office:value-type="string" office:string-value="TO DISTINGUISH IT IS WORTHLESS" calcext:value-type="string">
            <text:p>TO DISTINGUISH IT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KUTOFAUTISHA HAINA THAMANI&quot;)" office:value-type="string" office:string-value="KUTOFAUTISHA HAINA THAMANI" calcext:value-type="string">
            <text:p>KUTOFAUTISHA HAINA THAMAN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KUBADILIKA SIO SAFU" calcext:value-type="string">
            <text:p>KUBADILIKA SIO SAFU</text:p>
          </table:table-cell>
          <table:table-cell table:style-name="ce8" table:formula="of:=IFERROR(__xludf.dummyfunction(&quot;upper(googletranslate(A85,$A$1,&quot;&quot;en&quot;&quot;))&quot;);&quot;FLEXIBILITY IS NOT A COLUMN&quot;)" office:value-type="string" office:string-value="FLEXIBILITY IS NOT A COLUMN" calcext:value-type="string">
            <text:p>FLEXIBILITY IS NOT A COLUMN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KUBADILIKA SIO SAFU&quot;)" office:value-type="string" office:string-value="KUBADILIKA SIO SAFU" calcext:value-type="string">
            <text:p>KUBADILIKA SIO SAF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sw.A3:lang_sw.A39">
            <calcext:condition calcext:apply-style-name="ConditionalStyle_1" calcext:value="formula-is(COUNTIF([.$A$3:.$A$39];[.$A3])&gt;1)" calcext:base-cell-address="lang_sw.A3"/>
          </calcext:conditional-format>
        </calcext:conditional-formats>
      </table:table>
      <table:table table:name="lang_tl" table:style-name="ta2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AGOLOG</text:p>
          </table:table-cell>
          <table:table-cell table:number-columns-repeated="1023"/>
        </table:table-row>
        <table:table-row table:style-name="ro1">
          <table:table-cell table:style-name="ce22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2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22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2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2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2" table:formula="of:=IF(LEN([.F10]) &gt; 0; [.F10]; [.E10])" office:value-type="string" office:string-value="MALABO" calcext:value-type="string">
            <text:p>MALABO</text:p>
          </table:table-cell>
          <table:table-cell table:style-name="ce8" table:formula="of:=IFERROR(__xludf.dummyfunction(&quot;upper(googletranslate(A10,$A$1,&quot;&quot;en&quot;&quot;))&quot;);&quot;DAMN&quot;)" office:value-type="string" office:string-value="DAMN" calcext:value-type="string">
            <text:p>DAM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MALABO&quot;)" office:value-type="string" office:string-value="MALABO" calcext:value-type="string">
            <text:p>MALABO</text:p>
          </table:table-cell>
          <table:table-cell table:number-columns-repeated="1019"/>
        </table:table-row>
        <table:table-row table:style-name="ro1">
          <table:table-cell table:style-name="ce22" table:formula="of:=IF(LEN([.F11]) &gt; 0; [.F11]; [.E11])" office:value-type="string" office:string-value="MAGTAPOS" calcext:value-type="string">
            <text:p>MAGTAPO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AGTAPOS&quot;)" office:value-type="string" office:string-value="MAGTAPOS" calcext:value-type="string">
            <text:p>MAGTAPOS</text:p>
          </table:table-cell>
          <table:table-cell table:number-columns-repeated="1019"/>
        </table:table-row>
        <table:table-row table:style-name="ro1">
          <table:table-cell table:style-name="ce22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2" table:formula="of:=IF(LEN([.F13]) &gt; 0; [.F13]; [.E13])" office:value-type="string" office:string-value="PARA SA" calcext:value-type="string">
            <text:p>PARA S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 SA&quot;)" office:value-type="string" office:string-value="PARA SA" calcext:value-type="string">
            <text:p>PARA SA</text:p>
          </table:table-cell>
          <table:table-cell table:number-columns-repeated="1019"/>
        </table:table-row>
        <table:table-row table:style-name="ro1">
          <table:table-cell table:style-name="ce22" table:formula="of:=IF(LEN([.F14]) &gt; 0; [.F14]; [.E14])" office:value-type="string" office:string-value="PUMUNTA SA" calcext:value-type="string">
            <text:p>PUMUNTA S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UMUNTA SA&quot;)" office:value-type="string" office:string-value="PUMUNTA SA" calcext:value-type="string">
            <text:p>PUMUNTA SA</text:p>
          </table:table-cell>
          <table:table-cell table:number-columns-repeated="1019"/>
        </table:table-row>
        <table:table-row table:style-name="ro1">
          <table:table-cell table:style-name="ce22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2" table:formula="of:=IF(LEN([.F16]) &gt; 0; [.F16]; [.E16])" office:value-type="string" office:string-value="KUNG" calcext:value-type="string">
            <text:p>KUNG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UNG&quot;)" office:value-type="string" office:string-value="KUNG" calcext:value-type="string">
            <text:p>KUNG</text:p>
          </table:table-cell>
          <table:table-cell table:number-columns-repeated="1019"/>
        </table:table-row>
        <table:table-row table:style-name="ro1">
          <table:table-cell table:style-name="ce2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2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2" table:formula="of:=IF(LEN([.F19]) &gt; 0; [.F19]; [.E19])" office:value-type="string" office:string-value="HAYAAN" calcext:value-type="string">
            <text:p>HAYAAN</text:p>
          </table:table-cell>
          <table:table-cell table:style-name="ce8" table:formula="of:=IFERROR(__xludf.dummyfunction(&quot;upper(googletranslate(A19,$A$1,&quot;&quot;en&quot;&quot;))&quot;);&quot;LET'S GO&quot;)" office:value-type="string" office:string-value="LET'S GO" calcext:value-type="string">
            <text:p>LET'S G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HAYAAN&quot;)" office:value-type="string" office:string-value="HAYAAN" calcext:value-type="string">
            <text:p>HAYAAN</text:p>
          </table:table-cell>
          <table:table-cell table:number-columns-repeated="1019"/>
        </table:table-row>
        <table:table-row table:style-name="ro1">
          <table:table-cell table:style-name="ce22" table:formula="of:=IF(LEN([.F20]) &gt; 0; [.F20]; [.E20])" office:value-type="string" office:string-value="MAG -LOG" calcext:value-type="string">
            <text:p>MAG -LOG</text:p>
          </table:table-cell>
          <table:table-cell table:style-name="ce8" table:formula="of:=IFERROR(__xludf.dummyfunction(&quot;upper(googletranslate(A20,$A$1,&quot;&quot;en&quot;&quot;))&quot;);&quot;MAG -LOG&quot;)" office:value-type="string" office:string-value="MAG -LOG" calcext:value-type="string">
            <text:p>MAG -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MAG -LOG&quot;)" office:value-type="string" office:string-value="MAG -LOG" calcext:value-type="string">
            <text:p>MAG -LOG</text:p>
          </table:table-cell>
          <table:table-cell table:number-columns-repeated="1019"/>
        </table:table-row>
        <table:table-row table:style-name="ro1">
          <table:table-cell table:style-name="ce22" table:formula="of:=IF(LEN([.F21]) &gt; 0; [.F21]; [.E21])" office:value-type="string" office:string-value="SUSUNOD" calcext:value-type="string">
            <text:p>SUSUNOD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SUNOD&quot;)" office:value-type="string" office:string-value="SUSUNOD" calcext:value-type="string">
            <text:p>SUSUNOD</text:p>
          </table:table-cell>
          <table:table-cell table:number-columns-repeated="1019"/>
        </table:table-row>
        <table:table-row table:style-name="ro1">
          <table:table-cell table:style-name="ce22" table:formula="of:=IF(LEN([.F22]) &gt; 0; [.F22]; [.E22])" office:value-type="string" office:string-value="SA" calcext:value-type="string">
            <text:p>SA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22" table:formula="of:=IF(LEN([.F23]) &gt; 0; [.F23]; [.E23])" office:value-type="string" office:string-value="PAGPIPILIAN" calcext:value-type="string">
            <text:p>PAGPIPILIA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AGPIPILIAN&quot;)" office:value-type="string" office:string-value="PAGPIPILIAN" calcext:value-type="string">
            <text:p>PAGPIPILIAN</text:p>
          </table:table-cell>
          <table:table-cell table:number-columns-repeated="1019"/>
        </table:table-row>
        <table:table-row table:style-name="ro1">
          <table:table-cell table:style-name="ce22" table:formula="of:=IF(LEN([.F24]) &gt; 0; [.F24]; [.E24])" office:value-type="string" office:string-value="I -PRINT" calcext:value-type="string">
            <text:p>I -PRINT</text:p>
          </table:table-cell>
          <table:table-cell table:style-name="ce8" table:formula="of:=IFERROR(__xludf.dummyfunction(&quot;upper(googletranslate(A24,$A$1,&quot;&quot;en&quot;&quot;))&quot;);&quot;I -PRINT&quot;)" office:value-type="string" office:string-value="I -PRINT" calcext:value-type="string">
            <text:p>I -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 -PRINT&quot;)" office:value-type="string" office:string-value="I -PRINT" calcext:value-type="string">
            <text:p>I -PRINT</text:p>
          </table:table-cell>
          <table:table-cell table:number-columns-repeated="1019"/>
        </table:table-row>
        <table:table-row table:style-name="ro1">
          <table:table-cell table:style-name="ce22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2" table:formula="of:=IF(LEN([.F26]) &gt; 0; [.F26]; [.E26])" office:value-type="string" office:string-value="DAGA" calcext:value-type="string">
            <text:p>DAG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DAGA&quot;)" office:value-type="string" office:string-value="DAGA" calcext:value-type="string">
            <text:p>DAGA</text:p>
          </table:table-cell>
          <table:table-cell table:number-columns-repeated="1019"/>
        </table:table-row>
        <table:table-row table:style-name="ro1">
          <table:table-cell table:style-name="ce22" table:formula="of:=IF(LEN([.F27]) &gt; 0; [.F27]; [.E27])" office:value-type="string" office:string-value="BASAHIN" calcext:value-type="string">
            <text:p>BASAHI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BASAHIN&quot;)" office:value-type="string" office:string-value="BASAHIN" calcext:value-type="string">
            <text:p>BASAHIN</text:p>
          </table:table-cell>
          <table:table-cell table:number-columns-repeated="1019"/>
        </table:table-row>
        <table:table-row table:style-name="ro1">
          <table:table-cell table:style-name="ce22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2" table:formula="of:=IF(LEN([.F29]) &gt; 0; [.F29]; [.E29])" office:value-type="string" office:string-value="IBALIK" calcext:value-type="string">
            <text:p>IBALIK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IBALIK&quot;)" office:value-type="string" office:string-value="IBALIK" calcext:value-type="string">
            <text:p>IBALIK</text:p>
          </table:table-cell>
          <table:table-cell table:number-columns-repeated="1019"/>
        </table:table-row>
        <table:table-row table:style-name="ro1">
          <table:table-cell table:style-name="ce22" table:formula="of:=IF(LEN([.F30]) &gt; 0; [.F30]; [.E30])" office:value-type="string" office:string-value="BUMALIK" calcext:value-type="string">
            <text:p>BUMALIK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MALIK&quot;)" office:value-type="string" office:string-value="BUMALIK" calcext:value-type="string">
            <text:p>BUMALIK</text:p>
          </table:table-cell>
          <table:table-cell table:number-columns-repeated="1019"/>
        </table:table-row>
        <table:table-row table:style-name="ro1">
          <table:table-cell table:style-name="ce2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2" table:formula="of:=IF(LEN([.F33]) &gt; 0; [.F33]; [.E33])" office:value-type="string" office:string-value="KASALANAN" calcext:value-type="string">
            <text:p>KASALANAN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KASALANAN&quot;)" office:value-type="string" office:string-value="KASALANAN" calcext:value-type="string">
            <text:p>KASALANAN</text:p>
          </table:table-cell>
          <table:table-cell table:number-columns-repeated="1019"/>
        </table:table-row>
        <table:table-row table:style-name="ro1">
          <table:table-cell table:style-name="ce2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2" table:formula="of:=IF(LEN([.F35]) &gt; 0; [.F35]; [.E35])" office:value-type="string" office:string-value="HAKBANG" calcext:value-type="string">
            <text:p>HAKBANG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KBANG&quot;)" office:value-type="string" office:string-value="HAKBANG" calcext:value-type="string">
            <text:p>HAKBANG</text:p>
          </table:table-cell>
          <table:table-cell table:number-columns-repeated="1019"/>
        </table:table-row>
        <table:table-row table:style-name="ro1">
          <table:table-cell table:style-name="ce22" table:formula="of:=IF(LEN([.F36]) &gt; 0; [.F36]; [.E36])" office:value-type="string" office:string-value="HUMINTO" calcext:value-type="string">
            <text:p>HUMINTO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HUMINTO&quot;)" office:value-type="string" office:string-value="HUMINTO" calcext:value-type="string">
            <text:p>HUMINTO</text:p>
          </table:table-cell>
          <table:table-cell table:number-columns-repeated="1019"/>
        </table:table-row>
        <table:table-row table:style-name="ro1">
          <table:table-cell table:style-name="ce22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2" table:formula="of:=IF(LEN([.F38]) &gt; 0; [.F38]; [.E38])" office:value-type="string" office:string-value="KULAY-BALAT" calcext:value-type="string">
            <text:p>KULAY-BALAT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KULAY-BALAT&quot;)" office:value-type="string" office:string-value="KULAY-BALAT" calcext:value-type="string">
            <text:p>KULAY-BALAT</text:p>
          </table:table-cell>
          <table:table-cell table:number-columns-repeated="1019"/>
        </table:table-row>
        <table:table-row table:style-name="ro1">
          <table:table-cell table:style-name="ce22" table:formula="of:=IF(LEN([.F39]) &gt; 0; [.F39]; [.E39])" office:value-type="string" office:string-value="SA" calcext:value-type="string">
            <text:p>SA</text:p>
          </table:table-cell>
          <table:table-cell table:style-name="ce8" table:formula="of:=IFERROR(__xludf.dummyfunction(&quot;upper(googletranslate(A39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8" table:formula="of:=IFERROR(__xludf.dummyfunction(&quot;upper(googletranslate(A41,$A$1,&quot;&quot;en&quot;&quot;))&quot;);&quot;AND NO LANGUAGE GIVEN TO THE COMMAND LINE. RELEASE.&quot;)" office:value-type="string" office:string-value="AND NO LANGUAGE GIVEN TO THE COMMAND LINE. RELEASE." calcext:value-type="string">
            <text:p>AND NO LANGUAGE GIVEN TO THE COMMAND LINE. RELEAS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T WALANG WIKANG IBINIGAY SA LINYA NG UTOS. PAGLABAS.&quot;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NATUKOY NA ANG ARRAY" calcext:value-type="string">
            <text:p>NATUKOY NA ANG ARRAY</text:p>
          </table:table-cell>
          <table:table-cell table:style-name="ce8" table:formula="of:=IFERROR(__xludf.dummyfunction(&quot;upper(googletranslate(A42,$A$1,&quot;&quot;en&quot;&quot;))&quot;);&quot;THE ARRAY HAS BEEN DETERMINED&quot;)" office:value-type="string" office:string-value="THE ARRAY HAS BEEN DETERMINED" calcext:value-type="string">
            <text:p>THE 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NATUKOY NA ANG ARRAY&quot;)" office:value-type="string" office:string-value="NATUKOY NA ANG ARRAY" calcext:value-type="string">
            <text:p>NATUKOY NA ANG ARRAY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INDEX SA LABAS NG MGA HANGGANAN" calcext:value-type="string">
            <text:p>ARRAY INDEX SA LABAS NG MGA HANGGANAN</text:p>
          </table:table-cell>
          <table:table-cell table:style-name="ce8" table:formula="of:=IFERROR(__xludf.dummyfunction(&quot;upper(googletranslate(A43,$A$1,&quot;&quot;en&quot;&quot;))&quot;);&quot;ARRAY INDEX OUT OF BORDERS&quot;)" office:value-type="string" office:string-value="ARRAY INDEX OUT OF BORDERS" calcext:value-type="string">
            <text:p>ARRAY INDEX OUT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INDEX SA LABAS NG MGA HANGGANAN&quot;)" office:value-type="string" office:string-value="ARRAY INDEX SA LABAS NG MGA HANGGANAN" calcext:value-type="string">
            <text:p>ARRAY INDEX SA LABAS NG MGA HANGGANA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INDI MA -ACCESS ANG DIREKTORYO" calcext:value-type="string">
            <text:p>HINDI MA -ACCESS ANG DIREKTORYO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INDI MA -ACCESS ANG DIREKTORYO&quot;)" office:value-type="string" office:string-value="HINDI MA -ACCESS ANG DIREKTORYO" calcext:value-type="string">
            <text:p>HINDI MA -ACCESS ANG DIREKTORY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BASAHIN ANG DATA NG UNDERFLOW" calcext:value-type="string">
            <text:p>BASAHIN ANG DATA NG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BASAHIN ANG DATA NG UNDERFLOW&quot;)" office:value-type="string" office:string-value="BASAHIN ANG DATA NG UNDERFLOW" calcext:value-type="string">
            <text:p>BASAHIN ANG DATA NG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NATUKLASAN ANG KAHULUGAN NG CYCLE" calcext:value-type="string">
            <text:p>NATUKLASAN ANG KAHULUGAN NG CYCLE</text:p>
          </table:table-cell>
          <table:table-cell table:style-name="ce8" table:formula="of:=IFERROR(__xludf.dummyfunction(&quot;upper(googletranslate(A47,$A$1,&quot;&quot;en&quot;&quot;))&quot;);&quot;THE MEANING OF THE CYCLE WAS DISCOVERED&quot;)" office:value-type="string" office:string-value="THE MEANING OF THE CYCLE WAS DISCOVERED" calcext:value-type="string">
            <text:p>THE MEANING OF THE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NATUKLASAN ANG KAHULUGAN NG CYCLE&quot;)" office:value-type="string" office:string-value="NATUKLASAN ANG KAHULUGAN NG CYCLE" calcext:value-type="string">
            <text:p>NATUKLASAN ANG KAHULUGAN NG CYC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SA VARIABLE NA DUMAMI NA TINUKOY" calcext:value-type="string">
            <text:p>PARA SA VARIABLE NA DUMAMI NA TINUKOY</text:p>
          </table:table-cell>
          <table:table-cell table:style-name="ce8" table:formula="of:=IFERROR(__xludf.dummyfunction(&quot;upper(googletranslate(A49,$A$1,&quot;&quot;en&quot;&quot;))&quot;);&quot;FOR THE VARIABLE MULTIPLICATION SPECIFIED&quot;)" office:value-type="string" office:string-value="FOR THE VARIABLE MULTIPLICATION SPECIFIED" calcext:value-type="string">
            <text:p>FOR THE VARIABLE MULTIPLICATION SPECIF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SA VARIABLE NA DUMAMI NA TINUKOY&quot;)" office:value-type="string" office:string-value="PARA SA VARIABLE NA DUMAMI NA TINUKOY" calcext:value-type="string">
            <text:p>PARA SA VARIABLE NA DUMAMI NA TINUKOY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8" table:formula="of:=IFERROR(__xludf.dummyfunction(&quot;upper(googletranslate(A50,$A$1,&quot;&quot;en&quot;&quot;))&quot;);&quot;THE DEFINITION OF OPERATION IS INCREASINGLY DEFINED&quot;)" office:value-type="string" office:string-value="THE DEFINITION OF OPERATION IS INCREASINGLY DEFINED" calcext:value-type="string">
            <text:p>THE DEFINITION OF OPERATION IS INCREASING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ANG KAHULUGAN NG PAG -ANDAR AY DUMARAMI NA TINUKOY&quot;)" office:value-type="string" office:string-value="ANG KAHULUGAN NG PAG -ANDAR AY DUMARAMI NA TINUKOY" calcext:value-type="string">
            <text:p>ANG KAHULUGAN NG PAG -ANDAR AY DUMARAMI NA TINUKOY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8" table:formula="of:=IFERROR(__xludf.dummyfunction(&quot;upper(googletranslate(A51,$A$1,&quot;&quot;en&quot;&quot;))&quot;);&quot;AFFILIATE THE MEANING OF THE MISMATCH FUNCTION&quot;)" office:value-type="string" office:string-value="AFFILIATE THE MEANING OF THE MISMATCH FUNCTION" calcext:value-type="string">
            <text:p>AFFILIATE THE MEANING OF THE MISMATCH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PAG -ANDAR NG KAHULUGAN NG FUNCTION NA MISMATCH&quot;)" office:value-type="string" office:string-value="PAG -ANDAR NG KAHULUGAN NG FUNCTION NA MISMATCH" calcext:value-type="string">
            <text:p>PAG -ANDAR NG KAHULUGAN NG FUNCTION N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OVERFLOW NG GOSUB STACK" calcext:value-type="string">
            <text:p>OVERFLOW NG GOSUB STACK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OVERFLOW NG GOSUB STACK&quot;)" office:value-type="string" office:string-value="OVERFLOW NG GOSUB STACK" calcext:value-type="string">
            <text:p>OVERFLOW NG GOSUB STACK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SA LABAS NG SAKLAW" calcext:value-type="string">
            <text:p>INDEX SA LABAS NG SAKLAW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SA LABAS NG SAKLAW&quot;)" office:value-type="string" office:string-value="INDEX SA LABAS NG SAKLAW" calcext:value-type="string">
            <text:p>INDEX SA LABAS NG SAKLA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NATUKOY NA ANG LABEL" calcext:value-type="string">
            <text:p>NATUKOY NA ANG LABEL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NATUKOY NA ANG LABEL&quot;)" office:value-type="string" office:string-value="NATUKOY NA ANG LABEL" calcext:value-type="string">
            <text:p>NATUKOY NA ANG LABEL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ALIWA / KANANG OPERASYON MISMATCH" calcext:value-type="string">
            <text:p>KALIWA / KANANG OPERASY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ALIWA / KANANG OPERASYON MISMATCH&quot;)" office:value-type="string" office:string-value="KALIWA / KANANG OPERASYON MISMATCH" calcext:value-type="string">
            <text:p>KALIWA / KANANG OPERASY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BONG INDEX" calcext:value-type="string">
            <text:p>NEGATIBONG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BONG INDEX&quot;)" office:value-type="string" office:string-value="NEGATIBONG INDEX" calcext:value-type="string">
            <text:p>NEGATIBONG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8" table:formula="of:=IFERROR(__xludf.dummyfunction(&quot;upper(googletranslate(A58,$A$1,&quot;&quot;en&quot;&quot;))&quot;);&quot;NEXT TO FOR THE LOOP WITH A VARIABLE STRING&quot;)" office:value-type="string" office:string-value="NEXT TO FOR THE LOOP WITH A VARIABLE STRING" calcext:value-type="string">
            <text:p>NEXT TO FOR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SUNOD SA PARA SA LOOP NA MAY VARIABLE NA STRING&quot;)" office:value-type="string" office:string-value="SUSUNOD SA PARA SA LOOP NA MAY VARIABLE NA STRING" calcext:value-type="string">
            <text:p>SUSUNOD SA PARA SA LOOP NA MAY VARIABLE NA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8" table:formula="of:=IFERROR(__xludf.dummyfunction(&quot;upper(googletranslate(A60,$A$1,&quot;&quot;en&quot;&quot;))&quot;);&quot;THE CHOICE REQUIRES A LANGUAGE&quot;)" office:value-type="string" office:string-value="THE CHOICE REQUIRES A LANGUAGE" calcext:value-type="string">
            <text:p>THE CHOICE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NG PAGPIPILIAN AY NANGANGAILANGAN NG ISANG WIKA&quot;)" office:value-type="string" office:string-value="ANG PAGPIPILIAN AY NANGANGAILANGAN NG ISANG WIKA" calcext:value-type="string">
            <text:p>ANG PAGPIPILIAN AY NANGANGAILANGAN NG ISANG WIK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8" table:formula="of:=IFERROR(__xludf.dummyfunction(&quot;upper(googletranslate(A61,$A$1,&quot;&quot;en&quot;&quot;))&quot;);&quot;PLEASE CHECK THE LANGUAGE SETTINGS OR VARIABLES OF THE ENVIRONMENT&quot;)" office:value-type="string" office:string-value="PLEASE CHECK THE LANGUAGE SETTINGS OR VARIABLES OF THE ENVIRONMENT" calcext:value-type="string">
            <text:p>PLEASE CHECK THE LANGUAGE SETTINGS OR VARIABLES OF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MANGYARING SURIIN ANG MGA SETTING NG WIKA O VARIABLE NG KAPALIGIRAN&quot;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ERROR SA LOGIC NG STRING" calcext:value-type="string">
            <text:p>STRING ERROR SA LOGIC NG STRING</text:p>
          </table:table-cell>
          <table:table-cell table:style-name="ce8" table:formula="of:=IFERROR(__xludf.dummyfunction(&quot;upper(googletranslate(A62,$A$1,&quot;&quot;en&quot;&quot;))&quot;);&quot;STRING ERROR IN LOGIC OF STRING&quot;)" office:value-type="string" office:string-value="STRING ERROR IN LOGIC OF STRING" calcext:value-type="string">
            <text:p>STRING ERROR IN LOGIC OF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ERROR SA LOGIC NG STRING&quot;)" office:value-type="string" office:string-value="STRING ERROR SA LOGIC NG STRING" calcext:value-type="string">
            <text:p>STRING ERROR SA LOGIC NG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INDI MABUKSAN ANG FILE" calcext:value-type="string">
            <text:p>HINDI MABUKSAN ANG FILE</text:p>
          </table:table-cell>
          <table:table-cell table:style-name="ce8" table:formula="of:=IFERROR(__xludf.dummyfunction(&quot;upper(googletranslate(A63,$A$1,&quot;&quot;en&quot;&quot;))&quot;);&quot;THE FILE CAN NOT BE OPENED&quot;)" office:value-type="string" office:string-value="THE FILE CAN NOT BE OPENED" calcext:value-type="string">
            <text:p>THE FILE CAN 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INDI MABUKSAN ANG FILE&quot;)" office:value-type="string" office:string-value="HINDI MABUKSAN ANG FILE" calcext:value-type="string">
            <text:p>HINDI MABUKSAN ANG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INDI MABUKSAN UPANG BUKSAN ANG FILE PARA SA PAGBABASA&quot;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HINDI NATUKOY NA LABEL" calcext:value-type="string">
            <text:p>HINDI NATUKOY NA LABEL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HINDI NATUKOY NA LABEL&quot;)" office:value-type="string" office:string-value="HINDI NATUKOY NA LABEL" calcext:value-type="string">
            <text:p>HINDI NATUKOY NA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INDI NAG -IISANG OPERASYON" calcext:value-type="string">
            <text:p>HINDI NAG -IISANG OPERASYON</text:p>
          </table:table-cell>
          <table:table-cell table:style-name="ce8" table:formula="of:=IFERROR(__xludf.dummyfunction(&quot;upper(googletranslate(A66,$A$1,&quot;&quot;en&quot;&quot;))&quot;);&quot;UNACCOMPANIED&quot;)" office:value-type="string" office:string-value="UNACCOMPANIED" calcext:value-type="string">
            <text:p>UNACCOMPANI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HINDI NAG -IISANG OPERASYON&quot;)" office:value-type="string" office:string-value="HINDI NAG -IISANG OPERASYON" calcext:value-type="string">
            <text:p>HINDI NAG -IISANG OPERASY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HINDI NAKA -IWAS NA CODE NG OPERASYON" calcext:value-type="string">
            <text:p>HINDI NAKA -IWAS NA CODE NG OPERASYON</text:p>
          </table:table-cell>
          <table:table-cell table:style-name="ce8" table:formula="of:=IFERROR(__xludf.dummyfunction(&quot;upper(googletranslate(A67,$A$1,&quot;&quot;en&quot;&quot;))&quot;);&quot;UNBEARABLE OPERATION CODE&quot;)" office:value-type="string" office:string-value="UNBEARABLE OPERATION CODE" calcext:value-type="string">
            <text:p>UNBEARABLE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HINDI NAKA -IWAS NA CODE NG OPERASYON&quot;)" office:value-type="string" office:string-value="HINDI NAKA -IWAS NA CODE NG OPERASYON" calcext:value-type="string">
            <text:p>HINDI NAKA -IWAS NA CODE NG OPERASYO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INDI ALAM KUNG LABEL" calcext:value-type="string">
            <text:p>HINDI ALAM KUNG LABEL</text:p>
          </table:table-cell>
          <table:table-cell table:style-name="ce8" table:formula="of:=IFERROR(__xludf.dummyfunction(&quot;upper(googletranslate(A68,$A$1,&quot;&quot;en&quot;&quot;))&quot;);&quot;DON'T KNOW IF LABEL&quot;)" office:value-type="string" office:string-value="DON'T KNOW IF LABEL" calcext:value-type="string">
            <text:p>DON'T KNOW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INDI ALAM KUNG LABEL&quot;)" office:value-type="string" office:string-value="HINDI ALAM KUNG LABEL" calcext:value-type="string">
            <text:p>HINDI ALAM KUNG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8" table:formula="of:=IFERROR(__xludf.dummyfunction(&quot;upper(googletranslate(A69,$A$1,&quot;&quot;en&quot;&quot;))&quot;);&quot;ANONYMOUS DOUBLE MATHEMATICAL OPERATION&quot;)" office:value-type="string" office:string-value="ANONYMOUS DOUBLE MATHEMATICAL OPERATION" calcext:value-type="string">
            <text:p>ANONYMOUS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HINDI NAKIKILALANG DOBLENG OPERASYON SA MATEMATIKA&quot;)" office:value-type="string" office:string-value="HINDI NAKIKILALANG DOBLENG OPERASYON SA MATEMATIKA" calcext:value-type="string">
            <text:p>HINDI NAKIKILALANG DOBLENG OPERASYON SA MATEMATIK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8" table:formula="of:=IFERROR(__xludf.dummyfunction(&quot;upper(googletranslate(A70,$A$1,&quot;&quot;en&quot;&quot;))&quot;);&quot;UNKNOWN MEANING OF OCCUPATION&quot;)" office:value-type="string" office:string-value="UNKNOWN MEANING OF OCCUPATION" calcext:value-type="string">
            <text:p>UNKNOWN MEANING OF OCCUPA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HINDI NAKIKILALANG KAHULUGAN NG PAG -ANDAR NG PAG -ANDAR&quot;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HINDI NAKIKILALANG LABEL NG GOSUB" calcext:value-type="string">
            <text:p>HINDI NAKIKILALANG LABEL NG GOSUB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HINDI NAKIKILALANG LABEL NG GOSUB&quot;)" office:value-type="string" office:string-value="HINDI NAKIKILALANG LABEL NG GOSUB" calcext:value-type="string">
            <text:p>HINDI NAKIKILALANG LABEL NG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HINDI NAKIKILALANG LABEL NG GOTO" calcext:value-type="string">
            <text:p>HINDI NAKIKILALANG LABEL NG GOTO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HINDI NAKIKILALANG LABEL NG GOTO&quot;)" office:value-type="string" office:string-value="HINDI NAKIKILALANG LABEL NG GOTO" calcext:value-type="string">
            <text:p>HINDI NAKIKILALANG LABEL NG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HINDI NAKIKILALANG INPUT" calcext:value-type="string">
            <text:p>HINDI NAKIKILALANG INPUT</text:p>
          </table:table-cell>
          <table:table-cell table:style-name="ce8" table:formula="of:=IFERROR(__xludf.dummyfunction(&quot;upper(googletranslate(A73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HINDI NAKIKILALANG INPUT&quot;)" office:value-type="string" office:string-value="HINDI NAKIKILALANG INPUT" calcext:value-type="string">
            <text:p>HINDI NAKIKILALANG 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8" table:formula="of:=IFERROR(__xludf.dummyfunction(&quot;upper(googletranslate(A74,$A$1,&quot;&quot;en&quot;&quot;))&quot;);&quot;UNKNOWN OPERATION OF INTEGER MATH&quot;)" office:value-type="string" office:string-value="UNKNOWN OPERATION OF INTEGER MATH" calcext:value-type="string">
            <text:p>UNKNOWN OPERATION OF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HINDI NAKIKILALANG OPERASYON NG INTEGER MATEMATIKA&quot;)" office:value-type="string" office:string-value="HINDI NAKIKILALANG OPERASYON NG INTEGER MATEMATIKA" calcext:value-type="string">
            <text:p>HINDI NAKIKILALANG OPERASYON NG INTEGER MATEMATIK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HINDI NAKIKILALANG URI NG MATEMATIKA" calcext:value-type="string">
            <text:p>HINDI NAKIKILALANG URI NG MATEMATIKA</text:p>
          </table:table-cell>
          <table:table-cell table:style-name="ce8" table:formula="of:=IFERROR(__xludf.dummyfunction(&quot;upper(googletranslate(A75,$A$1,&quot;&quot;en&quot;&quot;))&quot;);&quot;ANONYMOUS TYPE OF MATH&quot;)" office:value-type="string" office:string-value="ANONYMOUS TYPE OF MATH" calcext:value-type="string">
            <text:p>ANONYMOUS TYPE OF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HINDI NAKIKILALANG URI NG MATEMATIKA&quot;)" office:value-type="string" office:string-value="HINDI NAKIKILALANG URI NG MATEMATIKA" calcext:value-type="string">
            <text:p>HINDI NAKIKILALANG URI NG MATEMATIK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HINDI NAKIKILALANG SUSUNOD NA VARIABLE" calcext:value-type="string">
            <text:p>HINDI NAKIKILALANG SUSUNOD NA VARIABLE</text:p>
          </table:table-cell>
          <table:table-cell table:style-name="ce8" table:formula="of:=IFERROR(__xludf.dummyfunction(&quot;upper(googletranslate(A76,$A$1,&quot;&quot;en&quot;&quot;))&quot;);&quot;UNKNOWN NEXT VARIABLE&quot;)" office:value-type="string" office:string-value="UNKNOWN NEXT VARIABLE" calcext:value-type="string">
            <text:p>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HINDI NAKIKILALANG SUSUNOD NA VARIABLE&quot;)" office:value-type="string" office:string-value="HINDI NAKIKILALANG SUSUNOD NA VARIABLE" calcext:value-type="string">
            <text:p>HINDI NAKIKILALANG SUSUNOD NA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HINDI NAKIKILALANG OP SA PRINT" calcext:value-type="string">
            <text:p>HINDI NAKIKILALANG OP SA PRINT</text:p>
          </table:table-cell>
          <table:table-cell table:style-name="ce8" table:formula="of:=IFERROR(__xludf.dummyfunction(&quot;upper(googletranslate(A77,$A$1,&quot;&quot;en&quot;&quot;))&quot;);&quot;UNKNOWN OP IN PRINT&quot;)" office:value-type="string" office:string-value="UNKNOWN OP IN PRINT" calcext:value-type="string">
            <text:p>UNKNOWN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HINDI NAKIKILALANG OP SA PRINT&quot;)" office:value-type="string" office:string-value="HINDI NAKIKILALANG OP SA PRINT" calcext:value-type="string">
            <text:p>HINDI NAKIKILALANG OP SA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8" table:formula="of:=IFERROR(__xludf.dummyfunction(&quot;upper(googletranslate(A78,$A$1,&quot;&quot;en&quot;&quot;))&quot;);&quot;ANONYMOUS OPERATION OF FAIR MATH&quot;)" office:value-type="string" office:string-value="ANONYMOUS OPERATION OF FAIR MATH" calcext:value-type="string">
            <text:p>ANONYMOUS OPERATION OF FAIR MATH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HINDI NAKIKILALANG OPERASYON NA MAKATARUNGANG MATEMATIKA&quot;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HINDI NAKIKILALANG URI NG VARIABLE" calcext:value-type="string">
            <text:p>HINDI NAKIKILALANG URI NG VARIABLE</text:p>
          </table:table-cell>
          <table:table-cell table:style-name="ce8" table:formula="of:=IFERROR(__xludf.dummyfunction(&quot;upper(googletranslate(A79,$A$1,&quot;&quot;en&quot;&quot;))&quot;);&quot;ANONYMOUS VARIABLE TYPE&quot;)" office:value-type="string" office:string-value="ANONYMOUS VARIABLE TYPE" calcext:value-type="string">
            <text:p>ANONYMOUS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HINDI NAKIKILALANG URI NG VARIABLE&quot;)" office:value-type="string" office:string-value="HINDI NAKIKILALANG URI NG VARIABLE" calcext:value-type="string">
            <text:p>HINDI NAKIKILALANG URI NG VARIABL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VARIABLE VARIABLE" calcext:value-type="string">
            <text:p>UNSET VARIABLE VARIABLE</text:p>
          </table:table-cell>
          <table:table-cell table:style-name="ce8" table:formula="of:=IFERROR(__xludf.dummyfunction(&quot;upper(googletranslate(A80,$A$1,&quot;&quot;en&quot;&quot;))&quot;);&quot;UNSET VARIABLE VARIABLE&quot;)" office:value-type="string" office:string-value="UNSET VARIABLE VARIABLE" calcext:value-type="string">
            <text:p>UNSET VARIABLE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VARIABLE VARIABLE&quot;)" office:value-type="string" office:string-value="UNSET VARIABLE VARIABLE" calcext:value-type="string">
            <text:p>UNSET VARIABLE 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DEFINITION MISMATCH" calcext:value-type="string">
            <text:p>VARIABLE / ARRAY DEFINITION MISMATCH</text:p>
          </table:table-cell>
          <table:table-cell table:style-name="ce8" table:formula="of:=IFERROR(__xludf.dummyfunction(&quot;upper(googletranslate(A81,$A$1,&quot;&quot;en&quot;&quot;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NA TINUKOY BILANG ARRAY" calcext:value-type="string">
            <text:p>VARIABLE NA TINUKOY BILANG ARRAY</text:p>
          </table:table-cell>
          <table:table-cell table:style-name="ce8" table:formula="of:=IFERROR(__xludf.dummyfunction(&quot;upper(googletranslate(A82,$A$1,&quot;&quot;en&quot;&quot;))&quot;);&quot;VARIABLE SPECIFIED AS ARRAY&quot;)" office:value-type="string" office:string-value="VARIABLE SPECIFIED AS ARRAY" calcext:value-type="string">
            <text:p>VARIABLE SPECIFI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NA TINUKOY BILANG ARRAY&quot;)" office:value-type="string" office:string-value="VARIABLE NA TINUKOY BILANG ARRAY" calcext:value-type="string">
            <text:p>VARIABLE NA TINUKOY BILANG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NA TINUKOY BILANG NONARRAY" calcext:value-type="string">
            <text:p>VARIABLE NA TINUKOY BILANG NONARRAY</text:p>
          </table:table-cell>
          <table:table-cell table:style-name="ce8" table:formula="of:=IFERROR(__xludf.dummyfunction(&quot;upper(googletranslate(A83,$A$1,&quot;&quot;en&quot;&quot;))&quot;);&quot;VARIABLE SPECIFIED AS NONARRAY&quot;)" office:value-type="string" office:string-value="VARIABLE SPECIFIED AS NONARRAY" calcext:value-type="string">
            <text:p>VARIABLE SPECIFI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NA TINUKOY BILANG NONARRAY&quot;)" office:value-type="string" office:string-value="VARIABLE NA TINUKOY BILANG NONARRAY" calcext:value-type="string">
            <text:p>VARIABLE NA TINUKOY BILANG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NG VARIABLE AY WALANG HALAGA" calcext:value-type="string">
            <text:p>ANG VARIABLE AY WALANG HALAGA</text:p>
          </table:table-cell>
          <table:table-cell table:style-name="ce8" table:formula="of:=IFERROR(__xludf.dummyfunction(&quot;upper(googletranslate(A84,$A$1,&quot;&quot;en&quot;&quot;))&quot;);&quot;THE VARIABLE IS WORTHLESS&quot;)" office:value-type="string" office:string-value="THE VARIABLE IS WORTHLESS" calcext:value-type="string">
            <text:p>THE VARIABLE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NG VARIABLE AY WALANG HALAGA&quot;)" office:value-type="string" office:string-value="ANG VARIABLE AY WALANG HALAGA" calcext:value-type="string">
            <text:p>ANG VARIABLE AY WALANG HALAGA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NG VARIABLE AY HINDI ISANG ARRAY" calcext:value-type="string">
            <text:p>ANG VARIABLE AY HINDI ISANG ARRAY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NG VARIABLE AY HINDI ISANG ARRAY&quot;)" office:value-type="string" office:string-value="ANG VARIABLE AY HINDI ISANG ARRAY" calcext:value-type="string">
            <text:p>ANG VARIABLE AY HINDI ISANG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tl.A3:lang_tl.A39">
            <calcext:condition calcext:apply-style-name="ConditionalStyle_1" calcext:value="formula-is(COUNTIF([.$A$3:.$A$39];[.$A3])&gt;1)" calcext:base-cell-address="lang_tl.A3"/>
          </calcext:conditional-format>
        </calcext:conditional-formats>
      </table:table>
      <table:table table:name="lang_ur" table:style-name="ta2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DU</text:p>
          </table:table-cell>
          <table:table-cell table:number-columns-repeated="1023"/>
        </table:table-row>
        <table:table-row table:style-name="ro1">
          <table:table-cell table:style-name="ce23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3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3" table:formula="of:=IF(LEN([.F5]) &gt; 0; [.F5]; [.E5])" office:value-type="string" office:string-value="بنیاد" calcext:value-type="string">
            <text:p>بنیاد</text:p>
          </table:table-cell>
          <table:table-cell table:style-name="ce8" table:formula="of:=IFERROR(__xludf.dummyfunction(&quot;upper(googletranslate(A5,$A$1,&quot;&quot;en&quot;&quot;))&quot;);&quot;BASE ON&quot;)" office:value-type="string" office:string-value="BASE ON" calcext:value-type="string">
            <text:p>BASE 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بنیاد&quot;)" office:value-type="string" office:string-value="بنیاد" calcext:value-type="string">
            <text:p>بنیاد</text:p>
          </table:table-cell>
          <table:table-cell table:number-columns-repeated="1019"/>
        </table:table-row>
        <table:table-row table:style-name="ro1">
          <table:table-cell table:style-name="ce23" table:formula="of:=IF(LEN([.F6]) &gt; 0; [.F6]; [.E6])" office:value-type="string" office:string-value="کیونکہ" calcext:value-type="string">
            <text:p>کیونکہ</text:p>
          </table:table-cell>
          <table:table-cell table:style-name="ce8" table:formula="of:=IFERROR(__xludf.dummyfunction(&quot;upper(googletranslate(A6,$A$1,&quot;&quot;en&quot;&quot;))&quot;);&quot;BECAUSE&quot;)" office:value-type="string" office:string-value="BECAUSE" calcext:value-type="string">
            <text:p>BECAUS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کیونکہ&quot;)" office:value-type="string" office:string-value="کیونکہ" calcext:value-type="string">
            <text:p>کیونکہ</text:p>
          </table:table-cell>
          <table:table-cell table:number-columns-repeated="1019"/>
        </table:table-row>
        <table:table-row table:style-name="ro1">
          <table:table-cell table:style-name="ce23" table:formula="of:=IF(LEN([.F7]) &gt; 0; [.F7]; [.E7])" office:value-type="string" office:string-value="ڈیٹا" calcext:value-type="string">
            <text:p>ڈیٹا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ڈیٹا&quot;)" office:value-type="string" office:string-value="ڈیٹا" calcext:value-type="string">
            <text:p>ڈیٹا</text:p>
          </table:table-cell>
          <table:table-cell table:number-columns-repeated="1019"/>
        </table:table-row>
        <table:table-row table:style-name="ro1">
          <table:table-cell table:style-name="ce23" table:formula="of:=IF(LEN([.F8]) &gt; 0; [.F8]; [.E8])" office:value-type="string" office:string-value="ڈی بی ایل" calcext:value-type="string">
            <text:p>ڈی بی ایل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ڈی بی ایل&quot;)" office:value-type="string" office:string-value="ڈی بی ایل" calcext:value-type="string">
            <text:p>ڈی بی ایل</text:p>
          </table:table-cell>
          <table:table-cell table:number-columns-repeated="1019"/>
        </table:table-row>
        <table:table-row table:style-name="ro1">
          <table:table-cell table:style-name="ce23" table:formula="of:=IF(LEN([.F9]) &gt; 0; [.F9]; [.E9])" office:value-type="string" office:string-value="ڈیف" calcext:value-type="string">
            <text:p>ڈیف</text:p>
          </table:table-cell>
          <table:table-cell table:style-name="ce8" table:formula="of:=IFERROR(__xludf.dummyfunction(&quot;upper(googletranslate(A9,$A$1,&quot;&quot;en&quot;&quot;))&quot;);&quot;INFINITY&quot;)" office:value-type="string" office:string-value="INFINITY" calcext:value-type="string">
            <text:p>INFINITY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ڈیف&quot;)" office:value-type="string" office:string-value="ڈیف" calcext:value-type="string">
            <text:p>ڈیف</text:p>
          </table:table-cell>
          <table:table-cell table:number-columns-repeated="1019"/>
        </table:table-row>
        <table:table-row table:style-name="ro1">
          <table:table-cell table:style-name="ce23" table:formula="of:=IF(LEN([.F10]) &gt; 0; [.F10]; [.E10])" office:value-type="string" office:string-value="مدھم" calcext:value-type="string">
            <text:p>مدھم</text:p>
          </table:table-cell>
          <table:table-cell table:style-name="ce8" table:formula="of:=IFERROR(__xludf.dummyfunction(&quot;upper(googletranslate(A10,$A$1,&quot;&quot;en&quot;&quot;))&quot;);&quot;MOM&quot;)" office:value-type="string" office:string-value="MOM" calcext:value-type="string">
            <text:p>MO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مدھم&quot;)" office:value-type="string" office:string-value="مدھم" calcext:value-type="string">
            <text:p>مدھم</text:p>
          </table:table-cell>
          <table:table-cell table:number-columns-repeated="1019"/>
        </table:table-row>
        <table:table-row table:style-name="ro1">
          <table:table-cell table:style-name="ce23" table:formula="of:=IF(LEN([.F11]) &gt; 0; [.F11]; [.E11])" office:value-type="string" office:string-value="آخر" calcext:value-type="string">
            <text:p>آخر</text:p>
          </table:table-cell>
          <table:table-cell table:style-name="ce8" table:formula="of:=IFERROR(__xludf.dummyfunction(&quot;upper(googletranslate(A11,$A$1,&quot;&quot;en&quot;&quot;))&quot;);&quot;EVENTUALLY&quot;)" office:value-type="string" office:string-value="EVENTUALLY" calcext:value-type="string">
            <text:p>EVENTUALLY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آخر&quot;)" office:value-type="string" office:string-value="آخر" calcext:value-type="string">
            <text:p>آخر</text:p>
          </table:table-cell>
          <table:table-cell table:number-columns-repeated="1019"/>
        </table:table-row>
        <table:table-row table:style-name="ro1">
          <table:table-cell table:style-name="ce23" table:formula="of:=IF(LEN([.F12]) &gt; 0; [.F12]; [.E12])" office:value-type="string" office:string-value="ختم" calcext:value-type="string">
            <text:p>ختم</text:p>
          </table:table-cell>
          <table:table-cell table:style-name="ce8" table:formula="of:=IFERROR(__xludf.dummyfunction(&quot;upper(googletranslate(A12,$A$1,&quot;&quot;en&quot;&quot;))&quot;);&quot;DEDUCTED&quot;)" office:value-type="string" office:string-value="DEDUCTED" calcext:value-type="string">
            <text:p>DEDUCTED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ختم&quot;)" office:value-type="string" office:string-value="ختم" calcext:value-type="string">
            <text:p>ختم</text:p>
          </table:table-cell>
          <table:table-cell table:number-columns-repeated="1019"/>
        </table:table-row>
        <table:table-row table:style-name="ro1">
          <table:table-cell table:style-name="ce23" table:formula="of:=IF(LEN([.F13]) &gt; 0; [.F13]; [.E13])" office:value-type="string" office:string-value="کے لئے" calcext:value-type="string">
            <text:p>کے لئے</text:p>
          </table:table-cell>
          <table:table-cell table:style-name="ce8" table:formula="of:=IFERROR(__xludf.dummyfunction(&quot;upper(googletranslate(A13,$A$1,&quot;&quot;en&quot;&quot;))&quot;);&quot;FOR THE&quot;)" office:value-type="string" office:string-value="FOR THE" calcext:value-type="string">
            <text:p>FOR THE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کے لئے&quot;)" office:value-type="string" office:string-value="کے لئے" calcext:value-type="string">
            <text:p>کے لئے</text:p>
          </table:table-cell>
          <table:table-cell table:number-columns-repeated="1019"/>
        </table:table-row>
        <table:table-row table:style-name="ro1">
          <table:table-cell table:style-name="ce23" table:formula="of:=IF(LEN([.F14]) &gt; 0; [.F14]; [.E14])" office:value-type="string" office:string-value="کے پاس جاؤ" calcext:value-type="string">
            <text:p>کے پاس جاؤ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کے پاس جاؤ&quot;)" office:value-type="string" office:string-value="کے پاس جاؤ" calcext:value-type="string">
            <text:p>کے پاس جاؤ</text:p>
          </table:table-cell>
          <table:table-cell table:number-columns-repeated="1019"/>
        </table:table-row>
        <table:table-row table:style-name="ro1">
          <table:table-cell table:style-name="ce23" table:formula="of:=IF(LEN([.F15]) &gt; 0; [.F15]; [.E15])" office:value-type="string" office:string-value="گوسب" calcext:value-type="string">
            <text:p>گوسب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گوسب&quot;)" office:value-type="string" office:string-value="گوسب" calcext:value-type="string">
            <text:p>گوسب</text:p>
          </table:table-cell>
          <table:table-cell table:number-columns-repeated="1019"/>
        </table:table-row>
        <table:table-row table:style-name="ro1">
          <table:table-cell table:style-name="ce23" table:formula="of:=IF(LEN([.F16]) &gt; 0; [.F16]; [.E16])" office:value-type="string" office:string-value="اگر" calcext:value-type="string">
            <text:p>اگر</text:p>
          </table:table-cell>
          <table:table-cell table:style-name="ce8" table:formula="of:=IFERROR(__xludf.dummyfunction(&quot;upper(googletranslate(A16,$A$1,&quot;&quot;en&quot;&quot;))&quot;);&quot;UNLESS&quot;)" office:value-type="string" office:string-value="UNLESS" calcext:value-type="string">
            <text:p>UNLESS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اگر&quot;)" office:value-type="string" office:string-value="اگر" calcext:value-type="string">
            <text:p>اگر</text:p>
          </table:table-cell>
          <table:table-cell table:number-columns-repeated="1019"/>
        </table:table-row>
        <table:table-row table:style-name="ro1">
          <table:table-cell table:style-name="ce23" table:formula="of:=IF(LEN([.F17]) &gt; 0; [.F17]; [.E17])" office:value-type="string" office:string-value="انٹ" calcext:value-type="string">
            <text:p>انٹ</text:p>
          </table:table-cell>
          <table:table-cell table:style-name="ce8" table:formula="of:=IFERROR(__xludf.dummyfunction(&quot;upper(googletranslate(A17,$A$1,&quot;&quot;en&quot;&quot;))&quot;);&quot;INTIM&quot;)" office:value-type="string" office:string-value="INTIM" calcext:value-type="string">
            <text:p>INTIM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انٹ&quot;)" office:value-type="string" office:string-value="انٹ" calcext:value-type="string">
            <text:p>انٹ</text:p>
          </table:table-cell>
          <table:table-cell table:number-columns-repeated="1019"/>
        </table:table-row>
        <table:table-row table:style-name="ro1">
          <table:table-cell table:style-name="ce23" table:formula="of:=IF(LEN([.F18]) &gt; 0; [.F18]; [.E18])" office:value-type="string" office:string-value="ان پٹ" calcext:value-type="string">
            <text:p>ان پٹ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ان پٹ&quot;)" office:value-type="string" office:string-value="ان پٹ" calcext:value-type="string">
            <text:p>ان پٹ</text:p>
          </table:table-cell>
          <table:table-cell table:number-columns-repeated="1019"/>
        </table:table-row>
        <table:table-row table:style-name="ro1">
          <table:table-cell table:style-name="ce23" table:formula="of:=IF(LEN([.F19]) &gt; 0; [.F19]; [.E19])" office:value-type="string" office:string-value="دو" calcext:value-type="string">
            <text:p>دو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دو&quot;)" office:value-type="string" office:string-value="دو" calcext:value-type="string">
            <text:p>دو</text:p>
          </table:table-cell>
          <table:table-cell table:number-columns-repeated="1019"/>
        </table:table-row>
        <table:table-row table:style-name="ro1">
          <table:table-cell table:style-name="ce23" table:formula="of:=IF(LEN([.F20]) &gt; 0; [.F20]; [.E20])" office:value-type="string" office:string-value="لاگ" calcext:value-type="string">
            <text:p>لاگ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لاگ&quot;)" office:value-type="string" office:string-value="لاگ" calcext:value-type="string">
            <text:p>لاگ</text:p>
          </table:table-cell>
          <table:table-cell table:number-columns-repeated="1019"/>
        </table:table-row>
        <table:table-row table:style-name="ro1">
          <table:table-cell table:style-name="ce23" table:formula="of:=IF(LEN([.F21]) &gt; 0; [.F21]; [.E21])" office:value-type="string" office:string-value="اگلے" calcext:value-type="string">
            <text:p>اگلے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گلے&quot;)" office:value-type="string" office:string-value="اگلے" calcext:value-type="string">
            <text:p>اگلے</text:p>
          </table:table-cell>
          <table:table-cell table:number-columns-repeated="1019"/>
        </table:table-row>
        <table:table-row table:style-name="ro1">
          <table:table-cell table:style-name="ce23" table:formula="of:=IF(LEN([.F22]) &gt; 0; [.F22]; [.E22])" office:value-type="string" office:string-value="پر" calcext:value-type="string">
            <text:p>پر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پر&quot;)" office:value-type="string" office:string-value="پر" calcext:value-type="string">
            <text:p>پر</text:p>
          </table:table-cell>
          <table:table-cell table:number-columns-repeated="1019"/>
        </table:table-row>
        <table:table-row table:style-name="ro1">
          <table:table-cell table:style-name="ce23" table:formula="of:=IF(LEN([.F23]) &gt; 0; [.F23]; [.E23])" office:value-type="string" office:string-value="آپشن" calcext:value-type="string">
            <text:p>آپشن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آپشن&quot;)" office:value-type="string" office:string-value="آپشن" calcext:value-type="string">
            <text:p>آپشن</text:p>
          </table:table-cell>
          <table:table-cell table:number-columns-repeated="1019"/>
        </table:table-row>
        <table:table-row table:style-name="ro1">
          <table:table-cell table:style-name="ce23" table:formula="of:=IF(LEN([.F24]) &gt; 0; [.F24]; [.E24])" office:value-type="string" office:string-value="پرنٹ کریں" calcext:value-type="string">
            <text:p>پرنٹ کریں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پرنٹ کریں&quot;)" office:value-type="string" office:string-value="پرنٹ کریں" calcext:value-type="string">
            <text:p>پرنٹ کریں</text:p>
          </table:table-cell>
          <table:table-cell table:number-columns-repeated="1019"/>
        </table:table-row>
        <table:table-row table:style-name="ro1">
          <table:table-cell table:style-name="ce23" table:formula="of:=IF(LEN([.F25]) &gt; 0; [.F25]; [.E25])" office:value-type="string" office:string-value="بے ترتیب" calcext:value-type="string">
            <text:p>بے ترتیب</text:p>
          </table:table-cell>
          <table:table-cell table:style-name="ce8" table:formula="of:=IFERROR(__xludf.dummyfunction(&quot;upper(googletranslate(A25,$A$1,&quot;&quot;en&quot;&quot;))&quot;);&quot;UNORDERED&quot;)" office:value-type="string" office:string-value="UNORDERED" calcext:value-type="string">
            <text:p>UNORDER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بے ترتیب&quot;)" office:value-type="string" office:string-value="بے ترتیب" calcext:value-type="string">
            <text:p>بے ترتیب</text:p>
          </table:table-cell>
          <table:table-cell table:number-columns-repeated="1019"/>
        </table:table-row>
        <table:table-row table:style-name="ro1">
          <table:table-cell table:style-name="ce23" table:formula="of:=IF(LEN([.F26]) &gt; 0; [.F26]; [.E26])" office:value-type="string" office:string-value="چوہا" calcext:value-type="string">
            <text:p>چوہا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چوہا&quot;)" office:value-type="string" office:string-value="چوہا" calcext:value-type="string">
            <text:p>چوہا</text:p>
          </table:table-cell>
          <table:table-cell table:number-columns-repeated="1019"/>
        </table:table-row>
        <table:table-row table:style-name="ro1">
          <table:table-cell table:style-name="ce23" table:formula="of:=IF(LEN([.F27]) &gt; 0; [.F27]; [.E27])" office:value-type="string" office:string-value="پڑھیں" calcext:value-type="string">
            <text:p>پڑھیں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پڑھیں&quot;)" office:value-type="string" office:string-value="پڑھیں" calcext:value-type="string">
            <text:p>پڑھیں</text:p>
          </table:table-cell>
          <table:table-cell table:number-columns-repeated="1019"/>
        </table:table-row>
        <table:table-row table:style-name="ro1">
          <table:table-cell table:style-name="ce23" table:formula="of:=IF(LEN([.F28]) &gt; 0; [.F28]; [.E28])" office:value-type="string" office:string-value="ریم" calcext:value-type="string">
            <text:p>ریم</text:p>
          </table:table-cell>
          <table:table-cell table:style-name="ce8" table:formula="of:=IFERROR(__xludf.dummyfunction(&quot;upper(googletranslate(A28,$A$1,&quot;&quot;en&quot;&quot;))&quot;);&quot;RAM&quot;)" office:value-type="string" office:string-value="RAM" calcext:value-type="string">
            <text:p>RA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یم&quot;)" office:value-type="string" office:string-value="ریم" calcext:value-type="string">
            <text:p>ریم</text:p>
          </table:table-cell>
          <table:table-cell table:number-columns-repeated="1019"/>
        </table:table-row>
        <table:table-row table:style-name="ro1">
          <table:table-cell table:style-name="ce23" table:formula="of:=IF(LEN([.F29]) &gt; 0; [.F29]; [.E29])" office:value-type="string" office:string-value="بحال کریں" calcext:value-type="string">
            <text:p>بحال کریں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بحال کریں&quot;)" office:value-type="string" office:string-value="بحال کریں" calcext:value-type="string">
            <text:p>بحال کریں</text:p>
          </table:table-cell>
          <table:table-cell table:number-columns-repeated="1019"/>
        </table:table-row>
        <table:table-row table:style-name="ro1">
          <table:table-cell table:style-name="ce23" table:formula="of:=IF(LEN([.F30]) &gt; 0; [.F30]; [.E30])" office:value-type="string" office:string-value="واپس" calcext:value-type="string">
            <text:p>واپس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واپس&quot;)" office:value-type="string" office:string-value="واپس" calcext:value-type="string">
            <text:p>واپس</text:p>
          </table:table-cell>
          <table:table-cell table:number-columns-repeated="1019"/>
        </table:table-row>
        <table:table-row table:style-name="ro1">
          <table:table-cell table:style-name="ce2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3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3" table:formula="of:=IF(LEN([.F33]) &gt; 0; [.F33]; [.E33])" office:value-type="string" office:string-value="گناہ" calcext:value-type="string">
            <text:p>گناہ</text:p>
          </table:table-cell>
          <table:table-cell table:style-name="ce8" table:formula="of:=IFERROR(__xludf.dummyfunction(&quot;upper(googletranslate(A33,$A$1,&quot;&quot;en&quot;&quot;))&quot;);&quot;INCURE&quot;)" office:value-type="string" office:string-value="INCURE" calcext:value-type="string">
            <text:p>INCUR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گناہ&quot;)" office:value-type="string" office:string-value="گناہ" calcext:value-type="string">
            <text:p>گناہ</text:p>
          </table:table-cell>
          <table:table-cell table:number-columns-repeated="1019"/>
        </table:table-row>
        <table:table-row table:style-name="ro1">
          <table:table-cell table:style-name="ce2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3" table:formula="of:=IF(LEN([.F35]) &gt; 0; [.F35]; [.E35])" office:value-type="string" office:string-value="مرحلہ" calcext:value-type="string">
            <text:p>مرحلہ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مرحلہ&quot;)" office:value-type="string" office:string-value="مرحلہ" calcext:value-type="string">
            <text:p>مرحلہ</text:p>
          </table:table-cell>
          <table:table-cell table:number-columns-repeated="1019"/>
        </table:table-row>
        <table:table-row table:style-name="ro1">
          <table:table-cell table:style-name="ce23" table:formula="of:=IF(LEN([.F36]) &gt; 0; [.F36]; [.E36])" office:value-type="string" office:string-value="بند کرو" calcext:value-type="string">
            <text:p>بند کرو</text:p>
          </table:table-cell>
          <table:table-cell table:style-name="ce8" table:formula="of:=IFERROR(__xludf.dummyfunction(&quot;upper(googletranslate(A36,$A$1,&quot;&quot;en&quot;&quot;))&quot;);&quot;TURN OFF&quot;)" office:value-type="string" office:string-value="TURN OFF" calcext:value-type="string">
            <text:p>TURN OFF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بند کرو&quot;)" office:value-type="string" office:string-value="بند کرو" calcext:value-type="string">
            <text:p>بند کرو</text:p>
          </table:table-cell>
          <table:table-cell table:number-columns-repeated="1019"/>
        </table:table-row>
        <table:table-row table:style-name="ro1">
          <table:table-cell table:style-name="ce23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NGE&quot;)" office:value-type="string" office:string-value="STRANGE" calcext:value-type="string">
            <text:p>STRANGE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3" table:formula="of:=IF(LEN([.F38]) &gt; 0; [.F38]; [.E38])" office:value-type="string" office:string-value="ٹین" calcext:value-type="string">
            <text:p>ٹین</text:p>
          </table:table-cell>
          <table:table-cell table:style-name="ce8" table:formula="of:=IFERROR(__xludf.dummyfunction(&quot;upper(googletranslate(A38,$A$1,&quot;&quot;en&quot;&quot;))&quot;);&quot;TIN&quot;)" office:value-type="string" office:string-value="TIN" calcext:value-type="string">
            <text:p>TI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ٹین&quot;)" office:value-type="string" office:string-value="ٹین" calcext:value-type="string">
            <text:p>ٹین</text:p>
          </table:table-cell>
          <table:table-cell table:number-columns-repeated="1019"/>
        </table:table-row>
        <table:table-row table:style-name="ro1">
          <table:table-cell table:style-name="ce23" table:formula="of:=IF(LEN([.F39]) &gt; 0; [.F39]; [.E39])" office:value-type="string" office:string-value="TO" calcext:value-type="string">
            <text:p>TO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TO&quot;)" office:value-type="string" office:string-value="TO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8" table:formula="of:=IFERROR(__xludf.dummyfunction(&quot;upper(googletranslate(A41,$A$1,&quot;&quot;en&quot;&quot;))&quot;);&quot;AND NO LANGUAGE WAS GIVEN ON THE COMMAND LINE. GET OUT&quot;)" office:value-type="string" office:string-value="AND NO LANGUAGE WAS GIVEN ON THE COMMAND LINE. GET OUT" calcext:value-type="string">
            <text:p>AND NO LANGUAGE WAS GIVEN ON THE COMMAND LINE. GET OUT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اور کمانڈ لائن پر کوئی زبان نہیں دی گئی۔ باہر نکلنا۔&quot;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8" table:formula="of:=IFERROR(__xludf.dummyfunction(&quot;upper(googletranslate(A42,$A$1,&quot;&quot;en&quot;&quot;))&quot;);&quot;SARNEY IS ALREADY DESCRIBED&quot;)" office:value-type="string" office:string-value="SARNEY IS ALREADY DESCRIBED" calcext:value-type="string">
            <text:p>SARNE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سرنی پہلے ہی بیان کی گئی ہے&quot;)" office:value-type="string" office:string-value="سرنی پہلے ہی بیان کی گئی ہے" calcext:value-type="string">
            <text:p>سرنی پہلے ہی بیان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حد سے باہر سرنی انڈیکس" calcext:value-type="string">
            <text:p>حد سے باہر سرنی انڈیکس</text:p>
          </table:table-cell>
          <table:table-cell table:style-name="ce8" table:formula="of:=IFERROR(__xludf.dummyfunction(&quot;upper(googletranslate(A43,$A$1,&quot;&quot;en&quot;&quot;))&quot;);&quot;THE ARRAY INDEX OUT OF THE LIMIT&quot;)" office:value-type="string" office:string-value="THE ARRAY INDEX OUT OF THE LIMIT" calcext:value-type="string">
            <text:p>THE ARRAY INDEX OUT OF THE LIMIT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حد سے باہر سرنی انڈیکس&quot;)" office:value-type="string" office:string-value="حد سے باہر سرنی انڈیکس" calcext:value-type="string">
            <text:p>حد سے باہر سرنی انڈیکس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ڈائریکٹری تک رسائی حاصل نہیں کرسکتی ہے&quot;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ڈیٹا ان پٹ انڈر فلو" calcext:value-type="string">
            <text:p>ڈیٹا ان پٹ انڈر فلو</text:p>
          </table:table-cell>
          <table:table-cell table:style-name="ce8" table:formula="of:=IFERROR(__xludf.dummyfunction(&quot;upper(googletranslate(A45,$A$1,&quot;&quot;en&quot;&quot;))&quot;);&quot;DATA INPUT UNDER -FLU&quot;)" office:value-type="string" office:string-value="DATA INPUT UNDER -FLU" calcext:value-type="string">
            <text:p>DATA INPUT UNDER -FLU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ڈیٹا ان پٹ انڈر فلو&quot;)" office:value-type="string" office:string-value="ڈیٹا ان پٹ انڈر فلو" calcext:value-type="string">
            <text:p>ڈیٹا ان پٹ انڈر فلو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ڈیٹا انڈر فلو کو پڑھتا ہے" calcext:value-type="string">
            <text:p>ڈیٹا انڈر فلو کو پڑھتا ہے</text:p>
          </table:table-cell>
          <table:table-cell table:style-name="ce8" table:formula="of:=IFERROR(__xludf.dummyfunction(&quot;upper(googletranslate(A46,$A$1,&quot;&quot;en&quot;&quot;))&quot;);&quot;DATA READS UNDER -FLU&quot;)" office:value-type="string" office:string-value="DATA READS UNDER -FLU" calcext:value-type="string">
            <text:p>DATA READS UNDER -FLU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ڈیٹا انڈر فلو کو پڑھتا ہے&quot;)" office:value-type="string" office:string-value="ڈیٹا انڈر فلو کو پڑھتا ہے" calcext:value-type="string">
            <text:p>ڈیٹا انڈر فلو کو پڑھتا ہے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عریف سائیکل دریافت ہوا" calcext:value-type="string">
            <text:p>تعریف سائیکل دریافت ہوا</text:p>
          </table:table-cell>
          <table:table-cell table:style-name="ce8" table:formula="of:=IFERROR(__xludf.dummyfunction(&quot;upper(googletranslate(A47,$A$1,&quot;&quot;en&quot;&quot;))&quot;);&quot;THE DEFINITION CYCLE WAS DISCOVERED&quot;)" office:value-type="string" office:string-value="THE DEFINITION CYCLE WAS DISCOVERED" calcext:value-type="string">
            <text:p>THE DEFINITION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عریف سائیکل دریافت ہوا&quot;)" office:value-type="string" office:string-value="تعریف سائیکل دریافت ہوا" calcext:value-type="string">
            <text:p>تعریف سائیکل دریافت ہو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غلطی" calcext:value-type="string">
            <text:p>غلطی</text:p>
          </table:table-cell>
          <table:table-cell table:style-name="ce8" table:formula="of:=IFERROR(__xludf.dummyfunction(&quot;upper(googletranslate(A48,$A$1,&quot;&quot;en&quot;&quot;))&quot;);&quot;FAULT&quot;)" office:value-type="string" office:string-value="FAULT" calcext:value-type="string">
            <text:p>FAUL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غلطی&quot;)" office:value-type="string" office:string-value="غلطی" calcext:value-type="string">
            <text:p>غلطی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متغیر ضرب کے لئے" calcext:value-type="string">
            <text:p>متغیر ضرب کے لئے</text:p>
          </table:table-cell>
          <table:table-cell table:style-name="ce8" table:formula="of:=IFERROR(__xludf.dummyfunction(&quot;upper(googletranslate(A49,$A$1,&quot;&quot;en&quot;&quot;))&quot;);&quot;FOR THE VARIABLE MULTIPLICATION&quot;)" office:value-type="string" office:string-value="FOR THE VARIABLE MULTIPLICATION" calcext:value-type="string">
            <text:p>FOR THE VARIABLE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متغیر ضرب کے لئے&quot;)" office:value-type="string" office:string-value="متغیر ضرب کے لئے" calcext:value-type="string">
            <text:p>متغیر ضرب کے لئے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8" table:formula="of:=IFERROR(__xludf.dummyfunction(&quot;upper(googletranslate(A50,$A$1,&quot;&quot;en&quot;&quot;))&quot;);&quot;FUNCTION DEFINITION DESCRIBES MULTIPLICATION&quot;)" office:value-type="string" office:string-value="FUNCTION DEFINITION DESCRIBES MULTIPLICATION" calcext:value-type="string">
            <text:p>FUNCTION DEFINITION DESCRIBES MULTIPLICA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فنکشن کی تعریف ضرب کی وضاحت&quot;)" office:value-type="string" office:string-value="فنکشن کی تعریف ضرب کی وضاحت" calcext:value-type="string">
            <text:p>فنکشن کی تعریف ضرب کی وضاح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8" table:formula="of:=IFERROR(__xludf.dummyfunction(&quot;upper(googletranslate(A51,$A$1,&quot;&quot;en&quot;&quot;))&quot;);&quot;FUNCTION DEFINITION PARAMETER MATCHING&quot;)" office:value-type="string" office:string-value="FUNCTION DEFINITION PARAMETER MATCHING" calcext:value-type="string">
            <text:p>FUNCTION DEFINITION PARAMETER MATCHING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فنکشن ڈیفینیشن پیرامیٹر مماثل&quot;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گوسب اسٹیک اوور فلو" calcext:value-type="string">
            <text:p>گوسب اسٹیک اوور فلو</text:p>
          </table:table-cell>
          <table:table-cell table:style-name="ce8" table:formula="of:=IFERROR(__xludf.dummyfunction(&quot;upper(googletranslate(A52,$A$1,&quot;&quot;en&quot;&quot;))&quot;);&quot;GOSB STACK OVERFLOW&quot;)" office:value-type="string" office:string-value="GOSB STACK OVERFLOW" calcext:value-type="string">
            <text:p>GOS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گوسب اسٹیک اوور فلو&quot;)" office:value-type="string" office:string-value="گوسب اسٹیک اوور فلو" calcext:value-type="string">
            <text:p>گوسب اسٹیک اوور فلو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گوسب اسٹیک انڈر فلو" calcext:value-type="string">
            <text:p>گوسب اسٹیک انڈر فلو</text:p>
          </table:table-cell>
          <table:table-cell table:style-name="ce8" table:formula="of:=IFERROR(__xludf.dummyfunction(&quot;upper(googletranslate(A53,$A$1,&quot;&quot;en&quot;&quot;))&quot;);&quot;GOSB STEAK UNDER FLU&quot;)" office:value-type="string" office:string-value="GOSB STEAK UNDER FLU" calcext:value-type="string">
            <text:p>GOSB STEAK UNDER FLU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گوسب اسٹیک انڈر فلو&quot;)" office:value-type="string" office:string-value="گوسب اسٹیک انڈر فلو" calcext:value-type="string">
            <text:p>گوسب اسٹیک انڈر فلو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رینج سے باہر انڈیکس" calcext:value-type="string">
            <text:p>رینج سے باہر انڈیکس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رینج سے باہر انڈیکس&quot;)" office:value-type="string" office:string-value="رینج سے باہر انڈیکس" calcext:value-type="string">
            <text:p>رینج سے باہر انڈیکس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8" table:formula="of:=IFERROR(__xludf.dummyfunction(&quot;upper(googletranslate(A55,$A$1,&quot;&quot;en&quot;&quot;))&quot;);&quot;THE LABEL HAS ALREADY BEEN DESCRIBED&quot;)" office:value-type="string" office:string-value="THE LABEL HAS ALREADY BEEN DESCRIBED" calcext:value-type="string">
            <text:p>THE LABEL HAS ALREADY BEEN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لیبل پہلے ہی بیان کیا گیا ہے&quot;)" office:value-type="string" office:string-value="لیبل پہلے ہی بیان کیا گیا ہے" calcext:value-type="string">
            <text:p>لیبل پہلے ہی بیان کیا گیا ہے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8" table:formula="of:=IFERROR(__xludf.dummyfunction(&quot;upper(googletranslate(A56,$A$1,&quot;&quot;en&quot;&quot;))&quot;);&quot;LEFT / RIGHT OPERATION MATCHING&quot;)" office:value-type="string" office:string-value="LEFT / RIGHT OPERATION MATCHING" calcext:value-type="string">
            <text:p>LEFT / RIGHT OPERATION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بائیں / دائیں آپریشن مماثلت&quot;)" office:value-type="string" office:string-value="بائیں / دائیں آپریشن مماثلت" calcext:value-type="string">
            <text:p>بائیں / دائیں آپریشن مماثلت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منفی انڈیکس" calcext:value-type="string">
            <text:p>منفی انڈیکس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منفی انڈیکس&quot;)" office:value-type="string" office:string-value="منفی انڈیکس" calcext:value-type="string">
            <text:p>منفی انڈیکس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8" table:formula="of:=IFERROR(__xludf.dummyfunction(&quot;upper(googletranslate(A58,$A$1,&quot;&quot;en&quot;&quot;))&quot;);&quot;NEXT FOR A LOOP WITH STRING VARIABLES&quot;)" office:value-type="string" office:string-value="NEXT FOR A LOOP WITH STRING VARIABLES" calcext:value-type="string">
            <text:p>NEXT FOR A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سٹرنگ متغیر کے ساتھ لوپ کے لئے اگلا&quot;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اوپیرینڈ مماثل" calcext:value-type="string">
            <text:p>اوپیرینڈ مماثل</text:p>
          </table:table-cell>
          <table:table-cell table:style-name="ce8" table:formula="of:=IFERROR(__xludf.dummyfunction(&quot;upper(googletranslate(A59,$A$1,&quot;&quot;en&quot;&quot;))&quot;);&quot;OPEN MATCHING&quot;)" office:value-type="string" office:string-value="OPEN MATCHING" calcext:value-type="string">
            <text:p>OPEN MATCH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اوپیرینڈ مماثل&quot;)" office:value-type="string" office:string-value="اوپیرینڈ مماثل" calcext:value-type="string">
            <text:p>اوپیرینڈ مماث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8" table:formula="of:=IFERROR(__xludf.dummyfunction(&quot;upper(googletranslate(A60,$A$1,&quot;&quot;en&quot;&quot;))&quot;);&quot;THE LANGUAGE REQUIRES THE LANGUAGE FOR THE OPTION&quot;)" office:value-type="string" office:string-value="THE LANGUAGE REQUIRES THE LANGUAGE FOR THE OPTION" calcext:value-type="string">
            <text:p>THE LANGUAGE REQUIRES THE LANGUAGE FOR THE OPTION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آپشن کے لئے زبان کی ضرورت ہوتی ہے&quot;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براہ کرم زبان کی ترتیبات یا ماحولیاتی متغیر کو چیک کریں&quot;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8" table:formula="of:=IFERROR(__xludf.dummyfunction(&quot;upper(googletranslate(A62,$A$1,&quot;&quot;en&quot;&quot;))&quot;);&quot;ERROR OF STRONG MATH LOGIC&quot;)" office:value-type="string" office:string-value="ERROR OF STRONG MATH LOGIC" calcext:value-type="string">
            <text:p>ERROR OF STRONG MATH LOGIC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سٹرنگ ریاضی کی منطق کی خرابی&quot;)" office:value-type="string" office:string-value="سٹرنگ ریاضی کی منطق کی خرابی" calcext:value-type="string">
            <text:p>سٹرنگ ریاضی کی منطق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فائل کھولنے سے قاصر ہے" calcext:value-type="string">
            <text:p>فائل کھولنے سے قاصر ہے</text:p>
          </table:table-cell>
          <table:table-cell table:style-name="ce8" table:formula="of:=IFERROR(__xludf.dummyfunction(&quot;upper(googletranslate(A63,$A$1,&quot;&quot;en&quot;&quot;))&quot;);&quot;THE FILE IS UNABLE TO OPEN&quot;)" office:value-type="string" office:string-value="THE FILE IS UNABLE TO OPEN" calcext:value-type="string">
            <text:p>THE FILE IS UNABLE TO OPEN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فائل کھولنے سے قاصر ہے&quot;)" office:value-type="string" office:string-value="فائل کھولنے سے قاصر ہے" calcext:value-type="string">
            <text:p>فائل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8" table:formula="of:=IFERROR(__xludf.dummyfunction(&quot;upper(googletranslate(A64,$A$1,&quot;&quot;en&quot;&quot;))&quot;);&quot;IS UNABLE TO OPEN THE FILE TO READ&quot;)" office:value-type="string" office:string-value="IS UNABLE TO OPEN THE FILE TO READ" calcext:value-type="string">
            <text:p>IS UNABLE TO OPEN THE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پڑھنے کے لئے فائل کھولنے کے لئے کھولنے سے قاصر ہے&quot;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غیر متعینہ لیبل" calcext:value-type="string">
            <text:p>غیر متعینہ لیبل</text:p>
          </table:table-cell>
          <table:table-cell table:style-name="ce8" table:formula="of:=IFERROR(__xludf.dummyfunction(&quot;upper(googletranslate(A65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غیر متعینہ لیبل&quot;)" office:value-type="string" office:string-value="غیر متعینہ لیبل" calcext:value-type="string">
            <text:p>غیر متعینہ لیبل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غیر منقولہ آپریشن" calcext:value-type="string">
            <text:p>غیر منقولہ آپریشن</text:p>
          </table:table-cell>
          <table:table-cell table:style-name="ce8" table:formula="of:=IFERROR(__xludf.dummyfunction(&quot;upper(googletranslate(A66,$A$1,&quot;&quot;en&quot;&quot;))&quot;);&quot;AN UNMANNED OPERATION&quot;)" office:value-type="string" office:string-value="AN UNMANNED OPERATION" calcext:value-type="string">
            <text:p>AN UNMAN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غیر منقولہ آپریشن&quot;)" office:value-type="string" office:string-value="غیر منقولہ آپریشن" calcext:value-type="string">
            <text:p>غیر منقولہ آپریشن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غیر منقولہ آپریشن کوڈ" calcext:value-type="string">
            <text:p>غیر منقولہ آپریشن کوڈ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غیر منقولہ آپریشن کوڈ&quot;)" office:value-type="string" office:string-value="غیر منقولہ آپریشن کوڈ" calcext:value-type="string">
            <text:p>غیر منقولہ آپریشن کوڈ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نامعلوم اگر لیبل ہے" calcext:value-type="string">
            <text:p>نامعلوم اگر لیبل ہے</text:p>
          </table:table-cell>
          <table:table-cell table:style-name="ce8" table:formula="of:=IFERROR(__xludf.dummyfunction(&quot;upper(googletranslate(A68,$A$1,&quot;&quot;en&quot;&quot;))&quot;);&quot;UNKNOWN IF THE LABEL IS&quot;)" office:value-type="string" office:string-value="UNKNOWN IF THE LABEL IS" calcext:value-type="string">
            <text:p>UNKNOWN IF THE LABEL IS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نامعلوم اگر لیبل ہے&quot;)" office:value-type="string" office:string-value="نامعلوم اگر لیبل ہے" calcext:value-type="string">
            <text:p>نامعلوم اگر لیبل ہے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8" table:formula="of:=IFERROR(__xludf.dummyfunction(&quot;upper(googletranslate(A69,$A$1,&quot;&quot;en&quot;&quot;))&quot;);&quot;OPERATION OF NON -RECOGNIZED DOUBLE MATH&quot;)" office:value-type="string" office:string-value="OPERATION OF NON -RECOGNIZED DOUBLE MATH" calcext:value-type="string">
            <text:p>OPERATION OF NON -RECOGNIZED DOUBLE MATH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غیر تسلیم شدہ ڈبل ریاضی کا آپریشن&quot;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8" table:formula="of:=IFERROR(__xludf.dummyfunction(&quot;upper(googletranslate(A70,$A$1,&quot;&quot;en&quot;&quot;))&quot;);&quot;THE DEFINITION OF A NON -RECOGNIZED FUNCTION&quot;)" office:value-type="string" office:string-value="THE DEFINITION OF A NON -RECOGNIZED FUNCTION" calcext:value-type="string">
            <text:p>THE DEFINITION OF A NON -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غیر تسلیم شدہ فنکشن کی تعریف&quot;)" office:value-type="string" office:string-value="غیر تسلیم شدہ فنکشن کی تعریف" calcext:value-type="string">
            <text:p>غیر تسلیم شدہ فنکشن کی تعریف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غیر تسلیم شدہ گوسب لیبل" calcext:value-type="string">
            <text:p>غیر تسلیم شدہ گوسب لیبل</text:p>
          </table:table-cell>
          <table:table-cell table:style-name="ce8" table:formula="of:=IFERROR(__xludf.dummyfunction(&quot;upper(googletranslate(A71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غیر تسلیم شدہ گوسب لیبل&quot;)" office:value-type="string" office:string-value="غیر تسلیم شدہ گوسب لیبل" calcext:value-type="string">
            <text:p>غیر تسلیم شدہ گوسب لیبل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غیر تسلیم شدہ گوٹو لیبل" calcext:value-type="string">
            <text:p>غیر تسلیم شدہ گوٹو لیبل</text:p>
          </table:table-cell>
          <table:table-cell table:style-name="ce8" table:formula="of:=IFERROR(__xludf.dummyfunction(&quot;upper(googletranslate(A72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غیر تسلیم شدہ گوٹو لیبل&quot;)" office:value-type="string" office:string-value="غیر تسلیم شدہ گوٹو لیبل" calcext:value-type="string">
            <text:p>غیر تسلیم شدہ گوٹو لیبل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غیر تسلیم شدہ ان پٹ" calcext:value-type="string">
            <text:p>غیر تسلیم شدہ ان پٹ</text:p>
          </table:table-cell>
          <table:table-cell table:style-name="ce8" table:formula="of:=IFERROR(__xludf.dummyfunction(&quot;upper(googletranslate(A73,$A$1,&quot;&quot;en&quot;&quot;))&quot;);&quot;UNCLAIMED INPUT&quot;)" office:value-type="string" office:string-value="UNCLAIMED INPUT" calcext:value-type="string">
            <text:p>UNCLAIM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غیر تسلیم شدہ ان پٹ&quot;)" office:value-type="string" office:string-value="غیر تسلیم شدہ ان پٹ" calcext:value-type="string">
            <text:p>غیر تسلیم شدہ ان پٹ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8" table:formula="of:=IFERROR(__xludf.dummyfunction(&quot;upper(googletranslate(A74,$A$1,&quot;&quot;en&quot;&quot;))&quot;);&quot;UNCLAIMED INTELLIGENT MATHS OPERATION&quot;)" office:value-type="string" office:string-value="UNCLAIMED INTELLIGENT MATHS OPERATION" calcext:value-type="string">
            <text:p>UNCLAIMED INTELLIGENT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غیر تسلیم شدہ انٹیجر ریاضی آپریشن&quot;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8" table:formula="of:=IFERROR(__xludf.dummyfunction(&quot;upper(googletranslate(A75,$A$1,&quot;&quot;en&quot;&quot;))&quot;);&quot;TYPE OF NON -RECOGNIZED MATH&quot;)" office:value-type="string" office:string-value="TYPE OF NON -RECOGNIZED MATH" calcext:value-type="string">
            <text:p>TYPE OF NON -RECOGNIZED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غیر تسلیم شدہ ریاضی کی قسم&quot;)" office:value-type="string" office:string-value="غیر تسلیم شدہ ریاضی کی قسم" calcext:value-type="string">
            <text:p>غیر تسلیم شدہ ریاضی کی قسم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غیر تسلیم شدہ اگلا متغیر" calcext:value-type="string">
            <text:p>غیر تسلیم شدہ اگلا متغیر</text:p>
          </table:table-cell>
          <table:table-cell table:style-name="ce8" table:formula="of:=IFERROR(__xludf.dummyfunction(&quot;upper(googletranslate(A76,$A$1,&quot;&quot;en&quot;&quot;))&quot;);&quot;UNCONTROLLED NEXT VARIABLE&quot;)" office:value-type="string" office:string-value="UNCONTROLLED NEXT VARIABLE" calcext:value-type="string">
            <text:p>UNCONTROLL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غیر تسلیم شدہ اگلا متغیر&quot;)" office:value-type="string" office:string-value="غیر تسلیم شدہ اگلا متغیر" calcext:value-type="string">
            <text:p>غیر تسلیم شدہ اگلا متغیر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8" table:formula="of:=IFERROR(__xludf.dummyfunction(&quot;upper(googletranslate(A77,$A$1,&quot;&quot;en&quot;&quot;))&quot;);&quot;UNCLAIMED OP IN PRINT&quot;)" office:value-type="string" office:string-value="UNCLAIMED OP IN PRINT" calcext:value-type="string">
            <text:p>UNCLAIM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پرنٹ میں غیر تسلیم شدہ او پی&quot;)" office:value-type="string" office:string-value="پرنٹ میں غیر تسلیم شدہ او پی" calcext:value-type="string">
            <text:p>پرنٹ میں غیر تسلیم شدہ او پی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8" table:formula="of:=IFERROR(__xludf.dummyfunction(&quot;upper(googletranslate(A78,$A$1,&quot;&quot;en&quot;&quot;))&quot;);&quot;OPERATION OF NON -RECOGNIZED RATIONAL MATHEMATICS&quot;)" office:value-type="string" office:string-value="OPERATION OF NON -RECOGNIZED RATIONAL MATHEMATICS" calcext:value-type="string">
            <text:p>OPERATION OF NON -RECOGNIZED RATIONAL MATHEMA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غیر تسلیم شدہ عقلی ریاضی کا آپریشن&quot;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غیر تسلیم شدہ متغیر قسم" calcext:value-type="string">
            <text:p>غیر تسلیم شدہ متغیر قسم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غیر تسلیم شدہ متغیر قسم&quot;)" office:value-type="string" office:string-value="غیر تسلیم شدہ متغیر قسم" calcext:value-type="string">
            <text:p>غیر تسلیم شدہ متغیر قسم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یر سیٹ ماحول متغیر" calcext:value-type="string">
            <text:p>غیر سیٹ ماحول متغیر</text:p>
          </table:table-cell>
          <table:table-cell table:style-name="ce8" table:formula="of:=IFERROR(__xludf.dummyfunction(&quot;upper(googletranslate(A80,$A$1,&quot;&quot;en&quot;&quot;))&quot;);&quot;NON -SET ENVIRONMENT VARIABLE&quot;)" office:value-type="string" office:string-value="NON -SET ENVIRONMENT VARIABLE" calcext:value-type="string">
            <text:p>NON -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یر سیٹ ماحول متغیر&quot;)" office:value-type="string" office:string-value="غیر سیٹ ماحول متغیر" calcext:value-type="string">
            <text:p>غیر سیٹ ماحول متغیر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یر / سرنی تعریف مماثل" calcext:value-type="string">
            <text:p>متغیر / سرنی تعریف مماثل</text:p>
          </table:table-cell>
          <table:table-cell table:style-name="ce8" table:formula="of:=IFERROR(__xludf.dummyfunction(&quot;upper(googletranslate(A81,$A$1,&quot;&quot;en&quot;&quot;))&quot;);&quot;VARIOUS / ARRAYED DEFINITION MATCHING&quot;)" office:value-type="string" office:string-value="VARIOUS / ARRAYED DEFINITION MATCHING" calcext:value-type="string">
            <text:p>VARIOUS / ARRAYED DEFINITION MATCH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یر / سرنی تعریف مماثل&quot;)" office:value-type="string" office:string-value="متغیر / سرنی تعریف مماثل" calcext:value-type="string">
            <text:p>متغیر / سرنی تعریف مماثل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8" table:formula="of:=IFERROR(__xludf.dummyfunction(&quot;upper(googletranslate(A82,$A$1,&quot;&quot;en&quot;&quot;))&quot;);&quot;THE VARIABLE HAS BEEN DESCRIBED AS ARRAY&quot;)" office:value-type="string" office:string-value="THE VARIABLE HAS BEEN DESCRIBED AS ARRAY" calcext:value-type="string">
            <text:p>THE VARIABLE HAS BEEN DESCRIB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یر کی وضاحت سرنی کے طور پر کی گئی ہے&quot;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8" table:formula="of:=IFERROR(__xludf.dummyfunction(&quot;upper(googletranslate(A83,$A$1,&quot;&quot;en&quot;&quot;))&quot;);&quot;THE VARIABLE HAS BEEN EXPLAINED AS NANARI&quot;)" office:value-type="string" office:string-value="THE VARIABLE HAS BEEN EXPLAINED AS NANARI" calcext:value-type="string">
            <text:p>THE VARIABLE HAS BEEN EXPLAINED AS NANARI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یر کی وضاحت نانری کے طور پر کی گئی ہے&quot;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8" table:formula="of:=IFERROR(__xludf.dummyfunction(&quot;upper(googletranslate(A84,$A$1,&quot;&quot;en&quot;&quot;))&quot;);&quot;THERE IS NO VALUE TO THE VARIABLE&quot;)" office:value-type="string" office:string-value="THERE IS NO VALUE TO THE VARIABLE" calcext:value-type="string">
            <text:p>THERE IS NO VALUE TO THE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یر کی کوئی قیمت نہیں ہے&quot;)" office:value-type="string" office:string-value="متغیر کی کوئی قیمت نہیں ہے" calcext:value-type="string">
            <text:p>متغیر کی کوئی قیمت نہیں ہے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یر کوئی صف نہیں ہے" calcext:value-type="string">
            <text:p>متغیر کوئی صف نہیں ہے</text:p>
          </table:table-cell>
          <table:table-cell table:style-name="ce8" table:formula="of:=IFERROR(__xludf.dummyfunction(&quot;upper(googletranslate(A85,$A$1,&quot;&quot;en&quot;&quot;))&quot;);&quot;VARIABLE IS NO ARRAY&quot;)" office:value-type="string" office:string-value="VARIABLE IS NO ARRAY" calcext:value-type="string">
            <text:p>VARIABLE IS NO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یر کوئی صف نہیں ہے&quot;)" office:value-type="string" office:string-value="متغیر کوئی صف نہیں ہے" calcext:value-type="string">
            <text:p>متغیر کوئی صف نہیں ہے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ur.A3:lang_ur.A39">
            <calcext:condition calcext:apply-style-name="ConditionalStyle_1" calcext:value="formula-is(COUNTIF([.$A$3:.$A$39];[.$A3])&gt;1)" calcext:base-cell-address="lang_ur.A3"/>
          </calcext:conditional-format>
        </calcext:conditional-formats>
      </table:table>
      <table:table table:name="lang_la" table:style-name="ta2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TIN</text:p>
          </table:table-cell>
          <table:table-cell table:number-columns-repeated="1023"/>
        </table:table-row>
        <table:table-row table:style-name="ro1">
          <table:table-cell table:style-name="ce24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4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4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IS&quot;)" office:value-type="string" office:string-value="BASIS" calcext:value-type="string">
            <text:p>BASIS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24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4" table:formula="of:=IF(LEN([.F7]) &gt; 0; [.F7]; [.E7])" office:value-type="string" office:string-value="NOTITIA" calcext:value-type="string">
            <text:p>NOTITIA</text:p>
          </table:table-cell>
          <table:table-cell table:style-name="ce8" table:formula="of:=IFERROR(__xludf.dummyfunction(&quot;upper(googletranslate(A7,$A$1,&quot;&quot;en&quot;&quot;))&quot;);&quot;INFORMATION&quot;)" office:value-type="string" office:string-value="INFORMATION" calcext:value-type="string">
            <text:p>INFORMATION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NOTITIA&quot;)" office:value-type="string" office:string-value="NOTITIA" calcext:value-type="string">
            <text:p>NOTITIA</text:p>
          </table:table-cell>
          <table:table-cell table:number-columns-repeated="1019"/>
        </table:table-row>
        <table:table-row table:style-name="ro1">
          <table:table-cell table:style-name="ce24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4" table:formula="of:=IF(LEN([.F9]) &gt; 0; [.F9]; [.E9])" office:value-type="string" office:string-value="C" calcext:value-type="string">
            <text:p>C</text:p>
          </table:table-cell>
          <table:table-cell table:style-name="ce8" table:formula="of:=IFERROR(__xludf.dummyfunction(&quot;upper(googletranslate(A9,$A$1,&quot;&quot;en&quot;&quot;))&quot;);&quot;C&quot;)" office:value-type="string" office:string-value="C" calcext:value-type="string">
            <text:p>C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C&quot;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4" table:formula="of:=IF(LEN([.F10]) &gt; 0; [.F10]; [.E10])" office:value-type="string" office:string-value="CALIGO" calcext:value-type="string">
            <text:p>CALIGO</text:p>
          </table:table-cell>
          <table:table-cell table:style-name="ce8" table:formula="of:=IFERROR(__xludf.dummyfunction(&quot;upper(googletranslate(A10,$A$1,&quot;&quot;en&quot;&quot;))&quot;);&quot;FOG&quot;)" office:value-type="string" office:string-value="FOG" calcext:value-type="string">
            <text:p>FOG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CALIGO&quot;)" office:value-type="string" office:string-value="CALIGO" calcext:value-type="string">
            <text:p>CALIGO</text:p>
          </table:table-cell>
          <table:table-cell table:number-columns-repeated="1019"/>
        </table:table-row>
        <table:table-row table:style-name="ro1">
          <table:table-cell table:style-name="ce24" table:formula="of:=IF(LEN([.F11]) &gt; 0; [.F11]; [.E11])" office:value-type="string" office:string-value="FINIS" calcext:value-type="string">
            <text:p>FINI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IS&quot;)" office:value-type="string" office:string-value="FINIS" calcext:value-type="string">
            <text:p>FINIS</text:p>
          </table:table-cell>
          <table:table-cell table:number-columns-repeated="1019"/>
        </table:table-row>
        <table:table-row table:style-name="ro1">
          <table:table-cell table:style-name="ce24" table:formula="of:=IF(LEN([.F12]) &gt; 0; [.F12]; [.E12])" office:value-type="string" office:string-value="OPSTO" calcext:value-type="string">
            <text:p>OPSTO</text:p>
          </table:table-cell>
          <table:table-cell table:style-name="ce8" table:formula="of:=IFERROR(__xludf.dummyfunction(&quot;upper(googletranslate(A12,$A$1,&quot;&quot;en&quot;&quot;))&quot;);&quot;PASTE&quot;)" office:value-type="string" office:string-value="PASTE" calcext:value-type="string">
            <text:p>PAST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OPSTO&quot;)" office:value-type="string" office:string-value="OPSTO" calcext:value-type="string">
            <text:p>OPSTO</text:p>
          </table:table-cell>
          <table:table-cell table:number-columns-repeated="1019"/>
        </table:table-row>
        <table:table-row table:style-name="ro1">
          <table:table-cell table:style-name="ce24" table:formula="of:=IF(LEN([.F13]) &gt; 0; [.F13]; [.E13])" office:value-type="string" office:string-value="ENIM" calcext:value-type="string">
            <text:p>ENIM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ENIM&quot;)" office:value-type="string" office:string-value="ENIM" calcext:value-type="string">
            <text:p>ENIM</text:p>
          </table:table-cell>
          <table:table-cell table:number-columns-repeated="1019"/>
        </table:table-row>
        <table:table-row table:style-name="ro1">
          <table:table-cell table:style-name="ce24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24" table:formula="of:=IF(LEN([.F15]) &gt; 0; [.F15]; [.E15])" office:value-type="string" office:string-value="CAESIM" calcext:value-type="string">
            <text:p>CAESIM</text:p>
          </table:table-cell>
          <table:table-cell table:style-name="ce8" table:formula="of:=IFERROR(__xludf.dummyfunction(&quot;upper(googletranslate(A15,$A$1,&quot;&quot;en&quot;&quot;))&quot;);&quot;HACKING&quot;)" office:value-type="string" office:string-value="HACKING" calcext:value-type="string">
            <text:p>HACKING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CAESIM&quot;)" office:value-type="string" office:string-value="CAESIM" calcext:value-type="string">
            <text:p>CAESIM</text:p>
          </table:table-cell>
          <table:table-cell table:number-columns-repeated="1019"/>
        </table:table-row>
        <table:table-row table:style-name="ro1">
          <table:table-cell table:style-name="ce24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24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4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4" table:formula="of:=IF(LEN([.F19]) &gt; 0; [.F19]; [.E19])" office:value-type="string" office:string-value="FIAT" calcext:value-type="string">
            <text:p>FIAT</text:p>
          </table:table-cell>
          <table:table-cell table:style-name="ce8" table:formula="of:=IFERROR(__xludf.dummyfunction(&quot;upper(googletranslate(A19,$A$1,&quot;&quot;en&quot;&quot;))&quot;);&quot;BE&quot;)" office:value-type="string" office:string-value="BE" calcext:value-type="string">
            <text:p>B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FIAT&quot;)" office:value-type="string" office:string-value="FIAT" calcext:value-type="string">
            <text:p>FIAT</text:p>
          </table:table-cell>
          <table:table-cell table:number-columns-repeated="1019"/>
        </table:table-row>
        <table:table-row table:style-name="ro1">
          <table:table-cell table:style-name="ce24" table:formula="of:=IF(LEN([.F20]) &gt; 0; [.F20]; [.E20])" office:value-type="string" office:string-value="LOGUS" calcext:value-type="string">
            <text:p>LOGUS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US&quot;)" office:value-type="string" office:string-value="LOGUS" calcext:value-type="string">
            <text:p>LOGUS</text:p>
          </table:table-cell>
          <table:table-cell table:number-columns-repeated="1019"/>
        </table:table-row>
        <table:table-row table:style-name="ro1">
          <table:table-cell table:style-name="ce24" table:formula="of:=IF(LEN([.F21]) &gt; 0; [.F21]; [.E21])" office:value-type="string" office:string-value="DEINDE" calcext:value-type="string">
            <text:p>DEIND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DEINDE&quot;)" office:value-type="string" office:string-value="DEINDE" calcext:value-type="string">
            <text:p>DEINDE</text:p>
          </table:table-cell>
          <table:table-cell table:number-columns-repeated="1019"/>
        </table:table-row>
        <table:table-row table:style-name="ro1">
          <table:table-cell table:style-name="ce24" table:formula="of:=IF(LEN([.F22]) &gt; 0; [.F22]; [.E22])" office:value-type="string" office:string-value="IN" calcext:value-type="string">
            <text:p>I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IN&quot;)" office:value-type="string" office:string-value="IN" calcext:value-type="string">
            <text:p>IN</text:p>
          </table:table-cell>
          <table:table-cell table:number-columns-repeated="1019"/>
        </table:table-row>
        <table:table-row table:style-name="ro1">
          <table:table-cell table:style-name="ce24" table:formula="of:=IF(LEN([.F23]) &gt; 0; [.F23]; [.E23])" office:value-type="string" office:string-value="OPTIO" calcext:value-type="string">
            <text:p>OPTIO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&quot;)" office:value-type="string" office:string-value="OPTIO" calcext:value-type="string">
            <text:p>OPTIO</text:p>
          </table:table-cell>
          <table:table-cell table:number-columns-repeated="1019"/>
        </table:table-row>
        <table:table-row table:style-name="ro1">
          <table:table-cell table:style-name="ce24" table:formula="of:=IF(LEN([.F24]) &gt; 0; [.F24]; [.E24])" office:value-type="string" office:string-value="PRINT" calcext:value-type="string">
            <text:p>PRINT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INT&quot;)" office:value-type="string" office:string-value="PRINT" calcext:value-type="string">
            <text:p>PRINT</text:p>
          </table:table-cell>
          <table:table-cell table:number-columns-repeated="1019"/>
        </table:table-row>
        <table:table-row table:style-name="ro1">
          <table:table-cell table:style-name="ce24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4" table:formula="of:=IF(LEN([.F26]) &gt; 0; [.F26]; [.E26])" office:value-type="string" office:string-value="RAT" calcext:value-type="string">
            <text:p>RAT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&quot;)" office:value-type="string" office:string-value="RAT" calcext:value-type="string">
            <text:p>RAT</text:p>
          </table:table-cell>
          <table:table-cell table:number-columns-repeated="1019"/>
        </table:table-row>
        <table:table-row table:style-name="ro1">
          <table:table-cell table:style-name="ce24" table:formula="of:=IF(LEN([.F27]) &gt; 0; [.F27]; [.E27])" office:value-type="string" office:string-value="LEGERE" calcext:value-type="string">
            <text:p>LEGE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ERE&quot;)" office:value-type="string" office:string-value="LEGERE" calcext:value-type="string">
            <text:p>LEGERE</text:p>
          </table:table-cell>
          <table:table-cell table:number-columns-repeated="1019"/>
        </table:table-row>
        <table:table-row table:style-name="ro1">
          <table:table-cell table:style-name="ce24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USINESS&quot;)" office:value-type="string" office:string-value="BUSINESS" calcext:value-type="string">
            <text:p>BUSINES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4" table:formula="of:=IF(LEN([.F29]) &gt; 0; [.F29]; [.E29])" office:value-type="string" office:string-value="RESTITUO" calcext:value-type="string">
            <text:p>RESTITUO</text:p>
          </table:table-cell>
          <table:table-cell table:style-name="ce8" table:formula="of:=IFERROR(__xludf.dummyfunction(&quot;upper(googletranslate(A29,$A$1,&quot;&quot;en&quot;&quot;))&quot;);&quot;RENOVATE&quot;)" office:value-type="string" office:string-value="RENOVATE" calcext:value-type="string">
            <text:p>RENOVAT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ITUO&quot;)" office:value-type="string" office:string-value="RESTITUO" calcext:value-type="string">
            <text:p>RESTITUO</text:p>
          </table:table-cell>
          <table:table-cell table:number-columns-repeated="1019"/>
        </table:table-row>
        <table:table-row table:style-name="ro1">
          <table:table-cell table:style-name="ce24" table:formula="of:=IF(LEN([.F30]) &gt; 0; [.F30]; [.E30])" office:value-type="string" office:string-value="REDITUS" calcext:value-type="string">
            <text:p>REDITUS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DITUS&quot;)" office:value-type="string" office:string-value="REDITUS" calcext:value-type="string">
            <text:p>REDITUS</text:p>
          </table:table-cell>
          <table:table-cell table:number-columns-repeated="1019"/>
        </table:table-row>
        <table:table-row table:style-name="ro1">
          <table:table-cell table:style-name="ce24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4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4" table:formula="of:=IF(LEN([.F33]) &gt; 0; [.F33]; [.E33])" office:value-type="string" office:string-value="PECCATUM" calcext:value-type="string">
            <text:p>PECCATUM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CATUM&quot;)" office:value-type="string" office:string-value="PECCATUM" calcext:value-type="string">
            <text:p>PECCATUM</text:p>
          </table:table-cell>
          <table:table-cell table:number-columns-repeated="1019"/>
        </table:table-row>
        <table:table-row table:style-name="ro1">
          <table:table-cell table:style-name="ce24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4" table:formula="of:=IF(LEN([.F35]) &gt; 0; [.F35]; [.E35])" office:value-type="string" office:string-value="GRADUS" calcext:value-type="string">
            <text:p>GRADUS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RADUS&quot;)" office:value-type="string" office:string-value="GRADUS" calcext:value-type="string">
            <text:p>GRADUS</text:p>
          </table:table-cell>
          <table:table-cell table:number-columns-repeated="1019"/>
        </table:table-row>
        <table:table-row table:style-name="ro1">
          <table:table-cell table:style-name="ce24" table:formula="of:=IF(LEN([.F36]) &gt; 0; [.F36]; [.E36])" office:value-type="string" office:string-value="PROHIBERE" calcext:value-type="string">
            <text:p>PROHIBERE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ROHIBERE&quot;)" office:value-type="string" office:string-value="PROHIBERE" calcext:value-type="string">
            <text:p>PROHIBERE</text:p>
          </table:table-cell>
          <table:table-cell table:number-columns-repeated="1019"/>
        </table:table-row>
        <table:table-row table:style-name="ro1">
          <table:table-cell table:style-name="ce24" table:formula="of:=IF(LEN([.F37]) &gt; 0; [.F37]; [.E37])" office:value-type="string" office:string-value="STRO" calcext:value-type="string">
            <text:p>STRO</text:p>
          </table:table-cell>
          <table:table-cell table:style-name="ce8" table:formula="of:=IFERROR(__xludf.dummyfunction(&quot;upper(googletranslate(A37,$A$1,&quot;&quot;en&quot;&quot;))&quot;);&quot;STRIP&quot;)" office:value-type="string" office:string-value="STRIP" calcext:value-type="string">
            <text:p>STRI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O&quot;)" office:value-type="string" office:string-value="STRO" calcext:value-type="string">
            <text:p>STRO</text:p>
          </table:table-cell>
          <table:table-cell table:number-columns-repeated="1019"/>
        </table:table-row>
        <table:table-row table:style-name="ro1">
          <table:table-cell table:style-name="ce24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4" table:formula="of:=IF(LEN([.F39]) &gt; 0; [.F39]; [.E39])" office:value-type="string" office:string-value="UT" calcext:value-type="string">
            <text:p>UT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UT&quot;)" office:value-type="string" office:string-value="UT" calcext:value-type="string">
            <text:p>UT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NON LINGUAM DEDIT IN ORDER VERSUS. EXIVIT." calcext:value-type="string">
            <text:p>ET NON LINGUAM DEDIT IN ORDER VERSUS. EXIVIT.</text:p>
          </table:table-cell>
          <table:table-cell table:style-name="ce8" table:formula="of:=IFERROR(__xludf.dummyfunction(&quot;upper(googletranslate(A41,$A$1,&quot;&quot;en&quot;&quot;))&quot;);&quot;I HAVE A LANGUAGE GIVEN IN THE COMMAND LINE. WENT OUT.&quot;)" office:value-type="string" office:string-value="I HAVE A LANGUAGE GIVEN IN THE COMMAND LINE. WENT OUT." calcext:value-type="string">
            <text:p>I HAVE A LANGUAGE GIVEN IN THE COMMAND LINE. WENT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NON LINGUAM DEDIT IN ORDER VERSUS. EXIVIT.&quot;)" office:value-type="string" office:string-value="ET NON LINGUAM DEDIT IN ORDER VERSUS. EXIVIT." calcext:value-type="string">
            <text:p>ET NON LINGUAM DEDIT IN ORDER VERSUS. EXIVI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ORDINATA IAM DEFINED" calcext:value-type="string">
            <text:p>ORDINATA IAM DEFINED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ORDINATA IAM DEFINED&quot;)" office:value-type="string" office:string-value="ORDINATA IAM DEFINED" calcext:value-type="string">
            <text:p>ORDINATA IAM DEFINED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ORDINATA INDEX EXTRA TERMINOS" calcext:value-type="string">
            <text:p>ORDINATA INDEX EXTRA TERMINOS</text:p>
          </table:table-cell>
          <table:table-cell table:style-name="ce8" table:formula="of:=IFERROR(__xludf.dummyfunction(&quot;upper(googletranslate(A43,$A$1,&quot;&quot;en&quot;&quot;))&quot;);&quot;ARRAY INDEX OUTSIDE OF THE BOUNDARIES&quot;)" office:value-type="string" office:string-value="ARRAY INDEX OUTSIDE OF THE BOUNDARIES" calcext:value-type="string">
            <text:p>ARRAY INDEX OUTSIDE OF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ORDINATA INDEX EXTRA TERMINOS&quot;)" office:value-type="string" office:string-value="ORDINATA INDEX EXTRA TERMINOS" calcext:value-type="string">
            <text:p>ORDINATA INDEX EXTRA TERMINO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POTEST OBVIUS DIRECTORY" calcext:value-type="string">
            <text:p>POTEST OBVIUS DIRECTORY</text:p>
          </table:table-cell>
          <table:table-cell table:style-name="ce8" table:formula="of:=IFERROR(__xludf.dummyfunction(&quot;upper(googletranslate(A44,$A$1,&quot;&quot;en&quot;&quot;))&quot;);&quot;CAN ACCESS DIRECTORY&quot;)" office:value-type="string" office:string-value="CAN ACCESS DIRECTORY" calcext:value-type="string">
            <text:p>CAN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POTEST OBVIUS DIRECTORY&quot;)" office:value-type="string" office:string-value="POTEST OBVIUS DIRECTORY" calcext:value-type="string">
            <text:p>POTEST OBVIUS DIRECTORY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READ UNDERFLOW" calcext:value-type="string">
            <text:p>DATA READ UNDERFLOW</text:p>
          </table:table-cell>
          <table:table-cell table:style-name="ce8" table:formula="of:=IFERROR(__xludf.dummyfunction(&quot;upper(googletranslate(A46,$A$1,&quot;&quot;en&quot;&quot;))&quot;);&quot;READ THE DATA UNDERFLOW&quot;)" office:value-type="string" office:string-value="READ THE DATA UNDERFLOW" calcext:value-type="string">
            <text:p>READ THE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READ UNDERFLOW&quot;)" office:value-type="string" office:string-value="DATA READ UNDERFLOW" calcext:value-type="string">
            <text:p>DATA READ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 EXOLVUNTUR INVENTA" calcext:value-type="string">
            <text:p>DEFINITIO EXOLVUNTUR INVENTA</text:p>
          </table:table-cell>
          <table:table-cell table:style-name="ce8" table:formula="of:=IFERROR(__xludf.dummyfunction(&quot;upper(googletranslate(A47,$A$1,&quot;&quot;en&quot;&quot;))&quot;);&quot;DEFINITION CYCLE WAS FOUND&quot;)" office:value-type="string" office:string-value="DEFINITION CYCLE WAS FOUND" calcext:value-type="string">
            <text:p>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 EXOLVUNTUR INVENTA&quot;)" office:value-type="string" office:string-value="DEFINITIO EXOLVUNTUR INVENTA" calcext:value-type="string">
            <text:p>DEFINITIO EXOLVUNTUR INVEN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AM VARIABILIS MULTIPLICENTUR DEFINED" calcext:value-type="string">
            <text:p>NAM VARIABILIS MULTIPLICENTUR DEFINED</text:p>
          </table:table-cell>
          <table:table-cell table:style-name="ce8" table:formula="of:=IFERROR(__xludf.dummyfunction(&quot;upper(googletranslate(A49,$A$1,&quot;&quot;en&quot;&quot;))&quot;);&quot;FOR VARIABLE MULTIPLIED DEFINED&quot;)" office:value-type="string" office:string-value="FOR VARIABLE MULTIPLIED DEFINED" calcext:value-type="string">
            <text:p>FOR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AM VARIABILIS MULTIPLICENTUR DEFINED&quot;)" office:value-type="string" office:string-value="NAM VARIABILIS MULTIPLICENTUR DEFINED" calcext:value-type="string">
            <text:p>NAM VARIABILIS MULTIPLICENTUR DEFINED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CTION DEFINITIONE DEFINITUR" calcext:value-type="string">
            <text:p>FUNCTION DEFINITIONE DEFINITUR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CTION DEFINITIONE DEFINITUR&quot;)" office:value-type="string" office:string-value="FUNCTION DEFINITIONE DEFINITUR" calcext:value-type="string">
            <text:p>FUNCTION DEFINITIONE DEFINITUR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CTION DEFINITIO PARAMETCH MISMATCH" calcext:value-type="string">
            <text:p>FUNCTION DEFINITIO PARAMETCH MISMATCH</text:p>
          </table:table-cell>
          <table:table-cell table:style-name="ce8" table:formula="of:=IFERROR(__xludf.dummyfunction(&quot;upper(googletranslate(A51,$A$1,&quot;&quot;en&quot;&quot;))&quot;);&quot;FUNCTION DEFINITION PARAMETCH MISMATCH&quot;)" office:value-type="string" office:string-value="FUNCTION DEFINITION PARAMETCH MISMATCH" calcext:value-type="string">
            <text:p>FUNCTION DEFINITION PARAMETCH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CTION DEFINITIO PARAMETCH MISMATCH&quot;)" office:value-type="string" office:string-value="FUNCTION DEFINITIO PARAMETCH MISMATCH" calcext:value-type="string">
            <text:p>FUNCTION DEFINITIO PARAMETCH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ESSECTUS AMCFERO" calcext:value-type="string">
            <text:p>GESSECTUS AMCFERO</text:p>
          </table:table-cell>
          <table:table-cell table:style-name="ce8" table:formula="of:=IFERROR(__xludf.dummyfunction(&quot;upper(googletranslate(A52,$A$1,&quot;&quot;en&quot;&quot;))&quot;);&quot;AMCFERO GESSECTUS&quot;)" office:value-type="string" office:string-value="AMCFERO GESSECTUS" calcext:value-type="string">
            <text:p>AMCFERO GESSECTUS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ESSECTUS AMCFERO&quot;)" office:value-type="string" office:string-value="GESSECTUS AMCFERO" calcext:value-type="string">
            <text:p>GESSECTUS AMCFERO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ESSUB ACERVUS UNDERFLOW" calcext:value-type="string">
            <text:p>GESSUB ACERVUS UNDERFLOW</text:p>
          </table:table-cell>
          <table:table-cell table:style-name="ce8" table:formula="of:=IFERROR(__xludf.dummyfunction(&quot;upper(googletranslate(A53,$A$1,&quot;&quot;en&quot;&quot;))&quot;);&quot;GESSUB STACK UNDERFLOW&quot;)" office:value-type="string" office:string-value="GESSUB STACK UNDERFLOW" calcext:value-type="string">
            <text:p>GES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ESSUB ACERVUS UNDERFLOW&quot;)" office:value-type="string" office:string-value="GESSUB ACERVUS UNDERFLOW" calcext:value-type="string">
            <text:p>GESSUB ACERVUS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DE RANGE" calcext:value-type="string">
            <text:p>INDEX DE RANGE</text:p>
          </table:table-cell>
          <table:table-cell table:style-name="ce8" table:formula="of:=IFERROR(__xludf.dummyfunction(&quot;upper(googletranslate(A54,$A$1,&quot;&quot;en&quot;&quot;))&quot;);&quot;INDEX OF RANGE&quot;)" office:value-type="string" office:string-value="INDEX OF RANGE" calcext:value-type="string">
            <text:p>INDEX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DE RANGE&quot;)" office:value-type="string" office:string-value="INDEX DE RANGE" calcext:value-type="string">
            <text:p>INDEX DE RANG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PITTACIUM IAM DEFINED" calcext:value-type="string">
            <text:p>PITTACIUM IAM DEFINED</text:p>
          </table:table-cell>
          <table:table-cell table:style-name="ce8" table:formula="of:=IFERROR(__xludf.dummyfunction(&quot;upper(googletranslate(A55,$A$1,&quot;&quot;en&quot;&quot;))&quot;);&quot;LABEL HAS BEEN DEFINED&quot;)" office:value-type="string" office:string-value="LABEL HAS BEEN DEFINED" calcext:value-type="string">
            <text:p>LABEL HAS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PITTACIUM IAM DEFINED&quot;)" office:value-type="string" office:string-value="PITTACIUM IAM DEFINED" calcext:value-type="string">
            <text:p>PITTACIUM IAM DEFINED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SINISTRAM / IUS OPERATIONEM MISMATCH" calcext:value-type="string">
            <text:p>SINISTRAM / IUS OPERATIONEM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SINISTRAM / IUS OPERATIONEM MISMATCH&quot;)" office:value-type="string" office:string-value="SINISTRAM / IUS OPERATIONEM MISMATCH" calcext:value-type="string">
            <text:p>SINISTRAM / IUS OPERATIONEM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NS INDEX" calcext:value-type="string">
            <text:p>NEGANS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NS INDEX&quot;)" office:value-type="string" office:string-value="NEGANS INDEX" calcext:value-type="string">
            <text:p>NEGANS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DEINDE IN PRO LOOP CUM FILUM VARIABILIS" calcext:value-type="string">
            <text:p>DEINDE IN PRO LOOP CUM FILUM VARIABILIS</text:p>
          </table:table-cell>
          <table:table-cell table:style-name="ce8" table:formula="of:=IFERROR(__xludf.dummyfunction(&quot;upper(googletranslate(A58,$A$1,&quot;&quot;en&quot;&quot;))&quot;);&quot;THEN IN FOR A LOOP WITH A STRING VARIABLE&quot;)" office:value-type="string" office:string-value="THEN IN FOR A LOOP WITH A STRING VARIABLE" calcext:value-type="string">
            <text:p>THEN IN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DEINDE IN PRO LOOP CUM FILUM VARIABILIS&quot;)" office:value-type="string" office:string-value="DEINDE IN PRO LOOP CUM FILUM VARIABILIS" calcext:value-type="string">
            <text:p>DEINDE IN PRO LOOP CUM FILUM VARIABILIS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 POSTULAT A LINGUA" calcext:value-type="string">
            <text:p>OPTIO POSTULAT A LINGUA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 POSTULAT A LINGUA&quot;)" office:value-type="string" office:string-value="OPTIO POSTULAT A LINGUA" calcext:value-type="string">
            <text:p>OPTIO POSTULAT A LINGU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8" table:formula="of:=IFERROR(__xludf.dummyfunction(&quot;upper(googletranslate(A61,$A$1,&quot;&quot;en&quot;&quot;))&quot;);&quot;PLEASE CHECK THE LANGUAGE SETTINGS OR ENVIRONMENT VARIABLE&quot;)" office:value-type="string" office:string-value="PLEASE CHECK THE LANGUAGE SETTINGS OR ENVIRONMENT VARIABLE" calcext:value-type="string">
            <text:p>PLEASE CHECK THE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PLACERE REPREHENDO LINGUA OCCASUS VEL ENVIRONMENT VARIABILIS&quot;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MATH MATH LOGICA ERROR" calcext:value-type="string">
            <text:p>MATH MATH LOGICA ERROR</text:p>
          </table:table-cell>
          <table:table-cell table:style-name="ce8" table:formula="of:=IFERROR(__xludf.dummyfunction(&quot;upper(googletranslate(A62,$A$1,&quot;&quot;en&quot;&quot;))&quot;);&quot;MATH MATH LOGIC ERROR&quot;)" office:value-type="string" office:string-value="MATH MATH LOGIC ERROR" calcext:value-type="string">
            <text:p>MATH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MATH MATH LOGICA ERROR&quot;)" office:value-type="string" office:string-value="MATH MATH LOGICA ERROR" calcext:value-type="string">
            <text:p>MATH MATH LOGICA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'NON APERIRE FILE" calcext:value-type="string">
            <text:p>'NON APERIRE FILE</text:p>
          </table:table-cell>
          <table:table-cell table:style-name="ce8" table:formula="of:=IFERROR(__xludf.dummyfunction(&quot;upper(googletranslate(A63,$A$1,&quot;&quot;en&quot;&quot;))&quot;);&quot;&quot;&quot;DON'T OPEN A FILE&quot;)" office:value-type="string" office:string-value="&quot;DON'T OPEN A FILE" calcext:value-type="string">
            <text:p>"DON'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'NON APERIRE FILE&quot;)" office:value-type="string" office:string-value="'NON APERIRE FILE" calcext:value-type="string">
            <text:p>'NON APERIRE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'NON APERIRE APERIRE FILE AD LECTIO" calcext:value-type="string">
            <text:p>'NON APERIRE APERIRE FILE AD LECTIO</text:p>
          </table:table-cell>
          <table:table-cell table:style-name="ce8" table:formula="of:=IFERROR(__xludf.dummyfunction(&quot;upper(googletranslate(A64,$A$1,&quot;&quot;en&quot;&quot;))&quot;);&quot;UNABLE TO OPEN A FILE TO OPENING&quot;)" office:value-type="string" office:string-value="UNABLE TO OPEN A FILE TO OPENING" calcext:value-type="string">
            <text:p>UNABLE TO OPEN A FILE TO OPEN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'NON APERIRE APERIRE FILE AD LECTIO&quot;)" office:value-type="string" office:string-value="'NON APERIRE APERIRE FILE AD LECTIO" calcext:value-type="string">
            <text:p>'NON APERIRE APERIRE FILE AD LECTI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LABEL" calcext:value-type="string">
            <text:p>UNDEFINED LABEL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LABEL&quot;)" office:value-type="string" office:string-value="UNDEFINED LABEL" calcext:value-type="string">
            <text:p>UNDEFINED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RLED OPERATIO" calcext:value-type="string">
            <text:p>UNHARLED OPERATIO</text:p>
          </table:table-cell>
          <table:table-cell table:style-name="ce8" table:formula="of:=IFERROR(__xludf.dummyfunction(&quot;upper(googletranslate(A66,$A$1,&quot;&quot;en&quot;&quot;))&quot;);&quot;UNHARLED OPERATION&quot;)" office:value-type="string" office:string-value="UNHARLED OPERATION" calcext:value-type="string">
            <text:p>UNHAR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RLED OPERATIO&quot;)" office:value-type="string" office:string-value="UNHARLED OPERATIO" calcext:value-type="string">
            <text:p>UNHARLED OPERAT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RED OPERATIO CODICE" calcext:value-type="string">
            <text:p>UNHARED OPERATIO CODICE</text:p>
          </table:table-cell>
          <table:table-cell table:style-name="ce8" table:formula="of:=IFERROR(__xludf.dummyfunction(&quot;upper(googletranslate(A67,$A$1,&quot;&quot;en&quot;&quot;))&quot;);&quot;UNHARED ACTIVITY CODE&quot;)" office:value-type="string" office:string-value="UNHARED ACTIVITY CODE" calcext:value-type="string">
            <text:p>UNHARED ACTIVITY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RED OPERATIO CODICE&quot;)" office:value-type="string" office:string-value="UNHARED OPERATIO CODICE" calcext:value-type="string">
            <text:p>UNHARED OPERATIO CODIC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GNOTUM SI LABEL" calcext:value-type="string">
            <text:p>IGNOTUM SI LABEL</text:p>
          </table:table-cell>
          <table:table-cell table:style-name="ce8" table:formula="of:=IFERROR(__xludf.dummyfunction(&quot;upper(googletranslate(A68,$A$1,&quot;&quot;en&quot;&quot;))&quot;);&quot;IF THE UNKNOWN LABEL&quot;)" office:value-type="string" office:string-value="IF THE UNKNOWN LABEL" calcext:value-type="string">
            <text:p>IF THE UNKNOW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GNOTUM SI LABEL&quot;)" office:value-type="string" office:string-value="IGNOTUM SI LABEL" calcext:value-type="string">
            <text:p>IGNOTUM SI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DUPLEX DUPLICI MATH OPERANDI" calcext:value-type="string">
            <text:p>DUPLEX DUPLICI MATH OPERANDI</text:p>
          </table:table-cell>
          <table:table-cell table:style-name="ce8" table:formula="of:=IFERROR(__xludf.dummyfunction(&quot;upper(googletranslate(A69,$A$1,&quot;&quot;en&quot;&quot;))&quot;);&quot;DOUBLE MATH OPERATION&quot;)" office:value-type="string" office:string-value="DOUBLE MATH OPERATION" calcext:value-type="string">
            <text:p>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DUPLEX DUPLICI MATH OPERANDI&quot;)" office:value-type="string" office:string-value="DUPLEX DUPLICI MATH OPERANDI" calcext:value-type="string">
            <text:p>DUPLEX DUPLICI MATH OPERAND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COGNITA MUNUS MUNUS DEFINITIO" calcext:value-type="string">
            <text:p>COGNITA MUNUS MUNUS DEFINITIO</text:p>
          </table:table-cell>
          <table:table-cell table:style-name="ce8" table:formula="of:=IFERROR(__xludf.dummyfunction(&quot;upper(googletranslate(A70,$A$1,&quot;&quot;en&quot;&quot;))&quot;);&quot;LEARNING THE FUNCTION OF THE FUNCTION OF THE DEFINITION&quot;)" office:value-type="string" office:string-value="LEARNING THE FUNCTION OF THE FUNCTION OF THE DEFINITION" calcext:value-type="string">
            <text:p>LEARNING THE FUNCTION OF THE FUNCTION OF THE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COGNITA MUNUS MUNUS DEFINITIO&quot;)" office:value-type="string" office:string-value="COGNITA MUNUS MUNUS DEFINITIO" calcext:value-type="string">
            <text:p>COGNITA MUNUS MUNUS DEFINITI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COGNITA GOSOB LABEL" calcext:value-type="string">
            <text:p>COGNITA GOSOB LABEL</text:p>
          </table:table-cell>
          <table:table-cell table:style-name="ce8" table:formula="of:=IFERROR(__xludf.dummyfunction(&quot;upper(googletranslate(A71,$A$1,&quot;&quot;en&quot;&quot;))&quot;);&quot;LEARNING GOSOB LABEL&quot;)" office:value-type="string" office:string-value="LEARNING GOSOB LABEL" calcext:value-type="string">
            <text:p>LEARNING GOSO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COGNITA GOSOB LABEL&quot;)" office:value-type="string" office:string-value="COGNITA GOSOB LABEL" calcext:value-type="string">
            <text:p>COGNITA GOSOB 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COGNITA GATA LABEL" calcext:value-type="string">
            <text:p>COGNITA GATA LABEL</text:p>
          </table:table-cell>
          <table:table-cell table:style-name="ce8" table:formula="of:=IFERROR(__xludf.dummyfunction(&quot;upper(googletranslate(A72,$A$1,&quot;&quot;en&quot;&quot;))&quot;);&quot;LEARNING GATE LABEL&quot;)" office:value-type="string" office:string-value="LEARNING GATE LABEL" calcext:value-type="string">
            <text:p>LEARNING GATE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COGNITA GATA LABEL&quot;)" office:value-type="string" office:string-value="COGNITA GATA LABEL" calcext:value-type="string">
            <text:p>COGNITA GATA 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COGNITA INTEGER MATH OPERANDI" calcext:value-type="string">
            <text:p>COGNITA INTEGER MATH OPERANDI</text:p>
          </table:table-cell>
          <table:table-cell table:style-name="ce8" table:formula="of:=IFERROR(__xludf.dummyfunction(&quot;upper(googletranslate(A74,$A$1,&quot;&quot;en&quot;&quot;))&quot;);&quot;LEARNING AN ENTIRE MATH OPERATION&quot;)" office:value-type="string" office:string-value="LEARNING AN ENTIRE MATH OPERATION" calcext:value-type="string">
            <text:p>LEARNING AN ENTIRE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COGNITA INTEGER MATH OPERANDI&quot;)" office:value-type="string" office:string-value="COGNITA INTEGER MATH OPERANDI" calcext:value-type="string">
            <text:p>COGNITA INTEGER MATH OPERANDI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COGNITA MATH TYPE" calcext:value-type="string">
            <text:p>COGNITA MATH TYPE</text:p>
          </table:table-cell>
          <table:table-cell table:style-name="ce8" table:formula="of:=IFERROR(__xludf.dummyfunction(&quot;upper(googletranslate(A75,$A$1,&quot;&quot;en&quot;&quot;))&quot;);&quot;LEARNING MATH TYPE&quot;)" office:value-type="string" office:string-value="LEARNING MATH TYPE" calcext:value-type="string">
            <text:p>LEARNING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COGNITA MATH TYPE&quot;)" office:value-type="string" office:string-value="COGNITA MATH TYPE" calcext:value-type="string">
            <text:p>COGNITA MATH TYPE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LATUIT NEXT VARIABILIS" calcext:value-type="string">
            <text:p>LATUIT NEXT VARIABILIS</text:p>
          </table:table-cell>
          <table:table-cell table:style-name="ce8" table:formula="of:=IFERROR(__xludf.dummyfunction(&quot;upper(googletranslate(A76,$A$1,&quot;&quot;en&quot;&quot;))&quot;);&quot;LONELY NON VARIABLE&quot;)" office:value-type="string" office:string-value="LONELY NON VARIABLE" calcext:value-type="string">
            <text:p>LONELY NON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LATUIT NEXT VARIABILIS&quot;)" office:value-type="string" office:string-value="LATUIT NEXT VARIABILIS" calcext:value-type="string">
            <text:p>LATUIT NEXT VARIABILIS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COGNITA OP IN PRINT" calcext:value-type="string">
            <text:p>COGNITA OP IN PRINT</text:p>
          </table:table-cell>
          <table:table-cell table:style-name="ce8" table:formula="of:=IFERROR(__xludf.dummyfunction(&quot;upper(googletranslate(A77,$A$1,&quot;&quot;en&quot;&quot;))&quot;);&quot;LEARNING OP IN PRINT&quot;)" office:value-type="string" office:string-value="LEARNING OP IN PRINT" calcext:value-type="string">
            <text:p>LEARNING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COGNITA OP IN PRINT&quot;)" office:value-type="string" office:string-value="COGNITA OP IN PRINT" calcext:value-type="string">
            <text:p>COGNITA OP I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COGNITA RATIONALIS MATH OPERANDI" calcext:value-type="string">
            <text:p>COGNITA RATIONALIS MATH OPERANDI</text:p>
          </table:table-cell>
          <table:table-cell table:style-name="ce8" table:formula="of:=IFERROR(__xludf.dummyfunction(&quot;upper(googletranslate(A78,$A$1,&quot;&quot;en&quot;&quot;))&quot;);&quot;LEARNING THE RATIONAL MATH OPERATION&quot;)" office:value-type="string" office:string-value="LEARNING THE RATIONAL MATH OPERATION" calcext:value-type="string">
            <text:p>LEARNING THE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COGNITA RATIONALIS MATH OPERANDI&quot;)" office:value-type="string" office:string-value="COGNITA RATIONALIS MATH OPERANDI" calcext:value-type="string">
            <text:p>COGNITA RATIONALIS MATH OPERANDI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COGNITA VARIABILIS TYPE" calcext:value-type="string">
            <text:p>COGNITA VARIABILIS TYPE</text:p>
          </table:table-cell>
          <table:table-cell table:style-name="ce8" table:formula="of:=IFERROR(__xludf.dummyfunction(&quot;upper(googletranslate(A79,$A$1,&quot;&quot;en&quot;&quot;))&quot;);&quot;LEARNING VARIABLE TYPE&quot;)" office:value-type="string" office:string-value="LEARNING VARIABLE TYPE" calcext:value-type="string">
            <text:p>LEARNING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COGNITA VARIABILIS TYPE&quot;)" office:value-type="string" office:string-value="COGNITA VARIABILIS TYPE" calcext:value-type="string">
            <text:p>COGNITA VARIABILIS TYP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ENVIRONMENT VARIABILIS" calcext:value-type="string">
            <text:p>UNSET ENVIRONMENT VARIABILIS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ENVIRONMENT VARIABILIS&quot;)" office:value-type="string" office:string-value="UNSET ENVIRONMENT VARIABILIS" calcext:value-type="string">
            <text:p>UNSET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ILIS / ORDINATA DEFINITIO MISMATCH" calcext:value-type="string">
            <text:p>VARIABILIS / ORDINATA DEFINITIO MISMATCH</text:p>
          </table:table-cell>
          <table:table-cell table:style-name="ce8" table:formula="of:=IFERROR(__xludf.dummyfunction(&quot;upper(googletranslate(A81,$A$1,&quot;&quot;en&quot;&quot;))&quot;);&quot;VARIABLE / ORDAINED DEFINITION MISMATCH&quot;)" office:value-type="string" office:string-value="VARIABLE / ORDAINED DEFINITION MISMATCH" calcext:value-type="string">
            <text:p>VARIABLE / ORDAINED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ILIS / ORDINATA DEFINITIO MISMATCH&quot;)" office:value-type="string" office:string-value="VARIABILIS / ORDINATA DEFINITIO MISMATCH" calcext:value-type="string">
            <text:p>VARIABILIS / ORDINATA DEFINITI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ILIS DEFINED AS ORDINATA" calcext:value-type="string">
            <text:p>VARIABILIS DEFINED AS ORDINATA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ILIS DEFINED AS ORDINATA&quot;)" office:value-type="string" office:string-value="VARIABILIS DEFINED AS ORDINATA" calcext:value-type="string">
            <text:p>VARIABILIS DEFINED AS ORDINATA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ILIS DEFINED UT NONARRAY" calcext:value-type="string">
            <text:p>VARIABILIS DEFINED UT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ILIS DEFINED UT NONARRAY&quot;)" office:value-type="string" office:string-value="VARIABILIS DEFINED UT NONARRAY" calcext:value-type="string">
            <text:p>VARIABILIS DEFINED UT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ILIS HABET VALOREM" calcext:value-type="string">
            <text:p>VARIABILIS HABET VALOREM</text:p>
          </table:table-cell>
          <table:table-cell table:style-name="ce8" table:formula="of:=IFERROR(__xludf.dummyfunction(&quot;upper(googletranslate(A84,$A$1,&quot;&quot;en&quot;&quot;))&quot;);&quot;VARIABLE HAS A VALUE&quot;)" office:value-type="string" office:string-value="VARIABLE HAS A VALUE" calcext:value-type="string">
            <text:p>VARIABLE HAS A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ILIS HABET VALOREM&quot;)" office:value-type="string" office:string-value="VARIABILIS HABET VALOREM" calcext:value-type="string">
            <text:p>VARIABILIS HABET VALOREM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ILIS NON EST ORDINATA" calcext:value-type="string">
            <text:p>VARIABILIS NON EST ORDINATA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ILIS NON EST ORDINATA&quot;)" office:value-type="string" office:string-value="VARIABILIS NON EST ORDINATA" calcext:value-type="string">
            <text:p>VARIABILIS NON EST ORDINATA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la.A3:lang_la.A39">
            <calcext:condition calcext:apply-style-name="ConditionalStyle_1" calcext:value="formula-is(COUNTIF([.$A$3:.$A$39];[.$A3])&gt;1)" calcext:base-cell-address="lang_la.A3"/>
          </calcext:conditional-format>
        </calcext:conditional-formats>
      </table:table>
      <table:table table:name="lang_cy" table:style-name="ta2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ELSH</text:p>
          </table:table-cell>
          <table:table-cell table:number-columns-repeated="1023"/>
        </table:table-row>
        <table:table-row table:style-name="ro1">
          <table:table-cell table:style-name="ce25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CESS&quot;)" office:value-type="string" office:string-value="ABSCESS" calcext:value-type="string">
            <text:p>ABSCES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TAIN&quot;)" office:value-type="string" office:string-value="ATTAIN" calcext:value-type="string">
            <text:p>ATTAI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5" table:formula="of:=IF(LEN([.F5]) &gt; 0; [.F5]; [.E5])" office:value-type="string" office:string-value="SEILIANT" calcext:value-type="string">
            <text:p>SEILIANT</text:p>
          </table:table-cell>
          <table:table-cell table:style-name="ce8" table:formula="of:=IFERROR(__xludf.dummyfunction(&quot;upper(googletranslate(A5,$A$1,&quot;&quot;en&quot;&quot;))&quot;);&quot;FOUNDATION&quot;)" office:value-type="string" office:string-value="FOUNDATION" calcext:value-type="string">
            <text:p>FOUNDATI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SEILIANT&quot;)" office:value-type="string" office:string-value="SEILIANT" calcext:value-type="string">
            <text:p>SEILIANT</text:p>
          </table:table-cell>
          <table:table-cell table:number-columns-repeated="1019"/>
        </table:table-row>
        <table:table-row table:style-name="ro1">
          <table:table-cell table:style-name="ce25" table:formula="of:=IF(LEN([.F6]) &gt; 0; [.F6]; [.E6])" office:value-type="string" office:string-value="GOSAU" calcext:value-type="string">
            <text:p>GOSAU</text:p>
          </table:table-cell>
          <table:table-cell table:style-name="ce8" table:formula="of:=IFERROR(__xludf.dummyfunction(&quot;upper(googletranslate(A6,$A$1,&quot;&quot;en&quot;&quot;))&quot;);&quot;HILLOCK&quot;)" office:value-type="string" office:string-value="HILLOCK" calcext:value-type="string">
            <text:p>HILLOCK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GOSAU&quot;)" office:value-type="string" office:string-value="GOSAU" calcext:value-type="string">
            <text:p>GOSAU</text:p>
          </table:table-cell>
          <table:table-cell table:number-columns-repeated="1019"/>
        </table:table-row>
        <table:table-row table:style-name="ro1">
          <table:table-cell table:style-name="ce25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5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TORCH&quot;)" office:value-type="string" office:string-value="TORCH" calcext:value-type="string">
            <text:p>TORCH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5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L&quot;)" office:value-type="string" office:string-value="DEFL" calcext:value-type="string">
            <text:p>DEFL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5" table:formula="of:=IF(LEN([.F10]) &gt; 0; [.F10]; [.E10])" office:value-type="string" office:string-value="PYLER" calcext:value-type="string">
            <text:p>PYLER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PYLER&quot;)" office:value-type="string" office:string-value="PYLER" calcext:value-type="string">
            <text:p>PYLER</text:p>
          </table:table-cell>
          <table:table-cell table:number-columns-repeated="1019"/>
        </table:table-row>
        <table:table-row table:style-name="ro1">
          <table:table-cell table:style-name="ce25" table:formula="of:=IF(LEN([.F11]) &gt; 0; [.F11]; [.E11])" office:value-type="string" office:string-value="TERFYNA ’" calcext:value-type="string">
            <text:p>TERFYNA ’</text:p>
          </table:table-cell>
          <table:table-cell table:style-name="ce8" table:formula="of:=IFERROR(__xludf.dummyfunction(&quot;upper(googletranslate(A11,$A$1,&quot;&quot;en&quot;&quot;))&quot;);&quot;TERMINATE&quot;)" office:value-type="string" office:string-value="TERMINATE" calcext:value-type="string">
            <text:p>TERMINAT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TERFYNA ’&quot;)" office:value-type="string" office:string-value="TERFYNA ’" calcext:value-type="string">
            <text:p>TERFYNA ’</text:p>
          </table:table-cell>
          <table:table-cell table:number-columns-repeated="1019"/>
        </table:table-row>
        <table:table-row table:style-name="ro1">
          <table:table-cell table:style-name="ce25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5" table:formula="of:=IF(LEN([.F13]) &gt; 0; [.F13]; [.E13])" office:value-type="string" office:string-value="DROS" calcext:value-type="string">
            <text:p>DROS</text:p>
          </table:table-cell>
          <table:table-cell table:style-name="ce8" table:formula="of:=IFERROR(__xludf.dummyfunction(&quot;upper(googletranslate(A13,$A$1,&quot;&quot;en&quot;&quot;))&quot;);&quot;OVER&quot;)" office:value-type="string" office:string-value="OVER" calcext:value-type="string">
            <text:p>OVE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DROS&quot;)" office:value-type="string" office:string-value="DROS" calcext:value-type="string">
            <text:p>DROS</text:p>
          </table:table-cell>
          <table:table-cell table:number-columns-repeated="1019"/>
        </table:table-row>
        <table:table-row table:style-name="ro1">
          <table:table-cell table:style-name="ce25" table:formula="of:=IF(LEN([.F14]) &gt; 0; [.F14]; [.E14])" office:value-type="string" office:string-value="MYND I" calcext:value-type="string">
            <text:p>MYND I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MYND I&quot;)" office:value-type="string" office:string-value="MYND I" calcext:value-type="string">
            <text:p>MYND I</text:p>
          </table:table-cell>
          <table:table-cell table:number-columns-repeated="1019"/>
        </table:table-row>
        <table:table-row table:style-name="ro1">
          <table:table-cell table:style-name="ce25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COUSIN&quot;)" office:value-type="string" office:string-value="COUSIN" calcext:value-type="string">
            <text:p>COUSI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5" table:formula="of:=IF(LEN([.F16]) &gt; 0; [.F16]; [.E16])" office:value-type="string" office:string-value="OS" calcext:value-type="string">
            <text:p>OS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OS&quot;)" office:value-type="string" office:string-value="OS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25" table:formula="of:=IF(LEN([.F17]) &gt; 0; [.F17]; [.E17])" office:value-type="string" office:string-value="YN GYFARWYDD" calcext:value-type="string">
            <text:p>YN GYFARWYDD</text:p>
          </table:table-cell>
          <table:table-cell table:style-name="ce8" table:formula="of:=IFERROR(__xludf.dummyfunction(&quot;upper(googletranslate(A17,$A$1,&quot;&quot;en&quot;&quot;))&quot;);&quot;ARE FAMILIAR&quot;)" office:value-type="string" office:string-value="ARE FAMILIAR" calcext:value-type="string">
            <text:p>ARE FAMILIA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YN GYFARWYDD&quot;)" office:value-type="string" office:string-value="YN GYFARWYDD" calcext:value-type="string">
            <text:p>YN GYFARWYDD</text:p>
          </table:table-cell>
          <table:table-cell table:number-columns-repeated="1019"/>
        </table:table-row>
        <table:table-row table:style-name="ro1">
          <table:table-cell table:style-name="ce25" table:formula="of:=IF(LEN([.F18]) &gt; 0; [.F18]; [.E18])" office:value-type="string" office:string-value="MEWNBYNNER" calcext:value-type="string">
            <text:p>MEWNBYNNER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WNBYNNER&quot;)" office:value-type="string" office:string-value="MEWNBYNNER" calcext:value-type="string">
            <text:p>MEWNBYNNER</text:p>
          </table:table-cell>
          <table:table-cell table:number-columns-repeated="1019"/>
        </table:table-row>
        <table:table-row table:style-name="ro1">
          <table:table-cell table:style-name="ce25" table:formula="of:=IF(LEN([.F19]) &gt; 0; [.F19]; [.E19])" office:value-type="string" office:string-value="GADAWN" calcext:value-type="string">
            <text:p>GADAWN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GADAWN&quot;)" office:value-type="string" office:string-value="GADAWN" calcext:value-type="string">
            <text:p>GADAWN</text:p>
          </table:table-cell>
          <table:table-cell table:number-columns-repeated="1019"/>
        </table:table-row>
        <table:table-row table:style-name="ro1">
          <table:table-cell table:style-name="ce25" table:formula="of:=IF(LEN([.F20]) &gt; 0; [.F20]; [.E20])" office:value-type="string" office:string-value="LOG" calcext:value-type="string">
            <text:p>LOG</text:p>
          </table:table-cell>
          <table:table-cell table:style-name="ce8" table:formula="of:=IFERROR(__xludf.dummyfunction(&quot;upper(googletranslate(A20,$A$1,&quot;&quot;en&quot;&quot;))&quot;);&quot;INTEREST&quot;)" office:value-type="string" office:string-value="INTEREST" calcext:value-type="string">
            <text:p>INTEREST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&quot;)" office:value-type="string" office:string-value="LOG" calcext:value-type="string">
            <text:p>LOG</text:p>
          </table:table-cell>
          <table:table-cell table:number-columns-repeated="1019"/>
        </table:table-row>
        <table:table-row table:style-name="ro1">
          <table:table-cell table:style-name="ce25" table:formula="of:=IF(LEN([.F21]) &gt; 0; [.F21]; [.E21])" office:value-type="string" office:string-value="NESAF" calcext:value-type="string">
            <text:p>NESAF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ESAF&quot;)" office:value-type="string" office:string-value="NESAF" calcext:value-type="string">
            <text:p>NESAF</text:p>
          </table:table-cell>
          <table:table-cell table:number-columns-repeated="1019"/>
        </table:table-row>
        <table:table-row table:style-name="ro1">
          <table:table-cell table:style-name="ce25" table:formula="of:=IF(LEN([.F22]) &gt; 0; [.F22]; [.E22])" office:value-type="string" office:string-value="YMLAEN" calcext:value-type="string">
            <text:p>YMLAE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YMLAEN&quot;)" office:value-type="string" office:string-value="YMLAEN" calcext:value-type="string">
            <text:p>YMLAEN</text:p>
          </table:table-cell>
          <table:table-cell table:number-columns-repeated="1019"/>
        </table:table-row>
        <table:table-row table:style-name="ro1">
          <table:table-cell table:style-name="ce25" table:formula="of:=IF(LEN([.F23]) &gt; 0; [.F23]; [.E23])" office:value-type="string" office:string-value="OPSIWN" calcext:value-type="string">
            <text:p>OPSIW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SIWN&quot;)" office:value-type="string" office:string-value="OPSIWN" calcext:value-type="string">
            <text:p>OPSIWN</text:p>
          </table:table-cell>
          <table:table-cell table:number-columns-repeated="1019"/>
        </table:table-row>
        <table:table-row table:style-name="ro1">
          <table:table-cell table:style-name="ce25" table:formula="of:=IF(LEN([.F24]) &gt; 0; [.F24]; [.E24])" office:value-type="string" office:string-value="BRINTIWYD" calcext:value-type="string">
            <text:p>BRINTIWYD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BRINTIWYD&quot;)" office:value-type="string" office:string-value="BRINTIWYD" calcext:value-type="string">
            <text:p>BRINTIWYD</text:p>
          </table:table-cell>
          <table:table-cell table:number-columns-repeated="1019"/>
        </table:table-row>
        <table:table-row table:style-name="ro1">
          <table:table-cell table:style-name="ce25" table:formula="of:=IF(LEN([.F25]) &gt; 0; [.F25]; [.E25])" office:value-type="string" office:string-value="AR HAP" calcext:value-type="string">
            <text:p>AR HAP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R HAP&quot;)" office:value-type="string" office:string-value="AR HAP" calcext:value-type="string">
            <text:p>AR HAP</text:p>
          </table:table-cell>
          <table:table-cell table:number-columns-repeated="1019"/>
        </table:table-row>
        <table:table-row table:style-name="ro1">
          <table:table-cell table:style-name="ce25" table:formula="of:=IF(LEN([.F26]) &gt; 0; [.F26]; [.E26])" office:value-type="string" office:string-value="LLYGODEN" calcext:value-type="string">
            <text:p>LLYGODEN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LYGODEN&quot;)" office:value-type="string" office:string-value="LLYGODEN" calcext:value-type="string">
            <text:p>LLYGODEN</text:p>
          </table:table-cell>
          <table:table-cell table:number-columns-repeated="1019"/>
        </table:table-row>
        <table:table-row table:style-name="ro1">
          <table:table-cell table:style-name="ce25" table:formula="of:=IF(LEN([.F27]) &gt; 0; [.F27]; [.E27])" office:value-type="string" office:string-value="DARLLENEST" calcext:value-type="string">
            <text:p>DARLLENEST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DARLLENEST&quot;)" office:value-type="string" office:string-value="DARLLENEST" calcext:value-type="string">
            <text:p>DARLLENEST</text:p>
          </table:table-cell>
          <table:table-cell table:number-columns-repeated="1019"/>
        </table:table-row>
        <table:table-row table:style-name="ro1">
          <table:table-cell table:style-name="ce25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&quot;)" office:value-type="string" office:string-value="RE" calcext:value-type="string">
            <text:p>R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5" table:formula="of:=IF(LEN([.F29]) &gt; 0; [.F29]; [.E29])" office:value-type="string" office:string-value="HATGYWEIRIFF" calcext:value-type="string">
            <text:p>HATGYWEIRIFF</text:p>
          </table:table-cell>
          <table:table-cell table:style-name="ce8" table:formula="of:=IFERROR(__xludf.dummyfunction(&quot;upper(googletranslate(A29,$A$1,&quot;&quot;en&quot;&quot;))&quot;);&quot;OVERHAUL&quot;)" office:value-type="string" office:string-value="OVERHAUL" calcext:value-type="string">
            <text:p>OVERHAUL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HATGYWEIRIFF&quot;)" office:value-type="string" office:string-value="HATGYWEIRIFF" calcext:value-type="string">
            <text:p>HATGYWEIRIFF</text:p>
          </table:table-cell>
          <table:table-cell table:number-columns-repeated="1019"/>
        </table:table-row>
        <table:table-row table:style-name="ro1">
          <table:table-cell table:style-name="ce25" table:formula="of:=IF(LEN([.F30]) &gt; 0; [.F30]; [.E30])" office:value-type="string" office:string-value="DDYCHWELO" calcext:value-type="string">
            <text:p>DDYCHWELO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DYCHWELO&quot;)" office:value-type="string" office:string-value="DDYCHWELO" calcext:value-type="string">
            <text:p>DDYCHWELO</text:p>
          </table:table-cell>
          <table:table-cell table:number-columns-repeated="1019"/>
        </table:table-row>
        <table:table-row table:style-name="ro1">
          <table:table-cell table:style-name="ce2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5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CORN&quot;)" office:value-type="string" office:string-value="SCORN" calcext:value-type="string">
            <text:p>SCOR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5" table:formula="of:=IF(LEN([.F33]) &gt; 0; [.F33]; [.E33])" office:value-type="string" office:string-value="BECHODD" calcext:value-type="string">
            <text:p>BECHODD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BECHODD&quot;)" office:value-type="string" office:string-value="BECHODD" calcext:value-type="string">
            <text:p>BECHODD</text:p>
          </table:table-cell>
          <table:table-cell table:number-columns-repeated="1019"/>
        </table:table-row>
        <table:table-row table:style-name="ro1">
          <table:table-cell table:style-name="ce25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&quot;)" office:value-type="string" office:string-value="SQ" calcext:value-type="string">
            <text:p>SQ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5" table:formula="of:=IF(LEN([.F35]) &gt; 0; [.F35]; [.E35])" office:value-type="string" office:string-value="CAMOCH" calcext:value-type="string">
            <text:p>CAMOCH</text:p>
          </table:table-cell>
          <table:table-cell table:style-name="ce8" table:formula="of:=IFERROR(__xludf.dummyfunction(&quot;upper(googletranslate(A35,$A$1,&quot;&quot;en&quot;&quot;))&quot;);&quot;PACE&quot;)" office:value-type="string" office:string-value="PACE" calcext:value-type="string">
            <text:p>PAC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CAMOCH&quot;)" office:value-type="string" office:string-value="CAMOCH" calcext:value-type="string">
            <text:p>CAMOCH</text:p>
          </table:table-cell>
          <table:table-cell table:number-columns-repeated="1019"/>
        </table:table-row>
        <table:table-row table:style-name="ro1">
          <table:table-cell table:style-name="ce25" table:formula="of:=IF(LEN([.F36]) &gt; 0; [.F36]; [.E36])" office:value-type="string" office:string-value="ARHOSWCH" calcext:value-type="string">
            <text:p>ARHOSWCH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HOSWCH&quot;)" office:value-type="string" office:string-value="ARHOSWCH" calcext:value-type="string">
            <text:p>ARHOSWCH</text:p>
          </table:table-cell>
          <table:table-cell table:number-columns-repeated="1019"/>
        </table:table-row>
        <table:table-row table:style-name="ro1">
          <table:table-cell table:style-name="ce25" table:formula="of:=IF(LEN([.F37]) &gt; 0; [.F37]; [.E37])" office:value-type="string" office:string-value="STRYD" calcext:value-type="string">
            <text:p>STRYD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YD&quot;)" office:value-type="string" office:string-value="STRYD" calcext:value-type="string">
            <text:p>STRYD</text:p>
          </table:table-cell>
          <table:table-cell table:number-columns-repeated="1019"/>
        </table:table-row>
        <table:table-row table:style-name="ro1">
          <table:table-cell table:style-name="ce25" table:formula="of:=IF(LEN([.F38]) &gt; 0; [.F38]; [.E38])" office:value-type="string" office:string-value="BARCIANT" calcext:value-type="string">
            <text:p>BARCIANT</text:p>
          </table:table-cell>
          <table:table-cell table:style-name="ce8" table:formula="of:=IFERROR(__xludf.dummyfunction(&quot;upper(googletranslate(A38,$A$1,&quot;&quot;en&quot;&quot;))&quot;);&quot;PARK&quot;)" office:value-type="string" office:string-value="PARK" calcext:value-type="string">
            <text:p>PARK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ARCIANT&quot;)" office:value-type="string" office:string-value="BARCIANT" calcext:value-type="string">
            <text:p>BARCIANT</text:p>
          </table:table-cell>
          <table:table-cell table:number-columns-repeated="1019"/>
        </table:table-row>
        <table:table-row table:style-name="ro1">
          <table:table-cell table:style-name="ce25" table:formula="of:=IF(LEN([.F39]) &gt; 0; [.F39]; [.E39])" office:value-type="string" office:string-value="I" calcext:value-type="string">
            <text:p>I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I&quot;)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8" table:formula="of:=IFERROR(__xludf.dummyfunction(&quot;upper(googletranslate(A41,$A$1,&quot;&quot;en&quot;&quot;))&quot;);&quot;AND NO LANGUAGE PLACED ON A COMMAND LINE. DEPARTURE.&quot;)" office:value-type="string" office:string-value="AND NO LANGUAGE PLACED ON A COMMAND LINE. DEPARTURE." calcext:value-type="string">
            <text:p>AND NO LANGUAGE PLACED ON A COMMAND LINE. DEPARTUR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 DIM IAITH A RODDIR AR LINELL ORCHYMYN. GADAEL.&quot;)" office:value-type="string" office:string-value="A DIM IAITH A RODDIR AR LINELL ORCHYMYN. GADAEL." calcext:value-type="string">
            <text:p>A DIM IAITH A RODDIR AR LINELL ORCHYMYN. GADAEL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AE EISOES WEDI'I DIFFINIO" calcext:value-type="string">
            <text:p>ARAE EISOES WEDI'I DIFFINIO</text:p>
          </table:table-cell>
          <table:table-cell table:style-name="ce8" table:formula="of:=IFERROR(__xludf.dummyfunction(&quot;upper(googletranslate(A42,$A$1,&quot;&quot;en&quot;&quot;))&quot;);&quot;ARAE ALREADY DEFINED&quot;)" office:value-type="string" office:string-value="ARAE ALREADY DEFINED" calcext:value-type="string">
            <text:p>ARA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AE EISOES WEDI'I DIFFINIO&quot;)" office:value-type="string" office:string-value="ARAE EISOES WEDI'I DIFFINIO" calcext:value-type="string">
            <text:p>ARAE EISOES WEDI'I DIFFINI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MYNEGAI ARAE Y TU ALLAN I FFINIAU" calcext:value-type="string">
            <text:p>MYNEGAI ARAE Y TU ALLAN I FFINIAU</text:p>
          </table:table-cell>
          <table:table-cell table:style-name="ce8" table:formula="of:=IFERROR(__xludf.dummyfunction(&quot;upper(googletranslate(A43,$A$1,&quot;&quot;en&quot;&quot;))&quot;);&quot;ARAE INDEX OUTSIDE OF BORDERS&quot;)" office:value-type="string" office:string-value="ARAE INDEX OUTSIDE OF BORDERS" calcext:value-type="string">
            <text:p>ARAE INDEX OUTSIDE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MYNEGAI ARAE Y TU ALLAN I FFINIAU&quot;)" office:value-type="string" office:string-value="MYNEGAI ARAE Y TU ALLAN I FFINIAU" calcext:value-type="string">
            <text:p>MYNEGAI ARAE Y TU ALLAN I FFINIAU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METHU CYRCHU CYFEIRIADUR" calcext:value-type="string">
            <text:p>METHU CYRCHU CYFEIRIADUR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METHU CYRCHU CYFEIRIADUR&quot;)" office:value-type="string" office:string-value="METHU CYRCHU CYFEIRIADUR" calcext:value-type="string">
            <text:p>METHU CYRCHU CYFEIRIADUR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TAN -LIF MEWNBWN DATA" calcext:value-type="string">
            <text:p>TAN -LIF MEWNBWN DATA</text:p>
          </table:table-cell>
          <table:table-cell table:style-name="ce8" table:formula="of:=IFERROR(__xludf.dummyfunction(&quot;upper(googletranslate(A45,$A$1,&quot;&quot;en&quot;&quot;))&quot;);&quot;TAN -DATA INPUT FLOW&quot;)" office:value-type="string" office:string-value="TAN -DATA INPUT FLOW" calcext:value-type="string">
            <text:p>TAN -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TAN -LIF MEWNBWN DATA&quot;)" office:value-type="string" office:string-value="TAN -LIF MEWNBWN DATA" calcext:value-type="string">
            <text:p>TAN -LIF MEWNBWN DAT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DARLLEN TANLIF" calcext:value-type="string">
            <text:p>DATA DARLLEN TANLIF</text:p>
          </table:table-cell>
          <table:table-cell table:style-name="ce8" table:formula="of:=IFERROR(__xludf.dummyfunction(&quot;upper(googletranslate(A46,$A$1,&quot;&quot;en&quot;&quot;))&quot;);&quot;TILL -LIFF READING DATA&quot;)" office:value-type="string" office:string-value="TILL -LIFF READING DATA" calcext:value-type="string">
            <text:p>TILL -LIFF READING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DARLLEN TANLIF&quot;)" office:value-type="string" office:string-value="DATA DARLLEN TANLIF" calcext:value-type="string">
            <text:p>DATA DARLLEN TANLI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LCH DIFFINIAD WEDI'I DDARGANFOD" calcext:value-type="string">
            <text:p>CYLCH DIFFINIAD WEDI'I DDARGANFOD</text:p>
          </table:table-cell>
          <table:table-cell table:style-name="ce8" table:formula="of:=IFERROR(__xludf.dummyfunction(&quot;upper(googletranslate(A47,$A$1,&quot;&quot;en&quot;&quot;))&quot;);&quot;DEFINITION CYCLE FOUND&quot;)" office:value-type="string" office:string-value="DEFINITION CYCLE FOUND" calcext:value-type="string">
            <text:p>DEFINITION CYCLE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LCH DIFFINIAD WEDI'I DDARGANFOD&quot;)" office:value-type="string" office:string-value="CYLCH DIFFINIAD WEDI'I DDARGANFOD" calcext:value-type="string">
            <text:p>CYLCH DIFFINIAD WEDI'I DDARGANFOD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WALLAU" calcext:value-type="string">
            <text:p>WALLAU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WALLAU&quot;)" office:value-type="string" office:string-value="WALLAU" calcext:value-type="string">
            <text:p>WALLAU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AR GYFER NEWIDYN LLUOSI WEDI'I DDIFFINIO" calcext:value-type="string">
            <text:p>AR GYFER NEWIDYN LLUOSI WEDI'I DDIFFINIO</text:p>
          </table:table-cell>
          <table:table-cell table:style-name="ce8" table:formula="of:=IFERROR(__xludf.dummyfunction(&quot;upper(googletranslate(A49,$A$1,&quot;&quot;en&quot;&quot;))&quot;);&quot;FOR A DEFINED MULTIPLICATION VARIABLE&quot;)" office:value-type="string" office:string-value="FOR A DEFINED MULTIPLICATION VARIABLE" calcext:value-type="string">
            <text:p>FOR A DEFINED MULTIPLICATION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AR GYFER NEWIDYN LLUOSI WEDI'I DDIFFINIO&quot;)" office:value-type="string" office:string-value="AR GYFER NEWIDYN LLUOSI WEDI'I DDIFFINIO" calcext:value-type="string">
            <text:p>AR GYFER NEWIDYN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IFFINIAD SWYDDOGAETH LLUOSI WEDI'I DDIFFINIO" calcext:value-type="string">
            <text:p>DIFFINIAD SWYDDOGAETH LLUOSI WEDI'I DDIFFINIO</text:p>
          </table:table-cell>
          <table:table-cell table:style-name="ce8" table:formula="of:=IFERROR(__xludf.dummyfunction(&quot;upper(googletranslate(A50,$A$1,&quot;&quot;en&quot;&quot;))&quot;);&quot;DEFINITION OF MULTIPLICATION FUNCTION DEFINED&quot;)" office:value-type="string" office:string-value="DEFINITION OF MULTIPLICATION FUNCTION DEFINED" calcext:value-type="string">
            <text:p>DEFINITION OF MULTIPLICATION FUNC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IFFINIAD SWYDDOGAETH LLUOSI WEDI'I DDIFFINIO&quot;)" office:value-type="string" office:string-value="DIFFINIAD SWYDDOGAETH LLUOSI WEDI'I DDIFFINIO" calcext:value-type="string">
            <text:p>DIFFINIAD SWYDDOGAETH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CAMGYMHARIAD PARAMEDR DIFFINIAD SWYDDOGAETH" calcext:value-type="string">
            <text:p>CAMGYMHARIAD PARAMEDR DIFFINIAD SWYDDOGAETH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CAMGYMHARIAD PARAMEDR DIFFINIAD SWYDDOGAETH&quot;)" office:value-type="string" office:string-value="CAMGYMHARIAD PARAMEDR DIFFINIAD SWYDDOGAETH" calcext:value-type="string">
            <text:p>CAMGYMHARIAD PARAMEDR DIFFINIAD SWYDDOGAET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RLIF PENTWR GOSUB" calcext:value-type="string">
            <text:p>GORLIF PENTWR GOSUB</text:p>
          </table:table-cell>
          <table:table-cell table:style-name="ce8" table:formula="of:=IFERROR(__xludf.dummyfunction(&quot;upper(googletranslate(A52,$A$1,&quot;&quot;en&quot;&quot;))&quot;);&quot;GOSUB PILE OVERFLOW&quot;)" office:value-type="string" office:string-value="GOSUB PILE OVERFLOW" calcext:value-type="string">
            <text:p>GOSUB PILE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RLIF PENTWR GOSUB&quot;)" office:value-type="string" office:string-value="GORLIF PENTWR GOSUB" calcext:value-type="string">
            <text:p>GOR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TAN -LIF PENTWR GOSUB" calcext:value-type="string">
            <text:p>TAN -LIF PENTWR GOSUB</text:p>
          </table:table-cell>
          <table:table-cell table:style-name="ce8" table:formula="of:=IFERROR(__xludf.dummyfunction(&quot;upper(googletranslate(A53,$A$1,&quot;&quot;en&quot;&quot;))&quot;);&quot;TAN -LIF PILE GOSUB&quot;)" office:value-type="string" office:string-value="TAN -LIF PILE GOSUB" calcext:value-type="string">
            <text:p>TAN -LIF PILE GOSUB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TAN -LIF PENTWR GOSUB&quot;)" office:value-type="string" office:string-value="TAN -LIF PENTWR GOSUB" calcext:value-type="string">
            <text:p>TAN -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MYNEGAI Y TU ALLAN I'R AMREDIAD" calcext:value-type="string">
            <text:p>MYNEGAI Y TU ALLAN I'R AMREDIAD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MYNEGAI Y TU ALLAN I'R AMREDIAD&quot;)" office:value-type="string" office:string-value="MYNEGAI Y TU ALLAN I'R AMREDIAD" calcext:value-type="string">
            <text:p>MYNEGAI Y TU ALLAN I'R AMREDIAD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EISOES WEDI'I DDIFFINIO" calcext:value-type="string">
            <text:p>LABEL EISOES WEDI'I DDIFFINIO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EISOES WEDI'I DDIFFINIO&quot;)" office:value-type="string" office:string-value="LABEL EISOES WEDI'I DDIFFINIO" calcext:value-type="string">
            <text:p>LABEL EISOES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CAMGYMHARIAD OPERATION CHWITH / DDE" calcext:value-type="string">
            <text:p>CAMGYMHARIAD OPERATION CHWITH / DD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CAMGYMHARIAD OPERATION CHWITH / DDE&quot;)" office:value-type="string" office:string-value="CAMGYMHARIAD OPERATION CHWITH / DDE" calcext:value-type="string">
            <text:p>CAMGYMHARIAD OPERATION CHWITH / DD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MYNEGAI NEGYDDOL" calcext:value-type="string">
            <text:p>MYNEGAI NEGYDDOL</text:p>
          </table:table-cell>
          <table:table-cell table:style-name="ce8" table:formula="of:=IFERROR(__xludf.dummyfunction(&quot;upper(googletranslate(A57,$A$1,&quot;&quot;en&quot;&quot;))&quot;);&quot;A NEGATIVE INDEX&quot;)" office:value-type="string" office:string-value="A NEGATIVE INDEX" calcext:value-type="string">
            <text:p>A 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MYNEGAI NEGYDDOL&quot;)" office:value-type="string" office:string-value="MYNEGAI NEGYDDOL" calcext:value-type="string">
            <text:p>MYNEGAI NEGYDDOL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SAF YMLAEN AM DDOLEN GYDA NEWIDYN LLINYN" calcext:value-type="string">
            <text:p>NESAF YMLAEN AM DDOLEN GYDA NEWIDYN LLINYN</text:p>
          </table:table-cell>
          <table:table-cell table:style-name="ce8" table:formula="of:=IFERROR(__xludf.dummyfunction(&quot;upper(googletranslate(A58,$A$1,&quot;&quot;en&quot;&quot;))&quot;);&quot;NEXT ON FOR A LINK WITH A STRING VARIABLE&quot;)" office:value-type="string" office:string-value="NEXT ON FOR A LINK WITH A STRING VARIABLE" calcext:value-type="string">
            <text:p>NEXT ON FOR A LINK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ESAF YMLAEN AM DDOLEN GYDA NEWIDYN LLINYN&quot;)" office:value-type="string" office:string-value="NESAF YMLAEN AM DDOLEN GYDA NEWIDYN LLINYN" calcext:value-type="string">
            <text:p>NESAF YMLAEN AM DDOLEN GYDA NEWIDYN LLINYN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CAMGYMHARIAD OPERAND" calcext:value-type="string">
            <text:p>CAMGYMHARIAD OPERAND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CAMGYMHARIAD OPERAND&quot;)" office:value-type="string" office:string-value="CAMGYMHARIAD OPERAND" calcext:value-type="string">
            <text:p>CAMGYMHARIAD OPERAND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WN YN GOFYN AM IAITH" calcext:value-type="string">
            <text:p>OPSIWN YN GOFYN AM IAITH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WN YN GOFYN AM IAITH&quot;)" office:value-type="string" office:string-value="OPSIWN YN GOFYN AM IAITH" calcext:value-type="string">
            <text:p>OPSIWN YN GOFYN AM IAITH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8" table:formula="of:=IFERROR(__xludf.dummyfunction(&quot;upper(googletranslate(A61,$A$1,&quot;&quot;en&quot;&quot;))&quot;);&quot;CHECK LANGUAGE OR ENVIRONMENT SETTINGS&quot;)" office:value-type="string" office:string-value="CHECK LANGUAGE OR ENVIRONMENT SETTINGS" calcext:value-type="string">
            <text:p>CHECK LANGUAGE OR ENVIRONMENT SETTING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GWIRIWCH GOSODIADAU IAITH NEU AMGYLCHEDD AMGYLCHEDD&quot;)" office:value-type="string" office:string-value="GWIRIWCH GOSODIADAU IAITH NEU AMGYLCHEDD AMGYLCHEDD" calcext:value-type="string">
            <text:p>GWIRIWCH GOSODIADAU IAITH NEU AMGYLCHEDD AMGYLCHEDD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GWALL RHESYMEG MATHEMATEG LLINYN" calcext:value-type="string">
            <text:p>GWALL RHESYMEG MATHEMATEG LLINYN</text:p>
          </table:table-cell>
          <table:table-cell table:style-name="ce8" table:formula="of:=IFERROR(__xludf.dummyfunction(&quot;upper(googletranslate(A62,$A$1,&quot;&quot;en&quot;&quot;))&quot;);&quot;STRING MATHS LOGIC ERROR&quot;)" office:value-type="string" office:string-value="STRING MATHS LOGIC ERROR" calcext:value-type="string">
            <text:p>STRING MATH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GWALL RHESYMEG MATHEMATEG LLINYN&quot;)" office:value-type="string" office:string-value="GWALL RHESYMEG MATHEMATEG LLINYN" calcext:value-type="string">
            <text:p>GWALL RHESYMEG MATHEMATEG LLINY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METHU AGOR FFEIL" calcext:value-type="string">
            <text:p>METHU AGOR FFEIL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METHU AGOR FFEIL&quot;)" office:value-type="string" office:string-value="METHU AGOR FFEIL" calcext:value-type="string">
            <text:p>METHU AGOR FFEIL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METHU AGOR I AGOR FFEIL AR GYFER DARLLEN" calcext:value-type="string">
            <text:p>METHU AGOR I AGOR FFEIL AR GYFER DARLLEN</text:p>
          </table:table-cell>
          <table:table-cell table:style-name="ce8" table:formula="of:=IFERROR(__xludf.dummyfunction(&quot;upper(googletranslate(A64,$A$1,&quot;&quot;en&quot;&quot;))&quot;);&quot;UNABLE TO OPEN TO OPEN FILE FOR READING&quot;)" office:value-type="string" office:string-value="UNABLE TO OPEN TO OPEN FILE FOR READING" calcext:value-type="string">
            <text:p>UNABLE TO OPEN TO OPEN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METHU AGOR I AGOR FFEIL AR GYFER DARLLEN&quot;)" office:value-type="string" office:string-value="METHU AGOR I AGOR FFEIL AR GYFER DARLLEN" calcext:value-type="string">
            <text:p>METHU AGOR I AGOR FFEIL AR GYFER DARLL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HEB EI DDIFFINIO" calcext:value-type="string">
            <text:p>LABEL HEB EI DDIFFINIO</text:p>
          </table:table-cell>
          <table:table-cell table:style-name="ce8" table:formula="of:=IFERROR(__xludf.dummyfunction(&quot;upper(googletranslate(A65,$A$1,&quot;&quot;en&quot;&quot;))&quot;);&quot;UNPOSSED LABEL&quot;)" office:value-type="string" office:string-value="UNPOSSED LABEL" calcext:value-type="string">
            <text:p>UNPOSS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HEB EI DDIFFINIO&quot;)" office:value-type="string" office:string-value="LABEL HEB EI DDIFFINIO" calcext:value-type="string">
            <text:p>LABEL HEB EI DDIFFINI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GWEITHREDIAD HEB EI DRIN" calcext:value-type="string">
            <text:p>GWEITHREDIAD HEB EI DRI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GWEITHREDIAD HEB EI DRIN&quot;)" office:value-type="string" office:string-value="GWEITHREDIAD HEB EI DRIN" calcext:value-type="string">
            <text:p>GWEITHREDIAD HEB EI DRI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 GWEITHREDU HEB EI DRIN" calcext:value-type="string">
            <text:p>COD GWEITHREDU HEB EI DRIN</text:p>
          </table:table-cell>
          <table:table-cell table:style-name="ce8" table:formula="of:=IFERROR(__xludf.dummyfunction(&quot;upper(googletranslate(A67,$A$1,&quot;&quot;en&quot;&quot;))&quot;);&quot;UNTREATED ACTION CODE&quot;)" office:value-type="string" office:string-value="UNTREATED ACTION CODE" calcext:value-type="string">
            <text:p>UNTREAT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 GWEITHREDU HEB EI DRIN&quot;)" office:value-type="string" office:string-value="COD GWEITHREDU HEB EI DRIN" calcext:value-type="string">
            <text:p>COD GWEITHREDU HEB EI DRI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NHYSBYS OS LABEL" calcext:value-type="string">
            <text:p>ANHYSBYS OS LABEL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NHYSBYS OS LABEL&quot;)" office:value-type="string" office:string-value="ANHYSBYS OS LABEL" calcext:value-type="string">
            <text:p>ANHYSBYS OS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GWEITHREDIAD MATHEMATEG DWBL HEB EI GYDNABOD" calcext:value-type="string">
            <text:p>GWEITHREDIAD MATHEMATEG DWBL HEB EI GYDNABOD</text:p>
          </table:table-cell>
          <table:table-cell table:style-name="ce8" table:formula="of:=IFERROR(__xludf.dummyfunction(&quot;upper(googletranslate(A69,$A$1,&quot;&quot;en&quot;&quot;))&quot;);&quot;UNRECOGNIZED DOUBLE MATHS OPERATION&quot;)" office:value-type="string" office:string-value="UNRECOGNIZED DOUBLE MATHS OPERATION" calcext:value-type="string">
            <text:p>UNRECOGNIZED DOUBLE MATH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GWEITHREDIAD MATHEMATEG DWBL HEB EI GYDNABOD&quot;)" office:value-type="string" office:string-value="GWEITHREDIAD MATHEMATEG DWBL HEB EI GYDNABOD" calcext:value-type="string">
            <text:p>GWEITHREDIAD MATHEMATEG DWB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IFFINIAD SWYDDOGAETH HEB EI GYDNABOD" calcext:value-type="string">
            <text:p>DIFFINIAD SWYDDOGAETH HEB EI GYDNABOD</text:p>
          </table:table-cell>
          <table:table-cell table:style-name="ce8" table:formula="of:=IFERROR(__xludf.dummyfunction(&quot;upper(googletranslate(A70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IFFINIAD SWYDDOGAETH HEB EI GYDNABOD&quot;)" office:value-type="string" office:string-value="DIFFINIAD SWYDDOGAETH HEB EI GYDNABOD" calcext:value-type="string">
            <text:p>DIFFINIAD SWYDDOGAETH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HEB EI GYDNABOD" calcext:value-type="string">
            <text:p>LABEL GOSUB HEB EI GYDNABOD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HEB EI GYDNABOD&quot;)" office:value-type="string" office:string-value="LABEL GOSUB HEB EI GYDNABOD" calcext:value-type="string">
            <text:p>LABEL GOSUB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HEB EI GYDNABOD" calcext:value-type="string">
            <text:p>LABEL GOTO HEB EI GYDNABOD</text:p>
          </table:table-cell>
          <table:table-cell table:style-name="ce8" table:formula="of:=IFERROR(__xludf.dummyfunction(&quot;upper(googletranslate(A72,$A$1,&quot;&quot;en&quot;&quot;))&quot;);&quot;GOTO LABEL UNRECOGNIZED&quot;)" office:value-type="string" office:string-value="GOTO LABEL UNRECOGNIZED" calcext:value-type="string">
            <text:p>GOTO LABEL UN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HEB EI GYDNABOD&quot;)" office:value-type="string" office:string-value="LABEL GOTO HEB EI GYDNABOD" calcext:value-type="string">
            <text:p>LABEL GOTO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MEWNBWN HEB EI GYDNABOD" calcext:value-type="string">
            <text:p>MEWNBWN HEB EI GYDNABOD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MEWNBWN HEB EI GYDNABOD&quot;)" office:value-type="string" office:string-value="MEWNBWN HEB EI GYDNABOD" calcext:value-type="string">
            <text:p>MEWNBWN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8" table:formula="of:=IFERROR(__xludf.dummyfunction(&quot;upper(googletranslate(A74,$A$1,&quot;&quot;en&quot;&quot;))&quot;);&quot;UNRECOGNIZED INTEGER MATHS OPERATION&quot;)" office:value-type="string" office:string-value="UNRECOGNIZED INTEGER MATHS OPERATION" calcext:value-type="string">
            <text:p>UNRECOGNIZED INTEGER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GWEITHREDIAD MATHEMATEG CYFANRIF HEB EI GYDNABOD&quot;)" office:value-type="string" office:string-value="GWEITHREDIAD MATHEMATEG CYFANRIF HEB EI GYDNABOD" calcext:value-type="string">
            <text:p>GWEITHREDIAD MATHEMATEG CYFANRI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MATH MATHEMATEG HEB EI GYDNABOD" calcext:value-type="string">
            <text:p>MATH MATHEMATEG HEB EI GYDNABOD</text:p>
          </table:table-cell>
          <table:table-cell table:style-name="ce8" table:formula="of:=IFERROR(__xludf.dummyfunction(&quot;upper(googletranslate(A75,$A$1,&quot;&quot;en&quot;&quot;))&quot;);&quot;UNRECOGNIZED MATH TYPE&quot;)" office:value-type="string" office:string-value="UNRECOGNIZED MATH TYPE" calcext:value-type="string">
            <text:p>UNRECOGNIZED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MATH MATHEMATEG HEB EI GYDNABOD&quot;)" office:value-type="string" office:string-value="MATH MATHEMATEG HEB EI GYDNABOD" calcext:value-type="string">
            <text:p>MATH MATHEMATEG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WIDYN NESAF HEB EI GYDNABOD" calcext:value-type="string">
            <text:p>NEWIDYN NESAF HEB EI GYDNABOD</text:p>
          </table:table-cell>
          <table:table-cell table:style-name="ce8" table:formula="of:=IFERROR(__xludf.dummyfunction(&quot;upper(googletranslate(A76,$A$1,&quot;&quot;en&quot;&quot;))&quot;);&quot;NEXT UNRECOGNIZED VARIABLE&quot;)" office:value-type="string" office:string-value="NEXT UNRECOGNIZED VARIABLE" calcext:value-type="string">
            <text:p>NEXT UN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WIDYN NESAF HEB EI GYDNABOD&quot;)" office:value-type="string" office:string-value="NEWIDYN NESAF HEB EI GYDNABOD" calcext:value-type="string">
            <text:p>NEWIDYN NESA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HEB EI GYDNABOD MEWN PRINT" calcext:value-type="string">
            <text:p>OP HEB EI GYDNABOD MEWN PRINT</text:p>
          </table:table-cell>
          <table:table-cell table:style-name="ce8" table:formula="of:=IFERROR(__xludf.dummyfunction(&quot;upper(googletranslate(A77,$A$1,&quot;&quot;en&quot;&quot;))&quot;);&quot;OP UNRECOGNIZED IN PRINT&quot;)" office:value-type="string" office:string-value="OP UNRECOGNIZED IN PRINT" calcext:value-type="string">
            <text:p>OP UN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HEB EI GYDNABOD MEWN PRINT&quot;)" office:value-type="string" office:string-value="OP HEB EI GYDNABOD MEWN PRINT" calcext:value-type="string">
            <text:p>OP HEB EI GYDNABOD MEW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8" table:formula="of:=IFERROR(__xludf.dummyfunction(&quot;upper(googletranslate(A78,$A$1,&quot;&quot;en&quot;&quot;))&quot;);&quot;UNRECOGNIZED MATHS OPERATION&quot;)" office:value-type="string" office:string-value="UNRECOGNIZED MATHS OPERATION" calcext:value-type="string">
            <text:p>UNRECOGNIZED MATH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GWEITHREDIAD MATHEMATEG RHESYMEGOL HEB EI GYDNABOD&quot;)" office:value-type="string" office:string-value="GWEITHREDIAD MATHEMATEG RHESYMEGOL HEB EI GYDNABOD" calcext:value-type="string">
            <text:p>GWEITHREDIAD MATHEMATEG RHESYMEG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MATH AMRYWIOL HEB EI GYDNABOD" calcext:value-type="string">
            <text:p>MATH AMRYWIOL HEB EI GYDNABOD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MATH AMRYWIOL HEB EI GYDNABOD&quot;)" office:value-type="string" office:string-value="MATH AMRYWIOL HEB EI GYDNABOD" calcext:value-type="string">
            <text:p>MATH AMRYWI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NEWIDYN AMGYLCHEDD DADOSOD" calcext:value-type="string">
            <text:p>NEWIDYN AMGYLCHEDD DADOSOD</text:p>
          </table:table-cell>
          <table:table-cell table:style-name="ce8" table:formula="of:=IFERROR(__xludf.dummyfunction(&quot;upper(googletranslate(A80,$A$1,&quot;&quot;en&quot;&quot;))&quot;);&quot;A DISASSEMBLE ENVIRONMENT VARIABLE&quot;)" office:value-type="string" office:string-value="A DISASSEMBLE ENVIRONMENT VARIABLE" calcext:value-type="string">
            <text:p>A DISASSEMBLE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NEWIDYN AMGYLCHEDD DADOSOD&quot;)" office:value-type="string" office:string-value="NEWIDYN AMGYLCHEDD DADOSOD" calcext:value-type="string">
            <text:p>NEWIDYN AMGYLCHEDD DADOSOD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CAMGYMHARIAD DIFFINIAD AMRYWIOL / ARRAY" calcext:value-type="string">
            <text:p>CAMGYMHARIAD DIFFINIAD AMRYWIOL / ARRAY</text:p>
          </table:table-cell>
          <table:table-cell table:style-name="ce8" table:formula="of:=IFERROR(__xludf.dummyfunction(&quot;upper(googletranslate(A81,$A$1,&quot;&quot;en&quot;&quot;))&quot;);&quot;DEFINITION DEFINITION / ARRAY&quot;)" office:value-type="string" office:string-value="DEFINITION DEFINITION / ARRAY" calcext:value-type="string">
            <text:p>DEFINITION DEFINITION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CAMGYMHARIAD DIFFINIAD AMRYWIOL / ARRAY&quot;)" office:value-type="string" office:string-value="CAMGYMHARIAD DIFFINIAD AMRYWIOL / ARRAY" calcext:value-type="string">
            <text:p>CAMGYMHARIAD DIFFINIAD AMRYWIO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AMRYWIOL WEDI'I DDIFFINIO FEL ARAE" calcext:value-type="string">
            <text:p>AMRYWIOL WEDI'I DDIFFINIO FEL ARAE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AMRYWIOL WEDI'I DDIFFINIO FEL ARAE&quot;)" office:value-type="string" office:string-value="AMRYWIOL WEDI'I DDIFFINIO FEL ARAE" calcext:value-type="string">
            <text:p>AMRYWIOL WEDI'I DDIFFINIO FEL ARA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AMRYWIOL WEDI'I DDIFFINIO FEL NONARRAY" calcext:value-type="string">
            <text:p>AMRYWIOL WEDI'I DDIFFINIO FEL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AMRYWIOL WEDI'I DDIFFINIO FEL NONARRAY&quot;)" office:value-type="string" office:string-value="AMRYWIOL WEDI'I DDIFFINIO FEL NONARRAY" calcext:value-type="string">
            <text:p>AMRYWIOL WEDI'I DDIFFINIO FEL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NID OES GWERTH I NEWIDYN" calcext:value-type="string">
            <text:p>NID OES GWERTH I NEWIDYN</text:p>
          </table:table-cell>
          <table:table-cell table:style-name="ce8" table:formula="of:=IFERROR(__xludf.dummyfunction(&quot;upper(googletranslate(A84,$A$1,&quot;&quot;en&quot;&quot;))&quot;);&quot;THERE IS NO VALUE TO A VARIABLE&quot;)" office:value-type="string" office:string-value="THERE IS NO VALUE TO A VARIABLE" calcext:value-type="string">
            <text:p>THERE IS NO VALUE TO A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NID OES GWERTH I NEWIDYN&quot;)" office:value-type="string" office:string-value="NID OES GWERTH I NEWIDYN" calcext:value-type="string">
            <text:p>NID OES GWERTH I NEWIDY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NID YW NEWIDYN YN ARAE" calcext:value-type="string">
            <text:p>NID YW NEWIDYN YN ARAE</text:p>
          </table:table-cell>
          <table:table-cell table:style-name="ce8" table:formula="of:=IFERROR(__xludf.dummyfunction(&quot;upper(googletranslate(A85,$A$1,&quot;&quot;en&quot;&quot;))&quot;);&quot;A VARIABLE IS NOT AN ARRAY&quot;)" office:value-type="string" office:string-value="A VARIABLE IS NOT AN ARRAY" calcext:value-type="string">
            <text:p>A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NID YW NEWIDYN YN ARAE&quot;)" office:value-type="string" office:string-value="NID YW NEWIDYN YN ARAE" calcext:value-type="string">
            <text:p>NID YW NEWIDYN YN ARAE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cy.A3:lang_cy.A39">
            <calcext:condition calcext:apply-style-name="ConditionalStyle_1" calcext:value="formula-is(COUNTIF([.$A$3:.$A$39];[.$A3])&gt;1)" calcext:base-cell-address="lang_cy.A3"/>
          </calcext:conditional-format>
        </calcext:conditional-formats>
      </table:table>
      <table:table table:name="lang_zu" table:style-name="ta2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ZULU</text:p>
          </table:table-cell>
          <table:table-cell table:number-columns-repeated="1023"/>
        </table:table-row>
        <table:table-row table:style-name="ro1">
          <table:table-cell table:style-name="ce26" table:formula="of:=IF(LEN([.F3]) &gt; 0; [.F3]; [.E3])" office:value-type="string" office:string-value="-VALEKE" calcext:value-type="string">
            <text:p>-VALEKE</text:p>
          </table:table-cell>
          <table:table-cell table:style-name="ce8" table:formula="of:=IFERROR(__xludf.dummyfunction(&quot;upper(googletranslate(A3,$A$1,&quot;&quot;en&quot;&quot;))&quot;);&quot;DISTANCING&quot;)" office:value-type="string" office:string-value="DISTANCING" calcext:value-type="string">
            <text:p>DISTANCING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-VALEKE&quot;)" office:value-type="string" office:string-value="-VALEKE" calcext:value-type="string">
            <text:p>-VALEKE</text:p>
          </table:table-cell>
          <table:table-cell table:number-columns-repeated="1019"/>
        </table:table-row>
        <table:table-row table:style-name="ro1">
          <table:table-cell table:style-name="ce26" table:formula="of:=IF(LEN([.F4]) &gt; 0; [.F4]; [.E4])" office:value-type="string" office:string-value="AT" calcext:value-type="string">
            <text:p>AT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&quot;)" office:value-type="string" office:string-value="AT" calcext:value-type="string">
            <text:p>AT</text:p>
          </table:table-cell>
          <table:table-cell table:number-columns-repeated="1019"/>
        </table:table-row>
        <table:table-row table:style-name="ro1">
          <table:table-cell table:style-name="ce26" table:formula="of:=IF(LEN([.F5]) &gt; 0; [.F5]; [.E5])" office:value-type="string" office:string-value="ISIZINDA" calcext:value-type="string">
            <text:p>ISIZINDA</text:p>
          </table:table-cell>
          <table:table-cell table:style-name="ce8" table:formula="of:=IFERROR(__xludf.dummyfunction(&quot;upper(googletranslate(A5,$A$1,&quot;&quot;en&quot;&quot;))&quot;);&quot;BACKGROUND&quot;)" office:value-type="string" office:string-value="BACKGROUND" calcext:value-type="string">
            <text:p>BACKGROUND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ISIZINDA&quot;)" office:value-type="string" office:string-value="ISIZINDA" calcext:value-type="string">
            <text:p>ISIZINDA</text:p>
          </table:table-cell>
          <table:table-cell table:number-columns-repeated="1019"/>
        </table:table-row>
        <table:table-row table:style-name="ro1">
          <table:table-cell table:style-name="ce26" table:formula="of:=IF(LEN([.F6]) &gt; 0; [.F6]; [.E6])" office:value-type="string" office:string-value="ICONSI" calcext:value-type="string">
            <text:p>ICONSI</text:p>
          </table:table-cell>
          <table:table-cell table:style-name="ce8" table:formula="of:=IFERROR(__xludf.dummyfunction(&quot;upper(googletranslate(A6,$A$1,&quot;&quot;en&quot;&quot;))&quot;);&quot;DROP&quot;)" office:value-type="string" office:string-value="DROP" calcext:value-type="string">
            <text:p>DRO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ICONSI&quot;)" office:value-type="string" office:string-value="ICONSI" calcext:value-type="string">
            <text:p>ICONSI</text:p>
          </table:table-cell>
          <table:table-cell table:number-columns-repeated="1019"/>
        </table:table-row>
        <table:table-row table:style-name="ro1">
          <table:table-cell table:style-name="ce26" table:formula="of:=IF(LEN([.F7]) &gt; 0; [.F7]; [.E7])" office:value-type="string" office:string-value="UMBHALO" calcext:value-type="string">
            <text:p>UMBHALO</text:p>
          </table:table-cell>
          <table:table-cell table:style-name="ce8" table:formula="of:=IFERROR(__xludf.dummyfunction(&quot;upper(googletranslate(A7,$A$1,&quot;&quot;en&quot;&quot;))&quot;);&quot;WRITING&quot;)" office:value-type="string" office:string-value="WRITING" calcext:value-type="string">
            <text:p>WRITING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UMBHALO&quot;)" office:value-type="string" office:string-value="UMBHALO" calcext:value-type="string">
            <text:p>UMBHALO</text:p>
          </table:table-cell>
          <table:table-cell table:number-columns-repeated="1019"/>
        </table:table-row>
        <table:table-row table:style-name="ro1">
          <table:table-cell table:style-name="ce26" table:formula="of:=IF(LEN([.F8]) &gt; 0; [.F8]; [.E8])" office:value-type="string" office:string-value="DLB" calcext:value-type="string">
            <text:p>DLB</text:p>
          </table:table-cell>
          <table:table-cell table:style-name="ce8" table:formula="of:=IFERROR(__xludf.dummyfunction(&quot;upper(googletranslate(A8,$A$1,&quot;&quot;en&quot;&quot;))&quot;);&quot;DLB&quot;)" office:value-type="string" office:string-value="DLB" calcext:value-type="string">
            <text:p>DLB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LB&quot;)" office:value-type="string" office:string-value="DLB" calcext:value-type="string">
            <text:p>DLB</text:p>
          </table:table-cell>
          <table:table-cell table:number-columns-repeated="1019"/>
        </table:table-row>
        <table:table-row table:style-name="ro1">
          <table:table-cell table:style-name="ce26" table:formula="of:=IF(LEN([.F9]) &gt; 0; [.F9]; [.E9])" office:value-type="string" office:string-value="UKUKHANISA" calcext:value-type="string">
            <text:p>UKUKHANISA</text:p>
          </table:table-cell>
          <table:table-cell table:style-name="ce8" table:formula="of:=IFERROR(__xludf.dummyfunction(&quot;upper(googletranslate(A9,$A$1,&quot;&quot;en&quot;&quot;))&quot;);&quot;COMPETITION&quot;)" office:value-type="string" office:string-value="COMPETITION" calcext:value-type="string">
            <text:p>COMPETITION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UKUKHANISA&quot;)" office:value-type="string" office:string-value="UKUKHANISA" calcext:value-type="string">
            <text:p>UKUKHANISA</text:p>
          </table:table-cell>
          <table:table-cell table:number-columns-repeated="1019"/>
        </table:table-row>
        <table:table-row table:style-name="ro1">
          <table:table-cell table:style-name="ce26" table:formula="of:=IF(LEN([.F10]) &gt; 0; [.F10]; [.E10])" office:value-type="string" office:string-value="FUSHANE" calcext:value-type="string">
            <text:p>FUSHANE</text:p>
          </table:table-cell>
          <table:table-cell table:style-name="ce8" table:formula="of:=IFERROR(__xludf.dummyfunction(&quot;upper(googletranslate(A10,$A$1,&quot;&quot;en&quot;&quot;))&quot;);&quot;FASHER&quot;)" office:value-type="string" office:string-value="FASHER" calcext:value-type="string">
            <text:p>FASHER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FUSHANE&quot;)" office:value-type="string" office:string-value="FUSHANE" calcext:value-type="string">
            <text:p>FUSHANE</text:p>
          </table:table-cell>
          <table:table-cell table:number-columns-repeated="1019"/>
        </table:table-row>
        <table:table-row table:style-name="ro1">
          <table:table-cell table:style-name="ce26" table:formula="of:=IF(LEN([.F11]) &gt; 0; [.F11]; [.E11])" office:value-type="string" office:string-value="UKUGCINA" calcext:value-type="string">
            <text:p>UKUGCINA</text:p>
          </table:table-cell>
          <table:table-cell table:style-name="ce8" table:formula="of:=IFERROR(__xludf.dummyfunction(&quot;upper(googletranslate(A11,$A$1,&quot;&quot;en&quot;&quot;))&quot;);&quot;STORE&quot;)" office:value-type="string" office:string-value="STORE" calcext:value-type="string">
            <text:p>STOR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UKUGCINA&quot;)" office:value-type="string" office:string-value="UKUGCINA" calcext:value-type="string">
            <text:p>UKUGCINA</text:p>
          </table:table-cell>
          <table:table-cell table:number-columns-repeated="1019"/>
        </table:table-row>
        <table:table-row table:style-name="ro1">
          <table:table-cell table:style-name="ce26" table:formula="of:=IF(LEN([.F12]) &gt; 0; [.F12]; [.E12])" office:value-type="string" office:string-value="EKHOKHA" calcext:value-type="string">
            <text:p>EKHOKHA</text:p>
          </table:table-cell>
          <table:table-cell table:style-name="ce8" table:formula="of:=IFERROR(__xludf.dummyfunction(&quot;upper(googletranslate(A12,$A$1,&quot;&quot;en&quot;&quot;))&quot;);&quot;PAYS&quot;)" office:value-type="string" office:string-value="PAYS" calcext:value-type="string">
            <text:p>PAY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KHOKHA&quot;)" office:value-type="string" office:string-value="EKHOKHA" calcext:value-type="string">
            <text:p>EKHOKHA</text:p>
          </table:table-cell>
          <table:table-cell table:number-columns-repeated="1019"/>
        </table:table-row>
        <table:table-row table:style-name="ro1">
          <table:table-cell table:style-name="ce26" table:formula="of:=IF(LEN([.F13]) &gt; 0; [.F13]; [.E13])" office:value-type="string" office:string-value="INGOMANE" calcext:value-type="string">
            <text:p>INGOMANE</text:p>
          </table:table-cell>
          <table:table-cell table:style-name="ce8" table:formula="of:=IFERROR(__xludf.dummyfunction(&quot;upper(googletranslate(A13,$A$1,&quot;&quot;en&quot;&quot;))&quot;);&quot;A MEMBERS&quot;)" office:value-type="string" office:string-value="A MEMBERS" calcext:value-type="string">
            <text:p>A MEMBERS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INGOMANE&quot;)" office:value-type="string" office:string-value="INGOMANE" calcext:value-type="string">
            <text:p>INGOMANE</text:p>
          </table:table-cell>
          <table:table-cell table:number-columns-repeated="1019"/>
        </table:table-row>
        <table:table-row table:style-name="ro1">
          <table:table-cell table:style-name="ce26" table:formula="of:=IF(LEN([.F14]) &gt; 0; [.F14]; [.E14])" office:value-type="string" office:string-value="IYA KU" calcext:value-type="string">
            <text:p>IYA K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YA KU&quot;)" office:value-type="string" office:string-value="IYA KU" calcext:value-type="string">
            <text:p>IYA KU</text:p>
          </table:table-cell>
          <table:table-cell table:number-columns-repeated="1019"/>
        </table:table-row>
        <table:table-row table:style-name="ro1">
          <table:table-cell table:style-name="ce26" table:formula="of:=IF(LEN([.F15]) &gt; 0; [.F15]; [.E15])" office:value-type="string" office:string-value="INGQINAPHE" calcext:value-type="string">
            <text:p>INGQINAPHE</text:p>
          </table:table-cell>
          <table:table-cell table:style-name="ce8" table:formula="of:=IFERROR(__xludf.dummyfunction(&quot;upper(googletranslate(A15,$A$1,&quot;&quot;en&quot;&quot;))&quot;);&quot;TOUGHLE&quot;)" office:value-type="string" office:string-value="TOUGHLE" calcext:value-type="string">
            <text:p>TOUGHLE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INGQINAPHE&quot;)" office:value-type="string" office:string-value="INGQINAPHE" calcext:value-type="string">
            <text:p>INGQINAPHE</text:p>
          </table:table-cell>
          <table:table-cell table:number-columns-repeated="1019"/>
        </table:table-row>
        <table:table-row table:style-name="ro1">
          <table:table-cell table:style-name="ce26" table:formula="of:=IF(LEN([.F16]) &gt; 0; [.F16]; [.E16])" office:value-type="string" office:string-value="NXA" calcext:value-type="string">
            <text:p>NX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NXA&quot;)" office:value-type="string" office:string-value="NXA" calcext:value-type="string">
            <text:p>NXA</text:p>
          </table:table-cell>
          <table:table-cell table:number-columns-repeated="1019"/>
        </table:table-row>
        <table:table-row table:style-name="ro1">
          <table:table-cell table:style-name="ce2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table:formula="of:=IF(LEN([.F18]) &gt; 0; [.F18]; [.E18])" office:value-type="string" office:string-value="FAKA" calcext:value-type="string">
            <text:p>FAKA</text:p>
          </table:table-cell>
          <table:table-cell table:style-name="ce8" table:formula="of:=IFERROR(__xludf.dummyfunction(&quot;upper(googletranslate(A18,$A$1,&quot;&quot;en&quot;&quot;))&quot;);&quot;INVEST&quot;)" office:value-type="string" office:string-value="INVEST" calcext:value-type="string">
            <text:p>INVES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FAKA&quot;)" office:value-type="string" office:string-value="FAKA" calcext:value-type="string">
            <text:p>FAKA</text:p>
          </table:table-cell>
          <table:table-cell table:number-columns-repeated="1019"/>
        </table:table-row>
        <table:table-row table:style-name="ro1">
          <table:table-cell table:style-name="ce26" table:formula="of:=IF(LEN([.F19]) &gt; 0; [.F19]; [.E19])" office:value-type="string" office:string-value="VUMELA" calcext:value-type="string">
            <text:p>VUMELA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VUMELA&quot;)" office:value-type="string" office:string-value="VUMELA" calcext:value-type="string">
            <text:p>VUMELA</text:p>
          </table:table-cell>
          <table:table-cell table:number-columns-repeated="1019"/>
        </table:table-row>
        <table:table-row table:style-name="ro1">
          <table:table-cell table:style-name="ce26" table:formula="of:=IF(LEN([.F20]) &gt; 0; [.F20]; [.E20])" office:value-type="string" office:string-value="UGODO" calcext:value-type="string">
            <text:p>UGODO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UGODO&quot;)" office:value-type="string" office:string-value="UGODO" calcext:value-type="string">
            <text:p>UGODO</text:p>
          </table:table-cell>
          <table:table-cell table:number-columns-repeated="1019"/>
        </table:table-row>
        <table:table-row table:style-name="ro1">
          <table:table-cell table:style-name="ce26" table:formula="of:=IF(LEN([.F21]) &gt; 0; [.F21]; [.E21])" office:value-type="string" office:string-value="OLANDELAYO" calcext:value-type="string">
            <text:p>OLANDEL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OLANDELAYO&quot;)" office:value-type="string" office:string-value="OLANDELAYO" calcext:value-type="string">
            <text:p>OLANDELAYO</text:p>
          </table:table-cell>
          <table:table-cell table:number-columns-repeated="1019"/>
        </table:table-row>
        <table:table-row table:style-name="ro1">
          <table:table-cell table:style-name="ce26" table:formula="of:=IF(LEN([.F22]) &gt; 0; [.F22]; [.E22])" office:value-type="string" office:string-value="PHEZU KWA-" calcext:value-type="string">
            <text:p>PHEZU KWA-</text:p>
          </table:table-cell>
          <table:table-cell table:style-name="ce8" table:formula="of:=IFERROR(__xludf.dummyfunction(&quot;upper(googletranslate(A22,$A$1,&quot;&quot;en&quot;&quot;))&quot;);&quot;DESPITE OF-&quot;)" office:value-type="string" office:string-value="DESPITE OF-" calcext:value-type="string">
            <text:p>DESPITE OF-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HEZU KWA-&quot;)" office:value-type="string" office:string-value="PHEZU KWA-" calcext:value-type="string">
            <text:p>PHEZU KWA-</text:p>
          </table:table-cell>
          <table:table-cell table:number-columns-repeated="1019"/>
        </table:table-row>
        <table:table-row table:style-name="ro1">
          <table:table-cell table:style-name="ce26" table:formula="of:=IF(LEN([.F23]) &gt; 0; [.F23]; [.E23])" office:value-type="string" office:string-value="UKUKHETHA" calcext:value-type="string">
            <text:p>UKUKHETHA</text:p>
          </table:table-cell>
          <table:table-cell table:style-name="ce8" table:formula="of:=IFERROR(__xludf.dummyfunction(&quot;upper(googletranslate(A23,$A$1,&quot;&quot;en&quot;&quot;))&quot;);&quot;SELECTION&quot;)" office:value-type="string" office:string-value="SELECTION" calcext:value-type="string">
            <text:p>SELEC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UKUKHETHA&quot;)" office:value-type="string" office:string-value="UKUKHETHA" calcext:value-type="string">
            <text:p>UKUKHETHA</text:p>
          </table:table-cell>
          <table:table-cell table:number-columns-repeated="1019"/>
        </table:table-row>
        <table:table-row table:style-name="ro1">
          <table:table-cell table:style-name="ce26" table:formula="of:=IF(LEN([.F24]) &gt; 0; [.F24]; [.E24])" office:value-type="string" office:string-value="CINDEZELA" calcext:value-type="string">
            <text:p>CINDEZELA</text:p>
          </table:table-cell>
          <table:table-cell table:style-name="ce8" table:formula="of:=IFERROR(__xludf.dummyfunction(&quot;upper(googletranslate(A24,$A$1,&quot;&quot;en&quot;&quot;))&quot;);&quot;OPPRESS&quot;)" office:value-type="string" office:string-value="OPPRESS" calcext:value-type="string">
            <text:p>OP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INDEZELA&quot;)" office:value-type="string" office:string-value="CINDEZELA" calcext:value-type="string">
            <text:p>CINDEZELA</text:p>
          </table:table-cell>
          <table:table-cell table:number-columns-repeated="1019"/>
        </table:table-row>
        <table:table-row table:style-name="ro1">
          <table:table-cell table:style-name="ce26" table:formula="of:=IF(LEN([.F25]) &gt; 0; [.F25]; [.E25])" office:value-type="string" office:string-value="PHUNGULA" calcext:value-type="string">
            <text:p>PHUNGULA</text:p>
          </table:table-cell>
          <table:table-cell table:style-name="ce8" table:formula="of:=IFERROR(__xludf.dummyfunction(&quot;upper(googletranslate(A25,$A$1,&quot;&quot;en&quot;&quot;))&quot;);&quot;LESSEN&quot;)" office:value-type="string" office:string-value="LESSEN" calcext:value-type="string">
            <text:p>LESSE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PHUNGULA&quot;)" office:value-type="string" office:string-value="PHUNGULA" calcext:value-type="string">
            <text:p>PHUNGULA</text:p>
          </table:table-cell>
          <table:table-cell table:number-columns-repeated="1019"/>
        </table:table-row>
        <table:table-row table:style-name="ro1">
          <table:table-cell table:style-name="ce26" table:formula="of:=IF(LEN([.F26]) &gt; 0; [.F26]; [.E26])" office:value-type="string" office:string-value="IGUNDANE" calcext:value-type="string">
            <text:p>IGUNDANE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IGUNDANE&quot;)" office:value-type="string" office:string-value="IGUNDANE" calcext:value-type="string">
            <text:p>IGUNDANE</text:p>
          </table:table-cell>
          <table:table-cell table:number-columns-repeated="1019"/>
        </table:table-row>
        <table:table-row table:style-name="ro1">
          <table:table-cell table:style-name="ce26" table:formula="of:=IF(LEN([.F27]) &gt; 0; [.F27]; [.E27])" office:value-type="string" office:string-value="FUNDA" calcext:value-type="string">
            <text:p>FUND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FUNDA&quot;)" office:value-type="string" office:string-value="FUNDA" calcext:value-type="string">
            <text:p>FUNDA</text:p>
          </table:table-cell>
          <table:table-cell table:number-columns-repeated="1019"/>
        </table:table-row>
        <table:table-row table:style-name="ro1">
          <table:table-cell table:style-name="ce26" table:formula="of:=IF(LEN([.F28]) &gt; 0; [.F28]; [.E28])" office:value-type="string" office:string-value="THUMA" calcext:value-type="string">
            <text:p>THUMA</text:p>
          </table:table-cell>
          <table:table-cell table:style-name="ce8" table:formula="of:=IFERROR(__xludf.dummyfunction(&quot;upper(googletranslate(A28,$A$1,&quot;&quot;en&quot;&quot;))&quot;);&quot;SEND&quot;)" office:value-type="string" office:string-value="SEND" calcext:value-type="string">
            <text:p>SEND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THUMA&quot;)" office:value-type="string" office:string-value="THUMA" calcext:value-type="string">
            <text:p>THUMA</text:p>
          </table:table-cell>
          <table:table-cell table:number-columns-repeated="1019"/>
        </table:table-row>
        <table:table-row table:style-name="ro1">
          <table:table-cell table:style-name="ce26" table:formula="of:=IF(LEN([.F29]) &gt; 0; [.F29]; [.E29])" office:value-type="string" office:string-value="KHUZA" calcext:value-type="string">
            <text:p>KHUZ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KHUZA&quot;)" office:value-type="string" office:string-value="KHUZA" calcext:value-type="string">
            <text:p>KHUZA</text:p>
          </table:table-cell>
          <table:table-cell table:number-columns-repeated="1019"/>
        </table:table-row>
        <table:table-row table:style-name="ro1">
          <table:table-cell table:style-name="ce26" table:formula="of:=IF(LEN([.F30]) &gt; 0; [.F30]; [.E30])" office:value-type="string" office:string-value="BUYISELA EMUVA" calcext:value-type="string">
            <text:p>BUYISELA EMUVA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YISELA EMUVA&quot;)" office:value-type="string" office:string-value="BUYISELA EMUVA" calcext:value-type="string">
            <text:p>BUYISELA EMUVA</text:p>
          </table:table-cell>
          <table:table-cell table:number-columns-repeated="1019"/>
        </table:table-row>
        <table:table-row table:style-name="ro1">
          <table:table-cell table:style-name="ce2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D&quot;)" office:value-type="string" office:string-value="RD" calcext:value-type="string">
            <text:p>R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6" table:formula="of:=IF(LEN([.F32]) &gt; 0; [.F32]; [.E32])" office:value-type="string" office:string-value="ISGN" calcext:value-type="string">
            <text:p>ISGN</text:p>
          </table:table-cell>
          <table:table-cell table:style-name="ce8" table:formula="of:=IFERROR(__xludf.dummyfunction(&quot;upper(googletranslate(A32,$A$1,&quot;&quot;en&quot;&quot;))&quot;);&quot;ISGN&quot;)" office:value-type="string" office:string-value="ISGN" calcext:value-type="string">
            <text:p>I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ISGN&quot;)" office:value-type="string" office:string-value="ISGN" calcext:value-type="string">
            <text:p>ISGN</text:p>
          </table:table-cell>
          <table:table-cell table:number-columns-repeated="1019"/>
        </table:table-row>
        <table:table-row table:style-name="ro1">
          <table:table-cell table:style-name="ce26" table:formula="of:=IF(LEN([.F33]) &gt; 0; [.F33]; [.E33])" office:value-type="string" office:string-value="ONA" calcext:value-type="string">
            <text:p>ONA</text:p>
          </table:table-cell>
          <table:table-cell table:style-name="ce8" table:formula="of:=IFERROR(__xludf.dummyfunction(&quot;upper(googletranslate(A33,$A$1,&quot;&quot;en&quot;&quot;))&quot;);&quot;ABUSE&quot;)" office:value-type="string" office:string-value="ABUSE" calcext:value-type="string">
            <text:p>ABUS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ONA&quot;)" office:value-type="string" office:string-value="ONA" calcext:value-type="string">
            <text:p>ONA</text:p>
          </table:table-cell>
          <table:table-cell table:number-columns-repeated="1019"/>
        </table:table-row>
        <table:table-row table:style-name="ro1">
          <table:table-cell table:style-name="ce26" table:formula="of:=IF(LEN([.F34]) &gt; 0; [.F34]; [.E34])" office:value-type="string" office:string-value="I-SQR" calcext:value-type="string">
            <text:p>I-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I-SQR&quot;)" office:value-type="string" office:string-value="I-SQR" calcext:value-type="string">
            <text:p>I-SQR</text:p>
          </table:table-cell>
          <table:table-cell table:number-columns-repeated="1019"/>
        </table:table-row>
        <table:table-row table:style-name="ro1">
          <table:table-cell table:style-name="ce26" table:formula="of:=IF(LEN([.F35]) &gt; 0; [.F35]; [.E35])" office:value-type="string" office:string-value="GXATHA" calcext:value-type="string">
            <text:p>GXATHA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XATHA&quot;)" office:value-type="string" office:string-value="GXATHA" calcext:value-type="string">
            <text:p>GXATHA</text:p>
          </table:table-cell>
          <table:table-cell table:number-columns-repeated="1019"/>
        </table:table-row>
        <table:table-row table:style-name="ro1">
          <table:table-cell table:style-name="ce26" table:formula="of:=IF(LEN([.F36]) &gt; 0; [.F36]; [.E36])" office:value-type="string" office:string-value="IMA" calcext:value-type="string">
            <text:p>IM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IMA&quot;)" office:value-type="string" office:string-value="IMA" calcext:value-type="string">
            <text:p>IMA</text:p>
          </table:table-cell>
          <table:table-cell table:number-columns-repeated="1019"/>
        </table:table-row>
        <table:table-row table:style-name="ro1">
          <table:table-cell table:style-name="ce26" table:formula="of:=IF(LEN([.F37]) &gt; 0; [.F37]; [.E37])" office:value-type="string" office:string-value="NTRLD" calcext:value-type="string">
            <text:p>NTRLD</text:p>
          </table:table-cell>
          <table:table-cell table:style-name="ce8" table:formula="of:=IFERROR(__xludf.dummyfunction(&quot;upper(googletranslate(A37,$A$1,&quot;&quot;en&quot;&quot;))&quot;);&quot;GLIDER&quot;)" office:value-type="string" office:string-value="GLIDER" calcext:value-type="string">
            <text:p>GLIDE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NTRLD&quot;)" office:value-type="string" office:string-value="NTRLD" calcext:value-type="string">
            <text:p>NTRLD</text:p>
          </table:table-cell>
          <table:table-cell table:number-columns-repeated="1019"/>
        </table:table-row>
        <table:table-row table:style-name="ro1">
          <table:table-cell table:style-name="ce26" table:formula="of:=IF(LEN([.F38]) &gt; 0; [.F38]; [.E38])" office:value-type="string" office:string-value="UMBALA ONSUNDU" calcext:value-type="string">
            <text:p>UMBALA ONSUNDU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UMBALA ONSUNDU&quot;)" office:value-type="string" office:string-value="UMBALA ONSUNDU" calcext:value-type="string">
            <text:p>UMBALA ONSUNDU</text:p>
          </table:table-cell>
          <table:table-cell table:number-columns-repeated="1019"/>
        </table:table-row>
        <table:table-row table:style-name="ro1">
          <table:table-cell table:style-name="ce26" table:formula="of:=IF(LEN([.F39]) &gt; 0; [.F39]; [.E39])" office:value-type="string" office:string-value="KWA-" calcext:value-type="string">
            <text:p>KWA-</text:p>
          </table:table-cell>
          <table:table-cell table:style-name="ce8" table:formula="of:=IFERROR(__xludf.dummyfunction(&quot;upper(googletranslate(A39,$A$1,&quot;&quot;en&quot;&quot;))&quot;);&quot;ABOVE&quot;)" office:value-type="string" office:string-value="ABOVE" calcext:value-type="string">
            <text:p>ABO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-&quot;)" office:value-type="string" office:string-value="KWA-" calcext:value-type="string">
            <text:p>KWA-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8" table:formula="of:=IFERROR(__xludf.dummyfunction(&quot;upper(googletranslate(A41,$A$1,&quot;&quot;en&quot;&quot;))&quot;);&quot;AND NO LANGUAGE PROVIDED ON THE COMMAND LINE. OUT.&quot;)" office:value-type="string" office:string-value="AND NO LANGUAGE PROVIDED ON THE COMMAND LINE. OUT." calcext:value-type="string">
            <text:p>AND NO LANGUAGE PROVIDED ON THE COMMAND LINE.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FUTHI ALUKHO ULIMI OLUNIKEZWE KULAYINI WOMYALO. UKUPHUMA.&quot;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I-ARRAY ISIVELE ICHAZIWE" calcext:value-type="string">
            <text:p>I-ARRAY ISIVELE ICHAZIWE</text:p>
          </table:table-cell>
          <table:table-cell table:style-name="ce8" table:formula="of:=IFERROR(__xludf.dummyfunction(&quot;upper(googletranslate(A42,$A$1,&quot;&quot;en&quot;&quot;))&quot;);&quot;ARRAY IS ALREADY DESCRIBED&quot;)" office:value-type="string" office:string-value="ARRAY IS ALREADY DESCRIBED" calcext:value-type="string">
            <text:p>ARRA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I-ARRAY ISIVELE ICHAZIWE&quot;)" office:value-type="string" office:string-value="I-ARRAY ISIVELE ICHAZIWE" calcext:value-type="string">
            <text:p>I-ARRAY ISIVELE ICHAZIWE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-ARRAY INDEX NGAPHANDLE KWEMINGCELE" calcext:value-type="string">
            <text:p>I-ARRAY INDEX NGAPHANDLE KWEMINGCELE</text:p>
          </table:table-cell>
          <table:table-cell table:style-name="ce8" table:formula="of:=IFERROR(__xludf.dummyfunction(&quot;upper(googletranslate(A43,$A$1,&quot;&quot;en&quot;&quot;))&quot;);&quot;ARRAY INDEX WITHOUT LIMITS&quot;)" office:value-type="string" office:string-value="ARRAY INDEX WITHOUT LIMITS" calcext:value-type="string">
            <text:p>ARRAY INDEX WITHOUT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-ARRAY INDEX NGAPHANDLE KWEMINGCELE&quot;)" office:value-type="string" office:string-value="I-ARRAY INDEX NGAPHANDLE KWEMINGCELE" calcext:value-type="string">
            <text:p>I-ARRAY INDEX NGAPHANDLE KWEMINGCELE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YIKWAZI UKUFINYELELA UMKHOMBANDLELA" calcext:value-type="string">
            <text:p>AYIKWAZI UKUFINYELELA UMKHOMBANDLELA</text:p>
          </table:table-cell>
          <table:table-cell table:style-name="ce8" table:formula="of:=IFERROR(__xludf.dummyfunction(&quot;upper(googletranslate(A44,$A$1,&quot;&quot;en&quot;&quot;))&quot;);&quot;CANNOT ACCESS DIRECTORY&quot;)" office:value-type="string" office:string-value="CANNOT ACCESS DIRECTORY" calcext:value-type="string">
            <text:p>CAN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AYIKWAZI UKUFINYELELA UMKHOMBANDLELA&quot;)" office:value-type="string" office:string-value="AYIKWAZI UKUFINYELELA UMKHOMBANDLELA" calcext:value-type="string">
            <text:p>AYIKWAZI UKUFINYELELA UMKHOMBANDLEL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KUFAKWA KWEDATHA OKUNGEKHO EMTHETHWENI" calcext:value-type="string">
            <text:p>UKUFAKWA KWEDATHA OKUNGEKHO EMTHETHWENI</text:p>
          </table:table-cell>
          <table:table-cell table:style-name="ce8" table:formula="of:=IFERROR(__xludf.dummyfunction(&quot;upper(googletranslate(A45,$A$1,&quot;&quot;en&quot;&quot;))&quot;);&quot;AN ILLEGAL DATA INSTALLATION&quot;)" office:value-type="string" office:string-value="AN ILLEGAL DATA INSTALLATION" calcext:value-type="string">
            <text:p>AN ILLEGAL DATA INSTALLATION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KUFAKWA KWEDATHA OKUNGEKHO EMTHETHWENI&quot;)" office:value-type="string" office:string-value="UKUFAKWA KWEDATHA OKUNGEKHO EMTHETHWENI" calcext:value-type="string">
            <text:p>UKUFAKWA KWEDATHA OKUNGEKHO EMTHETHWENI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IDATHA IFUNDWE NGAPHANSI" calcext:value-type="string">
            <text:p>IDATHA IFUNDWE NGAPHANSI</text:p>
          </table:table-cell>
          <table:table-cell table:style-name="ce8" table:formula="of:=IFERROR(__xludf.dummyfunction(&quot;upper(googletranslate(A46,$A$1,&quot;&quot;en&quot;&quot;))&quot;);&quot;DATA IS READ UNDER&quot;)" office:value-type="string" office:string-value="DATA IS READ UNDER" calcext:value-type="string">
            <text:p>DATA IS READ UNDER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IDATHA IFUNDWE NGAPHANSI&quot;)" office:value-type="string" office:string-value="IDATHA IFUNDWE NGAPHANSI" calcext:value-type="string">
            <text:p>IDATHA IFUNDWE NGAPHANSI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UKUCHAZWA KOMJIKELEZO KUTHOLAKELE" calcext:value-type="string">
            <text:p>UKUCHAZWA KOMJIKELEZO KUTHOLAKELE</text:p>
          </table:table-cell>
          <table:table-cell table:style-name="ce8" table:formula="of:=IFERROR(__xludf.dummyfunction(&quot;upper(googletranslate(A47,$A$1,&quot;&quot;en&quot;&quot;))&quot;);&quot;DESCRIPTION OF CYCLE WAS FOUND&quot;)" office:value-type="string" office:string-value="DESCRIPTION OF CYCLE WAS FOUND" calcext:value-type="string">
            <text:p>DESCRIPTION OF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UKUCHAZWA KOMJIKELEZO KUTHOLAKELE&quot;)" office:value-type="string" office:string-value="UKUCHAZWA KOMJIKELEZO KUTHOLAKELE" calcext:value-type="string">
            <text:p>UKUCHAZWA KOMJIKELEZO KUTHOLAKE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UKUPHAMBEKA" calcext:value-type="string">
            <text:p>UKUPHAMBEKA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UKUPHAMBEKA&quot;)" office:value-type="string" office:string-value="UKUPHAMBEKA" calcext:value-type="string">
            <text:p>UKUPHAMBEK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GOKUCHAZWA OKUCHAZIWE OKUHLUKAHLUKENE" calcext:value-type="string">
            <text:p>NGOKUCHAZWA OKUCHAZIWE OKUHLUKAHLUKENE</text:p>
          </table:table-cell>
          <table:table-cell table:style-name="ce8" table:formula="of:=IFERROR(__xludf.dummyfunction(&quot;upper(googletranslate(A49,$A$1,&quot;&quot;en&quot;&quot;))&quot;);&quot;FOR A VARIETY OF SPECIFIED DESCRIPTORS&quot;)" office:value-type="string" office:string-value="FOR A VARIETY OF SPECIFIED DESCRIPTORS" calcext:value-type="string">
            <text:p>FOR A VARIETY OF SPECIFIED DESCRIPTOR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GOKUCHAZWA OKUCHAZIWE OKUHLUKAHLUKENE&quot;)" office:value-type="string" office:string-value="NGOKUCHAZWA OKUCHAZIWE OKUHLUKAHLUKENE" calcext:value-type="string">
            <text:p>NGOKUCHAZWA OKUCHAZIWE OKUHLUKAHLUKEN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KUCHAZWA KOMSEBENZI OKUCHAZWE KANINGI" calcext:value-type="string">
            <text:p>UKUCHAZWA KOMSEBENZI OKUCHAZWE KANINGI</text:p>
          </table:table-cell>
          <table:table-cell table:style-name="ce8" table:formula="of:=IFERROR(__xludf.dummyfunction(&quot;upper(googletranslate(A50,$A$1,&quot;&quot;en&quot;&quot;))&quot;);&quot;EXPLANATION OF A FREQUENCY FOR SEVERAL&quot;)" office:value-type="string" office:string-value="EXPLANATION OF A FREQUENCY FOR SEVERAL" calcext:value-type="string">
            <text:p>EXPLANATION OF A FREQUENCY FOR SEVERAL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KUCHAZWA KOMSEBENZI OKUCHAZWE KANINGI&quot;)" office:value-type="string" office:string-value="UKUCHAZWA KOMSEBENZI OKUCHAZWE KANINGI" calcext:value-type="string">
            <text:p>UKUCHAZWA KOMSEBENZI OKUCHAZWE KANINGI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MSEBENZI WOKUCHAZA UPHARAMITHA MISMATCH" calcext:value-type="string">
            <text:p>UMSEBENZI WOKUCHAZA UPHARAMITHA MISMATCH</text:p>
          </table:table-cell>
          <table:table-cell table:style-name="ce8" table:formula="of:=IFERROR(__xludf.dummyfunction(&quot;upper(googletranslate(A51,$A$1,&quot;&quot;en&quot;&quot;))&quot;);&quot;WORK TO EXPLAIN PARAMETERS MISMMATCH&quot;)" office:value-type="string" office:string-value="WORK TO EXPLAIN PARAMETERS MISMMATCH" calcext:value-type="string">
            <text:p>WORK TO EXPLAIN PARAMETERS MISM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MSEBENZI WOKUCHAZA UPHARAMITHA MISMATCH&quot;)" office:value-type="string" office:string-value="UMSEBENZI WOKUCHAZA UPHARAMITHA MISMATCH" calcext:value-type="string">
            <text:p>UMSEBENZI WOKUCHAZA UPHARAMITH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I-GOSUB STACK IYACHICHIMA" calcext:value-type="string">
            <text:p>I-GOSUB STACK IYACHICHIMA</text:p>
          </table:table-cell>
          <table:table-cell table:style-name="ce8" table:formula="of:=IFERROR(__xludf.dummyfunction(&quot;upper(googletranslate(A52,$A$1,&quot;&quot;en&quot;&quot;))&quot;);&quot;GOSEB STACK IS OVERFLOWING&quot;)" office:value-type="string" office:string-value="GOSEB STACK IS OVERFLOWING" calcext:value-type="string">
            <text:p>GOSEB STACK IS OVERFLOWING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I-GOSUB STACK IYACHICHIMA&quot;)" office:value-type="string" office:string-value="I-GOSUB STACK IYACHICHIMA" calcext:value-type="string">
            <text:p>I-GOSUB STACK IYACHICHIM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I-GOSUB STACK UKUCHICHIMA" calcext:value-type="string">
            <text:p>I-GOSUB STACK UKUCHICHIMA</text:p>
          </table:table-cell>
          <table:table-cell table:style-name="ce8" table:formula="of:=IFERROR(__xludf.dummyfunction(&quot;upper(googletranslate(A53,$A$1,&quot;&quot;en&quot;&quot;))&quot;);&quot;GSUB STACK IS ALCOHOL&quot;)" office:value-type="string" office:string-value="GSUB STACK IS ALCOHOL" calcext:value-type="string">
            <text:p>GSUB STACK IS ALCOHOL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I-GOSUB STACK UKUCHICHIMA&quot;)" office:value-type="string" office:string-value="I-GOSUB STACK UKUCHICHIMA" calcext:value-type="string">
            <text:p>I-GOSUB STACK UKUCHICHIMA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KOMBA NGAPHANDLE KWEBANGA" calcext:value-type="string">
            <text:p>INKOMBA NGAPHANDLE KWEBANGA</text:p>
          </table:table-cell>
          <table:table-cell table:style-name="ce8" table:formula="of:=IFERROR(__xludf.dummyfunction(&quot;upper(googletranslate(A54,$A$1,&quot;&quot;en&quot;&quot;))&quot;);&quot;INDEX OUTSIDE OF RANGE&quot;)" office:value-type="string" office:string-value="INDEX OUTSIDE OF RANGE" calcext:value-type="string">
            <text:p>INDEX OUTSIDE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KOMBA NGAPHANDLE KWEBANGA&quot;)" office:value-type="string" office:string-value="INKOMBA NGAPHANDLE KWEBANGA" calcext:value-type="string">
            <text:p>INKOMBA NGAPHANDLE KWEBANGA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LEBULA ECHAZIWE" calcext:value-type="string">
            <text:p>ILEBULA ECHAZIWE</text:p>
          </table:table-cell>
          <table:table-cell table:style-name="ce8" table:formula="of:=IFERROR(__xludf.dummyfunction(&quot;upper(googletranslate(A55,$A$1,&quot;&quot;en&quot;&quot;))&quot;);&quot;THE LABEL DESCRIBED&quot;)" office:value-type="string" office:string-value="THE LABEL DESCRIBED" calcext:value-type="string">
            <text:p>THE LABEL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ILEBULA ECHAZIWE&quot;)" office:value-type="string" office:string-value="ILEBULA ECHAZIWE" calcext:value-type="string">
            <text:p>ILEBULA ECHAZIW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-LEFT / RIGHT OPERATION MISMATCH" calcext:value-type="string">
            <text:p>I-LEFT / RIGHT OPERATI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-LEFT / RIGHT OPERATION MISMATCH&quot;)" office:value-type="string" office:string-value="I-LEFT / RIGHT OPERATION MISMATCH" calcext:value-type="string">
            <text:p>I-LEFT / RIGHT OPERATI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KOMBA ENGEMIHLE" calcext:value-type="string">
            <text:p>INKOMBA ENGEMIHLE</text:p>
          </table:table-cell>
          <table:table-cell table:style-name="ce8" table:formula="of:=IFERROR(__xludf.dummyfunction(&quot;upper(googletranslate(A57,$A$1,&quot;&quot;en&quot;&quot;))&quot;);&quot;A NEGATIVE INDICATOR&quot;)" office:value-type="string" office:string-value="A NEGATIVE INDICATOR" calcext:value-type="string">
            <text:p>A NEGATIVE INDICATO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KOMBA ENGEMIHLE&quot;)" office:value-type="string" office:string-value="INKOMBA ENGEMIHLE" calcext:value-type="string">
            <text:p>INKOMBA ENGEMIHL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8" table:formula="of:=IFERROR(__xludf.dummyfunction(&quot;upper(googletranslate(A58,$A$1,&quot;&quot;en&quot;&quot;))&quot;);&quot;NEXT TO THE LOOP WITH A VARIABLE STRING&quot;)" office:value-type="string" office:string-value="NEXT TO THE LOOP WITH A VARIABLE STRING" calcext:value-type="string">
            <text:p>NEXT TO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GOKULANDELAYO KU-LOOP NGE-STRING EGUQUGUQUKAYO&quot;)" office:value-type="string" office:string-value="NGOKULANDELAYO KU-LOOP NGE-STRING EGUQUGUQUKAYO" calcext:value-type="string">
            <text:p>NGOKULANDELAYO KU-LOOP NGE-STRING EGUQUGUQUKAY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-OPERAND MISMATCH" calcext:value-type="string">
            <text:p>I-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-OPERAND MISMATCH&quot;)" office:value-type="string" office:string-value="I-OPERAND MISMATCH" calcext:value-type="string">
            <text:p>I-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INKETHO IDINGA ULIMI" calcext:value-type="string">
            <text:p>INKETHO IDINGA ULIMI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INKETHO IDINGA ULIMI&quot;)" office:value-type="string" office:string-value="INKETHO IDINGA ULIMI" calcext:value-type="string">
            <text:p>INKETHO IDINGA ULIMI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8" table:formula="of:=IFERROR(__xludf.dummyfunction(&quot;upper(googletranslate(A61,$A$1,&quot;&quot;en&quot;&quot;))&quot;);&quot;PLEASE REFER TO THE LANGUAGE SETTINGS OR EVOLUTION&quot;)" office:value-type="string" office:string-value="PLEASE REFER TO THE LANGUAGE SETTINGS OR EVOLUTION" calcext:value-type="string">
            <text:p>PLEASE REFER TO THE LANGUAGE SETTINGS OR EVOLUTION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CELA UBHEKE IZILUNGISELELO ZOLIMI NOMA UKUGUQUGUQUKA KWEMVELO&quot;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IPHUTHA LE-STRING MATH IPHUTHA" calcext:value-type="string">
            <text:p>IPHUTHA LE-STRING MATH IPHUTHA</text:p>
          </table:table-cell>
          <table:table-cell table:style-name="ce8" table:formula="of:=IFERROR(__xludf.dummyfunction(&quot;upper(googletranslate(A62,$A$1,&quot;&quot;en&quot;&quot;))&quot;);&quot;STRING MATH ERROR ERROR&quot;)" office:value-type="string" office:string-value="STRING MATH ERROR ERROR" calcext:value-type="string">
            <text:p>STRING MATH ERROR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IPHUTHA LE-STRING MATH IPHUTHA&quot;)" office:value-type="string" office:string-value="IPHUTHA LE-STRING MATH IPHUTHA" calcext:value-type="string">
            <text:p>IPHUTHA LE-STRING MATH IPHUTH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AYIKWAZI UKUVULA IFAYELA" calcext:value-type="string">
            <text:p>AYIKWAZI UKUVULA IFAYELA</text:p>
          </table:table-cell>
          <table:table-cell table:style-name="ce8" table:formula="of:=IFERROR(__xludf.dummyfunction(&quot;upper(googletranslate(A63,$A$1,&quot;&quot;en&quot;&quot;))&quot;);&quot;CANNOT OPEN THE FILE&quot;)" office:value-type="string" office:string-value="CANNOT OPEN THE FILE" calcext:value-type="string">
            <text:p>CANNO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AYIKWAZI UKUVULA IFAYELA&quot;)" office:value-type="string" office:string-value="AYIKWAZI UKUVULA IFAYELA" calcext:value-type="string">
            <text:p>AYIKWAZI UKUVULA IFAYELA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AYIKWAZI UKUVULA UKUVULA IFAYELA LOKUFUNDA" calcext:value-type="string">
            <text:p>AYIKWAZI UKUVULA UKUVULA IFAYELA LOKUFUNDA</text:p>
          </table:table-cell>
          <table:table-cell table:style-name="ce8" table:formula="of:=IFERROR(__xludf.dummyfunction(&quot;upper(googletranslate(A64,$A$1,&quot;&quot;en&quot;&quot;))&quot;);&quot;CANNOT OPEN TO OPEN THE READING FILE&quot;)" office:value-type="string" office:string-value="CANNOT OPEN TO OPEN THE READING FILE" calcext:value-type="string">
            <text:p>CANNOT OPEN TO OPEN THE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AYIKWAZI UKUVULA UKUVULA IFAYELA LOKUFUNDA&quot;)" office:value-type="string" office:string-value="AYIKWAZI UKUVULA UKUVULA IFAYELA LOKUFUNDA" calcext:value-type="string">
            <text:p>AYIKWAZI UKUVULA UKUVULA IFAYELA LOKUFUND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ILEBULA ELINGACHAZWANGA" calcext:value-type="string">
            <text:p>ILEBULA ELINGACHAZWANGA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ILEBULA ELINGACHAZWANGA&quot;)" office:value-type="string" office:string-value="ILEBULA ELINGACHAZWANGA" calcext:value-type="string">
            <text:p>ILEBULA ELINGACHAZWANG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KUSEBENZA OKUNGENAMKHAWULO" calcext:value-type="string">
            <text:p>UKUSEBENZA OKUNGENAMKHAWULO</text:p>
          </table:table-cell>
          <table:table-cell table:style-name="ce8" table:formula="of:=IFERROR(__xludf.dummyfunction(&quot;upper(googletranslate(A66,$A$1,&quot;&quot;en&quot;&quot;))&quot;);&quot;UNLIMITED OPERATION&quot;)" office:value-type="string" office:string-value="UNLIMITED OPERATION" calcext:value-type="string">
            <text:p>UNLIMI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KUSEBENZA OKUNGENAMKHAWULO&quot;)" office:value-type="string" office:string-value="UKUSEBENZA OKUNGENAMKHAWULO" calcext:value-type="string">
            <text:p>UKUSEBENZA OKUNGENAMKHAWUL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IKHODI YOKUSEBENZA ENGATHANDEKI" calcext:value-type="string">
            <text:p>IKHODI YOKUSEBENZA ENGATHANDEKI</text:p>
          </table:table-cell>
          <table:table-cell table:style-name="ce8" table:formula="of:=IFERROR(__xludf.dummyfunction(&quot;upper(googletranslate(A67,$A$1,&quot;&quot;en&quot;&quot;))&quot;);&quot;UNPLEASANT OPERATING CODE&quot;)" office:value-type="string" office:string-value="UNPLEASANT OPERATING CODE" calcext:value-type="string">
            <text:p>UNPLEASANT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IKHODI YOKUSEBENZA ENGATHANDEKI&quot;)" office:value-type="string" office:string-value="IKHODI YOKUSEBENZA ENGATHANDEKI" calcext:value-type="string">
            <text:p>IKHODI YOKUSEBENZA ENGATHANDEK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KWAZIWA UMA ILEBULA" calcext:value-type="string">
            <text:p>AKWAZIWA UMA ILEBULA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KWAZIWA UMA ILEBULA&quot;)" office:value-type="string" office:string-value="AKWAZIWA UMA ILEBULA" calcext:value-type="string">
            <text:p>AKWAZIWA UMA ILEBUL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8" table:formula="of:=IFERROR(__xludf.dummyfunction(&quot;upper(googletranslate(A69,$A$1,&quot;&quot;en&quot;&quot;))&quot;);&quot;AN UNKNOWN UNKNOWN OPERATION OF MATHEMATICS&quot;)" office:value-type="string" office:string-value="AN UNKNOWN UNKNOWN OPERATION OF MATHEMATICS" calcext:value-type="string">
            <text:p>AN UNKNOWN UNKNOWN OPERATION OF MATHEMATIC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KUSEBENZA OKUNGAZIWA OKUPHINDWE KABILI KWEZIBALO&quot;)" office:value-type="string" office:string-value="UKUSEBENZA OKUNGAZIWA OKUPHINDWE KABILI KWEZIBALO" calcext:value-type="string">
            <text:p>UKUSEBENZA OKUNGAZIWA OKUPHINDWE KABILI KWEZIBAL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KUCHAZWA OKUNGAZIWA UMSEBENZI WOKUSEBENZA" calcext:value-type="string">
            <text:p>UKUCHAZWA OKUNGAZIWA UMSEBENZI WOKUSEBENZA</text:p>
          </table:table-cell>
          <table:table-cell table:style-name="ce8" table:formula="of:=IFERROR(__xludf.dummyfunction(&quot;upper(googletranslate(A70,$A$1,&quot;&quot;en&quot;&quot;))&quot;);&quot;AN UNKNOWN DESCRIPTION WORKING WORK&quot;)" office:value-type="string" office:string-value="AN UNKNOWN DESCRIPTION WORKING WORK" calcext:value-type="string">
            <text:p>AN UNKNOWN DESCRIPTION WORKING WORK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KUCHAZWA OKUNGAZIWA UMSEBENZI WOKUSEBENZA&quot;)" office:value-type="string" office:string-value="UKUCHAZWA OKUNGAZIWA UMSEBENZI WOKUSEBENZA" calcext:value-type="string">
            <text:p>UKUCHAZWA OKUNGAZIWA UMSEBENZI WOKUSEBENZ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ILEBULA YE-GOSUB ENGAZIWA" calcext:value-type="string">
            <text:p>ILEBULA YE-GOSUB ENGAZIWA</text:p>
          </table:table-cell>
          <table:table-cell table:style-name="ce8" table:formula="of:=IFERROR(__xludf.dummyfunction(&quot;upper(googletranslate(A71,$A$1,&quot;&quot;en&quot;&quot;))&quot;);&quot;LABEL OF AN UNKNOWN GOSUB&quot;)" office:value-type="string" office:string-value="LABEL OF AN UNKNOWN GOSUB" calcext:value-type="string">
            <text:p>LABEL OF AN UNKNOWN GOSU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ILEBULA YE-GOSUB ENGAZIWA&quot;)" office:value-type="string" office:string-value="ILEBULA YE-GOSUB ENGAZIWA" calcext:value-type="string">
            <text:p>ILEBULA YE-GOSUB ENGAZIW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ILEBULA YE-GOTO ENGAZIWA" calcext:value-type="string">
            <text:p>ILEBULA YE-GOTO ENGAZIWA</text:p>
          </table:table-cell>
          <table:table-cell table:style-name="ce8" table:formula="of:=IFERROR(__xludf.dummyfunction(&quot;upper(googletranslate(A72,$A$1,&quot;&quot;en&quot;&quot;))&quot;);&quot;THE UNKNOWN GOTO LABEL&quot;)" office:value-type="string" office:string-value="THE UNKNOWN GOTO LABEL" calcext:value-type="string">
            <text:p>THE 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ILEBULA YE-GOTO ENGAZIWA&quot;)" office:value-type="string" office:string-value="ILEBULA YE-GOTO ENGAZIWA" calcext:value-type="string">
            <text:p>ILEBULA YE-GOTO ENGAZIW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OKOKUFAKA OKUNGAZIWA" calcext:value-type="string">
            <text:p>OKOKUFAKA OKUNGAZIW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OKOKUFAKA OKUNGAZIWA&quot;)" office:value-type="string" office:string-value="OKOKUFAKA OKUNGAZIWA" calcext:value-type="string">
            <text:p>OKOKUFAKA OKUNGAZIW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KUSEBENZA OKUNGAZIWA KWE-INTEGER MATH" calcext:value-type="string">
            <text:p>UKUSEBENZA OKUNGAZIWA KWE-INTEGER MATH</text:p>
          </table:table-cell>
          <table:table-cell table:style-name="ce8" table:formula="of:=IFERROR(__xludf.dummyfunction(&quot;upper(googletranslate(A74,$A$1,&quot;&quot;en&quot;&quot;))&quot;);&quot;AN UNKNOWN INTEGER MATH&quot;)" office:value-type="string" office:string-value="AN UNKNOWN INTEGER MATH" calcext:value-type="string">
            <text:p>AN UNKNOWN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KUSEBENZA OKUNGAZIWA KWE-INTEGER MATH&quot;)" office:value-type="string" office:string-value="UKUSEBENZA OKUNGAZIWA KWE-INTEGER MATH" calcext:value-type="string">
            <text:p>UKUSEBENZA OKUNGAZIWA KWE-INTEGER MATH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HLOBO LWEZIBALO OLUNGAZIWA" calcext:value-type="string">
            <text:p>UHLOBO LWEZIBALO OLUNGAZIWA</text:p>
          </table:table-cell>
          <table:table-cell table:style-name="ce8" table:formula="of:=IFERROR(__xludf.dummyfunction(&quot;upper(googletranslate(A75,$A$1,&quot;&quot;en&quot;&quot;))&quot;);&quot;A FORM OF AN UNKNOWN MATHEMATICAL&quot;)" office:value-type="string" office:string-value="A FORM OF AN UNKNOWN MATHEMATICAL" calcext:value-type="string">
            <text:p>A FORM OF AN UNKNOWN MATHEMATICAL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HLOBO LWEZIBALO OLUNGAZIWA&quot;)" office:value-type="string" office:string-value="UHLOBO LWEZIBALO OLUNGAZIWA" calcext:value-type="string">
            <text:p>UHLOBO LWEZIBALO OLUNGAZIW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KUHLUKAHLUKA OKUNGAZIWA OKULANDELAYO" calcext:value-type="string">
            <text:p>UKUHLUKAHLUKA OKUNGAZIWA OKULANDELAYO</text:p>
          </table:table-cell>
          <table:table-cell table:style-name="ce8" table:formula="of:=IFERROR(__xludf.dummyfunction(&quot;upper(googletranslate(A76,$A$1,&quot;&quot;en&quot;&quot;))&quot;);&quot;NEXT UNKNOWN VARIATIONS&quot;)" office:value-type="string" office:string-value="NEXT UNKNOWN VARIATIONS" calcext:value-type="string">
            <text:p>NEXT UNKNOWN VARIATIONS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KUHLUKAHLUKA OKUNGAZIWA OKULANDELAYO&quot;)" office:value-type="string" office:string-value="UKUHLUKAHLUKA OKUNGAZIWA OKULANDELAYO" calcext:value-type="string">
            <text:p>UKUHLUKAHLUKA OKUNGAZIWA OKULANDELAY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I-OP ENGAZIWA" calcext:value-type="string">
            <text:p>I-OP ENGAZIWA</text:p>
          </table:table-cell>
          <table:table-cell table:style-name="ce8" table:formula="of:=IFERROR(__xludf.dummyfunction(&quot;upper(googletranslate(A77,$A$1,&quot;&quot;en&quot;&quot;))&quot;);&quot;AN UNKNOWN OP&quot;)" office:value-type="string" office:string-value="AN UNKNOWN OP" calcext:value-type="string">
            <text:p>AN UNKNOWN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I-OP ENGAZIWA&quot;)" office:value-type="string" office:string-value="I-OP ENGAZIWA" calcext:value-type="string">
            <text:p>I-OP ENGAZI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KUSEBENZA OKUNGAZIWA OKUNGAZIWA KWEZIBALO" calcext:value-type="string">
            <text:p>UKUSEBENZA OKUNGAZIWA OKUNGAZIWA KWEZIBALO</text:p>
          </table:table-cell>
          <table:table-cell table:style-name="ce8" table:formula="of:=IFERROR(__xludf.dummyfunction(&quot;upper(googletranslate(A78,$A$1,&quot;&quot;en&quot;&quot;))&quot;);&quot;UNKNOWN ANONYMITY OF STATISTICS&quot;)" office:value-type="string" office:string-value="UNKNOWN ANONYMITY OF STATISTICS" calcext:value-type="string">
            <text:p>UNKNOWN ANONYMITY OF STATIS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KUSEBENZA OKUNGAZIWA OKUNGAZIWA KWEZIBALO&quot;)" office:value-type="string" office:string-value="UKUSEBENZA OKUNGAZIWA OKUNGAZIWA KWEZIBALO" calcext:value-type="string">
            <text:p>UKUSEBENZA OKUNGAZIWA OKUNGAZIWA KWEZIBAL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HLOBO OLUNGENAKUQHATHANISWA" calcext:value-type="string">
            <text:p>UHLOBO OLUNGENAKUQHATHANISWA</text:p>
          </table:table-cell>
          <table:table-cell table:style-name="ce8" table:formula="of:=IFERROR(__xludf.dummyfunction(&quot;upper(googletranslate(A79,$A$1,&quot;&quot;en&quot;&quot;))&quot;);&quot;THE IMMORTAL TYPE&quot;)" office:value-type="string" office:string-value="THE IMMORTAL TYPE" calcext:value-type="string">
            <text:p>THE IMMORTAL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HLOBO OLUNGENAKUQHATHANISWA&quot;)" office:value-type="string" office:string-value="UHLOBO OLUNGENAKUQHATHANISWA" calcext:value-type="string">
            <text:p>UHLOBO OLUNGENAKUQHATHANISW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KUHLUKAHLUKA KWEMVELO YE-UNESET" calcext:value-type="string">
            <text:p>UKUHLUKAHLUKA KWEMVELO YE-UNESET</text:p>
          </table:table-cell>
          <table:table-cell table:style-name="ce8" table:formula="of:=IFERROR(__xludf.dummyfunction(&quot;upper(googletranslate(A80,$A$1,&quot;&quot;en&quot;&quot;))&quot;);&quot;NESET ENVIRONMENT VARIATION&quot;)" office:value-type="string" office:string-value="NESET ENVIRONMENT VARIATION" calcext:value-type="string">
            <text:p>NESET ENVIRONMENT VARIATION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KUHLUKAHLUKA KWEMVELO YE-UNESET&quot;)" office:value-type="string" office:string-value="UKUHLUKAHLUKA KWEMVELO YE-UNESET" calcext:value-type="string">
            <text:p>UKUHLUKAHLUKA KWEMVELO YE-UNE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KUGUQUKAYO / UKUCHAZWA KWENCAZELO MISMATCH" calcext:value-type="string">
            <text:p>OKUGUQUKAYO / UKUCHAZWA KWENCAZELO MISMATCH</text:p>
          </table:table-cell>
          <table:table-cell table:style-name="ce8" table:formula="of:=IFERROR(__xludf.dummyfunction(&quot;upper(googletranslate(A81,$A$1,&quot;&quot;en&quot;&quot;))&quot;);&quot;VARIABLE / DESCRIPTION OF MEANING MISMATCH&quot;)" office:value-type="string" office:string-value="VARIABLE / DESCRIPTION OF MEANING MISMATCH" calcext:value-type="string">
            <text:p>VARIABLE / DESCRIPTION OF MEANING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OKUGUQUKAYO / UKUCHAZWA KWENCAZELO MISMATCH&quot;)" office:value-type="string" office:string-value="OKUGUQUKAYO / UKUCHAZWA KWENCAZELO MISMATCH" calcext:value-type="string">
            <text:p>OKUGUQUKAYO / UKUCHAZWA KWENCAZEL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OKUGUQUGUQUKAYO OKUCHAZIWE NJENGOHLU" calcext:value-type="string">
            <text:p>OKUGUQUGUQUKAYO OKUCHAZIWE NJENGOHLU</text:p>
          </table:table-cell>
          <table:table-cell table:style-name="ce8" table:formula="of:=IFERROR(__xludf.dummyfunction(&quot;upper(googletranslate(A82,$A$1,&quot;&quot;en&quot;&quot;))&quot;);&quot;VARIABLE IS DESCRIBED AS A LIST&quot;)" office:value-type="string" office:string-value="VARIABLE IS DESCRIBED AS A LIST" calcext:value-type="string">
            <text:p>VARIABLE IS DESCRIBED AS A LIS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OKUGUQUGUQUKAYO OKUCHAZIWE NJENGOHLU&quot;)" office:value-type="string" office:string-value="OKUGUQUGUQUKAYO OKUCHAZIWE NJENGOHLU" calcext:value-type="string">
            <text:p>OKUGUQUGUQUKAYO OKUCHAZIWE NJENGOHL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OKUGUQUGUQUKAYO KUCHAZWE NJENGE-NONRAY" calcext:value-type="string">
            <text:p>OKUGUQUGUQUKAYO KUCHAZWE NJENGE-NONRAY</text:p>
          </table:table-cell>
          <table:table-cell table:style-name="ce8" table:formula="of:=IFERROR(__xludf.dummyfunction(&quot;upper(googletranslate(A83,$A$1,&quot;&quot;en&quot;&quot;))&quot;);&quot;VARIABLE IS DEFINED AS NONRAY&quot;)" office:value-type="string" office:string-value="VARIABLE IS DEFINED AS NONRAY" calcext:value-type="string">
            <text:p>VARIABLE IS DEFINED AS NON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OKUGUQUGUQUKAYO KUCHAZWE NJENGE-NONRAY&quot;)" office:value-type="string" office:string-value="OKUGUQUGUQUKAYO KUCHAZWE NJENGE-NONRAY" calcext:value-type="string">
            <text:p>OKUGUQUGUQUKAYO KUCHAZWE NJENGE-NON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OKUGUQUKAYO AKUNANZUZO" calcext:value-type="string">
            <text:p>OKUGUQUKAYO AKUNANZUZO</text:p>
          </table:table-cell>
          <table:table-cell table:style-name="ce8" table:formula="of:=IFERROR(__xludf.dummyfunction(&quot;upper(googletranslate(A84,$A$1,&quot;&quot;en&quot;&quot;))&quot;);&quot;VARIABLE HAS NO BENEFIT&quot;)" office:value-type="string" office:string-value="VARIABLE HAS NO BENEFIT" calcext:value-type="string">
            <text:p>VARIABLE HAS NO BENEFIT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OKUGUQUKAYO AKUNANZUZO&quot;)" office:value-type="string" office:string-value="OKUGUQUKAYO AKUNANZUZO" calcext:value-type="string">
            <text:p>OKUGUQUKAYO AKUNANZUZO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OKUGUQUKAYO AKUYONA I-ARRAY" calcext:value-type="string">
            <text:p>OKUGUQUKAYO AKUYONA I-ARRAY</text:p>
          </table:table-cell>
          <table:table-cell table:style-name="ce8" table:formula="of:=IFERROR(__xludf.dummyfunction(&quot;upper(googletranslate(A85,$A$1,&quot;&quot;en&quot;&quot;))&quot;);&quot;VARIABLE IS NOT A ARRAY&quot;)" office:value-type="string" office:string-value="VARIABLE IS NOT A ARRAY" calcext:value-type="string">
            <text:p>VARIABLE IS NOT A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OKUGUQUKAYO AKUYONA I-ARRAY&quot;)" office:value-type="string" office:string-value="OKUGUQUKAYO AKUYONA I-ARRAY" calcext:value-type="string">
            <text:p>OKUGUQUKAYO AKUYONA I-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u.A3:lang_zu.A39">
            <calcext:condition calcext:apply-style-name="ConditionalStyle_1" calcext:value="formula-is(COUNTIF([.$A$3:.$A$39];[.$A3])&gt;1)" calcext:base-cell-address="lang_zu.A3"/>
          </calcext:conditional-format>
        </calcext:conditional-formats>
      </table:table>
      <table:table table:name="lang_yi" table:style-name="ta2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YIDDISH</text:p>
          </table:table-cell>
          <table:table-cell table:number-columns-repeated="1023"/>
        </table:table-row>
        <table:table-row table:style-name="ro1">
          <table:table-cell table:style-name="ce27" table:formula="of:=IF(LEN([.F3]) &gt; 0; [.F3]; [.E3])" office:value-type="string" office:string-value="אַבס" calcext:value-type="string">
            <text:p>אַבס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אַבס&quot;)" office:value-type="string" office:string-value="אַבס" calcext:value-type="string">
            <text:p>אַבס</text:p>
          </table:table-cell>
          <table:table-cell table:number-columns-repeated="1019"/>
        </table:table-row>
        <table:table-row table:style-name="ro1">
          <table:table-cell table:style-name="ce27" table:formula="of:=IF(LEN([.F4]) &gt; 0; [.F4]; [.E4])" office:value-type="string" office:string-value="TTN" calcext:value-type="string">
            <text:p>TTN</text:p>
          </table:table-cell>
          <table:table-cell table:style-name="ce8" table:formula="of:=IFERROR(__xludf.dummyfunction(&quot;upper(googletranslate(A4,$A$1,&quot;&quot;en&quot;&quot;))&quot;);&quot;TTN&quot;)" office:value-type="string" office:string-value="TTN" calcext:value-type="string">
            <text:p>T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TTN&quot;)" office:value-type="string" office:string-value="TTN" calcext:value-type="string">
            <text:p>TTN</text:p>
          </table:table-cell>
          <table:table-cell table:number-columns-repeated="1019"/>
        </table:table-row>
        <table:table-row table:style-name="ro1">
          <table:table-cell table:style-name="ce27" table:formula="of:=IF(LEN([.F5]) &gt; 0; [.F5]; [.E5])" office:value-type="string" office:string-value="באַזע" calcext:value-type="string">
            <text:p>באַזע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אַזע&quot;)" office:value-type="string" office:string-value="באַזע" calcext:value-type="string">
            <text:p>באַזע</text:p>
          </table:table-cell>
          <table:table-cell table:number-columns-repeated="1019"/>
        </table:table-row>
        <table:table-row table:style-name="ro1">
          <table:table-cell table:style-name="ce27" table:formula="of:=IF(LEN([.F6]) &gt; 0; [.F6]; [.E6])" office:value-type="string" office:string-value="קאָס" calcext:value-type="string">
            <text:p>קאָס</text:p>
          </table:table-cell>
          <table:table-cell table:style-name="ce8" table:formula="of:=IFERROR(__xludf.dummyfunction(&quot;upper(googletranslate(A6,$A$1,&quot;&quot;en&quot;&quot;))&quot;);&quot;CUP&quot;)" office:value-type="string" office:string-value="CUP" calcext:value-type="string">
            <text:p>CU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קאָס&quot;)" office:value-type="string" office:string-value="קאָס" calcext:value-type="string">
            <text:p>קאָס</text:p>
          </table:table-cell>
          <table:table-cell table:number-columns-repeated="1019"/>
        </table:table-row>
        <table:table-row table:style-name="ro1">
          <table:table-cell table:style-name="ce27" table:formula="of:=IF(LEN([.F7]) &gt; 0; [.F7]; [.E7])" office:value-type="string" office:string-value="דאַטע" calcext:value-type="string">
            <text:p>דאַטע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דאַטע&quot;)" office:value-type="string" office:string-value="דאַטע" calcext:value-type="string">
            <text:p>דאַטע</text:p>
          </table:table-cell>
          <table:table-cell table:number-columns-repeated="1019"/>
        </table:table-row>
        <table:table-row table:style-name="ro1">
          <table:table-cell table:style-name="ce27" table:formula="of:=IF(LEN([.F8]) &gt; 0; [.F8]; [.E8])" office:value-type="string" office:string-value="דבל" calcext:value-type="string">
            <text:p>דבל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דבל&quot;)" office:value-type="string" office:string-value="דבל" calcext:value-type="string">
            <text:p>דבל</text:p>
          </table:table-cell>
          <table:table-cell table:number-columns-repeated="1019"/>
        </table:table-row>
        <table:table-row table:style-name="ro1">
          <table:table-cell table:style-name="ce27" table:formula="of:=IF(LEN([.F9]) &gt; 0; [.F9]; [.E9])" office:value-type="string" office:string-value="DEATH" calcext:value-type="string">
            <text:p>DEATH</text:p>
          </table:table-cell>
          <table:table-cell table:style-name="ce8" table:formula="of:=IFERROR(__xludf.dummyfunction(&quot;upper(googletranslate(A9,$A$1,&quot;&quot;en&quot;&quot;))&quot;);&quot;DEATH&quot;)" office:value-type="string" office:string-value="DEATH" calcext:value-type="string">
            <text:p>DEATH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ATH&quot;)" office:value-type="string" office:string-value="DEATH" calcext:value-type="string">
            <text:p>DEATH</text:p>
          </table:table-cell>
          <table:table-cell table:number-columns-repeated="1019"/>
        </table:table-row>
        <table:table-row table:style-name="ro1">
          <table:table-cell table:style-name="ce27" table:formula="of:=IF(LEN([.F10]) &gt; 0; [.F10]; [.E10])" office:value-type="string" office:string-value="טונקל" calcext:value-type="string">
            <text:p>טונקל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טונקל&quot;)" office:value-type="string" office:string-value="טונקל" calcext:value-type="string">
            <text:p>טונקל</text:p>
          </table:table-cell>
          <table:table-cell table:number-columns-repeated="1019"/>
        </table:table-row>
        <table:table-row table:style-name="ro1">
          <table:table-cell table:style-name="ce27" table:formula="of:=IF(LEN([.F11]) &gt; 0; [.F11]; [.E11])" office:value-type="string" office:string-value="ויסלאָזן" calcext:value-type="string">
            <text:p>ויסלאָזן</text:p>
          </table:table-cell>
          <table:table-cell table:style-name="ce8" table:formula="of:=IFERROR(__xludf.dummyfunction(&quot;upper(googletranslate(A11,$A$1,&quot;&quot;en&quot;&quot;))&quot;);&quot;OMIT&quot;)" office:value-type="string" office:string-value="OMIT" calcext:value-type="string">
            <text:p>OMI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ויסלאָזן&quot;)" office:value-type="string" office:string-value="ויסלאָזן" calcext:value-type="string">
            <text:p>ויסלאָזן</text:p>
          </table:table-cell>
          <table:table-cell table:number-columns-repeated="1019"/>
        </table:table-row>
        <table:table-row table:style-name="ro1">
          <table:table-cell table:style-name="ce27" table:formula="of:=IF(LEN([.F12]) &gt; 0; [.F12]; [.E12])" office:value-type="string" office:string-value="עקספּ" calcext:value-type="string">
            <text:p>עקספּ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עקספּ&quot;)" office:value-type="string" office:string-value="עקספּ" calcext:value-type="string">
            <text:p>עקספּ</text:p>
          </table:table-cell>
          <table:table-cell table:number-columns-repeated="1019"/>
        </table:table-row>
        <table:table-row table:style-name="ro1">
          <table:table-cell table:style-name="ce27" table:formula="of:=IF(LEN([.F13]) &gt; 0; [.F13]; [.E13])" office:value-type="string" office:string-value="פון" calcext:value-type="string">
            <text:p>פון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פון&quot;)" office:value-type="string" office:string-value="פון" calcext:value-type="string">
            <text:p>פון</text:p>
          </table:table-cell>
          <table:table-cell table:number-columns-repeated="1019"/>
        </table:table-row>
        <table:table-row table:style-name="ro1">
          <table:table-cell table:style-name="ce27" table:formula="of:=IF(LEN([.F14]) &gt; 0; [.F14]; [.E14])" office:value-type="string" office:string-value="גיי צו" calcext:value-type="string">
            <text:p>גיי צו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גיי צו&quot;)" office:value-type="string" office:string-value="גיי צו" calcext:value-type="string">
            <text:p>גיי צו</text:p>
          </table:table-cell>
          <table:table-cell table:number-columns-repeated="1019"/>
        </table:table-row>
        <table:table-row table:style-name="ro1">
          <table:table-cell table:style-name="ce27" table:formula="of:=IF(LEN([.F15]) &gt; 0; [.F15]; [.E15])" office:value-type="string" office:string-value="גאָסוב" calcext:value-type="string">
            <text:p>גאָסוב</text:p>
          </table:table-cell>
          <table:table-cell table:style-name="ce8" table:formula="of:=IFERROR(__xludf.dummyfunction(&quot;upper(googletranslate(A15,$A$1,&quot;&quot;en&quot;&quot;))&quot;);&quot;GOSOB&quot;)" office:value-type="string" office:string-value="GOSOB" calcext:value-type="string">
            <text:p>GOSO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אָסוב&quot;)" office:value-type="string" office:string-value="גאָסוב" calcext:value-type="string">
            <text:p>גאָסוב</text:p>
          </table:table-cell>
          <table:table-cell table:number-columns-repeated="1019"/>
        </table:table-row>
        <table:table-row table:style-name="ro1">
          <table:table-cell table:style-name="ce27" table:formula="of:=IF(LEN([.F16]) &gt; 0; [.F16]; [.E16])" office:value-type="string" office:string-value="ויב" calcext:value-type="string">
            <text:p>ויב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ויב&quot;)" office:value-type="string" office:string-value="ויב" calcext:value-type="string">
            <text:p>ויב</text:p>
          </table:table-cell>
          <table:table-cell table:number-columns-repeated="1019"/>
        </table:table-row>
        <table:table-row table:style-name="ro1">
          <table:table-cell table:style-name="ce27" table:formula="of:=IF(LEN([.F17]) &gt; 0; [.F17]; [.E17])" office:value-type="string" office:string-value="ינט" calcext:value-type="string">
            <text:p>ינט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ינט&quot;)" office:value-type="string" office:string-value="ינט" calcext:value-type="string">
            <text:p>ינט</text:p>
          </table:table-cell>
          <table:table-cell table:number-columns-repeated="1019"/>
        </table:table-row>
        <table:table-row table:style-name="ro1">
          <table:table-cell table:style-name="ce27" table:formula="of:=IF(LEN([.F18]) &gt; 0; [.F18]; [.E18])" office:value-type="string" office:string-value="אַרייַנשרייַב" calcext:value-type="string">
            <text:p>אַרייַנשרייַב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19"/>
        </table:table-row>
        <table:table-row table:style-name="ro1">
          <table:table-cell table:style-name="ce27" table:formula="of:=IF(LEN([.F19]) &gt; 0; [.F19]; [.E19])" office:value-type="string" office:string-value="לאָזן" calcext:value-type="string">
            <text:p>לאָזן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אָזן&quot;)" office:value-type="string" office:string-value="לאָזן" calcext:value-type="string">
            <text:p>לאָזן</text:p>
          </table:table-cell>
          <table:table-cell table:number-columns-repeated="1019"/>
        </table:table-row>
        <table:table-row table:style-name="ro1">
          <table:table-cell table:style-name="ce27" table:formula="of:=IF(LEN([.F20]) &gt; 0; [.F20]; [.E20])" office:value-type="string" office:string-value="קלאָץ" calcext:value-type="string">
            <text:p>קלאָץ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קלאָץ&quot;)" office:value-type="string" office:string-value="קלאָץ" calcext:value-type="string">
            <text:p>קלאָץ</text:p>
          </table:table-cell>
          <table:table-cell table:number-columns-repeated="1019"/>
        </table:table-row>
        <table:table-row table:style-name="ro1">
          <table:table-cell table:style-name="ce27" table:formula="of:=IF(LEN([.F21]) &gt; 0; [.F21]; [.E21])" office:value-type="string" office:string-value="ווייַטער" calcext:value-type="string">
            <text:p>ווייַטער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ווייַטער&quot;)" office:value-type="string" office:string-value="ווייַטער" calcext:value-type="string">
            <text:p>ווייַטער</text:p>
          </table:table-cell>
          <table:table-cell table:number-columns-repeated="1019"/>
        </table:table-row>
        <table:table-row table:style-name="ro1">
          <table:table-cell table:style-name="ce27" table:formula="of:=IF(LEN([.F22]) &gt; 0; [.F22]; [.E22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23]) &gt; 0; [.F23]; [.E23])" office:value-type="string" office:string-value="בריירע" calcext:value-type="string">
            <text:p>בריירע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בריירע&quot;)" office:value-type="string" office:string-value="בריירע" calcext:value-type="string">
            <text:p>בריירע</text:p>
          </table:table-cell>
          <table:table-cell table:number-columns-repeated="1019"/>
        </table:table-row>
        <table:table-row table:style-name="ro1">
          <table:table-cell table:style-name="ce27" table:formula="of:=IF(LEN([.F24]) &gt; 0; [.F24]; [.E24])" office:value-type="string" office:string-value="פאַרקויפט" calcext:value-type="string">
            <text:p>פאַרקויפט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פאַרקויפט&quot;)" office:value-type="string" office:string-value="פאַרקויפט" calcext:value-type="string">
            <text:p>פאַרקויפט</text:p>
          </table:table-cell>
          <table:table-cell table:number-columns-repeated="1019"/>
        </table:table-row>
        <table:table-row table:style-name="ro1">
          <table:table-cell table:style-name="ce27" table:formula="of:=IF(LEN([.F25]) &gt; 0; [.F25]; [.E25])" office:value-type="string" office:string-value="ראַנדאַמייז" calcext:value-type="string">
            <text:p>ראַנדאַמייז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19"/>
        </table:table-row>
        <table:table-row table:style-name="ro1">
          <table:table-cell table:style-name="ce27" table:formula="of:=IF(LEN([.F26]) &gt; 0; [.F26]; [.E26])" office:value-type="string" office:string-value="שטשור" calcext:value-type="string">
            <text:p>שטשור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שטשור&quot;)" office:value-type="string" office:string-value="שטשור" calcext:value-type="string">
            <text:p>שטשור</text:p>
          </table:table-cell>
          <table:table-cell table:number-columns-repeated="1019"/>
        </table:table-row>
        <table:table-row table:style-name="ro1">
          <table:table-cell table:style-name="ce27" table:formula="of:=IF(LEN([.F27]) &gt; 0; [.F27]; [.E27])" office:value-type="string" office:string-value="לייענען" calcext:value-type="string">
            <text:p>לייענען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ייענען&quot;)" office:value-type="string" office:string-value="לייענען" calcext:value-type="string">
            <text:p>לייענען</text:p>
          </table:table-cell>
          <table:table-cell table:number-columns-repeated="1019"/>
        </table:table-row>
        <table:table-row table:style-name="ro1">
          <table:table-cell table:style-name="ce27" table:formula="of:=IF(LEN([.F28]) &gt; 0; [.F28]; [.E28])" office:value-type="string" office:string-value="רעמאַוועס" calcext:value-type="string">
            <text:p>רעמאַוועס</text:p>
          </table:table-cell>
          <table:table-cell table:style-name="ce8" table:formula="of:=IFERROR(__xludf.dummyfunction(&quot;upper(googletranslate(A28,$A$1,&quot;&quot;en&quot;&quot;))&quot;);&quot;REMOVES&quot;)" office:value-type="string" office:string-value="REMOVES" calcext:value-type="string">
            <text:p>REMOVE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רעמאַוועס&quot;)" office:value-type="string" office:string-value="רעמאַוועס" calcext:value-type="string">
            <text:p>רעמאַוועס</text:p>
          </table:table-cell>
          <table:table-cell table:number-columns-repeated="1019"/>
        </table:table-row>
        <table:table-row table:style-name="ro1">
          <table:table-cell table:style-name="ce27" table:formula="of:=IF(LEN([.F29]) &gt; 0; [.F29]; [.E29])" office:value-type="string" office:string-value="ריוויינד" calcext:value-type="string">
            <text:p>ריוויינד</text:p>
          </table:table-cell>
          <table:table-cell table:style-name="ce8" table:formula="of:=IFERROR(__xludf.dummyfunction(&quot;upper(googletranslate(A29,$A$1,&quot;&quot;en&quot;&quot;))&quot;);&quot;REWIND&quot;)" office:value-type="string" office:string-value="REWIND" calcext:value-type="string">
            <text:p>REWIND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 table:style-name="ce1" office:value-type="string" calcext:value-type="string">
            <text:p>REWIND</text:p>
          </table:table-cell>
          <table:table-cell table:style-name="ce2" table:formula="of:=IFERROR(__xludf.dummyfunction(&quot;UPPER(GOOGLETRANSLATE(if(len(D29) &gt; 0, D29, C29),&quot;&quot;en&quot;&quot;,$A$1))&quot;);&quot;ריוויינד&quot;)" office:value-type="string" office:string-value="ריוויינד" calcext:value-type="string">
            <text:p>ריוויינד</text:p>
          </table:table-cell>
          <table:table-cell table:number-columns-repeated="1019"/>
        </table:table-row>
        <table:table-row table:style-name="ro1">
          <table:table-cell table:style-name="ce27" table:formula="of:=IF(LEN([.F30]) &gt; 0; [.F30]; [.E30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30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7" table:formula="of:=IF(LEN([.F33]) &gt; 0; [.F33]; [.E33])" office:value-type="string" office:string-value="זינד" calcext:value-type="string">
            <text:p>זינד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זינד&quot;)" office:value-type="string" office:string-value="זינד" calcext:value-type="string">
            <text:p>זינד</text:p>
          </table:table-cell>
          <table:table-cell table:number-columns-repeated="1019"/>
        </table:table-row>
        <table:table-row table:style-name="ro1">
          <table:table-cell table:style-name="ce27" table:formula="of:=IF(LEN([.F34]) &gt; 0; [.F34]; [.E34])" office:value-type="string" office:string-value="סקר" calcext:value-type="string">
            <text:p>סקר</text:p>
          </table:table-cell>
          <table:table-cell table:style-name="ce8" table:formula="of:=IFERROR(__xludf.dummyfunction(&quot;upper(googletranslate(A34,$A$1,&quot;&quot;en&quot;&quot;))&quot;);&quot;SCR&quot;)" office:value-type="string" office:string-value="SCR" calcext:value-type="string">
            <text:p>SC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סקר&quot;)" office:value-type="string" office:string-value="סקר" calcext:value-type="string">
            <text:p>סקר</text:p>
          </table:table-cell>
          <table:table-cell table:number-columns-repeated="1019"/>
        </table:table-row>
        <table:table-row table:style-name="ro1">
          <table:table-cell table:style-name="ce27" table:formula="of:=IF(LEN([.F35]) &gt; 0; [.F35]; [.E35])" office:value-type="string" office:string-value="טרעפּל" calcext:value-type="string">
            <text:p>טרעפּל</text:p>
          </table:table-cell>
          <table:table-cell table:style-name="ce8" table:formula="of:=IFERROR(__xludf.dummyfunction(&quot;upper(googletranslate(A35,$A$1,&quot;&quot;en&quot;&quot;))&quot;);&quot;STAIR&quot;)" office:value-type="string" office:string-value="STAIR" calcext:value-type="string">
            <text:p>STAIR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טרעפּל&quot;)" office:value-type="string" office:string-value="טרעפּל" calcext:value-type="string">
            <text:p>טרעפּל</text:p>
          </table:table-cell>
          <table:table-cell table:number-columns-repeated="1019"/>
        </table:table-row>
        <table:table-row table:style-name="ro1">
          <table:table-cell table:style-name="ce27" table:formula="of:=IF(LEN([.F36]) &gt; 0; [.F36]; [.E36])" office:value-type="string" office:string-value="אָפּשטעל" calcext:value-type="string">
            <text:p>אָפּשטעל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אָפּשטעל&quot;)" office:value-type="string" office:string-value="אָפּשטעל" calcext:value-type="string">
            <text:p>אָפּשטעל</text:p>
          </table:table-cell>
          <table:table-cell table:number-columns-repeated="1019"/>
        </table:table-row>
        <table:table-row table:style-name="ro1">
          <table:table-cell table:style-name="ce2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7" table:formula="of:=IF(LEN([.F38]) &gt; 0; [.F38]; [.E38])" office:value-type="string" office:string-value="בעזש" calcext:value-type="string">
            <text:p>בעזש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בעזש&quot;)" office:value-type="string" office:string-value="בעזש" calcext:value-type="string">
            <text:p>בעזש</text:p>
          </table:table-cell>
          <table:table-cell table:number-columns-repeated="1019"/>
        </table:table-row>
        <table:table-row table:style-name="ro1">
          <table:table-cell table:style-name="ce27" table:formula="of:=IF(LEN([.F39]) &gt; 0; [.F39]; [.E39])" office:value-type="string" office:string-value="צו" calcext:value-type="string">
            <text:p>צו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צו&quot;)" office:value-type="string" office:string-value="צו" calcext:value-type="string">
            <text:p>צו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style-name="ce8" table:formula="of:=IFERROR(__xludf.dummyfunction(&quot;upper(googletranslate(A41,$A$1,&quot;&quot;en&quot;&quot;))&quot;);&quot;AND NO LANGUAGE GIVEN TO COMMAND LINE. EXIT.&quot;)" office:value-type="string" office:string-value="AND NO LANGUAGE GIVEN TO COMMAND LINE. EXIT." calcext:value-type="string">
            <text:p>AND NO LANGUAGE GIVEN TO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און קיין שפּראַך געגעבן אויף באַפֿעלן שורה. אַרויסגאַנג.&quot;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נגע שוין דיפיינד" calcext:value-type="string">
            <text:p>מענגע שוין דיפיינד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נגע שוין דיפיינד&quot;)" office:value-type="string" office:string-value="מענגע שוין דיפיינד" calcext:value-type="string">
            <text:p>מענג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style-name="ce8" table:formula="of:=IFERROR(__xludf.dummyfunction(&quot;upper(googletranslate(A43,$A$1,&quot;&quot;en&quot;&quot;))&quot;);&quot;ARRAY INDEX OUTSIDE OF BOUNDS&quot;)" office:value-type="string" office:string-value="ARRAY INDEX OUTSIDE OF BOUNDS" calcext:value-type="string">
            <text:p>ARRAY INDEX OUTSIDE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מענגע ינדעקס אַרויס פון גווול&quot;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style-name="ce8" table:formula="of:=IFERROR(__xludf.dummyfunction(&quot;upper(googletranslate(A44,$A$1,&quot;&quot;en&quot;&quot;))&quot;);&quot;DOES NOT ACCESS DIRECTORY&quot;)" office:value-type="string" office:string-value="DOES NOT ACCESS DIRECTORY" calcext:value-type="string">
            <text:p>DOES 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קען נישט צוטריט וועגווייַזער&quot;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דאַטן אַרייַנשרייַב אַנדערפלאָו&quot;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דאַטן לייענען אַנדערפלאָו" calcext:value-type="string">
            <text:p>דאַטן לייענען אַנדערפלאָו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דאַטן לייענען אַנדערפלאָו&quot;)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דעפֿיניציע ציקל דיסקאַווערד&quot;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גרייַז" calcext:value-type="string">
            <text:p>גרייַז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גרייַז&quot;)" office:value-type="string" office:string-value="גרייַז" calcext:value-type="string">
            <text:p>גרייַז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פֿאַר בייַטעוודיק מערן דיפיינד&quot;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style-name="ce8" table:formula="of:=IFERROR(__xludf.dummyfunction(&quot;upper(googletranslate(A50,$A$1,&quot;&quot;en&quot;&quot;))&quot;);&quot;FUNCTION DEFINITION MULTIPLY DEFINED&quot;)" office:value-type="string" office:string-value="FUNCTION DEFINITION MULTIPLY DEFINED" calcext:value-type="string">
            <text:p>FUNCTION DEFINITION MULTIP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פונקציע דעפֿיניציע מערן דיפיינד&quot;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פונקציע דעפֿיניציע פּאַראַמעטער מיסמאַטש&quot;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גאָסוב אָנלייגן אָוווערפלאָו&quot;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גאָסוב אָנלייגן אַנדערפלאָו&quot;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עקס אויס פון קייט" calcext:value-type="string">
            <text:p>אינדעקס אויס פון קייט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עקס אויס פון קייט&quot;)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פירמע שוין דיפיינד" calcext:value-type="string">
            <text:p>פירמע שוין דיפיינד</text:p>
          </table:table-cell>
          <table:table-cell table:style-name="ce8" table:formula="of:=IFERROR(__xludf.dummyfunction(&quot;upper(googletranslate(A55,$A$1,&quot;&quot;en&quot;&quot;))&quot;);&quot;COMPANY ALREADY DEFINED&quot;)" office:value-type="string" office:string-value="COMPANY ALREADY DEFINED" calcext:value-type="string">
            <text:p>COMPANY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פירמע שוין דיפיינד&quot;)" office:value-type="string" office:string-value="פירמע שוין דיפיינד" calcext:value-type="string">
            <text:p>פירמ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לינקס / רעכט אָפּעראַציע מיסמאַטש&quot;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נעגאַטיוו אינדעקס" calcext:value-type="string">
            <text:p>נעגאַטיוו אינדעקס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נעגאַטיוו אינדעקס&quot;)" office:value-type="string" office:string-value="נעגאַטיוו אינדעקס" calcext:value-type="string">
            <text:p>נעגאַטיוו אינדעקס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style-name="ce8" table:formula="of:=IFERROR(__xludf.dummyfunction(&quot;upper(googletranslate(A58,$A$1,&quot;&quot;en&quot;&quot;))&quot;);&quot;BEYOND FOR LOOP WITH STRING VARIABLE&quot;)" office:value-type="string" office:string-value="BEYOND FOR LOOP WITH STRING VARIABLE" calcext:value-type="string">
            <text:p>BEYOND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ווייַטער פֿאַר שלייף מיט שטריקל בייַטעוודיק&quot;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אָפּעראַנד מיסמאַטש" calcext:value-type="string">
            <text:p>אָפּעראַנד מיסמאַטש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אָפּעראַנד מיסמאַטש&quot;)" office:value-type="string" office:string-value="אָפּעראַנד מיסמאַטש" calcext:value-type="string">
            <text:p>אָפּעראַנד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ָפּציע ריקווייערז אַ שפּראַך&quot;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style-name="ce8" table:formula="of:=IFERROR(__xludf.dummyfunction(&quot;upper(googletranslate(A61,$A$1,&quot;&quot;en&quot;&quot;))&quot;);&quot;PLEASE CHECK LANGUAGE SETTINGS OR ENVIRONMENT VARIABLE&quot;)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ביטע טשעק שפּראַך סעטטינגס אָדער סוויווע בייַטעוודיק&quot;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טריקל מאַט לאָגיק טעות" calcext:value-type="string">
            <text:p>שטריקל מאַט לאָגיק טעות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טריקל מאַט לאָגיק טעות&quot;)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ניט געקענט צו עפענען טעקע" calcext:value-type="string">
            <text:p>ניט געקענט צו עפענען טעקע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ניט געקענט צו עפענען טעקע&quot;)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ניט געקענט צו עפֿענען די טעקע פֿאַר לייענען&quot;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פירמע" calcext:value-type="string">
            <text:p>UNDEFINED פירמע</text:p>
          </table:table-cell>
          <table:table-cell table:style-name="ce8" table:formula="of:=IFERROR(__xludf.dummyfunction(&quot;upper(googletranslate(A65,$A$1,&quot;&quot;en&quot;&quot;))&quot;);&quot;UNDEFINED COMPANY&quot;)" office:value-type="string" office:string-value="UNDEFINED COMPANY" calcext:value-type="string">
            <text:p>UNDEFINED COMPANY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פירמע&quot;)" office:value-type="string" office:string-value="UNDEFINED פירמע" calcext:value-type="string">
            <text:p>UNDEFINED פירמע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ונהאַנדלעד אָפּעראַציע" calcext:value-type="string">
            <text:p>ונהאַנדלעד אָפּעראַציע</text:p>
          </table:table-cell>
          <table:table-cell table:style-name="ce8" table:formula="of:=IFERROR(__xludf.dummyfunction(&quot;upper(googletranslate(A66,$A$1,&quot;&quot;en&quot;&quot;))&quot;);&quot;UNHONDLED OPERATION&quot;)" office:value-type="string" office:string-value="UNHONDLED OPERATION" calcext:value-type="string">
            <text:p>UNHOND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ונהאַנדלעד אָפּעראַציע&quot;)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style-name="ce8" table:formula="of:=IFERROR(__xludf.dummyfunction(&quot;upper(googletranslate(A67,$A$1,&quot;&quot;en&quot;&quot;))&quot;);&quot;UNHONDLED OPERATION CODE&quot;)" office:value-type="string" office:string-value="UNHONDLED OPERATION CODE" calcext:value-type="string">
            <text:p>UNHO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ונהאַנדלעד אָפּעראַציע קאָד&quot;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אומבאַקאַנט אויב פירמע" calcext:value-type="string">
            <text:p>אומבאַקאַנט אויב פירמע</text:p>
          </table:table-cell>
          <table:table-cell table:style-name="ce8" table:formula="of:=IFERROR(__xludf.dummyfunction(&quot;upper(googletranslate(A68,$A$1,&quot;&quot;en&quot;&quot;))&quot;);&quot;UNKNOWN IF COMPANY&quot;)" office:value-type="string" office:string-value="UNKNOWN IF COMPANY" calcext:value-type="string">
            <text:p>UNKNOWN IF COMPANY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אומבאַקאַנט אויב פירמע&quot;)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style-name="ce8" table:formula="of:=IFERROR(__xludf.dummyfunction(&quot;upper(googletranslate(A69,$A$1,&quot;&quot;en&quot;&quot;))&quot;);&quot;UNRECOGNIZED DOUBLE MATH OPERATION&quot;)" office:value-type="string" office:string-value="UNRECOGNIZED DOUBLE MATH OPERATION" calcext:value-type="string">
            <text:p>UNRECOGNIZED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אַנרעקאַגנייזד טאָפּל מאַט אָפּעראַציע&quot;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style-name="ce8" table:formula="of:=IFERROR(__xludf.dummyfunction(&quot;upper(googletranslate(A70,$A$1,&quot;&quot;en&quot;&quot;))&quot;);&quot;UNRECOGNIZED FUNCTION FUNCTION DEFINITION&quot;)" office:value-type="string" office:string-value="UNRECOGNIZED FUNCTION FUNCTION DEFINITION" calcext:value-type="string">
            <text:p>UNRECOGNIZED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אַנרעקאַגנייזד פונקציע פונקציע דעפֿיניציע&quot;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אַנרעקאַגנייזד GOSUB לאַבעל" calcext:value-type="string">
            <text:p>אַנרעקאַגנייזד GOSUB לאַבעל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אַנרעקאַגנייזד GOSUB לאַבעל&quot;)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style-name="ce8" table:formula="of:=IFERROR(__xludf.dummyfunction(&quot;upper(googletranslate(A72,$A$1,&quot;&quot;en&quot;&quot;))&quot;);&quot;UNRECOGNIZED GOTO COMPANY&quot;)" office:value-type="string" office:string-value="UNRECOGNIZED GOTO COMPANY" calcext:value-type="string">
            <text:p>UNRECOGNIZED GOTO COMPANY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אַנרעקאַגנייזד גאָטאָ פירמע&quot;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אַנרעקאַגנייזד אַרייַנשרייַב&quot;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style-name="ce8" table:formula="of:=IFERROR(__xludf.dummyfunction(&quot;upper(googletranslate(A74,$A$1,&quot;&quot;en&quot;&quot;))&quot;);&quot;UNRECOGNIZES INTEGER MATH OPERATION&quot;)" office:value-type="string" office:string-value="UNRECOGNIZES INTEGER MATH OPERATION" calcext:value-type="string">
            <text:p>UNRECOGNIZES INTEGER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אַנרעקאַגנייזד ינטאַדזשער מאַט אָפּעראַציע&quot;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style-name="ce8" table:formula="of:=IFERROR(__xludf.dummyfunction(&quot;upper(googletranslate(A75,$A$1,&quot;&quot;en&quot;&quot;))&quot;);&quot;UNRECOGNIZED MATHEMATIC TYPE&quot;)" office:value-type="string" office:string-value="UNRECOGNIZED MATHEMATIC TYPE" calcext:value-type="string">
            <text:p>UNRECOGNIZED MATHEMATIC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אַנרעקאַגנייזד מאַטאַמאַטיק טיפּ&quot;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style-name="ce8" table:formula="of:=IFERROR(__xludf.dummyfunction(&quot;upper(googletranslate(A76,$A$1,&quot;&quot;en&quot;&quot;))&quot;);&quot;UNRECOGNIZED FURTHER VARIABLE&quot;)" office:value-type="string" office:string-value="UNRECOGNIZED FURTHER VARIABLE" calcext:value-type="string">
            <text:p>UNRECOGNIZED FURTHER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אַנרעקאַגנייזד ווייַטער בייַטעוודיק&quot;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style-name="ce8" table:formula="of:=IFERROR(__xludf.dummyfunction(&quot;upper(googletranslate(A77,$A$1,&quot;&quot;en&quot;&quot;))&quot;);&quot;UNRECOGNIZED APP IN PRINT&quot;)" office:value-type="string" office:string-value="UNRECOGNIZED APP IN PRINT" calcext:value-type="string">
            <text:p>UNRECOGNIZED AP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אַנרעקאַגנייזד אַפּ אין דרוקן&quot;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style-name="ce8" table:formula="of:=IFERROR(__xludf.dummyfunction(&quot;upper(googletranslate(A78,$A$1,&quot;&quot;en&quot;&quot;))&quot;);&quot;UNRECOGNIZED RATIONAL MATH OPERATION&quot;)" office:value-type="string" office:string-value="UNRECOGNIZED RATIONAL MATH OPERATION" calcext:value-type="string">
            <text:p>UNRECOGNIZ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אַנרעקאַגנייזד באַרדאַסדיק מאַט אָפּעראַציע&quot;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אַנרעקאַגנייזד בייַטעוודיק טיפּ&quot;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ונעט סוויווע בייַטעוודיק" calcext:value-type="string">
            <text:p>ונעט סוויווע בייַטעוודיק</text:p>
          </table:table-cell>
          <table:table-cell table:style-name="ce8" table:formula="of:=IFERROR(__xludf.dummyfunction(&quot;upper(googletranslate(A80,$A$1,&quot;&quot;en&quot;&quot;))&quot;);&quot;ULET ENVIRONMENT VARIABLE&quot;)" office:value-type="string" office:string-value="ULET ENVIRONMENT VARIABLE" calcext:value-type="string">
            <text:p>UL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ונעט סוויווע בייַטעוודיק&quot;)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style-name="ce8" table:formula="of:=IFERROR(__xludf.dummyfunction(&quot;upper(googletranslate(A81,$A$1,&quot;&quot;en&quot;&quot;))&quot;);&quot;VARIANTE / ARRAY DEFINITION MISMATCH&quot;)" office:value-type="string" office:string-value="VARIANTE / ARRAY DEFINITION MISMATCH" calcext:value-type="string">
            <text:p>VARIANT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וואַריאַנטע / מענגע דעפֿיניציע מיסמאַטש&quot;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וואַריאַבלע דיפיינד ווי מענגע&quot;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style-name="ce8" table:formula="of:=IFERROR(__xludf.dummyfunction(&quot;upper(googletranslate(A83,$A$1,&quot;&quot;en&quot;&quot;))&quot;);&quot;VARIABLE DEFINED AS NO MORE&quot;)" office:value-type="string" office:string-value="VARIABLE DEFINED AS NO MORE" calcext:value-type="string">
            <text:p>VARIABLE DEFINED AS NO MO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וואַריאַבלע דיפיינד ווי ניט מער&quot;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וואַריאַבלע האט קיין ווערט" calcext:value-type="string">
            <text:p>וואַריאַבלע האט קיין ווערט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וואַריאַבלע האט קיין ווערט&quot;)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וואַריאַבלע איז נישט אַ מענגע&quot;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yi.A3:lang_yi.A39">
            <calcext:condition calcext:apply-style-name="ConditionalStyle_1" calcext:value="formula-is(COUNTIF([.$A$3:.$A$39];[.$A3])&gt;1)" calcext:base-cell-address="lang_yi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lybasic.tsv" style:display-name="PageStyle_polybasic.t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s" style:display-name="PageStyle_err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n" style:display-name="PageStyle_lang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ko" style:display-name="PageStyle_lang_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fr" style:display-name="PageStyle_lang_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de" style:display-name="PageStyle_lang_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h" style:display-name="PageStyle_lang_z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s" style:display-name="PageStyle_lang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ar" style:display-name="PageStyle_lang_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ru" style:display-name="PageStyle_lang_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i" style:display-name="PageStyle_lang_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bn" style:display-name="PageStyle_lang_b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pt" style:display-name="PageStyle_lang_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in" style:display-name="PageStyle_lang_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ja" style:display-name="PageStyle_lang_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e" style:display-name="PageStyle_lang_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o" style:display-name="PageStyle_lang_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sw" style:display-name="PageStyle_lang_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tl" style:display-name="PageStyle_lang_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ur" style:display-name="PageStyle_lang_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la" style:display-name="PageStyle_lang_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cy" style:display-name="PageStyle_lang_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u" style:display-name="PageStyle_lang_z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yi" style:display-name="PageStyle_lang_y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9260" meta:object-count="0"/>
    <meta:generator>LibreOfficeDev/6.0.5.2$Linux_X86_64 LibreOffice_project/</meta:generator>
  </office:meta>
</office:document-meta>
</file>